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9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0.7764in"/>
    </style:style>
    <style:style style:name="co6" style:family="table-column">
      <style:table-column-properties fo:break-before="auto" style:column-width="0.9161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0126in"/>
    </style:style>
    <style:style style:name="co10" style:family="table-column">
      <style:table-column-properties fo:break-before="auto" style:column-width="0.3134in"/>
    </style:style>
    <style:style style:name="co11" style:family="table-column">
      <style:table-column-properties fo:break-before="auto" style:column-width="0.9307in"/>
    </style:style>
    <style:style style:name="co12" style:family="table-column">
      <style:table-column-properties fo:break-before="auto" style:column-width="0.3043in"/>
    </style:style>
    <style:style style:name="co13" style:family="table-column">
      <style:table-column-properties fo:break-before="auto" style:column-width="0.1701in"/>
    </style:style>
    <style:style style:name="co14" style:family="table-column">
      <style:table-column-properties fo:break-before="auto" style:column-width="0.1339in"/>
    </style:style>
    <style:style style:name="co15" style:family="table-column">
      <style:table-column-properties fo:break-before="auto" style:column-width="0.1161in"/>
    </style:style>
    <style:style style:name="ro1" style:family="table-row">
      <style:table-row-properties style:row-height="0.194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_20_2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" style:family="table-cell" style:parent-style-name="Default_20_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_20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6" style:family="table-cell" style:parent-style-name="Default" style:data-style-name="N102">
      <style:table-cell-properties fo:background-color="#e6e6ff"/>
    </style:style>
    <style:style style:name="ce7" style:family="table-cell" style:parent-style-name="Default" style:data-style-name="N11">
      <style:table-cell-properties fo:background-color="#e6e6ff"/>
    </style:style>
    <style:style style:name="ce8" style:family="table-cell" style:parent-style-name="Default_20_2" style:data-style-name="N1">
      <style:table-cell-properties fo:background-color="#e6e6ff"/>
    </style:style>
    <style:style style:name="ce9" style:family="table-cell" style:parent-style-name="Default_20_2" style:data-style-name="N102">
      <style:table-cell-properties fo:border-bottom="0.0008in solid #000000" fo:border-left="none" fo:border-right="none" fo:border-top="none"/>
    </style:style>
    <style:style style:name="ce10" style:family="table-cell" style:parent-style-name="Default" style:data-style-name="N102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02"/>
    <style:style style:name="ce12" style:family="table-cell" style:parent-style-name="Default" style:data-style-name="N102">
      <style:table-cell-properties fo:border-bottom="0.0008in solid #000000" fo:border-left="none" fo:border-right="none" fo:border-top="none"/>
    </style:style>
    <style:style style:name="ce13" style:family="table-cell" style:parent-style-name="Default_20_2" style:data-style-name="N102"/>
    <style:style style:name="ce14" style:family="table-cell" style:parent-style-name="Default" style:data-style-name="N10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24">
      <style:table-cell-properties fo:background-color="#e6e6e6"/>
    </style:style>
    <style:style style:name="ce16" style:family="table-cell" style:parent-style-name="Default_20_2" style:data-style-name="N1">
      <style:table-cell-properties fo:background-color="#e6e6e6"/>
    </style:style>
    <style:style style:name="ce17" style:family="table-cell" style:parent-style-name="Default" style:data-style-name="N102">
      <style:table-cell-properties fo:background-color="#e6e6e6"/>
    </style:style>
    <style:style style:name="ce18" style:family="table-cell" style:parent-style-name="Default" style:data-style-name="N102">
      <style:table-cell-properties fo:background-color="#cccccc" style:text-align-source="value-type" style:repeat-content="false"/>
      <style:paragraph-properties fo:margin-left="0in"/>
    </style:style>
    <style:style style:name="ce19" style:family="table-cell" style:parent-style-name="Default_20_2" style:data-style-name="N37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_20_2" style:data-style-name="N37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1" style:family="table-cell" style:parent-style-name="Default_20_2" style:data-style-name="N37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37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 style:data-style-name="N37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" style:family="table-cell" style:parent-style-name="Default" style:data-style-name="N37">
      <style:table-cell-properties style:glyph-orientation-vertical="0" fo:border-bottom="0.0008in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5" style:family="table-cell" style:parent-style-name="Default_20_2" style:data-style-name="N37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_20_2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" style:family="table-cell" style:parent-style-name="Default" style:data-style-name="N104">
      <style:table-cell-properties fo:background-color="#cccccc"/>
    </style:style>
    <style:style style:name="ce28" style:family="table-cell" style:parent-style-name="Default" style:data-style-name="N104">
      <style:table-cell-properties fo:border-bottom="0.0008in solid #000000" fo:border-left="none" fo:border-right="none" fo:border-top="none"/>
    </style:style>
    <style:style style:name="ce29" style:family="table-cell" style:parent-style-name="Default" style:data-style-name="N104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Default" style:data-style-name="N104"/>
    <style:style style:name="ce31" style:family="table-cell" style:parent-style-name="Default" style:data-style-name="N104">
      <style:table-cell-properties fo:background-color="#e6e6ff"/>
    </style:style>
    <style:style style:name="ce32" style:family="table-cell" style:parent-style-name="Default" style:data-style-name="N104">
      <style:table-cell-properties fo:border-bottom="0.0008in solid #000000" fo:background-color="#e6e6ff" style:diagonal-bl-tr="none" style:diagonal-tl-br="none" fo:border-left="none" fo:border-right="none" fo:border-top="none"/>
    </style:style>
    <style:style style:name="ce33" style:family="table-cell" style:parent-style-name="Default_20_2">
      <style:table-cell-properties style:glyph-orientation-vertical="0" fo:background-color="#cccc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_20_2">
      <style:table-cell-properties style:glyph-orientation-vertical="0" fo:background-color="#e6e6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6" style:family="table-cell" style:parent-style-name="Default">
      <style:table-cell-properties style:glyph-orientation-vertical="0" fo:border-bottom="0.0008in solid #000000" fo:background-color="#e6e6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7" style:family="table-cell" style:parent-style-name="Default_20_2">
      <style:table-cell-properties fo:background-color="#cccccc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_20_2">
      <style:table-cell-properties fo:border-bottom="0.0008in solid #000000" fo:border-left="none" fo:border-right="none" fo:border-top="none"/>
    </style:style>
    <style:style style:name="ce39" style:family="table-cell" style:parent-style-name="Default">
      <style:table-cell-properties style:glyph-orientation-vertical="0" fo:border-bottom="0.0008in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_20_2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order-bottom="0.0008in solid #000000" style:diagonal-bl-tr="none" style:diagonal-tl-br="none" fo:border-left="none" fo:border-right="none" fo:border-top="none"/>
    </style:style>
    <style:style style:name="ce42" style:family="table-cell" style:parent-style-name="Default_20_2">
      <style:table-cell-properties fo:background-color="#e6e6e6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end" fo:margin-left="0in"/>
    </style:style>
    <style:style style:name="ce44" style:family="table-cell" style:parent-style-name="Default" style:data-style-name="N104">
      <style:table-cell-properties fo:background-color="#e6e6e6"/>
    </style:style>
    <style:style style:name="ce45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style:diagonal-bl-tr="none" style:diagonal-tl-br="none" fo:border="0.0008in solid #000000"/>
    </style:style>
    <style:style style:name="ce47" style:family="table-cell" style:parent-style-name="Default_20_2" style:data-style-name="N104"/>
    <style:style style:name="ce48" style:family="table-cell" style:parent-style-name="Default_20_2" style:data-style-name="N104"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3"/>
        <table:table-column table:style-name="co3" table:default-cell-style-name="ce11"/>
        <table:table-column table:style-name="co4" table:number-columns-repeated="2" table:default-cell-style-name="ce11"/>
        <table:table-column table:style-name="co5" table:default-cell-style-name="ce26"/>
        <table:table-column table:style-name="co6" table:default-cell-style-name="ce30"/>
        <table:table-column table:style-name="co7" table:default-cell-style-name="ce4"/>
        <table:table-column table:style-name="co8" table:default-cell-style-name="Default_20_2"/>
        <table:table-column table:style-name="co9" table:default-cell-style-name="Default_20_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3" table:default-cell-style-name="ce47"/>
        <table:table-column table:style-name="co14" table:default-cell-style-name="ce47"/>
        <table:table-column table:style-name="co15" table:default-cell-style-name="ce47"/>
        <table:table-column table:style-name="co11" table:number-columns-repeated="1005" table:default-cell-style-name="Default"/>
        <table:table-row table:style-name="ro1">
          <table:table-cell table:style-name="ce1" office:value-type="string">
            <text:p>P=</text:p>
          </table:table-cell>
          <table:table-cell table:style-name="ce6" office:value-type="currency" office:currency="USD" office:value="300000">
            <text:p>$300,000.00</text:p>
          </table:table-cell>
          <table:table-cell table:style-name="ce14" office:value-type="string">
            <text:p>J=</text:p>
          </table:table-cell>
          <table:table-cell table:style-name="ce15" table:formula="of:=[.B2]/(12)" office:value-type="float" office:value="0.00416666666666667">
            <text:p>0.0042</text:p>
          </table:table-cell>
          <table:table-cell table:style-name="ce18"/>
          <table:table-cell table:style-name="ce19" office:value-type="string">
            <text:p>P is the principal</text:p>
          </table:table-cell>
          <table:table-cell table:style-name="ce27"/>
          <table:table-cell table:style-name="ce33"/>
          <table:table-cell table:style-name="ce37" office:value-type="string">
            <text:p>J is the (computed) monthly interest</text:p>
          </table:table-cell>
          <table:table-cell table:style-name="ce37"/>
          <table:table-cell table:style-name="ce45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I=</text:p>
          </table:table-cell>
          <table:table-cell table:style-name="ce7" office:value-type="percentage" office:value="0.05">
            <text:p>5.00%</text:p>
          </table:table-cell>
          <table:table-cell table:style-name="ce14" office:value-type="string">
            <text:p>N=</text:p>
          </table:table-cell>
          <table:table-cell table:style-name="ce16" table:formula="of:=[.B3]*12" office:value-type="float" office:value="360">
            <text:p>360</text:p>
          </table:table-cell>
          <table:table-cell table:style-name="ce18"/>
          <table:table-cell table:style-name="ce19" office:value-type="string">
            <text:p>I is the annual interest rate</text:p>
          </table:table-cell>
          <table:table-cell table:style-name="ce27"/>
          <table:table-cell table:style-name="ce33"/>
          <table:table-cell table:style-name="ce37" office:value-type="string">
            <text:p>N is the (computed) number of months for the loan</text:p>
          </table:table-cell>
          <table:table-cell table:style-name="ce37"/>
          <table:table-cell table:style-name="ce45" table:number-columns-repeated="2"/>
          <table:table-cell table:number-columns-repeated="1012"/>
        </table:table-row>
        <table:table-row table:style-name="ro1">
          <table:table-cell table:style-name="ce1" office:value-type="string">
            <text:p>L=</text:p>
          </table:table-cell>
          <table:table-cell table:style-name="ce8" office:value-type="float" office:value="30">
            <text:p>30</text:p>
          </table:table-cell>
          <table:table-cell table:style-name="ce14" office:value-type="string">
            <text:p>M=</text:p>
          </table:table-cell>
          <table:table-cell table:style-name="ce17" table:formula="of:=[.B1]*([.D1]/(1-(1+[.D1])^(-[.D2])))" office:value-type="currency" office:currency="USD" office:value="1610.46486903642">
            <text:p>$1,610.46</text:p>
          </table:table-cell>
          <table:table-cell table:style-name="ce18"/>
          <table:table-cell table:style-name="ce19" office:value-type="string">
            <text:p>L is the period of the loan, in years</text:p>
          </table:table-cell>
          <table:table-cell table:style-name="ce27"/>
          <table:table-cell table:style-name="ce33"/>
          <table:table-cell table:style-name="ce37" office:value-type="string">
            <text:p>M is the (computed) monthly payment</text:p>
          </table:table-cell>
          <table:table-cell table:style-name="ce37"/>
          <table:table-cell table:style-name="ce45" table:number-columns-repeated="2"/>
          <table:table-cell table:number-columns-repeated="1012"/>
        </table:table-row>
        <table:table-row table:style-name="ro1">
          <table:table-cell table:style-name="ce2"/>
          <table:table-cell table:style-name="ce9"/>
          <table:table-cell table:style-name="ce12" table:number-columns-repeated="3"/>
          <table:table-cell table:style-name="ce20"/>
          <table:table-cell table:style-name="ce28"/>
          <table:table-cell table:style-name="ce2"/>
          <table:table-cell table:style-name="ce38" table:number-columns-repeated="2"/>
          <table:table-cell table:number-columns-repeated="2"/>
          <table:table-cell>
            <draw:frame table:end-cell-address="Sheet1.V27" table:end-x="0.8677in" table:end-y="0.0189in" draw:z-index="0" draw:style-name="gr1" svg:width="6.0346in" svg:height="4.2988in" svg:x="0.1902in" svg:y="0.1756in">
              <draw:object draw:notify-on-update-of-ranges="Sheet1.B6:Sheet1.B366 Sheet1.Q6:Sheet1.Q36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ce48" office:value-type="string">
            <text:p>Reference</text:p>
          </table:table-cell>
          <table:table-cell table:number-columns-repeated="1007"/>
        </table:table-row>
        <table:table-row table:style-name="ro1">
          <table:table-cell table:style-name="ce3" office:value-type="string">
            <text:p>Payment #</text:p>
          </table:table-cell>
          <table:table-cell table:style-name="ce10" office:value-type="string">
            <text:p>ending balance</text:p>
          </table:table-cell>
          <table:table-cell table:style-name="ce10" office:value-type="string">
            <text:p>interest</text:p>
          </table:table-cell>
          <table:table-cell table:style-name="ce10" office:value-type="string">
            <text:p>principal</text:p>
          </table:table-cell>
          <table:table-cell table:style-name="ce10" office:value-type="string">
            <text:p>payment</text:p>
          </table:table-cell>
          <table:table-cell table:style-name="ce21"/>
          <table:table-cell table:style-name="ce29" office:value-type="string">
            <text:p>actual payment</text:p>
          </table:table-cell>
          <table:table-cell table:style-name="ce33"/>
          <table:table-cell table:style-name="ce39" office:value-type="string">
            <text:p>standard payment =</text:p>
          </table:table-cell>
          <table:table-cell table:style-name="ce32" office:value-type="currency" office:currency="USD" office:value="1800">
            <text:p>$1,800.00</text:p>
          </table:table-cell>
          <table:table-cell table:number-columns-repeated="6"/>
          <table:table-cell table:style-name="ce48" office:value-type="string">
            <text:p>balance</text:p>
          </table:table-cell>
          <table:table-cell table:style-name="ce48" office:value-type="string">
            <text:p>ref interest</text:p>
          </table:table-cell>
          <table:table-cell table:style-name="ce48" office:value-type="string">
            <text:p>ref principal</text:p>
          </table:table-cell>
          <table:table-cell table:number-columns-repeated="1005"/>
        </table:table-row>
        <table:table-row table:style-name="ro1">
          <table:table-cell office:value-type="float" office:value="0">
            <text:p>0</text:p>
          </table:table-cell>
          <table:table-cell table:style-name="ce11" table:formula="of:=[.B1]" office:value-type="currency" office:currency="USD" office:value="300000">
            <text:p>$300,000.00</text:p>
          </table:table-cell>
          <table:table-cell table:number-columns-repeated="3"/>
          <table:table-cell table:style-name="ce22" office:value-type="string">
            <text:p>date</text:p>
          </table:table-cell>
          <table:table-cell/>
          <table:table-cell table:style-name="ce34" office:value-type="string">
            <text:p>check #</text:p>
          </table:table-cell>
          <table:table-cell table:style-name="ce40" office:value-type="string">
            <text:p><text:s/>notes</text:p>
          </table:table-cell>
          <table:table-cell table:style-name="Default"/>
          <table:table-cell table:number-columns-repeated="6"/>
          <table:table-cell table:formula="of:=[.B6]" office:value-type="currency" office:currency="USD" office:value="300000">
            <text:p>$300,000.00</text:p>
          </table:table-cell>
          <table:table-cell table:number-columns-repeated="1007"/>
        </table:table-row>
        <table:table-row table:style-name="ro1">
          <table:table-cell table:formula="of:=[.A6]+1" office:value-type="float" office:value="1">
            <text:p>1</text:p>
          </table:table-cell>
          <table:table-cell table:style-name="ce11" table:formula="of:=IF(OR(EXACT([.B6];&quot;&quot;);[.B6]&lt;=0);&quot;&quot;;ROUND([.B6]-[.D7];2))" office:value-type="currency" office:currency="USD" office:value="299450">
            <text:p>$299,450.00</text:p>
          </table:table-cell>
          <table:table-cell table:formula="of:=IF(OR(EXACT([.B6];&quot;&quot;);[.B6]&lt;=0);&quot;&quot;;[.B6]*[.$D$1])" office:value-type="currency" office:currency="USD" office:value="1250">
            <text:p>$1,250.00</text:p>
          </table:table-cell>
          <table:table-cell table:formula="of:=IF(OR(EXACT([.B6];&quot;&quot;);[.B6]&lt;=0);&quot;&quot;;[.E7]-[.C7])" office:value-type="currency" office:currency="USD" office:value="550">
            <text:p>$550.00</text:p>
          </table:table-cell>
          <table:table-cell table:formula="of:=IF(OR(EXACT([.B6];&quot;&quot;);[.B6]&lt;=0);&quot;&quot;;IF([.G7]&gt;0;[.G7];MIN([.B6]+[.C7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/>
          <table:table-cell table:style-name="ce42" office:value-type="string">
            <text:p>Payoff Term:</text:p>
          </table:table-cell>
          <table:table-cell table:number-columns-repeated="6"/>
          <table:table-cell table:formula="of:=ROUND([.Q6]-[.S7];2)" office:value-type="currency" office:currency="USD" office:value="299639.54">
            <text:p>$299,639.54</text:p>
          </table:table-cell>
          <table:table-cell table:formula="of:=[.Q6]*[.$D$1]" office:value-type="currency" office:currency="USD" office:value="1250">
            <text:p>$1,250.00</text:p>
          </table:table-cell>
          <table:table-cell table:formula="of:=[.$D$3]-[.R7]" office:value-type="currency" office:currency="USD" office:value="360.464869036419">
            <text:p>$360.46</text:p>
          </table:table-cell>
          <table:table-cell table:number-columns-repeated="1005"/>
        </table:table-row>
        <table:table-row table:style-name="ro1">
          <table:table-cell table:formula="of:=[.A7]+1" office:value-type="float" office:value="2">
            <text:p>2</text:p>
          </table:table-cell>
          <table:table-cell table:style-name="ce11" table:formula="of:=IF(OR(EXACT([.B7];&quot;&quot;);[.B7]&lt;=0);&quot;&quot;;ROUND([.B7]-[.D8];2))" office:value-type="currency" office:currency="USD" office:value="298897.71">
            <text:p>$298,897.71</text:p>
          </table:table-cell>
          <table:table-cell table:formula="of:=IF(OR(EXACT([.B7];&quot;&quot;);[.B7]&lt;=0);&quot;&quot;;[.B7]*[.$D$1])" office:value-type="currency" office:currency="USD" office:value="1247.70833333333">
            <text:p>$1,247.71</text:p>
          </table:table-cell>
          <table:table-cell table:formula="of:=IF(OR(EXACT([.B7];&quot;&quot;);[.B7]&lt;=0);&quot;&quot;;[.E8]-[.C8])" office:value-type="currency" office:currency="USD" office:value="552.291666666667">
            <text:p>$552.29</text:p>
          </table:table-cell>
          <table:table-cell table:formula="of:=IF(OR(EXACT([.B7];&quot;&quot;);[.B7]&lt;=0);&quot;&quot;;IF([.G8]&gt;0;[.G8];MIN([.B7]+[.C8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/>
          <table:table-cell table:style-name="ce43" table:formula="of:=CONCATENATE(TRUNC(INDEX([.$A$6:.$A$366];MATCH(MIN([.$B$6:.$B$366]);[.$B$6:.$B$366];0);1)/12);&quot; years&quot;)" office:value-type="string" office:string-value="23 years">
            <text:p>23 years</text:p>
          </table:table-cell>
          <table:table-cell table:number-columns-repeated="6"/>
          <table:table-cell table:formula="of:=ROUND([.Q7]-[.S8];2)" office:value-type="currency" office:currency="USD" office:value="299277.57">
            <text:p>$299,277.57</text:p>
          </table:table-cell>
          <table:table-cell table:formula="of:=[.Q7]*[.$D$1]" office:value-type="currency" office:currency="USD" office:value="1248.49808333333">
            <text:p>$1,248.50</text:p>
          </table:table-cell>
          <table:table-cell table:formula="of:=[.$D$3]-[.R8]" office:value-type="currency" office:currency="USD" office:value="361.966785703086">
            <text:p>$361.97</text:p>
          </table:table-cell>
          <table:table-cell table:number-columns-repeated="1005"/>
        </table:table-row>
        <table:table-row table:style-name="ro1">
          <table:table-cell table:formula="of:=[.A8]+1" office:value-type="float" office:value="3">
            <text:p>3</text:p>
          </table:table-cell>
          <table:table-cell table:style-name="ce11" table:formula="of:=IF(OR(EXACT([.B8];&quot;&quot;);[.B8]&lt;=0);&quot;&quot;;ROUND([.B8]-[.D9];2))" office:value-type="currency" office:currency="USD" office:value="298343.12">
            <text:p>$298,343.12</text:p>
          </table:table-cell>
          <table:table-cell table:formula="of:=IF(OR(EXACT([.B8];&quot;&quot;);[.B8]&lt;=0);&quot;&quot;;[.B8]*[.$D$1])" office:value-type="currency" office:currency="USD" office:value="1245.407125">
            <text:p>$1,245.41</text:p>
          </table:table-cell>
          <table:table-cell table:formula="of:=IF(OR(EXACT([.B8];&quot;&quot;);[.B8]&lt;=0);&quot;&quot;;[.E9]-[.C9])" office:value-type="currency" office:currency="USD" office:value="554.592875">
            <text:p>$554.59</text:p>
          </table:table-cell>
          <table:table-cell table:formula="of:=IF(OR(EXACT([.B8];&quot;&quot;);[.B8]&lt;=0);&quot;&quot;;IF([.G9]&gt;0;[.G9];MIN([.B8]+[.C9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/>
          <table:table-cell table:style-name="ce43" table:formula="of:=CONCATENATE(MOD(INDEX([.$A$6:.$A$366];MATCH(MIN([.$B$6:.$B$366]);[.$B$6:.$B$366];0);1);12);&quot; months&quot;)" office:value-type="string" office:string-value="10 months">
            <text:p>10 months</text:p>
          </table:table-cell>
          <table:table-cell table:number-columns-repeated="6"/>
          <table:table-cell table:formula="of:=ROUND([.Q8]-[.S9];2)" office:value-type="currency" office:currency="USD" office:value="298914.1">
            <text:p>$298,914.10</text:p>
          </table:table-cell>
          <table:table-cell table:formula="of:=[.Q8]*[.$D$1]" office:value-type="currency" office:currency="USD" office:value="1246.989875">
            <text:p>$1,246.99</text:p>
          </table:table-cell>
          <table:table-cell table:formula="of:=[.$D$3]-[.R9]" office:value-type="currency" office:currency="USD" office:value="363.47499403642">
            <text:p>$363.47</text:p>
          </table:table-cell>
          <table:table-cell table:number-columns-repeated="1005"/>
        </table:table-row>
        <table:table-row table:style-name="ro1">
          <table:table-cell table:formula="of:=[.A9]+1" office:value-type="float" office:value="4">
            <text:p>4</text:p>
          </table:table-cell>
          <table:table-cell table:style-name="ce11" table:formula="of:=IF(OR(EXACT([.B9];&quot;&quot;);[.B9]&lt;=0);&quot;&quot;;ROUND([.B9]-[.D10];2))" office:value-type="currency" office:currency="USD" office:value="297786.22">
            <text:p>$297,786.22</text:p>
          </table:table-cell>
          <table:table-cell table:formula="of:=IF(OR(EXACT([.B9];&quot;&quot;);[.B9]&lt;=0);&quot;&quot;;[.B9]*[.$D$1])" office:value-type="currency" office:currency="USD" office:value="1243.09633333333">
            <text:p>$1,243.10</text:p>
          </table:table-cell>
          <table:table-cell table:formula="of:=IF(OR(EXACT([.B9];&quot;&quot;);[.B9]&lt;=0);&quot;&quot;;[.E10]-[.C10])" office:value-type="currency" office:currency="USD" office:value="556.903666666667">
            <text:p>$556.90</text:p>
          </table:table-cell>
          <table:table-cell table:formula="of:=IF(OR(EXACT([.B9];&quot;&quot;);[.B9]&lt;=0);&quot;&quot;;IF([.G10]&gt;0;[.G10];MIN([.B9]+[.C10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/>
          <table:table-cell table:style-name="ce42"/>
          <table:table-cell table:number-columns-repeated="6"/>
          <table:table-cell table:formula="of:=ROUND([.Q9]-[.S10];2)" office:value-type="currency" office:currency="USD" office:value="298549.11">
            <text:p>$298,549.11</text:p>
          </table:table-cell>
          <table:table-cell table:formula="of:=[.Q9]*[.$D$1]" office:value-type="currency" office:currency="USD" office:value="1245.47541666667">
            <text:p>$1,245.48</text:p>
          </table:table-cell>
          <table:table-cell table:formula="of:=[.$D$3]-[.R10]" office:value-type="currency" office:currency="USD" office:value="364.989452369753">
            <text:p>$364.99</text:p>
          </table:table-cell>
          <table:table-cell table:number-columns-repeated="1005"/>
        </table:table-row>
        <table:table-row table:style-name="ro1">
          <table:table-cell table:formula="of:=[.A10]+1" office:value-type="float" office:value="5">
            <text:p>5</text:p>
          </table:table-cell>
          <table:table-cell table:style-name="ce11" table:formula="of:=IF(OR(EXACT([.B10];&quot;&quot;);[.B10]&lt;=0);&quot;&quot;;ROUND([.B10]-[.D11];2))" office:value-type="currency" office:currency="USD" office:value="297227">
            <text:p>$297,227.00</text:p>
          </table:table-cell>
          <table:table-cell table:formula="of:=IF(OR(EXACT([.B10];&quot;&quot;);[.B10]&lt;=0);&quot;&quot;;[.B10]*[.$D$1])" office:value-type="currency" office:currency="USD" office:value="1240.77591666667">
            <text:p>$1,240.78</text:p>
          </table:table-cell>
          <table:table-cell table:formula="of:=IF(OR(EXACT([.B10];&quot;&quot;);[.B10]&lt;=0);&quot;&quot;;[.E11]-[.C11])" office:value-type="currency" office:currency="USD" office:value="559.224083333334">
            <text:p>$559.22</text:p>
          </table:table-cell>
          <table:table-cell table:formula="of:=IF(OR(EXACT([.B10];&quot;&quot;);[.B10]&lt;=0);&quot;&quot;;IF([.G11]&gt;0;[.G11];MIN([.B10]+[.C11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/>
          <table:table-cell table:style-name="ce42" office:value-type="string">
            <text:p>Payoff Interest:</text:p>
          </table:table-cell>
          <table:table-cell table:number-columns-repeated="6"/>
          <table:table-cell table:formula="of:=ROUND([.Q10]-[.S11];2)" office:value-type="currency" office:currency="USD" office:value="298182.6">
            <text:p>$298,182.60</text:p>
          </table:table-cell>
          <table:table-cell table:formula="of:=[.Q10]*[.$D$1]" office:value-type="currency" office:currency="USD" office:value="1243.954625">
            <text:p>$1,243.95</text:p>
          </table:table-cell>
          <table:table-cell table:formula="of:=[.$D$3]-[.R11]" office:value-type="currency" office:currency="USD" office:value="366.51024403642">
            <text:p>$366.51</text:p>
          </table:table-cell>
          <table:table-cell table:number-columns-repeated="1005"/>
        </table:table-row>
        <table:table-row table:style-name="ro1">
          <table:table-cell table:formula="of:=[.A11]+1" office:value-type="float" office:value="6">
            <text:p>6</text:p>
          </table:table-cell>
          <table:table-cell table:style-name="ce11" table:formula="of:=IF(OR(EXACT([.B11];&quot;&quot;);[.B11]&lt;=0);&quot;&quot;;ROUND([.B11]-[.D12];2))" office:value-type="currency" office:currency="USD" office:value="296665.45">
            <text:p>$296,665.45</text:p>
          </table:table-cell>
          <table:table-cell table:formula="of:=IF(OR(EXACT([.B11];&quot;&quot;);[.B11]&lt;=0);&quot;&quot;;[.B11]*[.$D$1])" office:value-type="currency" office:currency="USD" office:value="1238.44583333333">
            <text:p>$1,238.45</text:p>
          </table:table-cell>
          <table:table-cell table:formula="of:=IF(OR(EXACT([.B11];&quot;&quot;);[.B11]&lt;=0);&quot;&quot;;[.E12]-[.C12])" office:value-type="currency" office:currency="USD" office:value="561.554166666667">
            <text:p>$561.55</text:p>
          </table:table-cell>
          <table:table-cell table:formula="of:=IF(OR(EXACT([.B11];&quot;&quot;);[.B11]&lt;=0);&quot;&quot;;IF([.G12]&gt;0;[.G12];MIN([.B11]+[.C12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/>
          <table:table-cell table:style-name="ce44" table:formula="of:=SUM([.$C$6:.$C$366])" office:value-type="currency" office:currency="USD" office:value="213256.337083333">
            <text:p>$213,256.34</text:p>
          </table:table-cell>
          <table:table-cell table:number-columns-repeated="6"/>
          <table:table-cell table:formula="of:=ROUND([.Q11]-[.S12];2)" office:value-type="currency" office:currency="USD" office:value="297814.56">
            <text:p>$297,814.56</text:p>
          </table:table-cell>
          <table:table-cell table:formula="of:=[.Q11]*[.$D$1]" office:value-type="currency" office:currency="USD" office:value="1242.4275">
            <text:p>$1,242.43</text:p>
          </table:table-cell>
          <table:table-cell table:formula="of:=[.$D$3]-[.R12]" office:value-type="currency" office:currency="USD" office:value="368.03736903642">
            <text:p>$368.04</text:p>
          </table:table-cell>
          <table:table-cell table:number-columns-repeated="1005"/>
        </table:table-row>
        <table:table-row table:style-name="ro1">
          <table:table-cell table:formula="of:=[.A12]+1" office:value-type="float" office:value="7">
            <text:p>7</text:p>
          </table:table-cell>
          <table:table-cell table:style-name="ce11" table:formula="of:=IF(OR(EXACT([.B12];&quot;&quot;);[.B12]&lt;=0);&quot;&quot;;ROUND([.B12]-[.D13];2))" office:value-type="currency" office:currency="USD" office:value="296101.56">
            <text:p>$296,101.56</text:p>
          </table:table-cell>
          <table:table-cell table:formula="of:=IF(OR(EXACT([.B12];&quot;&quot;);[.B12]&lt;=0);&quot;&quot;;[.B12]*[.$D$1])" office:value-type="currency" office:currency="USD" office:value="1236.10604166667">
            <text:p>$1,236.11</text:p>
          </table:table-cell>
          <table:table-cell table:formula="of:=IF(OR(EXACT([.B12];&quot;&quot;);[.B12]&lt;=0);&quot;&quot;;[.E13]-[.C13])" office:value-type="currency" office:currency="USD" office:value="563.893958333333">
            <text:p>$563.89</text:p>
          </table:table-cell>
          <table:table-cell table:formula="of:=IF(OR(EXACT([.B12];&quot;&quot;);[.B12]&lt;=0);&quot;&quot;;IF([.G13]&gt;0;[.G13];MIN([.B12]+[.C13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/>
          <table:table-cell table:style-name="ce42" office:value-type="string">
            <text:p>Payoff Total:</text:p>
          </table:table-cell>
          <table:table-cell table:number-columns-repeated="6"/>
          <table:table-cell table:formula="of:=ROUND([.Q12]-[.S13];2)" office:value-type="currency" office:currency="USD" office:value="297444.99">
            <text:p>$297,444.99</text:p>
          </table:table-cell>
          <table:table-cell table:formula="of:=[.Q12]*[.$D$1]" office:value-type="currency" office:currency="USD" office:value="1240.894">
            <text:p>$1,240.89</text:p>
          </table:table-cell>
          <table:table-cell table:formula="of:=[.$D$3]-[.R13]" office:value-type="currency" office:currency="USD" office:value="369.570869036419">
            <text:p>$369.57</text:p>
          </table:table-cell>
          <table:table-cell table:number-columns-repeated="1005"/>
        </table:table-row>
        <table:table-row table:style-name="ro1">
          <table:table-cell table:formula="of:=[.A13]+1" office:value-type="float" office:value="8">
            <text:p>8</text:p>
          </table:table-cell>
          <table:table-cell table:style-name="ce11" table:formula="of:=IF(OR(EXACT([.B13];&quot;&quot;);[.B13]&lt;=0);&quot;&quot;;ROUND([.B13]-[.D14];2))" office:value-type="currency" office:currency="USD" office:value="295535.32">
            <text:p>$295,535.32</text:p>
          </table:table-cell>
          <table:table-cell table:formula="of:=IF(OR(EXACT([.B13];&quot;&quot;);[.B13]&lt;=0);&quot;&quot;;[.B13]*[.$D$1])" office:value-type="currency" office:currency="USD" office:value="1233.7565">
            <text:p>$1,233.76</text:p>
          </table:table-cell>
          <table:table-cell table:formula="of:=IF(OR(EXACT([.B13];&quot;&quot;);[.B13]&lt;=0);&quot;&quot;;[.E14]-[.C14])" office:value-type="currency" office:currency="USD" office:value="566.2435">
            <text:p>$566.24</text:p>
          </table:table-cell>
          <table:table-cell table:formula="of:=IF(OR(EXACT([.B13];&quot;&quot;);[.B13]&lt;=0);&quot;&quot;;IF([.G14]&gt;0;[.G14];MIN([.B13]+[.C14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/>
          <table:table-cell table:style-name="ce17" table:formula="of:=[.J12]+[.$B$1]" office:value-type="currency" office:currency="USD" office:value="513256.337083333">
            <text:p>$513,256.34</text:p>
          </table:table-cell>
          <table:table-cell table:number-columns-repeated="6"/>
          <table:table-cell table:formula="of:=ROUND([.Q13]-[.S14];2)" office:value-type="currency" office:currency="USD" office:value="297073.88">
            <text:p>$297,073.88</text:p>
          </table:table-cell>
          <table:table-cell table:formula="of:=[.Q13]*[.$D$1]" office:value-type="currency" office:currency="USD" office:value="1239.354125">
            <text:p>$1,239.35</text:p>
          </table:table-cell>
          <table:table-cell table:formula="of:=[.$D$3]-[.R14]" office:value-type="currency" office:currency="USD" office:value="371.11074403642">
            <text:p>$371.11</text:p>
          </table:table-cell>
          <table:table-cell table:number-columns-repeated="1005"/>
        </table:table-row>
        <table:table-row table:style-name="ro1">
          <table:table-cell table:formula="of:=[.A14]+1" office:value-type="float" office:value="9">
            <text:p>9</text:p>
          </table:table-cell>
          <table:table-cell table:style-name="ce11" table:formula="of:=IF(OR(EXACT([.B14];&quot;&quot;);[.B14]&lt;=0);&quot;&quot;;ROUND([.B14]-[.D15];2))" office:value-type="currency" office:currency="USD" office:value="294966.72">
            <text:p>$294,966.72</text:p>
          </table:table-cell>
          <table:table-cell table:formula="of:=IF(OR(EXACT([.B14];&quot;&quot;);[.B14]&lt;=0);&quot;&quot;;[.B14]*[.$D$1])" office:value-type="currency" office:currency="USD" office:value="1231.39716666667">
            <text:p>$1,231.40</text:p>
          </table:table-cell>
          <table:table-cell table:formula="of:=IF(OR(EXACT([.B14];&quot;&quot;);[.B14]&lt;=0);&quot;&quot;;[.E15]-[.C15])" office:value-type="currency" office:currency="USD" office:value="568.602833333333">
            <text:p>$568.60</text:p>
          </table:table-cell>
          <table:table-cell table:formula="of:=IF(OR(EXACT([.B14];&quot;&quot;);[.B14]&lt;=0);&quot;&quot;;IF([.G15]&gt;0;[.G15];MIN([.B14]+[.C15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14]-[.S15];2)" office:value-type="currency" office:currency="USD" office:value="296701.22">
            <text:p>$296,701.22</text:p>
          </table:table-cell>
          <table:table-cell table:formula="of:=[.Q14]*[.$D$1]" office:value-type="currency" office:currency="USD" office:value="1237.80783333333">
            <text:p>$1,237.81</text:p>
          </table:table-cell>
          <table:table-cell table:formula="of:=[.$D$3]-[.R15]" office:value-type="currency" office:currency="USD" office:value="372.657035703086">
            <text:p>$372.66</text:p>
          </table:table-cell>
          <table:table-cell table:number-columns-repeated="1005"/>
        </table:table-row>
        <table:table-row table:style-name="ro1">
          <table:table-cell table:formula="of:=[.A15]+1" office:value-type="float" office:value="10">
            <text:p>10</text:p>
          </table:table-cell>
          <table:table-cell table:style-name="ce11" table:formula="of:=IF(OR(EXACT([.B15];&quot;&quot;);[.B15]&lt;=0);&quot;&quot;;ROUND([.B15]-[.D16];2))" office:value-type="currency" office:currency="USD" office:value="294395.75">
            <text:p>$294,395.75</text:p>
          </table:table-cell>
          <table:table-cell table:formula="of:=IF(OR(EXACT([.B15];&quot;&quot;);[.B15]&lt;=0);&quot;&quot;;[.B15]*[.$D$1])" office:value-type="currency" office:currency="USD" office:value="1229.028">
            <text:p>$1,229.03</text:p>
          </table:table-cell>
          <table:table-cell table:formula="of:=IF(OR(EXACT([.B15];&quot;&quot;);[.B15]&lt;=0);&quot;&quot;;[.E16]-[.C16])" office:value-type="currency" office:currency="USD" office:value="570.972">
            <text:p>$570.97</text:p>
          </table:table-cell>
          <table:table-cell table:formula="of:=IF(OR(EXACT([.B15];&quot;&quot;);[.B15]&lt;=0);&quot;&quot;;IF([.G16]&gt;0;[.G16];MIN([.B15]+[.C16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15]-[.S16];2)" office:value-type="currency" office:currency="USD" office:value="296327.01">
            <text:p>$296,327.01</text:p>
          </table:table-cell>
          <table:table-cell table:formula="of:=[.Q15]*[.$D$1]" office:value-type="currency" office:currency="USD" office:value="1236.25508333333">
            <text:p>$1,236.26</text:p>
          </table:table-cell>
          <table:table-cell table:formula="of:=[.$D$3]-[.R16]" office:value-type="currency" office:currency="USD" office:value="374.209785703086">
            <text:p>$374.21</text:p>
          </table:table-cell>
          <table:table-cell table:number-columns-repeated="1005"/>
        </table:table-row>
        <table:table-row table:style-name="ro1">
          <table:table-cell table:formula="of:=[.A16]+1" office:value-type="float" office:value="11">
            <text:p>11</text:p>
          </table:table-cell>
          <table:table-cell table:style-name="ce11" table:formula="of:=IF(OR(EXACT([.B16];&quot;&quot;);[.B16]&lt;=0);&quot;&quot;;ROUND([.B16]-[.D17];2))" office:value-type="currency" office:currency="USD" office:value="293822.4">
            <text:p>$293,822.40</text:p>
          </table:table-cell>
          <table:table-cell table:formula="of:=IF(OR(EXACT([.B16];&quot;&quot;);[.B16]&lt;=0);&quot;&quot;;[.B16]*[.$D$1])" office:value-type="currency" office:currency="USD" office:value="1226.64895833333">
            <text:p>$1,226.65</text:p>
          </table:table-cell>
          <table:table-cell table:formula="of:=IF(OR(EXACT([.B16];&quot;&quot;);[.B16]&lt;=0);&quot;&quot;;[.E17]-[.C17])" office:value-type="currency" office:currency="USD" office:value="573.351041666667">
            <text:p>$573.35</text:p>
          </table:table-cell>
          <table:table-cell table:formula="of:=IF(OR(EXACT([.B16];&quot;&quot;);[.B16]&lt;=0);&quot;&quot;;IF([.G17]&gt;0;[.G17];MIN([.B16]+[.C17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16]-[.S17];2)" office:value-type="currency" office:currency="USD" office:value="295951.24">
            <text:p>$295,951.24</text:p>
          </table:table-cell>
          <table:table-cell table:formula="of:=[.Q16]*[.$D$1]" office:value-type="currency" office:currency="USD" office:value="1234.695875">
            <text:p>$1,234.70</text:p>
          </table:table-cell>
          <table:table-cell table:formula="of:=[.$D$3]-[.R17]" office:value-type="currency" office:currency="USD" office:value="375.768994036419">
            <text:p>$375.77</text:p>
          </table:table-cell>
          <table:table-cell table:number-columns-repeated="1005"/>
        </table:table-row>
        <table:table-row table:style-name="ro1">
          <table:table-cell table:style-name="ce5" table:formula="of:=[.A17]+1" office:value-type="float" office:value="12">
            <text:p>12</text:p>
          </table:table-cell>
          <table:table-cell table:style-name="ce12" table:formula="of:=IF(OR(EXACT([.B17];&quot;&quot;);[.B17]&lt;=0);&quot;&quot;;ROUND([.B17]-[.D18];2))" office:value-type="currency" office:currency="USD" office:value="293246.66">
            <text:p>$293,246.66</text:p>
          </table:table-cell>
          <table:table-cell table:style-name="ce12" table:formula="of:=IF(OR(EXACT([.B17];&quot;&quot;);[.B17]&lt;=0);&quot;&quot;;[.B17]*[.$D$1])" office:value-type="currency" office:currency="USD" office:value="1224.26">
            <text:p>$1,224.26</text:p>
          </table:table-cell>
          <table:table-cell table:style-name="ce12" table:formula="of:=IF(OR(EXACT([.B17];&quot;&quot;);[.B17]&lt;=0);&quot;&quot;;[.E18]-[.C18])" office:value-type="currency" office:currency="USD" office:value="575.74">
            <text:p>$575.74</text:p>
          </table:table-cell>
          <table:table-cell table:style-name="ce12" table:formula="of:=IF(OR(EXACT([.B17];&quot;&quot;);[.B17]&lt;=0);&quot;&quot;;IF([.G18]&gt;0;[.G18];MIN([.B17]+[.C18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">
            <text:p>1</text:p>
          </table:table-cell>
          <table:table-cell table:number-columns-repeated="5"/>
          <table:table-cell table:formula="of:=ROUND([.Q17]-[.S18];2)" office:value-type="currency" office:currency="USD" office:value="295573.91">
            <text:p>$295,573.91</text:p>
          </table:table-cell>
          <table:table-cell table:formula="of:=[.Q17]*[.$D$1]" office:value-type="currency" office:currency="USD" office:value="1233.13016666667">
            <text:p>$1,233.13</text:p>
          </table:table-cell>
          <table:table-cell table:formula="of:=[.$D$3]-[.R18]" office:value-type="currency" office:currency="USD" office:value="377.334702369753">
            <text:p>$377.33</text:p>
          </table:table-cell>
          <table:table-cell table:number-columns-repeated="1005"/>
        </table:table-row>
        <table:table-row table:style-name="ro1">
          <table:table-cell table:formula="of:=[.A18]+1" office:value-type="float" office:value="13">
            <text:p>13</text:p>
          </table:table-cell>
          <table:table-cell table:style-name="ce11" table:formula="of:=IF(OR(EXACT([.B18];&quot;&quot;);[.B18]&lt;=0);&quot;&quot;;ROUND([.B18]-[.D19];2))" office:value-type="currency" office:currency="USD" office:value="292668.52">
            <text:p>$292,668.52</text:p>
          </table:table-cell>
          <table:table-cell table:formula="of:=IF(OR(EXACT([.B18];&quot;&quot;);[.B18]&lt;=0);&quot;&quot;;[.B18]*[.$D$1])" office:value-type="currency" office:currency="USD" office:value="1221.86108333333">
            <text:p>$1,221.86</text:p>
          </table:table-cell>
          <table:table-cell table:formula="of:=IF(OR(EXACT([.B18];&quot;&quot;);[.B18]&lt;=0);&quot;&quot;;[.E19]-[.C19])" office:value-type="currency" office:currency="USD" office:value="578.138916666667">
            <text:p>$578.14</text:p>
          </table:table-cell>
          <table:table-cell table:formula="of:=IF(OR(EXACT([.B18];&quot;&quot;);[.B18]&lt;=0);&quot;&quot;;IF([.G19]&gt;0;[.G19];MIN([.B18]+[.C19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18]-[.S19];2)" office:value-type="currency" office:currency="USD" office:value="295195">
            <text:p>$295,195.00</text:p>
          </table:table-cell>
          <table:table-cell table:formula="of:=[.Q18]*[.$D$1]" office:value-type="currency" office:currency="USD" office:value="1231.55795833333">
            <text:p>$1,231.56</text:p>
          </table:table-cell>
          <table:table-cell table:formula="of:=[.$D$3]-[.R19]" office:value-type="currency" office:currency="USD" office:value="378.906910703086">
            <text:p>$378.91</text:p>
          </table:table-cell>
          <table:table-cell table:number-columns-repeated="1005"/>
        </table:table-row>
        <table:table-row table:style-name="ro1">
          <table:table-cell table:formula="of:=[.A19]+1" office:value-type="float" office:value="14">
            <text:p>14</text:p>
          </table:table-cell>
          <table:table-cell table:style-name="ce11" table:formula="of:=IF(OR(EXACT([.B19];&quot;&quot;);[.B19]&lt;=0);&quot;&quot;;ROUND([.B19]-[.D20];2))" office:value-type="currency" office:currency="USD" office:value="292087.97">
            <text:p>$292,087.97</text:p>
          </table:table-cell>
          <table:table-cell table:formula="of:=IF(OR(EXACT([.B19];&quot;&quot;);[.B19]&lt;=0);&quot;&quot;;[.B19]*[.$D$1])" office:value-type="currency" office:currency="USD" office:value="1219.45216666667">
            <text:p>$1,219.45</text:p>
          </table:table-cell>
          <table:table-cell table:formula="of:=IF(OR(EXACT([.B19];&quot;&quot;);[.B19]&lt;=0);&quot;&quot;;[.E20]-[.C20])" office:value-type="currency" office:currency="USD" office:value="580.547833333333">
            <text:p>$580.55</text:p>
          </table:table-cell>
          <table:table-cell table:formula="of:=IF(OR(EXACT([.B19];&quot;&quot;);[.B19]&lt;=0);&quot;&quot;;IF([.G20]&gt;0;[.G20];MIN([.B19]+[.C20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19]-[.S20];2)" office:value-type="currency" office:currency="USD" office:value="294814.51">
            <text:p>$294,814.51</text:p>
          </table:table-cell>
          <table:table-cell table:formula="of:=[.Q19]*[.$D$1]" office:value-type="currency" office:currency="USD" office:value="1229.97916666667">
            <text:p>$1,229.98</text:p>
          </table:table-cell>
          <table:table-cell table:formula="of:=[.$D$3]-[.R20]" office:value-type="currency" office:currency="USD" office:value="380.485702369753">
            <text:p>$380.49</text:p>
          </table:table-cell>
          <table:table-cell table:number-columns-repeated="1005"/>
        </table:table-row>
        <table:table-row table:style-name="ro1">
          <table:table-cell table:formula="of:=[.A20]+1" office:value-type="float" office:value="15">
            <text:p>15</text:p>
          </table:table-cell>
          <table:table-cell table:style-name="ce11" table:formula="of:=IF(OR(EXACT([.B20];&quot;&quot;);[.B20]&lt;=0);&quot;&quot;;ROUND([.B20]-[.D21];2))" office:value-type="currency" office:currency="USD" office:value="291505">
            <text:p>$291,505.00</text:p>
          </table:table-cell>
          <table:table-cell table:formula="of:=IF(OR(EXACT([.B20];&quot;&quot;);[.B20]&lt;=0);&quot;&quot;;[.B20]*[.$D$1])" office:value-type="currency" office:currency="USD" office:value="1217.03320833333">
            <text:p>$1,217.03</text:p>
          </table:table-cell>
          <table:table-cell table:formula="of:=IF(OR(EXACT([.B20];&quot;&quot;);[.B20]&lt;=0);&quot;&quot;;[.E21]-[.C21])" office:value-type="currency" office:currency="USD" office:value="582.966791666667">
            <text:p>$582.97</text:p>
          </table:table-cell>
          <table:table-cell table:formula="of:=IF(OR(EXACT([.B20];&quot;&quot;);[.B20]&lt;=0);&quot;&quot;;IF([.G21]&gt;0;[.G21];MIN([.B20]+[.C21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20]-[.S21];2)" office:value-type="currency" office:currency="USD" office:value="294432.44">
            <text:p>$294,432.44</text:p>
          </table:table-cell>
          <table:table-cell table:formula="of:=[.Q20]*[.$D$1]" office:value-type="currency" office:currency="USD" office:value="1228.39379166667">
            <text:p>$1,228.39</text:p>
          </table:table-cell>
          <table:table-cell table:formula="of:=[.$D$3]-[.R21]" office:value-type="currency" office:currency="USD" office:value="382.071077369753">
            <text:p>$382.07</text:p>
          </table:table-cell>
          <table:table-cell table:number-columns-repeated="1005"/>
        </table:table-row>
        <table:table-row table:style-name="ro1">
          <table:table-cell table:formula="of:=[.A21]+1" office:value-type="float" office:value="16">
            <text:p>16</text:p>
          </table:table-cell>
          <table:table-cell table:style-name="ce11" table:formula="of:=IF(OR(EXACT([.B21];&quot;&quot;);[.B21]&lt;=0);&quot;&quot;;ROUND([.B21]-[.D22];2))" office:value-type="currency" office:currency="USD" office:value="290919.6">
            <text:p>$290,919.60</text:p>
          </table:table-cell>
          <table:table-cell table:formula="of:=IF(OR(EXACT([.B21];&quot;&quot;);[.B21]&lt;=0);&quot;&quot;;[.B21]*[.$D$1])" office:value-type="currency" office:currency="USD" office:value="1214.60416666667">
            <text:p>$1,214.60</text:p>
          </table:table-cell>
          <table:table-cell table:formula="of:=IF(OR(EXACT([.B21];&quot;&quot;);[.B21]&lt;=0);&quot;&quot;;[.E22]-[.C22])" office:value-type="currency" office:currency="USD" office:value="585.395833333333">
            <text:p>$585.40</text:p>
          </table:table-cell>
          <table:table-cell table:formula="of:=IF(OR(EXACT([.B21];&quot;&quot;);[.B21]&lt;=0);&quot;&quot;;IF([.G22]&gt;0;[.G22];MIN([.B21]+[.C22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21]-[.S22];2)" office:value-type="currency" office:currency="USD" office:value="294048.78">
            <text:p>$294,048.78</text:p>
          </table:table-cell>
          <table:table-cell table:formula="of:=[.Q21]*[.$D$1]" office:value-type="currency" office:currency="USD" office:value="1226.80183333333">
            <text:p>$1,226.80</text:p>
          </table:table-cell>
          <table:table-cell table:formula="of:=[.$D$3]-[.R22]" office:value-type="currency" office:currency="USD" office:value="383.663035703086">
            <text:p>$383.66</text:p>
          </table:table-cell>
          <table:table-cell table:number-columns-repeated="1005"/>
        </table:table-row>
        <table:table-row table:style-name="ro1">
          <table:table-cell table:formula="of:=[.A22]+1" office:value-type="float" office:value="17">
            <text:p>17</text:p>
          </table:table-cell>
          <table:table-cell table:style-name="ce11" table:formula="of:=IF(OR(EXACT([.B22];&quot;&quot;);[.B22]&lt;=0);&quot;&quot;;ROUND([.B22]-[.D23];2))" office:value-type="currency" office:currency="USD" office:value="290331.77">
            <text:p>$290,331.77</text:p>
          </table:table-cell>
          <table:table-cell table:formula="of:=IF(OR(EXACT([.B22];&quot;&quot;);[.B22]&lt;=0);&quot;&quot;;[.B22]*[.$D$1])" office:value-type="currency" office:currency="USD" office:value="1212.165">
            <text:p>$1,212.17</text:p>
          </table:table-cell>
          <table:table-cell table:formula="of:=IF(OR(EXACT([.B22];&quot;&quot;);[.B22]&lt;=0);&quot;&quot;;[.E23]-[.C23])" office:value-type="currency" office:currency="USD" office:value="587.835">
            <text:p>$587.84</text:p>
          </table:table-cell>
          <table:table-cell table:formula="of:=IF(OR(EXACT([.B22];&quot;&quot;);[.B22]&lt;=0);&quot;&quot;;IF([.G23]&gt;0;[.G23];MIN([.B22]+[.C23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style-name="Default"/>
          <table:table-cell table:number-columns-repeated="7"/>
          <table:table-cell table:formula="of:=ROUND([.Q22]-[.S23];2)" office:value-type="currency" office:currency="USD" office:value="293663.52">
            <text:p>$293,663.52</text:p>
          </table:table-cell>
          <table:table-cell table:formula="of:=[.Q22]*[.$D$1]" office:value-type="currency" office:currency="USD" office:value="1225.20325">
            <text:p>$1,225.20</text:p>
          </table:table-cell>
          <table:table-cell table:formula="of:=[.$D$3]-[.R23]" office:value-type="currency" office:currency="USD" office:value="385.261619036419">
            <text:p>$385.26</text:p>
          </table:table-cell>
          <table:table-cell table:number-columns-repeated="1005"/>
        </table:table-row>
        <table:table-row table:style-name="ro1">
          <table:table-cell table:formula="of:=[.A23]+1" office:value-type="float" office:value="18">
            <text:p>18</text:p>
          </table:table-cell>
          <table:table-cell table:style-name="ce11" table:formula="of:=IF(OR(EXACT([.B23];&quot;&quot;);[.B23]&lt;=0);&quot;&quot;;ROUND([.B23]-[.D24];2))" office:value-type="currency" office:currency="USD" office:value="289741.49">
            <text:p>$289,741.49</text:p>
          </table:table-cell>
          <table:table-cell table:formula="of:=IF(OR(EXACT([.B23];&quot;&quot;);[.B23]&lt;=0);&quot;&quot;;[.B23]*[.$D$1])" office:value-type="currency" office:currency="USD" office:value="1209.71570833333">
            <text:p>$1,209.72</text:p>
          </table:table-cell>
          <table:table-cell table:formula="of:=IF(OR(EXACT([.B23];&quot;&quot;);[.B23]&lt;=0);&quot;&quot;;[.E24]-[.C24])" office:value-type="currency" office:currency="USD" office:value="590.284291666667">
            <text:p>$590.28</text:p>
          </table:table-cell>
          <table:table-cell table:formula="of:=IF(OR(EXACT([.B23];&quot;&quot;);[.B23]&lt;=0);&quot;&quot;;IF([.G24]&gt;0;[.G24];MIN([.B23]+[.C24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style-name="Default"/>
          <table:table-cell table:number-columns-repeated="7"/>
          <table:table-cell table:formula="of:=ROUND([.Q23]-[.S24];2)" office:value-type="currency" office:currency="USD" office:value="293276.65">
            <text:p>$293,276.65</text:p>
          </table:table-cell>
          <table:table-cell table:formula="of:=[.Q23]*[.$D$1]" office:value-type="currency" office:currency="USD" office:value="1223.598">
            <text:p>$1,223.60</text:p>
          </table:table-cell>
          <table:table-cell table:formula="of:=[.$D$3]-[.R24]" office:value-type="currency" office:currency="USD" office:value="386.86686903642">
            <text:p>$386.87</text:p>
          </table:table-cell>
          <table:table-cell table:number-columns-repeated="1005"/>
        </table:table-row>
        <table:table-row table:style-name="ro1">
          <table:table-cell table:formula="of:=[.A24]+1" office:value-type="float" office:value="19">
            <text:p>19</text:p>
          </table:table-cell>
          <table:table-cell table:style-name="ce11" table:formula="of:=IF(OR(EXACT([.B24];&quot;&quot;);[.B24]&lt;=0);&quot;&quot;;ROUND([.B24]-[.D25];2))" office:value-type="currency" office:currency="USD" office:value="289148.75">
            <text:p>$289,148.75</text:p>
          </table:table-cell>
          <table:table-cell table:formula="of:=IF(OR(EXACT([.B24];&quot;&quot;);[.B24]&lt;=0);&quot;&quot;;[.B24]*[.$D$1])" office:value-type="currency" office:currency="USD" office:value="1207.25620833333">
            <text:p>$1,207.26</text:p>
          </table:table-cell>
          <table:table-cell table:formula="of:=IF(OR(EXACT([.B24];&quot;&quot;);[.B24]&lt;=0);&quot;&quot;;[.E25]-[.C25])" office:value-type="currency" office:currency="USD" office:value="592.743791666667">
            <text:p>$592.74</text:p>
          </table:table-cell>
          <table:table-cell table:formula="of:=IF(OR(EXACT([.B24];&quot;&quot;);[.B24]&lt;=0);&quot;&quot;;IF([.G25]&gt;0;[.G25];MIN([.B24]+[.C25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24]-[.S25];2)" office:value-type="currency" office:currency="USD" office:value="292888.17">
            <text:p>$292,888.17</text:p>
          </table:table-cell>
          <table:table-cell table:formula="of:=[.Q24]*[.$D$1]" office:value-type="currency" office:currency="USD" office:value="1221.98604166667">
            <text:p>$1,221.99</text:p>
          </table:table-cell>
          <table:table-cell table:formula="of:=[.$D$3]-[.R25]" office:value-type="currency" office:currency="USD" office:value="388.478827369753">
            <text:p>$388.48</text:p>
          </table:table-cell>
          <table:table-cell table:number-columns-repeated="1005"/>
        </table:table-row>
        <table:table-row table:style-name="ro1">
          <table:table-cell table:formula="of:=[.A25]+1" office:value-type="float" office:value="20">
            <text:p>20</text:p>
          </table:table-cell>
          <table:table-cell table:style-name="ce11" table:formula="of:=IF(OR(EXACT([.B25];&quot;&quot;);[.B25]&lt;=0);&quot;&quot;;ROUND([.B25]-[.D26];2))" office:value-type="currency" office:currency="USD" office:value="288553.54">
            <text:p>$288,553.54</text:p>
          </table:table-cell>
          <table:table-cell table:formula="of:=IF(OR(EXACT([.B25];&quot;&quot;);[.B25]&lt;=0);&quot;&quot;;[.B25]*[.$D$1])" office:value-type="currency" office:currency="USD" office:value="1204.78645833333">
            <text:p>$1,204.79</text:p>
          </table:table-cell>
          <table:table-cell table:formula="of:=IF(OR(EXACT([.B25];&quot;&quot;);[.B25]&lt;=0);&quot;&quot;;[.E26]-[.C26])" office:value-type="currency" office:currency="USD" office:value="595.213541666667">
            <text:p>$595.21</text:p>
          </table:table-cell>
          <table:table-cell table:formula="of:=IF(OR(EXACT([.B25];&quot;&quot;);[.B25]&lt;=0);&quot;&quot;;IF([.G26]&gt;0;[.G26];MIN([.B25]+[.C26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4"/>
          <table:table-cell>
            <draw:frame table:end-cell-address="Sheet1.X50" table:end-x="0.2386in" table:end-y="0.1752in" draw:z-index="1" draw:style-name="gr1" svg:width="7.2484in" svg:height="4.6772in" svg:x="0.2012in" svg:y="0.1472in">
              <draw:object draw:notify-on-update-of-ranges="Sheet1.C5:Sheet1.C5 Sheet1.C6:Sheet1.C366 Sheet1.D5:Sheet1.D5 Sheet1.D6:Sheet1.D366 Sheet1.R5:Sheet1.R5 Sheet1.R6:Sheet1.R366 Sheet1.S5:Sheet1.S5 Sheet1.S6:Sheet1.S36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formula="of:=ROUND([.Q25]-[.S26];2)" office:value-type="currency" office:currency="USD" office:value="292498.07">
            <text:p>$292,498.07</text:p>
          </table:table-cell>
          <table:table-cell table:formula="of:=[.Q25]*[.$D$1]" office:value-type="currency" office:currency="USD" office:value="1220.367375">
            <text:p>$1,220.37</text:p>
          </table:table-cell>
          <table:table-cell table:formula="of:=[.$D$3]-[.R26]" office:value-type="currency" office:currency="USD" office:value="390.09749403642">
            <text:p>$390.10</text:p>
          </table:table-cell>
          <table:table-cell table:number-columns-repeated="1005"/>
        </table:table-row>
        <table:table-row table:style-name="ro1">
          <table:table-cell table:formula="of:=[.A26]+1" office:value-type="float" office:value="21">
            <text:p>21</text:p>
          </table:table-cell>
          <table:table-cell table:style-name="ce11" table:formula="of:=IF(OR(EXACT([.B26];&quot;&quot;);[.B26]&lt;=0);&quot;&quot;;ROUND([.B26]-[.D27];2))" office:value-type="currency" office:currency="USD" office:value="287955.85">
            <text:p>$287,955.85</text:p>
          </table:table-cell>
          <table:table-cell table:formula="of:=IF(OR(EXACT([.B26];&quot;&quot;);[.B26]&lt;=0);&quot;&quot;;[.B26]*[.$D$1])" office:value-type="currency" office:currency="USD" office:value="1202.30641666667">
            <text:p>$1,202.31</text:p>
          </table:table-cell>
          <table:table-cell table:formula="of:=IF(OR(EXACT([.B26];&quot;&quot;);[.B26]&lt;=0);&quot;&quot;;[.E27]-[.C27])" office:value-type="currency" office:currency="USD" office:value="597.693583333333">
            <text:p>$597.69</text:p>
          </table:table-cell>
          <table:table-cell table:formula="of:=IF(OR(EXACT([.B26];&quot;&quot;);[.B26]&lt;=0);&quot;&quot;;IF([.G27]&gt;0;[.G27];MIN([.B26]+[.C27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style-name="ce30"/>
          <table:table-cell table:number-columns-repeated="7"/>
          <table:table-cell table:formula="of:=ROUND([.Q26]-[.S27];2)" office:value-type="currency" office:currency="USD" office:value="292106.35">
            <text:p>$292,106.35</text:p>
          </table:table-cell>
          <table:table-cell table:formula="of:=[.Q26]*[.$D$1]" office:value-type="currency" office:currency="USD" office:value="1218.74195833333">
            <text:p>$1,218.74</text:p>
          </table:table-cell>
          <table:table-cell table:formula="of:=[.$D$3]-[.R27]" office:value-type="currency" office:currency="USD" office:value="391.722910703086">
            <text:p>$391.72</text:p>
          </table:table-cell>
          <table:table-cell table:number-columns-repeated="1005"/>
        </table:table-row>
        <table:table-row table:style-name="ro1">
          <table:table-cell table:formula="of:=[.A27]+1" office:value-type="float" office:value="22">
            <text:p>22</text:p>
          </table:table-cell>
          <table:table-cell table:style-name="ce11" table:formula="of:=IF(OR(EXACT([.B27];&quot;&quot;);[.B27]&lt;=0);&quot;&quot;;ROUND([.B27]-[.D28];2))" office:value-type="currency" office:currency="USD" office:value="287355.67">
            <text:p>$287,355.67</text:p>
          </table:table-cell>
          <table:table-cell table:formula="of:=IF(OR(EXACT([.B27];&quot;&quot;);[.B27]&lt;=0);&quot;&quot;;[.B27]*[.$D$1])" office:value-type="currency" office:currency="USD" office:value="1199.81604166667">
            <text:p>$1,199.82</text:p>
          </table:table-cell>
          <table:table-cell table:formula="of:=IF(OR(EXACT([.B27];&quot;&quot;);[.B27]&lt;=0);&quot;&quot;;[.E28]-[.C28])" office:value-type="currency" office:currency="USD" office:value="600.183958333334">
            <text:p>$600.18</text:p>
          </table:table-cell>
          <table:table-cell table:formula="of:=IF(OR(EXACT([.B27];&quot;&quot;);[.B27]&lt;=0);&quot;&quot;;IF([.G28]&gt;0;[.G28];MIN([.B27]+[.C28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27]-[.S28];2)" office:value-type="currency" office:currency="USD" office:value="291712.99">
            <text:p>$291,712.99</text:p>
          </table:table-cell>
          <table:table-cell table:formula="of:=[.Q27]*[.$D$1]" office:value-type="currency" office:currency="USD" office:value="1217.10979166667">
            <text:p>$1,217.11</text:p>
          </table:table-cell>
          <table:table-cell table:formula="of:=[.$D$3]-[.R28]" office:value-type="currency" office:currency="USD" office:value="393.355077369753">
            <text:p>$393.36</text:p>
          </table:table-cell>
          <table:table-cell table:number-columns-repeated="1005"/>
        </table:table-row>
        <table:table-row table:style-name="ro1">
          <table:table-cell table:formula="of:=[.A28]+1" office:value-type="float" office:value="23">
            <text:p>23</text:p>
          </table:table-cell>
          <table:table-cell table:style-name="ce11" table:formula="of:=IF(OR(EXACT([.B28];&quot;&quot;);[.B28]&lt;=0);&quot;&quot;;ROUND([.B28]-[.D29];2))" office:value-type="currency" office:currency="USD" office:value="286752.99">
            <text:p>$286,752.99</text:p>
          </table:table-cell>
          <table:table-cell table:formula="of:=IF(OR(EXACT([.B28];&quot;&quot;);[.B28]&lt;=0);&quot;&quot;;[.B28]*[.$D$1])" office:value-type="currency" office:currency="USD" office:value="1197.31529166667">
            <text:p>$1,197.32</text:p>
          </table:table-cell>
          <table:table-cell table:formula="of:=IF(OR(EXACT([.B28];&quot;&quot;);[.B28]&lt;=0);&quot;&quot;;[.E29]-[.C29])" office:value-type="currency" office:currency="USD" office:value="602.684708333333">
            <text:p>$602.68</text:p>
          </table:table-cell>
          <table:table-cell table:formula="of:=IF(OR(EXACT([.B28];&quot;&quot;);[.B28]&lt;=0);&quot;&quot;;IF([.G29]&gt;0;[.G29];MIN([.B28]+[.C29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style-name="ce11"/>
          <table:table-cell table:number-columns-repeated="7"/>
          <table:table-cell table:formula="of:=ROUND([.Q28]-[.S29];2)" office:value-type="currency" office:currency="USD" office:value="291318">
            <text:p>$291,318.00</text:p>
          </table:table-cell>
          <table:table-cell table:formula="of:=[.Q28]*[.$D$1]" office:value-type="currency" office:currency="USD" office:value="1215.47079166667">
            <text:p>$1,215.47</text:p>
          </table:table-cell>
          <table:table-cell table:formula="of:=[.$D$3]-[.R29]" office:value-type="currency" office:currency="USD" office:value="394.994077369753">
            <text:p>$394.99</text:p>
          </table:table-cell>
          <table:table-cell table:number-columns-repeated="1005"/>
        </table:table-row>
        <table:table-row table:style-name="ro1">
          <table:table-cell table:style-name="ce5" table:formula="of:=[.A29]+1" office:value-type="float" office:value="24">
            <text:p>24</text:p>
          </table:table-cell>
          <table:table-cell table:style-name="ce12" table:formula="of:=IF(OR(EXACT([.B29];&quot;&quot;);[.B29]&lt;=0);&quot;&quot;;ROUND([.B29]-[.D30];2))" office:value-type="currency" office:currency="USD" office:value="286147.79">
            <text:p>$286,147.79</text:p>
          </table:table-cell>
          <table:table-cell table:style-name="ce12" table:formula="of:=IF(OR(EXACT([.B29];&quot;&quot;);[.B29]&lt;=0);&quot;&quot;;[.B29]*[.$D$1])" office:value-type="currency" office:currency="USD" office:value="1194.804125">
            <text:p>$1,194.80</text:p>
          </table:table-cell>
          <table:table-cell table:style-name="ce12" table:formula="of:=IF(OR(EXACT([.B29];&quot;&quot;);[.B29]&lt;=0);&quot;&quot;;[.E30]-[.C30])" office:value-type="currency" office:currency="USD" office:value="605.195875">
            <text:p>$605.20</text:p>
          </table:table-cell>
          <table:table-cell table:style-name="ce12" table:formula="of:=IF(OR(EXACT([.B29];&quot;&quot;);[.B29]&lt;=0);&quot;&quot;;IF([.G30]&gt;0;[.G30];MIN([.B29]+[.C30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">
            <text:p>2</text:p>
          </table:table-cell>
          <table:table-cell table:number-columns-repeated="5"/>
          <table:table-cell table:formula="of:=ROUND([.Q29]-[.S30];2)" office:value-type="currency" office:currency="USD" office:value="290921.36">
            <text:p>$290,921.36</text:p>
          </table:table-cell>
          <table:table-cell table:formula="of:=[.Q29]*[.$D$1]" office:value-type="currency" office:currency="USD" office:value="1213.825">
            <text:p>$1,213.83</text:p>
          </table:table-cell>
          <table:table-cell table:formula="of:=[.$D$3]-[.R30]" office:value-type="currency" office:currency="USD" office:value="396.639869036419">
            <text:p>$396.64</text:p>
          </table:table-cell>
          <table:table-cell table:number-columns-repeated="1005"/>
        </table:table-row>
        <table:table-row table:style-name="ro1">
          <table:table-cell table:formula="of:=[.A30]+1" office:value-type="float" office:value="25">
            <text:p>25</text:p>
          </table:table-cell>
          <table:table-cell table:style-name="ce11" table:formula="of:=IF(OR(EXACT([.B30];&quot;&quot;);[.B30]&lt;=0);&quot;&quot;;ROUND([.B30]-[.D31];2))" office:value-type="currency" office:currency="USD" office:value="285540.07">
            <text:p>$285,540.07</text:p>
          </table:table-cell>
          <table:table-cell table:formula="of:=IF(OR(EXACT([.B30];&quot;&quot;);[.B30]&lt;=0);&quot;&quot;;[.B30]*[.$D$1])" office:value-type="currency" office:currency="USD" office:value="1192.28245833333">
            <text:p>$1,192.28</text:p>
          </table:table-cell>
          <table:table-cell table:formula="of:=IF(OR(EXACT([.B30];&quot;&quot;);[.B30]&lt;=0);&quot;&quot;;[.E31]-[.C31])" office:value-type="currency" office:currency="USD" office:value="607.717541666667">
            <text:p>$607.72</text:p>
          </table:table-cell>
          <table:table-cell table:formula="of:=IF(OR(EXACT([.B30];&quot;&quot;);[.B30]&lt;=0);&quot;&quot;;IF([.G31]&gt;0;[.G31];MIN([.B30]+[.C31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30]-[.S31];2)" office:value-type="currency" office:currency="USD" office:value="290523.07">
            <text:p>$290,523.07</text:p>
          </table:table-cell>
          <table:table-cell table:formula="of:=[.Q30]*[.$D$1]" office:value-type="currency" office:currency="USD" office:value="1212.17233333333">
            <text:p>$1,212.17</text:p>
          </table:table-cell>
          <table:table-cell table:formula="of:=[.$D$3]-[.R31]" office:value-type="currency" office:currency="USD" office:value="398.292535703086">
            <text:p>$398.29</text:p>
          </table:table-cell>
          <table:table-cell table:number-columns-repeated="1005"/>
        </table:table-row>
        <table:table-row table:style-name="ro1">
          <table:table-cell table:formula="of:=[.A31]+1" office:value-type="float" office:value="26">
            <text:p>26</text:p>
          </table:table-cell>
          <table:table-cell table:style-name="ce11" table:formula="of:=IF(OR(EXACT([.B31];&quot;&quot;);[.B31]&lt;=0);&quot;&quot;;ROUND([.B31]-[.D32];2))" office:value-type="currency" office:currency="USD" office:value="284929.82">
            <text:p>$284,929.82</text:p>
          </table:table-cell>
          <table:table-cell table:formula="of:=IF(OR(EXACT([.B31];&quot;&quot;);[.B31]&lt;=0);&quot;&quot;;[.B31]*[.$D$1])" office:value-type="currency" office:currency="USD" office:value="1189.75029166667">
            <text:p>$1,189.75</text:p>
          </table:table-cell>
          <table:table-cell table:formula="of:=IF(OR(EXACT([.B31];&quot;&quot;);[.B31]&lt;=0);&quot;&quot;;[.E32]-[.C32])" office:value-type="currency" office:currency="USD" office:value="610.249708333333">
            <text:p>$610.25</text:p>
          </table:table-cell>
          <table:table-cell table:formula="of:=IF(OR(EXACT([.B31];&quot;&quot;);[.B31]&lt;=0);&quot;&quot;;IF([.G32]&gt;0;[.G32];MIN([.B31]+[.C32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31]-[.S32];2)" office:value-type="currency" office:currency="USD" office:value="290123.12">
            <text:p>$290,123.12</text:p>
          </table:table-cell>
          <table:table-cell table:formula="of:=[.Q31]*[.$D$1]" office:value-type="currency" office:currency="USD" office:value="1210.51279166667">
            <text:p>$1,210.51</text:p>
          </table:table-cell>
          <table:table-cell table:formula="of:=[.$D$3]-[.R32]" office:value-type="currency" office:currency="USD" office:value="399.952077369753">
            <text:p>$399.95</text:p>
          </table:table-cell>
          <table:table-cell table:number-columns-repeated="1005"/>
        </table:table-row>
        <table:table-row table:style-name="ro1">
          <table:table-cell table:formula="of:=[.A32]+1" office:value-type="float" office:value="27">
            <text:p>27</text:p>
          </table:table-cell>
          <table:table-cell table:style-name="ce11" table:formula="of:=IF(OR(EXACT([.B32];&quot;&quot;);[.B32]&lt;=0);&quot;&quot;;ROUND([.B32]-[.D33];2))" office:value-type="currency" office:currency="USD" office:value="284317.03">
            <text:p>$284,317.03</text:p>
          </table:table-cell>
          <table:table-cell table:formula="of:=IF(OR(EXACT([.B32];&quot;&quot;);[.B32]&lt;=0);&quot;&quot;;[.B32]*[.$D$1])" office:value-type="currency" office:currency="USD" office:value="1187.20758333333">
            <text:p>$1,187.21</text:p>
          </table:table-cell>
          <table:table-cell table:formula="of:=IF(OR(EXACT([.B32];&quot;&quot;);[.B32]&lt;=0);&quot;&quot;;[.E33]-[.C33])" office:value-type="currency" office:currency="USD" office:value="612.792416666667">
            <text:p>$612.79</text:p>
          </table:table-cell>
          <table:table-cell table:formula="of:=IF(OR(EXACT([.B32];&quot;&quot;);[.B32]&lt;=0);&quot;&quot;;IF([.G33]&gt;0;[.G33];MIN([.B32]+[.C33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32]-[.S33];2)" office:value-type="currency" office:currency="USD" office:value="289721.5">
            <text:p>$289,721.50</text:p>
          </table:table-cell>
          <table:table-cell table:formula="of:=[.Q32]*[.$D$1]" office:value-type="currency" office:currency="USD" office:value="1208.84633333333">
            <text:p>$1,208.85</text:p>
          </table:table-cell>
          <table:table-cell table:formula="of:=[.$D$3]-[.R33]" office:value-type="currency" office:currency="USD" office:value="401.618535703086">
            <text:p>$401.62</text:p>
          </table:table-cell>
          <table:table-cell table:number-columns-repeated="1005"/>
        </table:table-row>
        <table:table-row table:style-name="ro1">
          <table:table-cell table:formula="of:=[.A33]+1" office:value-type="float" office:value="28">
            <text:p>28</text:p>
          </table:table-cell>
          <table:table-cell table:style-name="ce11" table:formula="of:=IF(OR(EXACT([.B33];&quot;&quot;);[.B33]&lt;=0);&quot;&quot;;ROUND([.B33]-[.D34];2))" office:value-type="currency" office:currency="USD" office:value="283701.68">
            <text:p>$283,701.68</text:p>
          </table:table-cell>
          <table:table-cell table:formula="of:=IF(OR(EXACT([.B33];&quot;&quot;);[.B33]&lt;=0);&quot;&quot;;[.B33]*[.$D$1])" office:value-type="currency" office:currency="USD" office:value="1184.65429166667">
            <text:p>$1,184.65</text:p>
          </table:table-cell>
          <table:table-cell table:formula="of:=IF(OR(EXACT([.B33];&quot;&quot;);[.B33]&lt;=0);&quot;&quot;;[.E34]-[.C34])" office:value-type="currency" office:currency="USD" office:value="615.345708333333">
            <text:p>$615.35</text:p>
          </table:table-cell>
          <table:table-cell table:formula="of:=IF(OR(EXACT([.B33];&quot;&quot;);[.B33]&lt;=0);&quot;&quot;;IF([.G34]&gt;0;[.G34];MIN([.B33]+[.C34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33]-[.S34];2)" office:value-type="currency" office:currency="USD" office:value="289318.21">
            <text:p>$289,318.21</text:p>
          </table:table-cell>
          <table:table-cell table:formula="of:=[.Q33]*[.$D$1]" office:value-type="currency" office:currency="USD" office:value="1207.17291666667">
            <text:p>$1,207.17</text:p>
          </table:table-cell>
          <table:table-cell table:formula="of:=[.$D$3]-[.R34]" office:value-type="currency" office:currency="USD" office:value="403.291952369753">
            <text:p>$403.29</text:p>
          </table:table-cell>
          <table:table-cell table:number-columns-repeated="1005"/>
        </table:table-row>
        <table:table-row table:style-name="ro1">
          <table:table-cell table:formula="of:=[.A34]+1" office:value-type="float" office:value="29">
            <text:p>29</text:p>
          </table:table-cell>
          <table:table-cell table:style-name="ce11" table:formula="of:=IF(OR(EXACT([.B34];&quot;&quot;);[.B34]&lt;=0);&quot;&quot;;ROUND([.B34]-[.D35];2))" office:value-type="currency" office:currency="USD" office:value="283083.77">
            <text:p>$283,083.77</text:p>
          </table:table-cell>
          <table:table-cell table:formula="of:=IF(OR(EXACT([.B34];&quot;&quot;);[.B34]&lt;=0);&quot;&quot;;[.B34]*[.$D$1])" office:value-type="currency" office:currency="USD" office:value="1182.09033333333">
            <text:p>$1,182.09</text:p>
          </table:table-cell>
          <table:table-cell table:formula="of:=IF(OR(EXACT([.B34];&quot;&quot;);[.B34]&lt;=0);&quot;&quot;;[.E35]-[.C35])" office:value-type="currency" office:currency="USD" office:value="617.909666666667">
            <text:p>$617.91</text:p>
          </table:table-cell>
          <table:table-cell table:formula="of:=IF(OR(EXACT([.B34];&quot;&quot;);[.B34]&lt;=0);&quot;&quot;;IF([.G35]&gt;0;[.G35];MIN([.B34]+[.C35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34]-[.S35];2)" office:value-type="currency" office:currency="USD" office:value="288913.24">
            <text:p>$288,913.24</text:p>
          </table:table-cell>
          <table:table-cell table:formula="of:=[.Q34]*[.$D$1]" office:value-type="currency" office:currency="USD" office:value="1205.49254166667">
            <text:p>$1,205.49</text:p>
          </table:table-cell>
          <table:table-cell table:formula="of:=[.$D$3]-[.R35]" office:value-type="currency" office:currency="USD" office:value="404.972327369753">
            <text:p>$404.97</text:p>
          </table:table-cell>
          <table:table-cell table:number-columns-repeated="1005"/>
        </table:table-row>
        <table:table-row table:style-name="ro1">
          <table:table-cell table:formula="of:=[.A35]+1" office:value-type="float" office:value="30">
            <text:p>30</text:p>
          </table:table-cell>
          <table:table-cell table:style-name="ce11" table:formula="of:=IF(OR(EXACT([.B35];&quot;&quot;);[.B35]&lt;=0);&quot;&quot;;ROUND([.B35]-[.D36];2))" office:value-type="currency" office:currency="USD" office:value="282463.29">
            <text:p>$282,463.29</text:p>
          </table:table-cell>
          <table:table-cell table:formula="of:=IF(OR(EXACT([.B35];&quot;&quot;);[.B35]&lt;=0);&quot;&quot;;[.B35]*[.$D$1])" office:value-type="currency" office:currency="USD" office:value="1179.51570833333">
            <text:p>$1,179.52</text:p>
          </table:table-cell>
          <table:table-cell table:formula="of:=IF(OR(EXACT([.B35];&quot;&quot;);[.B35]&lt;=0);&quot;&quot;;[.E36]-[.C36])" office:value-type="currency" office:currency="USD" office:value="620.484291666667">
            <text:p>$620.48</text:p>
          </table:table-cell>
          <table:table-cell table:formula="of:=IF(OR(EXACT([.B35];&quot;&quot;);[.B35]&lt;=0);&quot;&quot;;IF([.G36]&gt;0;[.G36];MIN([.B35]+[.C36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35]-[.S36];2)" office:value-type="currency" office:currency="USD" office:value="288506.58">
            <text:p>$288,506.58</text:p>
          </table:table-cell>
          <table:table-cell table:formula="of:=[.Q35]*[.$D$1]" office:value-type="currency" office:currency="USD" office:value="1203.80516666667">
            <text:p>$1,203.81</text:p>
          </table:table-cell>
          <table:table-cell table:formula="of:=[.$D$3]-[.R36]" office:value-type="currency" office:currency="USD" office:value="406.659702369753">
            <text:p>$406.66</text:p>
          </table:table-cell>
          <table:table-cell table:number-columns-repeated="1005"/>
        </table:table-row>
        <table:table-row table:style-name="ro1">
          <table:table-cell table:formula="of:=[.A36]+1" office:value-type="float" office:value="31">
            <text:p>31</text:p>
          </table:table-cell>
          <table:table-cell table:style-name="ce11" table:formula="of:=IF(OR(EXACT([.B36];&quot;&quot;);[.B36]&lt;=0);&quot;&quot;;ROUND([.B36]-[.D37];2))" office:value-type="currency" office:currency="USD" office:value="281840.22">
            <text:p>$281,840.22</text:p>
          </table:table-cell>
          <table:table-cell table:formula="of:=IF(OR(EXACT([.B36];&quot;&quot;);[.B36]&lt;=0);&quot;&quot;;[.B36]*[.$D$1])" office:value-type="currency" office:currency="USD" office:value="1176.930375">
            <text:p>$1,176.93</text:p>
          </table:table-cell>
          <table:table-cell table:formula="of:=IF(OR(EXACT([.B36];&quot;&quot;);[.B36]&lt;=0);&quot;&quot;;[.E37]-[.C37])" office:value-type="currency" office:currency="USD" office:value="623.069625">
            <text:p>$623.07</text:p>
          </table:table-cell>
          <table:table-cell table:formula="of:=IF(OR(EXACT([.B36];&quot;&quot;);[.B36]&lt;=0);&quot;&quot;;IF([.G37]&gt;0;[.G37];MIN([.B36]+[.C37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36]-[.S37];2)" office:value-type="currency" office:currency="USD" office:value="288098.23">
            <text:p>$288,098.23</text:p>
          </table:table-cell>
          <table:table-cell table:formula="of:=[.Q36]*[.$D$1]" office:value-type="currency" office:currency="USD" office:value="1202.11075">
            <text:p>$1,202.11</text:p>
          </table:table-cell>
          <table:table-cell table:formula="of:=[.$D$3]-[.R37]" office:value-type="currency" office:currency="USD" office:value="408.354119036419">
            <text:p>$408.35</text:p>
          </table:table-cell>
          <table:table-cell table:number-columns-repeated="1005"/>
        </table:table-row>
        <table:table-row table:style-name="ro1">
          <table:table-cell table:formula="of:=[.A37]+1" office:value-type="float" office:value="32">
            <text:p>32</text:p>
          </table:table-cell>
          <table:table-cell table:style-name="ce11" table:formula="of:=IF(OR(EXACT([.B37];&quot;&quot;);[.B37]&lt;=0);&quot;&quot;;ROUND([.B37]-[.D38];2))" office:value-type="currency" office:currency="USD" office:value="281214.55">
            <text:p>$281,214.55</text:p>
          </table:table-cell>
          <table:table-cell table:formula="of:=IF(OR(EXACT([.B37];&quot;&quot;);[.B37]&lt;=0);&quot;&quot;;[.B37]*[.$D$1])" office:value-type="currency" office:currency="USD" office:value="1174.33425">
            <text:p>$1,174.33</text:p>
          </table:table-cell>
          <table:table-cell table:formula="of:=IF(OR(EXACT([.B37];&quot;&quot;);[.B37]&lt;=0);&quot;&quot;;[.E38]-[.C38])" office:value-type="currency" office:currency="USD" office:value="625.66575">
            <text:p>$625.67</text:p>
          </table:table-cell>
          <table:table-cell table:formula="of:=IF(OR(EXACT([.B37];&quot;&quot;);[.B37]&lt;=0);&quot;&quot;;IF([.G38]&gt;0;[.G38];MIN([.B37]+[.C38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37]-[.S38];2)" office:value-type="currency" office:currency="USD" office:value="287688.17">
            <text:p>$287,688.17</text:p>
          </table:table-cell>
          <table:table-cell table:formula="of:=[.Q37]*[.$D$1]" office:value-type="currency" office:currency="USD" office:value="1200.40929166667">
            <text:p>$1,200.41</text:p>
          </table:table-cell>
          <table:table-cell table:formula="of:=[.$D$3]-[.R38]" office:value-type="currency" office:currency="USD" office:value="410.055577369753">
            <text:p>$410.06</text:p>
          </table:table-cell>
          <table:table-cell table:number-columns-repeated="1005"/>
        </table:table-row>
        <table:table-row table:style-name="ro1">
          <table:table-cell table:formula="of:=[.A38]+1" office:value-type="float" office:value="33">
            <text:p>33</text:p>
          </table:table-cell>
          <table:table-cell table:style-name="ce11" table:formula="of:=IF(OR(EXACT([.B38];&quot;&quot;);[.B38]&lt;=0);&quot;&quot;;ROUND([.B38]-[.D39];2))" office:value-type="currency" office:currency="USD" office:value="280586.28">
            <text:p>$280,586.28</text:p>
          </table:table-cell>
          <table:table-cell table:formula="of:=IF(OR(EXACT([.B38];&quot;&quot;);[.B38]&lt;=0);&quot;&quot;;[.B38]*[.$D$1])" office:value-type="currency" office:currency="USD" office:value="1171.72729166667">
            <text:p>$1,171.73</text:p>
          </table:table-cell>
          <table:table-cell table:formula="of:=IF(OR(EXACT([.B38];&quot;&quot;);[.B38]&lt;=0);&quot;&quot;;[.E39]-[.C39])" office:value-type="currency" office:currency="USD" office:value="628.272708333333">
            <text:p>$628.27</text:p>
          </table:table-cell>
          <table:table-cell table:formula="of:=IF(OR(EXACT([.B38];&quot;&quot;);[.B38]&lt;=0);&quot;&quot;;IF([.G39]&gt;0;[.G39];MIN([.B38]+[.C39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38]-[.S39];2)" office:value-type="currency" office:currency="USD" office:value="287276.41">
            <text:p>$287,276.41</text:p>
          </table:table-cell>
          <table:table-cell table:formula="of:=[.Q38]*[.$D$1]" office:value-type="currency" office:currency="USD" office:value="1198.70070833333">
            <text:p>$1,198.70</text:p>
          </table:table-cell>
          <table:table-cell table:formula="of:=[.$D$3]-[.R39]" office:value-type="currency" office:currency="USD" office:value="411.764160703086">
            <text:p>$411.76</text:p>
          </table:table-cell>
          <table:table-cell table:number-columns-repeated="1005"/>
        </table:table-row>
        <table:table-row table:style-name="ro1">
          <table:table-cell table:formula="of:=[.A39]+1" office:value-type="float" office:value="34">
            <text:p>34</text:p>
          </table:table-cell>
          <table:table-cell table:style-name="ce11" table:formula="of:=IF(OR(EXACT([.B39];&quot;&quot;);[.B39]&lt;=0);&quot;&quot;;ROUND([.B39]-[.D40];2))" office:value-type="currency" office:currency="USD" office:value="279955.39">
            <text:p>$279,955.39</text:p>
          </table:table-cell>
          <table:table-cell table:formula="of:=IF(OR(EXACT([.B39];&quot;&quot;);[.B39]&lt;=0);&quot;&quot;;[.B39]*[.$D$1])" office:value-type="currency" office:currency="USD" office:value="1169.1095">
            <text:p>$1,169.11</text:p>
          </table:table-cell>
          <table:table-cell table:formula="of:=IF(OR(EXACT([.B39];&quot;&quot;);[.B39]&lt;=0);&quot;&quot;;[.E40]-[.C40])" office:value-type="currency" office:currency="USD" office:value="630.8905">
            <text:p>$630.89</text:p>
          </table:table-cell>
          <table:table-cell table:formula="of:=IF(OR(EXACT([.B39];&quot;&quot;);[.B39]&lt;=0);&quot;&quot;;IF([.G40]&gt;0;[.G40];MIN([.B39]+[.C40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39]-[.S40];2)" office:value-type="currency" office:currency="USD" office:value="286862.93">
            <text:p>$286,862.93</text:p>
          </table:table-cell>
          <table:table-cell table:formula="of:=[.Q39]*[.$D$1]" office:value-type="currency" office:currency="USD" office:value="1196.98504166667">
            <text:p>$1,196.99</text:p>
          </table:table-cell>
          <table:table-cell table:formula="of:=[.$D$3]-[.R40]" office:value-type="currency" office:currency="USD" office:value="413.479827369753">
            <text:p>$413.48</text:p>
          </table:table-cell>
          <table:table-cell table:number-columns-repeated="1005"/>
        </table:table-row>
        <table:table-row table:style-name="ro1">
          <table:table-cell table:formula="of:=[.A40]+1" office:value-type="float" office:value="35">
            <text:p>35</text:p>
          </table:table-cell>
          <table:table-cell table:style-name="ce11" table:formula="of:=IF(OR(EXACT([.B40];&quot;&quot;);[.B40]&lt;=0);&quot;&quot;;ROUND([.B40]-[.D41];2))" office:value-type="currency" office:currency="USD" office:value="279321.87">
            <text:p>$279,321.87</text:p>
          </table:table-cell>
          <table:table-cell table:formula="of:=IF(OR(EXACT([.B40];&quot;&quot;);[.B40]&lt;=0);&quot;&quot;;[.B40]*[.$D$1])" office:value-type="currency" office:currency="USD" office:value="1166.48079166667">
            <text:p>$1,166.48</text:p>
          </table:table-cell>
          <table:table-cell table:formula="of:=IF(OR(EXACT([.B40];&quot;&quot;);[.B40]&lt;=0);&quot;&quot;;[.E41]-[.C41])" office:value-type="currency" office:currency="USD" office:value="633.519208333333">
            <text:p>$633.52</text:p>
          </table:table-cell>
          <table:table-cell table:formula="of:=IF(OR(EXACT([.B40];&quot;&quot;);[.B40]&lt;=0);&quot;&quot;;IF([.G41]&gt;0;[.G41];MIN([.B40]+[.C41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40]-[.S41];2)" office:value-type="currency" office:currency="USD" office:value="286447.73">
            <text:p>$286,447.73</text:p>
          </table:table-cell>
          <table:table-cell table:formula="of:=[.Q40]*[.$D$1]" office:value-type="currency" office:currency="USD" office:value="1195.26220833333">
            <text:p>$1,195.26</text:p>
          </table:table-cell>
          <table:table-cell table:formula="of:=[.$D$3]-[.R41]" office:value-type="currency" office:currency="USD" office:value="415.202660703086">
            <text:p>$415.20</text:p>
          </table:table-cell>
          <table:table-cell table:number-columns-repeated="1005"/>
        </table:table-row>
        <table:table-row table:style-name="ro1">
          <table:table-cell table:style-name="ce5" table:formula="of:=[.A41]+1" office:value-type="float" office:value="36">
            <text:p>36</text:p>
          </table:table-cell>
          <table:table-cell table:style-name="ce12" table:formula="of:=IF(OR(EXACT([.B41];&quot;&quot;);[.B41]&lt;=0);&quot;&quot;;ROUND([.B41]-[.D42];2))" office:value-type="currency" office:currency="USD" office:value="278685.71">
            <text:p>$278,685.71</text:p>
          </table:table-cell>
          <table:table-cell table:style-name="ce12" table:formula="of:=IF(OR(EXACT([.B41];&quot;&quot;);[.B41]&lt;=0);&quot;&quot;;[.B41]*[.$D$1])" office:value-type="currency" office:currency="USD" office:value="1163.841125">
            <text:p>$1,163.84</text:p>
          </table:table-cell>
          <table:table-cell table:style-name="ce12" table:formula="of:=IF(OR(EXACT([.B41];&quot;&quot;);[.B41]&lt;=0);&quot;&quot;;[.E42]-[.C42])" office:value-type="currency" office:currency="USD" office:value="636.158875">
            <text:p>$636.16</text:p>
          </table:table-cell>
          <table:table-cell table:style-name="ce12" table:formula="of:=IF(OR(EXACT([.B41];&quot;&quot;);[.B41]&lt;=0);&quot;&quot;;IF([.G42]&gt;0;[.G42];MIN([.B41]+[.C42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3">
            <text:p>3</text:p>
          </table:table-cell>
          <table:table-cell table:number-columns-repeated="5"/>
          <table:table-cell table:formula="of:=ROUND([.Q41]-[.S42];2)" office:value-type="currency" office:currency="USD" office:value="286030.8">
            <text:p>$286,030.80</text:p>
          </table:table-cell>
          <table:table-cell table:formula="of:=[.Q41]*[.$D$1]" office:value-type="currency" office:currency="USD" office:value="1193.53220833333">
            <text:p>$1,193.53</text:p>
          </table:table-cell>
          <table:table-cell table:formula="of:=[.$D$3]-[.R42]" office:value-type="currency" office:currency="USD" office:value="416.932660703086">
            <text:p>$416.93</text:p>
          </table:table-cell>
          <table:table-cell table:number-columns-repeated="1005"/>
        </table:table-row>
        <table:table-row table:style-name="ro1">
          <table:table-cell table:formula="of:=[.A42]+1" office:value-type="float" office:value="37">
            <text:p>37</text:p>
          </table:table-cell>
          <table:table-cell table:style-name="ce11" table:formula="of:=IF(OR(EXACT([.B42];&quot;&quot;);[.B42]&lt;=0);&quot;&quot;;ROUND([.B42]-[.D43];2))" office:value-type="currency" office:currency="USD" office:value="278046.9">
            <text:p>$278,046.90</text:p>
          </table:table-cell>
          <table:table-cell table:formula="of:=IF(OR(EXACT([.B42];&quot;&quot;);[.B42]&lt;=0);&quot;&quot;;[.B42]*[.$D$1])" office:value-type="currency" office:currency="USD" office:value="1161.19045833333">
            <text:p>$1,161.19</text:p>
          </table:table-cell>
          <table:table-cell table:formula="of:=IF(OR(EXACT([.B42];&quot;&quot;);[.B42]&lt;=0);&quot;&quot;;[.E43]-[.C43])" office:value-type="currency" office:currency="USD" office:value="638.809541666667">
            <text:p>$638.81</text:p>
          </table:table-cell>
          <table:table-cell table:formula="of:=IF(OR(EXACT([.B42];&quot;&quot;);[.B42]&lt;=0);&quot;&quot;;IF([.G43]&gt;0;[.G43];MIN([.B42]+[.C43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42]-[.S43];2)" office:value-type="currency" office:currency="USD" office:value="285612.13">
            <text:p>$285,612.13</text:p>
          </table:table-cell>
          <table:table-cell table:formula="of:=[.Q42]*[.$D$1]" office:value-type="currency" office:currency="USD" office:value="1191.795">
            <text:p>$1,191.80</text:p>
          </table:table-cell>
          <table:table-cell table:formula="of:=[.$D$3]-[.R43]" office:value-type="currency" office:currency="USD" office:value="418.66986903642">
            <text:p>$418.67</text:p>
          </table:table-cell>
          <table:table-cell table:number-columns-repeated="1005"/>
        </table:table-row>
        <table:table-row table:style-name="ro1">
          <table:table-cell table:formula="of:=[.A43]+1" office:value-type="float" office:value="38">
            <text:p>38</text:p>
          </table:table-cell>
          <table:table-cell table:style-name="ce11" table:formula="of:=IF(OR(EXACT([.B43];&quot;&quot;);[.B43]&lt;=0);&quot;&quot;;ROUND([.B43]-[.D44];2))" office:value-type="currency" office:currency="USD" office:value="277405.43">
            <text:p>$277,405.43</text:p>
          </table:table-cell>
          <table:table-cell table:formula="of:=IF(OR(EXACT([.B43];&quot;&quot;);[.B43]&lt;=0);&quot;&quot;;[.B43]*[.$D$1])" office:value-type="currency" office:currency="USD" office:value="1158.52875">
            <text:p>$1,158.53</text:p>
          </table:table-cell>
          <table:table-cell table:formula="of:=IF(OR(EXACT([.B43];&quot;&quot;);[.B43]&lt;=0);&quot;&quot;;[.E44]-[.C44])" office:value-type="currency" office:currency="USD" office:value="641.47125">
            <text:p>$641.47</text:p>
          </table:table-cell>
          <table:table-cell table:formula="of:=IF(OR(EXACT([.B43];&quot;&quot;);[.B43]&lt;=0);&quot;&quot;;IF([.G44]&gt;0;[.G44];MIN([.B43]+[.C44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43]-[.S44];2)" office:value-type="currency" office:currency="USD" office:value="285191.72">
            <text:p>$285,191.72</text:p>
          </table:table-cell>
          <table:table-cell table:formula="of:=[.Q43]*[.$D$1]" office:value-type="currency" office:currency="USD" office:value="1190.05054166667">
            <text:p>$1,190.05</text:p>
          </table:table-cell>
          <table:table-cell table:formula="of:=[.$D$3]-[.R44]" office:value-type="currency" office:currency="USD" office:value="420.414327369753">
            <text:p>$420.41</text:p>
          </table:table-cell>
          <table:table-cell table:number-columns-repeated="1005"/>
        </table:table-row>
        <table:table-row table:style-name="ro1">
          <table:table-cell table:formula="of:=[.A44]+1" office:value-type="float" office:value="39">
            <text:p>39</text:p>
          </table:table-cell>
          <table:table-cell table:style-name="ce11" table:formula="of:=IF(OR(EXACT([.B44];&quot;&quot;);[.B44]&lt;=0);&quot;&quot;;ROUND([.B44]-[.D45];2))" office:value-type="currency" office:currency="USD" office:value="276761.29">
            <text:p>$276,761.29</text:p>
          </table:table-cell>
          <table:table-cell table:formula="of:=IF(OR(EXACT([.B44];&quot;&quot;);[.B44]&lt;=0);&quot;&quot;;[.B44]*[.$D$1])" office:value-type="currency" office:currency="USD" office:value="1155.85595833333">
            <text:p>$1,155.86</text:p>
          </table:table-cell>
          <table:table-cell table:formula="of:=IF(OR(EXACT([.B44];&quot;&quot;);[.B44]&lt;=0);&quot;&quot;;[.E45]-[.C45])" office:value-type="currency" office:currency="USD" office:value="644.144041666667">
            <text:p>$644.14</text:p>
          </table:table-cell>
          <table:table-cell table:formula="of:=IF(OR(EXACT([.B44];&quot;&quot;);[.B44]&lt;=0);&quot;&quot;;IF([.G45]&gt;0;[.G45];MIN([.B44]+[.C45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44]-[.S45];2)" office:value-type="currency" office:currency="USD" office:value="284769.55">
            <text:p>$284,769.55</text:p>
          </table:table-cell>
          <table:table-cell table:formula="of:=[.Q44]*[.$D$1]" office:value-type="currency" office:currency="USD" office:value="1188.29883333333">
            <text:p>$1,188.30</text:p>
          </table:table-cell>
          <table:table-cell table:formula="of:=[.$D$3]-[.R45]" office:value-type="currency" office:currency="USD" office:value="422.166035703086">
            <text:p>$422.17</text:p>
          </table:table-cell>
          <table:table-cell table:number-columns-repeated="1005"/>
        </table:table-row>
        <table:table-row table:style-name="ro1">
          <table:table-cell table:formula="of:=[.A45]+1" office:value-type="float" office:value="40">
            <text:p>40</text:p>
          </table:table-cell>
          <table:table-cell table:style-name="ce11" table:formula="of:=IF(OR(EXACT([.B45];&quot;&quot;);[.B45]&lt;=0);&quot;&quot;;ROUND([.B45]-[.D46];2))" office:value-type="currency" office:currency="USD" office:value="276114.46">
            <text:p>$276,114.46</text:p>
          </table:table-cell>
          <table:table-cell table:formula="of:=IF(OR(EXACT([.B45];&quot;&quot;);[.B45]&lt;=0);&quot;&quot;;[.B45]*[.$D$1])" office:value-type="currency" office:currency="USD" office:value="1153.17204166667">
            <text:p>$1,153.17</text:p>
          </table:table-cell>
          <table:table-cell table:formula="of:=IF(OR(EXACT([.B45];&quot;&quot;);[.B45]&lt;=0);&quot;&quot;;[.E46]-[.C46])" office:value-type="currency" office:currency="USD" office:value="646.827958333334">
            <text:p>$646.83</text:p>
          </table:table-cell>
          <table:table-cell table:formula="of:=IF(OR(EXACT([.B45];&quot;&quot;);[.B45]&lt;=0);&quot;&quot;;IF([.G46]&gt;0;[.G46];MIN([.B45]+[.C46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45]-[.S46];2)" office:value-type="currency" office:currency="USD" office:value="284345.62">
            <text:p>$284,345.62</text:p>
          </table:table-cell>
          <table:table-cell table:formula="of:=[.Q45]*[.$D$1]" office:value-type="currency" office:currency="USD" office:value="1186.53979166667">
            <text:p>$1,186.54</text:p>
          </table:table-cell>
          <table:table-cell table:formula="of:=[.$D$3]-[.R46]" office:value-type="currency" office:currency="USD" office:value="423.925077369753">
            <text:p>$423.93</text:p>
          </table:table-cell>
          <table:table-cell table:number-columns-repeated="1005"/>
        </table:table-row>
        <table:table-row table:style-name="ro1">
          <table:table-cell table:formula="of:=[.A46]+1" office:value-type="float" office:value="41">
            <text:p>41</text:p>
          </table:table-cell>
          <table:table-cell table:style-name="ce11" table:formula="of:=IF(OR(EXACT([.B46];&quot;&quot;);[.B46]&lt;=0);&quot;&quot;;ROUND([.B46]-[.D47];2))" office:value-type="currency" office:currency="USD" office:value="275464.94">
            <text:p>$275,464.94</text:p>
          </table:table-cell>
          <table:table-cell table:formula="of:=IF(OR(EXACT([.B46];&quot;&quot;);[.B46]&lt;=0);&quot;&quot;;[.B46]*[.$D$1])" office:value-type="currency" office:currency="USD" office:value="1150.47691666667">
            <text:p>$1,150.48</text:p>
          </table:table-cell>
          <table:table-cell table:formula="of:=IF(OR(EXACT([.B46];&quot;&quot;);[.B46]&lt;=0);&quot;&quot;;[.E47]-[.C47])" office:value-type="currency" office:currency="USD" office:value="649.523083333333">
            <text:p>$649.52</text:p>
          </table:table-cell>
          <table:table-cell table:formula="of:=IF(OR(EXACT([.B46];&quot;&quot;);[.B46]&lt;=0);&quot;&quot;;IF([.G47]&gt;0;[.G47];MIN([.B46]+[.C47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46]-[.S47];2)" office:value-type="currency" office:currency="USD" office:value="283919.93">
            <text:p>$283,919.93</text:p>
          </table:table-cell>
          <table:table-cell table:formula="of:=[.Q46]*[.$D$1]" office:value-type="currency" office:currency="USD" office:value="1184.77341666667">
            <text:p>$1,184.77</text:p>
          </table:table-cell>
          <table:table-cell table:formula="of:=[.$D$3]-[.R47]" office:value-type="currency" office:currency="USD" office:value="425.691452369753">
            <text:p>$425.69</text:p>
          </table:table-cell>
          <table:table-cell table:number-columns-repeated="1005"/>
        </table:table-row>
        <table:table-row table:style-name="ro1">
          <table:table-cell table:formula="of:=[.A47]+1" office:value-type="float" office:value="42">
            <text:p>42</text:p>
          </table:table-cell>
          <table:table-cell table:style-name="ce11" table:formula="of:=IF(OR(EXACT([.B47];&quot;&quot;);[.B47]&lt;=0);&quot;&quot;;ROUND([.B47]-[.D48];2))" office:value-type="currency" office:currency="USD" office:value="274812.71">
            <text:p>$274,812.71</text:p>
          </table:table-cell>
          <table:table-cell table:formula="of:=IF(OR(EXACT([.B47];&quot;&quot;);[.B47]&lt;=0);&quot;&quot;;[.B47]*[.$D$1])" office:value-type="currency" office:currency="USD" office:value="1147.77058333333">
            <text:p>$1,147.77</text:p>
          </table:table-cell>
          <table:table-cell table:formula="of:=IF(OR(EXACT([.B47];&quot;&quot;);[.B47]&lt;=0);&quot;&quot;;[.E48]-[.C48])" office:value-type="currency" office:currency="USD" office:value="652.229416666667">
            <text:p>$652.23</text:p>
          </table:table-cell>
          <table:table-cell table:formula="of:=IF(OR(EXACT([.B47];&quot;&quot;);[.B47]&lt;=0);&quot;&quot;;IF([.G48]&gt;0;[.G48];MIN([.B47]+[.C48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47]-[.S48];2)" office:value-type="currency" office:currency="USD" office:value="283492.46">
            <text:p>$283,492.46</text:p>
          </table:table-cell>
          <table:table-cell table:formula="of:=[.Q47]*[.$D$1]" office:value-type="currency" office:currency="USD" office:value="1182.99970833333">
            <text:p>$1,183.00</text:p>
          </table:table-cell>
          <table:table-cell table:formula="of:=[.$D$3]-[.R48]" office:value-type="currency" office:currency="USD" office:value="427.465160703086">
            <text:p>$427.47</text:p>
          </table:table-cell>
          <table:table-cell table:number-columns-repeated="1005"/>
        </table:table-row>
        <table:table-row table:style-name="ro1">
          <table:table-cell table:formula="of:=[.A48]+1" office:value-type="float" office:value="43">
            <text:p>43</text:p>
          </table:table-cell>
          <table:table-cell table:style-name="ce11" table:formula="of:=IF(OR(EXACT([.B48];&quot;&quot;);[.B48]&lt;=0);&quot;&quot;;ROUND([.B48]-[.D49];2))" office:value-type="currency" office:currency="USD" office:value="274157.76">
            <text:p>$274,157.76</text:p>
          </table:table-cell>
          <table:table-cell table:formula="of:=IF(OR(EXACT([.B48];&quot;&quot;);[.B48]&lt;=0);&quot;&quot;;[.B48]*[.$D$1])" office:value-type="currency" office:currency="USD" office:value="1145.05295833333">
            <text:p>$1,145.05</text:p>
          </table:table-cell>
          <table:table-cell table:formula="of:=IF(OR(EXACT([.B48];&quot;&quot;);[.B48]&lt;=0);&quot;&quot;;[.E49]-[.C49])" office:value-type="currency" office:currency="USD" office:value="654.947041666667">
            <text:p>$654.95</text:p>
          </table:table-cell>
          <table:table-cell table:formula="of:=IF(OR(EXACT([.B48];&quot;&quot;);[.B48]&lt;=0);&quot;&quot;;IF([.G49]&gt;0;[.G49];MIN([.B48]+[.C49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48]-[.S49];2)" office:value-type="currency" office:currency="USD" office:value="283063.21">
            <text:p>$283,063.21</text:p>
          </table:table-cell>
          <table:table-cell table:formula="of:=[.Q48]*[.$D$1]" office:value-type="currency" office:currency="USD" office:value="1181.21858333333">
            <text:p>$1,181.22</text:p>
          </table:table-cell>
          <table:table-cell table:formula="of:=[.$D$3]-[.R49]" office:value-type="currency" office:currency="USD" office:value="429.246285703086">
            <text:p>$429.25</text:p>
          </table:table-cell>
          <table:table-cell table:number-columns-repeated="1005"/>
        </table:table-row>
        <table:table-row table:style-name="ro1">
          <table:table-cell table:formula="of:=[.A49]+1" office:value-type="float" office:value="44">
            <text:p>44</text:p>
          </table:table-cell>
          <table:table-cell table:style-name="ce11" table:formula="of:=IF(OR(EXACT([.B49];&quot;&quot;);[.B49]&lt;=0);&quot;&quot;;ROUND([.B49]-[.D50];2))" office:value-type="currency" office:currency="USD" office:value="273500.08">
            <text:p>$273,500.08</text:p>
          </table:table-cell>
          <table:table-cell table:formula="of:=IF(OR(EXACT([.B49];&quot;&quot;);[.B49]&lt;=0);&quot;&quot;;[.B49]*[.$D$1])" office:value-type="currency" office:currency="USD" office:value="1142.324">
            <text:p>$1,142.32</text:p>
          </table:table-cell>
          <table:table-cell table:formula="of:=IF(OR(EXACT([.B49];&quot;&quot;);[.B49]&lt;=0);&quot;&quot;;[.E50]-[.C50])" office:value-type="currency" office:currency="USD" office:value="657.676">
            <text:p>$657.68</text:p>
          </table:table-cell>
          <table:table-cell table:formula="of:=IF(OR(EXACT([.B49];&quot;&quot;);[.B49]&lt;=0);&quot;&quot;;IF([.G50]&gt;0;[.G50];MIN([.B49]+[.C50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49]-[.S50];2)" office:value-type="currency" office:currency="USD" office:value="282632.18">
            <text:p>$282,632.18</text:p>
          </table:table-cell>
          <table:table-cell table:formula="of:=[.Q49]*[.$D$1]" office:value-type="currency" office:currency="USD" office:value="1179.43004166667">
            <text:p>$1,179.43</text:p>
          </table:table-cell>
          <table:table-cell table:formula="of:=[.$D$3]-[.R50]" office:value-type="currency" office:currency="USD" office:value="431.034827369753">
            <text:p>$431.03</text:p>
          </table:table-cell>
          <table:table-cell table:number-columns-repeated="1005"/>
        </table:table-row>
        <table:table-row table:style-name="ro1">
          <table:table-cell table:formula="of:=[.A50]+1" office:value-type="float" office:value="45">
            <text:p>45</text:p>
          </table:table-cell>
          <table:table-cell table:style-name="ce11" table:formula="of:=IF(OR(EXACT([.B50];&quot;&quot;);[.B50]&lt;=0);&quot;&quot;;ROUND([.B50]-[.D51];2))" office:value-type="currency" office:currency="USD" office:value="272839.66">
            <text:p>$272,839.66</text:p>
          </table:table-cell>
          <table:table-cell table:formula="of:=IF(OR(EXACT([.B50];&quot;&quot;);[.B50]&lt;=0);&quot;&quot;;[.B50]*[.$D$1])" office:value-type="currency" office:currency="USD" office:value="1139.58366666667">
            <text:p>$1,139.58</text:p>
          </table:table-cell>
          <table:table-cell table:formula="of:=IF(OR(EXACT([.B50];&quot;&quot;);[.B50]&lt;=0);&quot;&quot;;[.E51]-[.C51])" office:value-type="currency" office:currency="USD" office:value="660.416333333333">
            <text:p>$660.42</text:p>
          </table:table-cell>
          <table:table-cell table:formula="of:=IF(OR(EXACT([.B50];&quot;&quot;);[.B50]&lt;=0);&quot;&quot;;IF([.G51]&gt;0;[.G51];MIN([.B50]+[.C51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50]-[.S51];2)" office:value-type="currency" office:currency="USD" office:value="282199.35">
            <text:p>$282,199.35</text:p>
          </table:table-cell>
          <table:table-cell table:formula="of:=[.Q50]*[.$D$1]" office:value-type="currency" office:currency="USD" office:value="1177.63408333333">
            <text:p>$1,177.63</text:p>
          </table:table-cell>
          <table:table-cell table:formula="of:=[.$D$3]-[.R51]" office:value-type="currency" office:currency="USD" office:value="432.830785703086">
            <text:p>$432.83</text:p>
          </table:table-cell>
          <table:table-cell table:number-columns-repeated="1005"/>
        </table:table-row>
        <table:table-row table:style-name="ro1">
          <table:table-cell table:formula="of:=[.A51]+1" office:value-type="float" office:value="46">
            <text:p>46</text:p>
          </table:table-cell>
          <table:table-cell table:style-name="ce11" table:formula="of:=IF(OR(EXACT([.B51];&quot;&quot;);[.B51]&lt;=0);&quot;&quot;;ROUND([.B51]-[.D52];2))" office:value-type="currency" office:currency="USD" office:value="272176.49">
            <text:p>$272,176.49</text:p>
          </table:table-cell>
          <table:table-cell table:formula="of:=IF(OR(EXACT([.B51];&quot;&quot;);[.B51]&lt;=0);&quot;&quot;;[.B51]*[.$D$1])" office:value-type="currency" office:currency="USD" office:value="1136.83191666667">
            <text:p>$1,136.83</text:p>
          </table:table-cell>
          <table:table-cell table:formula="of:=IF(OR(EXACT([.B51];&quot;&quot;);[.B51]&lt;=0);&quot;&quot;;[.E52]-[.C52])" office:value-type="currency" office:currency="USD" office:value="663.168083333334">
            <text:p>$663.17</text:p>
          </table:table-cell>
          <table:table-cell table:formula="of:=IF(OR(EXACT([.B51];&quot;&quot;);[.B51]&lt;=0);&quot;&quot;;IF([.G52]&gt;0;[.G52];MIN([.B51]+[.C52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51]-[.S52];2)" office:value-type="currency" office:currency="USD" office:value="281764.72">
            <text:p>$281,764.72</text:p>
          </table:table-cell>
          <table:table-cell table:formula="of:=[.Q51]*[.$D$1]" office:value-type="currency" office:currency="USD" office:value="1175.830625">
            <text:p>$1,175.83</text:p>
          </table:table-cell>
          <table:table-cell table:formula="of:=[.$D$3]-[.R52]" office:value-type="currency" office:currency="USD" office:value="434.63424403642">
            <text:p>$434.63</text:p>
          </table:table-cell>
          <table:table-cell table:number-columns-repeated="1005"/>
        </table:table-row>
        <table:table-row table:style-name="ro1">
          <table:table-cell table:formula="of:=[.A52]+1" office:value-type="float" office:value="47">
            <text:p>47</text:p>
          </table:table-cell>
          <table:table-cell table:style-name="ce11" table:formula="of:=IF(OR(EXACT([.B52];&quot;&quot;);[.B52]&lt;=0);&quot;&quot;;ROUND([.B52]-[.D53];2))" office:value-type="currency" office:currency="USD" office:value="271510.56">
            <text:p>$271,510.56</text:p>
          </table:table-cell>
          <table:table-cell table:formula="of:=IF(OR(EXACT([.B52];&quot;&quot;);[.B52]&lt;=0);&quot;&quot;;[.B52]*[.$D$1])" office:value-type="currency" office:currency="USD" office:value="1134.06870833333">
            <text:p>$1,134.07</text:p>
          </table:table-cell>
          <table:table-cell table:formula="of:=IF(OR(EXACT([.B52];&quot;&quot;);[.B52]&lt;=0);&quot;&quot;;[.E53]-[.C53])" office:value-type="currency" office:currency="USD" office:value="665.931291666667">
            <text:p>$665.93</text:p>
          </table:table-cell>
          <table:table-cell table:formula="of:=IF(OR(EXACT([.B52];&quot;&quot;);[.B52]&lt;=0);&quot;&quot;;IF([.G53]&gt;0;[.G53];MIN([.B52]+[.C53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52]-[.S53];2)" office:value-type="currency" office:currency="USD" office:value="281328.27">
            <text:p>$281,328.27</text:p>
          </table:table-cell>
          <table:table-cell table:formula="of:=[.Q52]*[.$D$1]" office:value-type="currency" office:currency="USD" office:value="1174.01966666667">
            <text:p>$1,174.02</text:p>
          </table:table-cell>
          <table:table-cell table:formula="of:=[.$D$3]-[.R53]" office:value-type="currency" office:currency="USD" office:value="436.445202369753">
            <text:p>$436.45</text:p>
          </table:table-cell>
          <table:table-cell table:number-columns-repeated="1005"/>
        </table:table-row>
        <table:table-row table:style-name="ro1">
          <table:table-cell table:style-name="ce5" table:formula="of:=[.A53]+1" office:value-type="float" office:value="48">
            <text:p>48</text:p>
          </table:table-cell>
          <table:table-cell table:style-name="ce12" table:formula="of:=IF(OR(EXACT([.B53];&quot;&quot;);[.B53]&lt;=0);&quot;&quot;;ROUND([.B53]-[.D54];2))" office:value-type="currency" office:currency="USD" office:value="270841.85">
            <text:p>$270,841.85</text:p>
          </table:table-cell>
          <table:table-cell table:style-name="ce12" table:formula="of:=IF(OR(EXACT([.B53];&quot;&quot;);[.B53]&lt;=0);&quot;&quot;;[.B53]*[.$D$1])" office:value-type="currency" office:currency="USD" office:value="1131.294">
            <text:p>$1,131.29</text:p>
          </table:table-cell>
          <table:table-cell table:style-name="ce12" table:formula="of:=IF(OR(EXACT([.B53];&quot;&quot;);[.B53]&lt;=0);&quot;&quot;;[.E54]-[.C54])" office:value-type="currency" office:currency="USD" office:value="668.706">
            <text:p>$668.71</text:p>
          </table:table-cell>
          <table:table-cell table:style-name="ce12" table:formula="of:=IF(OR(EXACT([.B53];&quot;&quot;);[.B53]&lt;=0);&quot;&quot;;IF([.G54]&gt;0;[.G54];MIN([.B53]+[.C54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4">
            <text:p>4</text:p>
          </table:table-cell>
          <table:table-cell table:number-columns-repeated="5"/>
          <table:table-cell table:formula="of:=ROUND([.Q53]-[.S54];2)" office:value-type="currency" office:currency="USD" office:value="280890.01">
            <text:p>$280,890.01</text:p>
          </table:table-cell>
          <table:table-cell table:formula="of:=[.Q53]*[.$D$1]" office:value-type="currency" office:currency="USD" office:value="1172.201125">
            <text:p>$1,172.20</text:p>
          </table:table-cell>
          <table:table-cell table:formula="of:=[.$D$3]-[.R54]" office:value-type="currency" office:currency="USD" office:value="438.26374403642">
            <text:p>$438.26</text:p>
          </table:table-cell>
          <table:table-cell table:number-columns-repeated="1005"/>
        </table:table-row>
        <table:table-row table:style-name="ro1">
          <table:table-cell table:formula="of:=[.A54]+1" office:value-type="float" office:value="49">
            <text:p>49</text:p>
          </table:table-cell>
          <table:table-cell table:style-name="ce11" table:formula="of:=IF(OR(EXACT([.B54];&quot;&quot;);[.B54]&lt;=0);&quot;&quot;;ROUND([.B54]-[.D55];2))" office:value-type="currency" office:currency="USD" office:value="270170.36">
            <text:p>$270,170.36</text:p>
          </table:table-cell>
          <table:table-cell table:formula="of:=IF(OR(EXACT([.B54];&quot;&quot;);[.B54]&lt;=0);&quot;&quot;;[.B54]*[.$D$1])" office:value-type="currency" office:currency="USD" office:value="1128.50770833333">
            <text:p>$1,128.51</text:p>
          </table:table-cell>
          <table:table-cell table:formula="of:=IF(OR(EXACT([.B54];&quot;&quot;);[.B54]&lt;=0);&quot;&quot;;[.E55]-[.C55])" office:value-type="currency" office:currency="USD" office:value="671.492291666667">
            <text:p>$671.49</text:p>
          </table:table-cell>
          <table:table-cell table:formula="of:=IF(OR(EXACT([.B54];&quot;&quot;);[.B54]&lt;=0);&quot;&quot;;IF([.G55]&gt;0;[.G55];MIN([.B54]+[.C55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54]-[.S55];2)" office:value-type="currency" office:currency="USD" office:value="280449.92">
            <text:p>$280,449.92</text:p>
          </table:table-cell>
          <table:table-cell table:formula="of:=[.Q54]*[.$D$1]" office:value-type="currency" office:currency="USD" office:value="1170.37504166667">
            <text:p>$1,170.38</text:p>
          </table:table-cell>
          <table:table-cell table:formula="of:=[.$D$3]-[.R55]" office:value-type="currency" office:currency="USD" office:value="440.089827369753">
            <text:p>$440.09</text:p>
          </table:table-cell>
          <table:table-cell table:number-columns-repeated="1005"/>
        </table:table-row>
        <table:table-row table:style-name="ro1">
          <table:table-cell table:formula="of:=[.A55]+1" office:value-type="float" office:value="50">
            <text:p>50</text:p>
          </table:table-cell>
          <table:table-cell table:style-name="ce11" table:formula="of:=IF(OR(EXACT([.B55];&quot;&quot;);[.B55]&lt;=0);&quot;&quot;;ROUND([.B55]-[.D56];2))" office:value-type="currency" office:currency="USD" office:value="269496.07">
            <text:p>$269,496.07</text:p>
          </table:table-cell>
          <table:table-cell table:formula="of:=IF(OR(EXACT([.B55];&quot;&quot;);[.B55]&lt;=0);&quot;&quot;;[.B55]*[.$D$1])" office:value-type="currency" office:currency="USD" office:value="1125.70983333333">
            <text:p>$1,125.71</text:p>
          </table:table-cell>
          <table:table-cell table:formula="of:=IF(OR(EXACT([.B55];&quot;&quot;);[.B55]&lt;=0);&quot;&quot;;[.E56]-[.C56])" office:value-type="currency" office:currency="USD" office:value="674.290166666667">
            <text:p>$674.29</text:p>
          </table:table-cell>
          <table:table-cell table:formula="of:=IF(OR(EXACT([.B55];&quot;&quot;);[.B55]&lt;=0);&quot;&quot;;IF([.G56]&gt;0;[.G56];MIN([.B55]+[.C56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55]-[.S56];2)" office:value-type="currency" office:currency="USD" office:value="280008">
            <text:p>$280,008.00</text:p>
          </table:table-cell>
          <table:table-cell table:formula="of:=[.Q55]*[.$D$1]" office:value-type="currency" office:currency="USD" office:value="1168.54133333333">
            <text:p>$1,168.54</text:p>
          </table:table-cell>
          <table:table-cell table:formula="of:=[.$D$3]-[.R56]" office:value-type="currency" office:currency="USD" office:value="441.923535703086">
            <text:p>$441.92</text:p>
          </table:table-cell>
          <table:table-cell table:number-columns-repeated="1005"/>
        </table:table-row>
        <table:table-row table:style-name="ro1">
          <table:table-cell table:formula="of:=[.A56]+1" office:value-type="float" office:value="51">
            <text:p>51</text:p>
          </table:table-cell>
          <table:table-cell table:style-name="ce11" table:formula="of:=IF(OR(EXACT([.B56];&quot;&quot;);[.B56]&lt;=0);&quot;&quot;;ROUND([.B56]-[.D57];2))" office:value-type="currency" office:currency="USD" office:value="268818.97">
            <text:p>$268,818.97</text:p>
          </table:table-cell>
          <table:table-cell table:formula="of:=IF(OR(EXACT([.B56];&quot;&quot;);[.B56]&lt;=0);&quot;&quot;;[.B56]*[.$D$1])" office:value-type="currency" office:currency="USD" office:value="1122.90029166667">
            <text:p>$1,122.90</text:p>
          </table:table-cell>
          <table:table-cell table:formula="of:=IF(OR(EXACT([.B56];&quot;&quot;);[.B56]&lt;=0);&quot;&quot;;[.E57]-[.C57])" office:value-type="currency" office:currency="USD" office:value="677.099708333333">
            <text:p>$677.10</text:p>
          </table:table-cell>
          <table:table-cell table:formula="of:=IF(OR(EXACT([.B56];&quot;&quot;);[.B56]&lt;=0);&quot;&quot;;IF([.G57]&gt;0;[.G57];MIN([.B56]+[.C57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56]-[.S57];2)" office:value-type="currency" office:currency="USD" office:value="279564.24">
            <text:p>$279,564.24</text:p>
          </table:table-cell>
          <table:table-cell table:formula="of:=[.Q56]*[.$D$1]" office:value-type="currency" office:currency="USD" office:value="1166.7">
            <text:p>$1,166.70</text:p>
          </table:table-cell>
          <table:table-cell table:formula="of:=[.$D$3]-[.R57]" office:value-type="currency" office:currency="USD" office:value="443.764869036419">
            <text:p>$443.76</text:p>
          </table:table-cell>
          <table:table-cell table:number-columns-repeated="1005"/>
        </table:table-row>
        <table:table-row table:style-name="ro1">
          <table:table-cell table:formula="of:=[.A57]+1" office:value-type="float" office:value="52">
            <text:p>52</text:p>
          </table:table-cell>
          <table:table-cell table:style-name="ce11" table:formula="of:=IF(OR(EXACT([.B57];&quot;&quot;);[.B57]&lt;=0);&quot;&quot;;ROUND([.B57]-[.D58];2))" office:value-type="currency" office:currency="USD" office:value="268139.05">
            <text:p>$268,139.05</text:p>
          </table:table-cell>
          <table:table-cell table:formula="of:=IF(OR(EXACT([.B57];&quot;&quot;);[.B57]&lt;=0);&quot;&quot;;[.B57]*[.$D$1])" office:value-type="currency" office:currency="USD" office:value="1120.07904166667">
            <text:p>$1,120.08</text:p>
          </table:table-cell>
          <table:table-cell table:formula="of:=IF(OR(EXACT([.B57];&quot;&quot;);[.B57]&lt;=0);&quot;&quot;;[.E58]-[.C58])" office:value-type="currency" office:currency="USD" office:value="679.920958333333">
            <text:p>$679.92</text:p>
          </table:table-cell>
          <table:table-cell table:formula="of:=IF(OR(EXACT([.B57];&quot;&quot;);[.B57]&lt;=0);&quot;&quot;;IF([.G58]&gt;0;[.G58];MIN([.B57]+[.C58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57]-[.S58];2)" office:value-type="currency" office:currency="USD" office:value="279118.63">
            <text:p>$279,118.63</text:p>
          </table:table-cell>
          <table:table-cell table:formula="of:=[.Q57]*[.$D$1]" office:value-type="currency" office:currency="USD" office:value="1164.851">
            <text:p>$1,164.85</text:p>
          </table:table-cell>
          <table:table-cell table:formula="of:=[.$D$3]-[.R58]" office:value-type="currency" office:currency="USD" office:value="445.61386903642">
            <text:p>$445.61</text:p>
          </table:table-cell>
          <table:table-cell table:number-columns-repeated="1005"/>
        </table:table-row>
        <table:table-row table:style-name="ro1">
          <table:table-cell table:formula="of:=[.A58]+1" office:value-type="float" office:value="53">
            <text:p>53</text:p>
          </table:table-cell>
          <table:table-cell table:style-name="ce11" table:formula="of:=IF(OR(EXACT([.B58];&quot;&quot;);[.B58]&lt;=0);&quot;&quot;;ROUND([.B58]-[.D59];2))" office:value-type="currency" office:currency="USD" office:value="267456.3">
            <text:p>$267,456.30</text:p>
          </table:table-cell>
          <table:table-cell table:formula="of:=IF(OR(EXACT([.B58];&quot;&quot;);[.B58]&lt;=0);&quot;&quot;;[.B58]*[.$D$1])" office:value-type="currency" office:currency="USD" office:value="1117.24604166667">
            <text:p>$1,117.25</text:p>
          </table:table-cell>
          <table:table-cell table:formula="of:=IF(OR(EXACT([.B58];&quot;&quot;);[.B58]&lt;=0);&quot;&quot;;[.E59]-[.C59])" office:value-type="currency" office:currency="USD" office:value="682.753958333333">
            <text:p>$682.75</text:p>
          </table:table-cell>
          <table:table-cell table:formula="of:=IF(OR(EXACT([.B58];&quot;&quot;);[.B58]&lt;=0);&quot;&quot;;IF([.G59]&gt;0;[.G59];MIN([.B58]+[.C59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58]-[.S59];2)" office:value-type="currency" office:currency="USD" office:value="278671.16">
            <text:p>$278,671.16</text:p>
          </table:table-cell>
          <table:table-cell table:formula="of:=[.Q58]*[.$D$1]" office:value-type="currency" office:currency="USD" office:value="1162.99429166667">
            <text:p>$1,162.99</text:p>
          </table:table-cell>
          <table:table-cell table:formula="of:=[.$D$3]-[.R59]" office:value-type="currency" office:currency="USD" office:value="447.470577369753">
            <text:p>$447.47</text:p>
          </table:table-cell>
          <table:table-cell table:number-columns-repeated="1005"/>
        </table:table-row>
        <table:table-row table:style-name="ro1">
          <table:table-cell table:formula="of:=[.A59]+1" office:value-type="float" office:value="54">
            <text:p>54</text:p>
          </table:table-cell>
          <table:table-cell table:style-name="ce11" table:formula="of:=IF(OR(EXACT([.B59];&quot;&quot;);[.B59]&lt;=0);&quot;&quot;;ROUND([.B59]-[.D60];2))" office:value-type="currency" office:currency="USD" office:value="266770.7">
            <text:p>$266,770.70</text:p>
          </table:table-cell>
          <table:table-cell table:formula="of:=IF(OR(EXACT([.B59];&quot;&quot;);[.B59]&lt;=0);&quot;&quot;;[.B59]*[.$D$1])" office:value-type="currency" office:currency="USD" office:value="1114.40125">
            <text:p>$1,114.40</text:p>
          </table:table-cell>
          <table:table-cell table:formula="of:=IF(OR(EXACT([.B59];&quot;&quot;);[.B59]&lt;=0);&quot;&quot;;[.E60]-[.C60])" office:value-type="currency" office:currency="USD" office:value="685.59875">
            <text:p>$685.60</text:p>
          </table:table-cell>
          <table:table-cell table:formula="of:=IF(OR(EXACT([.B59];&quot;&quot;);[.B59]&lt;=0);&quot;&quot;;IF([.G60]&gt;0;[.G60];MIN([.B59]+[.C60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59]-[.S60];2)" office:value-type="currency" office:currency="USD" office:value="278221.82">
            <text:p>$278,221.82</text:p>
          </table:table-cell>
          <table:table-cell table:formula="of:=[.Q59]*[.$D$1]" office:value-type="currency" office:currency="USD" office:value="1161.12983333333">
            <text:p>$1,161.13</text:p>
          </table:table-cell>
          <table:table-cell table:formula="of:=[.$D$3]-[.R60]" office:value-type="currency" office:currency="USD" office:value="449.335035703086">
            <text:p>$449.34</text:p>
          </table:table-cell>
          <table:table-cell table:number-columns-repeated="1005"/>
        </table:table-row>
        <table:table-row table:style-name="ro1">
          <table:table-cell table:formula="of:=[.A60]+1" office:value-type="float" office:value="55">
            <text:p>55</text:p>
          </table:table-cell>
          <table:table-cell table:style-name="ce11" table:formula="of:=IF(OR(EXACT([.B60];&quot;&quot;);[.B60]&lt;=0);&quot;&quot;;ROUND([.B60]-[.D61];2))" office:value-type="currency" office:currency="USD" office:value="266082.24">
            <text:p>$266,082.24</text:p>
          </table:table-cell>
          <table:table-cell table:formula="of:=IF(OR(EXACT([.B60];&quot;&quot;);[.B60]&lt;=0);&quot;&quot;;[.B60]*[.$D$1])" office:value-type="currency" office:currency="USD" office:value="1111.54458333333">
            <text:p>$1,111.54</text:p>
          </table:table-cell>
          <table:table-cell table:formula="of:=IF(OR(EXACT([.B60];&quot;&quot;);[.B60]&lt;=0);&quot;&quot;;[.E61]-[.C61])" office:value-type="currency" office:currency="USD" office:value="688.455416666667">
            <text:p>$688.46</text:p>
          </table:table-cell>
          <table:table-cell table:formula="of:=IF(OR(EXACT([.B60];&quot;&quot;);[.B60]&lt;=0);&quot;&quot;;IF([.G61]&gt;0;[.G61];MIN([.B60]+[.C61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60]-[.S61];2)" office:value-type="currency" office:currency="USD" office:value="277770.61">
            <text:p>$277,770.61</text:p>
          </table:table-cell>
          <table:table-cell table:formula="of:=[.Q60]*[.$D$1]" office:value-type="currency" office:currency="USD" office:value="1159.25758333333">
            <text:p>$1,159.26</text:p>
          </table:table-cell>
          <table:table-cell table:formula="of:=[.$D$3]-[.R61]" office:value-type="currency" office:currency="USD" office:value="451.207285703086">
            <text:p>$451.21</text:p>
          </table:table-cell>
          <table:table-cell table:number-columns-repeated="1005"/>
        </table:table-row>
        <table:table-row table:style-name="ro1">
          <table:table-cell table:formula="of:=[.A61]+1" office:value-type="float" office:value="56">
            <text:p>56</text:p>
          </table:table-cell>
          <table:table-cell table:style-name="ce11" table:formula="of:=IF(OR(EXACT([.B61];&quot;&quot;);[.B61]&lt;=0);&quot;&quot;;ROUND([.B61]-[.D62];2))" office:value-type="currency" office:currency="USD" office:value="265390.92">
            <text:p>$265,390.92</text:p>
          </table:table-cell>
          <table:table-cell table:formula="of:=IF(OR(EXACT([.B61];&quot;&quot;);[.B61]&lt;=0);&quot;&quot;;[.B61]*[.$D$1])" office:value-type="currency" office:currency="USD" office:value="1108.676">
            <text:p>$1,108.68</text:p>
          </table:table-cell>
          <table:table-cell table:formula="of:=IF(OR(EXACT([.B61];&quot;&quot;);[.B61]&lt;=0);&quot;&quot;;[.E62]-[.C62])" office:value-type="currency" office:currency="USD" office:value="691.324">
            <text:p>$691.32</text:p>
          </table:table-cell>
          <table:table-cell table:formula="of:=IF(OR(EXACT([.B61];&quot;&quot;);[.B61]&lt;=0);&quot;&quot;;IF([.G62]&gt;0;[.G62];MIN([.B61]+[.C62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61]-[.S62];2)" office:value-type="currency" office:currency="USD" office:value="277317.52">
            <text:p>$277,317.52</text:p>
          </table:table-cell>
          <table:table-cell table:formula="of:=[.Q61]*[.$D$1]" office:value-type="currency" office:currency="USD" office:value="1157.37754166667">
            <text:p>$1,157.38</text:p>
          </table:table-cell>
          <table:table-cell table:formula="of:=[.$D$3]-[.R62]" office:value-type="currency" office:currency="USD" office:value="453.087327369753">
            <text:p>$453.09</text:p>
          </table:table-cell>
          <table:table-cell table:number-columns-repeated="1005"/>
        </table:table-row>
        <table:table-row table:style-name="ro1">
          <table:table-cell table:formula="of:=[.A62]+1" office:value-type="float" office:value="57">
            <text:p>57</text:p>
          </table:table-cell>
          <table:table-cell table:style-name="ce11" table:formula="of:=IF(OR(EXACT([.B62];&quot;&quot;);[.B62]&lt;=0);&quot;&quot;;ROUND([.B62]-[.D63];2))" office:value-type="currency" office:currency="USD" office:value="264696.72">
            <text:p>$264,696.72</text:p>
          </table:table-cell>
          <table:table-cell table:formula="of:=IF(OR(EXACT([.B62];&quot;&quot;);[.B62]&lt;=0);&quot;&quot;;[.B62]*[.$D$1])" office:value-type="currency" office:currency="USD" office:value="1105.7955">
            <text:p>$1,105.80</text:p>
          </table:table-cell>
          <table:table-cell table:formula="of:=IF(OR(EXACT([.B62];&quot;&quot;);[.B62]&lt;=0);&quot;&quot;;[.E63]-[.C63])" office:value-type="currency" office:currency="USD" office:value="694.2045">
            <text:p>$694.20</text:p>
          </table:table-cell>
          <table:table-cell table:formula="of:=IF(OR(EXACT([.B62];&quot;&quot;);[.B62]&lt;=0);&quot;&quot;;IF([.G63]&gt;0;[.G63];MIN([.B62]+[.C63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62]-[.S63];2)" office:value-type="currency" office:currency="USD" office:value="276862.54">
            <text:p>$276,862.54</text:p>
          </table:table-cell>
          <table:table-cell table:formula="of:=[.Q62]*[.$D$1]" office:value-type="currency" office:currency="USD" office:value="1155.48966666667">
            <text:p>$1,155.49</text:p>
          </table:table-cell>
          <table:table-cell table:formula="of:=[.$D$3]-[.R63]" office:value-type="currency" office:currency="USD" office:value="454.975202369753">
            <text:p>$454.98</text:p>
          </table:table-cell>
          <table:table-cell table:number-columns-repeated="1005"/>
        </table:table-row>
        <table:table-row table:style-name="ro1">
          <table:table-cell table:formula="of:=[.A63]+1" office:value-type="float" office:value="58">
            <text:p>58</text:p>
          </table:table-cell>
          <table:table-cell table:style-name="ce11" table:formula="of:=IF(OR(EXACT([.B63];&quot;&quot;);[.B63]&lt;=0);&quot;&quot;;ROUND([.B63]-[.D64];2))" office:value-type="currency" office:currency="USD" office:value="263999.62">
            <text:p>$263,999.62</text:p>
          </table:table-cell>
          <table:table-cell table:formula="of:=IF(OR(EXACT([.B63];&quot;&quot;);[.B63]&lt;=0);&quot;&quot;;[.B63]*[.$D$1])" office:value-type="currency" office:currency="USD" office:value="1102.903">
            <text:p>$1,102.90</text:p>
          </table:table-cell>
          <table:table-cell table:formula="of:=IF(OR(EXACT([.B63];&quot;&quot;);[.B63]&lt;=0);&quot;&quot;;[.E64]-[.C64])" office:value-type="currency" office:currency="USD" office:value="697.097">
            <text:p>$697.10</text:p>
          </table:table-cell>
          <table:table-cell table:formula="of:=IF(OR(EXACT([.B63];&quot;&quot;);[.B63]&lt;=0);&quot;&quot;;IF([.G64]&gt;0;[.G64];MIN([.B63]+[.C64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63]-[.S64];2)" office:value-type="currency" office:currency="USD" office:value="276405.67">
            <text:p>$276,405.67</text:p>
          </table:table-cell>
          <table:table-cell table:formula="of:=[.Q63]*[.$D$1]" office:value-type="currency" office:currency="USD" office:value="1153.59391666667">
            <text:p>$1,153.59</text:p>
          </table:table-cell>
          <table:table-cell table:formula="of:=[.$D$3]-[.R64]" office:value-type="currency" office:currency="USD" office:value="456.870952369753">
            <text:p>$456.87</text:p>
          </table:table-cell>
          <table:table-cell table:number-columns-repeated="1005"/>
        </table:table-row>
        <table:table-row table:style-name="ro1">
          <table:table-cell table:formula="of:=[.A64]+1" office:value-type="float" office:value="59">
            <text:p>59</text:p>
          </table:table-cell>
          <table:table-cell table:style-name="ce11" table:formula="of:=IF(OR(EXACT([.B64];&quot;&quot;);[.B64]&lt;=0);&quot;&quot;;ROUND([.B64]-[.D65];2))" office:value-type="currency" office:currency="USD" office:value="263299.62">
            <text:p>$263,299.62</text:p>
          </table:table-cell>
          <table:table-cell table:formula="of:=IF(OR(EXACT([.B64];&quot;&quot;);[.B64]&lt;=0);&quot;&quot;;[.B64]*[.$D$1])" office:value-type="currency" office:currency="USD" office:value="1099.99841666667">
            <text:p>$1,100.00</text:p>
          </table:table-cell>
          <table:table-cell table:formula="of:=IF(OR(EXACT([.B64];&quot;&quot;);[.B64]&lt;=0);&quot;&quot;;[.E65]-[.C65])" office:value-type="currency" office:currency="USD" office:value="700.001583333333">
            <text:p>$700.00</text:p>
          </table:table-cell>
          <table:table-cell table:formula="of:=IF(OR(EXACT([.B64];&quot;&quot;);[.B64]&lt;=0);&quot;&quot;;IF([.G65]&gt;0;[.G65];MIN([.B64]+[.C65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64]-[.S65];2)" office:value-type="currency" office:currency="USD" office:value="275946.9">
            <text:p>$275,946.90</text:p>
          </table:table-cell>
          <table:table-cell table:formula="of:=[.Q64]*[.$D$1]" office:value-type="currency" office:currency="USD" office:value="1151.69029166667">
            <text:p>$1,151.69</text:p>
          </table:table-cell>
          <table:table-cell table:formula="of:=[.$D$3]-[.R65]" office:value-type="currency" office:currency="USD" office:value="458.774577369753">
            <text:p>$458.77</text:p>
          </table:table-cell>
          <table:table-cell table:number-columns-repeated="1005"/>
        </table:table-row>
        <table:table-row table:style-name="ro1">
          <table:table-cell table:style-name="ce5" table:formula="of:=[.A65]+1" office:value-type="float" office:value="60">
            <text:p>60</text:p>
          </table:table-cell>
          <table:table-cell table:style-name="ce12" table:formula="of:=IF(OR(EXACT([.B65];&quot;&quot;);[.B65]&lt;=0);&quot;&quot;;ROUND([.B65]-[.D66];2))" office:value-type="currency" office:currency="USD" office:value="262596.7">
            <text:p>$262,596.70</text:p>
          </table:table-cell>
          <table:table-cell table:style-name="ce12" table:formula="of:=IF(OR(EXACT([.B65];&quot;&quot;);[.B65]&lt;=0);&quot;&quot;;[.B65]*[.$D$1])" office:value-type="currency" office:currency="USD" office:value="1097.08175">
            <text:p>$1,097.08</text:p>
          </table:table-cell>
          <table:table-cell table:style-name="ce12" table:formula="of:=IF(OR(EXACT([.B65];&quot;&quot;);[.B65]&lt;=0);&quot;&quot;;[.E66]-[.C66])" office:value-type="currency" office:currency="USD" office:value="702.91825">
            <text:p>$702.92</text:p>
          </table:table-cell>
          <table:table-cell table:style-name="ce12" table:formula="of:=IF(OR(EXACT([.B65];&quot;&quot;);[.B65]&lt;=0);&quot;&quot;;IF([.G66]&gt;0;[.G66];MIN([.B65]+[.C66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5">
            <text:p>5</text:p>
          </table:table-cell>
          <table:table-cell table:number-columns-repeated="5"/>
          <table:table-cell table:formula="of:=ROUND([.Q65]-[.S66];2)" office:value-type="currency" office:currency="USD" office:value="275486.21">
            <text:p>$275,486.21</text:p>
          </table:table-cell>
          <table:table-cell table:formula="of:=[.Q65]*[.$D$1]" office:value-type="currency" office:currency="USD" office:value="1149.77875">
            <text:p>$1,149.78</text:p>
          </table:table-cell>
          <table:table-cell table:formula="of:=[.$D$3]-[.R66]" office:value-type="currency" office:currency="USD" office:value="460.686119036419">
            <text:p>$460.69</text:p>
          </table:table-cell>
          <table:table-cell table:number-columns-repeated="1005"/>
        </table:table-row>
        <table:table-row table:style-name="ro1">
          <table:table-cell table:formula="of:=[.A66]+1" office:value-type="float" office:value="61">
            <text:p>61</text:p>
          </table:table-cell>
          <table:table-cell table:style-name="ce11" table:formula="of:=IF(OR(EXACT([.B66];&quot;&quot;);[.B66]&lt;=0);&quot;&quot;;ROUND([.B66]-[.D67];2))" office:value-type="currency" office:currency="USD" office:value="261890.85">
            <text:p>$261,890.85</text:p>
          </table:table-cell>
          <table:table-cell table:formula="of:=IF(OR(EXACT([.B66];&quot;&quot;);[.B66]&lt;=0);&quot;&quot;;[.B66]*[.$D$1])" office:value-type="currency" office:currency="USD" office:value="1094.15291666667">
            <text:p>$1,094.15</text:p>
          </table:table-cell>
          <table:table-cell table:formula="of:=IF(OR(EXACT([.B66];&quot;&quot;);[.B66]&lt;=0);&quot;&quot;;[.E67]-[.C67])" office:value-type="currency" office:currency="USD" office:value="705.847083333333">
            <text:p>$705.85</text:p>
          </table:table-cell>
          <table:table-cell table:formula="of:=IF(OR(EXACT([.B66];&quot;&quot;);[.B66]&lt;=0);&quot;&quot;;IF([.G67]&gt;0;[.G67];MIN([.B66]+[.C67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66]-[.S67];2)" office:value-type="currency" office:currency="USD" office:value="275023.6">
            <text:p>$275,023.60</text:p>
          </table:table-cell>
          <table:table-cell table:formula="of:=[.Q66]*[.$D$1]" office:value-type="currency" office:currency="USD" office:value="1147.85920833333">
            <text:p>$1,147.86</text:p>
          </table:table-cell>
          <table:table-cell table:formula="of:=[.$D$3]-[.R67]" office:value-type="currency" office:currency="USD" office:value="462.605660703086">
            <text:p>$462.61</text:p>
          </table:table-cell>
          <table:table-cell table:number-columns-repeated="1005"/>
        </table:table-row>
        <table:table-row table:style-name="ro1">
          <table:table-cell table:formula="of:=[.A67]+1" office:value-type="float" office:value="62">
            <text:p>62</text:p>
          </table:table-cell>
          <table:table-cell table:style-name="ce11" table:formula="of:=IF(OR(EXACT([.B67];&quot;&quot;);[.B67]&lt;=0);&quot;&quot;;ROUND([.B67]-[.D68];2))" office:value-type="currency" office:currency="USD" office:value="261182.06">
            <text:p>$261,182.06</text:p>
          </table:table-cell>
          <table:table-cell table:formula="of:=IF(OR(EXACT([.B67];&quot;&quot;);[.B67]&lt;=0);&quot;&quot;;[.B67]*[.$D$1])" office:value-type="currency" office:currency="USD" office:value="1091.211875">
            <text:p>$1,091.21</text:p>
          </table:table-cell>
          <table:table-cell table:formula="of:=IF(OR(EXACT([.B67];&quot;&quot;);[.B67]&lt;=0);&quot;&quot;;[.E68]-[.C68])" office:value-type="currency" office:currency="USD" office:value="708.788125">
            <text:p>$708.79</text:p>
          </table:table-cell>
          <table:table-cell table:formula="of:=IF(OR(EXACT([.B67];&quot;&quot;);[.B67]&lt;=0);&quot;&quot;;IF([.G68]&gt;0;[.G68];MIN([.B67]+[.C68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67]-[.S68];2)" office:value-type="currency" office:currency="USD" office:value="274559.07">
            <text:p>$274,559.07</text:p>
          </table:table-cell>
          <table:table-cell table:formula="of:=[.Q67]*[.$D$1]" office:value-type="currency" office:currency="USD" office:value="1145.93166666667">
            <text:p>$1,145.93</text:p>
          </table:table-cell>
          <table:table-cell table:formula="of:=[.$D$3]-[.R68]" office:value-type="currency" office:currency="USD" office:value="464.533202369753">
            <text:p>$464.53</text:p>
          </table:table-cell>
          <table:table-cell table:number-columns-repeated="1005"/>
        </table:table-row>
        <table:table-row table:style-name="ro1">
          <table:table-cell table:formula="of:=[.A68]+1" office:value-type="float" office:value="63">
            <text:p>63</text:p>
          </table:table-cell>
          <table:table-cell table:style-name="ce11" table:formula="of:=IF(OR(EXACT([.B68];&quot;&quot;);[.B68]&lt;=0);&quot;&quot;;ROUND([.B68]-[.D69];2))" office:value-type="currency" office:currency="USD" office:value="260470.32">
            <text:p>$260,470.32</text:p>
          </table:table-cell>
          <table:table-cell table:formula="of:=IF(OR(EXACT([.B68];&quot;&quot;);[.B68]&lt;=0);&quot;&quot;;[.B68]*[.$D$1])" office:value-type="currency" office:currency="USD" office:value="1088.25858333333">
            <text:p>$1,088.26</text:p>
          </table:table-cell>
          <table:table-cell table:formula="of:=IF(OR(EXACT([.B68];&quot;&quot;);[.B68]&lt;=0);&quot;&quot;;[.E69]-[.C69])" office:value-type="currency" office:currency="USD" office:value="711.741416666667">
            <text:p>$711.74</text:p>
          </table:table-cell>
          <table:table-cell table:formula="of:=IF(OR(EXACT([.B68];&quot;&quot;);[.B68]&lt;=0);&quot;&quot;;IF([.G69]&gt;0;[.G69];MIN([.B68]+[.C69];IF([.$J$5]&gt;0;[.$J$5];[.$D$3]))))" office:value-type="currency" office:currency="USD" office:value="1800">
            <text:p>$1,800.00</text:p>
          </table:table-cell>
          <table:table-cell table:style-name="ce23"/>
          <table:table-cell table:style-name="ce31"/>
          <table:table-cell table:style-name="ce35"/>
          <table:table-cell table:number-columns-repeated="8"/>
          <table:table-cell table:formula="of:=ROUND([.Q68]-[.S69];2)" office:value-type="currency" office:currency="USD" office:value="274092.6">
            <text:p>$274,092.60</text:p>
          </table:table-cell>
          <table:table-cell table:formula="of:=[.Q68]*[.$D$1]" office:value-type="currency" office:currency="USD" office:value="1143.996125">
            <text:p>$1,144.00</text:p>
          </table:table-cell>
          <table:table-cell table:formula="of:=[.$D$3]-[.R69]" office:value-type="currency" office:currency="USD" office:value="466.468744036419">
            <text:p>$466.47</text:p>
          </table:table-cell>
          <table:table-cell table:number-columns-repeated="1005"/>
        </table:table-row>
        <table:table-row table:style-name="ro1">
          <table:table-cell table:formula="of:=[.A69]+1" office:value-type="float" office:value="64">
            <text:p>64</text:p>
          </table:table-cell>
          <table:table-cell table:style-name="ce11" table:formula="of:=IF(OR(EXACT([.B69];&quot;&quot;);[.B69]&lt;=0);&quot;&quot;;ROUND([.B69]-[.D70];2))" office:value-type="currency" office:currency="USD" office:value="259755.61">
            <text:p>$259,755.61</text:p>
          </table:table-cell>
          <table:table-cell table:formula="of:=IF(OR(EXACT([.B69];&quot;&quot;);[.B69]&lt;=0);&quot;&quot;;[.B69]*[.$D$1])" office:value-type="currency" office:currency="USD" office:value="1085.293">
            <text:p>$1,085.29</text:p>
          </table:table-cell>
          <table:table-cell table:formula="of:=IF(OR(EXACT([.B69];&quot;&quot;);[.B69]&lt;=0);&quot;&quot;;[.E70]-[.C70])" office:value-type="currency" office:currency="USD" office:value="714.707">
            <text:p>$714.71</text:p>
          </table:table-cell>
          <table:table-cell table:formula="of:=IF(OR(EXACT([.B69];&quot;&quot;);[.B69]&lt;=0);&quot;&quot;;IF([.G70]&gt;0;[.G70];MIN([.B69]+[.C7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69]-[.S70];2)" office:value-type="currency" office:currency="USD" office:value="273624.19">
            <text:p>$273,624.19</text:p>
          </table:table-cell>
          <table:table-cell table:formula="of:=[.Q69]*[.$D$1]" office:value-type="currency" office:currency="USD" office:value="1142.0525">
            <text:p>$1,142.05</text:p>
          </table:table-cell>
          <table:table-cell table:formula="of:=[.$D$3]-[.R70]" office:value-type="currency" office:currency="USD" office:value="468.41236903642">
            <text:p>$468.41</text:p>
          </table:table-cell>
          <table:table-cell table:number-columns-repeated="1005"/>
        </table:table-row>
        <table:table-row table:style-name="ro1">
          <table:table-cell table:formula="of:=[.A70]+1" office:value-type="float" office:value="65">
            <text:p>65</text:p>
          </table:table-cell>
          <table:table-cell table:style-name="ce11" table:formula="of:=IF(OR(EXACT([.B70];&quot;&quot;);[.B70]&lt;=0);&quot;&quot;;ROUND([.B70]-[.D71];2))" office:value-type="currency" office:currency="USD" office:value="259037.93">
            <text:p>$259,037.93</text:p>
          </table:table-cell>
          <table:table-cell table:formula="of:=IF(OR(EXACT([.B70];&quot;&quot;);[.B70]&lt;=0);&quot;&quot;;[.B70]*[.$D$1])" office:value-type="currency" office:currency="USD" office:value="1082.31504166667">
            <text:p>$1,082.32</text:p>
          </table:table-cell>
          <table:table-cell table:formula="of:=IF(OR(EXACT([.B70];&quot;&quot;);[.B70]&lt;=0);&quot;&quot;;[.E71]-[.C71])" office:value-type="currency" office:currency="USD" office:value="717.684958333334">
            <text:p>$717.68</text:p>
          </table:table-cell>
          <table:table-cell table:formula="of:=IF(OR(EXACT([.B70];&quot;&quot;);[.B70]&lt;=0);&quot;&quot;;IF([.G71]&gt;0;[.G71];MIN([.B70]+[.C7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70]-[.S71];2)" office:value-type="currency" office:currency="USD" office:value="273153.83">
            <text:p>$273,153.83</text:p>
          </table:table-cell>
          <table:table-cell table:formula="of:=[.Q70]*[.$D$1]" office:value-type="currency" office:currency="USD" office:value="1140.10079166667">
            <text:p>$1,140.10</text:p>
          </table:table-cell>
          <table:table-cell table:formula="of:=[.$D$3]-[.R71]" office:value-type="currency" office:currency="USD" office:value="470.364077369753">
            <text:p>$470.36</text:p>
          </table:table-cell>
          <table:table-cell table:number-columns-repeated="1005"/>
        </table:table-row>
        <table:table-row table:style-name="ro1">
          <table:table-cell table:formula="of:=[.A71]+1" office:value-type="float" office:value="66">
            <text:p>66</text:p>
          </table:table-cell>
          <table:table-cell table:style-name="ce11" table:formula="of:=IF(OR(EXACT([.B71];&quot;&quot;);[.B71]&lt;=0);&quot;&quot;;ROUND([.B71]-[.D72];2))" office:value-type="currency" office:currency="USD" office:value="258317.25">
            <text:p>$258,317.25</text:p>
          </table:table-cell>
          <table:table-cell table:formula="of:=IF(OR(EXACT([.B71];&quot;&quot;);[.B71]&lt;=0);&quot;&quot;;[.B71]*[.$D$1])" office:value-type="currency" office:currency="USD" office:value="1079.32470833333">
            <text:p>$1,079.32</text:p>
          </table:table-cell>
          <table:table-cell table:formula="of:=IF(OR(EXACT([.B71];&quot;&quot;);[.B71]&lt;=0);&quot;&quot;;[.E72]-[.C72])" office:value-type="currency" office:currency="USD" office:value="720.675291666667">
            <text:p>$720.68</text:p>
          </table:table-cell>
          <table:table-cell table:formula="of:=IF(OR(EXACT([.B71];&quot;&quot;);[.B71]&lt;=0);&quot;&quot;;IF([.G72]&gt;0;[.G72];MIN([.B71]+[.C7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71]-[.S72];2)" office:value-type="currency" office:currency="USD" office:value="272681.51">
            <text:p>$272,681.51</text:p>
          </table:table-cell>
          <table:table-cell table:formula="of:=[.Q71]*[.$D$1]" office:value-type="currency" office:currency="USD" office:value="1138.14095833333">
            <text:p>$1,138.14</text:p>
          </table:table-cell>
          <table:table-cell table:formula="of:=[.$D$3]-[.R72]" office:value-type="currency" office:currency="USD" office:value="472.323910703086">
            <text:p>$472.32</text:p>
          </table:table-cell>
          <table:table-cell table:number-columns-repeated="1005"/>
        </table:table-row>
        <table:table-row table:style-name="ro1">
          <table:table-cell table:formula="of:=[.A72]+1" office:value-type="float" office:value="67">
            <text:p>67</text:p>
          </table:table-cell>
          <table:table-cell table:style-name="ce11" table:formula="of:=IF(OR(EXACT([.B72];&quot;&quot;);[.B72]&lt;=0);&quot;&quot;;ROUND([.B72]-[.D73];2))" office:value-type="currency" office:currency="USD" office:value="257593.57">
            <text:p>$257,593.57</text:p>
          </table:table-cell>
          <table:table-cell table:formula="of:=IF(OR(EXACT([.B72];&quot;&quot;);[.B72]&lt;=0);&quot;&quot;;[.B72]*[.$D$1])" office:value-type="currency" office:currency="USD" office:value="1076.321875">
            <text:p>$1,076.32</text:p>
          </table:table-cell>
          <table:table-cell table:formula="of:=IF(OR(EXACT([.B72];&quot;&quot;);[.B72]&lt;=0);&quot;&quot;;[.E73]-[.C73])" office:value-type="currency" office:currency="USD" office:value="723.678125">
            <text:p>$723.68</text:p>
          </table:table-cell>
          <table:table-cell table:formula="of:=IF(OR(EXACT([.B72];&quot;&quot;);[.B72]&lt;=0);&quot;&quot;;IF([.G73]&gt;0;[.G73];MIN([.B72]+[.C7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72]-[.S73];2)" office:value-type="currency" office:currency="USD" office:value="272207.22">
            <text:p>$272,207.22</text:p>
          </table:table-cell>
          <table:table-cell table:formula="of:=[.Q72]*[.$D$1]" office:value-type="currency" office:currency="USD" office:value="1136.17295833333">
            <text:p>$1,136.17</text:p>
          </table:table-cell>
          <table:table-cell table:formula="of:=[.$D$3]-[.R73]" office:value-type="currency" office:currency="USD" office:value="474.291910703086">
            <text:p>$474.29</text:p>
          </table:table-cell>
          <table:table-cell table:number-columns-repeated="1005"/>
        </table:table-row>
        <table:table-row table:style-name="ro1">
          <table:table-cell table:formula="of:=[.A73]+1" office:value-type="float" office:value="68">
            <text:p>68</text:p>
          </table:table-cell>
          <table:table-cell table:style-name="ce11" table:formula="of:=IF(OR(EXACT([.B73];&quot;&quot;);[.B73]&lt;=0);&quot;&quot;;ROUND([.B73]-[.D74];2))" office:value-type="currency" office:currency="USD" office:value="256866.88">
            <text:p>$256,866.88</text:p>
          </table:table-cell>
          <table:table-cell table:formula="of:=IF(OR(EXACT([.B73];&quot;&quot;);[.B73]&lt;=0);&quot;&quot;;[.B73]*[.$D$1])" office:value-type="currency" office:currency="USD" office:value="1073.30654166667">
            <text:p>$1,073.31</text:p>
          </table:table-cell>
          <table:table-cell table:formula="of:=IF(OR(EXACT([.B73];&quot;&quot;);[.B73]&lt;=0);&quot;&quot;;[.E74]-[.C74])" office:value-type="currency" office:currency="USD" office:value="726.693458333333">
            <text:p>$726.69</text:p>
          </table:table-cell>
          <table:table-cell table:formula="of:=IF(OR(EXACT([.B73];&quot;&quot;);[.B73]&lt;=0);&quot;&quot;;IF([.G74]&gt;0;[.G74];MIN([.B73]+[.C7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73]-[.S74];2)" office:value-type="currency" office:currency="USD" office:value="271730.95">
            <text:p>$271,730.95</text:p>
          </table:table-cell>
          <table:table-cell table:formula="of:=[.Q73]*[.$D$1]" office:value-type="currency" office:currency="USD" office:value="1134.19675">
            <text:p>$1,134.20</text:p>
          </table:table-cell>
          <table:table-cell table:formula="of:=[.$D$3]-[.R74]" office:value-type="currency" office:currency="USD" office:value="476.26811903642">
            <text:p>$476.27</text:p>
          </table:table-cell>
          <table:table-cell table:number-columns-repeated="1005"/>
        </table:table-row>
        <table:table-row table:style-name="ro1">
          <table:table-cell table:formula="of:=[.A74]+1" office:value-type="float" office:value="69">
            <text:p>69</text:p>
          </table:table-cell>
          <table:table-cell table:style-name="ce11" table:formula="of:=IF(OR(EXACT([.B74];&quot;&quot;);[.B74]&lt;=0);&quot;&quot;;ROUND([.B74]-[.D75];2))" office:value-type="currency" office:currency="USD" office:value="256137.16">
            <text:p>$256,137.16</text:p>
          </table:table-cell>
          <table:table-cell table:formula="of:=IF(OR(EXACT([.B74];&quot;&quot;);[.B74]&lt;=0);&quot;&quot;;[.B74]*[.$D$1])" office:value-type="currency" office:currency="USD" office:value="1070.27866666667">
            <text:p>$1,070.28</text:p>
          </table:table-cell>
          <table:table-cell table:formula="of:=IF(OR(EXACT([.B74];&quot;&quot;);[.B74]&lt;=0);&quot;&quot;;[.E75]-[.C75])" office:value-type="currency" office:currency="USD" office:value="729.721333333333">
            <text:p>$729.72</text:p>
          </table:table-cell>
          <table:table-cell table:formula="of:=IF(OR(EXACT([.B74];&quot;&quot;);[.B74]&lt;=0);&quot;&quot;;IF([.G75]&gt;0;[.G75];MIN([.B74]+[.C7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74]-[.S75];2)" office:value-type="currency" office:currency="USD" office:value="271252.7">
            <text:p>$271,252.70</text:p>
          </table:table-cell>
          <table:table-cell table:formula="of:=[.Q74]*[.$D$1]" office:value-type="currency" office:currency="USD" office:value="1132.21229166667">
            <text:p>$1,132.21</text:p>
          </table:table-cell>
          <table:table-cell table:formula="of:=[.$D$3]-[.R75]" office:value-type="currency" office:currency="USD" office:value="478.252577369753">
            <text:p>$478.25</text:p>
          </table:table-cell>
          <table:table-cell table:number-columns-repeated="1005"/>
        </table:table-row>
        <table:table-row table:style-name="ro1">
          <table:table-cell table:formula="of:=[.A75]+1" office:value-type="float" office:value="70">
            <text:p>70</text:p>
          </table:table-cell>
          <table:table-cell table:style-name="ce11" table:formula="of:=IF(OR(EXACT([.B75];&quot;&quot;);[.B75]&lt;=0);&quot;&quot;;ROUND([.B75]-[.D76];2))" office:value-type="currency" office:currency="USD" office:value="255404.4">
            <text:p>$255,404.40</text:p>
          </table:table-cell>
          <table:table-cell table:formula="of:=IF(OR(EXACT([.B75];&quot;&quot;);[.B75]&lt;=0);&quot;&quot;;[.B75]*[.$D$1])" office:value-type="currency" office:currency="USD" office:value="1067.23816666667">
            <text:p>$1,067.24</text:p>
          </table:table-cell>
          <table:table-cell table:formula="of:=IF(OR(EXACT([.B75];&quot;&quot;);[.B75]&lt;=0);&quot;&quot;;[.E76]-[.C76])" office:value-type="currency" office:currency="USD" office:value="732.761833333333">
            <text:p>$732.76</text:p>
          </table:table-cell>
          <table:table-cell table:formula="of:=IF(OR(EXACT([.B75];&quot;&quot;);[.B75]&lt;=0);&quot;&quot;;IF([.G76]&gt;0;[.G76];MIN([.B75]+[.C7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75]-[.S76];2)" office:value-type="currency" office:currency="USD" office:value="270772.45">
            <text:p>$270,772.45</text:p>
          </table:table-cell>
          <table:table-cell table:formula="of:=[.Q75]*[.$D$1]" office:value-type="currency" office:currency="USD" office:value="1130.21958333333">
            <text:p>$1,130.22</text:p>
          </table:table-cell>
          <table:table-cell table:formula="of:=[.$D$3]-[.R76]" office:value-type="currency" office:currency="USD" office:value="480.245285703086">
            <text:p>$480.25</text:p>
          </table:table-cell>
          <table:table-cell table:number-columns-repeated="1005"/>
        </table:table-row>
        <table:table-row table:style-name="ro1">
          <table:table-cell table:formula="of:=[.A76]+1" office:value-type="float" office:value="71">
            <text:p>71</text:p>
          </table:table-cell>
          <table:table-cell table:style-name="ce11" table:formula="of:=IF(OR(EXACT([.B76];&quot;&quot;);[.B76]&lt;=0);&quot;&quot;;ROUND([.B76]-[.D77];2))" office:value-type="currency" office:currency="USD" office:value="254668.59">
            <text:p>$254,668.59</text:p>
          </table:table-cell>
          <table:table-cell table:formula="of:=IF(OR(EXACT([.B76];&quot;&quot;);[.B76]&lt;=0);&quot;&quot;;[.B76]*[.$D$1])" office:value-type="currency" office:currency="USD" office:value="1064.185">
            <text:p>$1,064.19</text:p>
          </table:table-cell>
          <table:table-cell table:formula="of:=IF(OR(EXACT([.B76];&quot;&quot;);[.B76]&lt;=0);&quot;&quot;;[.E77]-[.C77])" office:value-type="currency" office:currency="USD" office:value="735.815">
            <text:p>$735.82</text:p>
          </table:table-cell>
          <table:table-cell table:formula="of:=IF(OR(EXACT([.B76];&quot;&quot;);[.B76]&lt;=0);&quot;&quot;;IF([.G77]&gt;0;[.G77];MIN([.B76]+[.C7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76]-[.S77];2)" office:value-type="currency" office:currency="USD" office:value="270290.2">
            <text:p>$270,290.20</text:p>
          </table:table-cell>
          <table:table-cell table:formula="of:=[.Q76]*[.$D$1]" office:value-type="currency" office:currency="USD" office:value="1128.21854166667">
            <text:p>$1,128.22</text:p>
          </table:table-cell>
          <table:table-cell table:formula="of:=[.$D$3]-[.R77]" office:value-type="currency" office:currency="USD" office:value="482.246327369753">
            <text:p>$482.25</text:p>
          </table:table-cell>
          <table:table-cell table:number-columns-repeated="1005"/>
        </table:table-row>
        <table:table-row table:style-name="ro1">
          <table:table-cell table:style-name="ce5" table:formula="of:=[.A77]+1" office:value-type="float" office:value="72">
            <text:p>72</text:p>
          </table:table-cell>
          <table:table-cell table:style-name="ce12" table:formula="of:=IF(OR(EXACT([.B77];&quot;&quot;);[.B77]&lt;=0);&quot;&quot;;ROUND([.B77]-[.D78];2))" office:value-type="currency" office:currency="USD" office:value="253929.71">
            <text:p>$253,929.71</text:p>
          </table:table-cell>
          <table:table-cell table:style-name="ce12" table:formula="of:=IF(OR(EXACT([.B77];&quot;&quot;);[.B77]&lt;=0);&quot;&quot;;[.B77]*[.$D$1])" office:value-type="currency" office:currency="USD" office:value="1061.119125">
            <text:p>$1,061.12</text:p>
          </table:table-cell>
          <table:table-cell table:style-name="ce12" table:formula="of:=IF(OR(EXACT([.B77];&quot;&quot;);[.B77]&lt;=0);&quot;&quot;;[.E78]-[.C78])" office:value-type="currency" office:currency="USD" office:value="738.880875">
            <text:p>$738.88</text:p>
          </table:table-cell>
          <table:table-cell table:style-name="ce12" table:formula="of:=IF(OR(EXACT([.B77];&quot;&quot;);[.B77]&lt;=0);&quot;&quot;;IF([.G78]&gt;0;[.G78];MIN([.B77]+[.C78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6">
            <text:p>6</text:p>
          </table:table-cell>
          <table:table-cell table:number-columns-repeated="5"/>
          <table:table-cell table:formula="of:=ROUND([.Q77]-[.S78];2)" office:value-type="currency" office:currency="USD" office:value="269805.94">
            <text:p>$269,805.94</text:p>
          </table:table-cell>
          <table:table-cell table:formula="of:=[.Q77]*[.$D$1]" office:value-type="currency" office:currency="USD" office:value="1126.20916666667">
            <text:p>$1,126.21</text:p>
          </table:table-cell>
          <table:table-cell table:formula="of:=[.$D$3]-[.R78]" office:value-type="currency" office:currency="USD" office:value="484.255702369753">
            <text:p>$484.26</text:p>
          </table:table-cell>
          <table:table-cell table:number-columns-repeated="1005"/>
        </table:table-row>
        <table:table-row table:style-name="ro1">
          <table:table-cell table:formula="of:=[.A78]+1" office:value-type="float" office:value="73">
            <text:p>73</text:p>
          </table:table-cell>
          <table:table-cell table:style-name="ce11" table:formula="of:=IF(OR(EXACT([.B78];&quot;&quot;);[.B78]&lt;=0);&quot;&quot;;ROUND([.B78]-[.D79];2))" office:value-type="currency" office:currency="USD" office:value="253187.75">
            <text:p>$253,187.75</text:p>
          </table:table-cell>
          <table:table-cell table:formula="of:=IF(OR(EXACT([.B78];&quot;&quot;);[.B78]&lt;=0);&quot;&quot;;[.B78]*[.$D$1])" office:value-type="currency" office:currency="USD" office:value="1058.04045833333">
            <text:p>$1,058.04</text:p>
          </table:table-cell>
          <table:table-cell table:formula="of:=IF(OR(EXACT([.B78];&quot;&quot;);[.B78]&lt;=0);&quot;&quot;;[.E79]-[.C79])" office:value-type="currency" office:currency="USD" office:value="741.959541666667">
            <text:p>$741.96</text:p>
          </table:table-cell>
          <table:table-cell table:formula="of:=IF(OR(EXACT([.B78];&quot;&quot;);[.B78]&lt;=0);&quot;&quot;;IF([.G79]&gt;0;[.G79];MIN([.B78]+[.C7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78]-[.S79];2)" office:value-type="currency" office:currency="USD" office:value="269319.67">
            <text:p>$269,319.67</text:p>
          </table:table-cell>
          <table:table-cell table:formula="of:=[.Q78]*[.$D$1]" office:value-type="currency" office:currency="USD" office:value="1124.19141666667">
            <text:p>$1,124.19</text:p>
          </table:table-cell>
          <table:table-cell table:formula="of:=[.$D$3]-[.R79]" office:value-type="currency" office:currency="USD" office:value="486.273452369753">
            <text:p>$486.27</text:p>
          </table:table-cell>
          <table:table-cell table:number-columns-repeated="1005"/>
        </table:table-row>
        <table:table-row table:style-name="ro1">
          <table:table-cell table:formula="of:=[.A79]+1" office:value-type="float" office:value="74">
            <text:p>74</text:p>
          </table:table-cell>
          <table:table-cell table:style-name="ce11" table:formula="of:=IF(OR(EXACT([.B79];&quot;&quot;);[.B79]&lt;=0);&quot;&quot;;ROUND([.B79]-[.D80];2))" office:value-type="currency" office:currency="USD" office:value="252442.7">
            <text:p>$252,442.70</text:p>
          </table:table-cell>
          <table:table-cell table:formula="of:=IF(OR(EXACT([.B79];&quot;&quot;);[.B79]&lt;=0);&quot;&quot;;[.B79]*[.$D$1])" office:value-type="currency" office:currency="USD" office:value="1054.94895833333">
            <text:p>$1,054.95</text:p>
          </table:table-cell>
          <table:table-cell table:formula="of:=IF(OR(EXACT([.B79];&quot;&quot;);[.B79]&lt;=0);&quot;&quot;;[.E80]-[.C80])" office:value-type="currency" office:currency="USD" office:value="745.051041666667">
            <text:p>$745.05</text:p>
          </table:table-cell>
          <table:table-cell table:formula="of:=IF(OR(EXACT([.B79];&quot;&quot;);[.B79]&lt;=0);&quot;&quot;;IF([.G80]&gt;0;[.G80];MIN([.B79]+[.C8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79]-[.S80];2)" office:value-type="currency" office:currency="USD" office:value="268831.37">
            <text:p>$268,831.37</text:p>
          </table:table-cell>
          <table:table-cell table:formula="of:=[.Q79]*[.$D$1]" office:value-type="currency" office:currency="USD" office:value="1122.16529166667">
            <text:p>$1,122.17</text:p>
          </table:table-cell>
          <table:table-cell table:formula="of:=[.$D$3]-[.R80]" office:value-type="currency" office:currency="USD" office:value="488.299577369753">
            <text:p>$488.30</text:p>
          </table:table-cell>
          <table:table-cell table:number-columns-repeated="1005"/>
        </table:table-row>
        <table:table-row table:style-name="ro1">
          <table:table-cell table:formula="of:=[.A80]+1" office:value-type="float" office:value="75">
            <text:p>75</text:p>
          </table:table-cell>
          <table:table-cell table:style-name="ce11" table:formula="of:=IF(OR(EXACT([.B80];&quot;&quot;);[.B80]&lt;=0);&quot;&quot;;ROUND([.B80]-[.D81];2))" office:value-type="currency" office:currency="USD" office:value="251694.54">
            <text:p>$251,694.54</text:p>
          </table:table-cell>
          <table:table-cell table:formula="of:=IF(OR(EXACT([.B80];&quot;&quot;);[.B80]&lt;=0);&quot;&quot;;[.B80]*[.$D$1])" office:value-type="currency" office:currency="USD" office:value="1051.84458333333">
            <text:p>$1,051.84</text:p>
          </table:table-cell>
          <table:table-cell table:formula="of:=IF(OR(EXACT([.B80];&quot;&quot;);[.B80]&lt;=0);&quot;&quot;;[.E81]-[.C81])" office:value-type="currency" office:currency="USD" office:value="748.155416666667">
            <text:p>$748.16</text:p>
          </table:table-cell>
          <table:table-cell table:formula="of:=IF(OR(EXACT([.B80];&quot;&quot;);[.B80]&lt;=0);&quot;&quot;;IF([.G81]&gt;0;[.G81];MIN([.B80]+[.C8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80]-[.S81];2)" office:value-type="currency" office:currency="USD" office:value="268341.04">
            <text:p>$268,341.04</text:p>
          </table:table-cell>
          <table:table-cell table:formula="of:=[.Q80]*[.$D$1]" office:value-type="currency" office:currency="USD" office:value="1120.13070833333">
            <text:p>$1,120.13</text:p>
          </table:table-cell>
          <table:table-cell table:formula="of:=[.$D$3]-[.R81]" office:value-type="currency" office:currency="USD" office:value="490.334160703086">
            <text:p>$490.33</text:p>
          </table:table-cell>
          <table:table-cell table:number-columns-repeated="1005"/>
        </table:table-row>
        <table:table-row table:style-name="ro1">
          <table:table-cell table:formula="of:=[.A81]+1" office:value-type="float" office:value="76">
            <text:p>76</text:p>
          </table:table-cell>
          <table:table-cell table:style-name="ce11" table:formula="of:=IF(OR(EXACT([.B81];&quot;&quot;);[.B81]&lt;=0);&quot;&quot;;ROUND([.B81]-[.D82];2))" office:value-type="currency" office:currency="USD" office:value="250943.27">
            <text:p>$250,943.27</text:p>
          </table:table-cell>
          <table:table-cell table:formula="of:=IF(OR(EXACT([.B81];&quot;&quot;);[.B81]&lt;=0);&quot;&quot;;[.B81]*[.$D$1])" office:value-type="currency" office:currency="USD" office:value="1048.72725">
            <text:p>$1,048.73</text:p>
          </table:table-cell>
          <table:table-cell table:formula="of:=IF(OR(EXACT([.B81];&quot;&quot;);[.B81]&lt;=0);&quot;&quot;;[.E82]-[.C82])" office:value-type="currency" office:currency="USD" office:value="751.27275">
            <text:p>$751.27</text:p>
          </table:table-cell>
          <table:table-cell table:formula="of:=IF(OR(EXACT([.B81];&quot;&quot;);[.B81]&lt;=0);&quot;&quot;;IF([.G82]&gt;0;[.G82];MIN([.B81]+[.C8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81]-[.S82];2)" office:value-type="currency" office:currency="USD" office:value="267848.66">
            <text:p>$267,848.66</text:p>
          </table:table-cell>
          <table:table-cell table:formula="of:=[.Q81]*[.$D$1]" office:value-type="currency" office:currency="USD" office:value="1118.08766666667">
            <text:p>$1,118.09</text:p>
          </table:table-cell>
          <table:table-cell table:formula="of:=[.$D$3]-[.R82]" office:value-type="currency" office:currency="USD" office:value="492.377202369753">
            <text:p>$492.38</text:p>
          </table:table-cell>
          <table:table-cell table:number-columns-repeated="1005"/>
        </table:table-row>
        <table:table-row table:style-name="ro1">
          <table:table-cell table:formula="of:=[.A82]+1" office:value-type="float" office:value="77">
            <text:p>77</text:p>
          </table:table-cell>
          <table:table-cell table:style-name="ce11" table:formula="of:=IF(OR(EXACT([.B82];&quot;&quot;);[.B82]&lt;=0);&quot;&quot;;ROUND([.B82]-[.D83];2))" office:value-type="currency" office:currency="USD" office:value="250188.87">
            <text:p>$250,188.87</text:p>
          </table:table-cell>
          <table:table-cell table:formula="of:=IF(OR(EXACT([.B82];&quot;&quot;);[.B82]&lt;=0);&quot;&quot;;[.B82]*[.$D$1])" office:value-type="currency" office:currency="USD" office:value="1045.59695833333">
            <text:p>$1,045.60</text:p>
          </table:table-cell>
          <table:table-cell table:formula="of:=IF(OR(EXACT([.B82];&quot;&quot;);[.B82]&lt;=0);&quot;&quot;;[.E83]-[.C83])" office:value-type="currency" office:currency="USD" office:value="754.403041666667">
            <text:p>$754.40</text:p>
          </table:table-cell>
          <table:table-cell table:formula="of:=IF(OR(EXACT([.B82];&quot;&quot;);[.B82]&lt;=0);&quot;&quot;;IF([.G83]&gt;0;[.G83];MIN([.B82]+[.C8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82]-[.S83];2)" office:value-type="currency" office:currency="USD" office:value="267354.23">
            <text:p>$267,354.23</text:p>
          </table:table-cell>
          <table:table-cell table:formula="of:=[.Q82]*[.$D$1]" office:value-type="currency" office:currency="USD" office:value="1116.03608333333">
            <text:p>$1,116.04</text:p>
          </table:table-cell>
          <table:table-cell table:formula="of:=[.$D$3]-[.R83]" office:value-type="currency" office:currency="USD" office:value="494.428785703086">
            <text:p>$494.43</text:p>
          </table:table-cell>
          <table:table-cell table:number-columns-repeated="1005"/>
        </table:table-row>
        <table:table-row table:style-name="ro1">
          <table:table-cell table:formula="of:=[.A83]+1" office:value-type="float" office:value="78">
            <text:p>78</text:p>
          </table:table-cell>
          <table:table-cell table:style-name="ce11" table:formula="of:=IF(OR(EXACT([.B83];&quot;&quot;);[.B83]&lt;=0);&quot;&quot;;ROUND([.B83]-[.D84];2))" office:value-type="currency" office:currency="USD" office:value="249431.32">
            <text:p>$249,431.32</text:p>
          </table:table-cell>
          <table:table-cell table:formula="of:=IF(OR(EXACT([.B83];&quot;&quot;);[.B83]&lt;=0);&quot;&quot;;[.B83]*[.$D$1])" office:value-type="currency" office:currency="USD" office:value="1042.453625">
            <text:p>$1,042.45</text:p>
          </table:table-cell>
          <table:table-cell table:formula="of:=IF(OR(EXACT([.B83];&quot;&quot;);[.B83]&lt;=0);&quot;&quot;;[.E84]-[.C84])" office:value-type="currency" office:currency="USD" office:value="757.546375">
            <text:p>$757.55</text:p>
          </table:table-cell>
          <table:table-cell table:formula="of:=IF(OR(EXACT([.B83];&quot;&quot;);[.B83]&lt;=0);&quot;&quot;;IF([.G84]&gt;0;[.G84];MIN([.B83]+[.C8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83]-[.S84];2)" office:value-type="currency" office:currency="USD" office:value="266857.74">
            <text:p>$266,857.74</text:p>
          </table:table-cell>
          <table:table-cell table:formula="of:=[.Q83]*[.$D$1]" office:value-type="currency" office:currency="USD" office:value="1113.97595833333">
            <text:p>$1,113.98</text:p>
          </table:table-cell>
          <table:table-cell table:formula="of:=[.$D$3]-[.R84]" office:value-type="currency" office:currency="USD" office:value="496.488910703086">
            <text:p>$496.49</text:p>
          </table:table-cell>
          <table:table-cell table:number-columns-repeated="1005"/>
        </table:table-row>
        <table:table-row table:style-name="ro1">
          <table:table-cell table:formula="of:=[.A84]+1" office:value-type="float" office:value="79">
            <text:p>79</text:p>
          </table:table-cell>
          <table:table-cell table:style-name="ce11" table:formula="of:=IF(OR(EXACT([.B84];&quot;&quot;);[.B84]&lt;=0);&quot;&quot;;ROUND([.B84]-[.D85];2))" office:value-type="currency" office:currency="USD" office:value="248670.62">
            <text:p>$248,670.62</text:p>
          </table:table-cell>
          <table:table-cell table:formula="of:=IF(OR(EXACT([.B84];&quot;&quot;);[.B84]&lt;=0);&quot;&quot;;[.B84]*[.$D$1])" office:value-type="currency" office:currency="USD" office:value="1039.29716666667">
            <text:p>$1,039.30</text:p>
          </table:table-cell>
          <table:table-cell table:formula="of:=IF(OR(EXACT([.B84];&quot;&quot;);[.B84]&lt;=0);&quot;&quot;;[.E85]-[.C85])" office:value-type="currency" office:currency="USD" office:value="760.702833333333">
            <text:p>$760.70</text:p>
          </table:table-cell>
          <table:table-cell table:formula="of:=IF(OR(EXACT([.B84];&quot;&quot;);[.B84]&lt;=0);&quot;&quot;;IF([.G85]&gt;0;[.G85];MIN([.B84]+[.C8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84]-[.S85];2)" office:value-type="currency" office:currency="USD" office:value="266359.18">
            <text:p>$266,359.18</text:p>
          </table:table-cell>
          <table:table-cell table:formula="of:=[.Q84]*[.$D$1]" office:value-type="currency" office:currency="USD" office:value="1111.90725">
            <text:p>$1,111.91</text:p>
          </table:table-cell>
          <table:table-cell table:formula="of:=[.$D$3]-[.R85]" office:value-type="currency" office:currency="USD" office:value="498.55761903642">
            <text:p>$498.56</text:p>
          </table:table-cell>
          <table:table-cell table:number-columns-repeated="1005"/>
        </table:table-row>
        <table:table-row table:style-name="ro1">
          <table:table-cell table:formula="of:=[.A85]+1" office:value-type="float" office:value="80">
            <text:p>80</text:p>
          </table:table-cell>
          <table:table-cell table:style-name="ce11" table:formula="of:=IF(OR(EXACT([.B85];&quot;&quot;);[.B85]&lt;=0);&quot;&quot;;ROUND([.B85]-[.D86];2))" office:value-type="currency" office:currency="USD" office:value="247906.75">
            <text:p>$247,906.75</text:p>
          </table:table-cell>
          <table:table-cell table:formula="of:=IF(OR(EXACT([.B85];&quot;&quot;);[.B85]&lt;=0);&quot;&quot;;[.B85]*[.$D$1])" office:value-type="currency" office:currency="USD" office:value="1036.12758333333">
            <text:p>$1,036.13</text:p>
          </table:table-cell>
          <table:table-cell table:formula="of:=IF(OR(EXACT([.B85];&quot;&quot;);[.B85]&lt;=0);&quot;&quot;;[.E86]-[.C86])" office:value-type="currency" office:currency="USD" office:value="763.872416666667">
            <text:p>$763.87</text:p>
          </table:table-cell>
          <table:table-cell table:formula="of:=IF(OR(EXACT([.B85];&quot;&quot;);[.B85]&lt;=0);&quot;&quot;;IF([.G86]&gt;0;[.G86];MIN([.B85]+[.C8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85]-[.S86];2)" office:value-type="currency" office:currency="USD" office:value="265858.55">
            <text:p>$265,858.55</text:p>
          </table:table-cell>
          <table:table-cell table:formula="of:=[.Q85]*[.$D$1]" office:value-type="currency" office:currency="USD" office:value="1109.82991666667">
            <text:p>$1,109.83</text:p>
          </table:table-cell>
          <table:table-cell table:formula="of:=[.$D$3]-[.R86]" office:value-type="currency" office:currency="USD" office:value="500.634952369753">
            <text:p>$500.63</text:p>
          </table:table-cell>
          <table:table-cell table:number-columns-repeated="1005"/>
        </table:table-row>
        <table:table-row table:style-name="ro1">
          <table:table-cell table:formula="of:=[.A86]+1" office:value-type="float" office:value="81">
            <text:p>81</text:p>
          </table:table-cell>
          <table:table-cell table:style-name="ce11" table:formula="of:=IF(OR(EXACT([.B86];&quot;&quot;);[.B86]&lt;=0);&quot;&quot;;ROUND([.B86]-[.D87];2))" office:value-type="currency" office:currency="USD" office:value="247139.69">
            <text:p>$247,139.69</text:p>
          </table:table-cell>
          <table:table-cell table:formula="of:=IF(OR(EXACT([.B86];&quot;&quot;);[.B86]&lt;=0);&quot;&quot;;[.B86]*[.$D$1])" office:value-type="currency" office:currency="USD" office:value="1032.94479166667">
            <text:p>$1,032.94</text:p>
          </table:table-cell>
          <table:table-cell table:formula="of:=IF(OR(EXACT([.B86];&quot;&quot;);[.B86]&lt;=0);&quot;&quot;;[.E87]-[.C87])" office:value-type="currency" office:currency="USD" office:value="767.055208333334">
            <text:p>$767.06</text:p>
          </table:table-cell>
          <table:table-cell table:formula="of:=IF(OR(EXACT([.B86];&quot;&quot;);[.B86]&lt;=0);&quot;&quot;;IF([.G87]&gt;0;[.G87];MIN([.B86]+[.C8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86]-[.S87];2)" office:value-type="currency" office:currency="USD" office:value="265355.83">
            <text:p>$265,355.83</text:p>
          </table:table-cell>
          <table:table-cell table:formula="of:=[.Q86]*[.$D$1]" office:value-type="currency" office:currency="USD" office:value="1107.74395833333">
            <text:p>$1,107.74</text:p>
          </table:table-cell>
          <table:table-cell table:formula="of:=[.$D$3]-[.R87]" office:value-type="currency" office:currency="USD" office:value="502.720910703086">
            <text:p>$502.72</text:p>
          </table:table-cell>
          <table:table-cell table:number-columns-repeated="1005"/>
        </table:table-row>
        <table:table-row table:style-name="ro1">
          <table:table-cell table:formula="of:=[.A87]+1" office:value-type="float" office:value="82">
            <text:p>82</text:p>
          </table:table-cell>
          <table:table-cell table:style-name="ce11" table:formula="of:=IF(OR(EXACT([.B87];&quot;&quot;);[.B87]&lt;=0);&quot;&quot;;ROUND([.B87]-[.D88];2))" office:value-type="currency" office:currency="USD" office:value="246369.44">
            <text:p>$246,369.44</text:p>
          </table:table-cell>
          <table:table-cell table:formula="of:=IF(OR(EXACT([.B87];&quot;&quot;);[.B87]&lt;=0);&quot;&quot;;[.B87]*[.$D$1])" office:value-type="currency" office:currency="USD" office:value="1029.74870833333">
            <text:p>$1,029.75</text:p>
          </table:table-cell>
          <table:table-cell table:formula="of:=IF(OR(EXACT([.B87];&quot;&quot;);[.B87]&lt;=0);&quot;&quot;;[.E88]-[.C88])" office:value-type="currency" office:currency="USD" office:value="770.251291666667">
            <text:p>$770.25</text:p>
          </table:table-cell>
          <table:table-cell table:formula="of:=IF(OR(EXACT([.B87];&quot;&quot;);[.B87]&lt;=0);&quot;&quot;;IF([.G88]&gt;0;[.G88];MIN([.B87]+[.C8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87]-[.S88];2)" office:value-type="currency" office:currency="USD" office:value="264851.01">
            <text:p>$264,851.01</text:p>
          </table:table-cell>
          <table:table-cell table:formula="of:=[.Q87]*[.$D$1]" office:value-type="currency" office:currency="USD" office:value="1105.64929166667">
            <text:p>$1,105.65</text:p>
          </table:table-cell>
          <table:table-cell table:formula="of:=[.$D$3]-[.R88]" office:value-type="currency" office:currency="USD" office:value="504.815577369753">
            <text:p>$504.82</text:p>
          </table:table-cell>
          <table:table-cell table:number-columns-repeated="1005"/>
        </table:table-row>
        <table:table-row table:style-name="ro1">
          <table:table-cell table:formula="of:=[.A88]+1" office:value-type="float" office:value="83">
            <text:p>83</text:p>
          </table:table-cell>
          <table:table-cell table:style-name="ce11" table:formula="of:=IF(OR(EXACT([.B88];&quot;&quot;);[.B88]&lt;=0);&quot;&quot;;ROUND([.B88]-[.D89];2))" office:value-type="currency" office:currency="USD" office:value="245595.98">
            <text:p>$245,595.98</text:p>
          </table:table-cell>
          <table:table-cell table:formula="of:=IF(OR(EXACT([.B88];&quot;&quot;);[.B88]&lt;=0);&quot;&quot;;[.B88]*[.$D$1])" office:value-type="currency" office:currency="USD" office:value="1026.53933333333">
            <text:p>$1,026.54</text:p>
          </table:table-cell>
          <table:table-cell table:formula="of:=IF(OR(EXACT([.B88];&quot;&quot;);[.B88]&lt;=0);&quot;&quot;;[.E89]-[.C89])" office:value-type="currency" office:currency="USD" office:value="773.460666666667">
            <text:p>$773.46</text:p>
          </table:table-cell>
          <table:table-cell table:formula="of:=IF(OR(EXACT([.B88];&quot;&quot;);[.B88]&lt;=0);&quot;&quot;;IF([.G89]&gt;0;[.G89];MIN([.B88]+[.C8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88]-[.S89];2)" office:value-type="currency" office:currency="USD" office:value="264344.09">
            <text:p>$264,344.09</text:p>
          </table:table-cell>
          <table:table-cell table:formula="of:=[.Q88]*[.$D$1]" office:value-type="currency" office:currency="USD" office:value="1103.545875">
            <text:p>$1,103.55</text:p>
          </table:table-cell>
          <table:table-cell table:formula="of:=[.$D$3]-[.R89]" office:value-type="currency" office:currency="USD" office:value="506.918994036419">
            <text:p>$506.92</text:p>
          </table:table-cell>
          <table:table-cell table:number-columns-repeated="1005"/>
        </table:table-row>
        <table:table-row table:style-name="ro1">
          <table:table-cell table:style-name="ce5" table:formula="of:=[.A89]+1" office:value-type="float" office:value="84">
            <text:p>84</text:p>
          </table:table-cell>
          <table:table-cell table:style-name="ce12" table:formula="of:=IF(OR(EXACT([.B89];&quot;&quot;);[.B89]&lt;=0);&quot;&quot;;ROUND([.B89]-[.D90];2))" office:value-type="currency" office:currency="USD" office:value="244819.3">
            <text:p>$244,819.30</text:p>
          </table:table-cell>
          <table:table-cell table:style-name="ce12" table:formula="of:=IF(OR(EXACT([.B89];&quot;&quot;);[.B89]&lt;=0);&quot;&quot;;[.B89]*[.$D$1])" office:value-type="currency" office:currency="USD" office:value="1023.31658333333">
            <text:p>$1,023.32</text:p>
          </table:table-cell>
          <table:table-cell table:style-name="ce12" table:formula="of:=IF(OR(EXACT([.B89];&quot;&quot;);[.B89]&lt;=0);&quot;&quot;;[.E90]-[.C90])" office:value-type="currency" office:currency="USD" office:value="776.683416666667">
            <text:p>$776.68</text:p>
          </table:table-cell>
          <table:table-cell table:style-name="ce12" table:formula="of:=IF(OR(EXACT([.B89];&quot;&quot;);[.B89]&lt;=0);&quot;&quot;;IF([.G90]&gt;0;[.G90];MIN([.B89]+[.C90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7">
            <text:p>7</text:p>
          </table:table-cell>
          <table:table-cell table:number-columns-repeated="5"/>
          <table:table-cell table:formula="of:=ROUND([.Q89]-[.S90];2)" office:value-type="currency" office:currency="USD" office:value="263835.06">
            <text:p>$263,835.06</text:p>
          </table:table-cell>
          <table:table-cell table:formula="of:=[.Q89]*[.$D$1]" office:value-type="currency" office:currency="USD" office:value="1101.43370833333">
            <text:p>$1,101.43</text:p>
          </table:table-cell>
          <table:table-cell table:formula="of:=[.$D$3]-[.R90]" office:value-type="currency" office:currency="USD" office:value="509.031160703086">
            <text:p>$509.03</text:p>
          </table:table-cell>
          <table:table-cell table:number-columns-repeated="1005"/>
        </table:table-row>
        <table:table-row table:style-name="ro1">
          <table:table-cell table:formula="of:=[.A90]+1" office:value-type="float" office:value="85">
            <text:p>85</text:p>
          </table:table-cell>
          <table:table-cell table:style-name="ce11" table:formula="of:=IF(OR(EXACT([.B90];&quot;&quot;);[.B90]&lt;=0);&quot;&quot;;ROUND([.B90]-[.D91];2))" office:value-type="currency" office:currency="USD" office:value="244039.38">
            <text:p>$244,039.38</text:p>
          </table:table-cell>
          <table:table-cell table:formula="of:=IF(OR(EXACT([.B90];&quot;&quot;);[.B90]&lt;=0);&quot;&quot;;[.B90]*[.$D$1])" office:value-type="currency" office:currency="USD" office:value="1020.08041666667">
            <text:p>$1,020.08</text:p>
          </table:table-cell>
          <table:table-cell table:formula="of:=IF(OR(EXACT([.B90];&quot;&quot;);[.B90]&lt;=0);&quot;&quot;;[.E91]-[.C91])" office:value-type="currency" office:currency="USD" office:value="779.919583333333">
            <text:p>$779.92</text:p>
          </table:table-cell>
          <table:table-cell table:formula="of:=IF(OR(EXACT([.B90];&quot;&quot;);[.B90]&lt;=0);&quot;&quot;;IF([.G91]&gt;0;[.G91];MIN([.B90]+[.C9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90]-[.S91];2)" office:value-type="currency" office:currency="USD" office:value="263323.91">
            <text:p>$263,323.91</text:p>
          </table:table-cell>
          <table:table-cell table:formula="of:=[.Q90]*[.$D$1]" office:value-type="currency" office:currency="USD" office:value="1099.31275">
            <text:p>$1,099.31</text:p>
          </table:table-cell>
          <table:table-cell table:formula="of:=[.$D$3]-[.R91]" office:value-type="currency" office:currency="USD" office:value="511.152119036419">
            <text:p>$511.15</text:p>
          </table:table-cell>
          <table:table-cell table:number-columns-repeated="1005"/>
        </table:table-row>
        <table:table-row table:style-name="ro1">
          <table:table-cell table:formula="of:=[.A91]+1" office:value-type="float" office:value="86">
            <text:p>86</text:p>
          </table:table-cell>
          <table:table-cell table:style-name="ce11" table:formula="of:=IF(OR(EXACT([.B91];&quot;&quot;);[.B91]&lt;=0);&quot;&quot;;ROUND([.B91]-[.D92];2))" office:value-type="currency" office:currency="USD" office:value="243256.21">
            <text:p>$243,256.21</text:p>
          </table:table-cell>
          <table:table-cell table:formula="of:=IF(OR(EXACT([.B91];&quot;&quot;);[.B91]&lt;=0);&quot;&quot;;[.B91]*[.$D$1])" office:value-type="currency" office:currency="USD" office:value="1016.83075">
            <text:p>$1,016.83</text:p>
          </table:table-cell>
          <table:table-cell table:formula="of:=IF(OR(EXACT([.B91];&quot;&quot;);[.B91]&lt;=0);&quot;&quot;;[.E92]-[.C92])" office:value-type="currency" office:currency="USD" office:value="783.16925">
            <text:p>$783.17</text:p>
          </table:table-cell>
          <table:table-cell table:formula="of:=IF(OR(EXACT([.B91];&quot;&quot;);[.B91]&lt;=0);&quot;&quot;;IF([.G92]&gt;0;[.G92];MIN([.B91]+[.C9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91]-[.S92];2)" office:value-type="currency" office:currency="USD" office:value="262810.63">
            <text:p>$262,810.63</text:p>
          </table:table-cell>
          <table:table-cell table:formula="of:=[.Q91]*[.$D$1]" office:value-type="currency" office:currency="USD" office:value="1097.18295833333">
            <text:p>$1,097.18</text:p>
          </table:table-cell>
          <table:table-cell table:formula="of:=[.$D$3]-[.R92]" office:value-type="currency" office:currency="USD" office:value="513.281910703086">
            <text:p>$513.28</text:p>
          </table:table-cell>
          <table:table-cell table:number-columns-repeated="1005"/>
        </table:table-row>
        <table:table-row table:style-name="ro1">
          <table:table-cell table:formula="of:=[.A92]+1" office:value-type="float" office:value="87">
            <text:p>87</text:p>
          </table:table-cell>
          <table:table-cell table:style-name="ce11" table:formula="of:=IF(OR(EXACT([.B92];&quot;&quot;);[.B92]&lt;=0);&quot;&quot;;ROUND([.B92]-[.D93];2))" office:value-type="currency" office:currency="USD" office:value="242469.78">
            <text:p>$242,469.78</text:p>
          </table:table-cell>
          <table:table-cell table:formula="of:=IF(OR(EXACT([.B92];&quot;&quot;);[.B92]&lt;=0);&quot;&quot;;[.B92]*[.$D$1])" office:value-type="currency" office:currency="USD" office:value="1013.56754166667">
            <text:p>$1,013.57</text:p>
          </table:table-cell>
          <table:table-cell table:formula="of:=IF(OR(EXACT([.B92];&quot;&quot;);[.B92]&lt;=0);&quot;&quot;;[.E93]-[.C93])" office:value-type="currency" office:currency="USD" office:value="786.432458333333">
            <text:p>$786.43</text:p>
          </table:table-cell>
          <table:table-cell table:formula="of:=IF(OR(EXACT([.B92];&quot;&quot;);[.B92]&lt;=0);&quot;&quot;;IF([.G93]&gt;0;[.G93];MIN([.B92]+[.C9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92]-[.S93];2)" office:value-type="currency" office:currency="USD" office:value="262295.21">
            <text:p>$262,295.21</text:p>
          </table:table-cell>
          <table:table-cell table:formula="of:=[.Q92]*[.$D$1]" office:value-type="currency" office:currency="USD" office:value="1095.04429166667">
            <text:p>$1,095.04</text:p>
          </table:table-cell>
          <table:table-cell table:formula="of:=[.$D$3]-[.R93]" office:value-type="currency" office:currency="USD" office:value="515.420577369753">
            <text:p>$515.42</text:p>
          </table:table-cell>
          <table:table-cell table:number-columns-repeated="1005"/>
        </table:table-row>
        <table:table-row table:style-name="ro1">
          <table:table-cell table:formula="of:=[.A93]+1" office:value-type="float" office:value="88">
            <text:p>88</text:p>
          </table:table-cell>
          <table:table-cell table:style-name="ce11" table:formula="of:=IF(OR(EXACT([.B93];&quot;&quot;);[.B93]&lt;=0);&quot;&quot;;ROUND([.B93]-[.D94];2))" office:value-type="currency" office:currency="USD" office:value="241680.07">
            <text:p>$241,680.07</text:p>
          </table:table-cell>
          <table:table-cell table:formula="of:=IF(OR(EXACT([.B93];&quot;&quot;);[.B93]&lt;=0);&quot;&quot;;[.B93]*[.$D$1])" office:value-type="currency" office:currency="USD" office:value="1010.29075">
            <text:p>$1,010.29</text:p>
          </table:table-cell>
          <table:table-cell table:formula="of:=IF(OR(EXACT([.B93];&quot;&quot;);[.B93]&lt;=0);&quot;&quot;;[.E94]-[.C94])" office:value-type="currency" office:currency="USD" office:value="789.70925">
            <text:p>$789.71</text:p>
          </table:table-cell>
          <table:table-cell table:formula="of:=IF(OR(EXACT([.B93];&quot;&quot;);[.B93]&lt;=0);&quot;&quot;;IF([.G94]&gt;0;[.G94];MIN([.B93]+[.C9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93]-[.S94];2)" office:value-type="currency" office:currency="USD" office:value="261777.64">
            <text:p>$261,777.64</text:p>
          </table:table-cell>
          <table:table-cell table:formula="of:=[.Q93]*[.$D$1]" office:value-type="currency" office:currency="USD" office:value="1092.89670833333">
            <text:p>$1,092.90</text:p>
          </table:table-cell>
          <table:table-cell table:formula="of:=[.$D$3]-[.R94]" office:value-type="currency" office:currency="USD" office:value="517.568160703086">
            <text:p>$517.57</text:p>
          </table:table-cell>
          <table:table-cell table:number-columns-repeated="1005"/>
        </table:table-row>
        <table:table-row table:style-name="ro1">
          <table:table-cell table:formula="of:=[.A94]+1" office:value-type="float" office:value="89">
            <text:p>89</text:p>
          </table:table-cell>
          <table:table-cell table:style-name="ce11" table:formula="of:=IF(OR(EXACT([.B94];&quot;&quot;);[.B94]&lt;=0);&quot;&quot;;ROUND([.B94]-[.D95];2))" office:value-type="currency" office:currency="USD" office:value="240887.07">
            <text:p>$240,887.07</text:p>
          </table:table-cell>
          <table:table-cell table:formula="of:=IF(OR(EXACT([.B94];&quot;&quot;);[.B94]&lt;=0);&quot;&quot;;[.B94]*[.$D$1])" office:value-type="currency" office:currency="USD" office:value="1007.00029166667">
            <text:p>$1,007.00</text:p>
          </table:table-cell>
          <table:table-cell table:formula="of:=IF(OR(EXACT([.B94];&quot;&quot;);[.B94]&lt;=0);&quot;&quot;;[.E95]-[.C95])" office:value-type="currency" office:currency="USD" office:value="792.999708333333">
            <text:p>$793.00</text:p>
          </table:table-cell>
          <table:table-cell table:formula="of:=IF(OR(EXACT([.B94];&quot;&quot;);[.B94]&lt;=0);&quot;&quot;;IF([.G95]&gt;0;[.G95];MIN([.B94]+[.C9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94]-[.S95];2)" office:value-type="currency" office:currency="USD" office:value="261257.92">
            <text:p>$261,257.92</text:p>
          </table:table-cell>
          <table:table-cell table:formula="of:=[.Q94]*[.$D$1]" office:value-type="currency" office:currency="USD" office:value="1090.74016666667">
            <text:p>$1,090.74</text:p>
          </table:table-cell>
          <table:table-cell table:formula="of:=[.$D$3]-[.R95]" office:value-type="currency" office:currency="USD" office:value="519.724702369753">
            <text:p>$519.72</text:p>
          </table:table-cell>
          <table:table-cell table:number-columns-repeated="1005"/>
        </table:table-row>
        <table:table-row table:style-name="ro1">
          <table:table-cell table:formula="of:=[.A95]+1" office:value-type="float" office:value="90">
            <text:p>90</text:p>
          </table:table-cell>
          <table:table-cell table:style-name="ce11" table:formula="of:=IF(OR(EXACT([.B95];&quot;&quot;);[.B95]&lt;=0);&quot;&quot;;ROUND([.B95]-[.D96];2))" office:value-type="currency" office:currency="USD" office:value="240090.77">
            <text:p>$240,090.77</text:p>
          </table:table-cell>
          <table:table-cell table:formula="of:=IF(OR(EXACT([.B95];&quot;&quot;);[.B95]&lt;=0);&quot;&quot;;[.B95]*[.$D$1])" office:value-type="currency" office:currency="USD" office:value="1003.696125">
            <text:p>$1,003.70</text:p>
          </table:table-cell>
          <table:table-cell table:formula="of:=IF(OR(EXACT([.B95];&quot;&quot;);[.B95]&lt;=0);&quot;&quot;;[.E96]-[.C96])" office:value-type="currency" office:currency="USD" office:value="796.303875">
            <text:p>$796.30</text:p>
          </table:table-cell>
          <table:table-cell table:formula="of:=IF(OR(EXACT([.B95];&quot;&quot;);[.B95]&lt;=0);&quot;&quot;;IF([.G96]&gt;0;[.G96];MIN([.B95]+[.C9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95]-[.S96];2)" office:value-type="currency" office:currency="USD" office:value="260736.03">
            <text:p>$260,736.03</text:p>
          </table:table-cell>
          <table:table-cell table:formula="of:=[.Q95]*[.$D$1]" office:value-type="currency" office:currency="USD" office:value="1088.57466666667">
            <text:p>$1,088.57</text:p>
          </table:table-cell>
          <table:table-cell table:formula="of:=[.$D$3]-[.R96]" office:value-type="currency" office:currency="USD" office:value="521.890202369753">
            <text:p>$521.89</text:p>
          </table:table-cell>
          <table:table-cell table:number-columns-repeated="1005"/>
        </table:table-row>
        <table:table-row table:style-name="ro1">
          <table:table-cell table:formula="of:=[.A96]+1" office:value-type="float" office:value="91">
            <text:p>91</text:p>
          </table:table-cell>
          <table:table-cell table:style-name="ce11" table:formula="of:=IF(OR(EXACT([.B96];&quot;&quot;);[.B96]&lt;=0);&quot;&quot;;ROUND([.B96]-[.D97];2))" office:value-type="currency" office:currency="USD" office:value="239291.15">
            <text:p>$239,291.15</text:p>
          </table:table-cell>
          <table:table-cell table:formula="of:=IF(OR(EXACT([.B96];&quot;&quot;);[.B96]&lt;=0);&quot;&quot;;[.B96]*[.$D$1])" office:value-type="currency" office:currency="USD" office:value="1000.37820833333">
            <text:p>$1,000.38</text:p>
          </table:table-cell>
          <table:table-cell table:formula="of:=IF(OR(EXACT([.B96];&quot;&quot;);[.B96]&lt;=0);&quot;&quot;;[.E97]-[.C97])" office:value-type="currency" office:currency="USD" office:value="799.621791666667">
            <text:p>$799.62</text:p>
          </table:table-cell>
          <table:table-cell table:formula="of:=IF(OR(EXACT([.B96];&quot;&quot;);[.B96]&lt;=0);&quot;&quot;;IF([.G97]&gt;0;[.G97];MIN([.B96]+[.C9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96]-[.S97];2)" office:value-type="currency" office:currency="USD" office:value="260211.97">
            <text:p>$260,211.97</text:p>
          </table:table-cell>
          <table:table-cell table:formula="of:=[.Q96]*[.$D$1]" office:value-type="currency" office:currency="USD" office:value="1086.400125">
            <text:p>$1,086.40</text:p>
          </table:table-cell>
          <table:table-cell table:formula="of:=[.$D$3]-[.R97]" office:value-type="currency" office:currency="USD" office:value="524.06474403642">
            <text:p>$524.06</text:p>
          </table:table-cell>
          <table:table-cell table:number-columns-repeated="1005"/>
        </table:table-row>
        <table:table-row table:style-name="ro1">
          <table:table-cell table:formula="of:=[.A97]+1" office:value-type="float" office:value="92">
            <text:p>92</text:p>
          </table:table-cell>
          <table:table-cell table:style-name="ce11" table:formula="of:=IF(OR(EXACT([.B97];&quot;&quot;);[.B97]&lt;=0);&quot;&quot;;ROUND([.B97]-[.D98];2))" office:value-type="currency" office:currency="USD" office:value="238488.2">
            <text:p>$238,488.20</text:p>
          </table:table-cell>
          <table:table-cell table:formula="of:=IF(OR(EXACT([.B97];&quot;&quot;);[.B97]&lt;=0);&quot;&quot;;[.B97]*[.$D$1])" office:value-type="currency" office:currency="USD" office:value="997.046458333333">
            <text:p>$997.05</text:p>
          </table:table-cell>
          <table:table-cell table:formula="of:=IF(OR(EXACT([.B97];&quot;&quot;);[.B97]&lt;=0);&quot;&quot;;[.E98]-[.C98])" office:value-type="currency" office:currency="USD" office:value="802.953541666667">
            <text:p>$802.95</text:p>
          </table:table-cell>
          <table:table-cell table:formula="of:=IF(OR(EXACT([.B97];&quot;&quot;);[.B97]&lt;=0);&quot;&quot;;IF([.G98]&gt;0;[.G98];MIN([.B97]+[.C9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97]-[.S98];2)" office:value-type="currency" office:currency="USD" office:value="259685.72">
            <text:p>$259,685.72</text:p>
          </table:table-cell>
          <table:table-cell table:formula="of:=[.Q97]*[.$D$1]" office:value-type="currency" office:currency="USD" office:value="1084.21654166667">
            <text:p>$1,084.22</text:p>
          </table:table-cell>
          <table:table-cell table:formula="of:=[.$D$3]-[.R98]" office:value-type="currency" office:currency="USD" office:value="526.248327369753">
            <text:p>$526.25</text:p>
          </table:table-cell>
          <table:table-cell table:number-columns-repeated="1005"/>
        </table:table-row>
        <table:table-row table:style-name="ro1">
          <table:table-cell table:formula="of:=[.A98]+1" office:value-type="float" office:value="93">
            <text:p>93</text:p>
          </table:table-cell>
          <table:table-cell table:style-name="ce11" table:formula="of:=IF(OR(EXACT([.B98];&quot;&quot;);[.B98]&lt;=0);&quot;&quot;;ROUND([.B98]-[.D99];2))" office:value-type="currency" office:currency="USD" office:value="237681.9">
            <text:p>$237,681.90</text:p>
          </table:table-cell>
          <table:table-cell table:formula="of:=IF(OR(EXACT([.B98];&quot;&quot;);[.B98]&lt;=0);&quot;&quot;;[.B98]*[.$D$1])" office:value-type="currency" office:currency="USD" office:value="993.700833333333">
            <text:p>$993.70</text:p>
          </table:table-cell>
          <table:table-cell table:formula="of:=IF(OR(EXACT([.B98];&quot;&quot;);[.B98]&lt;=0);&quot;&quot;;[.E99]-[.C99])" office:value-type="currency" office:currency="USD" office:value="806.299166666667">
            <text:p>$806.30</text:p>
          </table:table-cell>
          <table:table-cell table:formula="of:=IF(OR(EXACT([.B98];&quot;&quot;);[.B98]&lt;=0);&quot;&quot;;IF([.G99]&gt;0;[.G99];MIN([.B98]+[.C9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98]-[.S99];2)" office:value-type="currency" office:currency="USD" office:value="259157.28">
            <text:p>$259,157.28</text:p>
          </table:table-cell>
          <table:table-cell table:formula="of:=[.Q98]*[.$D$1]" office:value-type="currency" office:currency="USD" office:value="1082.02383333333">
            <text:p>$1,082.02</text:p>
          </table:table-cell>
          <table:table-cell table:formula="of:=[.$D$3]-[.R99]" office:value-type="currency" office:currency="USD" office:value="528.441035703086">
            <text:p>$528.44</text:p>
          </table:table-cell>
          <table:table-cell table:number-columns-repeated="1005"/>
        </table:table-row>
        <table:table-row table:style-name="ro1">
          <table:table-cell table:formula="of:=[.A99]+1" office:value-type="float" office:value="94">
            <text:p>94</text:p>
          </table:table-cell>
          <table:table-cell table:style-name="ce11" table:formula="of:=IF(OR(EXACT([.B99];&quot;&quot;);[.B99]&lt;=0);&quot;&quot;;ROUND([.B99]-[.D100];2))" office:value-type="currency" office:currency="USD" office:value="236872.24">
            <text:p>$236,872.24</text:p>
          </table:table-cell>
          <table:table-cell table:formula="of:=IF(OR(EXACT([.B99];&quot;&quot;);[.B99]&lt;=0);&quot;&quot;;[.B99]*[.$D$1])" office:value-type="currency" office:currency="USD" office:value="990.34125">
            <text:p>$990.34</text:p>
          </table:table-cell>
          <table:table-cell table:formula="of:=IF(OR(EXACT([.B99];&quot;&quot;);[.B99]&lt;=0);&quot;&quot;;[.E100]-[.C100])" office:value-type="currency" office:currency="USD" office:value="809.65875">
            <text:p>$809.66</text:p>
          </table:table-cell>
          <table:table-cell table:formula="of:=IF(OR(EXACT([.B99];&quot;&quot;);[.B99]&lt;=0);&quot;&quot;;IF([.G100]&gt;0;[.G100];MIN([.B99]+[.C10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99]-[.S100];2)" office:value-type="currency" office:currency="USD" office:value="258626.64">
            <text:p>$258,626.64</text:p>
          </table:table-cell>
          <table:table-cell table:formula="of:=[.Q99]*[.$D$1]" office:value-type="currency" office:currency="USD" office:value="1079.822">
            <text:p>$1,079.82</text:p>
          </table:table-cell>
          <table:table-cell table:formula="of:=[.$D$3]-[.R100]" office:value-type="currency" office:currency="USD" office:value="530.64286903642">
            <text:p>$530.64</text:p>
          </table:table-cell>
          <table:table-cell table:number-columns-repeated="1005"/>
        </table:table-row>
        <table:table-row table:style-name="ro1">
          <table:table-cell table:formula="of:=[.A100]+1" office:value-type="float" office:value="95">
            <text:p>95</text:p>
          </table:table-cell>
          <table:table-cell table:style-name="ce11" table:formula="of:=IF(OR(EXACT([.B100];&quot;&quot;);[.B100]&lt;=0);&quot;&quot;;ROUND([.B100]-[.D101];2))" office:value-type="currency" office:currency="USD" office:value="236059.21">
            <text:p>$236,059.21</text:p>
          </table:table-cell>
          <table:table-cell table:formula="of:=IF(OR(EXACT([.B100];&quot;&quot;);[.B100]&lt;=0);&quot;&quot;;[.B100]*[.$D$1])" office:value-type="currency" office:currency="USD" office:value="986.967666666667">
            <text:p>$986.97</text:p>
          </table:table-cell>
          <table:table-cell table:formula="of:=IF(OR(EXACT([.B100];&quot;&quot;);[.B100]&lt;=0);&quot;&quot;;[.E101]-[.C101])" office:value-type="currency" office:currency="USD" office:value="813.032333333334">
            <text:p>$813.03</text:p>
          </table:table-cell>
          <table:table-cell table:formula="of:=IF(OR(EXACT([.B100];&quot;&quot;);[.B100]&lt;=0);&quot;&quot;;IF([.G101]&gt;0;[.G101];MIN([.B100]+[.C10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00]-[.S101];2)" office:value-type="currency" office:currency="USD" office:value="258093.79">
            <text:p>$258,093.79</text:p>
          </table:table-cell>
          <table:table-cell table:formula="of:=[.Q100]*[.$D$1]" office:value-type="currency" office:currency="USD" office:value="1077.611">
            <text:p>$1,077.61</text:p>
          </table:table-cell>
          <table:table-cell table:formula="of:=[.$D$3]-[.R101]" office:value-type="currency" office:currency="USD" office:value="532.853869036419">
            <text:p>$532.85</text:p>
          </table:table-cell>
          <table:table-cell table:number-columns-repeated="1005"/>
        </table:table-row>
        <table:table-row table:style-name="ro1">
          <table:table-cell table:style-name="ce5" table:formula="of:=[.A101]+1" office:value-type="float" office:value="96">
            <text:p>96</text:p>
          </table:table-cell>
          <table:table-cell table:style-name="ce12" table:formula="of:=IF(OR(EXACT([.B101];&quot;&quot;);[.B101]&lt;=0);&quot;&quot;;ROUND([.B101]-[.D102];2))" office:value-type="currency" office:currency="USD" office:value="235242.79">
            <text:p>$235,242.79</text:p>
          </table:table-cell>
          <table:table-cell table:style-name="ce12" table:formula="of:=IF(OR(EXACT([.B101];&quot;&quot;);[.B101]&lt;=0);&quot;&quot;;[.B101]*[.$D$1])" office:value-type="currency" office:currency="USD" office:value="983.580041666667">
            <text:p>$983.58</text:p>
          </table:table-cell>
          <table:table-cell table:style-name="ce12" table:formula="of:=IF(OR(EXACT([.B101];&quot;&quot;);[.B101]&lt;=0);&quot;&quot;;[.E102]-[.C102])" office:value-type="currency" office:currency="USD" office:value="816.419958333333">
            <text:p>$816.42</text:p>
          </table:table-cell>
          <table:table-cell table:style-name="ce12" table:formula="of:=IF(OR(EXACT([.B101];&quot;&quot;);[.B101]&lt;=0);&quot;&quot;;IF([.G102]&gt;0;[.G102];MIN([.B101]+[.C102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8">
            <text:p>8</text:p>
          </table:table-cell>
          <table:table-cell table:number-columns-repeated="5"/>
          <table:table-cell table:formula="of:=ROUND([.Q101]-[.S102];2)" office:value-type="currency" office:currency="USD" office:value="257558.72">
            <text:p>$257,558.72</text:p>
          </table:table-cell>
          <table:table-cell table:formula="of:=[.Q101]*[.$D$1]" office:value-type="currency" office:currency="USD" office:value="1075.39079166667">
            <text:p>$1,075.39</text:p>
          </table:table-cell>
          <table:table-cell table:formula="of:=[.$D$3]-[.R102]" office:value-type="currency" office:currency="USD" office:value="535.074077369753">
            <text:p>$535.07</text:p>
          </table:table-cell>
          <table:table-cell table:number-columns-repeated="1005"/>
        </table:table-row>
        <table:table-row table:style-name="ro1">
          <table:table-cell table:formula="of:=[.A102]+1" office:value-type="float" office:value="97">
            <text:p>97</text:p>
          </table:table-cell>
          <table:table-cell table:style-name="ce11" table:formula="of:=IF(OR(EXACT([.B102];&quot;&quot;);[.B102]&lt;=0);&quot;&quot;;ROUND([.B102]-[.D103];2))" office:value-type="currency" office:currency="USD" office:value="234422.97">
            <text:p>$234,422.97</text:p>
          </table:table-cell>
          <table:table-cell table:formula="of:=IF(OR(EXACT([.B102];&quot;&quot;);[.B102]&lt;=0);&quot;&quot;;[.B102]*[.$D$1])" office:value-type="currency" office:currency="USD" office:value="980.178291666667">
            <text:p>$980.18</text:p>
          </table:table-cell>
          <table:table-cell table:formula="of:=IF(OR(EXACT([.B102];&quot;&quot;);[.B102]&lt;=0);&quot;&quot;;[.E103]-[.C103])" office:value-type="currency" office:currency="USD" office:value="819.821708333333">
            <text:p>$819.82</text:p>
          </table:table-cell>
          <table:table-cell table:formula="of:=IF(OR(EXACT([.B102];&quot;&quot;);[.B102]&lt;=0);&quot;&quot;;IF([.G103]&gt;0;[.G103];MIN([.B102]+[.C10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02]-[.S103];2)" office:value-type="currency" office:currency="USD" office:value="257021.42">
            <text:p>$257,021.42</text:p>
          </table:table-cell>
          <table:table-cell table:formula="of:=[.Q102]*[.$D$1]" office:value-type="currency" office:currency="USD" office:value="1073.16133333333">
            <text:p>$1,073.16</text:p>
          </table:table-cell>
          <table:table-cell table:formula="of:=[.$D$3]-[.R103]" office:value-type="currency" office:currency="USD" office:value="537.303535703086">
            <text:p>$537.30</text:p>
          </table:table-cell>
          <table:table-cell table:number-columns-repeated="1005"/>
        </table:table-row>
        <table:table-row table:style-name="ro1">
          <table:table-cell table:formula="of:=[.A103]+1" office:value-type="float" office:value="98">
            <text:p>98</text:p>
          </table:table-cell>
          <table:table-cell table:style-name="ce11" table:formula="of:=IF(OR(EXACT([.B103];&quot;&quot;);[.B103]&lt;=0);&quot;&quot;;ROUND([.B103]-[.D104];2))" office:value-type="currency" office:currency="USD" office:value="233599.73">
            <text:p>$233,599.73</text:p>
          </table:table-cell>
          <table:table-cell table:formula="of:=IF(OR(EXACT([.B103];&quot;&quot;);[.B103]&lt;=0);&quot;&quot;;[.B103]*[.$D$1])" office:value-type="currency" office:currency="USD" office:value="976.762375">
            <text:p>$976.76</text:p>
          </table:table-cell>
          <table:table-cell table:formula="of:=IF(OR(EXACT([.B103];&quot;&quot;);[.B103]&lt;=0);&quot;&quot;;[.E104]-[.C104])" office:value-type="currency" office:currency="USD" office:value="823.237625">
            <text:p>$823.24</text:p>
          </table:table-cell>
          <table:table-cell table:formula="of:=IF(OR(EXACT([.B103];&quot;&quot;);[.B103]&lt;=0);&quot;&quot;;IF([.G104]&gt;0;[.G104];MIN([.B103]+[.C10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03]-[.S104];2)" office:value-type="currency" office:currency="USD" office:value="256481.88">
            <text:p>$256,481.88</text:p>
          </table:table-cell>
          <table:table-cell table:formula="of:=[.Q103]*[.$D$1]" office:value-type="currency" office:currency="USD" office:value="1070.92258333333">
            <text:p>$1,070.92</text:p>
          </table:table-cell>
          <table:table-cell table:formula="of:=[.$D$3]-[.R104]" office:value-type="currency" office:currency="USD" office:value="539.542285703086">
            <text:p>$539.54</text:p>
          </table:table-cell>
          <table:table-cell table:number-columns-repeated="1005"/>
        </table:table-row>
        <table:table-row table:style-name="ro1">
          <table:table-cell table:formula="of:=[.A104]+1" office:value-type="float" office:value="99">
            <text:p>99</text:p>
          </table:table-cell>
          <table:table-cell table:style-name="ce11" table:formula="of:=IF(OR(EXACT([.B104];&quot;&quot;);[.B104]&lt;=0);&quot;&quot;;ROUND([.B104]-[.D105];2))" office:value-type="currency" office:currency="USD" office:value="232773.06">
            <text:p>$232,773.06</text:p>
          </table:table-cell>
          <table:table-cell table:formula="of:=IF(OR(EXACT([.B104];&quot;&quot;);[.B104]&lt;=0);&quot;&quot;;[.B104]*[.$D$1])" office:value-type="currency" office:currency="USD" office:value="973.332208333333">
            <text:p>$973.33</text:p>
          </table:table-cell>
          <table:table-cell table:formula="of:=IF(OR(EXACT([.B104];&quot;&quot;);[.B104]&lt;=0);&quot;&quot;;[.E105]-[.C105])" office:value-type="currency" office:currency="USD" office:value="826.667791666667">
            <text:p>$826.67</text:p>
          </table:table-cell>
          <table:table-cell table:formula="of:=IF(OR(EXACT([.B104];&quot;&quot;);[.B104]&lt;=0);&quot;&quot;;IF([.G105]&gt;0;[.G105];MIN([.B104]+[.C10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04]-[.S105];2)" office:value-type="currency" office:currency="USD" office:value="255940.09">
            <text:p>$255,940.09</text:p>
          </table:table-cell>
          <table:table-cell table:formula="of:=[.Q104]*[.$D$1]" office:value-type="currency" office:currency="USD" office:value="1068.6745">
            <text:p>$1,068.67</text:p>
          </table:table-cell>
          <table:table-cell table:formula="of:=[.$D$3]-[.R105]" office:value-type="currency" office:currency="USD" office:value="541.790369036419">
            <text:p>$541.79</text:p>
          </table:table-cell>
          <table:table-cell table:number-columns-repeated="1005"/>
        </table:table-row>
        <table:table-row table:style-name="ro1">
          <table:table-cell table:formula="of:=[.A105]+1" office:value-type="float" office:value="100">
            <text:p>100</text:p>
          </table:table-cell>
          <table:table-cell table:style-name="ce11" table:formula="of:=IF(OR(EXACT([.B105];&quot;&quot;);[.B105]&lt;=0);&quot;&quot;;ROUND([.B105]-[.D106];2))" office:value-type="currency" office:currency="USD" office:value="231942.95">
            <text:p>$231,942.95</text:p>
          </table:table-cell>
          <table:table-cell table:formula="of:=IF(OR(EXACT([.B105];&quot;&quot;);[.B105]&lt;=0);&quot;&quot;;[.B105]*[.$D$1])" office:value-type="currency" office:currency="USD" office:value="969.88775">
            <text:p>$969.89</text:p>
          </table:table-cell>
          <table:table-cell table:formula="of:=IF(OR(EXACT([.B105];&quot;&quot;);[.B105]&lt;=0);&quot;&quot;;[.E106]-[.C106])" office:value-type="currency" office:currency="USD" office:value="830.11225">
            <text:p>$830.11</text:p>
          </table:table-cell>
          <table:table-cell table:formula="of:=IF(OR(EXACT([.B105];&quot;&quot;);[.B105]&lt;=0);&quot;&quot;;IF([.G106]&gt;0;[.G106];MIN([.B105]+[.C10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05]-[.S106];2)" office:value-type="currency" office:currency="USD" office:value="255396.04">
            <text:p>$255,396.04</text:p>
          </table:table-cell>
          <table:table-cell table:formula="of:=[.Q105]*[.$D$1]" office:value-type="currency" office:currency="USD" office:value="1066.41704166667">
            <text:p>$1,066.42</text:p>
          </table:table-cell>
          <table:table-cell table:formula="of:=[.$D$3]-[.R106]" office:value-type="currency" office:currency="USD" office:value="544.047827369753">
            <text:p>$544.05</text:p>
          </table:table-cell>
          <table:table-cell table:number-columns-repeated="1005"/>
        </table:table-row>
        <table:table-row table:style-name="ro1">
          <table:table-cell table:formula="of:=[.A106]+1" office:value-type="float" office:value="101">
            <text:p>101</text:p>
          </table:table-cell>
          <table:table-cell table:style-name="ce11" table:formula="of:=IF(OR(EXACT([.B106];&quot;&quot;);[.B106]&lt;=0);&quot;&quot;;ROUND([.B106]-[.D107];2))" office:value-type="currency" office:currency="USD" office:value="231109.38">
            <text:p>$231,109.38</text:p>
          </table:table-cell>
          <table:table-cell table:formula="of:=IF(OR(EXACT([.B106];&quot;&quot;);[.B106]&lt;=0);&quot;&quot;;[.B106]*[.$D$1])" office:value-type="currency" office:currency="USD" office:value="966.428958333333">
            <text:p>$966.43</text:p>
          </table:table-cell>
          <table:table-cell table:formula="of:=IF(OR(EXACT([.B106];&quot;&quot;);[.B106]&lt;=0);&quot;&quot;;[.E107]-[.C107])" office:value-type="currency" office:currency="USD" office:value="833.571041666667">
            <text:p>$833.57</text:p>
          </table:table-cell>
          <table:table-cell table:formula="of:=IF(OR(EXACT([.B106];&quot;&quot;);[.B106]&lt;=0);&quot;&quot;;IF([.G107]&gt;0;[.G107];MIN([.B106]+[.C10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06]-[.S107];2)" office:value-type="currency" office:currency="USD" office:value="254849.73">
            <text:p>$254,849.73</text:p>
          </table:table-cell>
          <table:table-cell table:formula="of:=[.Q106]*[.$D$1]" office:value-type="currency" office:currency="USD" office:value="1064.15016666667">
            <text:p>$1,064.15</text:p>
          </table:table-cell>
          <table:table-cell table:formula="of:=[.$D$3]-[.R107]" office:value-type="currency" office:currency="USD" office:value="546.314702369753">
            <text:p>$546.31</text:p>
          </table:table-cell>
          <table:table-cell table:number-columns-repeated="1005"/>
        </table:table-row>
        <table:table-row table:style-name="ro1">
          <table:table-cell table:formula="of:=[.A107]+1" office:value-type="float" office:value="102">
            <text:p>102</text:p>
          </table:table-cell>
          <table:table-cell table:style-name="ce11" table:formula="of:=IF(OR(EXACT([.B107];&quot;&quot;);[.B107]&lt;=0);&quot;&quot;;ROUND([.B107]-[.D108];2))" office:value-type="currency" office:currency="USD" office:value="230272.34">
            <text:p>$230,272.34</text:p>
          </table:table-cell>
          <table:table-cell table:formula="of:=IF(OR(EXACT([.B107];&quot;&quot;);[.B107]&lt;=0);&quot;&quot;;[.B107]*[.$D$1])" office:value-type="currency" office:currency="USD" office:value="962.95575">
            <text:p>$962.96</text:p>
          </table:table-cell>
          <table:table-cell table:formula="of:=IF(OR(EXACT([.B107];&quot;&quot;);[.B107]&lt;=0);&quot;&quot;;[.E108]-[.C108])" office:value-type="currency" office:currency="USD" office:value="837.04425">
            <text:p>$837.04</text:p>
          </table:table-cell>
          <table:table-cell table:formula="of:=IF(OR(EXACT([.B107];&quot;&quot;);[.B107]&lt;=0);&quot;&quot;;IF([.G108]&gt;0;[.G108];MIN([.B107]+[.C10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07]-[.S108];2)" office:value-type="currency" office:currency="USD" office:value="254301.14">
            <text:p>$254,301.14</text:p>
          </table:table-cell>
          <table:table-cell table:formula="of:=[.Q107]*[.$D$1]" office:value-type="currency" office:currency="USD" office:value="1061.873875">
            <text:p>$1,061.87</text:p>
          </table:table-cell>
          <table:table-cell table:formula="of:=[.$D$3]-[.R108]" office:value-type="currency" office:currency="USD" office:value="548.59099403642">
            <text:p>$548.59</text:p>
          </table:table-cell>
          <table:table-cell table:number-columns-repeated="1005"/>
        </table:table-row>
        <table:table-row table:style-name="ro1">
          <table:table-cell table:formula="of:=[.A108]+1" office:value-type="float" office:value="103">
            <text:p>103</text:p>
          </table:table-cell>
          <table:table-cell table:style-name="ce11" table:formula="of:=IF(OR(EXACT([.B108];&quot;&quot;);[.B108]&lt;=0);&quot;&quot;;ROUND([.B108]-[.D109];2))" office:value-type="currency" office:currency="USD" office:value="229431.81">
            <text:p>$229,431.81</text:p>
          </table:table-cell>
          <table:table-cell table:formula="of:=IF(OR(EXACT([.B108];&quot;&quot;);[.B108]&lt;=0);&quot;&quot;;[.B108]*[.$D$1])" office:value-type="currency" office:currency="USD" office:value="959.468083333333">
            <text:p>$959.47</text:p>
          </table:table-cell>
          <table:table-cell table:formula="of:=IF(OR(EXACT([.B108];&quot;&quot;);[.B108]&lt;=0);&quot;&quot;;[.E109]-[.C109])" office:value-type="currency" office:currency="USD" office:value="840.531916666667">
            <text:p>$840.53</text:p>
          </table:table-cell>
          <table:table-cell table:formula="of:=IF(OR(EXACT([.B108];&quot;&quot;);[.B108]&lt;=0);&quot;&quot;;IF([.G109]&gt;0;[.G109];MIN([.B108]+[.C10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08]-[.S109];2)" office:value-type="currency" office:currency="USD" office:value="253750.26">
            <text:p>$253,750.26</text:p>
          </table:table-cell>
          <table:table-cell table:formula="of:=[.Q108]*[.$D$1]" office:value-type="currency" office:currency="USD" office:value="1059.58808333333">
            <text:p>$1,059.59</text:p>
          </table:table-cell>
          <table:table-cell table:formula="of:=[.$D$3]-[.R109]" office:value-type="currency" office:currency="USD" office:value="550.876785703086">
            <text:p>$550.88</text:p>
          </table:table-cell>
          <table:table-cell table:number-columns-repeated="1005"/>
        </table:table-row>
        <table:table-row table:style-name="ro1">
          <table:table-cell table:formula="of:=[.A109]+1" office:value-type="float" office:value="104">
            <text:p>104</text:p>
          </table:table-cell>
          <table:table-cell table:style-name="ce11" table:formula="of:=IF(OR(EXACT([.B109];&quot;&quot;);[.B109]&lt;=0);&quot;&quot;;ROUND([.B109]-[.D110];2))" office:value-type="currency" office:currency="USD" office:value="228587.78">
            <text:p>$228,587.78</text:p>
          </table:table-cell>
          <table:table-cell table:formula="of:=IF(OR(EXACT([.B109];&quot;&quot;);[.B109]&lt;=0);&quot;&quot;;[.B109]*[.$D$1])" office:value-type="currency" office:currency="USD" office:value="955.965875">
            <text:p>$955.97</text:p>
          </table:table-cell>
          <table:table-cell table:formula="of:=IF(OR(EXACT([.B109];&quot;&quot;);[.B109]&lt;=0);&quot;&quot;;[.E110]-[.C110])" office:value-type="currency" office:currency="USD" office:value="844.034125">
            <text:p>$844.03</text:p>
          </table:table-cell>
          <table:table-cell table:formula="of:=IF(OR(EXACT([.B109];&quot;&quot;);[.B109]&lt;=0);&quot;&quot;;IF([.G110]&gt;0;[.G110];MIN([.B109]+[.C11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09]-[.S110];2)" office:value-type="currency" office:currency="USD" office:value="253197.09">
            <text:p>$253,197.09</text:p>
          </table:table-cell>
          <table:table-cell table:formula="of:=[.Q109]*[.$D$1]" office:value-type="currency" office:currency="USD" office:value="1057.29275">
            <text:p>$1,057.29</text:p>
          </table:table-cell>
          <table:table-cell table:formula="of:=[.$D$3]-[.R110]" office:value-type="currency" office:currency="USD" office:value="553.172119036419">
            <text:p>$553.17</text:p>
          </table:table-cell>
          <table:table-cell table:number-columns-repeated="1005"/>
        </table:table-row>
        <table:table-row table:style-name="ro1">
          <table:table-cell table:formula="of:=[.A110]+1" office:value-type="float" office:value="105">
            <text:p>105</text:p>
          </table:table-cell>
          <table:table-cell table:style-name="ce11" table:formula="of:=IF(OR(EXACT([.B110];&quot;&quot;);[.B110]&lt;=0);&quot;&quot;;ROUND([.B110]-[.D111];2))" office:value-type="currency" office:currency="USD" office:value="227740.23">
            <text:p>$227,740.23</text:p>
          </table:table-cell>
          <table:table-cell table:formula="of:=IF(OR(EXACT([.B110];&quot;&quot;);[.B110]&lt;=0);&quot;&quot;;[.B110]*[.$D$1])" office:value-type="currency" office:currency="USD" office:value="952.449083333333">
            <text:p>$952.45</text:p>
          </table:table-cell>
          <table:table-cell table:formula="of:=IF(OR(EXACT([.B110];&quot;&quot;);[.B110]&lt;=0);&quot;&quot;;[.E111]-[.C111])" office:value-type="currency" office:currency="USD" office:value="847.550916666667">
            <text:p>$847.55</text:p>
          </table:table-cell>
          <table:table-cell table:formula="of:=IF(OR(EXACT([.B110];&quot;&quot;);[.B110]&lt;=0);&quot;&quot;;IF([.G111]&gt;0;[.G111];MIN([.B110]+[.C11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10]-[.S111];2)" office:value-type="currency" office:currency="USD" office:value="252641.61">
            <text:p>$252,641.61</text:p>
          </table:table-cell>
          <table:table-cell table:formula="of:=[.Q110]*[.$D$1]" office:value-type="currency" office:currency="USD" office:value="1054.987875">
            <text:p>$1,054.99</text:p>
          </table:table-cell>
          <table:table-cell table:formula="of:=[.$D$3]-[.R111]" office:value-type="currency" office:currency="USD" office:value="555.47699403642">
            <text:p>$555.48</text:p>
          </table:table-cell>
          <table:table-cell table:number-columns-repeated="1005"/>
        </table:table-row>
        <table:table-row table:style-name="ro1">
          <table:table-cell table:formula="of:=[.A111]+1" office:value-type="float" office:value="106">
            <text:p>106</text:p>
          </table:table-cell>
          <table:table-cell table:style-name="ce11" table:formula="of:=IF(OR(EXACT([.B111];&quot;&quot;);[.B111]&lt;=0);&quot;&quot;;ROUND([.B111]-[.D112];2))" office:value-type="currency" office:currency="USD" office:value="226889.15">
            <text:p>$226,889.15</text:p>
          </table:table-cell>
          <table:table-cell table:formula="of:=IF(OR(EXACT([.B111];&quot;&quot;);[.B111]&lt;=0);&quot;&quot;;[.B111]*[.$D$1])" office:value-type="currency" office:currency="USD" office:value="948.917625">
            <text:p>$948.92</text:p>
          </table:table-cell>
          <table:table-cell table:formula="of:=IF(OR(EXACT([.B111];&quot;&quot;);[.B111]&lt;=0);&quot;&quot;;[.E112]-[.C112])" office:value-type="currency" office:currency="USD" office:value="851.082375">
            <text:p>$851.08</text:p>
          </table:table-cell>
          <table:table-cell table:formula="of:=IF(OR(EXACT([.B111];&quot;&quot;);[.B111]&lt;=0);&quot;&quot;;IF([.G112]&gt;0;[.G112];MIN([.B111]+[.C11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11]-[.S112];2)" office:value-type="currency" office:currency="USD" office:value="252083.82">
            <text:p>$252,083.82</text:p>
          </table:table-cell>
          <table:table-cell table:formula="of:=[.Q111]*[.$D$1]" office:value-type="currency" office:currency="USD" office:value="1052.673375">
            <text:p>$1,052.67</text:p>
          </table:table-cell>
          <table:table-cell table:formula="of:=[.$D$3]-[.R112]" office:value-type="currency" office:currency="USD" office:value="557.79149403642">
            <text:p>$557.79</text:p>
          </table:table-cell>
          <table:table-cell table:number-columns-repeated="1005"/>
        </table:table-row>
        <table:table-row table:style-name="ro1">
          <table:table-cell table:formula="of:=[.A112]+1" office:value-type="float" office:value="107">
            <text:p>107</text:p>
          </table:table-cell>
          <table:table-cell table:style-name="ce11" table:formula="of:=IF(OR(EXACT([.B112];&quot;&quot;);[.B112]&lt;=0);&quot;&quot;;ROUND([.B112]-[.D113];2))" office:value-type="currency" office:currency="USD" office:value="226034.52">
            <text:p>$226,034.52</text:p>
          </table:table-cell>
          <table:table-cell table:formula="of:=IF(OR(EXACT([.B112];&quot;&quot;);[.B112]&lt;=0);&quot;&quot;;[.B112]*[.$D$1])" office:value-type="currency" office:currency="USD" office:value="945.371458333333">
            <text:p>$945.37</text:p>
          </table:table-cell>
          <table:table-cell table:formula="of:=IF(OR(EXACT([.B112];&quot;&quot;);[.B112]&lt;=0);&quot;&quot;;[.E113]-[.C113])" office:value-type="currency" office:currency="USD" office:value="854.628541666667">
            <text:p>$854.63</text:p>
          </table:table-cell>
          <table:table-cell table:formula="of:=IF(OR(EXACT([.B112];&quot;&quot;);[.B112]&lt;=0);&quot;&quot;;IF([.G113]&gt;0;[.G113];MIN([.B112]+[.C11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12]-[.S113];2)" office:value-type="currency" office:currency="USD" office:value="251523.7">
            <text:p>$251,523.70</text:p>
          </table:table-cell>
          <table:table-cell table:formula="of:=[.Q112]*[.$D$1]" office:value-type="currency" office:currency="USD" office:value="1050.34925">
            <text:p>$1,050.35</text:p>
          </table:table-cell>
          <table:table-cell table:formula="of:=[.$D$3]-[.R113]" office:value-type="currency" office:currency="USD" office:value="560.11561903642">
            <text:p>$560.12</text:p>
          </table:table-cell>
          <table:table-cell table:number-columns-repeated="1005"/>
        </table:table-row>
        <table:table-row table:style-name="ro1">
          <table:table-cell table:style-name="ce5" table:formula="of:=[.A113]+1" office:value-type="float" office:value="108">
            <text:p>108</text:p>
          </table:table-cell>
          <table:table-cell table:style-name="ce12" table:formula="of:=IF(OR(EXACT([.B113];&quot;&quot;);[.B113]&lt;=0);&quot;&quot;;ROUND([.B113]-[.D114];2))" office:value-type="currency" office:currency="USD" office:value="225176.33">
            <text:p>$225,176.33</text:p>
          </table:table-cell>
          <table:table-cell table:style-name="ce12" table:formula="of:=IF(OR(EXACT([.B113];&quot;&quot;);[.B113]&lt;=0);&quot;&quot;;[.B113]*[.$D$1])" office:value-type="currency" office:currency="USD" office:value="941.8105">
            <text:p>$941.81</text:p>
          </table:table-cell>
          <table:table-cell table:style-name="ce12" table:formula="of:=IF(OR(EXACT([.B113];&quot;&quot;);[.B113]&lt;=0);&quot;&quot;;[.E114]-[.C114])" office:value-type="currency" office:currency="USD" office:value="858.1895">
            <text:p>$858.19</text:p>
          </table:table-cell>
          <table:table-cell table:style-name="ce12" table:formula="of:=IF(OR(EXACT([.B113];&quot;&quot;);[.B113]&lt;=0);&quot;&quot;;IF([.G114]&gt;0;[.G114];MIN([.B113]+[.C114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9">
            <text:p>9</text:p>
          </table:table-cell>
          <table:table-cell table:number-columns-repeated="5"/>
          <table:table-cell table:formula="of:=ROUND([.Q113]-[.S114];2)" office:value-type="currency" office:currency="USD" office:value="250961.25">
            <text:p>$250,961.25</text:p>
          </table:table-cell>
          <table:table-cell table:formula="of:=[.Q113]*[.$D$1]" office:value-type="currency" office:currency="USD" office:value="1048.01541666667">
            <text:p>$1,048.02</text:p>
          </table:table-cell>
          <table:table-cell table:formula="of:=[.$D$3]-[.R114]" office:value-type="currency" office:currency="USD" office:value="562.449452369753">
            <text:p>$562.45</text:p>
          </table:table-cell>
          <table:table-cell table:number-columns-repeated="1005"/>
        </table:table-row>
        <table:table-row table:style-name="ro1">
          <table:table-cell table:formula="of:=[.A114]+1" office:value-type="float" office:value="109">
            <text:p>109</text:p>
          </table:table-cell>
          <table:table-cell table:style-name="ce11" table:formula="of:=IF(OR(EXACT([.B114];&quot;&quot;);[.B114]&lt;=0);&quot;&quot;;ROUND([.B114]-[.D115];2))" office:value-type="currency" office:currency="USD" office:value="224314.56">
            <text:p>$224,314.56</text:p>
          </table:table-cell>
          <table:table-cell table:formula="of:=IF(OR(EXACT([.B114];&quot;&quot;);[.B114]&lt;=0);&quot;&quot;;[.B114]*[.$D$1])" office:value-type="currency" office:currency="USD" office:value="938.234708333333">
            <text:p>$938.23</text:p>
          </table:table-cell>
          <table:table-cell table:formula="of:=IF(OR(EXACT([.B114];&quot;&quot;);[.B114]&lt;=0);&quot;&quot;;[.E115]-[.C115])" office:value-type="currency" office:currency="USD" office:value="861.765291666667">
            <text:p>$861.77</text:p>
          </table:table-cell>
          <table:table-cell table:formula="of:=IF(OR(EXACT([.B114];&quot;&quot;);[.B114]&lt;=0);&quot;&quot;;IF([.G115]&gt;0;[.G115];MIN([.B114]+[.C11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14]-[.S115];2)" office:value-type="currency" office:currency="USD" office:value="250396.46">
            <text:p>$250,396.46</text:p>
          </table:table-cell>
          <table:table-cell table:formula="of:=[.Q114]*[.$D$1]" office:value-type="currency" office:currency="USD" office:value="1045.671875">
            <text:p>$1,045.67</text:p>
          </table:table-cell>
          <table:table-cell table:formula="of:=[.$D$3]-[.R115]" office:value-type="currency" office:currency="USD" office:value="564.79299403642">
            <text:p>$564.79</text:p>
          </table:table-cell>
          <table:table-cell table:number-columns-repeated="1005"/>
        </table:table-row>
        <table:table-row table:style-name="ro1">
          <table:table-cell table:formula="of:=[.A115]+1" office:value-type="float" office:value="110">
            <text:p>110</text:p>
          </table:table-cell>
          <table:table-cell table:style-name="ce11" table:formula="of:=IF(OR(EXACT([.B115];&quot;&quot;);[.B115]&lt;=0);&quot;&quot;;ROUND([.B115]-[.D116];2))" office:value-type="currency" office:currency="USD" office:value="223449.2">
            <text:p>$223,449.20</text:p>
          </table:table-cell>
          <table:table-cell table:formula="of:=IF(OR(EXACT([.B115];&quot;&quot;);[.B115]&lt;=0);&quot;&quot;;[.B115]*[.$D$1])" office:value-type="currency" office:currency="USD" office:value="934.644">
            <text:p>$934.64</text:p>
          </table:table-cell>
          <table:table-cell table:formula="of:=IF(OR(EXACT([.B115];&quot;&quot;);[.B115]&lt;=0);&quot;&quot;;[.E116]-[.C116])" office:value-type="currency" office:currency="USD" office:value="865.356">
            <text:p>$865.36</text:p>
          </table:table-cell>
          <table:table-cell table:formula="of:=IF(OR(EXACT([.B115];&quot;&quot;);[.B115]&lt;=0);&quot;&quot;;IF([.G116]&gt;0;[.G116];MIN([.B115]+[.C11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15]-[.S116];2)" office:value-type="currency" office:currency="USD" office:value="249829.31">
            <text:p>$249,829.31</text:p>
          </table:table-cell>
          <table:table-cell table:formula="of:=[.Q115]*[.$D$1]" office:value-type="currency" office:currency="USD" office:value="1043.31858333333">
            <text:p>$1,043.32</text:p>
          </table:table-cell>
          <table:table-cell table:formula="of:=[.$D$3]-[.R116]" office:value-type="currency" office:currency="USD" office:value="567.146285703086">
            <text:p>$567.15</text:p>
          </table:table-cell>
          <table:table-cell table:number-columns-repeated="1005"/>
        </table:table-row>
        <table:table-row table:style-name="ro1">
          <table:table-cell table:formula="of:=[.A116]+1" office:value-type="float" office:value="111">
            <text:p>111</text:p>
          </table:table-cell>
          <table:table-cell table:style-name="ce11" table:formula="of:=IF(OR(EXACT([.B116];&quot;&quot;);[.B116]&lt;=0);&quot;&quot;;ROUND([.B116]-[.D117];2))" office:value-type="currency" office:currency="USD" office:value="222580.24">
            <text:p>$222,580.24</text:p>
          </table:table-cell>
          <table:table-cell table:formula="of:=IF(OR(EXACT([.B116];&quot;&quot;);[.B116]&lt;=0);&quot;&quot;;[.B116]*[.$D$1])" office:value-type="currency" office:currency="USD" office:value="931.038333333333">
            <text:p>$931.04</text:p>
          </table:table-cell>
          <table:table-cell table:formula="of:=IF(OR(EXACT([.B116];&quot;&quot;);[.B116]&lt;=0);&quot;&quot;;[.E117]-[.C117])" office:value-type="currency" office:currency="USD" office:value="868.961666666667">
            <text:p>$868.96</text:p>
          </table:table-cell>
          <table:table-cell table:formula="of:=IF(OR(EXACT([.B116];&quot;&quot;);[.B116]&lt;=0);&quot;&quot;;IF([.G117]&gt;0;[.G117];MIN([.B116]+[.C11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16]-[.S117];2)" office:value-type="currency" office:currency="USD" office:value="249259.8">
            <text:p>$249,259.80</text:p>
          </table:table-cell>
          <table:table-cell table:formula="of:=[.Q116]*[.$D$1]" office:value-type="currency" office:currency="USD" office:value="1040.95545833333">
            <text:p>$1,040.96</text:p>
          </table:table-cell>
          <table:table-cell table:formula="of:=[.$D$3]-[.R117]" office:value-type="currency" office:currency="USD" office:value="569.509410703086">
            <text:p>$569.51</text:p>
          </table:table-cell>
          <table:table-cell table:number-columns-repeated="1005"/>
        </table:table-row>
        <table:table-row table:style-name="ro1">
          <table:table-cell table:formula="of:=[.A117]+1" office:value-type="float" office:value="112">
            <text:p>112</text:p>
          </table:table-cell>
          <table:table-cell table:style-name="ce11" table:formula="of:=IF(OR(EXACT([.B117];&quot;&quot;);[.B117]&lt;=0);&quot;&quot;;ROUND([.B117]-[.D118];2))" office:value-type="currency" office:currency="USD" office:value="221707.66">
            <text:p>$221,707.66</text:p>
          </table:table-cell>
          <table:table-cell table:formula="of:=IF(OR(EXACT([.B117];&quot;&quot;);[.B117]&lt;=0);&quot;&quot;;[.B117]*[.$D$1])" office:value-type="currency" office:currency="USD" office:value="927.417666666667">
            <text:p>$927.42</text:p>
          </table:table-cell>
          <table:table-cell table:formula="of:=IF(OR(EXACT([.B117];&quot;&quot;);[.B117]&lt;=0);&quot;&quot;;[.E118]-[.C118])" office:value-type="currency" office:currency="USD" office:value="872.582333333333">
            <text:p>$872.58</text:p>
          </table:table-cell>
          <table:table-cell table:formula="of:=IF(OR(EXACT([.B117];&quot;&quot;);[.B117]&lt;=0);&quot;&quot;;IF([.G118]&gt;0;[.G118];MIN([.B117]+[.C11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17]-[.S118];2)" office:value-type="currency" office:currency="USD" office:value="248687.92">
            <text:p>$248,687.92</text:p>
          </table:table-cell>
          <table:table-cell table:formula="of:=[.Q117]*[.$D$1]" office:value-type="currency" office:currency="USD" office:value="1038.5825">
            <text:p>$1,038.58</text:p>
          </table:table-cell>
          <table:table-cell table:formula="of:=[.$D$3]-[.R118]" office:value-type="currency" office:currency="USD" office:value="571.88236903642">
            <text:p>$571.88</text:p>
          </table:table-cell>
          <table:table-cell table:number-columns-repeated="1005"/>
        </table:table-row>
        <table:table-row table:style-name="ro1">
          <table:table-cell table:formula="of:=[.A118]+1" office:value-type="float" office:value="113">
            <text:p>113</text:p>
          </table:table-cell>
          <table:table-cell table:style-name="ce11" table:formula="of:=IF(OR(EXACT([.B118];&quot;&quot;);[.B118]&lt;=0);&quot;&quot;;ROUND([.B118]-[.D119];2))" office:value-type="currency" office:currency="USD" office:value="220831.44">
            <text:p>$220,831.44</text:p>
          </table:table-cell>
          <table:table-cell table:formula="of:=IF(OR(EXACT([.B118];&quot;&quot;);[.B118]&lt;=0);&quot;&quot;;[.B118]*[.$D$1])" office:value-type="currency" office:currency="USD" office:value="923.781916666667">
            <text:p>$923.78</text:p>
          </table:table-cell>
          <table:table-cell table:formula="of:=IF(OR(EXACT([.B118];&quot;&quot;);[.B118]&lt;=0);&quot;&quot;;[.E119]-[.C119])" office:value-type="currency" office:currency="USD" office:value="876.218083333333">
            <text:p>$876.22</text:p>
          </table:table-cell>
          <table:table-cell table:formula="of:=IF(OR(EXACT([.B118];&quot;&quot;);[.B118]&lt;=0);&quot;&quot;;IF([.G119]&gt;0;[.G119];MIN([.B118]+[.C11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18]-[.S119];2)" office:value-type="currency" office:currency="USD" office:value="248113.65">
            <text:p>$248,113.65</text:p>
          </table:table-cell>
          <table:table-cell table:formula="of:=[.Q118]*[.$D$1]" office:value-type="currency" office:currency="USD" office:value="1036.19966666667">
            <text:p>$1,036.20</text:p>
          </table:table-cell>
          <table:table-cell table:formula="of:=[.$D$3]-[.R119]" office:value-type="currency" office:currency="USD" office:value="574.265202369753">
            <text:p>$574.27</text:p>
          </table:table-cell>
          <table:table-cell table:number-columns-repeated="1005"/>
        </table:table-row>
        <table:table-row table:style-name="ro1">
          <table:table-cell table:formula="of:=[.A119]+1" office:value-type="float" office:value="114">
            <text:p>114</text:p>
          </table:table-cell>
          <table:table-cell table:style-name="ce11" table:formula="of:=IF(OR(EXACT([.B119];&quot;&quot;);[.B119]&lt;=0);&quot;&quot;;ROUND([.B119]-[.D120];2))" office:value-type="currency" office:currency="USD" office:value="219951.57">
            <text:p>$219,951.57</text:p>
          </table:table-cell>
          <table:table-cell table:formula="of:=IF(OR(EXACT([.B119];&quot;&quot;);[.B119]&lt;=0);&quot;&quot;;[.B119]*[.$D$1])" office:value-type="currency" office:currency="USD" office:value="920.131">
            <text:p>$920.13</text:p>
          </table:table-cell>
          <table:table-cell table:formula="of:=IF(OR(EXACT([.B119];&quot;&quot;);[.B119]&lt;=0);&quot;&quot;;[.E120]-[.C120])" office:value-type="currency" office:currency="USD" office:value="879.869">
            <text:p>$879.87</text:p>
          </table:table-cell>
          <table:table-cell table:formula="of:=IF(OR(EXACT([.B119];&quot;&quot;);[.B119]&lt;=0);&quot;&quot;;IF([.G120]&gt;0;[.G120];MIN([.B119]+[.C12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19]-[.S120];2)" office:value-type="currency" office:currency="USD" office:value="247536.99">
            <text:p>$247,536.99</text:p>
          </table:table-cell>
          <table:table-cell table:formula="of:=[.Q119]*[.$D$1]" office:value-type="currency" office:currency="USD" office:value="1033.806875">
            <text:p>$1,033.81</text:p>
          </table:table-cell>
          <table:table-cell table:formula="of:=[.$D$3]-[.R120]" office:value-type="currency" office:currency="USD" office:value="576.657994036419">
            <text:p>$576.66</text:p>
          </table:table-cell>
          <table:table-cell table:number-columns-repeated="1005"/>
        </table:table-row>
        <table:table-row table:style-name="ro1">
          <table:table-cell table:formula="of:=[.A120]+1" office:value-type="float" office:value="115">
            <text:p>115</text:p>
          </table:table-cell>
          <table:table-cell table:style-name="ce11" table:formula="of:=IF(OR(EXACT([.B120];&quot;&quot;);[.B120]&lt;=0);&quot;&quot;;ROUND([.B120]-[.D121];2))" office:value-type="currency" office:currency="USD" office:value="219068.03">
            <text:p>$219,068.03</text:p>
          </table:table-cell>
          <table:table-cell table:formula="of:=IF(OR(EXACT([.B120];&quot;&quot;);[.B120]&lt;=0);&quot;&quot;;[.B120]*[.$D$1])" office:value-type="currency" office:currency="USD" office:value="916.464875">
            <text:p>$916.46</text:p>
          </table:table-cell>
          <table:table-cell table:formula="of:=IF(OR(EXACT([.B120];&quot;&quot;);[.B120]&lt;=0);&quot;&quot;;[.E121]-[.C121])" office:value-type="currency" office:currency="USD" office:value="883.535125">
            <text:p>$883.54</text:p>
          </table:table-cell>
          <table:table-cell table:formula="of:=IF(OR(EXACT([.B120];&quot;&quot;);[.B120]&lt;=0);&quot;&quot;;IF([.G121]&gt;0;[.G121];MIN([.B120]+[.C12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20]-[.S121];2)" office:value-type="currency" office:currency="USD" office:value="246957.93">
            <text:p>$246,957.93</text:p>
          </table:table-cell>
          <table:table-cell table:formula="of:=[.Q120]*[.$D$1]" office:value-type="currency" office:currency="USD" office:value="1031.404125">
            <text:p>$1,031.40</text:p>
          </table:table-cell>
          <table:table-cell table:formula="of:=[.$D$3]-[.R121]" office:value-type="currency" office:currency="USD" office:value="579.060744036419">
            <text:p>$579.06</text:p>
          </table:table-cell>
          <table:table-cell table:number-columns-repeated="1005"/>
        </table:table-row>
        <table:table-row table:style-name="ro1">
          <table:table-cell table:formula="of:=[.A121]+1" office:value-type="float" office:value="116">
            <text:p>116</text:p>
          </table:table-cell>
          <table:table-cell table:style-name="ce11" table:formula="of:=IF(OR(EXACT([.B121];&quot;&quot;);[.B121]&lt;=0);&quot;&quot;;ROUND([.B121]-[.D122];2))" office:value-type="currency" office:currency="USD" office:value="218180.81">
            <text:p>$218,180.81</text:p>
          </table:table-cell>
          <table:table-cell table:formula="of:=IF(OR(EXACT([.B121];&quot;&quot;);[.B121]&lt;=0);&quot;&quot;;[.B121]*[.$D$1])" office:value-type="currency" office:currency="USD" office:value="912.783458333333">
            <text:p>$912.78</text:p>
          </table:table-cell>
          <table:table-cell table:formula="of:=IF(OR(EXACT([.B121];&quot;&quot;);[.B121]&lt;=0);&quot;&quot;;[.E122]-[.C122])" office:value-type="currency" office:currency="USD" office:value="887.216541666667">
            <text:p>$887.22</text:p>
          </table:table-cell>
          <table:table-cell table:formula="of:=IF(OR(EXACT([.B121];&quot;&quot;);[.B121]&lt;=0);&quot;&quot;;IF([.G122]&gt;0;[.G122];MIN([.B121]+[.C12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21]-[.S122];2)" office:value-type="currency" office:currency="USD" office:value="246376.46">
            <text:p>$246,376.46</text:p>
          </table:table-cell>
          <table:table-cell table:formula="of:=[.Q121]*[.$D$1]" office:value-type="currency" office:currency="USD" office:value="1028.991375">
            <text:p>$1,028.99</text:p>
          </table:table-cell>
          <table:table-cell table:formula="of:=[.$D$3]-[.R122]" office:value-type="currency" office:currency="USD" office:value="581.473494036419">
            <text:p>$581.47</text:p>
          </table:table-cell>
          <table:table-cell table:number-columns-repeated="1005"/>
        </table:table-row>
        <table:table-row table:style-name="ro1">
          <table:table-cell table:formula="of:=[.A122]+1" office:value-type="float" office:value="117">
            <text:p>117</text:p>
          </table:table-cell>
          <table:table-cell table:style-name="ce11" table:formula="of:=IF(OR(EXACT([.B122];&quot;&quot;);[.B122]&lt;=0);&quot;&quot;;ROUND([.B122]-[.D123];2))" office:value-type="currency" office:currency="USD" office:value="217289.9">
            <text:p>$217,289.90</text:p>
          </table:table-cell>
          <table:table-cell table:formula="of:=IF(OR(EXACT([.B122];&quot;&quot;);[.B122]&lt;=0);&quot;&quot;;[.B122]*[.$D$1])" office:value-type="currency" office:currency="USD" office:value="909.086708333333">
            <text:p>$909.09</text:p>
          </table:table-cell>
          <table:table-cell table:formula="of:=IF(OR(EXACT([.B122];&quot;&quot;);[.B122]&lt;=0);&quot;&quot;;[.E123]-[.C123])" office:value-type="currency" office:currency="USD" office:value="890.913291666667">
            <text:p>$890.91</text:p>
          </table:table-cell>
          <table:table-cell table:formula="of:=IF(OR(EXACT([.B122];&quot;&quot;);[.B122]&lt;=0);&quot;&quot;;IF([.G123]&gt;0;[.G123];MIN([.B122]+[.C12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22]-[.S123];2)" office:value-type="currency" office:currency="USD" office:value="245792.56">
            <text:p>$245,792.56</text:p>
          </table:table-cell>
          <table:table-cell table:formula="of:=[.Q122]*[.$D$1]" office:value-type="currency" office:currency="USD" office:value="1026.56858333333">
            <text:p>$1,026.57</text:p>
          </table:table-cell>
          <table:table-cell table:formula="of:=[.$D$3]-[.R123]" office:value-type="currency" office:currency="USD" office:value="583.896285703086">
            <text:p>$583.90</text:p>
          </table:table-cell>
          <table:table-cell table:number-columns-repeated="1005"/>
        </table:table-row>
        <table:table-row table:style-name="ro1">
          <table:table-cell table:formula="of:=[.A123]+1" office:value-type="float" office:value="118">
            <text:p>118</text:p>
          </table:table-cell>
          <table:table-cell table:style-name="ce11" table:formula="of:=IF(OR(EXACT([.B123];&quot;&quot;);[.B123]&lt;=0);&quot;&quot;;ROUND([.B123]-[.D124];2))" office:value-type="currency" office:currency="USD" office:value="216395.27">
            <text:p>$216,395.27</text:p>
          </table:table-cell>
          <table:table-cell table:formula="of:=IF(OR(EXACT([.B123];&quot;&quot;);[.B123]&lt;=0);&quot;&quot;;[.B123]*[.$D$1])" office:value-type="currency" office:currency="USD" office:value="905.374583333333">
            <text:p>$905.37</text:p>
          </table:table-cell>
          <table:table-cell table:formula="of:=IF(OR(EXACT([.B123];&quot;&quot;);[.B123]&lt;=0);&quot;&quot;;[.E124]-[.C124])" office:value-type="currency" office:currency="USD" office:value="894.625416666667">
            <text:p>$894.63</text:p>
          </table:table-cell>
          <table:table-cell table:formula="of:=IF(OR(EXACT([.B123];&quot;&quot;);[.B123]&lt;=0);&quot;&quot;;IF([.G124]&gt;0;[.G124];MIN([.B123]+[.C12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23]-[.S124];2)" office:value-type="currency" office:currency="USD" office:value="245206.23">
            <text:p>$245,206.23</text:p>
          </table:table-cell>
          <table:table-cell table:formula="of:=[.Q123]*[.$D$1]" office:value-type="currency" office:currency="USD" office:value="1024.13566666667">
            <text:p>$1,024.14</text:p>
          </table:table-cell>
          <table:table-cell table:formula="of:=[.$D$3]-[.R124]" office:value-type="currency" office:currency="USD" office:value="586.329202369753">
            <text:p>$586.33</text:p>
          </table:table-cell>
          <table:table-cell table:number-columns-repeated="1005"/>
        </table:table-row>
        <table:table-row table:style-name="ro1">
          <table:table-cell table:formula="of:=[.A124]+1" office:value-type="float" office:value="119">
            <text:p>119</text:p>
          </table:table-cell>
          <table:table-cell table:style-name="ce11" table:formula="of:=IF(OR(EXACT([.B124];&quot;&quot;);[.B124]&lt;=0);&quot;&quot;;ROUND([.B124]-[.D125];2))" office:value-type="currency" office:currency="USD" office:value="215496.92">
            <text:p>$215,496.92</text:p>
          </table:table-cell>
          <table:table-cell table:formula="of:=IF(OR(EXACT([.B124];&quot;&quot;);[.B124]&lt;=0);&quot;&quot;;[.B124]*[.$D$1])" office:value-type="currency" office:currency="USD" office:value="901.646958333333">
            <text:p>$901.65</text:p>
          </table:table-cell>
          <table:table-cell table:formula="of:=IF(OR(EXACT([.B124];&quot;&quot;);[.B124]&lt;=0);&quot;&quot;;[.E125]-[.C125])" office:value-type="currency" office:currency="USD" office:value="898.353041666667">
            <text:p>$898.35</text:p>
          </table:table-cell>
          <table:table-cell table:formula="of:=IF(OR(EXACT([.B124];&quot;&quot;);[.B124]&lt;=0);&quot;&quot;;IF([.G125]&gt;0;[.G125];MIN([.B124]+[.C12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24]-[.S125];2)" office:value-type="currency" office:currency="USD" office:value="244617.46">
            <text:p>$244,617.46</text:p>
          </table:table-cell>
          <table:table-cell table:formula="of:=[.Q124]*[.$D$1]" office:value-type="currency" office:currency="USD" office:value="1021.692625">
            <text:p>$1,021.69</text:p>
          </table:table-cell>
          <table:table-cell table:formula="of:=[.$D$3]-[.R125]" office:value-type="currency" office:currency="USD" office:value="588.77224403642">
            <text:p>$588.77</text:p>
          </table:table-cell>
          <table:table-cell table:number-columns-repeated="1005"/>
        </table:table-row>
        <table:table-row table:style-name="ro1">
          <table:table-cell table:style-name="ce5" table:formula="of:=[.A125]+1" office:value-type="float" office:value="120">
            <text:p>120</text:p>
          </table:table-cell>
          <table:table-cell table:style-name="ce12" table:formula="of:=IF(OR(EXACT([.B125];&quot;&quot;);[.B125]&lt;=0);&quot;&quot;;ROUND([.B125]-[.D126];2))" office:value-type="currency" office:currency="USD" office:value="214594.82">
            <text:p>$214,594.82</text:p>
          </table:table-cell>
          <table:table-cell table:style-name="ce12" table:formula="of:=IF(OR(EXACT([.B125];&quot;&quot;);[.B125]&lt;=0);&quot;&quot;;[.B125]*[.$D$1])" office:value-type="currency" office:currency="USD" office:value="897.903833333333">
            <text:p>$897.90</text:p>
          </table:table-cell>
          <table:table-cell table:style-name="ce12" table:formula="of:=IF(OR(EXACT([.B125];&quot;&quot;);[.B125]&lt;=0);&quot;&quot;;[.E126]-[.C126])" office:value-type="currency" office:currency="USD" office:value="902.096166666667">
            <text:p>$902.10</text:p>
          </table:table-cell>
          <table:table-cell table:style-name="ce12" table:formula="of:=IF(OR(EXACT([.B125];&quot;&quot;);[.B125]&lt;=0);&quot;&quot;;IF([.G126]&gt;0;[.G126];MIN([.B125]+[.C126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0">
            <text:p>10</text:p>
          </table:table-cell>
          <table:table-cell table:number-columns-repeated="5"/>
          <table:table-cell table:formula="of:=ROUND([.Q125]-[.S126];2)" office:value-type="currency" office:currency="USD" office:value="244026.23">
            <text:p>$244,026.23</text:p>
          </table:table-cell>
          <table:table-cell table:formula="of:=[.Q125]*[.$D$1]" office:value-type="currency" office:currency="USD" office:value="1019.23941666667">
            <text:p>$1,019.24</text:p>
          </table:table-cell>
          <table:table-cell table:formula="of:=[.$D$3]-[.R126]" office:value-type="currency" office:currency="USD" office:value="591.225452369753">
            <text:p>$591.23</text:p>
          </table:table-cell>
          <table:table-cell table:number-columns-repeated="1005"/>
        </table:table-row>
        <table:table-row table:style-name="ro1">
          <table:table-cell table:formula="of:=[.A126]+1" office:value-type="float" office:value="121">
            <text:p>121</text:p>
          </table:table-cell>
          <table:table-cell table:style-name="ce11" table:formula="of:=IF(OR(EXACT([.B126];&quot;&quot;);[.B126]&lt;=0);&quot;&quot;;ROUND([.B126]-[.D127];2))" office:value-type="currency" office:currency="USD" office:value="213688.97">
            <text:p>$213,688.97</text:p>
          </table:table-cell>
          <table:table-cell table:formula="of:=IF(OR(EXACT([.B126];&quot;&quot;);[.B126]&lt;=0);&quot;&quot;;[.B126]*[.$D$1])" office:value-type="currency" office:currency="USD" office:value="894.145083333333">
            <text:p>$894.15</text:p>
          </table:table-cell>
          <table:table-cell table:formula="of:=IF(OR(EXACT([.B126];&quot;&quot;);[.B126]&lt;=0);&quot;&quot;;[.E127]-[.C127])" office:value-type="currency" office:currency="USD" office:value="905.854916666667">
            <text:p>$905.85</text:p>
          </table:table-cell>
          <table:table-cell table:formula="of:=IF(OR(EXACT([.B126];&quot;&quot;);[.B126]&lt;=0);&quot;&quot;;IF([.G127]&gt;0;[.G127];MIN([.B126]+[.C12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26]-[.S127];2)" office:value-type="currency" office:currency="USD" office:value="243432.54">
            <text:p>$243,432.54</text:p>
          </table:table-cell>
          <table:table-cell table:formula="of:=[.Q126]*[.$D$1]" office:value-type="currency" office:currency="USD" office:value="1016.77595833333">
            <text:p>$1,016.78</text:p>
          </table:table-cell>
          <table:table-cell table:formula="of:=[.$D$3]-[.R127]" office:value-type="currency" office:currency="USD" office:value="593.688910703086">
            <text:p>$593.69</text:p>
          </table:table-cell>
          <table:table-cell table:number-columns-repeated="1005"/>
        </table:table-row>
        <table:table-row table:style-name="ro1">
          <table:table-cell table:formula="of:=[.A127]+1" office:value-type="float" office:value="122">
            <text:p>122</text:p>
          </table:table-cell>
          <table:table-cell table:style-name="ce11" table:formula="of:=IF(OR(EXACT([.B127];&quot;&quot;);[.B127]&lt;=0);&quot;&quot;;ROUND([.B127]-[.D128];2))" office:value-type="currency" office:currency="USD" office:value="212779.34">
            <text:p>$212,779.34</text:p>
          </table:table-cell>
          <table:table-cell table:formula="of:=IF(OR(EXACT([.B127];&quot;&quot;);[.B127]&lt;=0);&quot;&quot;;[.B127]*[.$D$1])" office:value-type="currency" office:currency="USD" office:value="890.370708333333">
            <text:p>$890.37</text:p>
          </table:table-cell>
          <table:table-cell table:formula="of:=IF(OR(EXACT([.B127];&quot;&quot;);[.B127]&lt;=0);&quot;&quot;;[.E128]-[.C128])" office:value-type="currency" office:currency="USD" office:value="909.629291666667">
            <text:p>$909.63</text:p>
          </table:table-cell>
          <table:table-cell table:formula="of:=IF(OR(EXACT([.B127];&quot;&quot;);[.B127]&lt;=0);&quot;&quot;;IF([.G128]&gt;0;[.G128];MIN([.B127]+[.C12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27]-[.S128];2)" office:value-type="currency" office:currency="USD" office:value="242836.38">
            <text:p>$242,836.38</text:p>
          </table:table-cell>
          <table:table-cell table:formula="of:=[.Q127]*[.$D$1]" office:value-type="currency" office:currency="USD" office:value="1014.30225">
            <text:p>$1,014.30</text:p>
          </table:table-cell>
          <table:table-cell table:formula="of:=[.$D$3]-[.R128]" office:value-type="currency" office:currency="USD" office:value="596.162619036419">
            <text:p>$596.16</text:p>
          </table:table-cell>
          <table:table-cell table:number-columns-repeated="1005"/>
        </table:table-row>
        <table:table-row table:style-name="ro1">
          <table:table-cell table:formula="of:=[.A128]+1" office:value-type="float" office:value="123">
            <text:p>123</text:p>
          </table:table-cell>
          <table:table-cell table:style-name="ce11" table:formula="of:=IF(OR(EXACT([.B128];&quot;&quot;);[.B128]&lt;=0);&quot;&quot;;ROUND([.B128]-[.D129];2))" office:value-type="currency" office:currency="USD" office:value="211865.92">
            <text:p>$211,865.92</text:p>
          </table:table-cell>
          <table:table-cell table:formula="of:=IF(OR(EXACT([.B128];&quot;&quot;);[.B128]&lt;=0);&quot;&quot;;[.B128]*[.$D$1])" office:value-type="currency" office:currency="USD" office:value="886.580583333333">
            <text:p>$886.58</text:p>
          </table:table-cell>
          <table:table-cell table:formula="of:=IF(OR(EXACT([.B128];&quot;&quot;);[.B128]&lt;=0);&quot;&quot;;[.E129]-[.C129])" office:value-type="currency" office:currency="USD" office:value="913.419416666667">
            <text:p>$913.42</text:p>
          </table:table-cell>
          <table:table-cell table:formula="of:=IF(OR(EXACT([.B128];&quot;&quot;);[.B128]&lt;=0);&quot;&quot;;IF([.G129]&gt;0;[.G129];MIN([.B128]+[.C12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28]-[.S129];2)" office:value-type="currency" office:currency="USD" office:value="242237.73">
            <text:p>$242,237.73</text:p>
          </table:table-cell>
          <table:table-cell table:formula="of:=[.Q128]*[.$D$1]" office:value-type="currency" office:currency="USD" office:value="1011.81825">
            <text:p>$1,011.82</text:p>
          </table:table-cell>
          <table:table-cell table:formula="of:=[.$D$3]-[.R129]" office:value-type="currency" office:currency="USD" office:value="598.64661903642">
            <text:p>$598.65</text:p>
          </table:table-cell>
          <table:table-cell table:number-columns-repeated="1005"/>
        </table:table-row>
        <table:table-row table:style-name="ro1">
          <table:table-cell table:formula="of:=[.A129]+1" office:value-type="float" office:value="124">
            <text:p>124</text:p>
          </table:table-cell>
          <table:table-cell table:style-name="ce11" table:formula="of:=IF(OR(EXACT([.B129];&quot;&quot;);[.B129]&lt;=0);&quot;&quot;;ROUND([.B129]-[.D130];2))" office:value-type="currency" office:currency="USD" office:value="210948.69">
            <text:p>$210,948.69</text:p>
          </table:table-cell>
          <table:table-cell table:formula="of:=IF(OR(EXACT([.B129];&quot;&quot;);[.B129]&lt;=0);&quot;&quot;;[.B129]*[.$D$1])" office:value-type="currency" office:currency="USD" office:value="882.774666666667">
            <text:p>$882.77</text:p>
          </table:table-cell>
          <table:table-cell table:formula="of:=IF(OR(EXACT([.B129];&quot;&quot;);[.B129]&lt;=0);&quot;&quot;;[.E130]-[.C130])" office:value-type="currency" office:currency="USD" office:value="917.225333333333">
            <text:p>$917.23</text:p>
          </table:table-cell>
          <table:table-cell table:formula="of:=IF(OR(EXACT([.B129];&quot;&quot;);[.B129]&lt;=0);&quot;&quot;;IF([.G130]&gt;0;[.G130];MIN([.B129]+[.C13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29]-[.S130];2)" office:value-type="currency" office:currency="USD" office:value="241636.59">
            <text:p>$241,636.59</text:p>
          </table:table-cell>
          <table:table-cell table:formula="of:=[.Q129]*[.$D$1]" office:value-type="currency" office:currency="USD" office:value="1009.323875">
            <text:p>$1,009.32</text:p>
          </table:table-cell>
          <table:table-cell table:formula="of:=[.$D$3]-[.R130]" office:value-type="currency" office:currency="USD" office:value="601.140994036419">
            <text:p>$601.14</text:p>
          </table:table-cell>
          <table:table-cell table:number-columns-repeated="1005"/>
        </table:table-row>
        <table:table-row table:style-name="ro1">
          <table:table-cell table:formula="of:=[.A130]+1" office:value-type="float" office:value="125">
            <text:p>125</text:p>
          </table:table-cell>
          <table:table-cell table:style-name="ce11" table:formula="of:=IF(OR(EXACT([.B130];&quot;&quot;);[.B130]&lt;=0);&quot;&quot;;ROUND([.B130]-[.D131];2))" office:value-type="currency" office:currency="USD" office:value="210027.64">
            <text:p>$210,027.64</text:p>
          </table:table-cell>
          <table:table-cell table:formula="of:=IF(OR(EXACT([.B130];&quot;&quot;);[.B130]&lt;=0);&quot;&quot;;[.B130]*[.$D$1])" office:value-type="currency" office:currency="USD" office:value="878.952875">
            <text:p>$878.95</text:p>
          </table:table-cell>
          <table:table-cell table:formula="of:=IF(OR(EXACT([.B130];&quot;&quot;);[.B130]&lt;=0);&quot;&quot;;[.E131]-[.C131])" office:value-type="currency" office:currency="USD" office:value="921.047125">
            <text:p>$921.05</text:p>
          </table:table-cell>
          <table:table-cell table:formula="of:=IF(OR(EXACT([.B130];&quot;&quot;);[.B130]&lt;=0);&quot;&quot;;IF([.G131]&gt;0;[.G131];MIN([.B130]+[.C13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30]-[.S131];2)" office:value-type="currency" office:currency="USD" office:value="241032.94">
            <text:p>$241,032.94</text:p>
          </table:table-cell>
          <table:table-cell table:formula="of:=[.Q130]*[.$D$1]" office:value-type="currency" office:currency="USD" office:value="1006.819125">
            <text:p>$1,006.82</text:p>
          </table:table-cell>
          <table:table-cell table:formula="of:=[.$D$3]-[.R131]" office:value-type="currency" office:currency="USD" office:value="603.64574403642">
            <text:p>$603.65</text:p>
          </table:table-cell>
          <table:table-cell table:number-columns-repeated="1005"/>
        </table:table-row>
        <table:table-row table:style-name="ro1">
          <table:table-cell table:formula="of:=[.A131]+1" office:value-type="float" office:value="126">
            <text:p>126</text:p>
          </table:table-cell>
          <table:table-cell table:style-name="ce11" table:formula="of:=IF(OR(EXACT([.B131];&quot;&quot;);[.B131]&lt;=0);&quot;&quot;;ROUND([.B131]-[.D132];2))" office:value-type="currency" office:currency="USD" office:value="209102.76">
            <text:p>$209,102.76</text:p>
          </table:table-cell>
          <table:table-cell table:formula="of:=IF(OR(EXACT([.B131];&quot;&quot;);[.B131]&lt;=0);&quot;&quot;;[.B131]*[.$D$1])" office:value-type="currency" office:currency="USD" office:value="875.115166666667">
            <text:p>$875.12</text:p>
          </table:table-cell>
          <table:table-cell table:formula="of:=IF(OR(EXACT([.B131];&quot;&quot;);[.B131]&lt;=0);&quot;&quot;;[.E132]-[.C132])" office:value-type="currency" office:currency="USD" office:value="924.884833333333">
            <text:p>$924.88</text:p>
          </table:table-cell>
          <table:table-cell table:formula="of:=IF(OR(EXACT([.B131];&quot;&quot;);[.B131]&lt;=0);&quot;&quot;;IF([.G132]&gt;0;[.G132];MIN([.B131]+[.C13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31]-[.S132];2)" office:value-type="currency" office:currency="USD" office:value="240426.78">
            <text:p>$240,426.78</text:p>
          </table:table-cell>
          <table:table-cell table:formula="of:=[.Q131]*[.$D$1]" office:value-type="currency" office:currency="USD" office:value="1004.30391666667">
            <text:p>$1,004.30</text:p>
          </table:table-cell>
          <table:table-cell table:formula="of:=[.$D$3]-[.R132]" office:value-type="currency" office:currency="USD" office:value="606.160952369753">
            <text:p>$606.16</text:p>
          </table:table-cell>
          <table:table-cell table:number-columns-repeated="1005"/>
        </table:table-row>
        <table:table-row table:style-name="ro1">
          <table:table-cell table:formula="of:=[.A132]+1" office:value-type="float" office:value="127">
            <text:p>127</text:p>
          </table:table-cell>
          <table:table-cell table:style-name="ce11" table:formula="of:=IF(OR(EXACT([.B132];&quot;&quot;);[.B132]&lt;=0);&quot;&quot;;ROUND([.B132]-[.D133];2))" office:value-type="currency" office:currency="USD" office:value="208174.02">
            <text:p>$208,174.02</text:p>
          </table:table-cell>
          <table:table-cell table:formula="of:=IF(OR(EXACT([.B132];&quot;&quot;);[.B132]&lt;=0);&quot;&quot;;[.B132]*[.$D$1])" office:value-type="currency" office:currency="USD" office:value="871.2615">
            <text:p>$871.26</text:p>
          </table:table-cell>
          <table:table-cell table:formula="of:=IF(OR(EXACT([.B132];&quot;&quot;);[.B132]&lt;=0);&quot;&quot;;[.E133]-[.C133])" office:value-type="currency" office:currency="USD" office:value="928.7385">
            <text:p>$928.74</text:p>
          </table:table-cell>
          <table:table-cell table:formula="of:=IF(OR(EXACT([.B132];&quot;&quot;);[.B132]&lt;=0);&quot;&quot;;IF([.G133]&gt;0;[.G133];MIN([.B132]+[.C13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32]-[.S133];2)" office:value-type="currency" office:currency="USD" office:value="239818.09">
            <text:p>$239,818.09</text:p>
          </table:table-cell>
          <table:table-cell table:formula="of:=[.Q132]*[.$D$1]" office:value-type="currency" office:currency="USD" office:value="1001.77825">
            <text:p>$1,001.78</text:p>
          </table:table-cell>
          <table:table-cell table:formula="of:=[.$D$3]-[.R133]" office:value-type="currency" office:currency="USD" office:value="608.68661903642">
            <text:p>$608.69</text:p>
          </table:table-cell>
          <table:table-cell table:number-columns-repeated="1005"/>
        </table:table-row>
        <table:table-row table:style-name="ro1">
          <table:table-cell table:formula="of:=[.A133]+1" office:value-type="float" office:value="128">
            <text:p>128</text:p>
          </table:table-cell>
          <table:table-cell table:style-name="ce11" table:formula="of:=IF(OR(EXACT([.B133];&quot;&quot;);[.B133]&lt;=0);&quot;&quot;;ROUND([.B133]-[.D134];2))" office:value-type="currency" office:currency="USD" office:value="207241.41">
            <text:p>$207,241.41</text:p>
          </table:table-cell>
          <table:table-cell table:formula="of:=IF(OR(EXACT([.B133];&quot;&quot;);[.B133]&lt;=0);&quot;&quot;;[.B133]*[.$D$1])" office:value-type="currency" office:currency="USD" office:value="867.39175">
            <text:p>$867.39</text:p>
          </table:table-cell>
          <table:table-cell table:formula="of:=IF(OR(EXACT([.B133];&quot;&quot;);[.B133]&lt;=0);&quot;&quot;;[.E134]-[.C134])" office:value-type="currency" office:currency="USD" office:value="932.60825">
            <text:p>$932.61</text:p>
          </table:table-cell>
          <table:table-cell table:formula="of:=IF(OR(EXACT([.B133];&quot;&quot;);[.B133]&lt;=0);&quot;&quot;;IF([.G134]&gt;0;[.G134];MIN([.B133]+[.C13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33]-[.S134];2)" office:value-type="currency" office:currency="USD" office:value="239206.87">
            <text:p>$239,206.87</text:p>
          </table:table-cell>
          <table:table-cell table:formula="of:=[.Q133]*[.$D$1]" office:value-type="currency" office:currency="USD" office:value="999.242041666667">
            <text:p>$999.24</text:p>
          </table:table-cell>
          <table:table-cell table:formula="of:=[.$D$3]-[.R134]" office:value-type="currency" office:currency="USD" office:value="611.222827369753">
            <text:p>$611.22</text:p>
          </table:table-cell>
          <table:table-cell table:number-columns-repeated="1005"/>
        </table:table-row>
        <table:table-row table:style-name="ro1">
          <table:table-cell table:formula="of:=[.A134]+1" office:value-type="float" office:value="129">
            <text:p>129</text:p>
          </table:table-cell>
          <table:table-cell table:style-name="ce11" table:formula="of:=IF(OR(EXACT([.B134];&quot;&quot;);[.B134]&lt;=0);&quot;&quot;;ROUND([.B134]-[.D135];2))" office:value-type="currency" office:currency="USD" office:value="206304.92">
            <text:p>$206,304.92</text:p>
          </table:table-cell>
          <table:table-cell table:formula="of:=IF(OR(EXACT([.B134];&quot;&quot;);[.B134]&lt;=0);&quot;&quot;;[.B134]*[.$D$1])" office:value-type="currency" office:currency="USD" office:value="863.505875">
            <text:p>$863.51</text:p>
          </table:table-cell>
          <table:table-cell table:formula="of:=IF(OR(EXACT([.B134];&quot;&quot;);[.B134]&lt;=0);&quot;&quot;;[.E135]-[.C135])" office:value-type="currency" office:currency="USD" office:value="936.494125">
            <text:p>$936.49</text:p>
          </table:table-cell>
          <table:table-cell table:formula="of:=IF(OR(EXACT([.B134];&quot;&quot;);[.B134]&lt;=0);&quot;&quot;;IF([.G135]&gt;0;[.G135];MIN([.B134]+[.C13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34]-[.S135];2)" office:value-type="currency" office:currency="USD" office:value="238593.1">
            <text:p>$238,593.10</text:p>
          </table:table-cell>
          <table:table-cell table:formula="of:=[.Q134]*[.$D$1]" office:value-type="currency" office:currency="USD" office:value="996.695291666667">
            <text:p>$996.70</text:p>
          </table:table-cell>
          <table:table-cell table:formula="of:=[.$D$3]-[.R135]" office:value-type="currency" office:currency="USD" office:value="613.769577369753">
            <text:p>$613.77</text:p>
          </table:table-cell>
          <table:table-cell table:number-columns-repeated="1005"/>
        </table:table-row>
        <table:table-row table:style-name="ro1">
          <table:table-cell table:formula="of:=[.A135]+1" office:value-type="float" office:value="130">
            <text:p>130</text:p>
          </table:table-cell>
          <table:table-cell table:style-name="ce11" table:formula="of:=IF(OR(EXACT([.B135];&quot;&quot;);[.B135]&lt;=0);&quot;&quot;;ROUND([.B135]-[.D136];2))" office:value-type="currency" office:currency="USD" office:value="205364.52">
            <text:p>$205,364.52</text:p>
          </table:table-cell>
          <table:table-cell table:formula="of:=IF(OR(EXACT([.B135];&quot;&quot;);[.B135]&lt;=0);&quot;&quot;;[.B135]*[.$D$1])" office:value-type="currency" office:currency="USD" office:value="859.603833333333">
            <text:p>$859.60</text:p>
          </table:table-cell>
          <table:table-cell table:formula="of:=IF(OR(EXACT([.B135];&quot;&quot;);[.B135]&lt;=0);&quot;&quot;;[.E136]-[.C136])" office:value-type="currency" office:currency="USD" office:value="940.396166666667">
            <text:p>$940.40</text:p>
          </table:table-cell>
          <table:table-cell table:formula="of:=IF(OR(EXACT([.B135];&quot;&quot;);[.B135]&lt;=0);&quot;&quot;;IF([.G136]&gt;0;[.G136];MIN([.B135]+[.C13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35]-[.S136];2)" office:value-type="currency" office:currency="USD" office:value="237976.77">
            <text:p>$237,976.77</text:p>
          </table:table-cell>
          <table:table-cell table:formula="of:=[.Q135]*[.$D$1]" office:value-type="currency" office:currency="USD" office:value="994.137916666667">
            <text:p>$994.14</text:p>
          </table:table-cell>
          <table:table-cell table:formula="of:=[.$D$3]-[.R136]" office:value-type="currency" office:currency="USD" office:value="616.326952369753">
            <text:p>$616.33</text:p>
          </table:table-cell>
          <table:table-cell table:number-columns-repeated="1005"/>
        </table:table-row>
        <table:table-row table:style-name="ro1">
          <table:table-cell table:formula="of:=[.A136]+1" office:value-type="float" office:value="131">
            <text:p>131</text:p>
          </table:table-cell>
          <table:table-cell table:style-name="ce11" table:formula="of:=IF(OR(EXACT([.B136];&quot;&quot;);[.B136]&lt;=0);&quot;&quot;;ROUND([.B136]-[.D137];2))" office:value-type="currency" office:currency="USD" office:value="204420.21">
            <text:p>$204,420.21</text:p>
          </table:table-cell>
          <table:table-cell table:formula="of:=IF(OR(EXACT([.B136];&quot;&quot;);[.B136]&lt;=0);&quot;&quot;;[.B136]*[.$D$1])" office:value-type="currency" office:currency="USD" office:value="855.6855">
            <text:p>$855.69</text:p>
          </table:table-cell>
          <table:table-cell table:formula="of:=IF(OR(EXACT([.B136];&quot;&quot;);[.B136]&lt;=0);&quot;&quot;;[.E137]-[.C137])" office:value-type="currency" office:currency="USD" office:value="944.3145">
            <text:p>$944.31</text:p>
          </table:table-cell>
          <table:table-cell table:formula="of:=IF(OR(EXACT([.B136];&quot;&quot;);[.B136]&lt;=0);&quot;&quot;;IF([.G137]&gt;0;[.G137];MIN([.B136]+[.C13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36]-[.S137];2)" office:value-type="currency" office:currency="USD" office:value="237357.88">
            <text:p>$237,357.88</text:p>
          </table:table-cell>
          <table:table-cell table:formula="of:=[.Q136]*[.$D$1]" office:value-type="currency" office:currency="USD" office:value="991.569875">
            <text:p>$991.57</text:p>
          </table:table-cell>
          <table:table-cell table:formula="of:=[.$D$3]-[.R137]" office:value-type="currency" office:currency="USD" office:value="618.89499403642">
            <text:p>$618.89</text:p>
          </table:table-cell>
          <table:table-cell table:number-columns-repeated="1005"/>
        </table:table-row>
        <table:table-row table:style-name="ro1">
          <table:table-cell table:style-name="ce5" table:formula="of:=[.A137]+1" office:value-type="float" office:value="132">
            <text:p>132</text:p>
          </table:table-cell>
          <table:table-cell table:style-name="ce12" table:formula="of:=IF(OR(EXACT([.B137];&quot;&quot;);[.B137]&lt;=0);&quot;&quot;;ROUND([.B137]-[.D138];2))" office:value-type="currency" office:currency="USD" office:value="203471.96">
            <text:p>$203,471.96</text:p>
          </table:table-cell>
          <table:table-cell table:style-name="ce12" table:formula="of:=IF(OR(EXACT([.B137];&quot;&quot;);[.B137]&lt;=0);&quot;&quot;;[.B137]*[.$D$1])" office:value-type="currency" office:currency="USD" office:value="851.750875">
            <text:p>$851.75</text:p>
          </table:table-cell>
          <table:table-cell table:style-name="ce12" table:formula="of:=IF(OR(EXACT([.B137];&quot;&quot;);[.B137]&lt;=0);&quot;&quot;;[.E138]-[.C138])" office:value-type="currency" office:currency="USD" office:value="948.249125">
            <text:p>$948.25</text:p>
          </table:table-cell>
          <table:table-cell table:style-name="ce12" table:formula="of:=IF(OR(EXACT([.B137];&quot;&quot;);[.B137]&lt;=0);&quot;&quot;;IF([.G138]&gt;0;[.G138];MIN([.B137]+[.C138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1">
            <text:p>11</text:p>
          </table:table-cell>
          <table:table-cell table:number-columns-repeated="5"/>
          <table:table-cell table:formula="of:=ROUND([.Q137]-[.S138];2)" office:value-type="currency" office:currency="USD" office:value="236736.41">
            <text:p>$236,736.41</text:p>
          </table:table-cell>
          <table:table-cell table:formula="of:=[.Q137]*[.$D$1]" office:value-type="currency" office:currency="USD" office:value="988.991166666667">
            <text:p>$988.99</text:p>
          </table:table-cell>
          <table:table-cell table:formula="of:=[.$D$3]-[.R138]" office:value-type="currency" office:currency="USD" office:value="621.473702369753">
            <text:p>$621.47</text:p>
          </table:table-cell>
          <table:table-cell table:number-columns-repeated="1005"/>
        </table:table-row>
        <table:table-row table:style-name="ro1">
          <table:table-cell table:formula="of:=[.A138]+1" office:value-type="float" office:value="133">
            <text:p>133</text:p>
          </table:table-cell>
          <table:table-cell table:style-name="ce11" table:formula="of:=IF(OR(EXACT([.B138];&quot;&quot;);[.B138]&lt;=0);&quot;&quot;;ROUND([.B138]-[.D139];2))" office:value-type="currency" office:currency="USD" office:value="202519.76">
            <text:p>$202,519.76</text:p>
          </table:table-cell>
          <table:table-cell table:formula="of:=IF(OR(EXACT([.B138];&quot;&quot;);[.B138]&lt;=0);&quot;&quot;;[.B138]*[.$D$1])" office:value-type="currency" office:currency="USD" office:value="847.799833333333">
            <text:p>$847.80</text:p>
          </table:table-cell>
          <table:table-cell table:formula="of:=IF(OR(EXACT([.B138];&quot;&quot;);[.B138]&lt;=0);&quot;&quot;;[.E139]-[.C139])" office:value-type="currency" office:currency="USD" office:value="952.200166666667">
            <text:p>$952.20</text:p>
          </table:table-cell>
          <table:table-cell table:formula="of:=IF(OR(EXACT([.B138];&quot;&quot;);[.B138]&lt;=0);&quot;&quot;;IF([.G139]&gt;0;[.G139];MIN([.B138]+[.C13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38]-[.S139];2)" office:value-type="currency" office:currency="USD" office:value="236112.35">
            <text:p>$236,112.35</text:p>
          </table:table-cell>
          <table:table-cell table:formula="of:=[.Q138]*[.$D$1]" office:value-type="currency" office:currency="USD" office:value="986.401708333333">
            <text:p>$986.40</text:p>
          </table:table-cell>
          <table:table-cell table:formula="of:=[.$D$3]-[.R139]" office:value-type="currency" office:currency="USD" office:value="624.063160703086">
            <text:p>$624.06</text:p>
          </table:table-cell>
          <table:table-cell table:number-columns-repeated="1005"/>
        </table:table-row>
        <table:table-row table:style-name="ro1">
          <table:table-cell table:formula="of:=[.A139]+1" office:value-type="float" office:value="134">
            <text:p>134</text:p>
          </table:table-cell>
          <table:table-cell table:style-name="ce11" table:formula="of:=IF(OR(EXACT([.B139];&quot;&quot;);[.B139]&lt;=0);&quot;&quot;;ROUND([.B139]-[.D140];2))" office:value-type="currency" office:currency="USD" office:value="201563.59">
            <text:p>$201,563.59</text:p>
          </table:table-cell>
          <table:table-cell table:formula="of:=IF(OR(EXACT([.B139];&quot;&quot;);[.B139]&lt;=0);&quot;&quot;;[.B139]*[.$D$1])" office:value-type="currency" office:currency="USD" office:value="843.832333333334">
            <text:p>$843.83</text:p>
          </table:table-cell>
          <table:table-cell table:formula="of:=IF(OR(EXACT([.B139];&quot;&quot;);[.B139]&lt;=0);&quot;&quot;;[.E140]-[.C140])" office:value-type="currency" office:currency="USD" office:value="956.167666666667">
            <text:p>$956.17</text:p>
          </table:table-cell>
          <table:table-cell table:formula="of:=IF(OR(EXACT([.B139];&quot;&quot;);[.B139]&lt;=0);&quot;&quot;;IF([.G140]&gt;0;[.G140];MIN([.B139]+[.C14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39]-[.S140];2)" office:value-type="currency" office:currency="USD" office:value="235485.69">
            <text:p>$235,485.69</text:p>
          </table:table-cell>
          <table:table-cell table:formula="of:=[.Q139]*[.$D$1]" office:value-type="currency" office:currency="USD" office:value="983.801458333333">
            <text:p>$983.80</text:p>
          </table:table-cell>
          <table:table-cell table:formula="of:=[.$D$3]-[.R140]" office:value-type="currency" office:currency="USD" office:value="626.663410703086">
            <text:p>$626.66</text:p>
          </table:table-cell>
          <table:table-cell table:number-columns-repeated="1005"/>
        </table:table-row>
        <table:table-row table:style-name="ro1">
          <table:table-cell table:formula="of:=[.A140]+1" office:value-type="float" office:value="135">
            <text:p>135</text:p>
          </table:table-cell>
          <table:table-cell table:style-name="ce11" table:formula="of:=IF(OR(EXACT([.B140];&quot;&quot;);[.B140]&lt;=0);&quot;&quot;;ROUND([.B140]-[.D141];2))" office:value-type="currency" office:currency="USD" office:value="200603.44">
            <text:p>$200,603.44</text:p>
          </table:table-cell>
          <table:table-cell table:formula="of:=IF(OR(EXACT([.B140];&quot;&quot;);[.B140]&lt;=0);&quot;&quot;;[.B140]*[.$D$1])" office:value-type="currency" office:currency="USD" office:value="839.848291666667">
            <text:p>$839.85</text:p>
          </table:table-cell>
          <table:table-cell table:formula="of:=IF(OR(EXACT([.B140];&quot;&quot;);[.B140]&lt;=0);&quot;&quot;;[.E141]-[.C141])" office:value-type="currency" office:currency="USD" office:value="960.151708333333">
            <text:p>$960.15</text:p>
          </table:table-cell>
          <table:table-cell table:formula="of:=IF(OR(EXACT([.B140];&quot;&quot;);[.B140]&lt;=0);&quot;&quot;;IF([.G141]&gt;0;[.G141];MIN([.B140]+[.C14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40]-[.S141];2)" office:value-type="currency" office:currency="USD" office:value="234856.42">
            <text:p>$234,856.42</text:p>
          </table:table-cell>
          <table:table-cell table:formula="of:=[.Q140]*[.$D$1]" office:value-type="currency" office:currency="USD" office:value="981.190375">
            <text:p>$981.19</text:p>
          </table:table-cell>
          <table:table-cell table:formula="of:=[.$D$3]-[.R141]" office:value-type="currency" office:currency="USD" office:value="629.274494036419">
            <text:p>$629.27</text:p>
          </table:table-cell>
          <table:table-cell table:number-columns-repeated="1005"/>
        </table:table-row>
        <table:table-row table:style-name="ro1">
          <table:table-cell table:formula="of:=[.A141]+1" office:value-type="float" office:value="136">
            <text:p>136</text:p>
          </table:table-cell>
          <table:table-cell table:style-name="ce11" table:formula="of:=IF(OR(EXACT([.B141];&quot;&quot;);[.B141]&lt;=0);&quot;&quot;;ROUND([.B141]-[.D142];2))" office:value-type="currency" office:currency="USD" office:value="199639.29">
            <text:p>$199,639.29</text:p>
          </table:table-cell>
          <table:table-cell table:formula="of:=IF(OR(EXACT([.B141];&quot;&quot;);[.B141]&lt;=0);&quot;&quot;;[.B141]*[.$D$1])" office:value-type="currency" office:currency="USD" office:value="835.847666666667">
            <text:p>$835.85</text:p>
          </table:table-cell>
          <table:table-cell table:formula="of:=IF(OR(EXACT([.B141];&quot;&quot;);[.B141]&lt;=0);&quot;&quot;;[.E142]-[.C142])" office:value-type="currency" office:currency="USD" office:value="964.152333333333">
            <text:p>$964.15</text:p>
          </table:table-cell>
          <table:table-cell table:formula="of:=IF(OR(EXACT([.B141];&quot;&quot;);[.B141]&lt;=0);&quot;&quot;;IF([.G142]&gt;0;[.G142];MIN([.B141]+[.C14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41]-[.S142];2)" office:value-type="currency" office:currency="USD" office:value="234224.52">
            <text:p>$234,224.52</text:p>
          </table:table-cell>
          <table:table-cell table:formula="of:=[.Q141]*[.$D$1]" office:value-type="currency" office:currency="USD" office:value="978.568416666667">
            <text:p>$978.57</text:p>
          </table:table-cell>
          <table:table-cell table:formula="of:=[.$D$3]-[.R142]" office:value-type="currency" office:currency="USD" office:value="631.896452369753">
            <text:p>$631.90</text:p>
          </table:table-cell>
          <table:table-cell table:number-columns-repeated="1005"/>
        </table:table-row>
        <table:table-row table:style-name="ro1">
          <table:table-cell table:formula="of:=[.A142]+1" office:value-type="float" office:value="137">
            <text:p>137</text:p>
          </table:table-cell>
          <table:table-cell table:style-name="ce11" table:formula="of:=IF(OR(EXACT([.B142];&quot;&quot;);[.B142]&lt;=0);&quot;&quot;;ROUND([.B142]-[.D143];2))" office:value-type="currency" office:currency="USD" office:value="198671.12">
            <text:p>$198,671.12</text:p>
          </table:table-cell>
          <table:table-cell table:formula="of:=IF(OR(EXACT([.B142];&quot;&quot;);[.B142]&lt;=0);&quot;&quot;;[.B142]*[.$D$1])" office:value-type="currency" office:currency="USD" office:value="831.830375">
            <text:p>$831.83</text:p>
          </table:table-cell>
          <table:table-cell table:formula="of:=IF(OR(EXACT([.B142];&quot;&quot;);[.B142]&lt;=0);&quot;&quot;;[.E143]-[.C143])" office:value-type="currency" office:currency="USD" office:value="968.169625">
            <text:p>$968.17</text:p>
          </table:table-cell>
          <table:table-cell table:formula="of:=IF(OR(EXACT([.B142];&quot;&quot;);[.B142]&lt;=0);&quot;&quot;;IF([.G143]&gt;0;[.G143];MIN([.B142]+[.C14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42]-[.S143];2)" office:value-type="currency" office:currency="USD" office:value="233589.99">
            <text:p>$233,589.99</text:p>
          </table:table-cell>
          <table:table-cell table:formula="of:=[.Q142]*[.$D$1]" office:value-type="currency" office:currency="USD" office:value="975.9355">
            <text:p>$975.94</text:p>
          </table:table-cell>
          <table:table-cell table:formula="of:=[.$D$3]-[.R143]" office:value-type="currency" office:currency="USD" office:value="634.52936903642">
            <text:p>$634.53</text:p>
          </table:table-cell>
          <table:table-cell table:number-columns-repeated="1005"/>
        </table:table-row>
        <table:table-row table:style-name="ro1">
          <table:table-cell table:formula="of:=[.A143]+1" office:value-type="float" office:value="138">
            <text:p>138</text:p>
          </table:table-cell>
          <table:table-cell table:style-name="ce11" table:formula="of:=IF(OR(EXACT([.B143];&quot;&quot;);[.B143]&lt;=0);&quot;&quot;;ROUND([.B143]-[.D144];2))" office:value-type="currency" office:currency="USD" office:value="197698.92">
            <text:p>$197,698.92</text:p>
          </table:table-cell>
          <table:table-cell table:formula="of:=IF(OR(EXACT([.B143];&quot;&quot;);[.B143]&lt;=0);&quot;&quot;;[.B143]*[.$D$1])" office:value-type="currency" office:currency="USD" office:value="827.796333333333">
            <text:p>$827.80</text:p>
          </table:table-cell>
          <table:table-cell table:formula="of:=IF(OR(EXACT([.B143];&quot;&quot;);[.B143]&lt;=0);&quot;&quot;;[.E144]-[.C144])" office:value-type="currency" office:currency="USD" office:value="972.203666666667">
            <text:p>$972.20</text:p>
          </table:table-cell>
          <table:table-cell table:formula="of:=IF(OR(EXACT([.B143];&quot;&quot;);[.B143]&lt;=0);&quot;&quot;;IF([.G144]&gt;0;[.G144];MIN([.B143]+[.C14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43]-[.S144];2)" office:value-type="currency" office:currency="USD" office:value="232952.82">
            <text:p>$232,952.82</text:p>
          </table:table-cell>
          <table:table-cell table:formula="of:=[.Q143]*[.$D$1]" office:value-type="currency" office:currency="USD" office:value="973.291625">
            <text:p>$973.29</text:p>
          </table:table-cell>
          <table:table-cell table:formula="of:=[.$D$3]-[.R144]" office:value-type="currency" office:currency="USD" office:value="637.17324403642">
            <text:p>$637.17</text:p>
          </table:table-cell>
          <table:table-cell table:number-columns-repeated="1005"/>
        </table:table-row>
        <table:table-row table:style-name="ro1">
          <table:table-cell table:formula="of:=[.A144]+1" office:value-type="float" office:value="139">
            <text:p>139</text:p>
          </table:table-cell>
          <table:table-cell table:style-name="ce11" table:formula="of:=IF(OR(EXACT([.B144];&quot;&quot;);[.B144]&lt;=0);&quot;&quot;;ROUND([.B144]-[.D145];2))" office:value-type="currency" office:currency="USD" office:value="196722.67">
            <text:p>$196,722.67</text:p>
          </table:table-cell>
          <table:table-cell table:formula="of:=IF(OR(EXACT([.B144];&quot;&quot;);[.B144]&lt;=0);&quot;&quot;;[.B144]*[.$D$1])" office:value-type="currency" office:currency="USD" office:value="823.7455">
            <text:p>$823.75</text:p>
          </table:table-cell>
          <table:table-cell table:formula="of:=IF(OR(EXACT([.B144];&quot;&quot;);[.B144]&lt;=0);&quot;&quot;;[.E145]-[.C145])" office:value-type="currency" office:currency="USD" office:value="976.2545">
            <text:p>$976.25</text:p>
          </table:table-cell>
          <table:table-cell table:formula="of:=IF(OR(EXACT([.B144];&quot;&quot;);[.B144]&lt;=0);&quot;&quot;;IF([.G145]&gt;0;[.G145];MIN([.B144]+[.C14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44]-[.S145];2)" office:value-type="currency" office:currency="USD" office:value="232312.99">
            <text:p>$232,312.99</text:p>
          </table:table-cell>
          <table:table-cell table:formula="of:=[.Q144]*[.$D$1]" office:value-type="currency" office:currency="USD" office:value="970.63675">
            <text:p>$970.64</text:p>
          </table:table-cell>
          <table:table-cell table:formula="of:=[.$D$3]-[.R145]" office:value-type="currency" office:currency="USD" office:value="639.828119036419">
            <text:p>$639.83</text:p>
          </table:table-cell>
          <table:table-cell table:number-columns-repeated="1005"/>
        </table:table-row>
        <table:table-row table:style-name="ro1">
          <table:table-cell table:formula="of:=[.A145]+1" office:value-type="float" office:value="140">
            <text:p>140</text:p>
          </table:table-cell>
          <table:table-cell table:style-name="ce11" table:formula="of:=IF(OR(EXACT([.B145];&quot;&quot;);[.B145]&lt;=0);&quot;&quot;;ROUND([.B145]-[.D146];2))" office:value-type="currency" office:currency="USD" office:value="195742.35">
            <text:p>$195,742.35</text:p>
          </table:table-cell>
          <table:table-cell table:formula="of:=IF(OR(EXACT([.B145];&quot;&quot;);[.B145]&lt;=0);&quot;&quot;;[.B145]*[.$D$1])" office:value-type="currency" office:currency="USD" office:value="819.677791666667">
            <text:p>$819.68</text:p>
          </table:table-cell>
          <table:table-cell table:formula="of:=IF(OR(EXACT([.B145];&quot;&quot;);[.B145]&lt;=0);&quot;&quot;;[.E146]-[.C146])" office:value-type="currency" office:currency="USD" office:value="980.322208333333">
            <text:p>$980.32</text:p>
          </table:table-cell>
          <table:table-cell table:formula="of:=IF(OR(EXACT([.B145];&quot;&quot;);[.B145]&lt;=0);&quot;&quot;;IF([.G146]&gt;0;[.G146];MIN([.B145]+[.C14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45]-[.S146];2)" office:value-type="currency" office:currency="USD" office:value="231670.5">
            <text:p>$231,670.50</text:p>
          </table:table-cell>
          <table:table-cell table:formula="of:=[.Q145]*[.$D$1]" office:value-type="currency" office:currency="USD" office:value="967.970791666667">
            <text:p>$967.97</text:p>
          </table:table-cell>
          <table:table-cell table:formula="of:=[.$D$3]-[.R146]" office:value-type="currency" office:currency="USD" office:value="642.494077369753">
            <text:p>$642.49</text:p>
          </table:table-cell>
          <table:table-cell table:number-columns-repeated="1005"/>
        </table:table-row>
        <table:table-row table:style-name="ro1">
          <table:table-cell table:formula="of:=[.A146]+1" office:value-type="float" office:value="141">
            <text:p>141</text:p>
          </table:table-cell>
          <table:table-cell table:style-name="ce11" table:formula="of:=IF(OR(EXACT([.B146];&quot;&quot;);[.B146]&lt;=0);&quot;&quot;;ROUND([.B146]-[.D147];2))" office:value-type="currency" office:currency="USD" office:value="194757.94">
            <text:p>$194,757.94</text:p>
          </table:table-cell>
          <table:table-cell table:formula="of:=IF(OR(EXACT([.B146];&quot;&quot;);[.B146]&lt;=0);&quot;&quot;;[.B146]*[.$D$1])" office:value-type="currency" office:currency="USD" office:value="815.593125">
            <text:p>$815.59</text:p>
          </table:table-cell>
          <table:table-cell table:formula="of:=IF(OR(EXACT([.B146];&quot;&quot;);[.B146]&lt;=0);&quot;&quot;;[.E147]-[.C147])" office:value-type="currency" office:currency="USD" office:value="984.406875">
            <text:p>$984.41</text:p>
          </table:table-cell>
          <table:table-cell table:formula="of:=IF(OR(EXACT([.B146];&quot;&quot;);[.B146]&lt;=0);&quot;&quot;;IF([.G147]&gt;0;[.G147];MIN([.B146]+[.C14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46]-[.S147];2)" office:value-type="currency" office:currency="USD" office:value="231025.33">
            <text:p>$231,025.33</text:p>
          </table:table-cell>
          <table:table-cell table:formula="of:=[.Q146]*[.$D$1]" office:value-type="currency" office:currency="USD" office:value="965.29375">
            <text:p>$965.29</text:p>
          </table:table-cell>
          <table:table-cell table:formula="of:=[.$D$3]-[.R147]" office:value-type="currency" office:currency="USD" office:value="645.17111903642">
            <text:p>$645.17</text:p>
          </table:table-cell>
          <table:table-cell table:number-columns-repeated="1005"/>
        </table:table-row>
        <table:table-row table:style-name="ro1">
          <table:table-cell table:formula="of:=[.A147]+1" office:value-type="float" office:value="142">
            <text:p>142</text:p>
          </table:table-cell>
          <table:table-cell table:style-name="ce11" table:formula="of:=IF(OR(EXACT([.B147];&quot;&quot;);[.B147]&lt;=0);&quot;&quot;;ROUND([.B147]-[.D148];2))" office:value-type="currency" office:currency="USD" office:value="193769.43">
            <text:p>$193,769.43</text:p>
          </table:table-cell>
          <table:table-cell table:formula="of:=IF(OR(EXACT([.B147];&quot;&quot;);[.B147]&lt;=0);&quot;&quot;;[.B147]*[.$D$1])" office:value-type="currency" office:currency="USD" office:value="811.491416666667">
            <text:p>$811.49</text:p>
          </table:table-cell>
          <table:table-cell table:formula="of:=IF(OR(EXACT([.B147];&quot;&quot;);[.B147]&lt;=0);&quot;&quot;;[.E148]-[.C148])" office:value-type="currency" office:currency="USD" office:value="988.508583333333">
            <text:p>$988.51</text:p>
          </table:table-cell>
          <table:table-cell table:formula="of:=IF(OR(EXACT([.B147];&quot;&quot;);[.B147]&lt;=0);&quot;&quot;;IF([.G148]&gt;0;[.G148];MIN([.B147]+[.C14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47]-[.S148];2)" office:value-type="currency" office:currency="USD" office:value="230377.47">
            <text:p>$230,377.47</text:p>
          </table:table-cell>
          <table:table-cell table:formula="of:=[.Q147]*[.$D$1]" office:value-type="currency" office:currency="USD" office:value="962.605541666667">
            <text:p>$962.61</text:p>
          </table:table-cell>
          <table:table-cell table:formula="of:=[.$D$3]-[.R148]" office:value-type="currency" office:currency="USD" office:value="647.859327369753">
            <text:p>$647.86</text:p>
          </table:table-cell>
          <table:table-cell table:number-columns-repeated="1005"/>
        </table:table-row>
        <table:table-row table:style-name="ro1">
          <table:table-cell table:formula="of:=[.A148]+1" office:value-type="float" office:value="143">
            <text:p>143</text:p>
          </table:table-cell>
          <table:table-cell table:style-name="ce11" table:formula="of:=IF(OR(EXACT([.B148];&quot;&quot;);[.B148]&lt;=0);&quot;&quot;;ROUND([.B148]-[.D149];2))" office:value-type="currency" office:currency="USD" office:value="192776.8">
            <text:p>$192,776.80</text:p>
          </table:table-cell>
          <table:table-cell table:formula="of:=IF(OR(EXACT([.B148];&quot;&quot;);[.B148]&lt;=0);&quot;&quot;;[.B148]*[.$D$1])" office:value-type="currency" office:currency="USD" office:value="807.372625">
            <text:p>$807.37</text:p>
          </table:table-cell>
          <table:table-cell table:formula="of:=IF(OR(EXACT([.B148];&quot;&quot;);[.B148]&lt;=0);&quot;&quot;;[.E149]-[.C149])" office:value-type="currency" office:currency="USD" office:value="992.627375">
            <text:p>$992.63</text:p>
          </table:table-cell>
          <table:table-cell table:formula="of:=IF(OR(EXACT([.B148];&quot;&quot;);[.B148]&lt;=0);&quot;&quot;;IF([.G149]&gt;0;[.G149];MIN([.B148]+[.C14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48]-[.S149];2)" office:value-type="currency" office:currency="USD" office:value="229726.91">
            <text:p>$229,726.91</text:p>
          </table:table-cell>
          <table:table-cell table:formula="of:=[.Q148]*[.$D$1]" office:value-type="currency" office:currency="USD" office:value="959.906125">
            <text:p>$959.91</text:p>
          </table:table-cell>
          <table:table-cell table:formula="of:=[.$D$3]-[.R149]" office:value-type="currency" office:currency="USD" office:value="650.55874403642">
            <text:p>$650.56</text:p>
          </table:table-cell>
          <table:table-cell table:number-columns-repeated="1005"/>
        </table:table-row>
        <table:table-row table:style-name="ro1">
          <table:table-cell table:style-name="ce5" table:formula="of:=[.A149]+1" office:value-type="float" office:value="144">
            <text:p>144</text:p>
          </table:table-cell>
          <table:table-cell table:style-name="ce12" table:formula="of:=IF(OR(EXACT([.B149];&quot;&quot;);[.B149]&lt;=0);&quot;&quot;;ROUND([.B149]-[.D150];2))" office:value-type="currency" office:currency="USD" office:value="191780.04">
            <text:p>$191,780.04</text:p>
          </table:table-cell>
          <table:table-cell table:style-name="ce12" table:formula="of:=IF(OR(EXACT([.B149];&quot;&quot;);[.B149]&lt;=0);&quot;&quot;;[.B149]*[.$D$1])" office:value-type="currency" office:currency="USD" office:value="803.236666666667">
            <text:p>$803.24</text:p>
          </table:table-cell>
          <table:table-cell table:style-name="ce12" table:formula="of:=IF(OR(EXACT([.B149];&quot;&quot;);[.B149]&lt;=0);&quot;&quot;;[.E150]-[.C150])" office:value-type="currency" office:currency="USD" office:value="996.763333333333">
            <text:p>$996.76</text:p>
          </table:table-cell>
          <table:table-cell table:style-name="ce12" table:formula="of:=IF(OR(EXACT([.B149];&quot;&quot;);[.B149]&lt;=0);&quot;&quot;;IF([.G150]&gt;0;[.G150];MIN([.B149]+[.C150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2">
            <text:p>12</text:p>
          </table:table-cell>
          <table:table-cell table:number-columns-repeated="5"/>
          <table:table-cell table:formula="of:=ROUND([.Q149]-[.S150];2)" office:value-type="currency" office:currency="USD" office:value="229073.64">
            <text:p>$229,073.64</text:p>
          </table:table-cell>
          <table:table-cell table:formula="of:=[.Q149]*[.$D$1]" office:value-type="currency" office:currency="USD" office:value="957.195458333333">
            <text:p>$957.20</text:p>
          </table:table-cell>
          <table:table-cell table:formula="of:=[.$D$3]-[.R150]" office:value-type="currency" office:currency="USD" office:value="653.269410703086">
            <text:p>$653.27</text:p>
          </table:table-cell>
          <table:table-cell table:number-columns-repeated="1005"/>
        </table:table-row>
        <table:table-row table:style-name="ro1">
          <table:table-cell table:formula="of:=[.A150]+1" office:value-type="float" office:value="145">
            <text:p>145</text:p>
          </table:table-cell>
          <table:table-cell table:style-name="ce11" table:formula="of:=IF(OR(EXACT([.B150];&quot;&quot;);[.B150]&lt;=0);&quot;&quot;;ROUND([.B150]-[.D151];2))" office:value-type="currency" office:currency="USD" office:value="190779.12">
            <text:p>$190,779.12</text:p>
          </table:table-cell>
          <table:table-cell table:formula="of:=IF(OR(EXACT([.B150];&quot;&quot;);[.B150]&lt;=0);&quot;&quot;;[.B150]*[.$D$1])" office:value-type="currency" office:currency="USD" office:value="799.0835">
            <text:p>$799.08</text:p>
          </table:table-cell>
          <table:table-cell table:formula="of:=IF(OR(EXACT([.B150];&quot;&quot;);[.B150]&lt;=0);&quot;&quot;;[.E151]-[.C151])" office:value-type="currency" office:currency="USD" office:value="1000.9165">
            <text:p>$1,000.92</text:p>
          </table:table-cell>
          <table:table-cell table:formula="of:=IF(OR(EXACT([.B150];&quot;&quot;);[.B150]&lt;=0);&quot;&quot;;IF([.G151]&gt;0;[.G151];MIN([.B150]+[.C15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50]-[.S151];2)" office:value-type="currency" office:currency="USD" office:value="228417.65">
            <text:p>$228,417.65</text:p>
          </table:table-cell>
          <table:table-cell table:formula="of:=[.Q150]*[.$D$1]" office:value-type="currency" office:currency="USD" office:value="954.4735">
            <text:p>$954.47</text:p>
          </table:table-cell>
          <table:table-cell table:formula="of:=[.$D$3]-[.R151]" office:value-type="currency" office:currency="USD" office:value="655.991369036419">
            <text:p>$655.99</text:p>
          </table:table-cell>
          <table:table-cell table:number-columns-repeated="1005"/>
        </table:table-row>
        <table:table-row table:style-name="ro1">
          <table:table-cell table:formula="of:=[.A151]+1" office:value-type="float" office:value="146">
            <text:p>146</text:p>
          </table:table-cell>
          <table:table-cell table:style-name="ce11" table:formula="of:=IF(OR(EXACT([.B151];&quot;&quot;);[.B151]&lt;=0);&quot;&quot;;ROUND([.B151]-[.D152];2))" office:value-type="currency" office:currency="USD" office:value="189774.03">
            <text:p>$189,774.03</text:p>
          </table:table-cell>
          <table:table-cell table:formula="of:=IF(OR(EXACT([.B151];&quot;&quot;);[.B151]&lt;=0);&quot;&quot;;[.B151]*[.$D$1])" office:value-type="currency" office:currency="USD" office:value="794.913">
            <text:p>$794.91</text:p>
          </table:table-cell>
          <table:table-cell table:formula="of:=IF(OR(EXACT([.B151];&quot;&quot;);[.B151]&lt;=0);&quot;&quot;;[.E152]-[.C152])" office:value-type="currency" office:currency="USD" office:value="1005.087">
            <text:p>$1,005.09</text:p>
          </table:table-cell>
          <table:table-cell table:formula="of:=IF(OR(EXACT([.B151];&quot;&quot;);[.B151]&lt;=0);&quot;&quot;;IF([.G152]&gt;0;[.G152];MIN([.B151]+[.C15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51]-[.S152];2)" office:value-type="currency" office:currency="USD" office:value="227758.93">
            <text:p>$227,758.93</text:p>
          </table:table-cell>
          <table:table-cell table:formula="of:=[.Q151]*[.$D$1]" office:value-type="currency" office:currency="USD" office:value="951.740208333333">
            <text:p>$951.74</text:p>
          </table:table-cell>
          <table:table-cell table:formula="of:=[.$D$3]-[.R152]" office:value-type="currency" office:currency="USD" office:value="658.724660703086">
            <text:p>$658.72</text:p>
          </table:table-cell>
          <table:table-cell table:number-columns-repeated="1005"/>
        </table:table-row>
        <table:table-row table:style-name="ro1">
          <table:table-cell table:formula="of:=[.A152]+1" office:value-type="float" office:value="147">
            <text:p>147</text:p>
          </table:table-cell>
          <table:table-cell table:style-name="ce11" table:formula="of:=IF(OR(EXACT([.B152];&quot;&quot;);[.B152]&lt;=0);&quot;&quot;;ROUND([.B152]-[.D153];2))" office:value-type="currency" office:currency="USD" office:value="188764.76">
            <text:p>$188,764.76</text:p>
          </table:table-cell>
          <table:table-cell table:formula="of:=IF(OR(EXACT([.B152];&quot;&quot;);[.B152]&lt;=0);&quot;&quot;;[.B152]*[.$D$1])" office:value-type="currency" office:currency="USD" office:value="790.725125">
            <text:p>$790.73</text:p>
          </table:table-cell>
          <table:table-cell table:formula="of:=IF(OR(EXACT([.B152];&quot;&quot;);[.B152]&lt;=0);&quot;&quot;;[.E153]-[.C153])" office:value-type="currency" office:currency="USD" office:value="1009.274875">
            <text:p>$1,009.27</text:p>
          </table:table-cell>
          <table:table-cell table:formula="of:=IF(OR(EXACT([.B152];&quot;&quot;);[.B152]&lt;=0);&quot;&quot;;IF([.G153]&gt;0;[.G153];MIN([.B152]+[.C15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52]-[.S153];2)" office:value-type="currency" office:currency="USD" office:value="227097.46">
            <text:p>$227,097.46</text:p>
          </table:table-cell>
          <table:table-cell table:formula="of:=[.Q152]*[.$D$1]" office:value-type="currency" office:currency="USD" office:value="948.995541666667">
            <text:p>$949.00</text:p>
          </table:table-cell>
          <table:table-cell table:formula="of:=[.$D$3]-[.R153]" office:value-type="currency" office:currency="USD" office:value="661.469327369753">
            <text:p>$661.47</text:p>
          </table:table-cell>
          <table:table-cell table:number-columns-repeated="1005"/>
        </table:table-row>
        <table:table-row table:style-name="ro1">
          <table:table-cell table:formula="of:=[.A153]+1" office:value-type="float" office:value="148">
            <text:p>148</text:p>
          </table:table-cell>
          <table:table-cell table:style-name="ce11" table:formula="of:=IF(OR(EXACT([.B153];&quot;&quot;);[.B153]&lt;=0);&quot;&quot;;ROUND([.B153]-[.D154];2))" office:value-type="currency" office:currency="USD" office:value="187751.28">
            <text:p>$187,751.28</text:p>
          </table:table-cell>
          <table:table-cell table:formula="of:=IF(OR(EXACT([.B153];&quot;&quot;);[.B153]&lt;=0);&quot;&quot;;[.B153]*[.$D$1])" office:value-type="currency" office:currency="USD" office:value="786.519833333333">
            <text:p>$786.52</text:p>
          </table:table-cell>
          <table:table-cell table:formula="of:=IF(OR(EXACT([.B153];&quot;&quot;);[.B153]&lt;=0);&quot;&quot;;[.E154]-[.C154])" office:value-type="currency" office:currency="USD" office:value="1013.48016666667">
            <text:p>$1,013.48</text:p>
          </table:table-cell>
          <table:table-cell table:formula="of:=IF(OR(EXACT([.B153];&quot;&quot;);[.B153]&lt;=0);&quot;&quot;;IF([.G154]&gt;0;[.G154];MIN([.B153]+[.C15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53]-[.S154];2)" office:value-type="currency" office:currency="USD" office:value="226433.23">
            <text:p>$226,433.23</text:p>
          </table:table-cell>
          <table:table-cell table:formula="of:=[.Q153]*[.$D$1]" office:value-type="currency" office:currency="USD" office:value="946.239416666667">
            <text:p>$946.24</text:p>
          </table:table-cell>
          <table:table-cell table:formula="of:=[.$D$3]-[.R154]" office:value-type="currency" office:currency="USD" office:value="664.225452369753">
            <text:p>$664.23</text:p>
          </table:table-cell>
          <table:table-cell table:number-columns-repeated="1005"/>
        </table:table-row>
        <table:table-row table:style-name="ro1">
          <table:table-cell table:formula="of:=[.A154]+1" office:value-type="float" office:value="149">
            <text:p>149</text:p>
          </table:table-cell>
          <table:table-cell table:style-name="ce11" table:formula="of:=IF(OR(EXACT([.B154];&quot;&quot;);[.B154]&lt;=0);&quot;&quot;;ROUND([.B154]-[.D155];2))" office:value-type="currency" office:currency="USD" office:value="186733.58">
            <text:p>$186,733.58</text:p>
          </table:table-cell>
          <table:table-cell table:formula="of:=IF(OR(EXACT([.B154];&quot;&quot;);[.B154]&lt;=0);&quot;&quot;;[.B154]*[.$D$1])" office:value-type="currency" office:currency="USD" office:value="782.297">
            <text:p>$782.30</text:p>
          </table:table-cell>
          <table:table-cell table:formula="of:=IF(OR(EXACT([.B154];&quot;&quot;);[.B154]&lt;=0);&quot;&quot;;[.E155]-[.C155])" office:value-type="currency" office:currency="USD" office:value="1017.703">
            <text:p>$1,017.70</text:p>
          </table:table-cell>
          <table:table-cell table:formula="of:=IF(OR(EXACT([.B154];&quot;&quot;);[.B154]&lt;=0);&quot;&quot;;IF([.G155]&gt;0;[.G155];MIN([.B154]+[.C15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54]-[.S155];2)" office:value-type="currency" office:currency="USD" office:value="225766.24">
            <text:p>$225,766.24</text:p>
          </table:table-cell>
          <table:table-cell table:formula="of:=[.Q154]*[.$D$1]" office:value-type="currency" office:currency="USD" office:value="943.471791666667">
            <text:p>$943.47</text:p>
          </table:table-cell>
          <table:table-cell table:formula="of:=[.$D$3]-[.R155]" office:value-type="currency" office:currency="USD" office:value="666.993077369753">
            <text:p>$666.99</text:p>
          </table:table-cell>
          <table:table-cell table:number-columns-repeated="1005"/>
        </table:table-row>
        <table:table-row table:style-name="ro1">
          <table:table-cell table:formula="of:=[.A155]+1" office:value-type="float" office:value="150">
            <text:p>150</text:p>
          </table:table-cell>
          <table:table-cell table:style-name="ce11" table:formula="of:=IF(OR(EXACT([.B155];&quot;&quot;);[.B155]&lt;=0);&quot;&quot;;ROUND([.B155]-[.D156];2))" office:value-type="currency" office:currency="USD" office:value="185711.64">
            <text:p>$185,711.64</text:p>
          </table:table-cell>
          <table:table-cell table:formula="of:=IF(OR(EXACT([.B155];&quot;&quot;);[.B155]&lt;=0);&quot;&quot;;[.B155]*[.$D$1])" office:value-type="currency" office:currency="USD" office:value="778.056583333333">
            <text:p>$778.06</text:p>
          </table:table-cell>
          <table:table-cell table:formula="of:=IF(OR(EXACT([.B155];&quot;&quot;);[.B155]&lt;=0);&quot;&quot;;[.E156]-[.C156])" office:value-type="currency" office:currency="USD" office:value="1021.94341666667">
            <text:p>$1,021.94</text:p>
          </table:table-cell>
          <table:table-cell table:formula="of:=IF(OR(EXACT([.B155];&quot;&quot;);[.B155]&lt;=0);&quot;&quot;;IF([.G156]&gt;0;[.G156];MIN([.B155]+[.C15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55]-[.S156];2)" office:value-type="currency" office:currency="USD" office:value="225096.47">
            <text:p>$225,096.47</text:p>
          </table:table-cell>
          <table:table-cell table:formula="of:=[.Q155]*[.$D$1]" office:value-type="currency" office:currency="USD" office:value="940.692666666667">
            <text:p>$940.69</text:p>
          </table:table-cell>
          <table:table-cell table:formula="of:=[.$D$3]-[.R156]" office:value-type="currency" office:currency="USD" office:value="669.772202369753">
            <text:p>$669.77</text:p>
          </table:table-cell>
          <table:table-cell table:number-columns-repeated="1005"/>
        </table:table-row>
        <table:table-row table:style-name="ro1">
          <table:table-cell table:formula="of:=[.A156]+1" office:value-type="float" office:value="151">
            <text:p>151</text:p>
          </table:table-cell>
          <table:table-cell table:style-name="ce11" table:formula="of:=IF(OR(EXACT([.B156];&quot;&quot;);[.B156]&lt;=0);&quot;&quot;;ROUND([.B156]-[.D157];2))" office:value-type="currency" office:currency="USD" office:value="184685.44">
            <text:p>$184,685.44</text:p>
          </table:table-cell>
          <table:table-cell table:formula="of:=IF(OR(EXACT([.B156];&quot;&quot;);[.B156]&lt;=0);&quot;&quot;;[.B156]*[.$D$1])" office:value-type="currency" office:currency="USD" office:value="773.7985">
            <text:p>$773.80</text:p>
          </table:table-cell>
          <table:table-cell table:formula="of:=IF(OR(EXACT([.B156];&quot;&quot;);[.B156]&lt;=0);&quot;&quot;;[.E157]-[.C157])" office:value-type="currency" office:currency="USD" office:value="1026.2015">
            <text:p>$1,026.20</text:p>
          </table:table-cell>
          <table:table-cell table:formula="of:=IF(OR(EXACT([.B156];&quot;&quot;);[.B156]&lt;=0);&quot;&quot;;IF([.G157]&gt;0;[.G157];MIN([.B156]+[.C15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56]-[.S157];2)" office:value-type="currency" office:currency="USD" office:value="224423.91">
            <text:p>$224,423.91</text:p>
          </table:table-cell>
          <table:table-cell table:formula="of:=[.Q156]*[.$D$1]" office:value-type="currency" office:currency="USD" office:value="937.901958333333">
            <text:p>$937.90</text:p>
          </table:table-cell>
          <table:table-cell table:formula="of:=[.$D$3]-[.R157]" office:value-type="currency" office:currency="USD" office:value="672.562910703086">
            <text:p>$672.56</text:p>
          </table:table-cell>
          <table:table-cell table:number-columns-repeated="1005"/>
        </table:table-row>
        <table:table-row table:style-name="ro1">
          <table:table-cell table:formula="of:=[.A157]+1" office:value-type="float" office:value="152">
            <text:p>152</text:p>
          </table:table-cell>
          <table:table-cell table:style-name="ce11" table:formula="of:=IF(OR(EXACT([.B157];&quot;&quot;);[.B157]&lt;=0);&quot;&quot;;ROUND([.B157]-[.D158];2))" office:value-type="currency" office:currency="USD" office:value="183654.96">
            <text:p>$183,654.96</text:p>
          </table:table-cell>
          <table:table-cell table:formula="of:=IF(OR(EXACT([.B157];&quot;&quot;);[.B157]&lt;=0);&quot;&quot;;[.B157]*[.$D$1])" office:value-type="currency" office:currency="USD" office:value="769.522666666667">
            <text:p>$769.52</text:p>
          </table:table-cell>
          <table:table-cell table:formula="of:=IF(OR(EXACT([.B157];&quot;&quot;);[.B157]&lt;=0);&quot;&quot;;[.E158]-[.C158])" office:value-type="currency" office:currency="USD" office:value="1030.47733333333">
            <text:p>$1,030.48</text:p>
          </table:table-cell>
          <table:table-cell table:formula="of:=IF(OR(EXACT([.B157];&quot;&quot;);[.B157]&lt;=0);&quot;&quot;;IF([.G158]&gt;0;[.G158];MIN([.B157]+[.C15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57]-[.S158];2)" office:value-type="currency" office:currency="USD" office:value="223748.54">
            <text:p>$223,748.54</text:p>
          </table:table-cell>
          <table:table-cell table:formula="of:=[.Q157]*[.$D$1]" office:value-type="currency" office:currency="USD" office:value="935.099625">
            <text:p>$935.10</text:p>
          </table:table-cell>
          <table:table-cell table:formula="of:=[.$D$3]-[.R158]" office:value-type="currency" office:currency="USD" office:value="675.36524403642">
            <text:p>$675.37</text:p>
          </table:table-cell>
          <table:table-cell table:number-columns-repeated="1005"/>
        </table:table-row>
        <table:table-row table:style-name="ro1">
          <table:table-cell table:formula="of:=[.A158]+1" office:value-type="float" office:value="153">
            <text:p>153</text:p>
          </table:table-cell>
          <table:table-cell table:style-name="ce11" table:formula="of:=IF(OR(EXACT([.B158];&quot;&quot;);[.B158]&lt;=0);&quot;&quot;;ROUND([.B158]-[.D159];2))" office:value-type="currency" office:currency="USD" office:value="182620.19">
            <text:p>$182,620.19</text:p>
          </table:table-cell>
          <table:table-cell table:formula="of:=IF(OR(EXACT([.B158];&quot;&quot;);[.B158]&lt;=0);&quot;&quot;;[.B158]*[.$D$1])" office:value-type="currency" office:currency="USD" office:value="765.229">
            <text:p>$765.23</text:p>
          </table:table-cell>
          <table:table-cell table:formula="of:=IF(OR(EXACT([.B158];&quot;&quot;);[.B158]&lt;=0);&quot;&quot;;[.E159]-[.C159])" office:value-type="currency" office:currency="USD" office:value="1034.771">
            <text:p>$1,034.77</text:p>
          </table:table-cell>
          <table:table-cell table:formula="of:=IF(OR(EXACT([.B158];&quot;&quot;);[.B158]&lt;=0);&quot;&quot;;IF([.G159]&gt;0;[.G159];MIN([.B158]+[.C15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58]-[.S159];2)" office:value-type="currency" office:currency="USD" office:value="223070.36">
            <text:p>$223,070.36</text:p>
          </table:table-cell>
          <table:table-cell table:formula="of:=[.Q158]*[.$D$1]" office:value-type="currency" office:currency="USD" office:value="932.285583333333">
            <text:p>$932.29</text:p>
          </table:table-cell>
          <table:table-cell table:formula="of:=[.$D$3]-[.R159]" office:value-type="currency" office:currency="USD" office:value="678.179285703086">
            <text:p>$678.18</text:p>
          </table:table-cell>
          <table:table-cell table:number-columns-repeated="1005"/>
        </table:table-row>
        <table:table-row table:style-name="ro1">
          <table:table-cell table:formula="of:=[.A159]+1" office:value-type="float" office:value="154">
            <text:p>154</text:p>
          </table:table-cell>
          <table:table-cell table:style-name="ce11" table:formula="of:=IF(OR(EXACT([.B159];&quot;&quot;);[.B159]&lt;=0);&quot;&quot;;ROUND([.B159]-[.D160];2))" office:value-type="currency" office:currency="USD" office:value="181581.11">
            <text:p>$181,581.11</text:p>
          </table:table-cell>
          <table:table-cell table:formula="of:=IF(OR(EXACT([.B159];&quot;&quot;);[.B159]&lt;=0);&quot;&quot;;[.B159]*[.$D$1])" office:value-type="currency" office:currency="USD" office:value="760.917458333333">
            <text:p>$760.92</text:p>
          </table:table-cell>
          <table:table-cell table:formula="of:=IF(OR(EXACT([.B159];&quot;&quot;);[.B159]&lt;=0);&quot;&quot;;[.E160]-[.C160])" office:value-type="currency" office:currency="USD" office:value="1039.08254166667">
            <text:p>$1,039.08</text:p>
          </table:table-cell>
          <table:table-cell table:formula="of:=IF(OR(EXACT([.B159];&quot;&quot;);[.B159]&lt;=0);&quot;&quot;;IF([.G160]&gt;0;[.G160];MIN([.B159]+[.C16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59]-[.S160];2)" office:value-type="currency" office:currency="USD" office:value="222389.35">
            <text:p>$222,389.35</text:p>
          </table:table-cell>
          <table:table-cell table:formula="of:=[.Q159]*[.$D$1]" office:value-type="currency" office:currency="USD" office:value="929.459833333333">
            <text:p>$929.46</text:p>
          </table:table-cell>
          <table:table-cell table:formula="of:=[.$D$3]-[.R160]" office:value-type="currency" office:currency="USD" office:value="681.005035703086">
            <text:p>$681.01</text:p>
          </table:table-cell>
          <table:table-cell table:number-columns-repeated="1005"/>
        </table:table-row>
        <table:table-row table:style-name="ro1">
          <table:table-cell table:formula="of:=[.A160]+1" office:value-type="float" office:value="155">
            <text:p>155</text:p>
          </table:table-cell>
          <table:table-cell table:style-name="ce11" table:formula="of:=IF(OR(EXACT([.B160];&quot;&quot;);[.B160]&lt;=0);&quot;&quot;;ROUND([.B160]-[.D161];2))" office:value-type="currency" office:currency="USD" office:value="180537.7">
            <text:p>$180,537.70</text:p>
          </table:table-cell>
          <table:table-cell table:formula="of:=IF(OR(EXACT([.B160];&quot;&quot;);[.B160]&lt;=0);&quot;&quot;;[.B160]*[.$D$1])" office:value-type="currency" office:currency="USD" office:value="756.587958333333">
            <text:p>$756.59</text:p>
          </table:table-cell>
          <table:table-cell table:formula="of:=IF(OR(EXACT([.B160];&quot;&quot;);[.B160]&lt;=0);&quot;&quot;;[.E161]-[.C161])" office:value-type="currency" office:currency="USD" office:value="1043.41204166667">
            <text:p>$1,043.41</text:p>
          </table:table-cell>
          <table:table-cell table:formula="of:=IF(OR(EXACT([.B160];&quot;&quot;);[.B160]&lt;=0);&quot;&quot;;IF([.G161]&gt;0;[.G161];MIN([.B160]+[.C16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60]-[.S161];2)" office:value-type="currency" office:currency="USD" office:value="221705.51">
            <text:p>$221,705.51</text:p>
          </table:table-cell>
          <table:table-cell table:formula="of:=[.Q160]*[.$D$1]" office:value-type="currency" office:currency="USD" office:value="926.622291666667">
            <text:p>$926.62</text:p>
          </table:table-cell>
          <table:table-cell table:formula="of:=[.$D$3]-[.R161]" office:value-type="currency" office:currency="USD" office:value="683.842577369753">
            <text:p>$683.84</text:p>
          </table:table-cell>
          <table:table-cell table:number-columns-repeated="1005"/>
        </table:table-row>
        <table:table-row table:style-name="ro1">
          <table:table-cell table:style-name="ce5" table:formula="of:=[.A161]+1" office:value-type="float" office:value="156">
            <text:p>156</text:p>
          </table:table-cell>
          <table:table-cell table:style-name="ce12" table:formula="of:=IF(OR(EXACT([.B161];&quot;&quot;);[.B161]&lt;=0);&quot;&quot;;ROUND([.B161]-[.D162];2))" office:value-type="currency" office:currency="USD" office:value="179489.94">
            <text:p>$179,489.94</text:p>
          </table:table-cell>
          <table:table-cell table:style-name="ce12" table:formula="of:=IF(OR(EXACT([.B161];&quot;&quot;);[.B161]&lt;=0);&quot;&quot;;[.B161]*[.$D$1])" office:value-type="currency" office:currency="USD" office:value="752.240416666667">
            <text:p>$752.24</text:p>
          </table:table-cell>
          <table:table-cell table:style-name="ce12" table:formula="of:=IF(OR(EXACT([.B161];&quot;&quot;);[.B161]&lt;=0);&quot;&quot;;[.E162]-[.C162])" office:value-type="currency" office:currency="USD" office:value="1047.75958333333">
            <text:p>$1,047.76</text:p>
          </table:table-cell>
          <table:table-cell table:style-name="ce12" table:formula="of:=IF(OR(EXACT([.B161];&quot;&quot;);[.B161]&lt;=0);&quot;&quot;;IF([.G162]&gt;0;[.G162];MIN([.B161]+[.C162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3">
            <text:p>13</text:p>
          </table:table-cell>
          <table:table-cell table:number-columns-repeated="5"/>
          <table:table-cell table:formula="of:=ROUND([.Q161]-[.S162];2)" office:value-type="currency" office:currency="USD" office:value="221018.82">
            <text:p>$221,018.82</text:p>
          </table:table-cell>
          <table:table-cell table:formula="of:=[.Q161]*[.$D$1]" office:value-type="currency" office:currency="USD" office:value="923.772958333333">
            <text:p>$923.77</text:p>
          </table:table-cell>
          <table:table-cell table:formula="of:=[.$D$3]-[.R162]" office:value-type="currency" office:currency="USD" office:value="686.691910703086">
            <text:p>$686.69</text:p>
          </table:table-cell>
          <table:table-cell table:number-columns-repeated="1005"/>
        </table:table-row>
        <table:table-row table:style-name="ro1">
          <table:table-cell table:formula="of:=[.A162]+1" office:value-type="float" office:value="157">
            <text:p>157</text:p>
          </table:table-cell>
          <table:table-cell table:style-name="ce11" table:formula="of:=IF(OR(EXACT([.B162];&quot;&quot;);[.B162]&lt;=0);&quot;&quot;;ROUND([.B162]-[.D163];2))" office:value-type="currency" office:currency="USD" office:value="178437.81">
            <text:p>$178,437.81</text:p>
          </table:table-cell>
          <table:table-cell table:formula="of:=IF(OR(EXACT([.B162];&quot;&quot;);[.B162]&lt;=0);&quot;&quot;;[.B162]*[.$D$1])" office:value-type="currency" office:currency="USD" office:value="747.87475">
            <text:p>$747.87</text:p>
          </table:table-cell>
          <table:table-cell table:formula="of:=IF(OR(EXACT([.B162];&quot;&quot;);[.B162]&lt;=0);&quot;&quot;;[.E163]-[.C163])" office:value-type="currency" office:currency="USD" office:value="1052.12525">
            <text:p>$1,052.13</text:p>
          </table:table-cell>
          <table:table-cell table:formula="of:=IF(OR(EXACT([.B162];&quot;&quot;);[.B162]&lt;=0);&quot;&quot;;IF([.G163]&gt;0;[.G163];MIN([.B162]+[.C16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62]-[.S163];2)" office:value-type="currency" office:currency="USD" office:value="220329.27">
            <text:p>$220,329.27</text:p>
          </table:table-cell>
          <table:table-cell table:formula="of:=[.Q162]*[.$D$1]" office:value-type="currency" office:currency="USD" office:value="920.91175">
            <text:p>$920.91</text:p>
          </table:table-cell>
          <table:table-cell table:formula="of:=[.$D$3]-[.R163]" office:value-type="currency" office:currency="USD" office:value="689.55311903642">
            <text:p>$689.55</text:p>
          </table:table-cell>
          <table:table-cell table:number-columns-repeated="1005"/>
        </table:table-row>
        <table:table-row table:style-name="ro1">
          <table:table-cell table:formula="of:=[.A163]+1" office:value-type="float" office:value="158">
            <text:p>158</text:p>
          </table:table-cell>
          <table:table-cell table:style-name="ce11" table:formula="of:=IF(OR(EXACT([.B163];&quot;&quot;);[.B163]&lt;=0);&quot;&quot;;ROUND([.B163]-[.D164];2))" office:value-type="currency" office:currency="USD" office:value="177381.3">
            <text:p>$177,381.30</text:p>
          </table:table-cell>
          <table:table-cell table:formula="of:=IF(OR(EXACT([.B163];&quot;&quot;);[.B163]&lt;=0);&quot;&quot;;[.B163]*[.$D$1])" office:value-type="currency" office:currency="USD" office:value="743.490875">
            <text:p>$743.49</text:p>
          </table:table-cell>
          <table:table-cell table:formula="of:=IF(OR(EXACT([.B163];&quot;&quot;);[.B163]&lt;=0);&quot;&quot;;[.E164]-[.C164])" office:value-type="currency" office:currency="USD" office:value="1056.509125">
            <text:p>$1,056.51</text:p>
          </table:table-cell>
          <table:table-cell table:formula="of:=IF(OR(EXACT([.B163];&quot;&quot;);[.B163]&lt;=0);&quot;&quot;;IF([.G164]&gt;0;[.G164];MIN([.B163]+[.C16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63]-[.S164];2)" office:value-type="currency" office:currency="USD" office:value="219636.84">
            <text:p>$219,636.84</text:p>
          </table:table-cell>
          <table:table-cell table:formula="of:=[.Q163]*[.$D$1]" office:value-type="currency" office:currency="USD" office:value="918.038625">
            <text:p>$918.04</text:p>
          </table:table-cell>
          <table:table-cell table:formula="of:=[.$D$3]-[.R164]" office:value-type="currency" office:currency="USD" office:value="692.42624403642">
            <text:p>$692.43</text:p>
          </table:table-cell>
          <table:table-cell table:number-columns-repeated="1005"/>
        </table:table-row>
        <table:table-row table:style-name="ro1">
          <table:table-cell table:formula="of:=[.A164]+1" office:value-type="float" office:value="159">
            <text:p>159</text:p>
          </table:table-cell>
          <table:table-cell table:style-name="ce11" table:formula="of:=IF(OR(EXACT([.B164];&quot;&quot;);[.B164]&lt;=0);&quot;&quot;;ROUND([.B164]-[.D165];2))" office:value-type="currency" office:currency="USD" office:value="176320.39">
            <text:p>$176,320.39</text:p>
          </table:table-cell>
          <table:table-cell table:formula="of:=IF(OR(EXACT([.B164];&quot;&quot;);[.B164]&lt;=0);&quot;&quot;;[.B164]*[.$D$1])" office:value-type="currency" office:currency="USD" office:value="739.08875">
            <text:p>$739.09</text:p>
          </table:table-cell>
          <table:table-cell table:formula="of:=IF(OR(EXACT([.B164];&quot;&quot;);[.B164]&lt;=0);&quot;&quot;;[.E165]-[.C165])" office:value-type="currency" office:currency="USD" office:value="1060.91125">
            <text:p>$1,060.91</text:p>
          </table:table-cell>
          <table:table-cell table:formula="of:=IF(OR(EXACT([.B164];&quot;&quot;);[.B164]&lt;=0);&quot;&quot;;IF([.G165]&gt;0;[.G165];MIN([.B164]+[.C16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64]-[.S165];2)" office:value-type="currency" office:currency="USD" office:value="218941.53">
            <text:p>$218,941.53</text:p>
          </table:table-cell>
          <table:table-cell table:formula="of:=[.Q164]*[.$D$1]" office:value-type="currency" office:currency="USD" office:value="915.1535">
            <text:p>$915.15</text:p>
          </table:table-cell>
          <table:table-cell table:formula="of:=[.$D$3]-[.R165]" office:value-type="currency" office:currency="USD" office:value="695.311369036419">
            <text:p>$695.31</text:p>
          </table:table-cell>
          <table:table-cell table:number-columns-repeated="1005"/>
        </table:table-row>
        <table:table-row table:style-name="ro1">
          <table:table-cell table:formula="of:=[.A165]+1" office:value-type="float" office:value="160">
            <text:p>160</text:p>
          </table:table-cell>
          <table:table-cell table:style-name="ce11" table:formula="of:=IF(OR(EXACT([.B165];&quot;&quot;);[.B165]&lt;=0);&quot;&quot;;ROUND([.B165]-[.D166];2))" office:value-type="currency" office:currency="USD" office:value="175255.06">
            <text:p>$175,255.06</text:p>
          </table:table-cell>
          <table:table-cell table:formula="of:=IF(OR(EXACT([.B165];&quot;&quot;);[.B165]&lt;=0);&quot;&quot;;[.B165]*[.$D$1])" office:value-type="currency" office:currency="USD" office:value="734.668291666667">
            <text:p>$734.67</text:p>
          </table:table-cell>
          <table:table-cell table:formula="of:=IF(OR(EXACT([.B165];&quot;&quot;);[.B165]&lt;=0);&quot;&quot;;[.E166]-[.C166])" office:value-type="currency" office:currency="USD" office:value="1065.33170833333">
            <text:p>$1,065.33</text:p>
          </table:table-cell>
          <table:table-cell table:formula="of:=IF(OR(EXACT([.B165];&quot;&quot;);[.B165]&lt;=0);&quot;&quot;;IF([.G166]&gt;0;[.G166];MIN([.B165]+[.C16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65]-[.S166];2)" office:value-type="currency" office:currency="USD" office:value="218243.32">
            <text:p>$218,243.32</text:p>
          </table:table-cell>
          <table:table-cell table:formula="of:=[.Q165]*[.$D$1]" office:value-type="currency" office:currency="USD" office:value="912.256375">
            <text:p>$912.26</text:p>
          </table:table-cell>
          <table:table-cell table:formula="of:=[.$D$3]-[.R166]" office:value-type="currency" office:currency="USD" office:value="698.20849403642">
            <text:p>$698.21</text:p>
          </table:table-cell>
          <table:table-cell table:number-columns-repeated="1005"/>
        </table:table-row>
        <table:table-row table:style-name="ro1">
          <table:table-cell table:formula="of:=[.A166]+1" office:value-type="float" office:value="161">
            <text:p>161</text:p>
          </table:table-cell>
          <table:table-cell table:style-name="ce11" table:formula="of:=IF(OR(EXACT([.B166];&quot;&quot;);[.B166]&lt;=0);&quot;&quot;;ROUND([.B166]-[.D167];2))" office:value-type="currency" office:currency="USD" office:value="174185.29">
            <text:p>$174,185.29</text:p>
          </table:table-cell>
          <table:table-cell table:formula="of:=IF(OR(EXACT([.B166];&quot;&quot;);[.B166]&lt;=0);&quot;&quot;;[.B166]*[.$D$1])" office:value-type="currency" office:currency="USD" office:value="730.229416666667">
            <text:p>$730.23</text:p>
          </table:table-cell>
          <table:table-cell table:formula="of:=IF(OR(EXACT([.B166];&quot;&quot;);[.B166]&lt;=0);&quot;&quot;;[.E167]-[.C167])" office:value-type="currency" office:currency="USD" office:value="1069.77058333333">
            <text:p>$1,069.77</text:p>
          </table:table-cell>
          <table:table-cell table:formula="of:=IF(OR(EXACT([.B166];&quot;&quot;);[.B166]&lt;=0);&quot;&quot;;IF([.G167]&gt;0;[.G167];MIN([.B166]+[.C16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66]-[.S167];2)" office:value-type="currency" office:currency="USD" office:value="217542.2">
            <text:p>$217,542.20</text:p>
          </table:table-cell>
          <table:table-cell table:formula="of:=[.Q166]*[.$D$1]" office:value-type="currency" office:currency="USD" office:value="909.347166666667">
            <text:p>$909.35</text:p>
          </table:table-cell>
          <table:table-cell table:formula="of:=[.$D$3]-[.R167]" office:value-type="currency" office:currency="USD" office:value="701.117702369753">
            <text:p>$701.12</text:p>
          </table:table-cell>
          <table:table-cell table:number-columns-repeated="1005"/>
        </table:table-row>
        <table:table-row table:style-name="ro1">
          <table:table-cell table:formula="of:=[.A167]+1" office:value-type="float" office:value="162">
            <text:p>162</text:p>
          </table:table-cell>
          <table:table-cell table:style-name="ce11" table:formula="of:=IF(OR(EXACT([.B167];&quot;&quot;);[.B167]&lt;=0);&quot;&quot;;ROUND([.B167]-[.D168];2))" office:value-type="currency" office:currency="USD" office:value="173111.06">
            <text:p>$173,111.06</text:p>
          </table:table-cell>
          <table:table-cell table:formula="of:=IF(OR(EXACT([.B167];&quot;&quot;);[.B167]&lt;=0);&quot;&quot;;[.B167]*[.$D$1])" office:value-type="currency" office:currency="USD" office:value="725.772041666667">
            <text:p>$725.77</text:p>
          </table:table-cell>
          <table:table-cell table:formula="of:=IF(OR(EXACT([.B167];&quot;&quot;);[.B167]&lt;=0);&quot;&quot;;[.E168]-[.C168])" office:value-type="currency" office:currency="USD" office:value="1074.22795833333">
            <text:p>$1,074.23</text:p>
          </table:table-cell>
          <table:table-cell table:formula="of:=IF(OR(EXACT([.B167];&quot;&quot;);[.B167]&lt;=0);&quot;&quot;;IF([.G168]&gt;0;[.G168];MIN([.B167]+[.C16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67]-[.S168];2)" office:value-type="currency" office:currency="USD" office:value="216838.16">
            <text:p>$216,838.16</text:p>
          </table:table-cell>
          <table:table-cell table:formula="of:=[.Q167]*[.$D$1]" office:value-type="currency" office:currency="USD" office:value="906.425833333333">
            <text:p>$906.43</text:p>
          </table:table-cell>
          <table:table-cell table:formula="of:=[.$D$3]-[.R168]" office:value-type="currency" office:currency="USD" office:value="704.039035703086">
            <text:p>$704.04</text:p>
          </table:table-cell>
          <table:table-cell table:number-columns-repeated="1005"/>
        </table:table-row>
        <table:table-row table:style-name="ro1">
          <table:table-cell table:formula="of:=[.A168]+1" office:value-type="float" office:value="163">
            <text:p>163</text:p>
          </table:table-cell>
          <table:table-cell table:style-name="ce11" table:formula="of:=IF(OR(EXACT([.B168];&quot;&quot;);[.B168]&lt;=0);&quot;&quot;;ROUND([.B168]-[.D169];2))" office:value-type="currency" office:currency="USD" office:value="172032.36">
            <text:p>$172,032.36</text:p>
          </table:table-cell>
          <table:table-cell table:formula="of:=IF(OR(EXACT([.B168];&quot;&quot;);[.B168]&lt;=0);&quot;&quot;;[.B168]*[.$D$1])" office:value-type="currency" office:currency="USD" office:value="721.296083333333">
            <text:p>$721.30</text:p>
          </table:table-cell>
          <table:table-cell table:formula="of:=IF(OR(EXACT([.B168];&quot;&quot;);[.B168]&lt;=0);&quot;&quot;;[.E169]-[.C169])" office:value-type="currency" office:currency="USD" office:value="1078.70391666667">
            <text:p>$1,078.70</text:p>
          </table:table-cell>
          <table:table-cell table:formula="of:=IF(OR(EXACT([.B168];&quot;&quot;);[.B168]&lt;=0);&quot;&quot;;IF([.G169]&gt;0;[.G169];MIN([.B168]+[.C16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68]-[.S169];2)" office:value-type="currency" office:currency="USD" office:value="216131.19">
            <text:p>$216,131.19</text:p>
          </table:table-cell>
          <table:table-cell table:formula="of:=[.Q168]*[.$D$1]" office:value-type="currency" office:currency="USD" office:value="903.492333333333">
            <text:p>$903.49</text:p>
          </table:table-cell>
          <table:table-cell table:formula="of:=[.$D$3]-[.R169]" office:value-type="currency" office:currency="USD" office:value="706.972535703086">
            <text:p>$706.97</text:p>
          </table:table-cell>
          <table:table-cell table:number-columns-repeated="1005"/>
        </table:table-row>
        <table:table-row table:style-name="ro1">
          <table:table-cell table:formula="of:=[.A169]+1" office:value-type="float" office:value="164">
            <text:p>164</text:p>
          </table:table-cell>
          <table:table-cell table:style-name="ce11" table:formula="of:=IF(OR(EXACT([.B169];&quot;&quot;);[.B169]&lt;=0);&quot;&quot;;ROUND([.B169]-[.D170];2))" office:value-type="currency" office:currency="USD" office:value="170949.16">
            <text:p>$170,949.16</text:p>
          </table:table-cell>
          <table:table-cell table:formula="of:=IF(OR(EXACT([.B169];&quot;&quot;);[.B169]&lt;=0);&quot;&quot;;[.B169]*[.$D$1])" office:value-type="currency" office:currency="USD" office:value="716.8015">
            <text:p>$716.80</text:p>
          </table:table-cell>
          <table:table-cell table:formula="of:=IF(OR(EXACT([.B169];&quot;&quot;);[.B169]&lt;=0);&quot;&quot;;[.E170]-[.C170])" office:value-type="currency" office:currency="USD" office:value="1083.1985">
            <text:p>$1,083.20</text:p>
          </table:table-cell>
          <table:table-cell table:formula="of:=IF(OR(EXACT([.B169];&quot;&quot;);[.B169]&lt;=0);&quot;&quot;;IF([.G170]&gt;0;[.G170];MIN([.B169]+[.C17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69]-[.S170];2)" office:value-type="currency" office:currency="USD" office:value="215421.27">
            <text:p>$215,421.27</text:p>
          </table:table-cell>
          <table:table-cell table:formula="of:=[.Q169]*[.$D$1]" office:value-type="currency" office:currency="USD" office:value="900.546625">
            <text:p>$900.55</text:p>
          </table:table-cell>
          <table:table-cell table:formula="of:=[.$D$3]-[.R170]" office:value-type="currency" office:currency="USD" office:value="709.91824403642">
            <text:p>$709.92</text:p>
          </table:table-cell>
          <table:table-cell table:number-columns-repeated="1005"/>
        </table:table-row>
        <table:table-row table:style-name="ro1">
          <table:table-cell table:formula="of:=[.A170]+1" office:value-type="float" office:value="165">
            <text:p>165</text:p>
          </table:table-cell>
          <table:table-cell table:style-name="ce11" table:formula="of:=IF(OR(EXACT([.B170];&quot;&quot;);[.B170]&lt;=0);&quot;&quot;;ROUND([.B170]-[.D171];2))" office:value-type="currency" office:currency="USD" office:value="169861.45">
            <text:p>$169,861.45</text:p>
          </table:table-cell>
          <table:table-cell table:formula="of:=IF(OR(EXACT([.B170];&quot;&quot;);[.B170]&lt;=0);&quot;&quot;;[.B170]*[.$D$1])" office:value-type="currency" office:currency="USD" office:value="712.288166666667">
            <text:p>$712.29</text:p>
          </table:table-cell>
          <table:table-cell table:formula="of:=IF(OR(EXACT([.B170];&quot;&quot;);[.B170]&lt;=0);&quot;&quot;;[.E171]-[.C171])" office:value-type="currency" office:currency="USD" office:value="1087.71183333333">
            <text:p>$1,087.71</text:p>
          </table:table-cell>
          <table:table-cell table:formula="of:=IF(OR(EXACT([.B170];&quot;&quot;);[.B170]&lt;=0);&quot;&quot;;IF([.G171]&gt;0;[.G171];MIN([.B170]+[.C17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70]-[.S171];2)" office:value-type="currency" office:currency="USD" office:value="214708.39">
            <text:p>$214,708.39</text:p>
          </table:table-cell>
          <table:table-cell table:formula="of:=[.Q170]*[.$D$1]" office:value-type="currency" office:currency="USD" office:value="897.588625">
            <text:p>$897.59</text:p>
          </table:table-cell>
          <table:table-cell table:formula="of:=[.$D$3]-[.R171]" office:value-type="currency" office:currency="USD" office:value="712.87624403642">
            <text:p>$712.88</text:p>
          </table:table-cell>
          <table:table-cell table:number-columns-repeated="1005"/>
        </table:table-row>
        <table:table-row table:style-name="ro1">
          <table:table-cell table:formula="of:=[.A171]+1" office:value-type="float" office:value="166">
            <text:p>166</text:p>
          </table:table-cell>
          <table:table-cell table:style-name="ce11" table:formula="of:=IF(OR(EXACT([.B171];&quot;&quot;);[.B171]&lt;=0);&quot;&quot;;ROUND([.B171]-[.D172];2))" office:value-type="currency" office:currency="USD" office:value="168769.21">
            <text:p>$168,769.21</text:p>
          </table:table-cell>
          <table:table-cell table:formula="of:=IF(OR(EXACT([.B171];&quot;&quot;);[.B171]&lt;=0);&quot;&quot;;[.B171]*[.$D$1])" office:value-type="currency" office:currency="USD" office:value="707.756041666667">
            <text:p>$707.76</text:p>
          </table:table-cell>
          <table:table-cell table:formula="of:=IF(OR(EXACT([.B171];&quot;&quot;);[.B171]&lt;=0);&quot;&quot;;[.E172]-[.C172])" office:value-type="currency" office:currency="USD" office:value="1092.24395833333">
            <text:p>$1,092.24</text:p>
          </table:table-cell>
          <table:table-cell table:formula="of:=IF(OR(EXACT([.B171];&quot;&quot;);[.B171]&lt;=0);&quot;&quot;;IF([.G172]&gt;0;[.G172];MIN([.B171]+[.C17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71]-[.S172];2)" office:value-type="currency" office:currency="USD" office:value="213992.54">
            <text:p>$213,992.54</text:p>
          </table:table-cell>
          <table:table-cell table:formula="of:=[.Q171]*[.$D$1]" office:value-type="currency" office:currency="USD" office:value="894.618291666667">
            <text:p>$894.62</text:p>
          </table:table-cell>
          <table:table-cell table:formula="of:=[.$D$3]-[.R172]" office:value-type="currency" office:currency="USD" office:value="715.846577369753">
            <text:p>$715.85</text:p>
          </table:table-cell>
          <table:table-cell table:number-columns-repeated="1005"/>
        </table:table-row>
        <table:table-row table:style-name="ro1">
          <table:table-cell table:formula="of:=[.A172]+1" office:value-type="float" office:value="167">
            <text:p>167</text:p>
          </table:table-cell>
          <table:table-cell table:style-name="ce11" table:formula="of:=IF(OR(EXACT([.B172];&quot;&quot;);[.B172]&lt;=0);&quot;&quot;;ROUND([.B172]-[.D173];2))" office:value-type="currency" office:currency="USD" office:value="167672.42">
            <text:p>$167,672.42</text:p>
          </table:table-cell>
          <table:table-cell table:formula="of:=IF(OR(EXACT([.B172];&quot;&quot;);[.B172]&lt;=0);&quot;&quot;;[.B172]*[.$D$1])" office:value-type="currency" office:currency="USD" office:value="703.205041666667">
            <text:p>$703.21</text:p>
          </table:table-cell>
          <table:table-cell table:formula="of:=IF(OR(EXACT([.B172];&quot;&quot;);[.B172]&lt;=0);&quot;&quot;;[.E173]-[.C173])" office:value-type="currency" office:currency="USD" office:value="1096.79495833333">
            <text:p>$1,096.79</text:p>
          </table:table-cell>
          <table:table-cell table:formula="of:=IF(OR(EXACT([.B172];&quot;&quot;);[.B172]&lt;=0);&quot;&quot;;IF([.G173]&gt;0;[.G173];MIN([.B172]+[.C17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72]-[.S173];2)" office:value-type="currency" office:currency="USD" office:value="213273.71">
            <text:p>$213,273.71</text:p>
          </table:table-cell>
          <table:table-cell table:formula="of:=[.Q172]*[.$D$1]" office:value-type="currency" office:currency="USD" office:value="891.635583333333">
            <text:p>$891.64</text:p>
          </table:table-cell>
          <table:table-cell table:formula="of:=[.$D$3]-[.R173]" office:value-type="currency" office:currency="USD" office:value="718.829285703086">
            <text:p>$718.83</text:p>
          </table:table-cell>
          <table:table-cell table:number-columns-repeated="1005"/>
        </table:table-row>
        <table:table-row table:style-name="ro1">
          <table:table-cell table:style-name="ce5" table:formula="of:=[.A173]+1" office:value-type="float" office:value="168">
            <text:p>168</text:p>
          </table:table-cell>
          <table:table-cell table:style-name="ce12" table:formula="of:=IF(OR(EXACT([.B173];&quot;&quot;);[.B173]&lt;=0);&quot;&quot;;ROUND([.B173]-[.D174];2))" office:value-type="currency" office:currency="USD" office:value="166571.06">
            <text:p>$166,571.06</text:p>
          </table:table-cell>
          <table:table-cell table:style-name="ce12" table:formula="of:=IF(OR(EXACT([.B173];&quot;&quot;);[.B173]&lt;=0);&quot;&quot;;[.B173]*[.$D$1])" office:value-type="currency" office:currency="USD" office:value="698.635083333333">
            <text:p>$698.64</text:p>
          </table:table-cell>
          <table:table-cell table:style-name="ce12" table:formula="of:=IF(OR(EXACT([.B173];&quot;&quot;);[.B173]&lt;=0);&quot;&quot;;[.E174]-[.C174])" office:value-type="currency" office:currency="USD" office:value="1101.36491666667">
            <text:p>$1,101.36</text:p>
          </table:table-cell>
          <table:table-cell table:style-name="ce12" table:formula="of:=IF(OR(EXACT([.B173];&quot;&quot;);[.B173]&lt;=0);&quot;&quot;;IF([.G174]&gt;0;[.G174];MIN([.B173]+[.C174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4">
            <text:p>14</text:p>
          </table:table-cell>
          <table:table-cell table:number-columns-repeated="5"/>
          <table:table-cell table:formula="of:=ROUND([.Q173]-[.S174];2)" office:value-type="currency" office:currency="USD" office:value="212551.89">
            <text:p>$212,551.89</text:p>
          </table:table-cell>
          <table:table-cell table:formula="of:=[.Q173]*[.$D$1]" office:value-type="currency" office:currency="USD" office:value="888.640458333333">
            <text:p>$888.64</text:p>
          </table:table-cell>
          <table:table-cell table:formula="of:=[.$D$3]-[.R174]" office:value-type="currency" office:currency="USD" office:value="721.824410703086">
            <text:p>$721.82</text:p>
          </table:table-cell>
          <table:table-cell table:number-columns-repeated="1005"/>
        </table:table-row>
        <table:table-row table:style-name="ro1">
          <table:table-cell table:formula="of:=[.A174]+1" office:value-type="float" office:value="169">
            <text:p>169</text:p>
          </table:table-cell>
          <table:table-cell table:style-name="ce11" table:formula="of:=IF(OR(EXACT([.B174];&quot;&quot;);[.B174]&lt;=0);&quot;&quot;;ROUND([.B174]-[.D175];2))" office:value-type="currency" office:currency="USD" office:value="165465.11">
            <text:p>$165,465.11</text:p>
          </table:table-cell>
          <table:table-cell table:formula="of:=IF(OR(EXACT([.B174];&quot;&quot;);[.B174]&lt;=0);&quot;&quot;;[.B174]*[.$D$1])" office:value-type="currency" office:currency="USD" office:value="694.046083333333">
            <text:p>$694.05</text:p>
          </table:table-cell>
          <table:table-cell table:formula="of:=IF(OR(EXACT([.B174];&quot;&quot;);[.B174]&lt;=0);&quot;&quot;;[.E175]-[.C175])" office:value-type="currency" office:currency="USD" office:value="1105.95391666667">
            <text:p>$1,105.95</text:p>
          </table:table-cell>
          <table:table-cell table:formula="of:=IF(OR(EXACT([.B174];&quot;&quot;);[.B174]&lt;=0);&quot;&quot;;IF([.G175]&gt;0;[.G175];MIN([.B174]+[.C17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74]-[.S175];2)" office:value-type="currency" office:currency="USD" office:value="211827.06">
            <text:p>$211,827.06</text:p>
          </table:table-cell>
          <table:table-cell table:formula="of:=[.Q174]*[.$D$1]" office:value-type="currency" office:currency="USD" office:value="885.632875">
            <text:p>$885.63</text:p>
          </table:table-cell>
          <table:table-cell table:formula="of:=[.$D$3]-[.R175]" office:value-type="currency" office:currency="USD" office:value="724.83199403642">
            <text:p>$724.83</text:p>
          </table:table-cell>
          <table:table-cell table:number-columns-repeated="1005"/>
        </table:table-row>
        <table:table-row table:style-name="ro1">
          <table:table-cell table:formula="of:=[.A175]+1" office:value-type="float" office:value="170">
            <text:p>170</text:p>
          </table:table-cell>
          <table:table-cell table:style-name="ce11" table:formula="of:=IF(OR(EXACT([.B175];&quot;&quot;);[.B175]&lt;=0);&quot;&quot;;ROUND([.B175]-[.D176];2))" office:value-type="currency" office:currency="USD" office:value="164354.55">
            <text:p>$164,354.55</text:p>
          </table:table-cell>
          <table:table-cell table:formula="of:=IF(OR(EXACT([.B175];&quot;&quot;);[.B175]&lt;=0);&quot;&quot;;[.B175]*[.$D$1])" office:value-type="currency" office:currency="USD" office:value="689.437958333333">
            <text:p>$689.44</text:p>
          </table:table-cell>
          <table:table-cell table:formula="of:=IF(OR(EXACT([.B175];&quot;&quot;);[.B175]&lt;=0);&quot;&quot;;[.E176]-[.C176])" office:value-type="currency" office:currency="USD" office:value="1110.56204166667">
            <text:p>$1,110.56</text:p>
          </table:table-cell>
          <table:table-cell table:formula="of:=IF(OR(EXACT([.B175];&quot;&quot;);[.B175]&lt;=0);&quot;&quot;;IF([.G176]&gt;0;[.G176];MIN([.B175]+[.C17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75]-[.S176];2)" office:value-type="currency" office:currency="USD" office:value="211099.21">
            <text:p>$211,099.21</text:p>
          </table:table-cell>
          <table:table-cell table:formula="of:=[.Q175]*[.$D$1]" office:value-type="currency" office:currency="USD" office:value="882.61275">
            <text:p>$882.61</text:p>
          </table:table-cell>
          <table:table-cell table:formula="of:=[.$D$3]-[.R176]" office:value-type="currency" office:currency="USD" office:value="727.85211903642">
            <text:p>$727.85</text:p>
          </table:table-cell>
          <table:table-cell table:number-columns-repeated="1005"/>
        </table:table-row>
        <table:table-row table:style-name="ro1">
          <table:table-cell table:formula="of:=[.A176]+1" office:value-type="float" office:value="171">
            <text:p>171</text:p>
          </table:table-cell>
          <table:table-cell table:style-name="ce11" table:formula="of:=IF(OR(EXACT([.B176];&quot;&quot;);[.B176]&lt;=0);&quot;&quot;;ROUND([.B176]-[.D177];2))" office:value-type="currency" office:currency="USD" office:value="163239.36">
            <text:p>$163,239.36</text:p>
          </table:table-cell>
          <table:table-cell table:formula="of:=IF(OR(EXACT([.B176];&quot;&quot;);[.B176]&lt;=0);&quot;&quot;;[.B176]*[.$D$1])" office:value-type="currency" office:currency="USD" office:value="684.810625">
            <text:p>$684.81</text:p>
          </table:table-cell>
          <table:table-cell table:formula="of:=IF(OR(EXACT([.B176];&quot;&quot;);[.B176]&lt;=0);&quot;&quot;;[.E177]-[.C177])" office:value-type="currency" office:currency="USD" office:value="1115.189375">
            <text:p>$1,115.19</text:p>
          </table:table-cell>
          <table:table-cell table:formula="of:=IF(OR(EXACT([.B176];&quot;&quot;);[.B176]&lt;=0);&quot;&quot;;IF([.G177]&gt;0;[.G177];MIN([.B176]+[.C17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76]-[.S177];2)" office:value-type="currency" office:currency="USD" office:value="210368.33">
            <text:p>$210,368.33</text:p>
          </table:table-cell>
          <table:table-cell table:formula="of:=[.Q176]*[.$D$1]" office:value-type="currency" office:currency="USD" office:value="879.580041666667">
            <text:p>$879.58</text:p>
          </table:table-cell>
          <table:table-cell table:formula="of:=[.$D$3]-[.R177]" office:value-type="currency" office:currency="USD" office:value="730.884827369753">
            <text:p>$730.88</text:p>
          </table:table-cell>
          <table:table-cell table:number-columns-repeated="1005"/>
        </table:table-row>
        <table:table-row table:style-name="ro1">
          <table:table-cell table:formula="of:=[.A177]+1" office:value-type="float" office:value="172">
            <text:p>172</text:p>
          </table:table-cell>
          <table:table-cell table:style-name="ce11" table:formula="of:=IF(OR(EXACT([.B177];&quot;&quot;);[.B177]&lt;=0);&quot;&quot;;ROUND([.B177]-[.D178];2))" office:value-type="currency" office:currency="USD" office:value="162119.52">
            <text:p>$162,119.52</text:p>
          </table:table-cell>
          <table:table-cell table:formula="of:=IF(OR(EXACT([.B177];&quot;&quot;);[.B177]&lt;=0);&quot;&quot;;[.B177]*[.$D$1])" office:value-type="currency" office:currency="USD" office:value="680.164">
            <text:p>$680.16</text:p>
          </table:table-cell>
          <table:table-cell table:formula="of:=IF(OR(EXACT([.B177];&quot;&quot;);[.B177]&lt;=0);&quot;&quot;;[.E178]-[.C178])" office:value-type="currency" office:currency="USD" office:value="1119.836">
            <text:p>$1,119.84</text:p>
          </table:table-cell>
          <table:table-cell table:formula="of:=IF(OR(EXACT([.B177];&quot;&quot;);[.B177]&lt;=0);&quot;&quot;;IF([.G178]&gt;0;[.G178];MIN([.B177]+[.C17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77]-[.S178];2)" office:value-type="currency" office:currency="USD" office:value="209634.4">
            <text:p>$209,634.40</text:p>
          </table:table-cell>
          <table:table-cell table:formula="of:=[.Q177]*[.$D$1]" office:value-type="currency" office:currency="USD" office:value="876.534708333333">
            <text:p>$876.53</text:p>
          </table:table-cell>
          <table:table-cell table:formula="of:=[.$D$3]-[.R178]" office:value-type="currency" office:currency="USD" office:value="733.930160703086">
            <text:p>$733.93</text:p>
          </table:table-cell>
          <table:table-cell table:number-columns-repeated="1005"/>
        </table:table-row>
        <table:table-row table:style-name="ro1">
          <table:table-cell table:formula="of:=[.A178]+1" office:value-type="float" office:value="173">
            <text:p>173</text:p>
          </table:table-cell>
          <table:table-cell table:style-name="ce11" table:formula="of:=IF(OR(EXACT([.B178];&quot;&quot;);[.B178]&lt;=0);&quot;&quot;;ROUND([.B178]-[.D179];2))" office:value-type="currency" office:currency="USD" office:value="160995.02">
            <text:p>$160,995.02</text:p>
          </table:table-cell>
          <table:table-cell table:formula="of:=IF(OR(EXACT([.B178];&quot;&quot;);[.B178]&lt;=0);&quot;&quot;;[.B178]*[.$D$1])" office:value-type="currency" office:currency="USD" office:value="675.498">
            <text:p>$675.50</text:p>
          </table:table-cell>
          <table:table-cell table:formula="of:=IF(OR(EXACT([.B178];&quot;&quot;);[.B178]&lt;=0);&quot;&quot;;[.E179]-[.C179])" office:value-type="currency" office:currency="USD" office:value="1124.502">
            <text:p>$1,124.50</text:p>
          </table:table-cell>
          <table:table-cell table:formula="of:=IF(OR(EXACT([.B178];&quot;&quot;);[.B178]&lt;=0);&quot;&quot;;IF([.G179]&gt;0;[.G179];MIN([.B178]+[.C17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78]-[.S179];2)" office:value-type="currency" office:currency="USD" office:value="208897.41">
            <text:p>$208,897.41</text:p>
          </table:table-cell>
          <table:table-cell table:formula="of:=[.Q178]*[.$D$1]" office:value-type="currency" office:currency="USD" office:value="873.476666666667">
            <text:p>$873.48</text:p>
          </table:table-cell>
          <table:table-cell table:formula="of:=[.$D$3]-[.R179]" office:value-type="currency" office:currency="USD" office:value="736.988202369753">
            <text:p>$736.99</text:p>
          </table:table-cell>
          <table:table-cell table:number-columns-repeated="1005"/>
        </table:table-row>
        <table:table-row table:style-name="ro1">
          <table:table-cell table:formula="of:=[.A179]+1" office:value-type="float" office:value="174">
            <text:p>174</text:p>
          </table:table-cell>
          <table:table-cell table:style-name="ce11" table:formula="of:=IF(OR(EXACT([.B179];&quot;&quot;);[.B179]&lt;=0);&quot;&quot;;ROUND([.B179]-[.D180];2))" office:value-type="currency" office:currency="USD" office:value="159865.83">
            <text:p>$159,865.83</text:p>
          </table:table-cell>
          <table:table-cell table:formula="of:=IF(OR(EXACT([.B179];&quot;&quot;);[.B179]&lt;=0);&quot;&quot;;[.B179]*[.$D$1])" office:value-type="currency" office:currency="USD" office:value="670.812583333333">
            <text:p>$670.81</text:p>
          </table:table-cell>
          <table:table-cell table:formula="of:=IF(OR(EXACT([.B179];&quot;&quot;);[.B179]&lt;=0);&quot;&quot;;[.E180]-[.C180])" office:value-type="currency" office:currency="USD" office:value="1129.18741666667">
            <text:p>$1,129.19</text:p>
          </table:table-cell>
          <table:table-cell table:formula="of:=IF(OR(EXACT([.B179];&quot;&quot;);[.B179]&lt;=0);&quot;&quot;;IF([.G180]&gt;0;[.G180];MIN([.B179]+[.C18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79]-[.S180];2)" office:value-type="currency" office:currency="USD" office:value="208157.35">
            <text:p>$208,157.35</text:p>
          </table:table-cell>
          <table:table-cell table:formula="of:=[.Q179]*[.$D$1]" office:value-type="currency" office:currency="USD" office:value="870.405875">
            <text:p>$870.41</text:p>
          </table:table-cell>
          <table:table-cell table:formula="of:=[.$D$3]-[.R180]" office:value-type="currency" office:currency="USD" office:value="740.058994036419">
            <text:p>$740.06</text:p>
          </table:table-cell>
          <table:table-cell table:number-columns-repeated="1005"/>
        </table:table-row>
        <table:table-row table:style-name="ro1">
          <table:table-cell table:formula="of:=[.A180]+1" office:value-type="float" office:value="175">
            <text:p>175</text:p>
          </table:table-cell>
          <table:table-cell table:style-name="ce11" table:formula="of:=IF(OR(EXACT([.B180];&quot;&quot;);[.B180]&lt;=0);&quot;&quot;;ROUND([.B180]-[.D181];2))" office:value-type="currency" office:currency="USD" office:value="158731.94">
            <text:p>$158,731.94</text:p>
          </table:table-cell>
          <table:table-cell table:formula="of:=IF(OR(EXACT([.B180];&quot;&quot;);[.B180]&lt;=0);&quot;&quot;;[.B180]*[.$D$1])" office:value-type="currency" office:currency="USD" office:value="666.107625">
            <text:p>$666.11</text:p>
          </table:table-cell>
          <table:table-cell table:formula="of:=IF(OR(EXACT([.B180];&quot;&quot;);[.B180]&lt;=0);&quot;&quot;;[.E181]-[.C181])" office:value-type="currency" office:currency="USD" office:value="1133.892375">
            <text:p>$1,133.89</text:p>
          </table:table-cell>
          <table:table-cell table:formula="of:=IF(OR(EXACT([.B180];&quot;&quot;);[.B180]&lt;=0);&quot;&quot;;IF([.G181]&gt;0;[.G181];MIN([.B180]+[.C18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80]-[.S181];2)" office:value-type="currency" office:currency="USD" office:value="207414.21">
            <text:p>$207,414.21</text:p>
          </table:table-cell>
          <table:table-cell table:formula="of:=[.Q180]*[.$D$1]" office:value-type="currency" office:currency="USD" office:value="867.322291666667">
            <text:p>$867.32</text:p>
          </table:table-cell>
          <table:table-cell table:formula="of:=[.$D$3]-[.R181]" office:value-type="currency" office:currency="USD" office:value="743.142577369753">
            <text:p>$743.14</text:p>
          </table:table-cell>
          <table:table-cell table:number-columns-repeated="1005"/>
        </table:table-row>
        <table:table-row table:style-name="ro1">
          <table:table-cell table:formula="of:=[.A181]+1" office:value-type="float" office:value="176">
            <text:p>176</text:p>
          </table:table-cell>
          <table:table-cell table:style-name="ce11" table:formula="of:=IF(OR(EXACT([.B181];&quot;&quot;);[.B181]&lt;=0);&quot;&quot;;ROUND([.B181]-[.D182];2))" office:value-type="currency" office:currency="USD" office:value="157593.32">
            <text:p>$157,593.32</text:p>
          </table:table-cell>
          <table:table-cell table:formula="of:=IF(OR(EXACT([.B181];&quot;&quot;);[.B181]&lt;=0);&quot;&quot;;[.B181]*[.$D$1])" office:value-type="currency" office:currency="USD" office:value="661.383083333333">
            <text:p>$661.38</text:p>
          </table:table-cell>
          <table:table-cell table:formula="of:=IF(OR(EXACT([.B181];&quot;&quot;);[.B181]&lt;=0);&quot;&quot;;[.E182]-[.C182])" office:value-type="currency" office:currency="USD" office:value="1138.61691666667">
            <text:p>$1,138.62</text:p>
          </table:table-cell>
          <table:table-cell table:formula="of:=IF(OR(EXACT([.B181];&quot;&quot;);[.B181]&lt;=0);&quot;&quot;;IF([.G182]&gt;0;[.G182];MIN([.B181]+[.C18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81]-[.S182];2)" office:value-type="currency" office:currency="USD" office:value="206667.97">
            <text:p>$206,667.97</text:p>
          </table:table-cell>
          <table:table-cell table:formula="of:=[.Q181]*[.$D$1]" office:value-type="currency" office:currency="USD" office:value="864.225875">
            <text:p>$864.23</text:p>
          </table:table-cell>
          <table:table-cell table:formula="of:=[.$D$3]-[.R182]" office:value-type="currency" office:currency="USD" office:value="746.23899403642">
            <text:p>$746.24</text:p>
          </table:table-cell>
          <table:table-cell table:number-columns-repeated="1005"/>
        </table:table-row>
        <table:table-row table:style-name="ro1">
          <table:table-cell table:formula="of:=[.A182]+1" office:value-type="float" office:value="177">
            <text:p>177</text:p>
          </table:table-cell>
          <table:table-cell table:style-name="ce11" table:formula="of:=IF(OR(EXACT([.B182];&quot;&quot;);[.B182]&lt;=0);&quot;&quot;;ROUND([.B182]-[.D183];2))" office:value-type="currency" office:currency="USD" office:value="156449.96">
            <text:p>$156,449.96</text:p>
          </table:table-cell>
          <table:table-cell table:formula="of:=IF(OR(EXACT([.B182];&quot;&quot;);[.B182]&lt;=0);&quot;&quot;;[.B182]*[.$D$1])" office:value-type="currency" office:currency="USD" office:value="656.638833333333">
            <text:p>$656.64</text:p>
          </table:table-cell>
          <table:table-cell table:formula="of:=IF(OR(EXACT([.B182];&quot;&quot;);[.B182]&lt;=0);&quot;&quot;;[.E183]-[.C183])" office:value-type="currency" office:currency="USD" office:value="1143.36116666667">
            <text:p>$1,143.36</text:p>
          </table:table-cell>
          <table:table-cell table:formula="of:=IF(OR(EXACT([.B182];&quot;&quot;);[.B182]&lt;=0);&quot;&quot;;IF([.G183]&gt;0;[.G183];MIN([.B182]+[.C18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82]-[.S183];2)" office:value-type="currency" office:currency="USD" office:value="205918.62">
            <text:p>$205,918.62</text:p>
          </table:table-cell>
          <table:table-cell table:formula="of:=[.Q182]*[.$D$1]" office:value-type="currency" office:currency="USD" office:value="861.116541666667">
            <text:p>$861.12</text:p>
          </table:table-cell>
          <table:table-cell table:formula="of:=[.$D$3]-[.R183]" office:value-type="currency" office:currency="USD" office:value="749.348327369753">
            <text:p>$749.35</text:p>
          </table:table-cell>
          <table:table-cell table:number-columns-repeated="1005"/>
        </table:table-row>
        <table:table-row table:style-name="ro1">
          <table:table-cell table:formula="of:=[.A183]+1" office:value-type="float" office:value="178">
            <text:p>178</text:p>
          </table:table-cell>
          <table:table-cell table:style-name="ce11" table:formula="of:=IF(OR(EXACT([.B183];&quot;&quot;);[.B183]&lt;=0);&quot;&quot;;ROUND([.B183]-[.D184];2))" office:value-type="currency" office:currency="USD" office:value="155301.83">
            <text:p>$155,301.83</text:p>
          </table:table-cell>
          <table:table-cell table:formula="of:=IF(OR(EXACT([.B183];&quot;&quot;);[.B183]&lt;=0);&quot;&quot;;[.B183]*[.$D$1])" office:value-type="currency" office:currency="USD" office:value="651.874833333333">
            <text:p>$651.87</text:p>
          </table:table-cell>
          <table:table-cell table:formula="of:=IF(OR(EXACT([.B183];&quot;&quot;);[.B183]&lt;=0);&quot;&quot;;[.E184]-[.C184])" office:value-type="currency" office:currency="USD" office:value="1148.12516666667">
            <text:p>$1,148.13</text:p>
          </table:table-cell>
          <table:table-cell table:formula="of:=IF(OR(EXACT([.B183];&quot;&quot;);[.B183]&lt;=0);&quot;&quot;;IF([.G184]&gt;0;[.G184];MIN([.B183]+[.C18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83]-[.S184];2)" office:value-type="currency" office:currency="USD" office:value="205166.15">
            <text:p>$205,166.15</text:p>
          </table:table-cell>
          <table:table-cell table:formula="of:=[.Q183]*[.$D$1]" office:value-type="currency" office:currency="USD" office:value="857.99425">
            <text:p>$857.99</text:p>
          </table:table-cell>
          <table:table-cell table:formula="of:=[.$D$3]-[.R184]" office:value-type="currency" office:currency="USD" office:value="752.47061903642">
            <text:p>$752.47</text:p>
          </table:table-cell>
          <table:table-cell table:number-columns-repeated="1005"/>
        </table:table-row>
        <table:table-row table:style-name="ro1">
          <table:table-cell table:formula="of:=[.A184]+1" office:value-type="float" office:value="179">
            <text:p>179</text:p>
          </table:table-cell>
          <table:table-cell table:style-name="ce11" table:formula="of:=IF(OR(EXACT([.B184];&quot;&quot;);[.B184]&lt;=0);&quot;&quot;;ROUND([.B184]-[.D185];2))" office:value-type="currency" office:currency="USD" office:value="154148.92">
            <text:p>$154,148.92</text:p>
          </table:table-cell>
          <table:table-cell table:formula="of:=IF(OR(EXACT([.B184];&quot;&quot;);[.B184]&lt;=0);&quot;&quot;;[.B184]*[.$D$1])" office:value-type="currency" office:currency="USD" office:value="647.090958333333">
            <text:p>$647.09</text:p>
          </table:table-cell>
          <table:table-cell table:formula="of:=IF(OR(EXACT([.B184];&quot;&quot;);[.B184]&lt;=0);&quot;&quot;;[.E185]-[.C185])" office:value-type="currency" office:currency="USD" office:value="1152.90904166667">
            <text:p>$1,152.91</text:p>
          </table:table-cell>
          <table:table-cell table:formula="of:=IF(OR(EXACT([.B184];&quot;&quot;);[.B184]&lt;=0);&quot;&quot;;IF([.G185]&gt;0;[.G185];MIN([.B184]+[.C18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84]-[.S185];2)" office:value-type="currency" office:currency="USD" office:value="204410.54">
            <text:p>$204,410.54</text:p>
          </table:table-cell>
          <table:table-cell table:formula="of:=[.Q184]*[.$D$1]" office:value-type="currency" office:currency="USD" office:value="854.858958333333">
            <text:p>$854.86</text:p>
          </table:table-cell>
          <table:table-cell table:formula="of:=[.$D$3]-[.R185]" office:value-type="currency" office:currency="USD" office:value="755.605910703086">
            <text:p>$755.61</text:p>
          </table:table-cell>
          <table:table-cell table:number-columns-repeated="1005"/>
        </table:table-row>
        <table:table-row table:style-name="ro1">
          <table:table-cell table:style-name="ce5" table:formula="of:=[.A185]+1" office:value-type="float" office:value="180">
            <text:p>180</text:p>
          </table:table-cell>
          <table:table-cell table:style-name="ce12" table:formula="of:=IF(OR(EXACT([.B185];&quot;&quot;);[.B185]&lt;=0);&quot;&quot;;ROUND([.B185]-[.D186];2))" office:value-type="currency" office:currency="USD" office:value="152991.21">
            <text:p>$152,991.21</text:p>
          </table:table-cell>
          <table:table-cell table:style-name="ce12" table:formula="of:=IF(OR(EXACT([.B185];&quot;&quot;);[.B185]&lt;=0);&quot;&quot;;[.B185]*[.$D$1])" office:value-type="currency" office:currency="USD" office:value="642.287166666667">
            <text:p>$642.29</text:p>
          </table:table-cell>
          <table:table-cell table:style-name="ce12" table:formula="of:=IF(OR(EXACT([.B185];&quot;&quot;);[.B185]&lt;=0);&quot;&quot;;[.E186]-[.C186])" office:value-type="currency" office:currency="USD" office:value="1157.71283333333">
            <text:p>$1,157.71</text:p>
          </table:table-cell>
          <table:table-cell table:style-name="ce12" table:formula="of:=IF(OR(EXACT([.B185];&quot;&quot;);[.B185]&lt;=0);&quot;&quot;;IF([.G186]&gt;0;[.G186];MIN([.B185]+[.C186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5">
            <text:p>15</text:p>
          </table:table-cell>
          <table:table-cell table:number-columns-repeated="5"/>
          <table:table-cell table:formula="of:=ROUND([.Q185]-[.S186];2)" office:value-type="currency" office:currency="USD" office:value="203651.79">
            <text:p>$203,651.79</text:p>
          </table:table-cell>
          <table:table-cell table:formula="of:=[.Q185]*[.$D$1]" office:value-type="currency" office:currency="USD" office:value="851.710583333333">
            <text:p>$851.71</text:p>
          </table:table-cell>
          <table:table-cell table:formula="of:=[.$D$3]-[.R186]" office:value-type="currency" office:currency="USD" office:value="758.754285703086">
            <text:p>$758.75</text:p>
          </table:table-cell>
          <table:table-cell table:number-columns-repeated="1005"/>
        </table:table-row>
        <table:table-row table:style-name="ro1">
          <table:table-cell table:formula="of:=[.A186]+1" office:value-type="float" office:value="181">
            <text:p>181</text:p>
          </table:table-cell>
          <table:table-cell table:style-name="ce11" table:formula="of:=IF(OR(EXACT([.B186];&quot;&quot;);[.B186]&lt;=0);&quot;&quot;;ROUND([.B186]-[.D187];2))" office:value-type="currency" office:currency="USD" office:value="151828.67">
            <text:p>$151,828.67</text:p>
          </table:table-cell>
          <table:table-cell table:formula="of:=IF(OR(EXACT([.B186];&quot;&quot;);[.B186]&lt;=0);&quot;&quot;;[.B186]*[.$D$1])" office:value-type="currency" office:currency="USD" office:value="637.463375">
            <text:p>$637.46</text:p>
          </table:table-cell>
          <table:table-cell table:formula="of:=IF(OR(EXACT([.B186];&quot;&quot;);[.B186]&lt;=0);&quot;&quot;;[.E187]-[.C187])" office:value-type="currency" office:currency="USD" office:value="1162.536625">
            <text:p>$1,162.54</text:p>
          </table:table-cell>
          <table:table-cell table:formula="of:=IF(OR(EXACT([.B186];&quot;&quot;);[.B186]&lt;=0);&quot;&quot;;IF([.G187]&gt;0;[.G187];MIN([.B186]+[.C18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86]-[.S187];2)" office:value-type="currency" office:currency="USD" office:value="202889.87">
            <text:p>$202,889.87</text:p>
          </table:table-cell>
          <table:table-cell table:formula="of:=[.Q186]*[.$D$1]" office:value-type="currency" office:currency="USD" office:value="848.549125">
            <text:p>$848.55</text:p>
          </table:table-cell>
          <table:table-cell table:formula="of:=[.$D$3]-[.R187]" office:value-type="currency" office:currency="USD" office:value="761.915744036419">
            <text:p>$761.92</text:p>
          </table:table-cell>
          <table:table-cell table:number-columns-repeated="1005"/>
        </table:table-row>
        <table:table-row table:style-name="ro1">
          <table:table-cell table:formula="of:=[.A187]+1" office:value-type="float" office:value="182">
            <text:p>182</text:p>
          </table:table-cell>
          <table:table-cell table:style-name="ce11" table:formula="of:=IF(OR(EXACT([.B187];&quot;&quot;);[.B187]&lt;=0);&quot;&quot;;ROUND([.B187]-[.D188];2))" office:value-type="currency" office:currency="USD" office:value="150661.29">
            <text:p>$150,661.29</text:p>
          </table:table-cell>
          <table:table-cell table:formula="of:=IF(OR(EXACT([.B187];&quot;&quot;);[.B187]&lt;=0);&quot;&quot;;[.B187]*[.$D$1])" office:value-type="currency" office:currency="USD" office:value="632.619458333333">
            <text:p>$632.62</text:p>
          </table:table-cell>
          <table:table-cell table:formula="of:=IF(OR(EXACT([.B187];&quot;&quot;);[.B187]&lt;=0);&quot;&quot;;[.E188]-[.C188])" office:value-type="currency" office:currency="USD" office:value="1167.38054166667">
            <text:p>$1,167.38</text:p>
          </table:table-cell>
          <table:table-cell table:formula="of:=IF(OR(EXACT([.B187];&quot;&quot;);[.B187]&lt;=0);&quot;&quot;;IF([.G188]&gt;0;[.G188];MIN([.B187]+[.C18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87]-[.S188];2)" office:value-type="currency" office:currency="USD" office:value="202124.78">
            <text:p>$202,124.78</text:p>
          </table:table-cell>
          <table:table-cell table:formula="of:=[.Q187]*[.$D$1]" office:value-type="currency" office:currency="USD" office:value="845.374458333333">
            <text:p>$845.37</text:p>
          </table:table-cell>
          <table:table-cell table:formula="of:=[.$D$3]-[.R188]" office:value-type="currency" office:currency="USD" office:value="765.090410703086">
            <text:p>$765.09</text:p>
          </table:table-cell>
          <table:table-cell table:number-columns-repeated="1005"/>
        </table:table-row>
        <table:table-row table:style-name="ro1">
          <table:table-cell table:formula="of:=[.A188]+1" office:value-type="float" office:value="183">
            <text:p>183</text:p>
          </table:table-cell>
          <table:table-cell table:style-name="ce11" table:formula="of:=IF(OR(EXACT([.B188];&quot;&quot;);[.B188]&lt;=0);&quot;&quot;;ROUND([.B188]-[.D189];2))" office:value-type="currency" office:currency="USD" office:value="149489.05">
            <text:p>$149,489.05</text:p>
          </table:table-cell>
          <table:table-cell table:formula="of:=IF(OR(EXACT([.B188];&quot;&quot;);[.B188]&lt;=0);&quot;&quot;;[.B188]*[.$D$1])" office:value-type="currency" office:currency="USD" office:value="627.755375">
            <text:p>$627.76</text:p>
          </table:table-cell>
          <table:table-cell table:formula="of:=IF(OR(EXACT([.B188];&quot;&quot;);[.B188]&lt;=0);&quot;&quot;;[.E189]-[.C189])" office:value-type="currency" office:currency="USD" office:value="1172.244625">
            <text:p>$1,172.24</text:p>
          </table:table-cell>
          <table:table-cell table:formula="of:=IF(OR(EXACT([.B188];&quot;&quot;);[.B188]&lt;=0);&quot;&quot;;IF([.G189]&gt;0;[.G189];MIN([.B188]+[.C18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88]-[.S189];2)" office:value-type="currency" office:currency="USD" office:value="201356.5">
            <text:p>$201,356.50</text:p>
          </table:table-cell>
          <table:table-cell table:formula="of:=[.Q188]*[.$D$1]" office:value-type="currency" office:currency="USD" office:value="842.186583333333">
            <text:p>$842.19</text:p>
          </table:table-cell>
          <table:table-cell table:formula="of:=[.$D$3]-[.R189]" office:value-type="currency" office:currency="USD" office:value="768.278285703086">
            <text:p>$768.28</text:p>
          </table:table-cell>
          <table:table-cell table:number-columns-repeated="1005"/>
        </table:table-row>
        <table:table-row table:style-name="ro1">
          <table:table-cell table:formula="of:=[.A189]+1" office:value-type="float" office:value="184">
            <text:p>184</text:p>
          </table:table-cell>
          <table:table-cell table:style-name="ce11" table:formula="of:=IF(OR(EXACT([.B189];&quot;&quot;);[.B189]&lt;=0);&quot;&quot;;ROUND([.B189]-[.D190];2))" office:value-type="currency" office:currency="USD" office:value="148311.92">
            <text:p>$148,311.92</text:p>
          </table:table-cell>
          <table:table-cell table:formula="of:=IF(OR(EXACT([.B189];&quot;&quot;);[.B189]&lt;=0);&quot;&quot;;[.B189]*[.$D$1])" office:value-type="currency" office:currency="USD" office:value="622.871041666667">
            <text:p>$622.87</text:p>
          </table:table-cell>
          <table:table-cell table:formula="of:=IF(OR(EXACT([.B189];&quot;&quot;);[.B189]&lt;=0);&quot;&quot;;[.E190]-[.C190])" office:value-type="currency" office:currency="USD" office:value="1177.12895833333">
            <text:p>$1,177.13</text:p>
          </table:table-cell>
          <table:table-cell table:formula="of:=IF(OR(EXACT([.B189];&quot;&quot;);[.B189]&lt;=0);&quot;&quot;;IF([.G190]&gt;0;[.G190];MIN([.B189]+[.C19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89]-[.S190];2)" office:value-type="currency" office:currency="USD" office:value="200585.02">
            <text:p>$200,585.02</text:p>
          </table:table-cell>
          <table:table-cell table:formula="of:=[.Q189]*[.$D$1]" office:value-type="currency" office:currency="USD" office:value="838.985416666667">
            <text:p>$838.99</text:p>
          </table:table-cell>
          <table:table-cell table:formula="of:=[.$D$3]-[.R190]" office:value-type="currency" office:currency="USD" office:value="771.479452369753">
            <text:p>$771.48</text:p>
          </table:table-cell>
          <table:table-cell table:number-columns-repeated="1005"/>
        </table:table-row>
        <table:table-row table:style-name="ro1">
          <table:table-cell table:formula="of:=[.A190]+1" office:value-type="float" office:value="185">
            <text:p>185</text:p>
          </table:table-cell>
          <table:table-cell table:style-name="ce11" table:formula="of:=IF(OR(EXACT([.B190];&quot;&quot;);[.B190]&lt;=0);&quot;&quot;;ROUND([.B190]-[.D191];2))" office:value-type="currency" office:currency="USD" office:value="147129.89">
            <text:p>$147,129.89</text:p>
          </table:table-cell>
          <table:table-cell table:formula="of:=IF(OR(EXACT([.B190];&quot;&quot;);[.B190]&lt;=0);&quot;&quot;;[.B190]*[.$D$1])" office:value-type="currency" office:currency="USD" office:value="617.966333333333">
            <text:p>$617.97</text:p>
          </table:table-cell>
          <table:table-cell table:formula="of:=IF(OR(EXACT([.B190];&quot;&quot;);[.B190]&lt;=0);&quot;&quot;;[.E191]-[.C191])" office:value-type="currency" office:currency="USD" office:value="1182.03366666667">
            <text:p>$1,182.03</text:p>
          </table:table-cell>
          <table:table-cell table:formula="of:=IF(OR(EXACT([.B190];&quot;&quot;);[.B190]&lt;=0);&quot;&quot;;IF([.G191]&gt;0;[.G191];MIN([.B190]+[.C19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90]-[.S191];2)" office:value-type="currency" office:currency="USD" office:value="199810.33">
            <text:p>$199,810.33</text:p>
          </table:table-cell>
          <table:table-cell table:formula="of:=[.Q190]*[.$D$1]" office:value-type="currency" office:currency="USD" office:value="835.770916666667">
            <text:p>$835.77</text:p>
          </table:table-cell>
          <table:table-cell table:formula="of:=[.$D$3]-[.R191]" office:value-type="currency" office:currency="USD" office:value="774.693952369753">
            <text:p>$774.69</text:p>
          </table:table-cell>
          <table:table-cell table:number-columns-repeated="1005"/>
        </table:table-row>
        <table:table-row table:style-name="ro1">
          <table:table-cell table:formula="of:=[.A191]+1" office:value-type="float" office:value="186">
            <text:p>186</text:p>
          </table:table-cell>
          <table:table-cell table:style-name="ce11" table:formula="of:=IF(OR(EXACT([.B191];&quot;&quot;);[.B191]&lt;=0);&quot;&quot;;ROUND([.B191]-[.D192];2))" office:value-type="currency" office:currency="USD" office:value="145942.93">
            <text:p>$145,942.93</text:p>
          </table:table-cell>
          <table:table-cell table:formula="of:=IF(OR(EXACT([.B191];&quot;&quot;);[.B191]&lt;=0);&quot;&quot;;[.B191]*[.$D$1])" office:value-type="currency" office:currency="USD" office:value="613.041208333333">
            <text:p>$613.04</text:p>
          </table:table-cell>
          <table:table-cell table:formula="of:=IF(OR(EXACT([.B191];&quot;&quot;);[.B191]&lt;=0);&quot;&quot;;[.E192]-[.C192])" office:value-type="currency" office:currency="USD" office:value="1186.95879166667">
            <text:p>$1,186.96</text:p>
          </table:table-cell>
          <table:table-cell table:formula="of:=IF(OR(EXACT([.B191];&quot;&quot;);[.B191]&lt;=0);&quot;&quot;;IF([.G192]&gt;0;[.G192];MIN([.B191]+[.C19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91]-[.S192];2)" office:value-type="currency" office:currency="USD" office:value="199032.41">
            <text:p>$199,032.41</text:p>
          </table:table-cell>
          <table:table-cell table:formula="of:=[.Q191]*[.$D$1]" office:value-type="currency" office:currency="USD" office:value="832.543041666667">
            <text:p>$832.54</text:p>
          </table:table-cell>
          <table:table-cell table:formula="of:=[.$D$3]-[.R192]" office:value-type="currency" office:currency="USD" office:value="777.921827369753">
            <text:p>$777.92</text:p>
          </table:table-cell>
          <table:table-cell table:number-columns-repeated="1005"/>
        </table:table-row>
        <table:table-row table:style-name="ro1">
          <table:table-cell table:formula="of:=[.A192]+1" office:value-type="float" office:value="187">
            <text:p>187</text:p>
          </table:table-cell>
          <table:table-cell table:style-name="ce11" table:formula="of:=IF(OR(EXACT([.B192];&quot;&quot;);[.B192]&lt;=0);&quot;&quot;;ROUND([.B192]-[.D193];2))" office:value-type="currency" office:currency="USD" office:value="144751.03">
            <text:p>$144,751.03</text:p>
          </table:table-cell>
          <table:table-cell table:formula="of:=IF(OR(EXACT([.B192];&quot;&quot;);[.B192]&lt;=0);&quot;&quot;;[.B192]*[.$D$1])" office:value-type="currency" office:currency="USD" office:value="608.095541666667">
            <text:p>$608.10</text:p>
          </table:table-cell>
          <table:table-cell table:formula="of:=IF(OR(EXACT([.B192];&quot;&quot;);[.B192]&lt;=0);&quot;&quot;;[.E193]-[.C193])" office:value-type="currency" office:currency="USD" office:value="1191.90445833333">
            <text:p>$1,191.90</text:p>
          </table:table-cell>
          <table:table-cell table:formula="of:=IF(OR(EXACT([.B192];&quot;&quot;);[.B192]&lt;=0);&quot;&quot;;IF([.G193]&gt;0;[.G193];MIN([.B192]+[.C19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92]-[.S193];2)" office:value-type="currency" office:currency="USD" office:value="198251.25">
            <text:p>$198,251.25</text:p>
          </table:table-cell>
          <table:table-cell table:formula="of:=[.Q192]*[.$D$1]" office:value-type="currency" office:currency="USD" office:value="829.301708333333">
            <text:p>$829.30</text:p>
          </table:table-cell>
          <table:table-cell table:formula="of:=[.$D$3]-[.R193]" office:value-type="currency" office:currency="USD" office:value="781.163160703086">
            <text:p>$781.16</text:p>
          </table:table-cell>
          <table:table-cell table:number-columns-repeated="1005"/>
        </table:table-row>
        <table:table-row table:style-name="ro1">
          <table:table-cell table:formula="of:=[.A193]+1" office:value-type="float" office:value="188">
            <text:p>188</text:p>
          </table:table-cell>
          <table:table-cell table:style-name="ce11" table:formula="of:=IF(OR(EXACT([.B193];&quot;&quot;);[.B193]&lt;=0);&quot;&quot;;ROUND([.B193]-[.D194];2))" office:value-type="currency" office:currency="USD" office:value="143554.16">
            <text:p>$143,554.16</text:p>
          </table:table-cell>
          <table:table-cell table:formula="of:=IF(OR(EXACT([.B193];&quot;&quot;);[.B193]&lt;=0);&quot;&quot;;[.B193]*[.$D$1])" office:value-type="currency" office:currency="USD" office:value="603.129291666667">
            <text:p>$603.13</text:p>
          </table:table-cell>
          <table:table-cell table:formula="of:=IF(OR(EXACT([.B193];&quot;&quot;);[.B193]&lt;=0);&quot;&quot;;[.E194]-[.C194])" office:value-type="currency" office:currency="USD" office:value="1196.87070833333">
            <text:p>$1,196.87</text:p>
          </table:table-cell>
          <table:table-cell table:formula="of:=IF(OR(EXACT([.B193];&quot;&quot;);[.B193]&lt;=0);&quot;&quot;;IF([.G194]&gt;0;[.G194];MIN([.B193]+[.C19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93]-[.S194];2)" office:value-type="currency" office:currency="USD" office:value="197466.83">
            <text:p>$197,466.83</text:p>
          </table:table-cell>
          <table:table-cell table:formula="of:=[.Q193]*[.$D$1]" office:value-type="currency" office:currency="USD" office:value="826.046875">
            <text:p>$826.05</text:p>
          </table:table-cell>
          <table:table-cell table:formula="of:=[.$D$3]-[.R194]" office:value-type="currency" office:currency="USD" office:value="784.41799403642">
            <text:p>$784.42</text:p>
          </table:table-cell>
          <table:table-cell table:number-columns-repeated="1005"/>
        </table:table-row>
        <table:table-row table:style-name="ro1">
          <table:table-cell table:formula="of:=[.A194]+1" office:value-type="float" office:value="189">
            <text:p>189</text:p>
          </table:table-cell>
          <table:table-cell table:style-name="ce11" table:formula="of:=IF(OR(EXACT([.B194];&quot;&quot;);[.B194]&lt;=0);&quot;&quot;;ROUND([.B194]-[.D195];2))" office:value-type="currency" office:currency="USD" office:value="142352.3">
            <text:p>$142,352.30</text:p>
          </table:table-cell>
          <table:table-cell table:formula="of:=IF(OR(EXACT([.B194];&quot;&quot;);[.B194]&lt;=0);&quot;&quot;;[.B194]*[.$D$1])" office:value-type="currency" office:currency="USD" office:value="598.142333333333">
            <text:p>$598.14</text:p>
          </table:table-cell>
          <table:table-cell table:formula="of:=IF(OR(EXACT([.B194];&quot;&quot;);[.B194]&lt;=0);&quot;&quot;;[.E195]-[.C195])" office:value-type="currency" office:currency="USD" office:value="1201.85766666667">
            <text:p>$1,201.86</text:p>
          </table:table-cell>
          <table:table-cell table:formula="of:=IF(OR(EXACT([.B194];&quot;&quot;);[.B194]&lt;=0);&quot;&quot;;IF([.G195]&gt;0;[.G195];MIN([.B194]+[.C19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94]-[.S195];2)" office:value-type="currency" office:currency="USD" office:value="196679.14">
            <text:p>$196,679.14</text:p>
          </table:table-cell>
          <table:table-cell table:formula="of:=[.Q194]*[.$D$1]" office:value-type="currency" office:currency="USD" office:value="822.778458333333">
            <text:p>$822.78</text:p>
          </table:table-cell>
          <table:table-cell table:formula="of:=[.$D$3]-[.R195]" office:value-type="currency" office:currency="USD" office:value="787.686410703086">
            <text:p>$787.69</text:p>
          </table:table-cell>
          <table:table-cell table:number-columns-repeated="1005"/>
        </table:table-row>
        <table:table-row table:style-name="ro1">
          <table:table-cell table:formula="of:=[.A195]+1" office:value-type="float" office:value="190">
            <text:p>190</text:p>
          </table:table-cell>
          <table:table-cell table:style-name="ce11" table:formula="of:=IF(OR(EXACT([.B195];&quot;&quot;);[.B195]&lt;=0);&quot;&quot;;ROUND([.B195]-[.D196];2))" office:value-type="currency" office:currency="USD" office:value="141145.43">
            <text:p>$141,145.43</text:p>
          </table:table-cell>
          <table:table-cell table:formula="of:=IF(OR(EXACT([.B195];&quot;&quot;);[.B195]&lt;=0);&quot;&quot;;[.B195]*[.$D$1])" office:value-type="currency" office:currency="USD" office:value="593.134583333333">
            <text:p>$593.13</text:p>
          </table:table-cell>
          <table:table-cell table:formula="of:=IF(OR(EXACT([.B195];&quot;&quot;);[.B195]&lt;=0);&quot;&quot;;[.E196]-[.C196])" office:value-type="currency" office:currency="USD" office:value="1206.86541666667">
            <text:p>$1,206.87</text:p>
          </table:table-cell>
          <table:table-cell table:formula="of:=IF(OR(EXACT([.B195];&quot;&quot;);[.B195]&lt;=0);&quot;&quot;;IF([.G196]&gt;0;[.G196];MIN([.B195]+[.C19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95]-[.S196];2)" office:value-type="currency" office:currency="USD" office:value="195888.17">
            <text:p>$195,888.17</text:p>
          </table:table-cell>
          <table:table-cell table:formula="of:=[.Q195]*[.$D$1]" office:value-type="currency" office:currency="USD" office:value="819.496416666667">
            <text:p>$819.50</text:p>
          </table:table-cell>
          <table:table-cell table:formula="of:=[.$D$3]-[.R196]" office:value-type="currency" office:currency="USD" office:value="790.968452369753">
            <text:p>$790.97</text:p>
          </table:table-cell>
          <table:table-cell table:number-columns-repeated="1005"/>
        </table:table-row>
        <table:table-row table:style-name="ro1">
          <table:table-cell table:formula="of:=[.A196]+1" office:value-type="float" office:value="191">
            <text:p>191</text:p>
          </table:table-cell>
          <table:table-cell table:style-name="ce11" table:formula="of:=IF(OR(EXACT([.B196];&quot;&quot;);[.B196]&lt;=0);&quot;&quot;;ROUND([.B196]-[.D197];2))" office:value-type="currency" office:currency="USD" office:value="139933.54">
            <text:p>$139,933.54</text:p>
          </table:table-cell>
          <table:table-cell table:formula="of:=IF(OR(EXACT([.B196];&quot;&quot;);[.B196]&lt;=0);&quot;&quot;;[.B196]*[.$D$1])" office:value-type="currency" office:currency="USD" office:value="588.105958333333">
            <text:p>$588.11</text:p>
          </table:table-cell>
          <table:table-cell table:formula="of:=IF(OR(EXACT([.B196];&quot;&quot;);[.B196]&lt;=0);&quot;&quot;;[.E197]-[.C197])" office:value-type="currency" office:currency="USD" office:value="1211.89404166667">
            <text:p>$1,211.89</text:p>
          </table:table-cell>
          <table:table-cell table:formula="of:=IF(OR(EXACT([.B196];&quot;&quot;);[.B196]&lt;=0);&quot;&quot;;IF([.G197]&gt;0;[.G197];MIN([.B196]+[.C19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96]-[.S197];2)" office:value-type="currency" office:currency="USD" office:value="195093.91">
            <text:p>$195,093.91</text:p>
          </table:table-cell>
          <table:table-cell table:formula="of:=[.Q196]*[.$D$1]" office:value-type="currency" office:currency="USD" office:value="816.200708333333">
            <text:p>$816.20</text:p>
          </table:table-cell>
          <table:table-cell table:formula="of:=[.$D$3]-[.R197]" office:value-type="currency" office:currency="USD" office:value="794.264160703086">
            <text:p>$794.26</text:p>
          </table:table-cell>
          <table:table-cell table:number-columns-repeated="1005"/>
        </table:table-row>
        <table:table-row table:style-name="ro1">
          <table:table-cell table:style-name="ce5" table:formula="of:=[.A197]+1" office:value-type="float" office:value="192">
            <text:p>192</text:p>
          </table:table-cell>
          <table:table-cell table:style-name="ce12" table:formula="of:=IF(OR(EXACT([.B197];&quot;&quot;);[.B197]&lt;=0);&quot;&quot;;ROUND([.B197]-[.D198];2))" office:value-type="currency" office:currency="USD" office:value="138716.6">
            <text:p>$138,716.60</text:p>
          </table:table-cell>
          <table:table-cell table:style-name="ce12" table:formula="of:=IF(OR(EXACT([.B197];&quot;&quot;);[.B197]&lt;=0);&quot;&quot;;[.B197]*[.$D$1])" office:value-type="currency" office:currency="USD" office:value="583.056416666667">
            <text:p>$583.06</text:p>
          </table:table-cell>
          <table:table-cell table:style-name="ce12" table:formula="of:=IF(OR(EXACT([.B197];&quot;&quot;);[.B197]&lt;=0);&quot;&quot;;[.E198]-[.C198])" office:value-type="currency" office:currency="USD" office:value="1216.94358333333">
            <text:p>$1,216.94</text:p>
          </table:table-cell>
          <table:table-cell table:style-name="ce12" table:formula="of:=IF(OR(EXACT([.B197];&quot;&quot;);[.B197]&lt;=0);&quot;&quot;;IF([.G198]&gt;0;[.G198];MIN([.B197]+[.C198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6">
            <text:p>16</text:p>
          </table:table-cell>
          <table:table-cell table:number-columns-repeated="5"/>
          <table:table-cell table:formula="of:=ROUND([.Q197]-[.S198];2)" office:value-type="currency" office:currency="USD" office:value="194296.34">
            <text:p>$194,296.34</text:p>
          </table:table-cell>
          <table:table-cell table:formula="of:=[.Q197]*[.$D$1]" office:value-type="currency" office:currency="USD" office:value="812.891291666667">
            <text:p>$812.89</text:p>
          </table:table-cell>
          <table:table-cell table:formula="of:=[.$D$3]-[.R198]" office:value-type="currency" office:currency="USD" office:value="797.573577369753">
            <text:p>$797.57</text:p>
          </table:table-cell>
          <table:table-cell table:number-columns-repeated="1005"/>
        </table:table-row>
        <table:table-row table:style-name="ro1">
          <table:table-cell table:formula="of:=[.A198]+1" office:value-type="float" office:value="193">
            <text:p>193</text:p>
          </table:table-cell>
          <table:table-cell table:style-name="ce11" table:formula="of:=IF(OR(EXACT([.B198];&quot;&quot;);[.B198]&lt;=0);&quot;&quot;;ROUND([.B198]-[.D199];2))" office:value-type="currency" office:currency="USD" office:value="137494.59">
            <text:p>$137,494.59</text:p>
          </table:table-cell>
          <table:table-cell table:formula="of:=IF(OR(EXACT([.B198];&quot;&quot;);[.B198]&lt;=0);&quot;&quot;;[.B198]*[.$D$1])" office:value-type="currency" office:currency="USD" office:value="577.985833333333">
            <text:p>$577.99</text:p>
          </table:table-cell>
          <table:table-cell table:formula="of:=IF(OR(EXACT([.B198];&quot;&quot;);[.B198]&lt;=0);&quot;&quot;;[.E199]-[.C199])" office:value-type="currency" office:currency="USD" office:value="1222.01416666667">
            <text:p>$1,222.01</text:p>
          </table:table-cell>
          <table:table-cell table:formula="of:=IF(OR(EXACT([.B198];&quot;&quot;);[.B198]&lt;=0);&quot;&quot;;IF([.G199]&gt;0;[.G199];MIN([.B198]+[.C19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98]-[.S199];2)" office:value-type="currency" office:currency="USD" office:value="193495.44">
            <text:p>$193,495.44</text:p>
          </table:table-cell>
          <table:table-cell table:formula="of:=[.Q198]*[.$D$1]" office:value-type="currency" office:currency="USD" office:value="809.568083333333">
            <text:p>$809.57</text:p>
          </table:table-cell>
          <table:table-cell table:formula="of:=[.$D$3]-[.R199]" office:value-type="currency" office:currency="USD" office:value="800.896785703086">
            <text:p>$800.90</text:p>
          </table:table-cell>
          <table:table-cell table:number-columns-repeated="1005"/>
        </table:table-row>
        <table:table-row table:style-name="ro1">
          <table:table-cell table:formula="of:=[.A199]+1" office:value-type="float" office:value="194">
            <text:p>194</text:p>
          </table:table-cell>
          <table:table-cell table:style-name="ce11" table:formula="of:=IF(OR(EXACT([.B199];&quot;&quot;);[.B199]&lt;=0);&quot;&quot;;ROUND([.B199]-[.D200];2))" office:value-type="currency" office:currency="USD" office:value="136267.48">
            <text:p>$136,267.48</text:p>
          </table:table-cell>
          <table:table-cell table:formula="of:=IF(OR(EXACT([.B199];&quot;&quot;);[.B199]&lt;=0);&quot;&quot;;[.B199]*[.$D$1])" office:value-type="currency" office:currency="USD" office:value="572.894125">
            <text:p>$572.89</text:p>
          </table:table-cell>
          <table:table-cell table:formula="of:=IF(OR(EXACT([.B199];&quot;&quot;);[.B199]&lt;=0);&quot;&quot;;[.E200]-[.C200])" office:value-type="currency" office:currency="USD" office:value="1227.105875">
            <text:p>$1,227.11</text:p>
          </table:table-cell>
          <table:table-cell table:formula="of:=IF(OR(EXACT([.B199];&quot;&quot;);[.B199]&lt;=0);&quot;&quot;;IF([.G200]&gt;0;[.G200];MIN([.B199]+[.C20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199]-[.S200];2)" office:value-type="currency" office:currency="USD" office:value="192691.21">
            <text:p>$192,691.21</text:p>
          </table:table-cell>
          <table:table-cell table:formula="of:=[.Q199]*[.$D$1]" office:value-type="currency" office:currency="USD" office:value="806.231">
            <text:p>$806.23</text:p>
          </table:table-cell>
          <table:table-cell table:formula="of:=[.$D$3]-[.R200]" office:value-type="currency" office:currency="USD" office:value="804.23386903642">
            <text:p>$804.23</text:p>
          </table:table-cell>
          <table:table-cell table:number-columns-repeated="1005"/>
        </table:table-row>
        <table:table-row table:style-name="ro1">
          <table:table-cell table:formula="of:=[.A200]+1" office:value-type="float" office:value="195">
            <text:p>195</text:p>
          </table:table-cell>
          <table:table-cell table:style-name="ce11" table:formula="of:=IF(OR(EXACT([.B200];&quot;&quot;);[.B200]&lt;=0);&quot;&quot;;ROUND([.B200]-[.D201];2))" office:value-type="currency" office:currency="USD" office:value="135035.26">
            <text:p>$135,035.26</text:p>
          </table:table-cell>
          <table:table-cell table:formula="of:=IF(OR(EXACT([.B200];&quot;&quot;);[.B200]&lt;=0);&quot;&quot;;[.B200]*[.$D$1])" office:value-type="currency" office:currency="USD" office:value="567.781166666667">
            <text:p>$567.78</text:p>
          </table:table-cell>
          <table:table-cell table:formula="of:=IF(OR(EXACT([.B200];&quot;&quot;);[.B200]&lt;=0);&quot;&quot;;[.E201]-[.C201])" office:value-type="currency" office:currency="USD" office:value="1232.21883333333">
            <text:p>$1,232.22</text:p>
          </table:table-cell>
          <table:table-cell table:formula="of:=IF(OR(EXACT([.B200];&quot;&quot;);[.B200]&lt;=0);&quot;&quot;;IF([.G201]&gt;0;[.G201];MIN([.B200]+[.C20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00]-[.S201];2)" office:value-type="currency" office:currency="USD" office:value="191883.63">
            <text:p>$191,883.63</text:p>
          </table:table-cell>
          <table:table-cell table:formula="of:=[.Q200]*[.$D$1]" office:value-type="currency" office:currency="USD" office:value="802.880041666667">
            <text:p>$802.88</text:p>
          </table:table-cell>
          <table:table-cell table:formula="of:=[.$D$3]-[.R201]" office:value-type="currency" office:currency="USD" office:value="807.584827369753">
            <text:p>$807.58</text:p>
          </table:table-cell>
          <table:table-cell table:number-columns-repeated="1005"/>
        </table:table-row>
        <table:table-row table:style-name="ro1">
          <table:table-cell table:formula="of:=[.A201]+1" office:value-type="float" office:value="196">
            <text:p>196</text:p>
          </table:table-cell>
          <table:table-cell table:style-name="ce11" table:formula="of:=IF(OR(EXACT([.B201];&quot;&quot;);[.B201]&lt;=0);&quot;&quot;;ROUND([.B201]-[.D202];2))" office:value-type="currency" office:currency="USD" office:value="133797.91">
            <text:p>$133,797.91</text:p>
          </table:table-cell>
          <table:table-cell table:formula="of:=IF(OR(EXACT([.B201];&quot;&quot;);[.B201]&lt;=0);&quot;&quot;;[.B201]*[.$D$1])" office:value-type="currency" office:currency="USD" office:value="562.646916666667">
            <text:p>$562.65</text:p>
          </table:table-cell>
          <table:table-cell table:formula="of:=IF(OR(EXACT([.B201];&quot;&quot;);[.B201]&lt;=0);&quot;&quot;;[.E202]-[.C202])" office:value-type="currency" office:currency="USD" office:value="1237.35308333333">
            <text:p>$1,237.35</text:p>
          </table:table-cell>
          <table:table-cell table:formula="of:=IF(OR(EXACT([.B201];&quot;&quot;);[.B201]&lt;=0);&quot;&quot;;IF([.G202]&gt;0;[.G202];MIN([.B201]+[.C20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01]-[.S202];2)" office:value-type="currency" office:currency="USD" office:value="191072.68">
            <text:p>$191,072.68</text:p>
          </table:table-cell>
          <table:table-cell table:formula="of:=[.Q201]*[.$D$1]" office:value-type="currency" office:currency="USD" office:value="799.515125">
            <text:p>$799.52</text:p>
          </table:table-cell>
          <table:table-cell table:formula="of:=[.$D$3]-[.R202]" office:value-type="currency" office:currency="USD" office:value="810.949744036419">
            <text:p>$810.95</text:p>
          </table:table-cell>
          <table:table-cell table:number-columns-repeated="1005"/>
        </table:table-row>
        <table:table-row table:style-name="ro1">
          <table:table-cell table:formula="of:=[.A202]+1" office:value-type="float" office:value="197">
            <text:p>197</text:p>
          </table:table-cell>
          <table:table-cell table:style-name="ce11" table:formula="of:=IF(OR(EXACT([.B202];&quot;&quot;);[.B202]&lt;=0);&quot;&quot;;ROUND([.B202]-[.D203];2))" office:value-type="currency" office:currency="USD" office:value="132555.4">
            <text:p>$132,555.40</text:p>
          </table:table-cell>
          <table:table-cell table:formula="of:=IF(OR(EXACT([.B202];&quot;&quot;);[.B202]&lt;=0);&quot;&quot;;[.B202]*[.$D$1])" office:value-type="currency" office:currency="USD" office:value="557.491291666667">
            <text:p>$557.49</text:p>
          </table:table-cell>
          <table:table-cell table:formula="of:=IF(OR(EXACT([.B202];&quot;&quot;);[.B202]&lt;=0);&quot;&quot;;[.E203]-[.C203])" office:value-type="currency" office:currency="USD" office:value="1242.50870833333">
            <text:p>$1,242.51</text:p>
          </table:table-cell>
          <table:table-cell table:formula="of:=IF(OR(EXACT([.B202];&quot;&quot;);[.B202]&lt;=0);&quot;&quot;;IF([.G203]&gt;0;[.G203];MIN([.B202]+[.C20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02]-[.S203];2)" office:value-type="currency" office:currency="USD" office:value="190258.35">
            <text:p>$190,258.35</text:p>
          </table:table-cell>
          <table:table-cell table:formula="of:=[.Q202]*[.$D$1]" office:value-type="currency" office:currency="USD" office:value="796.136166666667">
            <text:p>$796.14</text:p>
          </table:table-cell>
          <table:table-cell table:formula="of:=[.$D$3]-[.R203]" office:value-type="currency" office:currency="USD" office:value="814.328702369753">
            <text:p>$814.33</text:p>
          </table:table-cell>
          <table:table-cell table:number-columns-repeated="1005"/>
        </table:table-row>
        <table:table-row table:style-name="ro1">
          <table:table-cell table:formula="of:=[.A203]+1" office:value-type="float" office:value="198">
            <text:p>198</text:p>
          </table:table-cell>
          <table:table-cell table:style-name="ce11" table:formula="of:=IF(OR(EXACT([.B203];&quot;&quot;);[.B203]&lt;=0);&quot;&quot;;ROUND([.B203]-[.D204];2))" office:value-type="currency" office:currency="USD" office:value="131307.71">
            <text:p>$131,307.71</text:p>
          </table:table-cell>
          <table:table-cell table:formula="of:=IF(OR(EXACT([.B203];&quot;&quot;);[.B203]&lt;=0);&quot;&quot;;[.B203]*[.$D$1])" office:value-type="currency" office:currency="USD" office:value="552.314166666667">
            <text:p>$552.31</text:p>
          </table:table-cell>
          <table:table-cell table:formula="of:=IF(OR(EXACT([.B203];&quot;&quot;);[.B203]&lt;=0);&quot;&quot;;[.E204]-[.C204])" office:value-type="currency" office:currency="USD" office:value="1247.68583333333">
            <text:p>$1,247.69</text:p>
          </table:table-cell>
          <table:table-cell table:formula="of:=IF(OR(EXACT([.B203];&quot;&quot;);[.B203]&lt;=0);&quot;&quot;;IF([.G204]&gt;0;[.G204];MIN([.B203]+[.C20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03]-[.S204];2)" office:value-type="currency" office:currency="USD" office:value="189440.63">
            <text:p>$189,440.63</text:p>
          </table:table-cell>
          <table:table-cell table:formula="of:=[.Q203]*[.$D$1]" office:value-type="currency" office:currency="USD" office:value="792.743125">
            <text:p>$792.74</text:p>
          </table:table-cell>
          <table:table-cell table:formula="of:=[.$D$3]-[.R204]" office:value-type="currency" office:currency="USD" office:value="817.72174403642">
            <text:p>$817.72</text:p>
          </table:table-cell>
          <table:table-cell table:number-columns-repeated="1005"/>
        </table:table-row>
        <table:table-row table:style-name="ro1">
          <table:table-cell table:formula="of:=[.A204]+1" office:value-type="float" office:value="199">
            <text:p>199</text:p>
          </table:table-cell>
          <table:table-cell table:style-name="ce11" table:formula="of:=IF(OR(EXACT([.B204];&quot;&quot;);[.B204]&lt;=0);&quot;&quot;;ROUND([.B204]-[.D205];2))" office:value-type="currency" office:currency="USD" office:value="130054.83">
            <text:p>$130,054.83</text:p>
          </table:table-cell>
          <table:table-cell table:formula="of:=IF(OR(EXACT([.B204];&quot;&quot;);[.B204]&lt;=0);&quot;&quot;;[.B204]*[.$D$1])" office:value-type="currency" office:currency="USD" office:value="547.115458333333">
            <text:p>$547.12</text:p>
          </table:table-cell>
          <table:table-cell table:formula="of:=IF(OR(EXACT([.B204];&quot;&quot;);[.B204]&lt;=0);&quot;&quot;;[.E205]-[.C205])" office:value-type="currency" office:currency="USD" office:value="1252.88454166667">
            <text:p>$1,252.88</text:p>
          </table:table-cell>
          <table:table-cell table:formula="of:=IF(OR(EXACT([.B204];&quot;&quot;);[.B204]&lt;=0);&quot;&quot;;IF([.G205]&gt;0;[.G205];MIN([.B204]+[.C20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04]-[.S205];2)" office:value-type="currency" office:currency="USD" office:value="188619.5">
            <text:p>$188,619.50</text:p>
          </table:table-cell>
          <table:table-cell table:formula="of:=[.Q204]*[.$D$1]" office:value-type="currency" office:currency="USD" office:value="789.335958333333">
            <text:p>$789.34</text:p>
          </table:table-cell>
          <table:table-cell table:formula="of:=[.$D$3]-[.R205]" office:value-type="currency" office:currency="USD" office:value="821.128910703086">
            <text:p>$821.13</text:p>
          </table:table-cell>
          <table:table-cell table:number-columns-repeated="1005"/>
        </table:table-row>
        <table:table-row table:style-name="ro1">
          <table:table-cell table:formula="of:=[.A205]+1" office:value-type="float" office:value="200">
            <text:p>200</text:p>
          </table:table-cell>
          <table:table-cell table:style-name="ce11" table:formula="of:=IF(OR(EXACT([.B205];&quot;&quot;);[.B205]&lt;=0);&quot;&quot;;ROUND([.B205]-[.D206];2))" office:value-type="currency" office:currency="USD" office:value="128796.73">
            <text:p>$128,796.73</text:p>
          </table:table-cell>
          <table:table-cell table:formula="of:=IF(OR(EXACT([.B205];&quot;&quot;);[.B205]&lt;=0);&quot;&quot;;[.B205]*[.$D$1])" office:value-type="currency" office:currency="USD" office:value="541.895125">
            <text:p>$541.90</text:p>
          </table:table-cell>
          <table:table-cell table:formula="of:=IF(OR(EXACT([.B205];&quot;&quot;);[.B205]&lt;=0);&quot;&quot;;[.E206]-[.C206])" office:value-type="currency" office:currency="USD" office:value="1258.104875">
            <text:p>$1,258.10</text:p>
          </table:table-cell>
          <table:table-cell table:formula="of:=IF(OR(EXACT([.B205];&quot;&quot;);[.B205]&lt;=0);&quot;&quot;;IF([.G206]&gt;0;[.G206];MIN([.B205]+[.C20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05]-[.S206];2)" office:value-type="currency" office:currency="USD" office:value="187794.95">
            <text:p>$187,794.95</text:p>
          </table:table-cell>
          <table:table-cell table:formula="of:=[.Q205]*[.$D$1]" office:value-type="currency" office:currency="USD" office:value="785.914583333333">
            <text:p>$785.91</text:p>
          </table:table-cell>
          <table:table-cell table:formula="of:=[.$D$3]-[.R206]" office:value-type="currency" office:currency="USD" office:value="824.550285703086">
            <text:p>$824.55</text:p>
          </table:table-cell>
          <table:table-cell table:number-columns-repeated="1005"/>
        </table:table-row>
        <table:table-row table:style-name="ro1">
          <table:table-cell table:formula="of:=[.A206]+1" office:value-type="float" office:value="201">
            <text:p>201</text:p>
          </table:table-cell>
          <table:table-cell table:style-name="ce11" table:formula="of:=IF(OR(EXACT([.B206];&quot;&quot;);[.B206]&lt;=0);&quot;&quot;;ROUND([.B206]-[.D207];2))" office:value-type="currency" office:currency="USD" office:value="127533.38">
            <text:p>$127,533.38</text:p>
          </table:table-cell>
          <table:table-cell table:formula="of:=IF(OR(EXACT([.B206];&quot;&quot;);[.B206]&lt;=0);&quot;&quot;;[.B206]*[.$D$1])" office:value-type="currency" office:currency="USD" office:value="536.653041666667">
            <text:p>$536.65</text:p>
          </table:table-cell>
          <table:table-cell table:formula="of:=IF(OR(EXACT([.B206];&quot;&quot;);[.B206]&lt;=0);&quot;&quot;;[.E207]-[.C207])" office:value-type="currency" office:currency="USD" office:value="1263.34695833333">
            <text:p>$1,263.35</text:p>
          </table:table-cell>
          <table:table-cell table:formula="of:=IF(OR(EXACT([.B206];&quot;&quot;);[.B206]&lt;=0);&quot;&quot;;IF([.G207]&gt;0;[.G207];MIN([.B206]+[.C20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06]-[.S207];2)" office:value-type="currency" office:currency="USD" office:value="186966.96">
            <text:p>$186,966.96</text:p>
          </table:table-cell>
          <table:table-cell table:formula="of:=[.Q206]*[.$D$1]" office:value-type="currency" office:currency="USD" office:value="782.478958333333">
            <text:p>$782.48</text:p>
          </table:table-cell>
          <table:table-cell table:formula="of:=[.$D$3]-[.R207]" office:value-type="currency" office:currency="USD" office:value="827.985910703086">
            <text:p>$827.99</text:p>
          </table:table-cell>
          <table:table-cell table:number-columns-repeated="1005"/>
        </table:table-row>
        <table:table-row table:style-name="ro1">
          <table:table-cell table:formula="of:=[.A207]+1" office:value-type="float" office:value="202">
            <text:p>202</text:p>
          </table:table-cell>
          <table:table-cell table:style-name="ce11" table:formula="of:=IF(OR(EXACT([.B207];&quot;&quot;);[.B207]&lt;=0);&quot;&quot;;ROUND([.B207]-[.D208];2))" office:value-type="currency" office:currency="USD" office:value="126264.77">
            <text:p>$126,264.77</text:p>
          </table:table-cell>
          <table:table-cell table:formula="of:=IF(OR(EXACT([.B207];&quot;&quot;);[.B207]&lt;=0);&quot;&quot;;[.B207]*[.$D$1])" office:value-type="currency" office:currency="USD" office:value="531.389083333333">
            <text:p>$531.39</text:p>
          </table:table-cell>
          <table:table-cell table:formula="of:=IF(OR(EXACT([.B207];&quot;&quot;);[.B207]&lt;=0);&quot;&quot;;[.E208]-[.C208])" office:value-type="currency" office:currency="USD" office:value="1268.61091666667">
            <text:p>$1,268.61</text:p>
          </table:table-cell>
          <table:table-cell table:formula="of:=IF(OR(EXACT([.B207];&quot;&quot;);[.B207]&lt;=0);&quot;&quot;;IF([.G208]&gt;0;[.G208];MIN([.B207]+[.C20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07]-[.S208];2)" office:value-type="currency" office:currency="USD" office:value="186135.52">
            <text:p>$186,135.52</text:p>
          </table:table-cell>
          <table:table-cell table:formula="of:=[.Q207]*[.$D$1]" office:value-type="currency" office:currency="USD" office:value="779.029">
            <text:p>$779.03</text:p>
          </table:table-cell>
          <table:table-cell table:formula="of:=[.$D$3]-[.R208]" office:value-type="currency" office:currency="USD" office:value="831.435869036419">
            <text:p>$831.44</text:p>
          </table:table-cell>
          <table:table-cell table:number-columns-repeated="1005"/>
        </table:table-row>
        <table:table-row table:style-name="ro1">
          <table:table-cell table:formula="of:=[.A208]+1" office:value-type="float" office:value="203">
            <text:p>203</text:p>
          </table:table-cell>
          <table:table-cell table:style-name="ce11" table:formula="of:=IF(OR(EXACT([.B208];&quot;&quot;);[.B208]&lt;=0);&quot;&quot;;ROUND([.B208]-[.D209];2))" office:value-type="currency" office:currency="USD" office:value="124990.87">
            <text:p>$124,990.87</text:p>
          </table:table-cell>
          <table:table-cell table:formula="of:=IF(OR(EXACT([.B208];&quot;&quot;);[.B208]&lt;=0);&quot;&quot;;[.B208]*[.$D$1])" office:value-type="currency" office:currency="USD" office:value="526.103208333333">
            <text:p>$526.10</text:p>
          </table:table-cell>
          <table:table-cell table:formula="of:=IF(OR(EXACT([.B208];&quot;&quot;);[.B208]&lt;=0);&quot;&quot;;[.E209]-[.C209])" office:value-type="currency" office:currency="USD" office:value="1273.89679166667">
            <text:p>$1,273.90</text:p>
          </table:table-cell>
          <table:table-cell table:formula="of:=IF(OR(EXACT([.B208];&quot;&quot;);[.B208]&lt;=0);&quot;&quot;;IF([.G209]&gt;0;[.G209];MIN([.B208]+[.C20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08]-[.S209];2)" office:value-type="currency" office:currency="USD" office:value="185300.62">
            <text:p>$185,300.62</text:p>
          </table:table-cell>
          <table:table-cell table:formula="of:=[.Q208]*[.$D$1]" office:value-type="currency" office:currency="USD" office:value="775.564666666667">
            <text:p>$775.56</text:p>
          </table:table-cell>
          <table:table-cell table:formula="of:=[.$D$3]-[.R209]" office:value-type="currency" office:currency="USD" office:value="834.900202369753">
            <text:p>$834.90</text:p>
          </table:table-cell>
          <table:table-cell table:number-columns-repeated="1005"/>
        </table:table-row>
        <table:table-row table:style-name="ro1">
          <table:table-cell table:style-name="ce5" table:formula="of:=[.A209]+1" office:value-type="float" office:value="204">
            <text:p>204</text:p>
          </table:table-cell>
          <table:table-cell table:style-name="ce12" table:formula="of:=IF(OR(EXACT([.B209];&quot;&quot;);[.B209]&lt;=0);&quot;&quot;;ROUND([.B209]-[.D210];2))" office:value-type="currency" office:currency="USD" office:value="123711.67">
            <text:p>$123,711.67</text:p>
          </table:table-cell>
          <table:table-cell table:style-name="ce12" table:formula="of:=IF(OR(EXACT([.B209];&quot;&quot;);[.B209]&lt;=0);&quot;&quot;;[.B209]*[.$D$1])" office:value-type="currency" office:currency="USD" office:value="520.795291666667">
            <text:p>$520.80</text:p>
          </table:table-cell>
          <table:table-cell table:style-name="ce12" table:formula="of:=IF(OR(EXACT([.B209];&quot;&quot;);[.B209]&lt;=0);&quot;&quot;;[.E210]-[.C210])" office:value-type="currency" office:currency="USD" office:value="1279.20470833333">
            <text:p>$1,279.20</text:p>
          </table:table-cell>
          <table:table-cell table:style-name="ce12" table:formula="of:=IF(OR(EXACT([.B209];&quot;&quot;);[.B209]&lt;=0);&quot;&quot;;IF([.G210]&gt;0;[.G210];MIN([.B209]+[.C210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7">
            <text:p>17</text:p>
          </table:table-cell>
          <table:table-cell table:number-columns-repeated="5"/>
          <table:table-cell table:formula="of:=ROUND([.Q209]-[.S210];2)" office:value-type="currency" office:currency="USD" office:value="184462.24">
            <text:p>$184,462.24</text:p>
          </table:table-cell>
          <table:table-cell table:formula="of:=[.Q209]*[.$D$1]" office:value-type="currency" office:currency="USD" office:value="772.085916666667">
            <text:p>$772.09</text:p>
          </table:table-cell>
          <table:table-cell table:formula="of:=[.$D$3]-[.R210]" office:value-type="currency" office:currency="USD" office:value="838.378952369753">
            <text:p>$838.38</text:p>
          </table:table-cell>
          <table:table-cell table:number-columns-repeated="1005"/>
        </table:table-row>
        <table:table-row table:style-name="ro1">
          <table:table-cell table:formula="of:=[.A210]+1" office:value-type="float" office:value="205">
            <text:p>205</text:p>
          </table:table-cell>
          <table:table-cell table:style-name="ce11" table:formula="of:=IF(OR(EXACT([.B210];&quot;&quot;);[.B210]&lt;=0);&quot;&quot;;ROUND([.B210]-[.D211];2))" office:value-type="currency" office:currency="USD" office:value="122427.14">
            <text:p>$122,427.14</text:p>
          </table:table-cell>
          <table:table-cell table:formula="of:=IF(OR(EXACT([.B210];&quot;&quot;);[.B210]&lt;=0);&quot;&quot;;[.B210]*[.$D$1])" office:value-type="currency" office:currency="USD" office:value="515.465291666667">
            <text:p>$515.47</text:p>
          </table:table-cell>
          <table:table-cell table:formula="of:=IF(OR(EXACT([.B210];&quot;&quot;);[.B210]&lt;=0);&quot;&quot;;[.E211]-[.C211])" office:value-type="currency" office:currency="USD" office:value="1284.53470833333">
            <text:p>$1,284.53</text:p>
          </table:table-cell>
          <table:table-cell table:formula="of:=IF(OR(EXACT([.B210];&quot;&quot;);[.B210]&lt;=0);&quot;&quot;;IF([.G211]&gt;0;[.G211];MIN([.B210]+[.C21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10]-[.S211];2)" office:value-type="currency" office:currency="USD" office:value="183620.37">
            <text:p>$183,620.37</text:p>
          </table:table-cell>
          <table:table-cell table:formula="of:=[.Q210]*[.$D$1]" office:value-type="currency" office:currency="USD" office:value="768.592666666667">
            <text:p>$768.59</text:p>
          </table:table-cell>
          <table:table-cell table:formula="of:=[.$D$3]-[.R211]" office:value-type="currency" office:currency="USD" office:value="841.872202369753">
            <text:p>$841.87</text:p>
          </table:table-cell>
          <table:table-cell table:number-columns-repeated="1005"/>
        </table:table-row>
        <table:table-row table:style-name="ro1">
          <table:table-cell table:formula="of:=[.A211]+1" office:value-type="float" office:value="206">
            <text:p>206</text:p>
          </table:table-cell>
          <table:table-cell table:style-name="ce11" table:formula="of:=IF(OR(EXACT([.B211];&quot;&quot;);[.B211]&lt;=0);&quot;&quot;;ROUND([.B211]-[.D212];2))" office:value-type="currency" office:currency="USD" office:value="121137.25">
            <text:p>$121,137.25</text:p>
          </table:table-cell>
          <table:table-cell table:formula="of:=IF(OR(EXACT([.B211];&quot;&quot;);[.B211]&lt;=0);&quot;&quot;;[.B211]*[.$D$1])" office:value-type="currency" office:currency="USD" office:value="510.113083333333">
            <text:p>$510.11</text:p>
          </table:table-cell>
          <table:table-cell table:formula="of:=IF(OR(EXACT([.B211];&quot;&quot;);[.B211]&lt;=0);&quot;&quot;;[.E212]-[.C212])" office:value-type="currency" office:currency="USD" office:value="1289.88691666667">
            <text:p>$1,289.89</text:p>
          </table:table-cell>
          <table:table-cell table:formula="of:=IF(OR(EXACT([.B211];&quot;&quot;);[.B211]&lt;=0);&quot;&quot;;IF([.G212]&gt;0;[.G212];MIN([.B211]+[.C21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11]-[.S212];2)" office:value-type="currency" office:currency="USD" office:value="182774.99">
            <text:p>$182,774.99</text:p>
          </table:table-cell>
          <table:table-cell table:formula="of:=[.Q211]*[.$D$1]" office:value-type="currency" office:currency="USD" office:value="765.084875">
            <text:p>$765.08</text:p>
          </table:table-cell>
          <table:table-cell table:formula="of:=[.$D$3]-[.R212]" office:value-type="currency" office:currency="USD" office:value="845.37999403642">
            <text:p>$845.38</text:p>
          </table:table-cell>
          <table:table-cell table:number-columns-repeated="1005"/>
        </table:table-row>
        <table:table-row table:style-name="ro1">
          <table:table-cell table:formula="of:=[.A212]+1" office:value-type="float" office:value="207">
            <text:p>207</text:p>
          </table:table-cell>
          <table:table-cell table:style-name="ce11" table:formula="of:=IF(OR(EXACT([.B212];&quot;&quot;);[.B212]&lt;=0);&quot;&quot;;ROUND([.B212]-[.D213];2))" office:value-type="currency" office:currency="USD" office:value="119841.99">
            <text:p>$119,841.99</text:p>
          </table:table-cell>
          <table:table-cell table:formula="of:=IF(OR(EXACT([.B212];&quot;&quot;);[.B212]&lt;=0);&quot;&quot;;[.B212]*[.$D$1])" office:value-type="currency" office:currency="USD" office:value="504.738541666667">
            <text:p>$504.74</text:p>
          </table:table-cell>
          <table:table-cell table:formula="of:=IF(OR(EXACT([.B212];&quot;&quot;);[.B212]&lt;=0);&quot;&quot;;[.E213]-[.C213])" office:value-type="currency" office:currency="USD" office:value="1295.26145833333">
            <text:p>$1,295.26</text:p>
          </table:table-cell>
          <table:table-cell table:formula="of:=IF(OR(EXACT([.B212];&quot;&quot;);[.B212]&lt;=0);&quot;&quot;;IF([.G213]&gt;0;[.G213];MIN([.B212]+[.C21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12]-[.S213];2)" office:value-type="currency" office:currency="USD" office:value="181926.09">
            <text:p>$181,926.09</text:p>
          </table:table-cell>
          <table:table-cell table:formula="of:=[.Q212]*[.$D$1]" office:value-type="currency" office:currency="USD" office:value="761.562458333333">
            <text:p>$761.56</text:p>
          </table:table-cell>
          <table:table-cell table:formula="of:=[.$D$3]-[.R213]" office:value-type="currency" office:currency="USD" office:value="848.902410703086">
            <text:p>$848.90</text:p>
          </table:table-cell>
          <table:table-cell table:number-columns-repeated="1005"/>
        </table:table-row>
        <table:table-row table:style-name="ro1">
          <table:table-cell table:formula="of:=[.A213]+1" office:value-type="float" office:value="208">
            <text:p>208</text:p>
          </table:table-cell>
          <table:table-cell table:style-name="ce11" table:formula="of:=IF(OR(EXACT([.B213];&quot;&quot;);[.B213]&lt;=0);&quot;&quot;;ROUND([.B213]-[.D214];2))" office:value-type="currency" office:currency="USD" office:value="118541.33">
            <text:p>$118,541.33</text:p>
          </table:table-cell>
          <table:table-cell table:formula="of:=IF(OR(EXACT([.B213];&quot;&quot;);[.B213]&lt;=0);&quot;&quot;;[.B213]*[.$D$1])" office:value-type="currency" office:currency="USD" office:value="499.341625">
            <text:p>$499.34</text:p>
          </table:table-cell>
          <table:table-cell table:formula="of:=IF(OR(EXACT([.B213];&quot;&quot;);[.B213]&lt;=0);&quot;&quot;;[.E214]-[.C214])" office:value-type="currency" office:currency="USD" office:value="1300.658375">
            <text:p>$1,300.66</text:p>
          </table:table-cell>
          <table:table-cell table:formula="of:=IF(OR(EXACT([.B213];&quot;&quot;);[.B213]&lt;=0);&quot;&quot;;IF([.G214]&gt;0;[.G214];MIN([.B213]+[.C21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13]-[.S214];2)" office:value-type="currency" office:currency="USD" office:value="181073.65">
            <text:p>$181,073.65</text:p>
          </table:table-cell>
          <table:table-cell table:formula="of:=[.Q213]*[.$D$1]" office:value-type="currency" office:currency="USD" office:value="758.025375">
            <text:p>$758.03</text:p>
          </table:table-cell>
          <table:table-cell table:formula="of:=[.$D$3]-[.R214]" office:value-type="currency" office:currency="USD" office:value="852.43949403642">
            <text:p>$852.44</text:p>
          </table:table-cell>
          <table:table-cell table:number-columns-repeated="1005"/>
        </table:table-row>
        <table:table-row table:style-name="ro1">
          <table:table-cell table:formula="of:=[.A214]+1" office:value-type="float" office:value="209">
            <text:p>209</text:p>
          </table:table-cell>
          <table:table-cell table:style-name="ce11" table:formula="of:=IF(OR(EXACT([.B214];&quot;&quot;);[.B214]&lt;=0);&quot;&quot;;ROUND([.B214]-[.D215];2))" office:value-type="currency" office:currency="USD" office:value="117235.25">
            <text:p>$117,235.25</text:p>
          </table:table-cell>
          <table:table-cell table:formula="of:=IF(OR(EXACT([.B214];&quot;&quot;);[.B214]&lt;=0);&quot;&quot;;[.B214]*[.$D$1])" office:value-type="currency" office:currency="USD" office:value="493.922208333333">
            <text:p>$493.92</text:p>
          </table:table-cell>
          <table:table-cell table:formula="of:=IF(OR(EXACT([.B214];&quot;&quot;);[.B214]&lt;=0);&quot;&quot;;[.E215]-[.C215])" office:value-type="currency" office:currency="USD" office:value="1306.07779166667">
            <text:p>$1,306.08</text:p>
          </table:table-cell>
          <table:table-cell table:formula="of:=IF(OR(EXACT([.B214];&quot;&quot;);[.B214]&lt;=0);&quot;&quot;;IF([.G215]&gt;0;[.G215];MIN([.B214]+[.C21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14]-[.S215];2)" office:value-type="currency" office:currency="USD" office:value="180217.66">
            <text:p>$180,217.66</text:p>
          </table:table-cell>
          <table:table-cell table:formula="of:=[.Q214]*[.$D$1]" office:value-type="currency" office:currency="USD" office:value="754.473541666667">
            <text:p>$754.47</text:p>
          </table:table-cell>
          <table:table-cell table:formula="of:=[.$D$3]-[.R215]" office:value-type="currency" office:currency="USD" office:value="855.991327369753">
            <text:p>$855.99</text:p>
          </table:table-cell>
          <table:table-cell table:number-columns-repeated="1005"/>
        </table:table-row>
        <table:table-row table:style-name="ro1">
          <table:table-cell table:formula="of:=[.A215]+1" office:value-type="float" office:value="210">
            <text:p>210</text:p>
          </table:table-cell>
          <table:table-cell table:style-name="ce11" table:formula="of:=IF(OR(EXACT([.B215];&quot;&quot;);[.B215]&lt;=0);&quot;&quot;;ROUND([.B215]-[.D216];2))" office:value-type="currency" office:currency="USD" office:value="115923.73">
            <text:p>$115,923.73</text:p>
          </table:table-cell>
          <table:table-cell table:formula="of:=IF(OR(EXACT([.B215];&quot;&quot;);[.B215]&lt;=0);&quot;&quot;;[.B215]*[.$D$1])" office:value-type="currency" office:currency="USD" office:value="488.480208333333">
            <text:p>$488.48</text:p>
          </table:table-cell>
          <table:table-cell table:formula="of:=IF(OR(EXACT([.B215];&quot;&quot;);[.B215]&lt;=0);&quot;&quot;;[.E216]-[.C216])" office:value-type="currency" office:currency="USD" office:value="1311.51979166667">
            <text:p>$1,311.52</text:p>
          </table:table-cell>
          <table:table-cell table:formula="of:=IF(OR(EXACT([.B215];&quot;&quot;);[.B215]&lt;=0);&quot;&quot;;IF([.G216]&gt;0;[.G216];MIN([.B215]+[.C21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15]-[.S216];2)" office:value-type="currency" office:currency="USD" office:value="179358.1">
            <text:p>$179,358.10</text:p>
          </table:table-cell>
          <table:table-cell table:formula="of:=[.Q215]*[.$D$1]" office:value-type="currency" office:currency="USD" office:value="750.906916666667">
            <text:p>$750.91</text:p>
          </table:table-cell>
          <table:table-cell table:formula="of:=[.$D$3]-[.R216]" office:value-type="currency" office:currency="USD" office:value="859.557952369753">
            <text:p>$859.56</text:p>
          </table:table-cell>
          <table:table-cell table:number-columns-repeated="1005"/>
        </table:table-row>
        <table:table-row table:style-name="ro1">
          <table:table-cell table:formula="of:=[.A216]+1" office:value-type="float" office:value="211">
            <text:p>211</text:p>
          </table:table-cell>
          <table:table-cell table:style-name="ce11" table:formula="of:=IF(OR(EXACT([.B216];&quot;&quot;);[.B216]&lt;=0);&quot;&quot;;ROUND([.B216]-[.D217];2))" office:value-type="currency" office:currency="USD" office:value="114606.75">
            <text:p>$114,606.75</text:p>
          </table:table-cell>
          <table:table-cell table:formula="of:=IF(OR(EXACT([.B216];&quot;&quot;);[.B216]&lt;=0);&quot;&quot;;[.B216]*[.$D$1])" office:value-type="currency" office:currency="USD" office:value="483.015541666667">
            <text:p>$483.02</text:p>
          </table:table-cell>
          <table:table-cell table:formula="of:=IF(OR(EXACT([.B216];&quot;&quot;);[.B216]&lt;=0);&quot;&quot;;[.E217]-[.C217])" office:value-type="currency" office:currency="USD" office:value="1316.98445833333">
            <text:p>$1,316.98</text:p>
          </table:table-cell>
          <table:table-cell table:formula="of:=IF(OR(EXACT([.B216];&quot;&quot;);[.B216]&lt;=0);&quot;&quot;;IF([.G217]&gt;0;[.G217];MIN([.B216]+[.C21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16]-[.S217];2)" office:value-type="currency" office:currency="USD" office:value="178494.96">
            <text:p>$178,494.96</text:p>
          </table:table-cell>
          <table:table-cell table:formula="of:=[.Q216]*[.$D$1]" office:value-type="currency" office:currency="USD" office:value="747.325416666667">
            <text:p>$747.33</text:p>
          </table:table-cell>
          <table:table-cell table:formula="of:=[.$D$3]-[.R217]" office:value-type="currency" office:currency="USD" office:value="863.139452369753">
            <text:p>$863.14</text:p>
          </table:table-cell>
          <table:table-cell table:number-columns-repeated="1005"/>
        </table:table-row>
        <table:table-row table:style-name="ro1">
          <table:table-cell table:formula="of:=[.A217]+1" office:value-type="float" office:value="212">
            <text:p>212</text:p>
          </table:table-cell>
          <table:table-cell table:style-name="ce11" table:formula="of:=IF(OR(EXACT([.B217];&quot;&quot;);[.B217]&lt;=0);&quot;&quot;;ROUND([.B217]-[.D218];2))" office:value-type="currency" office:currency="USD" office:value="113284.28">
            <text:p>$113,284.28</text:p>
          </table:table-cell>
          <table:table-cell table:formula="of:=IF(OR(EXACT([.B217];&quot;&quot;);[.B217]&lt;=0);&quot;&quot;;[.B217]*[.$D$1])" office:value-type="currency" office:currency="USD" office:value="477.528125">
            <text:p>$477.53</text:p>
          </table:table-cell>
          <table:table-cell table:formula="of:=IF(OR(EXACT([.B217];&quot;&quot;);[.B217]&lt;=0);&quot;&quot;;[.E218]-[.C218])" office:value-type="currency" office:currency="USD" office:value="1322.471875">
            <text:p>$1,322.47</text:p>
          </table:table-cell>
          <table:table-cell table:formula="of:=IF(OR(EXACT([.B217];&quot;&quot;);[.B217]&lt;=0);&quot;&quot;;IF([.G218]&gt;0;[.G218];MIN([.B217]+[.C21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17]-[.S218];2)" office:value-type="currency" office:currency="USD" office:value="177628.22">
            <text:p>$177,628.22</text:p>
          </table:table-cell>
          <table:table-cell table:formula="of:=[.Q217]*[.$D$1]" office:value-type="currency" office:currency="USD" office:value="743.729">
            <text:p>$743.73</text:p>
          </table:table-cell>
          <table:table-cell table:formula="of:=[.$D$3]-[.R218]" office:value-type="currency" office:currency="USD" office:value="866.73586903642">
            <text:p>$866.74</text:p>
          </table:table-cell>
          <table:table-cell table:number-columns-repeated="1005"/>
        </table:table-row>
        <table:table-row table:style-name="ro1">
          <table:table-cell table:formula="of:=[.A218]+1" office:value-type="float" office:value="213">
            <text:p>213</text:p>
          </table:table-cell>
          <table:table-cell table:style-name="ce11" table:formula="of:=IF(OR(EXACT([.B218];&quot;&quot;);[.B218]&lt;=0);&quot;&quot;;ROUND([.B218]-[.D219];2))" office:value-type="currency" office:currency="USD" office:value="111956.3">
            <text:p>$111,956.30</text:p>
          </table:table-cell>
          <table:table-cell table:formula="of:=IF(OR(EXACT([.B218];&quot;&quot;);[.B218]&lt;=0);&quot;&quot;;[.B218]*[.$D$1])" office:value-type="currency" office:currency="USD" office:value="472.017833333333">
            <text:p>$472.02</text:p>
          </table:table-cell>
          <table:table-cell table:formula="of:=IF(OR(EXACT([.B218];&quot;&quot;);[.B218]&lt;=0);&quot;&quot;;[.E219]-[.C219])" office:value-type="currency" office:currency="USD" office:value="1327.98216666667">
            <text:p>$1,327.98</text:p>
          </table:table-cell>
          <table:table-cell table:formula="of:=IF(OR(EXACT([.B218];&quot;&quot;);[.B218]&lt;=0);&quot;&quot;;IF([.G219]&gt;0;[.G219];MIN([.B218]+[.C21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18]-[.S219];2)" office:value-type="currency" office:currency="USD" office:value="176757.87">
            <text:p>$176,757.87</text:p>
          </table:table-cell>
          <table:table-cell table:formula="of:=[.Q218]*[.$D$1]" office:value-type="currency" office:currency="USD" office:value="740.117583333333">
            <text:p>$740.12</text:p>
          </table:table-cell>
          <table:table-cell table:formula="of:=[.$D$3]-[.R219]" office:value-type="currency" office:currency="USD" office:value="870.347285703086">
            <text:p>$870.35</text:p>
          </table:table-cell>
          <table:table-cell table:number-columns-repeated="1005"/>
        </table:table-row>
        <table:table-row table:style-name="ro1">
          <table:table-cell table:formula="of:=[.A219]+1" office:value-type="float" office:value="214">
            <text:p>214</text:p>
          </table:table-cell>
          <table:table-cell table:style-name="ce11" table:formula="of:=IF(OR(EXACT([.B219];&quot;&quot;);[.B219]&lt;=0);&quot;&quot;;ROUND([.B219]-[.D220];2))" office:value-type="currency" office:currency="USD" office:value="110622.78">
            <text:p>$110,622.78</text:p>
          </table:table-cell>
          <table:table-cell table:formula="of:=IF(OR(EXACT([.B219];&quot;&quot;);[.B219]&lt;=0);&quot;&quot;;[.B219]*[.$D$1])" office:value-type="currency" office:currency="USD" office:value="466.484583333333">
            <text:p>$466.48</text:p>
          </table:table-cell>
          <table:table-cell table:formula="of:=IF(OR(EXACT([.B219];&quot;&quot;);[.B219]&lt;=0);&quot;&quot;;[.E220]-[.C220])" office:value-type="currency" office:currency="USD" office:value="1333.51541666667">
            <text:p>$1,333.52</text:p>
          </table:table-cell>
          <table:table-cell table:formula="of:=IF(OR(EXACT([.B219];&quot;&quot;);[.B219]&lt;=0);&quot;&quot;;IF([.G220]&gt;0;[.G220];MIN([.B219]+[.C22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19]-[.S220];2)" office:value-type="currency" office:currency="USD" office:value="175883.9">
            <text:p>$175,883.90</text:p>
          </table:table-cell>
          <table:table-cell table:formula="of:=[.Q219]*[.$D$1]" office:value-type="currency" office:currency="USD" office:value="736.491125">
            <text:p>$736.49</text:p>
          </table:table-cell>
          <table:table-cell table:formula="of:=[.$D$3]-[.R220]" office:value-type="currency" office:currency="USD" office:value="873.97374403642">
            <text:p>$873.97</text:p>
          </table:table-cell>
          <table:table-cell table:number-columns-repeated="1005"/>
        </table:table-row>
        <table:table-row table:style-name="ro1">
          <table:table-cell table:formula="of:=[.A220]+1" office:value-type="float" office:value="215">
            <text:p>215</text:p>
          </table:table-cell>
          <table:table-cell table:style-name="ce11" table:formula="of:=IF(OR(EXACT([.B220];&quot;&quot;);[.B220]&lt;=0);&quot;&quot;;ROUND([.B220]-[.D221];2))" office:value-type="currency" office:currency="USD" office:value="109283.71">
            <text:p>$109,283.71</text:p>
          </table:table-cell>
          <table:table-cell table:formula="of:=IF(OR(EXACT([.B220];&quot;&quot;);[.B220]&lt;=0);&quot;&quot;;[.B220]*[.$D$1])" office:value-type="currency" office:currency="USD" office:value="460.92825">
            <text:p>$460.93</text:p>
          </table:table-cell>
          <table:table-cell table:formula="of:=IF(OR(EXACT([.B220];&quot;&quot;);[.B220]&lt;=0);&quot;&quot;;[.E221]-[.C221])" office:value-type="currency" office:currency="USD" office:value="1339.07175">
            <text:p>$1,339.07</text:p>
          </table:table-cell>
          <table:table-cell table:formula="of:=IF(OR(EXACT([.B220];&quot;&quot;);[.B220]&lt;=0);&quot;&quot;;IF([.G221]&gt;0;[.G221];MIN([.B220]+[.C22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20]-[.S221];2)" office:value-type="currency" office:currency="USD" office:value="175006.28">
            <text:p>$175,006.28</text:p>
          </table:table-cell>
          <table:table-cell table:formula="of:=[.Q220]*[.$D$1]" office:value-type="currency" office:currency="USD" office:value="732.849583333333">
            <text:p>$732.85</text:p>
          </table:table-cell>
          <table:table-cell table:formula="of:=[.$D$3]-[.R221]" office:value-type="currency" office:currency="USD" office:value="877.615285703086">
            <text:p>$877.62</text:p>
          </table:table-cell>
          <table:table-cell table:number-columns-repeated="1005"/>
        </table:table-row>
        <table:table-row table:style-name="ro1">
          <table:table-cell table:style-name="ce5" table:formula="of:=[.A221]+1" office:value-type="float" office:value="216">
            <text:p>216</text:p>
          </table:table-cell>
          <table:table-cell table:style-name="ce12" table:formula="of:=IF(OR(EXACT([.B221];&quot;&quot;);[.B221]&lt;=0);&quot;&quot;;ROUND([.B221]-[.D222];2))" office:value-type="currency" office:currency="USD" office:value="107939.06">
            <text:p>$107,939.06</text:p>
          </table:table-cell>
          <table:table-cell table:style-name="ce12" table:formula="of:=IF(OR(EXACT([.B221];&quot;&quot;);[.B221]&lt;=0);&quot;&quot;;[.B221]*[.$D$1])" office:value-type="currency" office:currency="USD" office:value="455.348791666667">
            <text:p>$455.35</text:p>
          </table:table-cell>
          <table:table-cell table:style-name="ce12" table:formula="of:=IF(OR(EXACT([.B221];&quot;&quot;);[.B221]&lt;=0);&quot;&quot;;[.E222]-[.C222])" office:value-type="currency" office:currency="USD" office:value="1344.65120833333">
            <text:p>$1,344.65</text:p>
          </table:table-cell>
          <table:table-cell table:style-name="ce12" table:formula="of:=IF(OR(EXACT([.B221];&quot;&quot;);[.B221]&lt;=0);&quot;&quot;;IF([.G222]&gt;0;[.G222];MIN([.B221]+[.C222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8">
            <text:p>18</text:p>
          </table:table-cell>
          <table:table-cell table:number-columns-repeated="5"/>
          <table:table-cell table:formula="of:=ROUND([.Q221]-[.S222];2)" office:value-type="currency" office:currency="USD" office:value="174125.01">
            <text:p>$174,125.01</text:p>
          </table:table-cell>
          <table:table-cell table:formula="of:=[.Q221]*[.$D$1]" office:value-type="currency" office:currency="USD" office:value="729.192833333333">
            <text:p>$729.19</text:p>
          </table:table-cell>
          <table:table-cell table:formula="of:=[.$D$3]-[.R222]" office:value-type="currency" office:currency="USD" office:value="881.272035703086">
            <text:p>$881.27</text:p>
          </table:table-cell>
          <table:table-cell table:number-columns-repeated="1005"/>
        </table:table-row>
        <table:table-row table:style-name="ro1">
          <table:table-cell table:formula="of:=[.A222]+1" office:value-type="float" office:value="217">
            <text:p>217</text:p>
          </table:table-cell>
          <table:table-cell table:style-name="ce11" table:formula="of:=IF(OR(EXACT([.B222];&quot;&quot;);[.B222]&lt;=0);&quot;&quot;;ROUND([.B222]-[.D223];2))" office:value-type="currency" office:currency="USD" office:value="106588.81">
            <text:p>$106,588.81</text:p>
          </table:table-cell>
          <table:table-cell table:formula="of:=IF(OR(EXACT([.B222];&quot;&quot;);[.B222]&lt;=0);&quot;&quot;;[.B222]*[.$D$1])" office:value-type="currency" office:currency="USD" office:value="449.746083333333">
            <text:p>$449.75</text:p>
          </table:table-cell>
          <table:table-cell table:formula="of:=IF(OR(EXACT([.B222];&quot;&quot;);[.B222]&lt;=0);&quot;&quot;;[.E223]-[.C223])" office:value-type="currency" office:currency="USD" office:value="1350.25391666667">
            <text:p>$1,350.25</text:p>
          </table:table-cell>
          <table:table-cell table:formula="of:=IF(OR(EXACT([.B222];&quot;&quot;);[.B222]&lt;=0);&quot;&quot;;IF([.G223]&gt;0;[.G223];MIN([.B222]+[.C22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22]-[.S223];2)" office:value-type="currency" office:currency="USD" office:value="173240.07">
            <text:p>$173,240.07</text:p>
          </table:table-cell>
          <table:table-cell table:formula="of:=[.Q222]*[.$D$1]" office:value-type="currency" office:currency="USD" office:value="725.520875">
            <text:p>$725.52</text:p>
          </table:table-cell>
          <table:table-cell table:formula="of:=[.$D$3]-[.R223]" office:value-type="currency" office:currency="USD" office:value="884.943994036419">
            <text:p>$884.94</text:p>
          </table:table-cell>
          <table:table-cell table:number-columns-repeated="1005"/>
        </table:table-row>
        <table:table-row table:style-name="ro1">
          <table:table-cell table:formula="of:=[.A223]+1" office:value-type="float" office:value="218">
            <text:p>218</text:p>
          </table:table-cell>
          <table:table-cell table:style-name="ce11" table:formula="of:=IF(OR(EXACT([.B223];&quot;&quot;);[.B223]&lt;=0);&quot;&quot;;ROUND([.B223]-[.D224];2))" office:value-type="currency" office:currency="USD" office:value="105232.93">
            <text:p>$105,232.93</text:p>
          </table:table-cell>
          <table:table-cell table:formula="of:=IF(OR(EXACT([.B223];&quot;&quot;);[.B223]&lt;=0);&quot;&quot;;[.B223]*[.$D$1])" office:value-type="currency" office:currency="USD" office:value="444.120041666667">
            <text:p>$444.12</text:p>
          </table:table-cell>
          <table:table-cell table:formula="of:=IF(OR(EXACT([.B223];&quot;&quot;);[.B223]&lt;=0);&quot;&quot;;[.E224]-[.C224])" office:value-type="currency" office:currency="USD" office:value="1355.87995833333">
            <text:p>$1,355.88</text:p>
          </table:table-cell>
          <table:table-cell table:formula="of:=IF(OR(EXACT([.B223];&quot;&quot;);[.B223]&lt;=0);&quot;&quot;;IF([.G224]&gt;0;[.G224];MIN([.B223]+[.C22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23]-[.S224];2)" office:value-type="currency" office:currency="USD" office:value="172351.44">
            <text:p>$172,351.44</text:p>
          </table:table-cell>
          <table:table-cell table:formula="of:=[.Q223]*[.$D$1]" office:value-type="currency" office:currency="USD" office:value="721.833625">
            <text:p>$721.83</text:p>
          </table:table-cell>
          <table:table-cell table:formula="of:=[.$D$3]-[.R224]" office:value-type="currency" office:currency="USD" office:value="888.63124403642">
            <text:p>$888.63</text:p>
          </table:table-cell>
          <table:table-cell table:number-columns-repeated="1005"/>
        </table:table-row>
        <table:table-row table:style-name="ro1">
          <table:table-cell table:formula="of:=[.A224]+1" office:value-type="float" office:value="219">
            <text:p>219</text:p>
          </table:table-cell>
          <table:table-cell table:style-name="ce11" table:formula="of:=IF(OR(EXACT([.B224];&quot;&quot;);[.B224]&lt;=0);&quot;&quot;;ROUND([.B224]-[.D225];2))" office:value-type="currency" office:currency="USD" office:value="103871.4">
            <text:p>$103,871.40</text:p>
          </table:table-cell>
          <table:table-cell table:formula="of:=IF(OR(EXACT([.B224];&quot;&quot;);[.B224]&lt;=0);&quot;&quot;;[.B224]*[.$D$1])" office:value-type="currency" office:currency="USD" office:value="438.470541666667">
            <text:p>$438.47</text:p>
          </table:table-cell>
          <table:table-cell table:formula="of:=IF(OR(EXACT([.B224];&quot;&quot;);[.B224]&lt;=0);&quot;&quot;;[.E225]-[.C225])" office:value-type="currency" office:currency="USD" office:value="1361.52945833333">
            <text:p>$1,361.53</text:p>
          </table:table-cell>
          <table:table-cell table:formula="of:=IF(OR(EXACT([.B224];&quot;&quot;);[.B224]&lt;=0);&quot;&quot;;IF([.G225]&gt;0;[.G225];MIN([.B224]+[.C22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24]-[.S225];2)" office:value-type="currency" office:currency="USD" office:value="171459.11">
            <text:p>$171,459.11</text:p>
          </table:table-cell>
          <table:table-cell table:formula="of:=[.Q224]*[.$D$1]" office:value-type="currency" office:currency="USD" office:value="718.131">
            <text:p>$718.13</text:p>
          </table:table-cell>
          <table:table-cell table:formula="of:=[.$D$3]-[.R225]" office:value-type="currency" office:currency="USD" office:value="892.33386903642">
            <text:p>$892.33</text:p>
          </table:table-cell>
          <table:table-cell table:number-columns-repeated="1005"/>
        </table:table-row>
        <table:table-row table:style-name="ro1">
          <table:table-cell table:formula="of:=[.A225]+1" office:value-type="float" office:value="220">
            <text:p>220</text:p>
          </table:table-cell>
          <table:table-cell table:style-name="ce11" table:formula="of:=IF(OR(EXACT([.B225];&quot;&quot;);[.B225]&lt;=0);&quot;&quot;;ROUND([.B225]-[.D226];2))" office:value-type="currency" office:currency="USD" office:value="102504.2">
            <text:p>$102,504.20</text:p>
          </table:table-cell>
          <table:table-cell table:formula="of:=IF(OR(EXACT([.B225];&quot;&quot;);[.B225]&lt;=0);&quot;&quot;;[.B225]*[.$D$1])" office:value-type="currency" office:currency="USD" office:value="432.7975">
            <text:p>$432.80</text:p>
          </table:table-cell>
          <table:table-cell table:formula="of:=IF(OR(EXACT([.B225];&quot;&quot;);[.B225]&lt;=0);&quot;&quot;;[.E226]-[.C226])" office:value-type="currency" office:currency="USD" office:value="1367.2025">
            <text:p>$1,367.20</text:p>
          </table:table-cell>
          <table:table-cell table:formula="of:=IF(OR(EXACT([.B225];&quot;&quot;);[.B225]&lt;=0);&quot;&quot;;IF([.G226]&gt;0;[.G226];MIN([.B225]+[.C22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25]-[.S226];2)" office:value-type="currency" office:currency="USD" office:value="170563.06">
            <text:p>$170,563.06</text:p>
          </table:table-cell>
          <table:table-cell table:formula="of:=[.Q225]*[.$D$1]" office:value-type="currency" office:currency="USD" office:value="714.412958333333">
            <text:p>$714.41</text:p>
          </table:table-cell>
          <table:table-cell table:formula="of:=[.$D$3]-[.R226]" office:value-type="currency" office:currency="USD" office:value="896.051910703086">
            <text:p>$896.05</text:p>
          </table:table-cell>
          <table:table-cell table:number-columns-repeated="1005"/>
        </table:table-row>
        <table:table-row table:style-name="ro1">
          <table:table-cell table:formula="of:=[.A226]+1" office:value-type="float" office:value="221">
            <text:p>221</text:p>
          </table:table-cell>
          <table:table-cell table:style-name="ce11" table:formula="of:=IF(OR(EXACT([.B226];&quot;&quot;);[.B226]&lt;=0);&quot;&quot;;ROUND([.B226]-[.D227];2))" office:value-type="currency" office:currency="USD" office:value="101131.3">
            <text:p>$101,131.30</text:p>
          </table:table-cell>
          <table:table-cell table:formula="of:=IF(OR(EXACT([.B226];&quot;&quot;);[.B226]&lt;=0);&quot;&quot;;[.B226]*[.$D$1])" office:value-type="currency" office:currency="USD" office:value="427.100833333333">
            <text:p>$427.10</text:p>
          </table:table-cell>
          <table:table-cell table:formula="of:=IF(OR(EXACT([.B226];&quot;&quot;);[.B226]&lt;=0);&quot;&quot;;[.E227]-[.C227])" office:value-type="currency" office:currency="USD" office:value="1372.89916666667">
            <text:p>$1,372.90</text:p>
          </table:table-cell>
          <table:table-cell table:formula="of:=IF(OR(EXACT([.B226];&quot;&quot;);[.B226]&lt;=0);&quot;&quot;;IF([.G227]&gt;0;[.G227];MIN([.B226]+[.C22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26]-[.S227];2)" office:value-type="currency" office:currency="USD" office:value="169663.27">
            <text:p>$169,663.27</text:p>
          </table:table-cell>
          <table:table-cell table:formula="of:=[.Q226]*[.$D$1]" office:value-type="currency" office:currency="USD" office:value="710.679416666667">
            <text:p>$710.68</text:p>
          </table:table-cell>
          <table:table-cell table:formula="of:=[.$D$3]-[.R227]" office:value-type="currency" office:currency="USD" office:value="899.785452369753">
            <text:p>$899.79</text:p>
          </table:table-cell>
          <table:table-cell table:number-columns-repeated="1005"/>
        </table:table-row>
        <table:table-row table:style-name="ro1">
          <table:table-cell table:formula="of:=[.A227]+1" office:value-type="float" office:value="222">
            <text:p>222</text:p>
          </table:table-cell>
          <table:table-cell table:style-name="ce11" table:formula="of:=IF(OR(EXACT([.B227];&quot;&quot;);[.B227]&lt;=0);&quot;&quot;;ROUND([.B227]-[.D228];2))" office:value-type="currency" office:currency="USD" office:value="99752.68">
            <text:p>$99,752.68</text:p>
          </table:table-cell>
          <table:table-cell table:formula="of:=IF(OR(EXACT([.B227];&quot;&quot;);[.B227]&lt;=0);&quot;&quot;;[.B227]*[.$D$1])" office:value-type="currency" office:currency="USD" office:value="421.380416666667">
            <text:p>$421.38</text:p>
          </table:table-cell>
          <table:table-cell table:formula="of:=IF(OR(EXACT([.B227];&quot;&quot;);[.B227]&lt;=0);&quot;&quot;;[.E228]-[.C228])" office:value-type="currency" office:currency="USD" office:value="1378.61958333333">
            <text:p>$1,378.62</text:p>
          </table:table-cell>
          <table:table-cell table:formula="of:=IF(OR(EXACT([.B227];&quot;&quot;);[.B227]&lt;=0);&quot;&quot;;IF([.G228]&gt;0;[.G228];MIN([.B227]+[.C22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27]-[.S228];2)" office:value-type="currency" office:currency="USD" office:value="168759.74">
            <text:p>$168,759.74</text:p>
          </table:table-cell>
          <table:table-cell table:formula="of:=[.Q227]*[.$D$1]" office:value-type="currency" office:currency="USD" office:value="706.930291666667">
            <text:p>$706.93</text:p>
          </table:table-cell>
          <table:table-cell table:formula="of:=[.$D$3]-[.R228]" office:value-type="currency" office:currency="USD" office:value="903.534577369753">
            <text:p>$903.53</text:p>
          </table:table-cell>
          <table:table-cell table:number-columns-repeated="1005"/>
        </table:table-row>
        <table:table-row table:style-name="ro1">
          <table:table-cell table:formula="of:=[.A228]+1" office:value-type="float" office:value="223">
            <text:p>223</text:p>
          </table:table-cell>
          <table:table-cell table:style-name="ce11" table:formula="of:=IF(OR(EXACT([.B228];&quot;&quot;);[.B228]&lt;=0);&quot;&quot;;ROUND([.B228]-[.D229];2))" office:value-type="currency" office:currency="USD" office:value="98368.32">
            <text:p>$98,368.32</text:p>
          </table:table-cell>
          <table:table-cell table:formula="of:=IF(OR(EXACT([.B228];&quot;&quot;);[.B228]&lt;=0);&quot;&quot;;[.B228]*[.$D$1])" office:value-type="currency" office:currency="USD" office:value="415.636166666667">
            <text:p>$415.64</text:p>
          </table:table-cell>
          <table:table-cell table:formula="of:=IF(OR(EXACT([.B228];&quot;&quot;);[.B228]&lt;=0);&quot;&quot;;[.E229]-[.C229])" office:value-type="currency" office:currency="USD" office:value="1384.36383333333">
            <text:p>$1,384.36</text:p>
          </table:table-cell>
          <table:table-cell table:formula="of:=IF(OR(EXACT([.B228];&quot;&quot;);[.B228]&lt;=0);&quot;&quot;;IF([.G229]&gt;0;[.G229];MIN([.B228]+[.C22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28]-[.S229];2)" office:value-type="currency" office:currency="USD" office:value="167852.44">
            <text:p>$167,852.44</text:p>
          </table:table-cell>
          <table:table-cell table:formula="of:=[.Q228]*[.$D$1]" office:value-type="currency" office:currency="USD" office:value="703.165583333333">
            <text:p>$703.17</text:p>
          </table:table-cell>
          <table:table-cell table:formula="of:=[.$D$3]-[.R229]" office:value-type="currency" office:currency="USD" office:value="907.299285703086">
            <text:p>$907.30</text:p>
          </table:table-cell>
          <table:table-cell table:number-columns-repeated="1005"/>
        </table:table-row>
        <table:table-row table:style-name="ro1">
          <table:table-cell table:formula="of:=[.A229]+1" office:value-type="float" office:value="224">
            <text:p>224</text:p>
          </table:table-cell>
          <table:table-cell table:style-name="ce11" table:formula="of:=IF(OR(EXACT([.B229];&quot;&quot;);[.B229]&lt;=0);&quot;&quot;;ROUND([.B229]-[.D230];2))" office:value-type="currency" office:currency="USD" office:value="96978.19">
            <text:p>$96,978.19</text:p>
          </table:table-cell>
          <table:table-cell table:formula="of:=IF(OR(EXACT([.B229];&quot;&quot;);[.B229]&lt;=0);&quot;&quot;;[.B229]*[.$D$1])" office:value-type="currency" office:currency="USD" office:value="409.868">
            <text:p>$409.87</text:p>
          </table:table-cell>
          <table:table-cell table:formula="of:=IF(OR(EXACT([.B229];&quot;&quot;);[.B229]&lt;=0);&quot;&quot;;[.E230]-[.C230])" office:value-type="currency" office:currency="USD" office:value="1390.132">
            <text:p>$1,390.13</text:p>
          </table:table-cell>
          <table:table-cell table:formula="of:=IF(OR(EXACT([.B229];&quot;&quot;);[.B229]&lt;=0);&quot;&quot;;IF([.G230]&gt;0;[.G230];MIN([.B229]+[.C23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29]-[.S230];2)" office:value-type="currency" office:currency="USD" office:value="166941.36">
            <text:p>$166,941.36</text:p>
          </table:table-cell>
          <table:table-cell table:formula="of:=[.Q229]*[.$D$1]" office:value-type="currency" office:currency="USD" office:value="699.385166666667">
            <text:p>$699.39</text:p>
          </table:table-cell>
          <table:table-cell table:formula="of:=[.$D$3]-[.R230]" office:value-type="currency" office:currency="USD" office:value="911.079702369753">
            <text:p>$911.08</text:p>
          </table:table-cell>
          <table:table-cell table:number-columns-repeated="1005"/>
        </table:table-row>
        <table:table-row table:style-name="ro1">
          <table:table-cell table:formula="of:=[.A230]+1" office:value-type="float" office:value="225">
            <text:p>225</text:p>
          </table:table-cell>
          <table:table-cell table:style-name="ce11" table:formula="of:=IF(OR(EXACT([.B230];&quot;&quot;);[.B230]&lt;=0);&quot;&quot;;ROUND([.B230]-[.D231];2))" office:value-type="currency" office:currency="USD" office:value="95582.27">
            <text:p>$95,582.27</text:p>
          </table:table-cell>
          <table:table-cell table:formula="of:=IF(OR(EXACT([.B230];&quot;&quot;);[.B230]&lt;=0);&quot;&quot;;[.B230]*[.$D$1])" office:value-type="currency" office:currency="USD" office:value="404.075791666667">
            <text:p>$404.08</text:p>
          </table:table-cell>
          <table:table-cell table:formula="of:=IF(OR(EXACT([.B230];&quot;&quot;);[.B230]&lt;=0);&quot;&quot;;[.E231]-[.C231])" office:value-type="currency" office:currency="USD" office:value="1395.92420833333">
            <text:p>$1,395.92</text:p>
          </table:table-cell>
          <table:table-cell table:formula="of:=IF(OR(EXACT([.B230];&quot;&quot;);[.B230]&lt;=0);&quot;&quot;;IF([.G231]&gt;0;[.G231];MIN([.B230]+[.C23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30]-[.S231];2)" office:value-type="currency" office:currency="USD" office:value="166026.48">
            <text:p>$166,026.48</text:p>
          </table:table-cell>
          <table:table-cell table:formula="of:=[.Q230]*[.$D$1]" office:value-type="currency" office:currency="USD" office:value="695.589">
            <text:p>$695.59</text:p>
          </table:table-cell>
          <table:table-cell table:formula="of:=[.$D$3]-[.R231]" office:value-type="currency" office:currency="USD" office:value="914.87586903642">
            <text:p>$914.88</text:p>
          </table:table-cell>
          <table:table-cell table:number-columns-repeated="1005"/>
        </table:table-row>
        <table:table-row table:style-name="ro1">
          <table:table-cell table:formula="of:=[.A231]+1" office:value-type="float" office:value="226">
            <text:p>226</text:p>
          </table:table-cell>
          <table:table-cell table:style-name="ce11" table:formula="of:=IF(OR(EXACT([.B231];&quot;&quot;);[.B231]&lt;=0);&quot;&quot;;ROUND([.B231]-[.D232];2))" office:value-type="currency" office:currency="USD" office:value="94180.53">
            <text:p>$94,180.53</text:p>
          </table:table-cell>
          <table:table-cell table:formula="of:=IF(OR(EXACT([.B231];&quot;&quot;);[.B231]&lt;=0);&quot;&quot;;[.B231]*[.$D$1])" office:value-type="currency" office:currency="USD" office:value="398.259458333333">
            <text:p>$398.26</text:p>
          </table:table-cell>
          <table:table-cell table:formula="of:=IF(OR(EXACT([.B231];&quot;&quot;);[.B231]&lt;=0);&quot;&quot;;[.E232]-[.C232])" office:value-type="currency" office:currency="USD" office:value="1401.74054166667">
            <text:p>$1,401.74</text:p>
          </table:table-cell>
          <table:table-cell table:formula="of:=IF(OR(EXACT([.B231];&quot;&quot;);[.B231]&lt;=0);&quot;&quot;;IF([.G232]&gt;0;[.G232];MIN([.B231]+[.C23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31]-[.S232];2)" office:value-type="currency" office:currency="USD" office:value="165107.79">
            <text:p>$165,107.79</text:p>
          </table:table-cell>
          <table:table-cell table:formula="of:=[.Q231]*[.$D$1]" office:value-type="currency" office:currency="USD" office:value="691.777">
            <text:p>$691.78</text:p>
          </table:table-cell>
          <table:table-cell table:formula="of:=[.$D$3]-[.R232]" office:value-type="currency" office:currency="USD" office:value="918.687869036419">
            <text:p>$918.69</text:p>
          </table:table-cell>
          <table:table-cell table:number-columns-repeated="1005"/>
        </table:table-row>
        <table:table-row table:style-name="ro1">
          <table:table-cell table:formula="of:=[.A232]+1" office:value-type="float" office:value="227">
            <text:p>227</text:p>
          </table:table-cell>
          <table:table-cell table:style-name="ce11" table:formula="of:=IF(OR(EXACT([.B232];&quot;&quot;);[.B232]&lt;=0);&quot;&quot;;ROUND([.B232]-[.D233];2))" office:value-type="currency" office:currency="USD" office:value="92772.95">
            <text:p>$92,772.95</text:p>
          </table:table-cell>
          <table:table-cell table:formula="of:=IF(OR(EXACT([.B232];&quot;&quot;);[.B232]&lt;=0);&quot;&quot;;[.B232]*[.$D$1])" office:value-type="currency" office:currency="USD" office:value="392.418875">
            <text:p>$392.42</text:p>
          </table:table-cell>
          <table:table-cell table:formula="of:=IF(OR(EXACT([.B232];&quot;&quot;);[.B232]&lt;=0);&quot;&quot;;[.E233]-[.C233])" office:value-type="currency" office:currency="USD" office:value="1407.581125">
            <text:p>$1,407.58</text:p>
          </table:table-cell>
          <table:table-cell table:formula="of:=IF(OR(EXACT([.B232];&quot;&quot;);[.B232]&lt;=0);&quot;&quot;;IF([.G233]&gt;0;[.G233];MIN([.B232]+[.C23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32]-[.S233];2)" office:value-type="currency" office:currency="USD" office:value="164185.27">
            <text:p>$164,185.27</text:p>
          </table:table-cell>
          <table:table-cell table:formula="of:=[.Q232]*[.$D$1]" office:value-type="currency" office:currency="USD" office:value="687.949125">
            <text:p>$687.95</text:p>
          </table:table-cell>
          <table:table-cell table:formula="of:=[.$D$3]-[.R233]" office:value-type="currency" office:currency="USD" office:value="922.515744036419">
            <text:p>$922.52</text:p>
          </table:table-cell>
          <table:table-cell table:number-columns-repeated="1005"/>
        </table:table-row>
        <table:table-row table:style-name="ro1">
          <table:table-cell table:style-name="ce5" table:formula="of:=[.A233]+1" office:value-type="float" office:value="228">
            <text:p>228</text:p>
          </table:table-cell>
          <table:table-cell table:style-name="ce12" table:formula="of:=IF(OR(EXACT([.B233];&quot;&quot;);[.B233]&lt;=0);&quot;&quot;;ROUND([.B233]-[.D234];2))" office:value-type="currency" office:currency="USD" office:value="91359.5">
            <text:p>$91,359.50</text:p>
          </table:table-cell>
          <table:table-cell table:style-name="ce12" table:formula="of:=IF(OR(EXACT([.B233];&quot;&quot;);[.B233]&lt;=0);&quot;&quot;;[.B233]*[.$D$1])" office:value-type="currency" office:currency="USD" office:value="386.553958333333">
            <text:p>$386.55</text:p>
          </table:table-cell>
          <table:table-cell table:style-name="ce12" table:formula="of:=IF(OR(EXACT([.B233];&quot;&quot;);[.B233]&lt;=0);&quot;&quot;;[.E234]-[.C234])" office:value-type="currency" office:currency="USD" office:value="1413.44604166667">
            <text:p>$1,413.45</text:p>
          </table:table-cell>
          <table:table-cell table:style-name="ce12" table:formula="of:=IF(OR(EXACT([.B233];&quot;&quot;);[.B233]&lt;=0);&quot;&quot;;IF([.G234]&gt;0;[.G234];MIN([.B233]+[.C234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19">
            <text:p>19</text:p>
          </table:table-cell>
          <table:table-cell table:number-columns-repeated="5"/>
          <table:table-cell table:formula="of:=ROUND([.Q233]-[.S234];2)" office:value-type="currency" office:currency="USD" office:value="163258.91">
            <text:p>$163,258.91</text:p>
          </table:table-cell>
          <table:table-cell table:formula="of:=[.Q233]*[.$D$1]" office:value-type="currency" office:currency="USD" office:value="684.105291666667">
            <text:p>$684.11</text:p>
          </table:table-cell>
          <table:table-cell table:formula="of:=[.$D$3]-[.R234]" office:value-type="currency" office:currency="USD" office:value="926.359577369753">
            <text:p>$926.36</text:p>
          </table:table-cell>
          <table:table-cell table:number-columns-repeated="1005"/>
        </table:table-row>
        <table:table-row table:style-name="ro1">
          <table:table-cell table:formula="of:=[.A234]+1" office:value-type="float" office:value="229">
            <text:p>229</text:p>
          </table:table-cell>
          <table:table-cell table:style-name="ce11" table:formula="of:=IF(OR(EXACT([.B234];&quot;&quot;);[.B234]&lt;=0);&quot;&quot;;ROUND([.B234]-[.D235];2))" office:value-type="currency" office:currency="USD" office:value="89940.16">
            <text:p>$89,940.16</text:p>
          </table:table-cell>
          <table:table-cell table:formula="of:=IF(OR(EXACT([.B234];&quot;&quot;);[.B234]&lt;=0);&quot;&quot;;[.B234]*[.$D$1])" office:value-type="currency" office:currency="USD" office:value="380.664583333333">
            <text:p>$380.66</text:p>
          </table:table-cell>
          <table:table-cell table:formula="of:=IF(OR(EXACT([.B234];&quot;&quot;);[.B234]&lt;=0);&quot;&quot;;[.E235]-[.C235])" office:value-type="currency" office:currency="USD" office:value="1419.33541666667">
            <text:p>$1,419.34</text:p>
          </table:table-cell>
          <table:table-cell table:formula="of:=IF(OR(EXACT([.B234];&quot;&quot;);[.B234]&lt;=0);&quot;&quot;;IF([.G235]&gt;0;[.G235];MIN([.B234]+[.C23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34]-[.S235];2)" office:value-type="currency" office:currency="USD" office:value="162328.69">
            <text:p>$162,328.69</text:p>
          </table:table-cell>
          <table:table-cell table:formula="of:=[.Q234]*[.$D$1]" office:value-type="currency" office:currency="USD" office:value="680.245458333333">
            <text:p>$680.25</text:p>
          </table:table-cell>
          <table:table-cell table:formula="of:=[.$D$3]-[.R235]" office:value-type="currency" office:currency="USD" office:value="930.219410703086">
            <text:p>$930.22</text:p>
          </table:table-cell>
          <table:table-cell table:number-columns-repeated="1005"/>
        </table:table-row>
        <table:table-row table:style-name="ro1">
          <table:table-cell table:formula="of:=[.A235]+1" office:value-type="float" office:value="230">
            <text:p>230</text:p>
          </table:table-cell>
          <table:table-cell table:style-name="ce11" table:formula="of:=IF(OR(EXACT([.B235];&quot;&quot;);[.B235]&lt;=0);&quot;&quot;;ROUND([.B235]-[.D236];2))" office:value-type="currency" office:currency="USD" office:value="88514.91">
            <text:p>$88,514.91</text:p>
          </table:table-cell>
          <table:table-cell table:formula="of:=IF(OR(EXACT([.B235];&quot;&quot;);[.B235]&lt;=0);&quot;&quot;;[.B235]*[.$D$1])" office:value-type="currency" office:currency="USD" office:value="374.750666666667">
            <text:p>$374.75</text:p>
          </table:table-cell>
          <table:table-cell table:formula="of:=IF(OR(EXACT([.B235];&quot;&quot;);[.B235]&lt;=0);&quot;&quot;;[.E236]-[.C236])" office:value-type="currency" office:currency="USD" office:value="1425.24933333333">
            <text:p>$1,425.25</text:p>
          </table:table-cell>
          <table:table-cell table:formula="of:=IF(OR(EXACT([.B235];&quot;&quot;);[.B235]&lt;=0);&quot;&quot;;IF([.G236]&gt;0;[.G236];MIN([.B235]+[.C23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35]-[.S236];2)" office:value-type="currency" office:currency="USD" office:value="161394.59">
            <text:p>$161,394.59</text:p>
          </table:table-cell>
          <table:table-cell table:formula="of:=[.Q235]*[.$D$1]" office:value-type="currency" office:currency="USD" office:value="676.369541666667">
            <text:p>$676.37</text:p>
          </table:table-cell>
          <table:table-cell table:formula="of:=[.$D$3]-[.R236]" office:value-type="currency" office:currency="USD" office:value="934.095327369753">
            <text:p>$934.10</text:p>
          </table:table-cell>
          <table:table-cell table:number-columns-repeated="1005"/>
        </table:table-row>
        <table:table-row table:style-name="ro1">
          <table:table-cell table:formula="of:=[.A236]+1" office:value-type="float" office:value="231">
            <text:p>231</text:p>
          </table:table-cell>
          <table:table-cell table:style-name="ce11" table:formula="of:=IF(OR(EXACT([.B236];&quot;&quot;);[.B236]&lt;=0);&quot;&quot;;ROUND([.B236]-[.D237];2))" office:value-type="currency" office:currency="USD" office:value="87083.72">
            <text:p>$87,083.72</text:p>
          </table:table-cell>
          <table:table-cell table:formula="of:=IF(OR(EXACT([.B236];&quot;&quot;);[.B236]&lt;=0);&quot;&quot;;[.B236]*[.$D$1])" office:value-type="currency" office:currency="USD" office:value="368.812125">
            <text:p>$368.81</text:p>
          </table:table-cell>
          <table:table-cell table:formula="of:=IF(OR(EXACT([.B236];&quot;&quot;);[.B236]&lt;=0);&quot;&quot;;[.E237]-[.C237])" office:value-type="currency" office:currency="USD" office:value="1431.187875">
            <text:p>$1,431.19</text:p>
          </table:table-cell>
          <table:table-cell table:formula="of:=IF(OR(EXACT([.B236];&quot;&quot;);[.B236]&lt;=0);&quot;&quot;;IF([.G237]&gt;0;[.G237];MIN([.B236]+[.C23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36]-[.S237];2)" office:value-type="currency" office:currency="USD" office:value="160456.6">
            <text:p>$160,456.60</text:p>
          </table:table-cell>
          <table:table-cell table:formula="of:=[.Q236]*[.$D$1]" office:value-type="currency" office:currency="USD" office:value="672.477458333333">
            <text:p>$672.48</text:p>
          </table:table-cell>
          <table:table-cell table:formula="of:=[.$D$3]-[.R237]" office:value-type="currency" office:currency="USD" office:value="937.987410703086">
            <text:p>$937.99</text:p>
          </table:table-cell>
          <table:table-cell table:number-columns-repeated="1005"/>
        </table:table-row>
        <table:table-row table:style-name="ro1">
          <table:table-cell table:formula="of:=[.A237]+1" office:value-type="float" office:value="232">
            <text:p>232</text:p>
          </table:table-cell>
          <table:table-cell table:style-name="ce11" table:formula="of:=IF(OR(EXACT([.B237];&quot;&quot;);[.B237]&lt;=0);&quot;&quot;;ROUND([.B237]-[.D238];2))" office:value-type="currency" office:currency="USD" office:value="85646.57">
            <text:p>$85,646.57</text:p>
          </table:table-cell>
          <table:table-cell table:formula="of:=IF(OR(EXACT([.B237];&quot;&quot;);[.B237]&lt;=0);&quot;&quot;;[.B237]*[.$D$1])" office:value-type="currency" office:currency="USD" office:value="362.848833333333">
            <text:p>$362.85</text:p>
          </table:table-cell>
          <table:table-cell table:formula="of:=IF(OR(EXACT([.B237];&quot;&quot;);[.B237]&lt;=0);&quot;&quot;;[.E238]-[.C238])" office:value-type="currency" office:currency="USD" office:value="1437.15116666667">
            <text:p>$1,437.15</text:p>
          </table:table-cell>
          <table:table-cell table:formula="of:=IF(OR(EXACT([.B237];&quot;&quot;);[.B237]&lt;=0);&quot;&quot;;IF([.G238]&gt;0;[.G238];MIN([.B237]+[.C23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37]-[.S238];2)" office:value-type="currency" office:currency="USD" office:value="159514.7">
            <text:p>$159,514.70</text:p>
          </table:table-cell>
          <table:table-cell table:formula="of:=[.Q237]*[.$D$1]" office:value-type="currency" office:currency="USD" office:value="668.569166666667">
            <text:p>$668.57</text:p>
          </table:table-cell>
          <table:table-cell table:formula="of:=[.$D$3]-[.R238]" office:value-type="currency" office:currency="USD" office:value="941.895702369753">
            <text:p>$941.90</text:p>
          </table:table-cell>
          <table:table-cell table:number-columns-repeated="1005"/>
        </table:table-row>
        <table:table-row table:style-name="ro1">
          <table:table-cell table:formula="of:=[.A238]+1" office:value-type="float" office:value="233">
            <text:p>233</text:p>
          </table:table-cell>
          <table:table-cell table:style-name="ce11" table:formula="of:=IF(OR(EXACT([.B238];&quot;&quot;);[.B238]&lt;=0);&quot;&quot;;ROUND([.B238]-[.D239];2))" office:value-type="currency" office:currency="USD" office:value="84203.43">
            <text:p>$84,203.43</text:p>
          </table:table-cell>
          <table:table-cell table:formula="of:=IF(OR(EXACT([.B238];&quot;&quot;);[.B238]&lt;=0);&quot;&quot;;[.B238]*[.$D$1])" office:value-type="currency" office:currency="USD" office:value="356.860708333333">
            <text:p>$356.86</text:p>
          </table:table-cell>
          <table:table-cell table:formula="of:=IF(OR(EXACT([.B238];&quot;&quot;);[.B238]&lt;=0);&quot;&quot;;[.E239]-[.C239])" office:value-type="currency" office:currency="USD" office:value="1443.13929166667">
            <text:p>$1,443.14</text:p>
          </table:table-cell>
          <table:table-cell table:formula="of:=IF(OR(EXACT([.B238];&quot;&quot;);[.B238]&lt;=0);&quot;&quot;;IF([.G239]&gt;0;[.G239];MIN([.B238]+[.C23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38]-[.S239];2)" office:value-type="currency" office:currency="USD" office:value="158568.88">
            <text:p>$158,568.88</text:p>
          </table:table-cell>
          <table:table-cell table:formula="of:=[.Q238]*[.$D$1]" office:value-type="currency" office:currency="USD" office:value="664.644583333333">
            <text:p>$664.64</text:p>
          </table:table-cell>
          <table:table-cell table:formula="of:=[.$D$3]-[.R239]" office:value-type="currency" office:currency="USD" office:value="945.820285703086">
            <text:p>$945.82</text:p>
          </table:table-cell>
          <table:table-cell table:number-columns-repeated="1005"/>
        </table:table-row>
        <table:table-row table:style-name="ro1">
          <table:table-cell table:formula="of:=[.A239]+1" office:value-type="float" office:value="234">
            <text:p>234</text:p>
          </table:table-cell>
          <table:table-cell table:style-name="ce11" table:formula="of:=IF(OR(EXACT([.B239];&quot;&quot;);[.B239]&lt;=0);&quot;&quot;;ROUND([.B239]-[.D240];2))" office:value-type="currency" office:currency="USD" office:value="82754.28">
            <text:p>$82,754.28</text:p>
          </table:table-cell>
          <table:table-cell table:formula="of:=IF(OR(EXACT([.B239];&quot;&quot;);[.B239]&lt;=0);&quot;&quot;;[.B239]*[.$D$1])" office:value-type="currency" office:currency="USD" office:value="350.847625">
            <text:p>$350.85</text:p>
          </table:table-cell>
          <table:table-cell table:formula="of:=IF(OR(EXACT([.B239];&quot;&quot;);[.B239]&lt;=0);&quot;&quot;;[.E240]-[.C240])" office:value-type="currency" office:currency="USD" office:value="1449.152375">
            <text:p>$1,449.15</text:p>
          </table:table-cell>
          <table:table-cell table:formula="of:=IF(OR(EXACT([.B239];&quot;&quot;);[.B239]&lt;=0);&quot;&quot;;IF([.G240]&gt;0;[.G240];MIN([.B239]+[.C24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39]-[.S240];2)" office:value-type="currency" office:currency="USD" office:value="157619.12">
            <text:p>$157,619.12</text:p>
          </table:table-cell>
          <table:table-cell table:formula="of:=[.Q239]*[.$D$1]" office:value-type="currency" office:currency="USD" office:value="660.703666666667">
            <text:p>$660.70</text:p>
          </table:table-cell>
          <table:table-cell table:formula="of:=[.$D$3]-[.R240]" office:value-type="currency" office:currency="USD" office:value="949.761202369753">
            <text:p>$949.76</text:p>
          </table:table-cell>
          <table:table-cell table:number-columns-repeated="1005"/>
        </table:table-row>
        <table:table-row table:style-name="ro1">
          <table:table-cell table:formula="of:=[.A240]+1" office:value-type="float" office:value="235">
            <text:p>235</text:p>
          </table:table-cell>
          <table:table-cell table:style-name="ce11" table:formula="of:=IF(OR(EXACT([.B240];&quot;&quot;);[.B240]&lt;=0);&quot;&quot;;ROUND([.B240]-[.D241];2))" office:value-type="currency" office:currency="USD" office:value="81299.09">
            <text:p>$81,299.09</text:p>
          </table:table-cell>
          <table:table-cell table:formula="of:=IF(OR(EXACT([.B240];&quot;&quot;);[.B240]&lt;=0);&quot;&quot;;[.B240]*[.$D$1])" office:value-type="currency" office:currency="USD" office:value="344.8095">
            <text:p>$344.81</text:p>
          </table:table-cell>
          <table:table-cell table:formula="of:=IF(OR(EXACT([.B240];&quot;&quot;);[.B240]&lt;=0);&quot;&quot;;[.E241]-[.C241])" office:value-type="currency" office:currency="USD" office:value="1455.1905">
            <text:p>$1,455.19</text:p>
          </table:table-cell>
          <table:table-cell table:formula="of:=IF(OR(EXACT([.B240];&quot;&quot;);[.B240]&lt;=0);&quot;&quot;;IF([.G241]&gt;0;[.G241];MIN([.B240]+[.C24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40]-[.S241];2)" office:value-type="currency" office:currency="USD" office:value="156665.4">
            <text:p>$156,665.40</text:p>
          </table:table-cell>
          <table:table-cell table:formula="of:=[.Q240]*[.$D$1]" office:value-type="currency" office:currency="USD" office:value="656.746333333333">
            <text:p>$656.75</text:p>
          </table:table-cell>
          <table:table-cell table:formula="of:=[.$D$3]-[.R241]" office:value-type="currency" office:currency="USD" office:value="953.718535703086">
            <text:p>$953.72</text:p>
          </table:table-cell>
          <table:table-cell table:number-columns-repeated="1005"/>
        </table:table-row>
        <table:table-row table:style-name="ro1">
          <table:table-cell table:formula="of:=[.A241]+1" office:value-type="float" office:value="236">
            <text:p>236</text:p>
          </table:table-cell>
          <table:table-cell table:style-name="ce11" table:formula="of:=IF(OR(EXACT([.B241];&quot;&quot;);[.B241]&lt;=0);&quot;&quot;;ROUND([.B241]-[.D242];2))" office:value-type="currency" office:currency="USD" office:value="79837.84">
            <text:p>$79,837.84</text:p>
          </table:table-cell>
          <table:table-cell table:formula="of:=IF(OR(EXACT([.B241];&quot;&quot;);[.B241]&lt;=0);&quot;&quot;;[.B241]*[.$D$1])" office:value-type="currency" office:currency="USD" office:value="338.746208333333">
            <text:p>$338.75</text:p>
          </table:table-cell>
          <table:table-cell table:formula="of:=IF(OR(EXACT([.B241];&quot;&quot;);[.B241]&lt;=0);&quot;&quot;;[.E242]-[.C242])" office:value-type="currency" office:currency="USD" office:value="1461.25379166667">
            <text:p>$1,461.25</text:p>
          </table:table-cell>
          <table:table-cell table:formula="of:=IF(OR(EXACT([.B241];&quot;&quot;);[.B241]&lt;=0);&quot;&quot;;IF([.G242]&gt;0;[.G242];MIN([.B241]+[.C24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41]-[.S242];2)" office:value-type="currency" office:currency="USD" office:value="155707.71">
            <text:p>$155,707.71</text:p>
          </table:table-cell>
          <table:table-cell table:formula="of:=[.Q241]*[.$D$1]" office:value-type="currency" office:currency="USD" office:value="652.7725">
            <text:p>$652.77</text:p>
          </table:table-cell>
          <table:table-cell table:formula="of:=[.$D$3]-[.R242]" office:value-type="currency" office:currency="USD" office:value="957.69236903642">
            <text:p>$957.69</text:p>
          </table:table-cell>
          <table:table-cell table:number-columns-repeated="1005"/>
        </table:table-row>
        <table:table-row table:style-name="ro1">
          <table:table-cell table:formula="of:=[.A242]+1" office:value-type="float" office:value="237">
            <text:p>237</text:p>
          </table:table-cell>
          <table:table-cell table:style-name="ce11" table:formula="of:=IF(OR(EXACT([.B242];&quot;&quot;);[.B242]&lt;=0);&quot;&quot;;ROUND([.B242]-[.D243];2))" office:value-type="currency" office:currency="USD" office:value="78370.5">
            <text:p>$78,370.50</text:p>
          </table:table-cell>
          <table:table-cell table:formula="of:=IF(OR(EXACT([.B242];&quot;&quot;);[.B242]&lt;=0);&quot;&quot;;[.B242]*[.$D$1])" office:value-type="currency" office:currency="USD" office:value="332.657666666667">
            <text:p>$332.66</text:p>
          </table:table-cell>
          <table:table-cell table:formula="of:=IF(OR(EXACT([.B242];&quot;&quot;);[.B242]&lt;=0);&quot;&quot;;[.E243]-[.C243])" office:value-type="currency" office:currency="USD" office:value="1467.34233333333">
            <text:p>$1,467.34</text:p>
          </table:table-cell>
          <table:table-cell table:formula="of:=IF(OR(EXACT([.B242];&quot;&quot;);[.B242]&lt;=0);&quot;&quot;;IF([.G243]&gt;0;[.G243];MIN([.B242]+[.C24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42]-[.S243];2)" office:value-type="currency" office:currency="USD" office:value="154746.03">
            <text:p>$154,746.03</text:p>
          </table:table-cell>
          <table:table-cell table:formula="of:=[.Q242]*[.$D$1]" office:value-type="currency" office:currency="USD" office:value="648.782125">
            <text:p>$648.78</text:p>
          </table:table-cell>
          <table:table-cell table:formula="of:=[.$D$3]-[.R243]" office:value-type="currency" office:currency="USD" office:value="961.68274403642">
            <text:p>$961.68</text:p>
          </table:table-cell>
          <table:table-cell table:number-columns-repeated="1005"/>
        </table:table-row>
        <table:table-row table:style-name="ro1">
          <table:table-cell table:formula="of:=[.A243]+1" office:value-type="float" office:value="238">
            <text:p>238</text:p>
          </table:table-cell>
          <table:table-cell table:style-name="ce11" table:formula="of:=IF(OR(EXACT([.B243];&quot;&quot;);[.B243]&lt;=0);&quot;&quot;;ROUND([.B243]-[.D244];2))" office:value-type="currency" office:currency="USD" office:value="76897.04">
            <text:p>$76,897.04</text:p>
          </table:table-cell>
          <table:table-cell table:formula="of:=IF(OR(EXACT([.B243];&quot;&quot;);[.B243]&lt;=0);&quot;&quot;;[.B243]*[.$D$1])" office:value-type="currency" office:currency="USD" office:value="326.54375">
            <text:p>$326.54</text:p>
          </table:table-cell>
          <table:table-cell table:formula="of:=IF(OR(EXACT([.B243];&quot;&quot;);[.B243]&lt;=0);&quot;&quot;;[.E244]-[.C244])" office:value-type="currency" office:currency="USD" office:value="1473.45625">
            <text:p>$1,473.46</text:p>
          </table:table-cell>
          <table:table-cell table:formula="of:=IF(OR(EXACT([.B243];&quot;&quot;);[.B243]&lt;=0);&quot;&quot;;IF([.G244]&gt;0;[.G244];MIN([.B243]+[.C24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43]-[.S244];2)" office:value-type="currency" office:currency="USD" office:value="153780.34">
            <text:p>$153,780.34</text:p>
          </table:table-cell>
          <table:table-cell table:formula="of:=[.Q243]*[.$D$1]" office:value-type="currency" office:currency="USD" office:value="644.775125">
            <text:p>$644.78</text:p>
          </table:table-cell>
          <table:table-cell table:formula="of:=[.$D$3]-[.R244]" office:value-type="currency" office:currency="USD" office:value="965.68974403642">
            <text:p>$965.69</text:p>
          </table:table-cell>
          <table:table-cell table:number-columns-repeated="1005"/>
        </table:table-row>
        <table:table-row table:style-name="ro1">
          <table:table-cell table:formula="of:=[.A244]+1" office:value-type="float" office:value="239">
            <text:p>239</text:p>
          </table:table-cell>
          <table:table-cell table:style-name="ce11" table:formula="of:=IF(OR(EXACT([.B244];&quot;&quot;);[.B244]&lt;=0);&quot;&quot;;ROUND([.B244]-[.D245];2))" office:value-type="currency" office:currency="USD" office:value="75417.44">
            <text:p>$75,417.44</text:p>
          </table:table-cell>
          <table:table-cell table:formula="of:=IF(OR(EXACT([.B244];&quot;&quot;);[.B244]&lt;=0);&quot;&quot;;[.B244]*[.$D$1])" office:value-type="currency" office:currency="USD" office:value="320.404333333333">
            <text:p>$320.40</text:p>
          </table:table-cell>
          <table:table-cell table:formula="of:=IF(OR(EXACT([.B244];&quot;&quot;);[.B244]&lt;=0);&quot;&quot;;[.E245]-[.C245])" office:value-type="currency" office:currency="USD" office:value="1479.59566666667">
            <text:p>$1,479.60</text:p>
          </table:table-cell>
          <table:table-cell table:formula="of:=IF(OR(EXACT([.B244];&quot;&quot;);[.B244]&lt;=0);&quot;&quot;;IF([.G245]&gt;0;[.G245];MIN([.B244]+[.C24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44]-[.S245];2)" office:value-type="currency" office:currency="USD" office:value="152810.63">
            <text:p>$152,810.63</text:p>
          </table:table-cell>
          <table:table-cell table:formula="of:=[.Q244]*[.$D$1]" office:value-type="currency" office:currency="USD" office:value="640.751416666667">
            <text:p>$640.75</text:p>
          </table:table-cell>
          <table:table-cell table:formula="of:=[.$D$3]-[.R245]" office:value-type="currency" office:currency="USD" office:value="969.713452369753">
            <text:p>$969.71</text:p>
          </table:table-cell>
          <table:table-cell table:number-columns-repeated="1005"/>
        </table:table-row>
        <table:table-row table:style-name="ro1">
          <table:table-cell table:style-name="ce5" table:formula="of:=[.A245]+1" office:value-type="float" office:value="240">
            <text:p>240</text:p>
          </table:table-cell>
          <table:table-cell table:style-name="ce12" table:formula="of:=IF(OR(EXACT([.B245];&quot;&quot;);[.B245]&lt;=0);&quot;&quot;;ROUND([.B245]-[.D246];2))" office:value-type="currency" office:currency="USD" office:value="73931.68">
            <text:p>$73,931.68</text:p>
          </table:table-cell>
          <table:table-cell table:style-name="ce12" table:formula="of:=IF(OR(EXACT([.B245];&quot;&quot;);[.B245]&lt;=0);&quot;&quot;;[.B245]*[.$D$1])" office:value-type="currency" office:currency="USD" office:value="314.239333333333">
            <text:p>$314.24</text:p>
          </table:table-cell>
          <table:table-cell table:style-name="ce12" table:formula="of:=IF(OR(EXACT([.B245];&quot;&quot;);[.B245]&lt;=0);&quot;&quot;;[.E246]-[.C246])" office:value-type="currency" office:currency="USD" office:value="1485.76066666667">
            <text:p>$1,485.76</text:p>
          </table:table-cell>
          <table:table-cell table:style-name="ce12" table:formula="of:=IF(OR(EXACT([.B245];&quot;&quot;);[.B245]&lt;=0);&quot;&quot;;IF([.G246]&gt;0;[.G246];MIN([.B245]+[.C246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0">
            <text:p>20</text:p>
          </table:table-cell>
          <table:table-cell table:number-columns-repeated="5"/>
          <table:table-cell table:formula="of:=ROUND([.Q245]-[.S246];2)" office:value-type="currency" office:currency="USD" office:value="151836.88">
            <text:p>$151,836.88</text:p>
          </table:table-cell>
          <table:table-cell table:formula="of:=[.Q245]*[.$D$1]" office:value-type="currency" office:currency="USD" office:value="636.710958333333">
            <text:p>$636.71</text:p>
          </table:table-cell>
          <table:table-cell table:formula="of:=[.$D$3]-[.R246]" office:value-type="currency" office:currency="USD" office:value="973.753910703086">
            <text:p>$973.75</text:p>
          </table:table-cell>
          <table:table-cell table:number-columns-repeated="1005"/>
        </table:table-row>
        <table:table-row table:style-name="ro1">
          <table:table-cell table:formula="of:=[.A246]+1" office:value-type="float" office:value="241">
            <text:p>241</text:p>
          </table:table-cell>
          <table:table-cell table:style-name="ce11" table:formula="of:=IF(OR(EXACT([.B246];&quot;&quot;);[.B246]&lt;=0);&quot;&quot;;ROUND([.B246]-[.D247];2))" office:value-type="currency" office:currency="USD" office:value="72439.73">
            <text:p>$72,439.73</text:p>
          </table:table-cell>
          <table:table-cell table:formula="of:=IF(OR(EXACT([.B246];&quot;&quot;);[.B246]&lt;=0);&quot;&quot;;[.B246]*[.$D$1])" office:value-type="currency" office:currency="USD" office:value="308.048666666667">
            <text:p>$308.05</text:p>
          </table:table-cell>
          <table:table-cell table:formula="of:=IF(OR(EXACT([.B246];&quot;&quot;);[.B246]&lt;=0);&quot;&quot;;[.E247]-[.C247])" office:value-type="currency" office:currency="USD" office:value="1491.95133333333">
            <text:p>$1,491.95</text:p>
          </table:table-cell>
          <table:table-cell table:formula="of:=IF(OR(EXACT([.B246];&quot;&quot;);[.B246]&lt;=0);&quot;&quot;;IF([.G247]&gt;0;[.G247];MIN([.B246]+[.C24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46]-[.S247];2)" office:value-type="currency" office:currency="USD" office:value="150859.07">
            <text:p>$150,859.07</text:p>
          </table:table-cell>
          <table:table-cell table:formula="of:=[.Q246]*[.$D$1]" office:value-type="currency" office:currency="USD" office:value="632.653666666667">
            <text:p>$632.65</text:p>
          </table:table-cell>
          <table:table-cell table:formula="of:=[.$D$3]-[.R247]" office:value-type="currency" office:currency="USD" office:value="977.811202369753">
            <text:p>$977.81</text:p>
          </table:table-cell>
          <table:table-cell table:number-columns-repeated="1005"/>
        </table:table-row>
        <table:table-row table:style-name="ro1">
          <table:table-cell table:formula="of:=[.A247]+1" office:value-type="float" office:value="242">
            <text:p>242</text:p>
          </table:table-cell>
          <table:table-cell table:style-name="ce11" table:formula="of:=IF(OR(EXACT([.B247];&quot;&quot;);[.B247]&lt;=0);&quot;&quot;;ROUND([.B247]-[.D248];2))" office:value-type="currency" office:currency="USD" office:value="70941.56">
            <text:p>$70,941.56</text:p>
          </table:table-cell>
          <table:table-cell table:formula="of:=IF(OR(EXACT([.B247];&quot;&quot;);[.B247]&lt;=0);&quot;&quot;;[.B247]*[.$D$1])" office:value-type="currency" office:currency="USD" office:value="301.832208333333">
            <text:p>$301.83</text:p>
          </table:table-cell>
          <table:table-cell table:formula="of:=IF(OR(EXACT([.B247];&quot;&quot;);[.B247]&lt;=0);&quot;&quot;;[.E248]-[.C248])" office:value-type="currency" office:currency="USD" office:value="1498.16779166667">
            <text:p>$1,498.17</text:p>
          </table:table-cell>
          <table:table-cell table:formula="of:=IF(OR(EXACT([.B247];&quot;&quot;);[.B247]&lt;=0);&quot;&quot;;IF([.G248]&gt;0;[.G248];MIN([.B247]+[.C24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47]-[.S248];2)" office:value-type="currency" office:currency="USD" office:value="149877.18">
            <text:p>$149,877.18</text:p>
          </table:table-cell>
          <table:table-cell table:formula="of:=[.Q247]*[.$D$1]" office:value-type="currency" office:currency="USD" office:value="628.579458333333">
            <text:p>$628.58</text:p>
          </table:table-cell>
          <table:table-cell table:formula="of:=[.$D$3]-[.R248]" office:value-type="currency" office:currency="USD" office:value="981.885410703086">
            <text:p>$981.89</text:p>
          </table:table-cell>
          <table:table-cell table:number-columns-repeated="1005"/>
        </table:table-row>
        <table:table-row table:style-name="ro1">
          <table:table-cell table:formula="of:=[.A248]+1" office:value-type="float" office:value="243">
            <text:p>243</text:p>
          </table:table-cell>
          <table:table-cell table:style-name="ce11" table:formula="of:=IF(OR(EXACT([.B248];&quot;&quot;);[.B248]&lt;=0);&quot;&quot;;ROUND([.B248]-[.D249];2))" office:value-type="currency" office:currency="USD" office:value="69437.15">
            <text:p>$69,437.15</text:p>
          </table:table-cell>
          <table:table-cell table:formula="of:=IF(OR(EXACT([.B248];&quot;&quot;);[.B248]&lt;=0);&quot;&quot;;[.B248]*[.$D$1])" office:value-type="currency" office:currency="USD" office:value="295.589833333333">
            <text:p>$295.59</text:p>
          </table:table-cell>
          <table:table-cell table:formula="of:=IF(OR(EXACT([.B248];&quot;&quot;);[.B248]&lt;=0);&quot;&quot;;[.E249]-[.C249])" office:value-type="currency" office:currency="USD" office:value="1504.41016666667">
            <text:p>$1,504.41</text:p>
          </table:table-cell>
          <table:table-cell table:formula="of:=IF(OR(EXACT([.B248];&quot;&quot;);[.B248]&lt;=0);&quot;&quot;;IF([.G249]&gt;0;[.G249];MIN([.B248]+[.C24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48]-[.S249];2)" office:value-type="currency" office:currency="USD" office:value="148891.2">
            <text:p>$148,891.20</text:p>
          </table:table-cell>
          <table:table-cell table:formula="of:=[.Q248]*[.$D$1]" office:value-type="currency" office:currency="USD" office:value="624.48825">
            <text:p>$624.49</text:p>
          </table:table-cell>
          <table:table-cell table:formula="of:=[.$D$3]-[.R249]" office:value-type="currency" office:currency="USD" office:value="985.976619036419">
            <text:p>$985.98</text:p>
          </table:table-cell>
          <table:table-cell table:number-columns-repeated="1005"/>
        </table:table-row>
        <table:table-row table:style-name="ro1">
          <table:table-cell table:formula="of:=[.A249]+1" office:value-type="float" office:value="244">
            <text:p>244</text:p>
          </table:table-cell>
          <table:table-cell table:style-name="ce11" table:formula="of:=IF(OR(EXACT([.B249];&quot;&quot;);[.B249]&lt;=0);&quot;&quot;;ROUND([.B249]-[.D250];2))" office:value-type="currency" office:currency="USD" office:value="67926.47">
            <text:p>$67,926.47</text:p>
          </table:table-cell>
          <table:table-cell table:formula="of:=IF(OR(EXACT([.B249];&quot;&quot;);[.B249]&lt;=0);&quot;&quot;;[.B249]*[.$D$1])" office:value-type="currency" office:currency="USD" office:value="289.321458333333">
            <text:p>$289.32</text:p>
          </table:table-cell>
          <table:table-cell table:formula="of:=IF(OR(EXACT([.B249];&quot;&quot;);[.B249]&lt;=0);&quot;&quot;;[.E250]-[.C250])" office:value-type="currency" office:currency="USD" office:value="1510.67854166667">
            <text:p>$1,510.68</text:p>
          </table:table-cell>
          <table:table-cell table:formula="of:=IF(OR(EXACT([.B249];&quot;&quot;);[.B249]&lt;=0);&quot;&quot;;IF([.G250]&gt;0;[.G250];MIN([.B249]+[.C25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49]-[.S250];2)" office:value-type="currency" office:currency="USD" office:value="147901.12">
            <text:p>$147,901.12</text:p>
          </table:table-cell>
          <table:table-cell table:formula="of:=[.Q249]*[.$D$1]" office:value-type="currency" office:currency="USD" office:value="620.38">
            <text:p>$620.38</text:p>
          </table:table-cell>
          <table:table-cell table:formula="of:=[.$D$3]-[.R250]" office:value-type="currency" office:currency="USD" office:value="990.084869036419">
            <text:p>$990.08</text:p>
          </table:table-cell>
          <table:table-cell table:number-columns-repeated="1005"/>
        </table:table-row>
        <table:table-row table:style-name="ro1">
          <table:table-cell table:formula="of:=[.A250]+1" office:value-type="float" office:value="245">
            <text:p>245</text:p>
          </table:table-cell>
          <table:table-cell table:style-name="ce11" table:formula="of:=IF(OR(EXACT([.B250];&quot;&quot;);[.B250]&lt;=0);&quot;&quot;;ROUND([.B250]-[.D251];2))" office:value-type="currency" office:currency="USD" office:value="66409.5">
            <text:p>$66,409.50</text:p>
          </table:table-cell>
          <table:table-cell table:formula="of:=IF(OR(EXACT([.B250];&quot;&quot;);[.B250]&lt;=0);&quot;&quot;;[.B250]*[.$D$1])" office:value-type="currency" office:currency="USD" office:value="283.026958333333">
            <text:p>$283.03</text:p>
          </table:table-cell>
          <table:table-cell table:formula="of:=IF(OR(EXACT([.B250];&quot;&quot;);[.B250]&lt;=0);&quot;&quot;;[.E251]-[.C251])" office:value-type="currency" office:currency="USD" office:value="1516.97304166667">
            <text:p>$1,516.97</text:p>
          </table:table-cell>
          <table:table-cell table:formula="of:=IF(OR(EXACT([.B250];&quot;&quot;);[.B250]&lt;=0);&quot;&quot;;IF([.G251]&gt;0;[.G251];MIN([.B250]+[.C25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50]-[.S251];2)" office:value-type="currency" office:currency="USD" office:value="146906.91">
            <text:p>$146,906.91</text:p>
          </table:table-cell>
          <table:table-cell table:formula="of:=[.Q250]*[.$D$1]" office:value-type="currency" office:currency="USD" office:value="616.254666666667">
            <text:p>$616.25</text:p>
          </table:table-cell>
          <table:table-cell table:formula="of:=[.$D$3]-[.R251]" office:value-type="currency" office:currency="USD" office:value="994.210202369753">
            <text:p>$994.21</text:p>
          </table:table-cell>
          <table:table-cell table:number-columns-repeated="1005"/>
        </table:table-row>
        <table:table-row table:style-name="ro1">
          <table:table-cell table:formula="of:=[.A251]+1" office:value-type="float" office:value="246">
            <text:p>246</text:p>
          </table:table-cell>
          <table:table-cell table:style-name="ce11" table:formula="of:=IF(OR(EXACT([.B251];&quot;&quot;);[.B251]&lt;=0);&quot;&quot;;ROUND([.B251]-[.D252];2))" office:value-type="currency" office:currency="USD" office:value="64886.21">
            <text:p>$64,886.21</text:p>
          </table:table-cell>
          <table:table-cell table:formula="of:=IF(OR(EXACT([.B251];&quot;&quot;);[.B251]&lt;=0);&quot;&quot;;[.B251]*[.$D$1])" office:value-type="currency" office:currency="USD" office:value="276.70625">
            <text:p>$276.71</text:p>
          </table:table-cell>
          <table:table-cell table:formula="of:=IF(OR(EXACT([.B251];&quot;&quot;);[.B251]&lt;=0);&quot;&quot;;[.E252]-[.C252])" office:value-type="currency" office:currency="USD" office:value="1523.29375">
            <text:p>$1,523.29</text:p>
          </table:table-cell>
          <table:table-cell table:formula="of:=IF(OR(EXACT([.B251];&quot;&quot;);[.B251]&lt;=0);&quot;&quot;;IF([.G252]&gt;0;[.G252];MIN([.B251]+[.C25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51]-[.S252];2)" office:value-type="currency" office:currency="USD" office:value="145908.56">
            <text:p>$145,908.56</text:p>
          </table:table-cell>
          <table:table-cell table:formula="of:=[.Q251]*[.$D$1]" office:value-type="currency" office:currency="USD" office:value="612.112125">
            <text:p>$612.11</text:p>
          </table:table-cell>
          <table:table-cell table:formula="of:=[.$D$3]-[.R252]" office:value-type="currency" office:currency="USD" office:value="998.35274403642">
            <text:p>$998.35</text:p>
          </table:table-cell>
          <table:table-cell table:number-columns-repeated="1005"/>
        </table:table-row>
        <table:table-row table:style-name="ro1">
          <table:table-cell table:formula="of:=[.A252]+1" office:value-type="float" office:value="247">
            <text:p>247</text:p>
          </table:table-cell>
          <table:table-cell table:style-name="ce11" table:formula="of:=IF(OR(EXACT([.B252];&quot;&quot;);[.B252]&lt;=0);&quot;&quot;;ROUND([.B252]-[.D253];2))" office:value-type="currency" office:currency="USD" office:value="63356.57">
            <text:p>$63,356.57</text:p>
          </table:table-cell>
          <table:table-cell table:formula="of:=IF(OR(EXACT([.B252];&quot;&quot;);[.B252]&lt;=0);&quot;&quot;;[.B252]*[.$D$1])" office:value-type="currency" office:currency="USD" office:value="270.359208333333">
            <text:p>$270.36</text:p>
          </table:table-cell>
          <table:table-cell table:formula="of:=IF(OR(EXACT([.B252];&quot;&quot;);[.B252]&lt;=0);&quot;&quot;;[.E253]-[.C253])" office:value-type="currency" office:currency="USD" office:value="1529.64079166667">
            <text:p>$1,529.64</text:p>
          </table:table-cell>
          <table:table-cell table:formula="of:=IF(OR(EXACT([.B252];&quot;&quot;);[.B252]&lt;=0);&quot;&quot;;IF([.G253]&gt;0;[.G253];MIN([.B252]+[.C25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52]-[.S253];2)" office:value-type="currency" office:currency="USD" office:value="144906.05">
            <text:p>$144,906.05</text:p>
          </table:table-cell>
          <table:table-cell table:formula="of:=[.Q252]*[.$D$1]" office:value-type="currency" office:currency="USD" office:value="607.952333333333">
            <text:p>$607.95</text:p>
          </table:table-cell>
          <table:table-cell table:formula="of:=[.$D$3]-[.R253]" office:value-type="currency" office:currency="USD" office:value="1002.51253570309">
            <text:p>$1,002.51</text:p>
          </table:table-cell>
          <table:table-cell table:number-columns-repeated="1005"/>
        </table:table-row>
        <table:table-row table:style-name="ro1">
          <table:table-cell table:formula="of:=[.A253]+1" office:value-type="float" office:value="248">
            <text:p>248</text:p>
          </table:table-cell>
          <table:table-cell table:style-name="ce11" table:formula="of:=IF(OR(EXACT([.B253];&quot;&quot;);[.B253]&lt;=0);&quot;&quot;;ROUND([.B253]-[.D254];2))" office:value-type="currency" office:currency="USD" office:value="61820.56">
            <text:p>$61,820.56</text:p>
          </table:table-cell>
          <table:table-cell table:formula="of:=IF(OR(EXACT([.B253];&quot;&quot;);[.B253]&lt;=0);&quot;&quot;;[.B253]*[.$D$1])" office:value-type="currency" office:currency="USD" office:value="263.985708333333">
            <text:p>$263.99</text:p>
          </table:table-cell>
          <table:table-cell table:formula="of:=IF(OR(EXACT([.B253];&quot;&quot;);[.B253]&lt;=0);&quot;&quot;;[.E254]-[.C254])" office:value-type="currency" office:currency="USD" office:value="1536.01429166667">
            <text:p>$1,536.01</text:p>
          </table:table-cell>
          <table:table-cell table:formula="of:=IF(OR(EXACT([.B253];&quot;&quot;);[.B253]&lt;=0);&quot;&quot;;IF([.G254]&gt;0;[.G254];MIN([.B253]+[.C25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53]-[.S254];2)" office:value-type="currency" office:currency="USD" office:value="143899.36">
            <text:p>$143,899.36</text:p>
          </table:table-cell>
          <table:table-cell table:formula="of:=[.Q253]*[.$D$1]" office:value-type="currency" office:currency="USD" office:value="603.775208333333">
            <text:p>$603.78</text:p>
          </table:table-cell>
          <table:table-cell table:formula="of:=[.$D$3]-[.R254]" office:value-type="currency" office:currency="USD" office:value="1006.68966070309">
            <text:p>$1,006.69</text:p>
          </table:table-cell>
          <table:table-cell table:number-columns-repeated="1005"/>
        </table:table-row>
        <table:table-row table:style-name="ro1">
          <table:table-cell table:formula="of:=[.A254]+1" office:value-type="float" office:value="249">
            <text:p>249</text:p>
          </table:table-cell>
          <table:table-cell table:style-name="ce11" table:formula="of:=IF(OR(EXACT([.B254];&quot;&quot;);[.B254]&lt;=0);&quot;&quot;;ROUND([.B254]-[.D255];2))" office:value-type="currency" office:currency="USD" office:value="60278.15">
            <text:p>$60,278.15</text:p>
          </table:table-cell>
          <table:table-cell table:formula="of:=IF(OR(EXACT([.B254];&quot;&quot;);[.B254]&lt;=0);&quot;&quot;;[.B254]*[.$D$1])" office:value-type="currency" office:currency="USD" office:value="257.585666666667">
            <text:p>$257.59</text:p>
          </table:table-cell>
          <table:table-cell table:formula="of:=IF(OR(EXACT([.B254];&quot;&quot;);[.B254]&lt;=0);&quot;&quot;;[.E255]-[.C255])" office:value-type="currency" office:currency="USD" office:value="1542.41433333333">
            <text:p>$1,542.41</text:p>
          </table:table-cell>
          <table:table-cell table:formula="of:=IF(OR(EXACT([.B254];&quot;&quot;);[.B254]&lt;=0);&quot;&quot;;IF([.G255]&gt;0;[.G255];MIN([.B254]+[.C25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54]-[.S255];2)" office:value-type="currency" office:currency="USD" office:value="142888.48">
            <text:p>$142,888.48</text:p>
          </table:table-cell>
          <table:table-cell table:formula="of:=[.Q254]*[.$D$1]" office:value-type="currency" office:currency="USD" office:value="599.580666666667">
            <text:p>$599.58</text:p>
          </table:table-cell>
          <table:table-cell table:formula="of:=[.$D$3]-[.R255]" office:value-type="currency" office:currency="USD" office:value="1010.88420236975">
            <text:p>$1,010.88</text:p>
          </table:table-cell>
          <table:table-cell table:number-columns-repeated="1005"/>
        </table:table-row>
        <table:table-row table:style-name="ro1">
          <table:table-cell table:formula="of:=[.A255]+1" office:value-type="float" office:value="250">
            <text:p>250</text:p>
          </table:table-cell>
          <table:table-cell table:style-name="ce11" table:formula="of:=IF(OR(EXACT([.B255];&quot;&quot;);[.B255]&lt;=0);&quot;&quot;;ROUND([.B255]-[.D256];2))" office:value-type="currency" office:currency="USD" office:value="58729.31">
            <text:p>$58,729.31</text:p>
          </table:table-cell>
          <table:table-cell table:formula="of:=IF(OR(EXACT([.B255];&quot;&quot;);[.B255]&lt;=0);&quot;&quot;;[.B255]*[.$D$1])" office:value-type="currency" office:currency="USD" office:value="251.158958333333">
            <text:p>$251.16</text:p>
          </table:table-cell>
          <table:table-cell table:formula="of:=IF(OR(EXACT([.B255];&quot;&quot;);[.B255]&lt;=0);&quot;&quot;;[.E256]-[.C256])" office:value-type="currency" office:currency="USD" office:value="1548.84104166667">
            <text:p>$1,548.84</text:p>
          </table:table-cell>
          <table:table-cell table:formula="of:=IF(OR(EXACT([.B255];&quot;&quot;);[.B255]&lt;=0);&quot;&quot;;IF([.G256]&gt;0;[.G256];MIN([.B255]+[.C25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55]-[.S256];2)" office:value-type="currency" office:currency="USD" office:value="141873.38">
            <text:p>$141,873.38</text:p>
          </table:table-cell>
          <table:table-cell table:formula="of:=[.Q255]*[.$D$1]" office:value-type="currency" office:currency="USD" office:value="595.368666666667">
            <text:p>$595.37</text:p>
          </table:table-cell>
          <table:table-cell table:formula="of:=[.$D$3]-[.R256]" office:value-type="currency" office:currency="USD" office:value="1015.09620236975">
            <text:p>$1,015.10</text:p>
          </table:table-cell>
          <table:table-cell table:number-columns-repeated="1005"/>
        </table:table-row>
        <table:table-row table:style-name="ro1">
          <table:table-cell table:formula="of:=[.A256]+1" office:value-type="float" office:value="251">
            <text:p>251</text:p>
          </table:table-cell>
          <table:table-cell table:style-name="ce11" table:formula="of:=IF(OR(EXACT([.B256];&quot;&quot;);[.B256]&lt;=0);&quot;&quot;;ROUND([.B256]-[.D257];2))" office:value-type="currency" office:currency="USD" office:value="57174.02">
            <text:p>$57,174.02</text:p>
          </table:table-cell>
          <table:table-cell table:formula="of:=IF(OR(EXACT([.B256];&quot;&quot;);[.B256]&lt;=0);&quot;&quot;;[.B256]*[.$D$1])" office:value-type="currency" office:currency="USD" office:value="244.705458333333">
            <text:p>$244.71</text:p>
          </table:table-cell>
          <table:table-cell table:formula="of:=IF(OR(EXACT([.B256];&quot;&quot;);[.B256]&lt;=0);&quot;&quot;;[.E257]-[.C257])" office:value-type="currency" office:currency="USD" office:value="1555.29454166667">
            <text:p>$1,555.29</text:p>
          </table:table-cell>
          <table:table-cell table:formula="of:=IF(OR(EXACT([.B256];&quot;&quot;);[.B256]&lt;=0);&quot;&quot;;IF([.G257]&gt;0;[.G257];MIN([.B256]+[.C25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56]-[.S257];2)" office:value-type="currency" office:currency="USD" office:value="140854.05">
            <text:p>$140,854.05</text:p>
          </table:table-cell>
          <table:table-cell table:formula="of:=[.Q256]*[.$D$1]" office:value-type="currency" office:currency="USD" office:value="591.139083333333">
            <text:p>$591.14</text:p>
          </table:table-cell>
          <table:table-cell table:formula="of:=[.$D$3]-[.R257]" office:value-type="currency" office:currency="USD" office:value="1019.32578570309">
            <text:p>$1,019.33</text:p>
          </table:table-cell>
          <table:table-cell table:number-columns-repeated="1005"/>
        </table:table-row>
        <table:table-row table:style-name="ro1">
          <table:table-cell table:style-name="ce5" table:formula="of:=[.A257]+1" office:value-type="float" office:value="252">
            <text:p>252</text:p>
          </table:table-cell>
          <table:table-cell table:style-name="ce12" table:formula="of:=IF(OR(EXACT([.B257];&quot;&quot;);[.B257]&lt;=0);&quot;&quot;;ROUND([.B257]-[.D258];2))" office:value-type="currency" office:currency="USD" office:value="55612.25">
            <text:p>$55,612.25</text:p>
          </table:table-cell>
          <table:table-cell table:style-name="ce12" table:formula="of:=IF(OR(EXACT([.B257];&quot;&quot;);[.B257]&lt;=0);&quot;&quot;;[.B257]*[.$D$1])" office:value-type="currency" office:currency="USD" office:value="238.225083333333">
            <text:p>$238.23</text:p>
          </table:table-cell>
          <table:table-cell table:style-name="ce12" table:formula="of:=IF(OR(EXACT([.B257];&quot;&quot;);[.B257]&lt;=0);&quot;&quot;;[.E258]-[.C258])" office:value-type="currency" office:currency="USD" office:value="1561.77491666667">
            <text:p>$1,561.77</text:p>
          </table:table-cell>
          <table:table-cell table:style-name="ce12" table:formula="of:=IF(OR(EXACT([.B257];&quot;&quot;);[.B257]&lt;=0);&quot;&quot;;IF([.G258]&gt;0;[.G258];MIN([.B257]+[.C258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1">
            <text:p>21</text:p>
          </table:table-cell>
          <table:table-cell table:number-columns-repeated="5"/>
          <table:table-cell table:formula="of:=ROUND([.Q257]-[.S258];2)" office:value-type="currency" office:currency="USD" office:value="139830.48">
            <text:p>$139,830.48</text:p>
          </table:table-cell>
          <table:table-cell table:formula="of:=[.Q257]*[.$D$1]" office:value-type="currency" office:currency="USD" office:value="586.891875">
            <text:p>$586.89</text:p>
          </table:table-cell>
          <table:table-cell table:formula="of:=[.$D$3]-[.R258]" office:value-type="currency" office:currency="USD" office:value="1023.57299403642">
            <text:p>$1,023.57</text:p>
          </table:table-cell>
          <table:table-cell table:number-columns-repeated="1005"/>
        </table:table-row>
        <table:table-row table:style-name="ro1">
          <table:table-cell table:formula="of:=[.A258]+1" office:value-type="float" office:value="253">
            <text:p>253</text:p>
          </table:table-cell>
          <table:table-cell table:style-name="ce11" table:formula="of:=IF(OR(EXACT([.B258];&quot;&quot;);[.B258]&lt;=0);&quot;&quot;;ROUND([.B258]-[.D259];2))" office:value-type="currency" office:currency="USD" office:value="54043.97">
            <text:p>$54,043.97</text:p>
          </table:table-cell>
          <table:table-cell table:formula="of:=IF(OR(EXACT([.B258];&quot;&quot;);[.B258]&lt;=0);&quot;&quot;;[.B258]*[.$D$1])" office:value-type="currency" office:currency="USD" office:value="231.717708333333">
            <text:p>$231.72</text:p>
          </table:table-cell>
          <table:table-cell table:formula="of:=IF(OR(EXACT([.B258];&quot;&quot;);[.B258]&lt;=0);&quot;&quot;;[.E259]-[.C259])" office:value-type="currency" office:currency="USD" office:value="1568.28229166667">
            <text:p>$1,568.28</text:p>
          </table:table-cell>
          <table:table-cell table:formula="of:=IF(OR(EXACT([.B258];&quot;&quot;);[.B258]&lt;=0);&quot;&quot;;IF([.G259]&gt;0;[.G259];MIN([.B258]+[.C25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58]-[.S259];2)" office:value-type="currency" office:currency="USD" office:value="138802.64">
            <text:p>$138,802.64</text:p>
          </table:table-cell>
          <table:table-cell table:formula="of:=[.Q258]*[.$D$1]" office:value-type="currency" office:currency="USD" office:value="582.627">
            <text:p>$582.63</text:p>
          </table:table-cell>
          <table:table-cell table:formula="of:=[.$D$3]-[.R259]" office:value-type="currency" office:currency="USD" office:value="1027.83786903642">
            <text:p>$1,027.84</text:p>
          </table:table-cell>
          <table:table-cell table:number-columns-repeated="1005"/>
        </table:table-row>
        <table:table-row table:style-name="ro1">
          <table:table-cell table:formula="of:=[.A259]+1" office:value-type="float" office:value="254">
            <text:p>254</text:p>
          </table:table-cell>
          <table:table-cell table:style-name="ce11" table:formula="of:=IF(OR(EXACT([.B259];&quot;&quot;);[.B259]&lt;=0);&quot;&quot;;ROUND([.B259]-[.D260];2))" office:value-type="currency" office:currency="USD" office:value="52469.15">
            <text:p>$52,469.15</text:p>
          </table:table-cell>
          <table:table-cell table:formula="of:=IF(OR(EXACT([.B259];&quot;&quot;);[.B259]&lt;=0);&quot;&quot;;[.B259]*[.$D$1])" office:value-type="currency" office:currency="USD" office:value="225.183208333333">
            <text:p>$225.18</text:p>
          </table:table-cell>
          <table:table-cell table:formula="of:=IF(OR(EXACT([.B259];&quot;&quot;);[.B259]&lt;=0);&quot;&quot;;[.E260]-[.C260])" office:value-type="currency" office:currency="USD" office:value="1574.81679166667">
            <text:p>$1,574.82</text:p>
          </table:table-cell>
          <table:table-cell table:formula="of:=IF(OR(EXACT([.B259];&quot;&quot;);[.B259]&lt;=0);&quot;&quot;;IF([.G260]&gt;0;[.G260];MIN([.B259]+[.C26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59]-[.S260];2)" office:value-type="currency" office:currency="USD" office:value="137770.52">
            <text:p>$137,770.52</text:p>
          </table:table-cell>
          <table:table-cell table:formula="of:=[.Q259]*[.$D$1]" office:value-type="currency" office:currency="USD" office:value="578.344333333333">
            <text:p>$578.34</text:p>
          </table:table-cell>
          <table:table-cell table:formula="of:=[.$D$3]-[.R260]" office:value-type="currency" office:currency="USD" office:value="1032.12053570309">
            <text:p>$1,032.12</text:p>
          </table:table-cell>
          <table:table-cell table:number-columns-repeated="1005"/>
        </table:table-row>
        <table:table-row table:style-name="ro1">
          <table:table-cell table:formula="of:=[.A260]+1" office:value-type="float" office:value="255">
            <text:p>255</text:p>
          </table:table-cell>
          <table:table-cell table:style-name="ce11" table:formula="of:=IF(OR(EXACT([.B260];&quot;&quot;);[.B260]&lt;=0);&quot;&quot;;ROUND([.B260]-[.D261];2))" office:value-type="currency" office:currency="USD" office:value="50887.77">
            <text:p>$50,887.77</text:p>
          </table:table-cell>
          <table:table-cell table:formula="of:=IF(OR(EXACT([.B260];&quot;&quot;);[.B260]&lt;=0);&quot;&quot;;[.B260]*[.$D$1])" office:value-type="currency" office:currency="USD" office:value="218.621458333333">
            <text:p>$218.62</text:p>
          </table:table-cell>
          <table:table-cell table:formula="of:=IF(OR(EXACT([.B260];&quot;&quot;);[.B260]&lt;=0);&quot;&quot;;[.E261]-[.C261])" office:value-type="currency" office:currency="USD" office:value="1581.37854166667">
            <text:p>$1,581.38</text:p>
          </table:table-cell>
          <table:table-cell table:formula="of:=IF(OR(EXACT([.B260];&quot;&quot;);[.B260]&lt;=0);&quot;&quot;;IF([.G261]&gt;0;[.G261];MIN([.B260]+[.C26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60]-[.S261];2)" office:value-type="currency" office:currency="USD" office:value="136734.1">
            <text:p>$136,734.10</text:p>
          </table:table-cell>
          <table:table-cell table:formula="of:=[.Q260]*[.$D$1]" office:value-type="currency" office:currency="USD" office:value="574.043833333333">
            <text:p>$574.04</text:p>
          </table:table-cell>
          <table:table-cell table:formula="of:=[.$D$3]-[.R261]" office:value-type="currency" office:currency="USD" office:value="1036.42103570309">
            <text:p>$1,036.42</text:p>
          </table:table-cell>
          <table:table-cell table:number-columns-repeated="1005"/>
        </table:table-row>
        <table:table-row table:style-name="ro1">
          <table:table-cell table:formula="of:=[.A261]+1" office:value-type="float" office:value="256">
            <text:p>256</text:p>
          </table:table-cell>
          <table:table-cell table:style-name="ce11" table:formula="of:=IF(OR(EXACT([.B261];&quot;&quot;);[.B261]&lt;=0);&quot;&quot;;ROUND([.B261]-[.D262];2))" office:value-type="currency" office:currency="USD" office:value="49299.8">
            <text:p>$49,299.80</text:p>
          </table:table-cell>
          <table:table-cell table:formula="of:=IF(OR(EXACT([.B261];&quot;&quot;);[.B261]&lt;=0);&quot;&quot;;[.B261]*[.$D$1])" office:value-type="currency" office:currency="USD" office:value="212.032375">
            <text:p>$212.03</text:p>
          </table:table-cell>
          <table:table-cell table:formula="of:=IF(OR(EXACT([.B261];&quot;&quot;);[.B261]&lt;=0);&quot;&quot;;[.E262]-[.C262])" office:value-type="currency" office:currency="USD" office:value="1587.967625">
            <text:p>$1,587.97</text:p>
          </table:table-cell>
          <table:table-cell table:formula="of:=IF(OR(EXACT([.B261];&quot;&quot;);[.B261]&lt;=0);&quot;&quot;;IF([.G262]&gt;0;[.G262];MIN([.B261]+[.C26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61]-[.S262];2)" office:value-type="currency" office:currency="USD" office:value="135693.36">
            <text:p>$135,693.36</text:p>
          </table:table-cell>
          <table:table-cell table:formula="of:=[.Q261]*[.$D$1]" office:value-type="currency" office:currency="USD" office:value="569.725416666667">
            <text:p>$569.73</text:p>
          </table:table-cell>
          <table:table-cell table:formula="of:=[.$D$3]-[.R262]" office:value-type="currency" office:currency="USD" office:value="1040.73945236975">
            <text:p>$1,040.74</text:p>
          </table:table-cell>
          <table:table-cell table:number-columns-repeated="1005"/>
        </table:table-row>
        <table:table-row table:style-name="ro1">
          <table:table-cell table:formula="of:=[.A262]+1" office:value-type="float" office:value="257">
            <text:p>257</text:p>
          </table:table-cell>
          <table:table-cell table:style-name="ce11" table:formula="of:=IF(OR(EXACT([.B262];&quot;&quot;);[.B262]&lt;=0);&quot;&quot;;ROUND([.B262]-[.D263];2))" office:value-type="currency" office:currency="USD" office:value="47705.22">
            <text:p>$47,705.22</text:p>
          </table:table-cell>
          <table:table-cell table:formula="of:=IF(OR(EXACT([.B262];&quot;&quot;);[.B262]&lt;=0);&quot;&quot;;[.B262]*[.$D$1])" office:value-type="currency" office:currency="USD" office:value="205.415833333333">
            <text:p>$205.42</text:p>
          </table:table-cell>
          <table:table-cell table:formula="of:=IF(OR(EXACT([.B262];&quot;&quot;);[.B262]&lt;=0);&quot;&quot;;[.E263]-[.C263])" office:value-type="currency" office:currency="USD" office:value="1594.58416666667">
            <text:p>$1,594.58</text:p>
          </table:table-cell>
          <table:table-cell table:formula="of:=IF(OR(EXACT([.B262];&quot;&quot;);[.B262]&lt;=0);&quot;&quot;;IF([.G263]&gt;0;[.G263];MIN([.B262]+[.C26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62]-[.S263];2)" office:value-type="currency" office:currency="USD" office:value="134648.28">
            <text:p>$134,648.28</text:p>
          </table:table-cell>
          <table:table-cell table:formula="of:=[.Q262]*[.$D$1]" office:value-type="currency" office:currency="USD" office:value="565.389">
            <text:p>$565.39</text:p>
          </table:table-cell>
          <table:table-cell table:formula="of:=[.$D$3]-[.R263]" office:value-type="currency" office:currency="USD" office:value="1045.07586903642">
            <text:p>$1,045.08</text:p>
          </table:table-cell>
          <table:table-cell table:number-columns-repeated="1005"/>
        </table:table-row>
        <table:table-row table:style-name="ro1">
          <table:table-cell table:formula="of:=[.A263]+1" office:value-type="float" office:value="258">
            <text:p>258</text:p>
          </table:table-cell>
          <table:table-cell table:style-name="ce11" table:formula="of:=IF(OR(EXACT([.B263];&quot;&quot;);[.B263]&lt;=0);&quot;&quot;;ROUND([.B263]-[.D264];2))" office:value-type="currency" office:currency="USD" office:value="46103.99">
            <text:p>$46,103.99</text:p>
          </table:table-cell>
          <table:table-cell table:formula="of:=IF(OR(EXACT([.B263];&quot;&quot;);[.B263]&lt;=0);&quot;&quot;;[.B263]*[.$D$1])" office:value-type="currency" office:currency="USD" office:value="198.77175">
            <text:p>$198.77</text:p>
          </table:table-cell>
          <table:table-cell table:formula="of:=IF(OR(EXACT([.B263];&quot;&quot;);[.B263]&lt;=0);&quot;&quot;;[.E264]-[.C264])" office:value-type="currency" office:currency="USD" office:value="1601.22825">
            <text:p>$1,601.23</text:p>
          </table:table-cell>
          <table:table-cell table:formula="of:=IF(OR(EXACT([.B263];&quot;&quot;);[.B263]&lt;=0);&quot;&quot;;IF([.G264]&gt;0;[.G264];MIN([.B263]+[.C26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63]-[.S264];2)" office:value-type="currency" office:currency="USD" office:value="133598.85">
            <text:p>$133,598.85</text:p>
          </table:table-cell>
          <table:table-cell table:formula="of:=[.Q263]*[.$D$1]" office:value-type="currency" office:currency="USD" office:value="561.0345">
            <text:p>$561.03</text:p>
          </table:table-cell>
          <table:table-cell table:formula="of:=[.$D$3]-[.R264]" office:value-type="currency" office:currency="USD" office:value="1049.43036903642">
            <text:p>$1,049.43</text:p>
          </table:table-cell>
          <table:table-cell table:number-columns-repeated="1005"/>
        </table:table-row>
        <table:table-row table:style-name="ro1">
          <table:table-cell table:formula="of:=[.A264]+1" office:value-type="float" office:value="259">
            <text:p>259</text:p>
          </table:table-cell>
          <table:table-cell table:style-name="ce11" table:formula="of:=IF(OR(EXACT([.B264];&quot;&quot;);[.B264]&lt;=0);&quot;&quot;;ROUND([.B264]-[.D265];2))" office:value-type="currency" office:currency="USD" office:value="44496.09">
            <text:p>$44,496.09</text:p>
          </table:table-cell>
          <table:table-cell table:formula="of:=IF(OR(EXACT([.B264];&quot;&quot;);[.B264]&lt;=0);&quot;&quot;;[.B264]*[.$D$1])" office:value-type="currency" office:currency="USD" office:value="192.099958333333">
            <text:p>$192.10</text:p>
          </table:table-cell>
          <table:table-cell table:formula="of:=IF(OR(EXACT([.B264];&quot;&quot;);[.B264]&lt;=0);&quot;&quot;;[.E265]-[.C265])" office:value-type="currency" office:currency="USD" office:value="1607.90004166667">
            <text:p>$1,607.90</text:p>
          </table:table-cell>
          <table:table-cell table:formula="of:=IF(OR(EXACT([.B264];&quot;&quot;);[.B264]&lt;=0);&quot;&quot;;IF([.G265]&gt;0;[.G265];MIN([.B264]+[.C26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64]-[.S265];2)" office:value-type="currency" office:currency="USD" office:value="132545.05">
            <text:p>$132,545.05</text:p>
          </table:table-cell>
          <table:table-cell table:formula="of:=[.Q264]*[.$D$1]" office:value-type="currency" office:currency="USD" office:value="556.661875">
            <text:p>$556.66</text:p>
          </table:table-cell>
          <table:table-cell table:formula="of:=[.$D$3]-[.R265]" office:value-type="currency" office:currency="USD" office:value="1053.80299403642">
            <text:p>$1,053.80</text:p>
          </table:table-cell>
          <table:table-cell table:number-columns-repeated="1005"/>
        </table:table-row>
        <table:table-row table:style-name="ro1">
          <table:table-cell table:formula="of:=[.A265]+1" office:value-type="float" office:value="260">
            <text:p>260</text:p>
          </table:table-cell>
          <table:table-cell table:style-name="ce11" table:formula="of:=IF(OR(EXACT([.B265];&quot;&quot;);[.B265]&lt;=0);&quot;&quot;;ROUND([.B265]-[.D266];2))" office:value-type="currency" office:currency="USD" office:value="42881.49">
            <text:p>$42,881.49</text:p>
          </table:table-cell>
          <table:table-cell table:formula="of:=IF(OR(EXACT([.B265];&quot;&quot;);[.B265]&lt;=0);&quot;&quot;;[.B265]*[.$D$1])" office:value-type="currency" office:currency="USD" office:value="185.400375">
            <text:p>$185.40</text:p>
          </table:table-cell>
          <table:table-cell table:formula="of:=IF(OR(EXACT([.B265];&quot;&quot;);[.B265]&lt;=0);&quot;&quot;;[.E266]-[.C266])" office:value-type="currency" office:currency="USD" office:value="1614.599625">
            <text:p>$1,614.60</text:p>
          </table:table-cell>
          <table:table-cell table:formula="of:=IF(OR(EXACT([.B265];&quot;&quot;);[.B265]&lt;=0);&quot;&quot;;IF([.G266]&gt;0;[.G266];MIN([.B265]+[.C26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65]-[.S266];2)" office:value-type="currency" office:currency="USD" office:value="131486.86">
            <text:p>$131,486.86</text:p>
          </table:table-cell>
          <table:table-cell table:formula="of:=[.Q265]*[.$D$1]" office:value-type="currency" office:currency="USD" office:value="552.271041666667">
            <text:p>$552.27</text:p>
          </table:table-cell>
          <table:table-cell table:formula="of:=[.$D$3]-[.R266]" office:value-type="currency" office:currency="USD" office:value="1058.19382736975">
            <text:p>$1,058.19</text:p>
          </table:table-cell>
          <table:table-cell table:number-columns-repeated="1005"/>
        </table:table-row>
        <table:table-row table:style-name="ro1">
          <table:table-cell table:formula="of:=[.A266]+1" office:value-type="float" office:value="261">
            <text:p>261</text:p>
          </table:table-cell>
          <table:table-cell table:style-name="ce11" table:formula="of:=IF(OR(EXACT([.B266];&quot;&quot;);[.B266]&lt;=0);&quot;&quot;;ROUND([.B266]-[.D267];2))" office:value-type="currency" office:currency="USD" office:value="41260.16">
            <text:p>$41,260.16</text:p>
          </table:table-cell>
          <table:table-cell table:formula="of:=IF(OR(EXACT([.B266];&quot;&quot;);[.B266]&lt;=0);&quot;&quot;;[.B266]*[.$D$1])" office:value-type="currency" office:currency="USD" office:value="178.672875">
            <text:p>$178.67</text:p>
          </table:table-cell>
          <table:table-cell table:formula="of:=IF(OR(EXACT([.B266];&quot;&quot;);[.B266]&lt;=0);&quot;&quot;;[.E267]-[.C267])" office:value-type="currency" office:currency="USD" office:value="1621.327125">
            <text:p>$1,621.33</text:p>
          </table:table-cell>
          <table:table-cell table:formula="of:=IF(OR(EXACT([.B266];&quot;&quot;);[.B266]&lt;=0);&quot;&quot;;IF([.G267]&gt;0;[.G267];MIN([.B266]+[.C26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66]-[.S267];2)" office:value-type="currency" office:currency="USD" office:value="130424.26">
            <text:p>$130,424.26</text:p>
          </table:table-cell>
          <table:table-cell table:formula="of:=[.Q266]*[.$D$1]" office:value-type="currency" office:currency="USD" office:value="547.861916666667">
            <text:p>$547.86</text:p>
          </table:table-cell>
          <table:table-cell table:formula="of:=[.$D$3]-[.R267]" office:value-type="currency" office:currency="USD" office:value="1062.60295236975">
            <text:p>$1,062.60</text:p>
          </table:table-cell>
          <table:table-cell table:number-columns-repeated="1005"/>
        </table:table-row>
        <table:table-row table:style-name="ro1">
          <table:table-cell table:formula="of:=[.A267]+1" office:value-type="float" office:value="262">
            <text:p>262</text:p>
          </table:table-cell>
          <table:table-cell table:style-name="ce11" table:formula="of:=IF(OR(EXACT([.B267];&quot;&quot;);[.B267]&lt;=0);&quot;&quot;;ROUND([.B267]-[.D268];2))" office:value-type="currency" office:currency="USD" office:value="39632.08">
            <text:p>$39,632.08</text:p>
          </table:table-cell>
          <table:table-cell table:formula="of:=IF(OR(EXACT([.B267];&quot;&quot;);[.B267]&lt;=0);&quot;&quot;;[.B267]*[.$D$1])" office:value-type="currency" office:currency="USD" office:value="171.917333333333">
            <text:p>$171.92</text:p>
          </table:table-cell>
          <table:table-cell table:formula="of:=IF(OR(EXACT([.B267];&quot;&quot;);[.B267]&lt;=0);&quot;&quot;;[.E268]-[.C268])" office:value-type="currency" office:currency="USD" office:value="1628.08266666667">
            <text:p>$1,628.08</text:p>
          </table:table-cell>
          <table:table-cell table:formula="of:=IF(OR(EXACT([.B267];&quot;&quot;);[.B267]&lt;=0);&quot;&quot;;IF([.G268]&gt;0;[.G268];MIN([.B267]+[.C26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67]-[.S268];2)" office:value-type="currency" office:currency="USD" office:value="129357.23">
            <text:p>$129,357.23</text:p>
          </table:table-cell>
          <table:table-cell table:formula="of:=[.Q267]*[.$D$1]" office:value-type="currency" office:currency="USD" office:value="543.434416666667">
            <text:p>$543.43</text:p>
          </table:table-cell>
          <table:table-cell table:formula="of:=[.$D$3]-[.R268]" office:value-type="currency" office:currency="USD" office:value="1067.03045236975">
            <text:p>$1,067.03</text:p>
          </table:table-cell>
          <table:table-cell table:number-columns-repeated="1005"/>
        </table:table-row>
        <table:table-row table:style-name="ro1">
          <table:table-cell table:formula="of:=[.A268]+1" office:value-type="float" office:value="263">
            <text:p>263</text:p>
          </table:table-cell>
          <table:table-cell table:style-name="ce11" table:formula="of:=IF(OR(EXACT([.B268];&quot;&quot;);[.B268]&lt;=0);&quot;&quot;;ROUND([.B268]-[.D269];2))" office:value-type="currency" office:currency="USD" office:value="37997.21">
            <text:p>$37,997.21</text:p>
          </table:table-cell>
          <table:table-cell table:formula="of:=IF(OR(EXACT([.B268];&quot;&quot;);[.B268]&lt;=0);&quot;&quot;;[.B268]*[.$D$1])" office:value-type="currency" office:currency="USD" office:value="165.133666666667">
            <text:p>$165.13</text:p>
          </table:table-cell>
          <table:table-cell table:formula="of:=IF(OR(EXACT([.B268];&quot;&quot;);[.B268]&lt;=0);&quot;&quot;;[.E269]-[.C269])" office:value-type="currency" office:currency="USD" office:value="1634.86633333333">
            <text:p>$1,634.87</text:p>
          </table:table-cell>
          <table:table-cell table:formula="of:=IF(OR(EXACT([.B268];&quot;&quot;);[.B268]&lt;=0);&quot;&quot;;IF([.G269]&gt;0;[.G269];MIN([.B268]+[.C26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68]-[.S269];2)" office:value-type="currency" office:currency="USD" office:value="128285.75">
            <text:p>$128,285.75</text:p>
          </table:table-cell>
          <table:table-cell table:formula="of:=[.Q268]*[.$D$1]" office:value-type="currency" office:currency="USD" office:value="538.988458333333">
            <text:p>$538.99</text:p>
          </table:table-cell>
          <table:table-cell table:formula="of:=[.$D$3]-[.R269]" office:value-type="currency" office:currency="USD" office:value="1071.47641070309">
            <text:p>$1,071.48</text:p>
          </table:table-cell>
          <table:table-cell table:number-columns-repeated="1005"/>
        </table:table-row>
        <table:table-row table:style-name="ro1">
          <table:table-cell table:style-name="ce5" table:formula="of:=[.A269]+1" office:value-type="float" office:value="264">
            <text:p>264</text:p>
          </table:table-cell>
          <table:table-cell table:style-name="ce12" table:formula="of:=IF(OR(EXACT([.B269];&quot;&quot;);[.B269]&lt;=0);&quot;&quot;;ROUND([.B269]-[.D270];2))" office:value-type="currency" office:currency="USD" office:value="36355.53">
            <text:p>$36,355.53</text:p>
          </table:table-cell>
          <table:table-cell table:style-name="ce12" table:formula="of:=IF(OR(EXACT([.B269];&quot;&quot;);[.B269]&lt;=0);&quot;&quot;;[.B269]*[.$D$1])" office:value-type="currency" office:currency="USD" office:value="158.321708333333">
            <text:p>$158.32</text:p>
          </table:table-cell>
          <table:table-cell table:style-name="ce12" table:formula="of:=IF(OR(EXACT([.B269];&quot;&quot;);[.B269]&lt;=0);&quot;&quot;;[.E270]-[.C270])" office:value-type="currency" office:currency="USD" office:value="1641.67829166667">
            <text:p>$1,641.68</text:p>
          </table:table-cell>
          <table:table-cell table:style-name="ce12" table:formula="of:=IF(OR(EXACT([.B269];&quot;&quot;);[.B269]&lt;=0);&quot;&quot;;IF([.G270]&gt;0;[.G270];MIN([.B269]+[.C270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2">
            <text:p>22</text:p>
          </table:table-cell>
          <table:table-cell table:number-columns-repeated="5"/>
          <table:table-cell table:formula="of:=ROUND([.Q269]-[.S270];2)" office:value-type="currency" office:currency="USD" office:value="127209.81">
            <text:p>$127,209.81</text:p>
          </table:table-cell>
          <table:table-cell table:formula="of:=[.Q269]*[.$D$1]" office:value-type="currency" office:currency="USD" office:value="534.523958333333">
            <text:p>$534.52</text:p>
          </table:table-cell>
          <table:table-cell table:formula="of:=[.$D$3]-[.R270]" office:value-type="currency" office:currency="USD" office:value="1075.94091070309">
            <text:p>$1,075.94</text:p>
          </table:table-cell>
          <table:table-cell table:number-columns-repeated="1005"/>
        </table:table-row>
        <table:table-row table:style-name="ro1">
          <table:table-cell table:formula="of:=[.A270]+1" office:value-type="float" office:value="265">
            <text:p>265</text:p>
          </table:table-cell>
          <table:table-cell table:style-name="ce11" table:formula="of:=IF(OR(EXACT([.B270];&quot;&quot;);[.B270]&lt;=0);&quot;&quot;;ROUND([.B270]-[.D271];2))" office:value-type="currency" office:currency="USD" office:value="34707.01">
            <text:p>$34,707.01</text:p>
          </table:table-cell>
          <table:table-cell table:formula="of:=IF(OR(EXACT([.B270];&quot;&quot;);[.B270]&lt;=0);&quot;&quot;;[.B270]*[.$D$1])" office:value-type="currency" office:currency="USD" office:value="151.481375">
            <text:p>$151.48</text:p>
          </table:table-cell>
          <table:table-cell table:formula="of:=IF(OR(EXACT([.B270];&quot;&quot;);[.B270]&lt;=0);&quot;&quot;;[.E271]-[.C271])" office:value-type="currency" office:currency="USD" office:value="1648.518625">
            <text:p>$1,648.52</text:p>
          </table:table-cell>
          <table:table-cell table:formula="of:=IF(OR(EXACT([.B270];&quot;&quot;);[.B270]&lt;=0);&quot;&quot;;IF([.G271]&gt;0;[.G271];MIN([.B270]+[.C27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70]-[.S271];2)" office:value-type="currency" office:currency="USD" office:value="126129.39">
            <text:p>$126,129.39</text:p>
          </table:table-cell>
          <table:table-cell table:formula="of:=[.Q270]*[.$D$1]" office:value-type="currency" office:currency="USD" office:value="530.040875">
            <text:p>$530.04</text:p>
          </table:table-cell>
          <table:table-cell table:formula="of:=[.$D$3]-[.R271]" office:value-type="currency" office:currency="USD" office:value="1080.42399403642">
            <text:p>$1,080.42</text:p>
          </table:table-cell>
          <table:table-cell table:number-columns-repeated="1005"/>
        </table:table-row>
        <table:table-row table:style-name="ro1">
          <table:table-cell table:formula="of:=[.A271]+1" office:value-type="float" office:value="266">
            <text:p>266</text:p>
          </table:table-cell>
          <table:table-cell table:style-name="ce11" table:formula="of:=IF(OR(EXACT([.B271];&quot;&quot;);[.B271]&lt;=0);&quot;&quot;;ROUND([.B271]-[.D272];2))" office:value-type="currency" office:currency="USD" office:value="33051.62">
            <text:p>$33,051.62</text:p>
          </table:table-cell>
          <table:table-cell table:formula="of:=IF(OR(EXACT([.B271];&quot;&quot;);[.B271]&lt;=0);&quot;&quot;;[.B271]*[.$D$1])" office:value-type="currency" office:currency="USD" office:value="144.612541666667">
            <text:p>$144.61</text:p>
          </table:table-cell>
          <table:table-cell table:formula="of:=IF(OR(EXACT([.B271];&quot;&quot;);[.B271]&lt;=0);&quot;&quot;;[.E272]-[.C272])" office:value-type="currency" office:currency="USD" office:value="1655.38745833333">
            <text:p>$1,655.39</text:p>
          </table:table-cell>
          <table:table-cell table:formula="of:=IF(OR(EXACT([.B271];&quot;&quot;);[.B271]&lt;=0);&quot;&quot;;IF([.G272]&gt;0;[.G272];MIN([.B271]+[.C272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71]-[.S272];2)" office:value-type="currency" office:currency="USD" office:value="125044.46">
            <text:p>$125,044.46</text:p>
          </table:table-cell>
          <table:table-cell table:formula="of:=[.Q271]*[.$D$1]" office:value-type="currency" office:currency="USD" office:value="525.539125">
            <text:p>$525.54</text:p>
          </table:table-cell>
          <table:table-cell table:formula="of:=[.$D$3]-[.R272]" office:value-type="currency" office:currency="USD" office:value="1084.92574403642">
            <text:p>$1,084.93</text:p>
          </table:table-cell>
          <table:table-cell table:number-columns-repeated="1005"/>
        </table:table-row>
        <table:table-row table:style-name="ro1">
          <table:table-cell table:formula="of:=[.A272]+1" office:value-type="float" office:value="267">
            <text:p>267</text:p>
          </table:table-cell>
          <table:table-cell table:style-name="ce11" table:formula="of:=IF(OR(EXACT([.B272];&quot;&quot;);[.B272]&lt;=0);&quot;&quot;;ROUND([.B272]-[.D273];2))" office:value-type="currency" office:currency="USD" office:value="31389.34">
            <text:p>$31,389.34</text:p>
          </table:table-cell>
          <table:table-cell table:formula="of:=IF(OR(EXACT([.B272];&quot;&quot;);[.B272]&lt;=0);&quot;&quot;;[.B272]*[.$D$1])" office:value-type="currency" office:currency="USD" office:value="137.715083333333">
            <text:p>$137.72</text:p>
          </table:table-cell>
          <table:table-cell table:formula="of:=IF(OR(EXACT([.B272];&quot;&quot;);[.B272]&lt;=0);&quot;&quot;;[.E273]-[.C273])" office:value-type="currency" office:currency="USD" office:value="1662.28491666667">
            <text:p>$1,662.28</text:p>
          </table:table-cell>
          <table:table-cell table:formula="of:=IF(OR(EXACT([.B272];&quot;&quot;);[.B272]&lt;=0);&quot;&quot;;IF([.G273]&gt;0;[.G273];MIN([.B272]+[.C27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72]-[.S273];2)" office:value-type="currency" office:currency="USD" office:value="123955.01">
            <text:p>$123,955.01</text:p>
          </table:table-cell>
          <table:table-cell table:formula="of:=[.Q272]*[.$D$1]" office:value-type="currency" office:currency="USD" office:value="521.018583333333">
            <text:p>$521.02</text:p>
          </table:table-cell>
          <table:table-cell table:formula="of:=[.$D$3]-[.R273]" office:value-type="currency" office:currency="USD" office:value="1089.44628570309">
            <text:p>$1,089.45</text:p>
          </table:table-cell>
          <table:table-cell table:number-columns-repeated="1005"/>
        </table:table-row>
        <table:table-row table:style-name="ro1">
          <table:table-cell table:formula="of:=[.A273]+1" office:value-type="float" office:value="268">
            <text:p>268</text:p>
          </table:table-cell>
          <table:table-cell table:style-name="ce11" table:formula="of:=IF(OR(EXACT([.B273];&quot;&quot;);[.B273]&lt;=0);&quot;&quot;;ROUND([.B273]-[.D274];2))" office:value-type="currency" office:currency="USD" office:value="29720.13">
            <text:p>$29,720.13</text:p>
          </table:table-cell>
          <table:table-cell table:formula="of:=IF(OR(EXACT([.B273];&quot;&quot;);[.B273]&lt;=0);&quot;&quot;;[.B273]*[.$D$1])" office:value-type="currency" office:currency="USD" office:value="130.788916666667">
            <text:p>$130.79</text:p>
          </table:table-cell>
          <table:table-cell table:formula="of:=IF(OR(EXACT([.B273];&quot;&quot;);[.B273]&lt;=0);&quot;&quot;;[.E274]-[.C274])" office:value-type="currency" office:currency="USD" office:value="1669.21108333333">
            <text:p>$1,669.21</text:p>
          </table:table-cell>
          <table:table-cell table:formula="of:=IF(OR(EXACT([.B273];&quot;&quot;);[.B273]&lt;=0);&quot;&quot;;IF([.G274]&gt;0;[.G274];MIN([.B273]+[.C27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73]-[.S274];2)" office:value-type="currency" office:currency="USD" office:value="122861.02">
            <text:p>$122,861.02</text:p>
          </table:table-cell>
          <table:table-cell table:formula="of:=[.Q273]*[.$D$1]" office:value-type="currency" office:currency="USD" office:value="516.479208333333">
            <text:p>$516.48</text:p>
          </table:table-cell>
          <table:table-cell table:formula="of:=[.$D$3]-[.R274]" office:value-type="currency" office:currency="USD" office:value="1093.98566070309">
            <text:p>$1,093.99</text:p>
          </table:table-cell>
          <table:table-cell table:number-columns-repeated="1005"/>
        </table:table-row>
        <table:table-row table:style-name="ro1">
          <table:table-cell table:formula="of:=[.A274]+1" office:value-type="float" office:value="269">
            <text:p>269</text:p>
          </table:table-cell>
          <table:table-cell table:style-name="ce11" table:formula="of:=IF(OR(EXACT([.B274];&quot;&quot;);[.B274]&lt;=0);&quot;&quot;;ROUND([.B274]-[.D275];2))" office:value-type="currency" office:currency="USD" office:value="28043.96">
            <text:p>$28,043.96</text:p>
          </table:table-cell>
          <table:table-cell table:formula="of:=IF(OR(EXACT([.B274];&quot;&quot;);[.B274]&lt;=0);&quot;&quot;;[.B274]*[.$D$1])" office:value-type="currency" office:currency="USD" office:value="123.833875">
            <text:p>$123.83</text:p>
          </table:table-cell>
          <table:table-cell table:formula="of:=IF(OR(EXACT([.B274];&quot;&quot;);[.B274]&lt;=0);&quot;&quot;;[.E275]-[.C275])" office:value-type="currency" office:currency="USD" office:value="1676.166125">
            <text:p>$1,676.17</text:p>
          </table:table-cell>
          <table:table-cell table:formula="of:=IF(OR(EXACT([.B274];&quot;&quot;);[.B274]&lt;=0);&quot;&quot;;IF([.G275]&gt;0;[.G275];MIN([.B274]+[.C27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74]-[.S275];2)" office:value-type="currency" office:currency="USD" office:value="121762.48">
            <text:p>$121,762.48</text:p>
          </table:table-cell>
          <table:table-cell table:formula="of:=[.Q274]*[.$D$1]" office:value-type="currency" office:currency="USD" office:value="511.920916666667">
            <text:p>$511.92</text:p>
          </table:table-cell>
          <table:table-cell table:formula="of:=[.$D$3]-[.R275]" office:value-type="currency" office:currency="USD" office:value="1098.54395236975">
            <text:p>$1,098.54</text:p>
          </table:table-cell>
          <table:table-cell table:number-columns-repeated="1005"/>
        </table:table-row>
        <table:table-row table:style-name="ro1">
          <table:table-cell table:formula="of:=[.A275]+1" office:value-type="float" office:value="270">
            <text:p>270</text:p>
          </table:table-cell>
          <table:table-cell table:style-name="ce11" table:formula="of:=IF(OR(EXACT([.B275];&quot;&quot;);[.B275]&lt;=0);&quot;&quot;;ROUND([.B275]-[.D276];2))" office:value-type="currency" office:currency="USD" office:value="26360.81">
            <text:p>$26,360.81</text:p>
          </table:table-cell>
          <table:table-cell table:formula="of:=IF(OR(EXACT([.B275];&quot;&quot;);[.B275]&lt;=0);&quot;&quot;;[.B275]*[.$D$1])" office:value-type="currency" office:currency="USD" office:value="116.849833333333">
            <text:p>$116.85</text:p>
          </table:table-cell>
          <table:table-cell table:formula="of:=IF(OR(EXACT([.B275];&quot;&quot;);[.B275]&lt;=0);&quot;&quot;;[.E276]-[.C276])" office:value-type="currency" office:currency="USD" office:value="1683.15016666667">
            <text:p>$1,683.15</text:p>
          </table:table-cell>
          <table:table-cell table:formula="of:=IF(OR(EXACT([.B275];&quot;&quot;);[.B275]&lt;=0);&quot;&quot;;IF([.G276]&gt;0;[.G276];MIN([.B275]+[.C27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75]-[.S276];2)" office:value-type="currency" office:currency="USD" office:value="120659.36">
            <text:p>$120,659.36</text:p>
          </table:table-cell>
          <table:table-cell table:formula="of:=[.Q275]*[.$D$1]" office:value-type="currency" office:currency="USD" office:value="507.343666666667">
            <text:p>$507.34</text:p>
          </table:table-cell>
          <table:table-cell table:formula="of:=[.$D$3]-[.R276]" office:value-type="currency" office:currency="USD" office:value="1103.12120236975">
            <text:p>$1,103.12</text:p>
          </table:table-cell>
          <table:table-cell table:number-columns-repeated="1005"/>
        </table:table-row>
        <table:table-row table:style-name="ro1">
          <table:table-cell table:formula="of:=[.A276]+1" office:value-type="float" office:value="271">
            <text:p>271</text:p>
          </table:table-cell>
          <table:table-cell table:style-name="ce11" table:formula="of:=IF(OR(EXACT([.B276];&quot;&quot;);[.B276]&lt;=0);&quot;&quot;;ROUND([.B276]-[.D277];2))" office:value-type="currency" office:currency="USD" office:value="24670.65">
            <text:p>$24,670.65</text:p>
          </table:table-cell>
          <table:table-cell table:formula="of:=IF(OR(EXACT([.B276];&quot;&quot;);[.B276]&lt;=0);&quot;&quot;;[.B276]*[.$D$1])" office:value-type="currency" office:currency="USD" office:value="109.836708333333">
            <text:p>$109.84</text:p>
          </table:table-cell>
          <table:table-cell table:formula="of:=IF(OR(EXACT([.B276];&quot;&quot;);[.B276]&lt;=0);&quot;&quot;;[.E277]-[.C277])" office:value-type="currency" office:currency="USD" office:value="1690.16329166667">
            <text:p>$1,690.16</text:p>
          </table:table-cell>
          <table:table-cell table:formula="of:=IF(OR(EXACT([.B276];&quot;&quot;);[.B276]&lt;=0);&quot;&quot;;IF([.G277]&gt;0;[.G277];MIN([.B276]+[.C27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76]-[.S277];2)" office:value-type="currency" office:currency="USD" office:value="119551.64">
            <text:p>$119,551.64</text:p>
          </table:table-cell>
          <table:table-cell table:formula="of:=[.Q276]*[.$D$1]" office:value-type="currency" office:currency="USD" office:value="502.747333333333">
            <text:p>$502.75</text:p>
          </table:table-cell>
          <table:table-cell table:formula="of:=[.$D$3]-[.R277]" office:value-type="currency" office:currency="USD" office:value="1107.71753570309">
            <text:p>$1,107.72</text:p>
          </table:table-cell>
          <table:table-cell table:number-columns-repeated="1005"/>
        </table:table-row>
        <table:table-row table:style-name="ro1">
          <table:table-cell table:formula="of:=[.A277]+1" office:value-type="float" office:value="272">
            <text:p>272</text:p>
          </table:table-cell>
          <table:table-cell table:style-name="ce11" table:formula="of:=IF(OR(EXACT([.B277];&quot;&quot;);[.B277]&lt;=0);&quot;&quot;;ROUND([.B277]-[.D278];2))" office:value-type="currency" office:currency="USD" office:value="22973.44">
            <text:p>$22,973.44</text:p>
          </table:table-cell>
          <table:table-cell table:formula="of:=IF(OR(EXACT([.B277];&quot;&quot;);[.B277]&lt;=0);&quot;&quot;;[.B277]*[.$D$1])" office:value-type="currency" office:currency="USD" office:value="102.794375">
            <text:p>$102.79</text:p>
          </table:table-cell>
          <table:table-cell table:formula="of:=IF(OR(EXACT([.B277];&quot;&quot;);[.B277]&lt;=0);&quot;&quot;;[.E278]-[.C278])" office:value-type="currency" office:currency="USD" office:value="1697.205625">
            <text:p>$1,697.21</text:p>
          </table:table-cell>
          <table:table-cell table:formula="of:=IF(OR(EXACT([.B277];&quot;&quot;);[.B277]&lt;=0);&quot;&quot;;IF([.G278]&gt;0;[.G278];MIN([.B277]+[.C27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77]-[.S278];2)" office:value-type="currency" office:currency="USD" office:value="118439.31">
            <text:p>$118,439.31</text:p>
          </table:table-cell>
          <table:table-cell table:formula="of:=[.Q277]*[.$D$1]" office:value-type="currency" office:currency="USD" office:value="498.131833333333">
            <text:p>$498.13</text:p>
          </table:table-cell>
          <table:table-cell table:formula="of:=[.$D$3]-[.R278]" office:value-type="currency" office:currency="USD" office:value="1112.33303570309">
            <text:p>$1,112.33</text:p>
          </table:table-cell>
          <table:table-cell table:number-columns-repeated="1005"/>
        </table:table-row>
        <table:table-row table:style-name="ro1">
          <table:table-cell table:formula="of:=[.A278]+1" office:value-type="float" office:value="273">
            <text:p>273</text:p>
          </table:table-cell>
          <table:table-cell table:style-name="ce11" table:formula="of:=IF(OR(EXACT([.B278];&quot;&quot;);[.B278]&lt;=0);&quot;&quot;;ROUND([.B278]-[.D279];2))" office:value-type="currency" office:currency="USD" office:value="21269.16">
            <text:p>$21,269.16</text:p>
          </table:table-cell>
          <table:table-cell table:formula="of:=IF(OR(EXACT([.B278];&quot;&quot;);[.B278]&lt;=0);&quot;&quot;;[.B278]*[.$D$1])" office:value-type="currency" office:currency="USD" office:value="95.7226666666667">
            <text:p>$95.72</text:p>
          </table:table-cell>
          <table:table-cell table:formula="of:=IF(OR(EXACT([.B278];&quot;&quot;);[.B278]&lt;=0);&quot;&quot;;[.E279]-[.C279])" office:value-type="currency" office:currency="USD" office:value="1704.27733333333">
            <text:p>$1,704.28</text:p>
          </table:table-cell>
          <table:table-cell table:formula="of:=IF(OR(EXACT([.B278];&quot;&quot;);[.B278]&lt;=0);&quot;&quot;;IF([.G279]&gt;0;[.G279];MIN([.B278]+[.C27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78]-[.S279];2)" office:value-type="currency" office:currency="USD" office:value="117322.34">
            <text:p>$117,322.34</text:p>
          </table:table-cell>
          <table:table-cell table:formula="of:=[.Q278]*[.$D$1]" office:value-type="currency" office:currency="USD" office:value="493.497125">
            <text:p>$493.50</text:p>
          </table:table-cell>
          <table:table-cell table:formula="of:=[.$D$3]-[.R279]" office:value-type="currency" office:currency="USD" office:value="1116.96774403642">
            <text:p>$1,116.97</text:p>
          </table:table-cell>
          <table:table-cell table:number-columns-repeated="1005"/>
        </table:table-row>
        <table:table-row table:style-name="ro1">
          <table:table-cell table:formula="of:=[.A279]+1" office:value-type="float" office:value="274">
            <text:p>274</text:p>
          </table:table-cell>
          <table:table-cell table:style-name="ce11" table:formula="of:=IF(OR(EXACT([.B279];&quot;&quot;);[.B279]&lt;=0);&quot;&quot;;ROUND([.B279]-[.D280];2))" office:value-type="currency" office:currency="USD" office:value="19557.78">
            <text:p>$19,557.78</text:p>
          </table:table-cell>
          <table:table-cell table:formula="of:=IF(OR(EXACT([.B279];&quot;&quot;);[.B279]&lt;=0);&quot;&quot;;[.B279]*[.$D$1])" office:value-type="currency" office:currency="USD" office:value="88.6215">
            <text:p>$88.62</text:p>
          </table:table-cell>
          <table:table-cell table:formula="of:=IF(OR(EXACT([.B279];&quot;&quot;);[.B279]&lt;=0);&quot;&quot;;[.E280]-[.C280])" office:value-type="currency" office:currency="USD" office:value="1711.3785">
            <text:p>$1,711.38</text:p>
          </table:table-cell>
          <table:table-cell table:formula="of:=IF(OR(EXACT([.B279];&quot;&quot;);[.B279]&lt;=0);&quot;&quot;;IF([.G280]&gt;0;[.G280];MIN([.B279]+[.C28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79]-[.S280];2)" office:value-type="currency" office:currency="USD" office:value="116200.72">
            <text:p>$116,200.72</text:p>
          </table:table-cell>
          <table:table-cell table:formula="of:=[.Q279]*[.$D$1]" office:value-type="currency" office:currency="USD" office:value="488.843083333333">
            <text:p>$488.84</text:p>
          </table:table-cell>
          <table:table-cell table:formula="of:=[.$D$3]-[.R280]" office:value-type="currency" office:currency="USD" office:value="1121.62178570309">
            <text:p>$1,121.62</text:p>
          </table:table-cell>
          <table:table-cell table:number-columns-repeated="1005"/>
        </table:table-row>
        <table:table-row table:style-name="ro1">
          <table:table-cell table:formula="of:=[.A280]+1" office:value-type="float" office:value="275">
            <text:p>275</text:p>
          </table:table-cell>
          <table:table-cell table:style-name="ce11" table:formula="of:=IF(OR(EXACT([.B280];&quot;&quot;);[.B280]&lt;=0);&quot;&quot;;ROUND([.B280]-[.D281];2))" office:value-type="currency" office:currency="USD" office:value="17839.27">
            <text:p>$17,839.27</text:p>
          </table:table-cell>
          <table:table-cell table:formula="of:=IF(OR(EXACT([.B280];&quot;&quot;);[.B280]&lt;=0);&quot;&quot;;[.B280]*[.$D$1])" office:value-type="currency" office:currency="USD" office:value="81.49075">
            <text:p>$81.49</text:p>
          </table:table-cell>
          <table:table-cell table:formula="of:=IF(OR(EXACT([.B280];&quot;&quot;);[.B280]&lt;=0);&quot;&quot;;[.E281]-[.C281])" office:value-type="currency" office:currency="USD" office:value="1718.50925">
            <text:p>$1,718.51</text:p>
          </table:table-cell>
          <table:table-cell table:formula="of:=IF(OR(EXACT([.B280];&quot;&quot;);[.B280]&lt;=0);&quot;&quot;;IF([.G281]&gt;0;[.G281];MIN([.B280]+[.C28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80]-[.S281];2)" office:value-type="currency" office:currency="USD" office:value="115074.42">
            <text:p>$115,074.42</text:p>
          </table:table-cell>
          <table:table-cell table:formula="of:=[.Q280]*[.$D$1]" office:value-type="currency" office:currency="USD" office:value="484.169666666667">
            <text:p>$484.17</text:p>
          </table:table-cell>
          <table:table-cell table:formula="of:=[.$D$3]-[.R281]" office:value-type="currency" office:currency="USD" office:value="1126.29520236975">
            <text:p>$1,126.30</text:p>
          </table:table-cell>
          <table:table-cell table:number-columns-repeated="1005"/>
        </table:table-row>
        <table:table-row table:style-name="ro1">
          <table:table-cell table:style-name="ce5" table:formula="of:=[.A281]+1" office:value-type="float" office:value="276">
            <text:p>276</text:p>
          </table:table-cell>
          <table:table-cell table:style-name="ce12" table:formula="of:=IF(OR(EXACT([.B281];&quot;&quot;);[.B281]&lt;=0);&quot;&quot;;ROUND([.B281]-[.D282];2))" office:value-type="currency" office:currency="USD" office:value="16113.6">
            <text:p>$16,113.60</text:p>
          </table:table-cell>
          <table:table-cell table:style-name="ce12" table:formula="of:=IF(OR(EXACT([.B281];&quot;&quot;);[.B281]&lt;=0);&quot;&quot;;[.B281]*[.$D$1])" office:value-type="currency" office:currency="USD" office:value="74.3302916666667">
            <text:p>$74.33</text:p>
          </table:table-cell>
          <table:table-cell table:style-name="ce12" table:formula="of:=IF(OR(EXACT([.B281];&quot;&quot;);[.B281]&lt;=0);&quot;&quot;;[.E282]-[.C282])" office:value-type="currency" office:currency="USD" office:value="1725.66970833333">
            <text:p>$1,725.67</text:p>
          </table:table-cell>
          <table:table-cell table:style-name="ce12" table:formula="of:=IF(OR(EXACT([.B281];&quot;&quot;);[.B281]&lt;=0);&quot;&quot;;IF([.G282]&gt;0;[.G282];MIN([.B281]+[.C282];IF([.$J$5]&gt;0;[.$J$5];[.$D$3]))))" office:value-type="currency" office:currency="USD" office:value="1800">
            <text:p>$1,800.00</text:p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3">
            <text:p>23</text:p>
          </table:table-cell>
          <table:table-cell table:number-columns-repeated="5"/>
          <table:table-cell table:formula="of:=ROUND([.Q281]-[.S282];2)" office:value-type="currency" office:currency="USD" office:value="113943.43">
            <text:p>$113,943.43</text:p>
          </table:table-cell>
          <table:table-cell table:formula="of:=[.Q281]*[.$D$1]" office:value-type="currency" office:currency="USD" office:value="479.47675">
            <text:p>$479.48</text:p>
          </table:table-cell>
          <table:table-cell table:formula="of:=[.$D$3]-[.R282]" office:value-type="currency" office:currency="USD" office:value="1130.98811903642">
            <text:p>$1,130.99</text:p>
          </table:table-cell>
          <table:table-cell table:number-columns-repeated="1005"/>
        </table:table-row>
        <table:table-row table:style-name="ro1">
          <table:table-cell table:formula="of:=[.A282]+1" office:value-type="float" office:value="277">
            <text:p>277</text:p>
          </table:table-cell>
          <table:table-cell table:style-name="ce11" table:formula="of:=IF(OR(EXACT([.B282];&quot;&quot;);[.B282]&lt;=0);&quot;&quot;;ROUND([.B282]-[.D283];2))" office:value-type="currency" office:currency="USD" office:value="14380.74">
            <text:p>$14,380.74</text:p>
          </table:table-cell>
          <table:table-cell table:formula="of:=IF(OR(EXACT([.B282];&quot;&quot;);[.B282]&lt;=0);&quot;&quot;;[.B282]*[.$D$1])" office:value-type="currency" office:currency="USD" office:value="67.14">
            <text:p>$67.14</text:p>
          </table:table-cell>
          <table:table-cell table:formula="of:=IF(OR(EXACT([.B282];&quot;&quot;);[.B282]&lt;=0);&quot;&quot;;[.E283]-[.C283])" office:value-type="currency" office:currency="USD" office:value="1732.86">
            <text:p>$1,732.86</text:p>
          </table:table-cell>
          <table:table-cell table:formula="of:=IF(OR(EXACT([.B282];&quot;&quot;);[.B282]&lt;=0);&quot;&quot;;IF([.G283]&gt;0;[.G283];MIN([.B282]+[.C283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82]-[.S283];2)" office:value-type="currency" office:currency="USD" office:value="112807.73">
            <text:p>$112,807.73</text:p>
          </table:table-cell>
          <table:table-cell table:formula="of:=[.Q282]*[.$D$1]" office:value-type="currency" office:currency="USD" office:value="474.764291666667">
            <text:p>$474.76</text:p>
          </table:table-cell>
          <table:table-cell table:formula="of:=[.$D$3]-[.R283]" office:value-type="currency" office:currency="USD" office:value="1135.70057736975">
            <text:p>$1,135.70</text:p>
          </table:table-cell>
          <table:table-cell table:number-columns-repeated="1005"/>
        </table:table-row>
        <table:table-row table:style-name="ro1">
          <table:table-cell table:formula="of:=[.A283]+1" office:value-type="float" office:value="278">
            <text:p>278</text:p>
          </table:table-cell>
          <table:table-cell table:style-name="ce11" table:formula="of:=IF(OR(EXACT([.B283];&quot;&quot;);[.B283]&lt;=0);&quot;&quot;;ROUND([.B283]-[.D284];2))" office:value-type="currency" office:currency="USD" office:value="12640.66">
            <text:p>$12,640.66</text:p>
          </table:table-cell>
          <table:table-cell table:formula="of:=IF(OR(EXACT([.B283];&quot;&quot;);[.B283]&lt;=0);&quot;&quot;;[.B283]*[.$D$1])" office:value-type="currency" office:currency="USD" office:value="59.91975">
            <text:p>$59.92</text:p>
          </table:table-cell>
          <table:table-cell table:formula="of:=IF(OR(EXACT([.B283];&quot;&quot;);[.B283]&lt;=0);&quot;&quot;;[.E284]-[.C284])" office:value-type="currency" office:currency="USD" office:value="1740.08025">
            <text:p>$1,740.08</text:p>
          </table:table-cell>
          <table:table-cell table:formula="of:=IF(OR(EXACT([.B283];&quot;&quot;);[.B283]&lt;=0);&quot;&quot;;IF([.G284]&gt;0;[.G284];MIN([.B283]+[.C284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83]-[.S284];2)" office:value-type="currency" office:currency="USD" office:value="111667.3">
            <text:p>$111,667.30</text:p>
          </table:table-cell>
          <table:table-cell table:formula="of:=[.Q283]*[.$D$1]" office:value-type="currency" office:currency="USD" office:value="470.032208333333">
            <text:p>$470.03</text:p>
          </table:table-cell>
          <table:table-cell table:formula="of:=[.$D$3]-[.R284]" office:value-type="currency" office:currency="USD" office:value="1140.43266070309">
            <text:p>$1,140.43</text:p>
          </table:table-cell>
          <table:table-cell table:number-columns-repeated="1005"/>
        </table:table-row>
        <table:table-row table:style-name="ro1">
          <table:table-cell table:formula="of:=[.A284]+1" office:value-type="float" office:value="279">
            <text:p>279</text:p>
          </table:table-cell>
          <table:table-cell table:style-name="ce11" table:formula="of:=IF(OR(EXACT([.B284];&quot;&quot;);[.B284]&lt;=0);&quot;&quot;;ROUND([.B284]-[.D285];2))" office:value-type="currency" office:currency="USD" office:value="10893.33">
            <text:p>$10,893.33</text:p>
          </table:table-cell>
          <table:table-cell table:formula="of:=IF(OR(EXACT([.B284];&quot;&quot;);[.B284]&lt;=0);&quot;&quot;;[.B284]*[.$D$1])" office:value-type="currency" office:currency="USD" office:value="52.6694166666667">
            <text:p>$52.67</text:p>
          </table:table-cell>
          <table:table-cell table:formula="of:=IF(OR(EXACT([.B284];&quot;&quot;);[.B284]&lt;=0);&quot;&quot;;[.E285]-[.C285])" office:value-type="currency" office:currency="USD" office:value="1747.33058333333">
            <text:p>$1,747.33</text:p>
          </table:table-cell>
          <table:table-cell table:formula="of:=IF(OR(EXACT([.B284];&quot;&quot;);[.B284]&lt;=0);&quot;&quot;;IF([.G285]&gt;0;[.G285];MIN([.B284]+[.C285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84]-[.S285];2)" office:value-type="currency" office:currency="USD" office:value="110522.12">
            <text:p>$110,522.12</text:p>
          </table:table-cell>
          <table:table-cell table:formula="of:=[.Q284]*[.$D$1]" office:value-type="currency" office:currency="USD" office:value="465.280416666667">
            <text:p>$465.28</text:p>
          </table:table-cell>
          <table:table-cell table:formula="of:=[.$D$3]-[.R285]" office:value-type="currency" office:currency="USD" office:value="1145.18445236975">
            <text:p>$1,145.18</text:p>
          </table:table-cell>
          <table:table-cell table:number-columns-repeated="1005"/>
        </table:table-row>
        <table:table-row table:style-name="ro1">
          <table:table-cell table:formula="of:=[.A285]+1" office:value-type="float" office:value="280">
            <text:p>280</text:p>
          </table:table-cell>
          <table:table-cell table:style-name="ce11" table:formula="of:=IF(OR(EXACT([.B285];&quot;&quot;);[.B285]&lt;=0);&quot;&quot;;ROUND([.B285]-[.D286];2))" office:value-type="currency" office:currency="USD" office:value="9138.72">
            <text:p>$9,138.72</text:p>
          </table:table-cell>
          <table:table-cell table:formula="of:=IF(OR(EXACT([.B285];&quot;&quot;);[.B285]&lt;=0);&quot;&quot;;[.B285]*[.$D$1])" office:value-type="currency" office:currency="USD" office:value="45.388875">
            <text:p>$45.39</text:p>
          </table:table-cell>
          <table:table-cell table:formula="of:=IF(OR(EXACT([.B285];&quot;&quot;);[.B285]&lt;=0);&quot;&quot;;[.E286]-[.C286])" office:value-type="currency" office:currency="USD" office:value="1754.611125">
            <text:p>$1,754.61</text:p>
          </table:table-cell>
          <table:table-cell table:formula="of:=IF(OR(EXACT([.B285];&quot;&quot;);[.B285]&lt;=0);&quot;&quot;;IF([.G286]&gt;0;[.G286];MIN([.B285]+[.C286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85]-[.S286];2)" office:value-type="currency" office:currency="USD" office:value="109372.16">
            <text:p>$109,372.16</text:p>
          </table:table-cell>
          <table:table-cell table:formula="of:=[.Q285]*[.$D$1]" office:value-type="currency" office:currency="USD" office:value="460.508833333333">
            <text:p>$460.51</text:p>
          </table:table-cell>
          <table:table-cell table:formula="of:=[.$D$3]-[.R286]" office:value-type="currency" office:currency="USD" office:value="1149.95603570309">
            <text:p>$1,149.96</text:p>
          </table:table-cell>
          <table:table-cell table:number-columns-repeated="1005"/>
        </table:table-row>
        <table:table-row table:style-name="ro1">
          <table:table-cell table:formula="of:=[.A286]+1" office:value-type="float" office:value="281">
            <text:p>281</text:p>
          </table:table-cell>
          <table:table-cell table:style-name="ce11" table:formula="of:=IF(OR(EXACT([.B286];&quot;&quot;);[.B286]&lt;=0);&quot;&quot;;ROUND([.B286]-[.D287];2))" office:value-type="currency" office:currency="USD" office:value="7376.8">
            <text:p>$7,376.80</text:p>
          </table:table-cell>
          <table:table-cell table:formula="of:=IF(OR(EXACT([.B286];&quot;&quot;);[.B286]&lt;=0);&quot;&quot;;[.B286]*[.$D$1])" office:value-type="currency" office:currency="USD" office:value="38.078">
            <text:p>$38.08</text:p>
          </table:table-cell>
          <table:table-cell table:formula="of:=IF(OR(EXACT([.B286];&quot;&quot;);[.B286]&lt;=0);&quot;&quot;;[.E287]-[.C287])" office:value-type="currency" office:currency="USD" office:value="1761.922">
            <text:p>$1,761.92</text:p>
          </table:table-cell>
          <table:table-cell table:formula="of:=IF(OR(EXACT([.B286];&quot;&quot;);[.B286]&lt;=0);&quot;&quot;;IF([.G287]&gt;0;[.G287];MIN([.B286]+[.C287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86]-[.S287];2)" office:value-type="currency" office:currency="USD" office:value="108217.41">
            <text:p>$108,217.41</text:p>
          </table:table-cell>
          <table:table-cell table:formula="of:=[.Q286]*[.$D$1]" office:value-type="currency" office:currency="USD" office:value="455.717333333333">
            <text:p>$455.72</text:p>
          </table:table-cell>
          <table:table-cell table:formula="of:=[.$D$3]-[.R287]" office:value-type="currency" office:currency="USD" office:value="1154.74753570309">
            <text:p>$1,154.75</text:p>
          </table:table-cell>
          <table:table-cell table:number-columns-repeated="1005"/>
        </table:table-row>
        <table:table-row table:style-name="ro1">
          <table:table-cell table:formula="of:=[.A287]+1" office:value-type="float" office:value="282">
            <text:p>282</text:p>
          </table:table-cell>
          <table:table-cell table:style-name="ce11" table:formula="of:=IF(OR(EXACT([.B287];&quot;&quot;);[.B287]&lt;=0);&quot;&quot;;ROUND([.B287]-[.D288];2))" office:value-type="currency" office:currency="USD" office:value="5607.54">
            <text:p>$5,607.54</text:p>
          </table:table-cell>
          <table:table-cell table:formula="of:=IF(OR(EXACT([.B287];&quot;&quot;);[.B287]&lt;=0);&quot;&quot;;[.B287]*[.$D$1])" office:value-type="currency" office:currency="USD" office:value="30.7366666666667">
            <text:p>$30.74</text:p>
          </table:table-cell>
          <table:table-cell table:formula="of:=IF(OR(EXACT([.B287];&quot;&quot;);[.B287]&lt;=0);&quot;&quot;;[.E288]-[.C288])" office:value-type="currency" office:currency="USD" office:value="1769.26333333333">
            <text:p>$1,769.26</text:p>
          </table:table-cell>
          <table:table-cell table:formula="of:=IF(OR(EXACT([.B287];&quot;&quot;);[.B287]&lt;=0);&quot;&quot;;IF([.G288]&gt;0;[.G288];MIN([.B287]+[.C288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87]-[.S288];2)" office:value-type="currency" office:currency="USD" office:value="107057.85">
            <text:p>$107,057.85</text:p>
          </table:table-cell>
          <table:table-cell table:formula="of:=[.Q287]*[.$D$1]" office:value-type="currency" office:currency="USD" office:value="450.905875">
            <text:p>$450.91</text:p>
          </table:table-cell>
          <table:table-cell table:formula="of:=[.$D$3]-[.R288]" office:value-type="currency" office:currency="USD" office:value="1159.55899403642">
            <text:p>$1,159.56</text:p>
          </table:table-cell>
          <table:table-cell table:number-columns-repeated="1005"/>
        </table:table-row>
        <table:table-row table:style-name="ro1">
          <table:table-cell table:formula="of:=[.A288]+1" office:value-type="float" office:value="283">
            <text:p>283</text:p>
          </table:table-cell>
          <table:table-cell table:style-name="ce11" table:formula="of:=IF(OR(EXACT([.B288];&quot;&quot;);[.B288]&lt;=0);&quot;&quot;;ROUND([.B288]-[.D289];2))" office:value-type="currency" office:currency="USD" office:value="3830.9">
            <text:p>$3,830.90</text:p>
          </table:table-cell>
          <table:table-cell table:formula="of:=IF(OR(EXACT([.B288];&quot;&quot;);[.B288]&lt;=0);&quot;&quot;;[.B288]*[.$D$1])" office:value-type="currency" office:currency="USD" office:value="23.36475">
            <text:p>$23.36</text:p>
          </table:table-cell>
          <table:table-cell table:formula="of:=IF(OR(EXACT([.B288];&quot;&quot;);[.B288]&lt;=0);&quot;&quot;;[.E289]-[.C289])" office:value-type="currency" office:currency="USD" office:value="1776.63525">
            <text:p>$1,776.64</text:p>
          </table:table-cell>
          <table:table-cell table:formula="of:=IF(OR(EXACT([.B288];&quot;&quot;);[.B288]&lt;=0);&quot;&quot;;IF([.G289]&gt;0;[.G289];MIN([.B288]+[.C289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88]-[.S289];2)" office:value-type="currency" office:currency="USD" office:value="105893.46">
            <text:p>$105,893.46</text:p>
          </table:table-cell>
          <table:table-cell table:formula="of:=[.Q288]*[.$D$1]" office:value-type="currency" office:currency="USD" office:value="446.074375">
            <text:p>$446.07</text:p>
          </table:table-cell>
          <table:table-cell table:formula="of:=[.$D$3]-[.R289]" office:value-type="currency" office:currency="USD" office:value="1164.39049403642">
            <text:p>$1,164.39</text:p>
          </table:table-cell>
          <table:table-cell table:number-columns-repeated="1005"/>
        </table:table-row>
        <table:table-row table:style-name="ro1">
          <table:table-cell table:formula="of:=[.A289]+1" office:value-type="float" office:value="284">
            <text:p>284</text:p>
          </table:table-cell>
          <table:table-cell table:style-name="ce11" table:formula="of:=IF(OR(EXACT([.B289];&quot;&quot;);[.B289]&lt;=0);&quot;&quot;;ROUND([.B289]-[.D290];2))" office:value-type="currency" office:currency="USD" office:value="2046.86">
            <text:p>$2,046.86</text:p>
          </table:table-cell>
          <table:table-cell table:formula="of:=IF(OR(EXACT([.B289];&quot;&quot;);[.B289]&lt;=0);&quot;&quot;;[.B289]*[.$D$1])" office:value-type="currency" office:currency="USD" office:value="15.9620833333333">
            <text:p>$15.96</text:p>
          </table:table-cell>
          <table:table-cell table:formula="of:=IF(OR(EXACT([.B289];&quot;&quot;);[.B289]&lt;=0);&quot;&quot;;[.E290]-[.C290])" office:value-type="currency" office:currency="USD" office:value="1784.03791666667">
            <text:p>$1,784.04</text:p>
          </table:table-cell>
          <table:table-cell table:formula="of:=IF(OR(EXACT([.B289];&quot;&quot;);[.B289]&lt;=0);&quot;&quot;;IF([.G290]&gt;0;[.G290];MIN([.B289]+[.C290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89]-[.S290];2)" office:value-type="currency" office:currency="USD" office:value="104724.22">
            <text:p>$104,724.22</text:p>
          </table:table-cell>
          <table:table-cell table:formula="of:=[.Q289]*[.$D$1]" office:value-type="currency" office:currency="USD" office:value="441.22275">
            <text:p>$441.22</text:p>
          </table:table-cell>
          <table:table-cell table:formula="of:=[.$D$3]-[.R290]" office:value-type="currency" office:currency="USD" office:value="1169.24211903642">
            <text:p>$1,169.24</text:p>
          </table:table-cell>
          <table:table-cell table:number-columns-repeated="1005"/>
        </table:table-row>
        <table:table-row table:style-name="ro1">
          <table:table-cell table:formula="of:=[.A290]+1" office:value-type="float" office:value="285">
            <text:p>285</text:p>
          </table:table-cell>
          <table:table-cell table:style-name="ce11" table:formula="of:=IF(OR(EXACT([.B290];&quot;&quot;);[.B290]&lt;=0);&quot;&quot;;ROUND([.B290]-[.D291];2))" office:value-type="currency" office:currency="USD" office:value="255.39">
            <text:p>$255.39</text:p>
          </table:table-cell>
          <table:table-cell table:formula="of:=IF(OR(EXACT([.B290];&quot;&quot;);[.B290]&lt;=0);&quot;&quot;;[.B290]*[.$D$1])" office:value-type="currency" office:currency="USD" office:value="8.52858333333333">
            <text:p>$8.53</text:p>
          </table:table-cell>
          <table:table-cell table:formula="of:=IF(OR(EXACT([.B290];&quot;&quot;);[.B290]&lt;=0);&quot;&quot;;[.E291]-[.C291])" office:value-type="currency" office:currency="USD" office:value="1791.47141666667">
            <text:p>$1,791.47</text:p>
          </table:table-cell>
          <table:table-cell table:formula="of:=IF(OR(EXACT([.B290];&quot;&quot;);[.B290]&lt;=0);&quot;&quot;;IF([.G291]&gt;0;[.G291];MIN([.B290]+[.C291];IF([.$J$5]&gt;0;[.$J$5];[.$D$3]))))" office:value-type="currency" office:currency="USD" office:value="1800">
            <text:p>$1,800.00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90]-[.S291];2)" office:value-type="currency" office:currency="USD" office:value="103550.11">
            <text:p>$103,550.11</text:p>
          </table:table-cell>
          <table:table-cell table:formula="of:=[.Q290]*[.$D$1]" office:value-type="currency" office:currency="USD" office:value="436.350916666667">
            <text:p>$436.35</text:p>
          </table:table-cell>
          <table:table-cell table:formula="of:=[.$D$3]-[.R291]" office:value-type="currency" office:currency="USD" office:value="1174.11395236975">
            <text:p>$1,174.11</text:p>
          </table:table-cell>
          <table:table-cell table:number-columns-repeated="1005"/>
        </table:table-row>
        <table:table-row table:style-name="ro1">
          <table:table-cell table:formula="of:=[.A291]+1" office:value-type="float" office:value="286">
            <text:p>286</text:p>
          </table:table-cell>
          <table:table-cell table:style-name="ce11" table:formula="of:=IF(OR(EXACT([.B291];&quot;&quot;);[.B291]&lt;=0);&quot;&quot;;ROUND([.B291]-[.D292];2))" office:value-type="currency" office:currency="USD" office:value="0">
            <text:p>$0.00</text:p>
          </table:table-cell>
          <table:table-cell table:formula="of:=IF(OR(EXACT([.B291];&quot;&quot;);[.B291]&lt;=0);&quot;&quot;;[.B291]*[.$D$1])" office:value-type="currency" office:currency="USD" office:value="1.064125">
            <text:p>$1.06</text:p>
          </table:table-cell>
          <table:table-cell table:formula="of:=IF(OR(EXACT([.B291];&quot;&quot;);[.B291]&lt;=0);&quot;&quot;;[.E292]-[.C292])" office:value-type="currency" office:currency="USD" office:value="255.39">
            <text:p>$255.39</text:p>
          </table:table-cell>
          <table:table-cell table:formula="of:=IF(OR(EXACT([.B291];&quot;&quot;);[.B291]&lt;=0);&quot;&quot;;IF([.G292]&gt;0;[.G292];MIN([.B291]+[.C292];IF([.$J$5]&gt;0;[.$J$5];[.$D$3]))))" office:value-type="currency" office:currency="USD" office:value="256.454125">
            <text:p>$256.45</text:p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91]-[.S292];2)" office:value-type="currency" office:currency="USD" office:value="102371.1">
            <text:p>$102,371.10</text:p>
          </table:table-cell>
          <table:table-cell table:formula="of:=[.Q291]*[.$D$1]" office:value-type="currency" office:currency="USD" office:value="431.458791666667">
            <text:p>$431.46</text:p>
          </table:table-cell>
          <table:table-cell table:formula="of:=[.$D$3]-[.R292]" office:value-type="currency" office:currency="USD" office:value="1179.00607736975">
            <text:p>$1,179.01</text:p>
          </table:table-cell>
          <table:table-cell table:number-columns-repeated="1005"/>
        </table:table-row>
        <table:table-row table:style-name="ro1">
          <table:table-cell table:formula="of:=[.A292]+1" office:value-type="float" office:value="287">
            <text:p>287</text:p>
          </table:table-cell>
          <table:table-cell table:style-name="ce11" table:formula="of:=IF(OR(EXACT([.B292];&quot;&quot;);[.B292]&lt;=0);&quot;&quot;;ROUND([.B292]-[.D293];2))">
            <text:p/>
          </table:table-cell>
          <table:table-cell table:formula="of:=IF(OR(EXACT([.B292];&quot;&quot;);[.B292]&lt;=0);&quot;&quot;;[.B292]*[.$D$1])">
            <text:p/>
          </table:table-cell>
          <table:table-cell table:formula="of:=IF(OR(EXACT([.B292];&quot;&quot;);[.B292]&lt;=0);&quot;&quot;;[.E293]-[.C293])">
            <text:p/>
          </table:table-cell>
          <table:table-cell table:formula="of:=IF(OR(EXACT([.B292];&quot;&quot;);[.B292]&lt;=0);&quot;&quot;;IF([.G293]&gt;0;[.G293];MIN([.B292]+[.C293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92]-[.S293];2)" office:value-type="currency" office:currency="USD" office:value="101187.18">
            <text:p>$101,187.18</text:p>
          </table:table-cell>
          <table:table-cell table:formula="of:=[.Q292]*[.$D$1]" office:value-type="currency" office:currency="USD" office:value="426.54625">
            <text:p>$426.55</text:p>
          </table:table-cell>
          <table:table-cell table:formula="of:=[.$D$3]-[.R293]" office:value-type="currency" office:currency="USD" office:value="1183.91861903642">
            <text:p>$1,183.92</text:p>
          </table:table-cell>
          <table:table-cell table:number-columns-repeated="1005"/>
        </table:table-row>
        <table:table-row table:style-name="ro1">
          <table:table-cell table:style-name="ce5" table:formula="of:=[.A293]+1" office:value-type="float" office:value="288">
            <text:p>288</text:p>
          </table:table-cell>
          <table:table-cell table:style-name="ce12" table:formula="of:=IF(OR(EXACT([.B293];&quot;&quot;);[.B293]&lt;=0);&quot;&quot;;ROUND([.B293]-[.D294];2))">
            <text:p/>
          </table:table-cell>
          <table:table-cell table:style-name="ce12" table:formula="of:=IF(OR(EXACT([.B293];&quot;&quot;);[.B293]&lt;=0);&quot;&quot;;[.B293]*[.$D$1])">
            <text:p/>
          </table:table-cell>
          <table:table-cell table:style-name="ce12" table:formula="of:=IF(OR(EXACT([.B293];&quot;&quot;);[.B293]&lt;=0);&quot;&quot;;[.E294]-[.C294])">
            <text:p/>
          </table:table-cell>
          <table:table-cell table:style-name="ce12" table:formula="of:=IF(OR(EXACT([.B293];&quot;&quot;);[.B293]&lt;=0);&quot;&quot;;IF([.G294]&gt;0;[.G294];MIN([.B293]+[.C294];IF([.$J$5]&gt;0;[.$J$5];[.$D$3]))))">
            <text:p/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4">
            <text:p>24</text:p>
          </table:table-cell>
          <table:table-cell table:number-columns-repeated="5"/>
          <table:table-cell table:formula="of:=ROUND([.Q293]-[.S294];2)" office:value-type="currency" office:currency="USD" office:value="99998.33">
            <text:p>$99,998.33</text:p>
          </table:table-cell>
          <table:table-cell table:formula="of:=[.Q293]*[.$D$1]" office:value-type="currency" office:currency="USD" office:value="421.61325">
            <text:p>$421.61</text:p>
          </table:table-cell>
          <table:table-cell table:formula="of:=[.$D$3]-[.R294]" office:value-type="currency" office:currency="USD" office:value="1188.85161903642">
            <text:p>$1,188.85</text:p>
          </table:table-cell>
          <table:table-cell table:number-columns-repeated="1005"/>
        </table:table-row>
        <table:table-row table:style-name="ro1">
          <table:table-cell table:formula="of:=[.A294]+1" office:value-type="float" office:value="289">
            <text:p>289</text:p>
          </table:table-cell>
          <table:table-cell table:style-name="ce11" table:formula="of:=IF(OR(EXACT([.B294];&quot;&quot;);[.B294]&lt;=0);&quot;&quot;;ROUND([.B294]-[.D295];2))">
            <text:p/>
          </table:table-cell>
          <table:table-cell table:formula="of:=IF(OR(EXACT([.B294];&quot;&quot;);[.B294]&lt;=0);&quot;&quot;;[.B294]*[.$D$1])">
            <text:p/>
          </table:table-cell>
          <table:table-cell table:formula="of:=IF(OR(EXACT([.B294];&quot;&quot;);[.B294]&lt;=0);&quot;&quot;;[.E295]-[.C295])">
            <text:p/>
          </table:table-cell>
          <table:table-cell table:formula="of:=IF(OR(EXACT([.B294];&quot;&quot;);[.B294]&lt;=0);&quot;&quot;;IF([.G295]&gt;0;[.G295];MIN([.B294]+[.C295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94]-[.S295];2)" office:value-type="currency" office:currency="USD" office:value="98804.52">
            <text:p>$98,804.52</text:p>
          </table:table-cell>
          <table:table-cell table:formula="of:=[.Q294]*[.$D$1]" office:value-type="currency" office:currency="USD" office:value="416.659708333333">
            <text:p>$416.66</text:p>
          </table:table-cell>
          <table:table-cell table:formula="of:=[.$D$3]-[.R295]" office:value-type="currency" office:currency="USD" office:value="1193.80516070309">
            <text:p>$1,193.81</text:p>
          </table:table-cell>
          <table:table-cell table:number-columns-repeated="1005"/>
        </table:table-row>
        <table:table-row table:style-name="ro1">
          <table:table-cell table:formula="of:=[.A295]+1" office:value-type="float" office:value="290">
            <text:p>290</text:p>
          </table:table-cell>
          <table:table-cell table:style-name="ce11" table:formula="of:=IF(OR(EXACT([.B295];&quot;&quot;);[.B295]&lt;=0);&quot;&quot;;ROUND([.B295]-[.D296];2))">
            <text:p/>
          </table:table-cell>
          <table:table-cell table:formula="of:=IF(OR(EXACT([.B295];&quot;&quot;);[.B295]&lt;=0);&quot;&quot;;[.B295]*[.$D$1])">
            <text:p/>
          </table:table-cell>
          <table:table-cell table:formula="of:=IF(OR(EXACT([.B295];&quot;&quot;);[.B295]&lt;=0);&quot;&quot;;[.E296]-[.C296])">
            <text:p/>
          </table:table-cell>
          <table:table-cell table:formula="of:=IF(OR(EXACT([.B295];&quot;&quot;);[.B295]&lt;=0);&quot;&quot;;IF([.G296]&gt;0;[.G296];MIN([.B295]+[.C296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95]-[.S296];2)" office:value-type="currency" office:currency="USD" office:value="97605.74">
            <text:p>$97,605.74</text:p>
          </table:table-cell>
          <table:table-cell table:formula="of:=[.Q295]*[.$D$1]" office:value-type="currency" office:currency="USD" office:value="411.6855">
            <text:p>$411.69</text:p>
          </table:table-cell>
          <table:table-cell table:formula="of:=[.$D$3]-[.R296]" office:value-type="currency" office:currency="USD" office:value="1198.77936903642">
            <text:p>$1,198.78</text:p>
          </table:table-cell>
          <table:table-cell table:number-columns-repeated="1005"/>
        </table:table-row>
        <table:table-row table:style-name="ro1">
          <table:table-cell table:formula="of:=[.A296]+1" office:value-type="float" office:value="291">
            <text:p>291</text:p>
          </table:table-cell>
          <table:table-cell table:style-name="ce11" table:formula="of:=IF(OR(EXACT([.B296];&quot;&quot;);[.B296]&lt;=0);&quot;&quot;;ROUND([.B296]-[.D297];2))">
            <text:p/>
          </table:table-cell>
          <table:table-cell table:formula="of:=IF(OR(EXACT([.B296];&quot;&quot;);[.B296]&lt;=0);&quot;&quot;;[.B296]*[.$D$1])">
            <text:p/>
          </table:table-cell>
          <table:table-cell table:formula="of:=IF(OR(EXACT([.B296];&quot;&quot;);[.B296]&lt;=0);&quot;&quot;;[.E297]-[.C297])">
            <text:p/>
          </table:table-cell>
          <table:table-cell table:formula="of:=IF(OR(EXACT([.B296];&quot;&quot;);[.B296]&lt;=0);&quot;&quot;;IF([.G297]&gt;0;[.G297];MIN([.B296]+[.C297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96]-[.S297];2)" office:value-type="currency" office:currency="USD" office:value="96401.97">
            <text:p>$96,401.97</text:p>
          </table:table-cell>
          <table:table-cell table:formula="of:=[.Q296]*[.$D$1]" office:value-type="currency" office:currency="USD" office:value="406.690583333333">
            <text:p>$406.69</text:p>
          </table:table-cell>
          <table:table-cell table:formula="of:=[.$D$3]-[.R297]" office:value-type="currency" office:currency="USD" office:value="1203.77428570309">
            <text:p>$1,203.77</text:p>
          </table:table-cell>
          <table:table-cell table:number-columns-repeated="1005"/>
        </table:table-row>
        <table:table-row table:style-name="ro1">
          <table:table-cell table:formula="of:=[.A297]+1" office:value-type="float" office:value="292">
            <text:p>292</text:p>
          </table:table-cell>
          <table:table-cell table:style-name="ce11" table:formula="of:=IF(OR(EXACT([.B297];&quot;&quot;);[.B297]&lt;=0);&quot;&quot;;ROUND([.B297]-[.D298];2))">
            <text:p/>
          </table:table-cell>
          <table:table-cell table:formula="of:=IF(OR(EXACT([.B297];&quot;&quot;);[.B297]&lt;=0);&quot;&quot;;[.B297]*[.$D$1])">
            <text:p/>
          </table:table-cell>
          <table:table-cell table:formula="of:=IF(OR(EXACT([.B297];&quot;&quot;);[.B297]&lt;=0);&quot;&quot;;[.E298]-[.C298])">
            <text:p/>
          </table:table-cell>
          <table:table-cell table:formula="of:=IF(OR(EXACT([.B297];&quot;&quot;);[.B297]&lt;=0);&quot;&quot;;IF([.G298]&gt;0;[.G298];MIN([.B297]+[.C298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97]-[.S298];2)" office:value-type="currency" office:currency="USD" office:value="95193.18">
            <text:p>$95,193.18</text:p>
          </table:table-cell>
          <table:table-cell table:formula="of:=[.Q297]*[.$D$1]" office:value-type="currency" office:currency="USD" office:value="401.674875">
            <text:p>$401.67</text:p>
          </table:table-cell>
          <table:table-cell table:formula="of:=[.$D$3]-[.R298]" office:value-type="currency" office:currency="USD" office:value="1208.78999403642">
            <text:p>$1,208.79</text:p>
          </table:table-cell>
          <table:table-cell table:number-columns-repeated="1005"/>
        </table:table-row>
        <table:table-row table:style-name="ro1">
          <table:table-cell table:formula="of:=[.A298]+1" office:value-type="float" office:value="293">
            <text:p>293</text:p>
          </table:table-cell>
          <table:table-cell table:style-name="ce11" table:formula="of:=IF(OR(EXACT([.B298];&quot;&quot;);[.B298]&lt;=0);&quot;&quot;;ROUND([.B298]-[.D299];2))">
            <text:p/>
          </table:table-cell>
          <table:table-cell table:formula="of:=IF(OR(EXACT([.B298];&quot;&quot;);[.B298]&lt;=0);&quot;&quot;;[.B298]*[.$D$1])">
            <text:p/>
          </table:table-cell>
          <table:table-cell table:formula="of:=IF(OR(EXACT([.B298];&quot;&quot;);[.B298]&lt;=0);&quot;&quot;;[.E299]-[.C299])">
            <text:p/>
          </table:table-cell>
          <table:table-cell table:formula="of:=IF(OR(EXACT([.B298];&quot;&quot;);[.B298]&lt;=0);&quot;&quot;;IF([.G299]&gt;0;[.G299];MIN([.B298]+[.C299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98]-[.S299];2)" office:value-type="currency" office:currency="USD" office:value="93979.35">
            <text:p>$93,979.35</text:p>
          </table:table-cell>
          <table:table-cell table:formula="of:=[.Q298]*[.$D$1]" office:value-type="currency" office:currency="USD" office:value="396.63825">
            <text:p>$396.64</text:p>
          </table:table-cell>
          <table:table-cell table:formula="of:=[.$D$3]-[.R299]" office:value-type="currency" office:currency="USD" office:value="1213.82661903642">
            <text:p>$1,213.83</text:p>
          </table:table-cell>
          <table:table-cell table:number-columns-repeated="1005"/>
        </table:table-row>
        <table:table-row table:style-name="ro1">
          <table:table-cell table:formula="of:=[.A299]+1" office:value-type="float" office:value="294">
            <text:p>294</text:p>
          </table:table-cell>
          <table:table-cell table:style-name="ce11" table:formula="of:=IF(OR(EXACT([.B299];&quot;&quot;);[.B299]&lt;=0);&quot;&quot;;ROUND([.B299]-[.D300];2))">
            <text:p/>
          </table:table-cell>
          <table:table-cell table:formula="of:=IF(OR(EXACT([.B299];&quot;&quot;);[.B299]&lt;=0);&quot;&quot;;[.B299]*[.$D$1])">
            <text:p/>
          </table:table-cell>
          <table:table-cell table:formula="of:=IF(OR(EXACT([.B299];&quot;&quot;);[.B299]&lt;=0);&quot;&quot;;[.E300]-[.C300])">
            <text:p/>
          </table:table-cell>
          <table:table-cell table:formula="of:=IF(OR(EXACT([.B299];&quot;&quot;);[.B299]&lt;=0);&quot;&quot;;IF([.G300]&gt;0;[.G300];MIN([.B299]+[.C300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299]-[.S300];2)" office:value-type="currency" office:currency="USD" office:value="92760.47">
            <text:p>$92,760.47</text:p>
          </table:table-cell>
          <table:table-cell table:formula="of:=[.Q299]*[.$D$1]" office:value-type="currency" office:currency="USD" office:value="391.580625">
            <text:p>$391.58</text:p>
          </table:table-cell>
          <table:table-cell table:formula="of:=[.$D$3]-[.R300]" office:value-type="currency" office:currency="USD" office:value="1218.88424403642">
            <text:p>$1,218.88</text:p>
          </table:table-cell>
          <table:table-cell table:number-columns-repeated="1005"/>
        </table:table-row>
        <table:table-row table:style-name="ro1">
          <table:table-cell table:formula="of:=[.A300]+1" office:value-type="float" office:value="295">
            <text:p>295</text:p>
          </table:table-cell>
          <table:table-cell table:style-name="ce11" table:formula="of:=IF(OR(EXACT([.B300];&quot;&quot;);[.B300]&lt;=0);&quot;&quot;;ROUND([.B300]-[.D301];2))">
            <text:p/>
          </table:table-cell>
          <table:table-cell table:formula="of:=IF(OR(EXACT([.B300];&quot;&quot;);[.B300]&lt;=0);&quot;&quot;;[.B300]*[.$D$1])">
            <text:p/>
          </table:table-cell>
          <table:table-cell table:formula="of:=IF(OR(EXACT([.B300];&quot;&quot;);[.B300]&lt;=0);&quot;&quot;;[.E301]-[.C301])">
            <text:p/>
          </table:table-cell>
          <table:table-cell table:formula="of:=IF(OR(EXACT([.B300];&quot;&quot;);[.B300]&lt;=0);&quot;&quot;;IF([.G301]&gt;0;[.G301];MIN([.B300]+[.C301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00]-[.S301];2)" office:value-type="currency" office:currency="USD" office:value="91536.51">
            <text:p>$91,536.51</text:p>
          </table:table-cell>
          <table:table-cell table:formula="of:=[.Q300]*[.$D$1]" office:value-type="currency" office:currency="USD" office:value="386.501958333333">
            <text:p>$386.50</text:p>
          </table:table-cell>
          <table:table-cell table:formula="of:=[.$D$3]-[.R301]" office:value-type="currency" office:currency="USD" office:value="1223.96291070309">
            <text:p>$1,223.96</text:p>
          </table:table-cell>
          <table:table-cell table:number-columns-repeated="1005"/>
        </table:table-row>
        <table:table-row table:style-name="ro1">
          <table:table-cell table:formula="of:=[.A301]+1" office:value-type="float" office:value="296">
            <text:p>296</text:p>
          </table:table-cell>
          <table:table-cell table:style-name="ce11" table:formula="of:=IF(OR(EXACT([.B301];&quot;&quot;);[.B301]&lt;=0);&quot;&quot;;ROUND([.B301]-[.D302];2))">
            <text:p/>
          </table:table-cell>
          <table:table-cell table:formula="of:=IF(OR(EXACT([.B301];&quot;&quot;);[.B301]&lt;=0);&quot;&quot;;[.B301]*[.$D$1])">
            <text:p/>
          </table:table-cell>
          <table:table-cell table:formula="of:=IF(OR(EXACT([.B301];&quot;&quot;);[.B301]&lt;=0);&quot;&quot;;[.E302]-[.C302])">
            <text:p/>
          </table:table-cell>
          <table:table-cell table:formula="of:=IF(OR(EXACT([.B301];&quot;&quot;);[.B301]&lt;=0);&quot;&quot;;IF([.G302]&gt;0;[.G302];MIN([.B301]+[.C302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01]-[.S302];2)" office:value-type="currency" office:currency="USD" office:value="90307.45">
            <text:p>$90,307.45</text:p>
          </table:table-cell>
          <table:table-cell table:formula="of:=[.Q301]*[.$D$1]" office:value-type="currency" office:currency="USD" office:value="381.402125">
            <text:p>$381.40</text:p>
          </table:table-cell>
          <table:table-cell table:formula="of:=[.$D$3]-[.R302]" office:value-type="currency" office:currency="USD" office:value="1229.06274403642">
            <text:p>$1,229.06</text:p>
          </table:table-cell>
          <table:table-cell table:number-columns-repeated="1005"/>
        </table:table-row>
        <table:table-row table:style-name="ro1">
          <table:table-cell table:formula="of:=[.A302]+1" office:value-type="float" office:value="297">
            <text:p>297</text:p>
          </table:table-cell>
          <table:table-cell table:style-name="ce11" table:formula="of:=IF(OR(EXACT([.B302];&quot;&quot;);[.B302]&lt;=0);&quot;&quot;;ROUND([.B302]-[.D303];2))">
            <text:p/>
          </table:table-cell>
          <table:table-cell table:formula="of:=IF(OR(EXACT([.B302];&quot;&quot;);[.B302]&lt;=0);&quot;&quot;;[.B302]*[.$D$1])">
            <text:p/>
          </table:table-cell>
          <table:table-cell table:formula="of:=IF(OR(EXACT([.B302];&quot;&quot;);[.B302]&lt;=0);&quot;&quot;;[.E303]-[.C303])">
            <text:p/>
          </table:table-cell>
          <table:table-cell table:formula="of:=IF(OR(EXACT([.B302];&quot;&quot;);[.B302]&lt;=0);&quot;&quot;;IF([.G303]&gt;0;[.G303];MIN([.B302]+[.C303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02]-[.S303];2)" office:value-type="currency" office:currency="USD" office:value="89073.27">
            <text:p>$89,073.27</text:p>
          </table:table-cell>
          <table:table-cell table:formula="of:=[.Q302]*[.$D$1]" office:value-type="currency" office:currency="USD" office:value="376.281041666667">
            <text:p>$376.28</text:p>
          </table:table-cell>
          <table:table-cell table:formula="of:=[.$D$3]-[.R303]" office:value-type="currency" office:currency="USD" office:value="1234.18382736975">
            <text:p>$1,234.18</text:p>
          </table:table-cell>
          <table:table-cell table:number-columns-repeated="1005"/>
        </table:table-row>
        <table:table-row table:style-name="ro1">
          <table:table-cell table:formula="of:=[.A303]+1" office:value-type="float" office:value="298">
            <text:p>298</text:p>
          </table:table-cell>
          <table:table-cell table:style-name="ce11" table:formula="of:=IF(OR(EXACT([.B303];&quot;&quot;);[.B303]&lt;=0);&quot;&quot;;ROUND([.B303]-[.D304];2))">
            <text:p/>
          </table:table-cell>
          <table:table-cell table:formula="of:=IF(OR(EXACT([.B303];&quot;&quot;);[.B303]&lt;=0);&quot;&quot;;[.B303]*[.$D$1])">
            <text:p/>
          </table:table-cell>
          <table:table-cell table:formula="of:=IF(OR(EXACT([.B303];&quot;&quot;);[.B303]&lt;=0);&quot;&quot;;[.E304]-[.C304])">
            <text:p/>
          </table:table-cell>
          <table:table-cell table:formula="of:=IF(OR(EXACT([.B303];&quot;&quot;);[.B303]&lt;=0);&quot;&quot;;IF([.G304]&gt;0;[.G304];MIN([.B303]+[.C304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03]-[.S304];2)" office:value-type="currency" office:currency="USD" office:value="87833.94">
            <text:p>$87,833.94</text:p>
          </table:table-cell>
          <table:table-cell table:formula="of:=[.Q303]*[.$D$1]" office:value-type="currency" office:currency="USD" office:value="371.138625">
            <text:p>$371.14</text:p>
          </table:table-cell>
          <table:table-cell table:formula="of:=[.$D$3]-[.R304]" office:value-type="currency" office:currency="USD" office:value="1239.32624403642">
            <text:p>$1,239.33</text:p>
          </table:table-cell>
          <table:table-cell table:number-columns-repeated="1005"/>
        </table:table-row>
        <table:table-row table:style-name="ro1">
          <table:table-cell table:formula="of:=[.A304]+1" office:value-type="float" office:value="299">
            <text:p>299</text:p>
          </table:table-cell>
          <table:table-cell table:style-name="ce11" table:formula="of:=IF(OR(EXACT([.B304];&quot;&quot;);[.B304]&lt;=0);&quot;&quot;;ROUND([.B304]-[.D305];2))">
            <text:p/>
          </table:table-cell>
          <table:table-cell table:formula="of:=IF(OR(EXACT([.B304];&quot;&quot;);[.B304]&lt;=0);&quot;&quot;;[.B304]*[.$D$1])">
            <text:p/>
          </table:table-cell>
          <table:table-cell table:formula="of:=IF(OR(EXACT([.B304];&quot;&quot;);[.B304]&lt;=0);&quot;&quot;;[.E305]-[.C305])">
            <text:p/>
          </table:table-cell>
          <table:table-cell table:formula="of:=IF(OR(EXACT([.B304];&quot;&quot;);[.B304]&lt;=0);&quot;&quot;;IF([.G305]&gt;0;[.G305];MIN([.B304]+[.C305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04]-[.S305];2)" office:value-type="currency" office:currency="USD" office:value="86589.45">
            <text:p>$86,589.45</text:p>
          </table:table-cell>
          <table:table-cell table:formula="of:=[.Q304]*[.$D$1]" office:value-type="currency" office:currency="USD" office:value="365.97475">
            <text:p>$365.97</text:p>
          </table:table-cell>
          <table:table-cell table:formula="of:=[.$D$3]-[.R305]" office:value-type="currency" office:currency="USD" office:value="1244.49011903642">
            <text:p>$1,244.49</text:p>
          </table:table-cell>
          <table:table-cell table:number-columns-repeated="1005"/>
        </table:table-row>
        <table:table-row table:style-name="ro1">
          <table:table-cell table:style-name="ce5" table:formula="of:=[.A305]+1" office:value-type="float" office:value="300">
            <text:p>300</text:p>
          </table:table-cell>
          <table:table-cell table:style-name="ce12" table:formula="of:=IF(OR(EXACT([.B305];&quot;&quot;);[.B305]&lt;=0);&quot;&quot;;ROUND([.B305]-[.D306];2))">
            <text:p/>
          </table:table-cell>
          <table:table-cell table:style-name="ce12" table:formula="of:=IF(OR(EXACT([.B305];&quot;&quot;);[.B305]&lt;=0);&quot;&quot;;[.B305]*[.$D$1])">
            <text:p/>
          </table:table-cell>
          <table:table-cell table:style-name="ce12" table:formula="of:=IF(OR(EXACT([.B305];&quot;&quot;);[.B305]&lt;=0);&quot;&quot;;[.E306]-[.C306])">
            <text:p/>
          </table:table-cell>
          <table:table-cell table:style-name="ce12" table:formula="of:=IF(OR(EXACT([.B305];&quot;&quot;);[.B305]&lt;=0);&quot;&quot;;IF([.G306]&gt;0;[.G306];MIN([.B305]+[.C306];IF([.$J$5]&gt;0;[.$J$5];[.$D$3]))))">
            <text:p/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5">
            <text:p>25</text:p>
          </table:table-cell>
          <table:table-cell table:number-columns-repeated="5"/>
          <table:table-cell table:formula="of:=ROUND([.Q305]-[.S306];2)" office:value-type="currency" office:currency="USD" office:value="85339.77">
            <text:p>$85,339.77</text:p>
          </table:table-cell>
          <table:table-cell table:formula="of:=[.Q305]*[.$D$1]" office:value-type="currency" office:currency="USD" office:value="360.789375">
            <text:p>$360.79</text:p>
          </table:table-cell>
          <table:table-cell table:formula="of:=[.$D$3]-[.R306]" office:value-type="currency" office:currency="USD" office:value="1249.67549403642">
            <text:p>$1,249.68</text:p>
          </table:table-cell>
          <table:table-cell table:number-columns-repeated="1005"/>
        </table:table-row>
        <table:table-row table:style-name="ro1">
          <table:table-cell table:formula="of:=[.A306]+1" office:value-type="float" office:value="301">
            <text:p>301</text:p>
          </table:table-cell>
          <table:table-cell table:style-name="ce11" table:formula="of:=IF(OR(EXACT([.B306];&quot;&quot;);[.B306]&lt;=0);&quot;&quot;;ROUND([.B306]-[.D307];2))">
            <text:p/>
          </table:table-cell>
          <table:table-cell table:formula="of:=IF(OR(EXACT([.B306];&quot;&quot;);[.B306]&lt;=0);&quot;&quot;;[.B306]*[.$D$1])">
            <text:p/>
          </table:table-cell>
          <table:table-cell table:formula="of:=IF(OR(EXACT([.B306];&quot;&quot;);[.B306]&lt;=0);&quot;&quot;;[.E307]-[.C307])">
            <text:p/>
          </table:table-cell>
          <table:table-cell table:formula="of:=IF(OR(EXACT([.B306];&quot;&quot;);[.B306]&lt;=0);&quot;&quot;;IF([.G307]&gt;0;[.G307];MIN([.B306]+[.C307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06]-[.S307];2)" office:value-type="currency" office:currency="USD" office:value="84084.89">
            <text:p>$84,084.89</text:p>
          </table:table-cell>
          <table:table-cell table:formula="of:=[.Q306]*[.$D$1]" office:value-type="currency" office:currency="USD" office:value="355.582375">
            <text:p>$355.58</text:p>
          </table:table-cell>
          <table:table-cell table:formula="of:=[.$D$3]-[.R307]" office:value-type="currency" office:currency="USD" office:value="1254.88249403642">
            <text:p>$1,254.88</text:p>
          </table:table-cell>
          <table:table-cell table:number-columns-repeated="1005"/>
        </table:table-row>
        <table:table-row table:style-name="ro1">
          <table:table-cell table:formula="of:=[.A307]+1" office:value-type="float" office:value="302">
            <text:p>302</text:p>
          </table:table-cell>
          <table:table-cell table:style-name="ce11" table:formula="of:=IF(OR(EXACT([.B307];&quot;&quot;);[.B307]&lt;=0);&quot;&quot;;ROUND([.B307]-[.D308];2))">
            <text:p/>
          </table:table-cell>
          <table:table-cell table:formula="of:=IF(OR(EXACT([.B307];&quot;&quot;);[.B307]&lt;=0);&quot;&quot;;[.B307]*[.$D$1])">
            <text:p/>
          </table:table-cell>
          <table:table-cell table:formula="of:=IF(OR(EXACT([.B307];&quot;&quot;);[.B307]&lt;=0);&quot;&quot;;[.E308]-[.C308])">
            <text:p/>
          </table:table-cell>
          <table:table-cell table:formula="of:=IF(OR(EXACT([.B307];&quot;&quot;);[.B307]&lt;=0);&quot;&quot;;IF([.G308]&gt;0;[.G308];MIN([.B307]+[.C308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07]-[.S308];2)" office:value-type="currency" office:currency="USD" office:value="82824.78">
            <text:p>$82,824.78</text:p>
          </table:table-cell>
          <table:table-cell table:formula="of:=[.Q307]*[.$D$1]" office:value-type="currency" office:currency="USD" office:value="350.353708333333">
            <text:p>$350.35</text:p>
          </table:table-cell>
          <table:table-cell table:formula="of:=[.$D$3]-[.R308]" office:value-type="currency" office:currency="USD" office:value="1260.11116070309">
            <text:p>$1,260.11</text:p>
          </table:table-cell>
          <table:table-cell table:number-columns-repeated="1005"/>
        </table:table-row>
        <table:table-row table:style-name="ro1">
          <table:table-cell table:formula="of:=[.A308]+1" office:value-type="float" office:value="303">
            <text:p>303</text:p>
          </table:table-cell>
          <table:table-cell table:style-name="ce11" table:formula="of:=IF(OR(EXACT([.B308];&quot;&quot;);[.B308]&lt;=0);&quot;&quot;;ROUND([.B308]-[.D309];2))">
            <text:p/>
          </table:table-cell>
          <table:table-cell table:formula="of:=IF(OR(EXACT([.B308];&quot;&quot;);[.B308]&lt;=0);&quot;&quot;;[.B308]*[.$D$1])">
            <text:p/>
          </table:table-cell>
          <table:table-cell table:formula="of:=IF(OR(EXACT([.B308];&quot;&quot;);[.B308]&lt;=0);&quot;&quot;;[.E309]-[.C309])">
            <text:p/>
          </table:table-cell>
          <table:table-cell table:formula="of:=IF(OR(EXACT([.B308];&quot;&quot;);[.B308]&lt;=0);&quot;&quot;;IF([.G309]&gt;0;[.G309];MIN([.B308]+[.C309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08]-[.S309];2)" office:value-type="currency" office:currency="USD" office:value="81559.42">
            <text:p>$81,559.42</text:p>
          </table:table-cell>
          <table:table-cell table:formula="of:=[.Q308]*[.$D$1]" office:value-type="currency" office:currency="USD" office:value="345.10325">
            <text:p>$345.10</text:p>
          </table:table-cell>
          <table:table-cell table:formula="of:=[.$D$3]-[.R309]" office:value-type="currency" office:currency="USD" office:value="1265.36161903642">
            <text:p>$1,265.36</text:p>
          </table:table-cell>
          <table:table-cell table:number-columns-repeated="1005"/>
        </table:table-row>
        <table:table-row table:style-name="ro1">
          <table:table-cell table:formula="of:=[.A309]+1" office:value-type="float" office:value="304">
            <text:p>304</text:p>
          </table:table-cell>
          <table:table-cell table:style-name="ce11" table:formula="of:=IF(OR(EXACT([.B309];&quot;&quot;);[.B309]&lt;=0);&quot;&quot;;ROUND([.B309]-[.D310];2))">
            <text:p/>
          </table:table-cell>
          <table:table-cell table:formula="of:=IF(OR(EXACT([.B309];&quot;&quot;);[.B309]&lt;=0);&quot;&quot;;[.B309]*[.$D$1])">
            <text:p/>
          </table:table-cell>
          <table:table-cell table:formula="of:=IF(OR(EXACT([.B309];&quot;&quot;);[.B309]&lt;=0);&quot;&quot;;[.E310]-[.C310])">
            <text:p/>
          </table:table-cell>
          <table:table-cell table:formula="of:=IF(OR(EXACT([.B309];&quot;&quot;);[.B309]&lt;=0);&quot;&quot;;IF([.G310]&gt;0;[.G310];MIN([.B309]+[.C310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09]-[.S310];2)" office:value-type="currency" office:currency="USD" office:value="80288.79">
            <text:p>$80,288.79</text:p>
          </table:table-cell>
          <table:table-cell table:formula="of:=[.Q309]*[.$D$1]" office:value-type="currency" office:currency="USD" office:value="339.830916666667">
            <text:p>$339.83</text:p>
          </table:table-cell>
          <table:table-cell table:formula="of:=[.$D$3]-[.R310]" office:value-type="currency" office:currency="USD" office:value="1270.63395236975">
            <text:p>$1,270.63</text:p>
          </table:table-cell>
          <table:table-cell table:number-columns-repeated="1005"/>
        </table:table-row>
        <table:table-row table:style-name="ro1">
          <table:table-cell table:formula="of:=[.A310]+1" office:value-type="float" office:value="305">
            <text:p>305</text:p>
          </table:table-cell>
          <table:table-cell table:style-name="ce11" table:formula="of:=IF(OR(EXACT([.B310];&quot;&quot;);[.B310]&lt;=0);&quot;&quot;;ROUND([.B310]-[.D311];2))">
            <text:p/>
          </table:table-cell>
          <table:table-cell table:formula="of:=IF(OR(EXACT([.B310];&quot;&quot;);[.B310]&lt;=0);&quot;&quot;;[.B310]*[.$D$1])">
            <text:p/>
          </table:table-cell>
          <table:table-cell table:formula="of:=IF(OR(EXACT([.B310];&quot;&quot;);[.B310]&lt;=0);&quot;&quot;;[.E311]-[.C311])">
            <text:p/>
          </table:table-cell>
          <table:table-cell table:formula="of:=IF(OR(EXACT([.B310];&quot;&quot;);[.B310]&lt;=0);&quot;&quot;;IF([.G311]&gt;0;[.G311];MIN([.B310]+[.C311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10]-[.S311];2)" office:value-type="currency" office:currency="USD" office:value="79012.86">
            <text:p>$79,012.86</text:p>
          </table:table-cell>
          <table:table-cell table:formula="of:=[.Q310]*[.$D$1]" office:value-type="currency" office:currency="USD" office:value="334.536625">
            <text:p>$334.54</text:p>
          </table:table-cell>
          <table:table-cell table:formula="of:=[.$D$3]-[.R311]" office:value-type="currency" office:currency="USD" office:value="1275.92824403642">
            <text:p>$1,275.93</text:p>
          </table:table-cell>
          <table:table-cell table:number-columns-repeated="1005"/>
        </table:table-row>
        <table:table-row table:style-name="ro1">
          <table:table-cell table:formula="of:=[.A311]+1" office:value-type="float" office:value="306">
            <text:p>306</text:p>
          </table:table-cell>
          <table:table-cell table:style-name="ce11" table:formula="of:=IF(OR(EXACT([.B311];&quot;&quot;);[.B311]&lt;=0);&quot;&quot;;ROUND([.B311]-[.D312];2))">
            <text:p/>
          </table:table-cell>
          <table:table-cell table:formula="of:=IF(OR(EXACT([.B311];&quot;&quot;);[.B311]&lt;=0);&quot;&quot;;[.B311]*[.$D$1])">
            <text:p/>
          </table:table-cell>
          <table:table-cell table:formula="of:=IF(OR(EXACT([.B311];&quot;&quot;);[.B311]&lt;=0);&quot;&quot;;[.E312]-[.C312])">
            <text:p/>
          </table:table-cell>
          <table:table-cell table:formula="of:=IF(OR(EXACT([.B311];&quot;&quot;);[.B311]&lt;=0);&quot;&quot;;IF([.G312]&gt;0;[.G312];MIN([.B311]+[.C312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11]-[.S312];2)" office:value-type="currency" office:currency="USD" office:value="77731.62">
            <text:p>$77,731.62</text:p>
          </table:table-cell>
          <table:table-cell table:formula="of:=[.Q311]*[.$D$1]" office:value-type="currency" office:currency="USD" office:value="329.22025">
            <text:p>$329.22</text:p>
          </table:table-cell>
          <table:table-cell table:formula="of:=[.$D$3]-[.R312]" office:value-type="currency" office:currency="USD" office:value="1281.24461903642">
            <text:p>$1,281.24</text:p>
          </table:table-cell>
          <table:table-cell table:number-columns-repeated="1005"/>
        </table:table-row>
        <table:table-row table:style-name="ro1">
          <table:table-cell table:formula="of:=[.A312]+1" office:value-type="float" office:value="307">
            <text:p>307</text:p>
          </table:table-cell>
          <table:table-cell table:style-name="ce11" table:formula="of:=IF(OR(EXACT([.B312];&quot;&quot;);[.B312]&lt;=0);&quot;&quot;;ROUND([.B312]-[.D313];2))">
            <text:p/>
          </table:table-cell>
          <table:table-cell table:formula="of:=IF(OR(EXACT([.B312];&quot;&quot;);[.B312]&lt;=0);&quot;&quot;;[.B312]*[.$D$1])">
            <text:p/>
          </table:table-cell>
          <table:table-cell table:formula="of:=IF(OR(EXACT([.B312];&quot;&quot;);[.B312]&lt;=0);&quot;&quot;;[.E313]-[.C313])">
            <text:p/>
          </table:table-cell>
          <table:table-cell table:formula="of:=IF(OR(EXACT([.B312];&quot;&quot;);[.B312]&lt;=0);&quot;&quot;;IF([.G313]&gt;0;[.G313];MIN([.B312]+[.C313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12]-[.S313];2)" office:value-type="currency" office:currency="USD" office:value="76445.04">
            <text:p>$76,445.04</text:p>
          </table:table-cell>
          <table:table-cell table:formula="of:=[.Q312]*[.$D$1]" office:value-type="currency" office:currency="USD" office:value="323.88175">
            <text:p>$323.88</text:p>
          </table:table-cell>
          <table:table-cell table:formula="of:=[.$D$3]-[.R313]" office:value-type="currency" office:currency="USD" office:value="1286.58311903642">
            <text:p>$1,286.58</text:p>
          </table:table-cell>
          <table:table-cell table:number-columns-repeated="1005"/>
        </table:table-row>
        <table:table-row table:style-name="ro1">
          <table:table-cell table:formula="of:=[.A313]+1" office:value-type="float" office:value="308">
            <text:p>308</text:p>
          </table:table-cell>
          <table:table-cell table:style-name="ce11" table:formula="of:=IF(OR(EXACT([.B313];&quot;&quot;);[.B313]&lt;=0);&quot;&quot;;ROUND([.B313]-[.D314];2))">
            <text:p/>
          </table:table-cell>
          <table:table-cell table:formula="of:=IF(OR(EXACT([.B313];&quot;&quot;);[.B313]&lt;=0);&quot;&quot;;[.B313]*[.$D$1])">
            <text:p/>
          </table:table-cell>
          <table:table-cell table:formula="of:=IF(OR(EXACT([.B313];&quot;&quot;);[.B313]&lt;=0);&quot;&quot;;[.E314]-[.C314])">
            <text:p/>
          </table:table-cell>
          <table:table-cell table:formula="of:=IF(OR(EXACT([.B313];&quot;&quot;);[.B313]&lt;=0);&quot;&quot;;IF([.G314]&gt;0;[.G314];MIN([.B313]+[.C314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13]-[.S314];2)" office:value-type="currency" office:currency="USD" office:value="75153.1">
            <text:p>$75,153.10</text:p>
          </table:table-cell>
          <table:table-cell table:formula="of:=[.Q313]*[.$D$1]" office:value-type="currency" office:currency="USD" office:value="318.521">
            <text:p>$318.52</text:p>
          </table:table-cell>
          <table:table-cell table:formula="of:=[.$D$3]-[.R314]" office:value-type="currency" office:currency="USD" office:value="1291.94386903642">
            <text:p>$1,291.94</text:p>
          </table:table-cell>
          <table:table-cell table:number-columns-repeated="1005"/>
        </table:table-row>
        <table:table-row table:style-name="ro1">
          <table:table-cell table:formula="of:=[.A314]+1" office:value-type="float" office:value="309">
            <text:p>309</text:p>
          </table:table-cell>
          <table:table-cell table:style-name="ce11" table:formula="of:=IF(OR(EXACT([.B314];&quot;&quot;);[.B314]&lt;=0);&quot;&quot;;ROUND([.B314]-[.D315];2))">
            <text:p/>
          </table:table-cell>
          <table:table-cell table:formula="of:=IF(OR(EXACT([.B314];&quot;&quot;);[.B314]&lt;=0);&quot;&quot;;[.B314]*[.$D$1])">
            <text:p/>
          </table:table-cell>
          <table:table-cell table:formula="of:=IF(OR(EXACT([.B314];&quot;&quot;);[.B314]&lt;=0);&quot;&quot;;[.E315]-[.C315])">
            <text:p/>
          </table:table-cell>
          <table:table-cell table:formula="of:=IF(OR(EXACT([.B314];&quot;&quot;);[.B314]&lt;=0);&quot;&quot;;IF([.G315]&gt;0;[.G315];MIN([.B314]+[.C315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14]-[.S315];2)" office:value-type="currency" office:currency="USD" office:value="73855.77">
            <text:p>$73,855.77</text:p>
          </table:table-cell>
          <table:table-cell table:formula="of:=[.Q314]*[.$D$1]" office:value-type="currency" office:currency="USD" office:value="313.137916666667">
            <text:p>$313.14</text:p>
          </table:table-cell>
          <table:table-cell table:formula="of:=[.$D$3]-[.R315]" office:value-type="currency" office:currency="USD" office:value="1297.32695236975">
            <text:p>$1,297.33</text:p>
          </table:table-cell>
          <table:table-cell table:number-columns-repeated="1005"/>
        </table:table-row>
        <table:table-row table:style-name="ro1">
          <table:table-cell table:formula="of:=[.A315]+1" office:value-type="float" office:value="310">
            <text:p>310</text:p>
          </table:table-cell>
          <table:table-cell table:style-name="ce11" table:formula="of:=IF(OR(EXACT([.B315];&quot;&quot;);[.B315]&lt;=0);&quot;&quot;;ROUND([.B315]-[.D316];2))">
            <text:p/>
          </table:table-cell>
          <table:table-cell table:formula="of:=IF(OR(EXACT([.B315];&quot;&quot;);[.B315]&lt;=0);&quot;&quot;;[.B315]*[.$D$1])">
            <text:p/>
          </table:table-cell>
          <table:table-cell table:formula="of:=IF(OR(EXACT([.B315];&quot;&quot;);[.B315]&lt;=0);&quot;&quot;;[.E316]-[.C316])">
            <text:p/>
          </table:table-cell>
          <table:table-cell table:formula="of:=IF(OR(EXACT([.B315];&quot;&quot;);[.B315]&lt;=0);&quot;&quot;;IF([.G316]&gt;0;[.G316];MIN([.B315]+[.C316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15]-[.S316];2)" office:value-type="currency" office:currency="USD" office:value="72553.04">
            <text:p>$72,553.04</text:p>
          </table:table-cell>
          <table:table-cell table:formula="of:=[.Q315]*[.$D$1]" office:value-type="currency" office:currency="USD" office:value="307.732375">
            <text:p>$307.73</text:p>
          </table:table-cell>
          <table:table-cell table:formula="of:=[.$D$3]-[.R316]" office:value-type="currency" office:currency="USD" office:value="1302.73249403642">
            <text:p>$1,302.73</text:p>
          </table:table-cell>
          <table:table-cell table:number-columns-repeated="1005"/>
        </table:table-row>
        <table:table-row table:style-name="ro1">
          <table:table-cell table:formula="of:=[.A316]+1" office:value-type="float" office:value="311">
            <text:p>311</text:p>
          </table:table-cell>
          <table:table-cell table:style-name="ce11" table:formula="of:=IF(OR(EXACT([.B316];&quot;&quot;);[.B316]&lt;=0);&quot;&quot;;ROUND([.B316]-[.D317];2))">
            <text:p/>
          </table:table-cell>
          <table:table-cell table:formula="of:=IF(OR(EXACT([.B316];&quot;&quot;);[.B316]&lt;=0);&quot;&quot;;[.B316]*[.$D$1])">
            <text:p/>
          </table:table-cell>
          <table:table-cell table:formula="of:=IF(OR(EXACT([.B316];&quot;&quot;);[.B316]&lt;=0);&quot;&quot;;[.E317]-[.C317])">
            <text:p/>
          </table:table-cell>
          <table:table-cell table:formula="of:=IF(OR(EXACT([.B316];&quot;&quot;);[.B316]&lt;=0);&quot;&quot;;IF([.G317]&gt;0;[.G317];MIN([.B316]+[.C317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16]-[.S317];2)" office:value-type="currency" office:currency="USD" office:value="71244.88">
            <text:p>$71,244.88</text:p>
          </table:table-cell>
          <table:table-cell table:formula="of:=[.Q316]*[.$D$1]" office:value-type="currency" office:currency="USD" office:value="302.304333333333">
            <text:p>$302.30</text:p>
          </table:table-cell>
          <table:table-cell table:formula="of:=[.$D$3]-[.R317]" office:value-type="currency" office:currency="USD" office:value="1308.16053570309">
            <text:p>$1,308.16</text:p>
          </table:table-cell>
          <table:table-cell table:number-columns-repeated="1005"/>
        </table:table-row>
        <table:table-row table:style-name="ro1">
          <table:table-cell table:style-name="ce5" table:formula="of:=[.A317]+1" office:value-type="float" office:value="312">
            <text:p>312</text:p>
          </table:table-cell>
          <table:table-cell table:style-name="ce12" table:formula="of:=IF(OR(EXACT([.B317];&quot;&quot;);[.B317]&lt;=0);&quot;&quot;;ROUND([.B317]-[.D318];2))">
            <text:p/>
          </table:table-cell>
          <table:table-cell table:style-name="ce12" table:formula="of:=IF(OR(EXACT([.B317];&quot;&quot;);[.B317]&lt;=0);&quot;&quot;;[.B317]*[.$D$1])">
            <text:p/>
          </table:table-cell>
          <table:table-cell table:style-name="ce12" table:formula="of:=IF(OR(EXACT([.B317];&quot;&quot;);[.B317]&lt;=0);&quot;&quot;;[.E318]-[.C318])">
            <text:p/>
          </table:table-cell>
          <table:table-cell table:style-name="ce12" table:formula="of:=IF(OR(EXACT([.B317];&quot;&quot;);[.B317]&lt;=0);&quot;&quot;;IF([.G318]&gt;0;[.G318];MIN([.B317]+[.C318];IF([.$J$5]&gt;0;[.$J$5];[.$D$3]))))">
            <text:p/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6">
            <text:p>26</text:p>
          </table:table-cell>
          <table:table-cell table:number-columns-repeated="5"/>
          <table:table-cell table:formula="of:=ROUND([.Q317]-[.S318];2)" office:value-type="currency" office:currency="USD" office:value="69931.27">
            <text:p>$69,931.27</text:p>
          </table:table-cell>
          <table:table-cell table:formula="of:=[.Q317]*[.$D$1]" office:value-type="currency" office:currency="USD" office:value="296.853666666667">
            <text:p>$296.85</text:p>
          </table:table-cell>
          <table:table-cell table:formula="of:=[.$D$3]-[.R318]" office:value-type="currency" office:currency="USD" office:value="1313.61120236975">
            <text:p>$1,313.61</text:p>
          </table:table-cell>
          <table:table-cell table:number-columns-repeated="1005"/>
        </table:table-row>
        <table:table-row table:style-name="ro1">
          <table:table-cell table:formula="of:=[.A318]+1" office:value-type="float" office:value="313">
            <text:p>313</text:p>
          </table:table-cell>
          <table:table-cell table:style-name="ce11" table:formula="of:=IF(OR(EXACT([.B318];&quot;&quot;);[.B318]&lt;=0);&quot;&quot;;ROUND([.B318]-[.D319];2))">
            <text:p/>
          </table:table-cell>
          <table:table-cell table:formula="of:=IF(OR(EXACT([.B318];&quot;&quot;);[.B318]&lt;=0);&quot;&quot;;[.B318]*[.$D$1])">
            <text:p/>
          </table:table-cell>
          <table:table-cell table:formula="of:=IF(OR(EXACT([.B318];&quot;&quot;);[.B318]&lt;=0);&quot;&quot;;[.E319]-[.C319])">
            <text:p/>
          </table:table-cell>
          <table:table-cell table:formula="of:=IF(OR(EXACT([.B318];&quot;&quot;);[.B318]&lt;=0);&quot;&quot;;IF([.G319]&gt;0;[.G319];MIN([.B318]+[.C319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18]-[.S319];2)" office:value-type="currency" office:currency="USD" office:value="68612.19">
            <text:p>$68,612.19</text:p>
          </table:table-cell>
          <table:table-cell table:formula="of:=[.Q318]*[.$D$1]" office:value-type="currency" office:currency="USD" office:value="291.380291666667">
            <text:p>$291.38</text:p>
          </table:table-cell>
          <table:table-cell table:formula="of:=[.$D$3]-[.R319]" office:value-type="currency" office:currency="USD" office:value="1319.08457736975">
            <text:p>$1,319.08</text:p>
          </table:table-cell>
          <table:table-cell table:number-columns-repeated="1005"/>
        </table:table-row>
        <table:table-row table:style-name="ro1">
          <table:table-cell table:formula="of:=[.A319]+1" office:value-type="float" office:value="314">
            <text:p>314</text:p>
          </table:table-cell>
          <table:table-cell table:style-name="ce11" table:formula="of:=IF(OR(EXACT([.B319];&quot;&quot;);[.B319]&lt;=0);&quot;&quot;;ROUND([.B319]-[.D320];2))">
            <text:p/>
          </table:table-cell>
          <table:table-cell table:formula="of:=IF(OR(EXACT([.B319];&quot;&quot;);[.B319]&lt;=0);&quot;&quot;;[.B319]*[.$D$1])">
            <text:p/>
          </table:table-cell>
          <table:table-cell table:formula="of:=IF(OR(EXACT([.B319];&quot;&quot;);[.B319]&lt;=0);&quot;&quot;;[.E320]-[.C320])">
            <text:p/>
          </table:table-cell>
          <table:table-cell table:formula="of:=IF(OR(EXACT([.B319];&quot;&quot;);[.B319]&lt;=0);&quot;&quot;;IF([.G320]&gt;0;[.G320];MIN([.B319]+[.C320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19]-[.S320];2)" office:value-type="currency" office:currency="USD" office:value="67287.61">
            <text:p>$67,287.61</text:p>
          </table:table-cell>
          <table:table-cell table:formula="of:=[.Q319]*[.$D$1]" office:value-type="currency" office:currency="USD" office:value="285.884125">
            <text:p>$285.88</text:p>
          </table:table-cell>
          <table:table-cell table:formula="of:=[.$D$3]-[.R320]" office:value-type="currency" office:currency="USD" office:value="1324.58074403642">
            <text:p>$1,324.58</text:p>
          </table:table-cell>
          <table:table-cell table:number-columns-repeated="1005"/>
        </table:table-row>
        <table:table-row table:style-name="ro1">
          <table:table-cell table:formula="of:=[.A320]+1" office:value-type="float" office:value="315">
            <text:p>315</text:p>
          </table:table-cell>
          <table:table-cell table:style-name="ce11" table:formula="of:=IF(OR(EXACT([.B320];&quot;&quot;);[.B320]&lt;=0);&quot;&quot;;ROUND([.B320]-[.D321];2))">
            <text:p/>
          </table:table-cell>
          <table:table-cell table:formula="of:=IF(OR(EXACT([.B320];&quot;&quot;);[.B320]&lt;=0);&quot;&quot;;[.B320]*[.$D$1])">
            <text:p/>
          </table:table-cell>
          <table:table-cell table:formula="of:=IF(OR(EXACT([.B320];&quot;&quot;);[.B320]&lt;=0);&quot;&quot;;[.E321]-[.C321])">
            <text:p/>
          </table:table-cell>
          <table:table-cell table:formula="of:=IF(OR(EXACT([.B320];&quot;&quot;);[.B320]&lt;=0);&quot;&quot;;IF([.G321]&gt;0;[.G321];MIN([.B320]+[.C321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20]-[.S321];2)" office:value-type="currency" office:currency="USD" office:value="65957.51">
            <text:p>$65,957.51</text:p>
          </table:table-cell>
          <table:table-cell table:formula="of:=[.Q320]*[.$D$1]" office:value-type="currency" office:currency="USD" office:value="280.365041666667">
            <text:p>$280.37</text:p>
          </table:table-cell>
          <table:table-cell table:formula="of:=[.$D$3]-[.R321]" office:value-type="currency" office:currency="USD" office:value="1330.09982736975">
            <text:p>$1,330.10</text:p>
          </table:table-cell>
          <table:table-cell table:number-columns-repeated="1005"/>
        </table:table-row>
        <table:table-row table:style-name="ro1">
          <table:table-cell table:formula="of:=[.A321]+1" office:value-type="float" office:value="316">
            <text:p>316</text:p>
          </table:table-cell>
          <table:table-cell table:style-name="ce11" table:formula="of:=IF(OR(EXACT([.B321];&quot;&quot;);[.B321]&lt;=0);&quot;&quot;;ROUND([.B321]-[.D322];2))">
            <text:p/>
          </table:table-cell>
          <table:table-cell table:formula="of:=IF(OR(EXACT([.B321];&quot;&quot;);[.B321]&lt;=0);&quot;&quot;;[.B321]*[.$D$1])">
            <text:p/>
          </table:table-cell>
          <table:table-cell table:formula="of:=IF(OR(EXACT([.B321];&quot;&quot;);[.B321]&lt;=0);&quot;&quot;;[.E322]-[.C322])">
            <text:p/>
          </table:table-cell>
          <table:table-cell table:formula="of:=IF(OR(EXACT([.B321];&quot;&quot;);[.B321]&lt;=0);&quot;&quot;;IF([.G322]&gt;0;[.G322];MIN([.B321]+[.C322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21]-[.S322];2)" office:value-type="currency" office:currency="USD" office:value="64621.87">
            <text:p>$64,621.87</text:p>
          </table:table-cell>
          <table:table-cell table:formula="of:=[.Q321]*[.$D$1]" office:value-type="currency" office:currency="USD" office:value="274.822958333333">
            <text:p>$274.82</text:p>
          </table:table-cell>
          <table:table-cell table:formula="of:=[.$D$3]-[.R322]" office:value-type="currency" office:currency="USD" office:value="1335.64191070309">
            <text:p>$1,335.64</text:p>
          </table:table-cell>
          <table:table-cell table:number-columns-repeated="1005"/>
        </table:table-row>
        <table:table-row table:style-name="ro1">
          <table:table-cell table:formula="of:=[.A322]+1" office:value-type="float" office:value="317">
            <text:p>317</text:p>
          </table:table-cell>
          <table:table-cell table:style-name="ce11" table:formula="of:=IF(OR(EXACT([.B322];&quot;&quot;);[.B322]&lt;=0);&quot;&quot;;ROUND([.B322]-[.D323];2))">
            <text:p/>
          </table:table-cell>
          <table:table-cell table:formula="of:=IF(OR(EXACT([.B322];&quot;&quot;);[.B322]&lt;=0);&quot;&quot;;[.B322]*[.$D$1])">
            <text:p/>
          </table:table-cell>
          <table:table-cell table:formula="of:=IF(OR(EXACT([.B322];&quot;&quot;);[.B322]&lt;=0);&quot;&quot;;[.E323]-[.C323])">
            <text:p/>
          </table:table-cell>
          <table:table-cell table:formula="of:=IF(OR(EXACT([.B322];&quot;&quot;);[.B322]&lt;=0);&quot;&quot;;IF([.G323]&gt;0;[.G323];MIN([.B322]+[.C323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22]-[.S323];2)" office:value-type="currency" office:currency="USD" office:value="63280.66">
            <text:p>$63,280.66</text:p>
          </table:table-cell>
          <table:table-cell table:formula="of:=[.Q322]*[.$D$1]" office:value-type="currency" office:currency="USD" office:value="269.257791666667">
            <text:p>$269.26</text:p>
          </table:table-cell>
          <table:table-cell table:formula="of:=[.$D$3]-[.R323]" office:value-type="currency" office:currency="USD" office:value="1341.20707736975">
            <text:p>$1,341.21</text:p>
          </table:table-cell>
          <table:table-cell table:number-columns-repeated="1005"/>
        </table:table-row>
        <table:table-row table:style-name="ro1">
          <table:table-cell table:formula="of:=[.A323]+1" office:value-type="float" office:value="318">
            <text:p>318</text:p>
          </table:table-cell>
          <table:table-cell table:style-name="ce11" table:formula="of:=IF(OR(EXACT([.B323];&quot;&quot;);[.B323]&lt;=0);&quot;&quot;;ROUND([.B323]-[.D324];2))">
            <text:p/>
          </table:table-cell>
          <table:table-cell table:formula="of:=IF(OR(EXACT([.B323];&quot;&quot;);[.B323]&lt;=0);&quot;&quot;;[.B323]*[.$D$1])">
            <text:p/>
          </table:table-cell>
          <table:table-cell table:formula="of:=IF(OR(EXACT([.B323];&quot;&quot;);[.B323]&lt;=0);&quot;&quot;;[.E324]-[.C324])">
            <text:p/>
          </table:table-cell>
          <table:table-cell table:formula="of:=IF(OR(EXACT([.B323];&quot;&quot;);[.B323]&lt;=0);&quot;&quot;;IF([.G324]&gt;0;[.G324];MIN([.B323]+[.C324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23]-[.S324];2)" office:value-type="currency" office:currency="USD" office:value="61933.86">
            <text:p>$61,933.86</text:p>
          </table:table-cell>
          <table:table-cell table:formula="of:=[.Q323]*[.$D$1]" office:value-type="currency" office:currency="USD" office:value="263.669416666667">
            <text:p>$263.67</text:p>
          </table:table-cell>
          <table:table-cell table:formula="of:=[.$D$3]-[.R324]" office:value-type="currency" office:currency="USD" office:value="1346.79545236975">
            <text:p>$1,346.80</text:p>
          </table:table-cell>
          <table:table-cell table:number-columns-repeated="1005"/>
        </table:table-row>
        <table:table-row table:style-name="ro1">
          <table:table-cell table:formula="of:=[.A324]+1" office:value-type="float" office:value="319">
            <text:p>319</text:p>
          </table:table-cell>
          <table:table-cell table:style-name="ce11" table:formula="of:=IF(OR(EXACT([.B324];&quot;&quot;);[.B324]&lt;=0);&quot;&quot;;ROUND([.B324]-[.D325];2))">
            <text:p/>
          </table:table-cell>
          <table:table-cell table:formula="of:=IF(OR(EXACT([.B324];&quot;&quot;);[.B324]&lt;=0);&quot;&quot;;[.B324]*[.$D$1])">
            <text:p/>
          </table:table-cell>
          <table:table-cell table:formula="of:=IF(OR(EXACT([.B324];&quot;&quot;);[.B324]&lt;=0);&quot;&quot;;[.E325]-[.C325])">
            <text:p/>
          </table:table-cell>
          <table:table-cell table:formula="of:=IF(OR(EXACT([.B324];&quot;&quot;);[.B324]&lt;=0);&quot;&quot;;IF([.G325]&gt;0;[.G325];MIN([.B324]+[.C325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24]-[.S325];2)" office:value-type="currency" office:currency="USD" office:value="60581.45">
            <text:p>$60,581.45</text:p>
          </table:table-cell>
          <table:table-cell table:formula="of:=[.Q324]*[.$D$1]" office:value-type="currency" office:currency="USD" office:value="258.05775">
            <text:p>$258.06</text:p>
          </table:table-cell>
          <table:table-cell table:formula="of:=[.$D$3]-[.R325]" office:value-type="currency" office:currency="USD" office:value="1352.40711903642">
            <text:p>$1,352.41</text:p>
          </table:table-cell>
          <table:table-cell table:number-columns-repeated="1005"/>
        </table:table-row>
        <table:table-row table:style-name="ro1">
          <table:table-cell table:formula="of:=[.A325]+1" office:value-type="float" office:value="320">
            <text:p>320</text:p>
          </table:table-cell>
          <table:table-cell table:style-name="ce11" table:formula="of:=IF(OR(EXACT([.B325];&quot;&quot;);[.B325]&lt;=0);&quot;&quot;;ROUND([.B325]-[.D326];2))">
            <text:p/>
          </table:table-cell>
          <table:table-cell table:formula="of:=IF(OR(EXACT([.B325];&quot;&quot;);[.B325]&lt;=0);&quot;&quot;;[.B325]*[.$D$1])">
            <text:p/>
          </table:table-cell>
          <table:table-cell table:formula="of:=IF(OR(EXACT([.B325];&quot;&quot;);[.B325]&lt;=0);&quot;&quot;;[.E326]-[.C326])">
            <text:p/>
          </table:table-cell>
          <table:table-cell table:formula="of:=IF(OR(EXACT([.B325];&quot;&quot;);[.B325]&lt;=0);&quot;&quot;;IF([.G326]&gt;0;[.G326];MIN([.B325]+[.C326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25]-[.S326];2)" office:value-type="currency" office:currency="USD" office:value="59223.41">
            <text:p>$59,223.41</text:p>
          </table:table-cell>
          <table:table-cell table:formula="of:=[.Q325]*[.$D$1]" office:value-type="currency" office:currency="USD" office:value="252.422708333333">
            <text:p>$252.42</text:p>
          </table:table-cell>
          <table:table-cell table:formula="of:=[.$D$3]-[.R326]" office:value-type="currency" office:currency="USD" office:value="1358.04216070309">
            <text:p>$1,358.04</text:p>
          </table:table-cell>
          <table:table-cell table:number-columns-repeated="1005"/>
        </table:table-row>
        <table:table-row table:style-name="ro1">
          <table:table-cell table:formula="of:=[.A326]+1" office:value-type="float" office:value="321">
            <text:p>321</text:p>
          </table:table-cell>
          <table:table-cell table:style-name="ce11" table:formula="of:=IF(OR(EXACT([.B326];&quot;&quot;);[.B326]&lt;=0);&quot;&quot;;ROUND([.B326]-[.D327];2))">
            <text:p/>
          </table:table-cell>
          <table:table-cell table:formula="of:=IF(OR(EXACT([.B326];&quot;&quot;);[.B326]&lt;=0);&quot;&quot;;[.B326]*[.$D$1])">
            <text:p/>
          </table:table-cell>
          <table:table-cell table:formula="of:=IF(OR(EXACT([.B326];&quot;&quot;);[.B326]&lt;=0);&quot;&quot;;[.E327]-[.C327])">
            <text:p/>
          </table:table-cell>
          <table:table-cell table:formula="of:=IF(OR(EXACT([.B326];&quot;&quot;);[.B326]&lt;=0);&quot;&quot;;IF([.G327]&gt;0;[.G327];MIN([.B326]+[.C327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26]-[.S327];2)" office:value-type="currency" office:currency="USD" office:value="57859.71">
            <text:p>$57,859.71</text:p>
          </table:table-cell>
          <table:table-cell table:formula="of:=[.Q326]*[.$D$1]" office:value-type="currency" office:currency="USD" office:value="246.764208333333">
            <text:p>$246.76</text:p>
          </table:table-cell>
          <table:table-cell table:formula="of:=[.$D$3]-[.R327]" office:value-type="currency" office:currency="USD" office:value="1363.70066070309">
            <text:p>$1,363.70</text:p>
          </table:table-cell>
          <table:table-cell table:number-columns-repeated="1005"/>
        </table:table-row>
        <table:table-row table:style-name="ro1">
          <table:table-cell table:formula="of:=[.A327]+1" office:value-type="float" office:value="322">
            <text:p>322</text:p>
          </table:table-cell>
          <table:table-cell table:style-name="ce11" table:formula="of:=IF(OR(EXACT([.B327];&quot;&quot;);[.B327]&lt;=0);&quot;&quot;;ROUND([.B327]-[.D328];2))">
            <text:p/>
          </table:table-cell>
          <table:table-cell table:formula="of:=IF(OR(EXACT([.B327];&quot;&quot;);[.B327]&lt;=0);&quot;&quot;;[.B327]*[.$D$1])">
            <text:p/>
          </table:table-cell>
          <table:table-cell table:formula="of:=IF(OR(EXACT([.B327];&quot;&quot;);[.B327]&lt;=0);&quot;&quot;;[.E328]-[.C328])">
            <text:p/>
          </table:table-cell>
          <table:table-cell table:formula="of:=IF(OR(EXACT([.B327];&quot;&quot;);[.B327]&lt;=0);&quot;&quot;;IF([.G328]&gt;0;[.G328];MIN([.B327]+[.C328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27]-[.S328];2)" office:value-type="currency" office:currency="USD" office:value="56490.33">
            <text:p>$56,490.33</text:p>
          </table:table-cell>
          <table:table-cell table:formula="of:=[.Q327]*[.$D$1]" office:value-type="currency" office:currency="USD" office:value="241.082125">
            <text:p>$241.08</text:p>
          </table:table-cell>
          <table:table-cell table:formula="of:=[.$D$3]-[.R328]" office:value-type="currency" office:currency="USD" office:value="1369.38274403642">
            <text:p>$1,369.38</text:p>
          </table:table-cell>
          <table:table-cell table:number-columns-repeated="1005"/>
        </table:table-row>
        <table:table-row table:style-name="ro1">
          <table:table-cell table:formula="of:=[.A328]+1" office:value-type="float" office:value="323">
            <text:p>323</text:p>
          </table:table-cell>
          <table:table-cell table:style-name="ce11" table:formula="of:=IF(OR(EXACT([.B328];&quot;&quot;);[.B328]&lt;=0);&quot;&quot;;ROUND([.B328]-[.D329];2))">
            <text:p/>
          </table:table-cell>
          <table:table-cell table:formula="of:=IF(OR(EXACT([.B328];&quot;&quot;);[.B328]&lt;=0);&quot;&quot;;[.B328]*[.$D$1])">
            <text:p/>
          </table:table-cell>
          <table:table-cell table:formula="of:=IF(OR(EXACT([.B328];&quot;&quot;);[.B328]&lt;=0);&quot;&quot;;[.E329]-[.C329])">
            <text:p/>
          </table:table-cell>
          <table:table-cell table:formula="of:=IF(OR(EXACT([.B328];&quot;&quot;);[.B328]&lt;=0);&quot;&quot;;IF([.G329]&gt;0;[.G329];MIN([.B328]+[.C329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28]-[.S329];2)" office:value-type="currency" office:currency="USD" office:value="55115.24">
            <text:p>$55,115.24</text:p>
          </table:table-cell>
          <table:table-cell table:formula="of:=[.Q328]*[.$D$1]" office:value-type="currency" office:currency="USD" office:value="235.376375">
            <text:p>$235.38</text:p>
          </table:table-cell>
          <table:table-cell table:formula="of:=[.$D$3]-[.R329]" office:value-type="currency" office:currency="USD" office:value="1375.08849403642">
            <text:p>$1,375.09</text:p>
          </table:table-cell>
          <table:table-cell table:number-columns-repeated="1005"/>
        </table:table-row>
        <table:table-row table:style-name="ro1">
          <table:table-cell table:style-name="ce5" table:formula="of:=[.A329]+1" office:value-type="float" office:value="324">
            <text:p>324</text:p>
          </table:table-cell>
          <table:table-cell table:style-name="ce12" table:formula="of:=IF(OR(EXACT([.B329];&quot;&quot;);[.B329]&lt;=0);&quot;&quot;;ROUND([.B329]-[.D330];2))">
            <text:p/>
          </table:table-cell>
          <table:table-cell table:style-name="ce12" table:formula="of:=IF(OR(EXACT([.B329];&quot;&quot;);[.B329]&lt;=0);&quot;&quot;;[.B329]*[.$D$1])">
            <text:p/>
          </table:table-cell>
          <table:table-cell table:style-name="ce12" table:formula="of:=IF(OR(EXACT([.B329];&quot;&quot;);[.B329]&lt;=0);&quot;&quot;;[.E330]-[.C330])">
            <text:p/>
          </table:table-cell>
          <table:table-cell table:style-name="ce12" table:formula="of:=IF(OR(EXACT([.B329];&quot;&quot;);[.B329]&lt;=0);&quot;&quot;;IF([.G330]&gt;0;[.G330];MIN([.B329]+[.C330];IF([.$J$5]&gt;0;[.$J$5];[.$D$3]))))">
            <text:p/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7">
            <text:p>27</text:p>
          </table:table-cell>
          <table:table-cell table:number-columns-repeated="5"/>
          <table:table-cell table:formula="of:=ROUND([.Q329]-[.S330];2)" office:value-type="currency" office:currency="USD" office:value="53734.42">
            <text:p>$53,734.42</text:p>
          </table:table-cell>
          <table:table-cell table:formula="of:=[.Q329]*[.$D$1]" office:value-type="currency" office:currency="USD" office:value="229.646833333333">
            <text:p>$229.65</text:p>
          </table:table-cell>
          <table:table-cell table:formula="of:=[.$D$3]-[.R330]" office:value-type="currency" office:currency="USD" office:value="1380.81803570309">
            <text:p>$1,380.82</text:p>
          </table:table-cell>
          <table:table-cell table:number-columns-repeated="1005"/>
        </table:table-row>
        <table:table-row table:style-name="ro1">
          <table:table-cell table:formula="of:=[.A330]+1" office:value-type="float" office:value="325">
            <text:p>325</text:p>
          </table:table-cell>
          <table:table-cell table:style-name="ce11" table:formula="of:=IF(OR(EXACT([.B330];&quot;&quot;);[.B330]&lt;=0);&quot;&quot;;ROUND([.B330]-[.D331];2))">
            <text:p/>
          </table:table-cell>
          <table:table-cell table:formula="of:=IF(OR(EXACT([.B330];&quot;&quot;);[.B330]&lt;=0);&quot;&quot;;[.B330]*[.$D$1])">
            <text:p/>
          </table:table-cell>
          <table:table-cell table:formula="of:=IF(OR(EXACT([.B330];&quot;&quot;);[.B330]&lt;=0);&quot;&quot;;[.E331]-[.C331])">
            <text:p/>
          </table:table-cell>
          <table:table-cell table:formula="of:=IF(OR(EXACT([.B330];&quot;&quot;);[.B330]&lt;=0);&quot;&quot;;IF([.G331]&gt;0;[.G331];MIN([.B330]+[.C331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30]-[.S331];2)" office:value-type="currency" office:currency="USD" office:value="52347.85">
            <text:p>$52,347.85</text:p>
          </table:table-cell>
          <table:table-cell table:formula="of:=[.Q330]*[.$D$1]" office:value-type="currency" office:currency="USD" office:value="223.893416666667">
            <text:p>$223.89</text:p>
          </table:table-cell>
          <table:table-cell table:formula="of:=[.$D$3]-[.R331]" office:value-type="currency" office:currency="USD" office:value="1386.57145236975">
            <text:p>$1,386.57</text:p>
          </table:table-cell>
          <table:table-cell table:number-columns-repeated="1005"/>
        </table:table-row>
        <table:table-row table:style-name="ro1">
          <table:table-cell table:formula="of:=[.A331]+1" office:value-type="float" office:value="326">
            <text:p>326</text:p>
          </table:table-cell>
          <table:table-cell table:style-name="ce11" table:formula="of:=IF(OR(EXACT([.B331];&quot;&quot;);[.B331]&lt;=0);&quot;&quot;;ROUND([.B331]-[.D332];2))">
            <text:p/>
          </table:table-cell>
          <table:table-cell table:formula="of:=IF(OR(EXACT([.B331];&quot;&quot;);[.B331]&lt;=0);&quot;&quot;;[.B331]*[.$D$1])">
            <text:p/>
          </table:table-cell>
          <table:table-cell table:formula="of:=IF(OR(EXACT([.B331];&quot;&quot;);[.B331]&lt;=0);&quot;&quot;;[.E332]-[.C332])">
            <text:p/>
          </table:table-cell>
          <table:table-cell table:formula="of:=IF(OR(EXACT([.B331];&quot;&quot;);[.B331]&lt;=0);&quot;&quot;;IF([.G332]&gt;0;[.G332];MIN([.B331]+[.C332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31]-[.S332];2)" office:value-type="currency" office:currency="USD" office:value="50955.5">
            <text:p>$50,955.50</text:p>
          </table:table-cell>
          <table:table-cell table:formula="of:=[.Q331]*[.$D$1]" office:value-type="currency" office:currency="USD" office:value="218.116041666667">
            <text:p>$218.12</text:p>
          </table:table-cell>
          <table:table-cell table:formula="of:=[.$D$3]-[.R332]" office:value-type="currency" office:currency="USD" office:value="1392.34882736975">
            <text:p>$1,392.35</text:p>
          </table:table-cell>
          <table:table-cell table:number-columns-repeated="1005"/>
        </table:table-row>
        <table:table-row table:style-name="ro1">
          <table:table-cell table:formula="of:=[.A332]+1" office:value-type="float" office:value="327">
            <text:p>327</text:p>
          </table:table-cell>
          <table:table-cell table:style-name="ce11" table:formula="of:=IF(OR(EXACT([.B332];&quot;&quot;);[.B332]&lt;=0);&quot;&quot;;ROUND([.B332]-[.D333];2))">
            <text:p/>
          </table:table-cell>
          <table:table-cell table:formula="of:=IF(OR(EXACT([.B332];&quot;&quot;);[.B332]&lt;=0);&quot;&quot;;[.B332]*[.$D$1])">
            <text:p/>
          </table:table-cell>
          <table:table-cell table:formula="of:=IF(OR(EXACT([.B332];&quot;&quot;);[.B332]&lt;=0);&quot;&quot;;[.E333]-[.C333])">
            <text:p/>
          </table:table-cell>
          <table:table-cell table:formula="of:=IF(OR(EXACT([.B332];&quot;&quot;);[.B332]&lt;=0);&quot;&quot;;IF([.G333]&gt;0;[.G333];MIN([.B332]+[.C333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32]-[.S333];2)" office:value-type="currency" office:currency="USD" office:value="49557.35">
            <text:p>$49,557.35</text:p>
          </table:table-cell>
          <table:table-cell table:formula="of:=[.Q332]*[.$D$1]" office:value-type="currency" office:currency="USD" office:value="212.314583333333">
            <text:p>$212.31</text:p>
          </table:table-cell>
          <table:table-cell table:formula="of:=[.$D$3]-[.R333]" office:value-type="currency" office:currency="USD" office:value="1398.15028570309">
            <text:p>$1,398.15</text:p>
          </table:table-cell>
          <table:table-cell table:number-columns-repeated="1005"/>
        </table:table-row>
        <table:table-row table:style-name="ro1">
          <table:table-cell table:formula="of:=[.A333]+1" office:value-type="float" office:value="328">
            <text:p>328</text:p>
          </table:table-cell>
          <table:table-cell table:style-name="ce11" table:formula="of:=IF(OR(EXACT([.B333];&quot;&quot;);[.B333]&lt;=0);&quot;&quot;;ROUND([.B333]-[.D334];2))">
            <text:p/>
          </table:table-cell>
          <table:table-cell table:formula="of:=IF(OR(EXACT([.B333];&quot;&quot;);[.B333]&lt;=0);&quot;&quot;;[.B333]*[.$D$1])">
            <text:p/>
          </table:table-cell>
          <table:table-cell table:formula="of:=IF(OR(EXACT([.B333];&quot;&quot;);[.B333]&lt;=0);&quot;&quot;;[.E334]-[.C334])">
            <text:p/>
          </table:table-cell>
          <table:table-cell table:formula="of:=IF(OR(EXACT([.B333];&quot;&quot;);[.B333]&lt;=0);&quot;&quot;;IF([.G334]&gt;0;[.G334];MIN([.B333]+[.C334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33]-[.S334];2)" office:value-type="currency" office:currency="USD" office:value="48153.37">
            <text:p>$48,153.37</text:p>
          </table:table-cell>
          <table:table-cell table:formula="of:=[.Q333]*[.$D$1]" office:value-type="currency" office:currency="USD" office:value="206.488958333333">
            <text:p>$206.49</text:p>
          </table:table-cell>
          <table:table-cell table:formula="of:=[.$D$3]-[.R334]" office:value-type="currency" office:currency="USD" office:value="1403.97591070309">
            <text:p>$1,403.98</text:p>
          </table:table-cell>
          <table:table-cell table:number-columns-repeated="1005"/>
        </table:table-row>
        <table:table-row table:style-name="ro1">
          <table:table-cell table:formula="of:=[.A334]+1" office:value-type="float" office:value="329">
            <text:p>329</text:p>
          </table:table-cell>
          <table:table-cell table:style-name="ce11" table:formula="of:=IF(OR(EXACT([.B334];&quot;&quot;);[.B334]&lt;=0);&quot;&quot;;ROUND([.B334]-[.D335];2))">
            <text:p/>
          </table:table-cell>
          <table:table-cell table:formula="of:=IF(OR(EXACT([.B334];&quot;&quot;);[.B334]&lt;=0);&quot;&quot;;[.B334]*[.$D$1])">
            <text:p/>
          </table:table-cell>
          <table:table-cell table:formula="of:=IF(OR(EXACT([.B334];&quot;&quot;);[.B334]&lt;=0);&quot;&quot;;[.E335]-[.C335])">
            <text:p/>
          </table:table-cell>
          <table:table-cell table:formula="of:=IF(OR(EXACT([.B334];&quot;&quot;);[.B334]&lt;=0);&quot;&quot;;IF([.G335]&gt;0;[.G335];MIN([.B334]+[.C335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34]-[.S335];2)" office:value-type="currency" office:currency="USD" office:value="46743.54">
            <text:p>$46,743.54</text:p>
          </table:table-cell>
          <table:table-cell table:formula="of:=[.Q334]*[.$D$1]" office:value-type="currency" office:currency="USD" office:value="200.639041666667">
            <text:p>$200.64</text:p>
          </table:table-cell>
          <table:table-cell table:formula="of:=[.$D$3]-[.R335]" office:value-type="currency" office:currency="USD" office:value="1409.82582736975">
            <text:p>$1,409.83</text:p>
          </table:table-cell>
          <table:table-cell table:number-columns-repeated="1005"/>
        </table:table-row>
        <table:table-row table:style-name="ro1">
          <table:table-cell table:formula="of:=[.A335]+1" office:value-type="float" office:value="330">
            <text:p>330</text:p>
          </table:table-cell>
          <table:table-cell table:style-name="ce11" table:formula="of:=IF(OR(EXACT([.B335];&quot;&quot;);[.B335]&lt;=0);&quot;&quot;;ROUND([.B335]-[.D336];2))">
            <text:p/>
          </table:table-cell>
          <table:table-cell table:formula="of:=IF(OR(EXACT([.B335];&quot;&quot;);[.B335]&lt;=0);&quot;&quot;;[.B335]*[.$D$1])">
            <text:p/>
          </table:table-cell>
          <table:table-cell table:formula="of:=IF(OR(EXACT([.B335];&quot;&quot;);[.B335]&lt;=0);&quot;&quot;;[.E336]-[.C336])">
            <text:p/>
          </table:table-cell>
          <table:table-cell table:formula="of:=IF(OR(EXACT([.B335];&quot;&quot;);[.B335]&lt;=0);&quot;&quot;;IF([.G336]&gt;0;[.G336];MIN([.B335]+[.C336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35]-[.S336];2)" office:value-type="currency" office:currency="USD" office:value="45327.84">
            <text:p>$45,327.84</text:p>
          </table:table-cell>
          <table:table-cell table:formula="of:=[.Q335]*[.$D$1]" office:value-type="currency" office:currency="USD" office:value="194.76475">
            <text:p>$194.76</text:p>
          </table:table-cell>
          <table:table-cell table:formula="of:=[.$D$3]-[.R336]" office:value-type="currency" office:currency="USD" office:value="1415.70011903642">
            <text:p>$1,415.70</text:p>
          </table:table-cell>
          <table:table-cell table:number-columns-repeated="1005"/>
        </table:table-row>
        <table:table-row table:style-name="ro1">
          <table:table-cell table:formula="of:=[.A336]+1" office:value-type="float" office:value="331">
            <text:p>331</text:p>
          </table:table-cell>
          <table:table-cell table:style-name="ce11" table:formula="of:=IF(OR(EXACT([.B336];&quot;&quot;);[.B336]&lt;=0);&quot;&quot;;ROUND([.B336]-[.D337];2))">
            <text:p/>
          </table:table-cell>
          <table:table-cell table:formula="of:=IF(OR(EXACT([.B336];&quot;&quot;);[.B336]&lt;=0);&quot;&quot;;[.B336]*[.$D$1])">
            <text:p/>
          </table:table-cell>
          <table:table-cell table:formula="of:=IF(OR(EXACT([.B336];&quot;&quot;);[.B336]&lt;=0);&quot;&quot;;[.E337]-[.C337])">
            <text:p/>
          </table:table-cell>
          <table:table-cell table:formula="of:=IF(OR(EXACT([.B336];&quot;&quot;);[.B336]&lt;=0);&quot;&quot;;IF([.G337]&gt;0;[.G337];MIN([.B336]+[.C337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36]-[.S337];2)" office:value-type="currency" office:currency="USD" office:value="43906.24">
            <text:p>$43,906.24</text:p>
          </table:table-cell>
          <table:table-cell table:formula="of:=[.Q336]*[.$D$1]" office:value-type="currency" office:currency="USD" office:value="188.866">
            <text:p>$188.87</text:p>
          </table:table-cell>
          <table:table-cell table:formula="of:=[.$D$3]-[.R337]" office:value-type="currency" office:currency="USD" office:value="1421.59886903642">
            <text:p>$1,421.60</text:p>
          </table:table-cell>
          <table:table-cell table:number-columns-repeated="1005"/>
        </table:table-row>
        <table:table-row table:style-name="ro1">
          <table:table-cell table:formula="of:=[.A337]+1" office:value-type="float" office:value="332">
            <text:p>332</text:p>
          </table:table-cell>
          <table:table-cell table:style-name="ce11" table:formula="of:=IF(OR(EXACT([.B337];&quot;&quot;);[.B337]&lt;=0);&quot;&quot;;ROUND([.B337]-[.D338];2))">
            <text:p/>
          </table:table-cell>
          <table:table-cell table:formula="of:=IF(OR(EXACT([.B337];&quot;&quot;);[.B337]&lt;=0);&quot;&quot;;[.B337]*[.$D$1])">
            <text:p/>
          </table:table-cell>
          <table:table-cell table:formula="of:=IF(OR(EXACT([.B337];&quot;&quot;);[.B337]&lt;=0);&quot;&quot;;[.E338]-[.C338])">
            <text:p/>
          </table:table-cell>
          <table:table-cell table:formula="of:=IF(OR(EXACT([.B337];&quot;&quot;);[.B337]&lt;=0);&quot;&quot;;IF([.G338]&gt;0;[.G338];MIN([.B337]+[.C338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37]-[.S338];2)" office:value-type="currency" office:currency="USD" office:value="42478.72">
            <text:p>$42,478.72</text:p>
          </table:table-cell>
          <table:table-cell table:formula="of:=[.Q337]*[.$D$1]" office:value-type="currency" office:currency="USD" office:value="182.942666666667">
            <text:p>$182.94</text:p>
          </table:table-cell>
          <table:table-cell table:formula="of:=[.$D$3]-[.R338]" office:value-type="currency" office:currency="USD" office:value="1427.52220236975">
            <text:p>$1,427.52</text:p>
          </table:table-cell>
          <table:table-cell table:number-columns-repeated="1005"/>
        </table:table-row>
        <table:table-row table:style-name="ro1">
          <table:table-cell table:formula="of:=[.A338]+1" office:value-type="float" office:value="333">
            <text:p>333</text:p>
          </table:table-cell>
          <table:table-cell table:style-name="ce11" table:formula="of:=IF(OR(EXACT([.B338];&quot;&quot;);[.B338]&lt;=0);&quot;&quot;;ROUND([.B338]-[.D339];2))">
            <text:p/>
          </table:table-cell>
          <table:table-cell table:formula="of:=IF(OR(EXACT([.B338];&quot;&quot;);[.B338]&lt;=0);&quot;&quot;;[.B338]*[.$D$1])">
            <text:p/>
          </table:table-cell>
          <table:table-cell table:formula="of:=IF(OR(EXACT([.B338];&quot;&quot;);[.B338]&lt;=0);&quot;&quot;;[.E339]-[.C339])">
            <text:p/>
          </table:table-cell>
          <table:table-cell table:formula="of:=IF(OR(EXACT([.B338];&quot;&quot;);[.B338]&lt;=0);&quot;&quot;;IF([.G339]&gt;0;[.G339];MIN([.B338]+[.C339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38]-[.S339];2)" office:value-type="currency" office:currency="USD" office:value="41045.25">
            <text:p>$41,045.25</text:p>
          </table:table-cell>
          <table:table-cell table:formula="of:=[.Q338]*[.$D$1]" office:value-type="currency" office:currency="USD" office:value="176.994666666667">
            <text:p>$176.99</text:p>
          </table:table-cell>
          <table:table-cell table:formula="of:=[.$D$3]-[.R339]" office:value-type="currency" office:currency="USD" office:value="1433.47020236975">
            <text:p>$1,433.47</text:p>
          </table:table-cell>
          <table:table-cell table:number-columns-repeated="1005"/>
        </table:table-row>
        <table:table-row table:style-name="ro1">
          <table:table-cell table:formula="of:=[.A339]+1" office:value-type="float" office:value="334">
            <text:p>334</text:p>
          </table:table-cell>
          <table:table-cell table:style-name="ce11" table:formula="of:=IF(OR(EXACT([.B339];&quot;&quot;);[.B339]&lt;=0);&quot;&quot;;ROUND([.B339]-[.D340];2))">
            <text:p/>
          </table:table-cell>
          <table:table-cell table:formula="of:=IF(OR(EXACT([.B339];&quot;&quot;);[.B339]&lt;=0);&quot;&quot;;[.B339]*[.$D$1])">
            <text:p/>
          </table:table-cell>
          <table:table-cell table:formula="of:=IF(OR(EXACT([.B339];&quot;&quot;);[.B339]&lt;=0);&quot;&quot;;[.E340]-[.C340])">
            <text:p/>
          </table:table-cell>
          <table:table-cell table:formula="of:=IF(OR(EXACT([.B339];&quot;&quot;);[.B339]&lt;=0);&quot;&quot;;IF([.G340]&gt;0;[.G340];MIN([.B339]+[.C340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39]-[.S340];2)" office:value-type="currency" office:currency="USD" office:value="39605.81">
            <text:p>$39,605.81</text:p>
          </table:table-cell>
          <table:table-cell table:formula="of:=[.Q339]*[.$D$1]" office:value-type="currency" office:currency="USD" office:value="171.021875">
            <text:p>$171.02</text:p>
          </table:table-cell>
          <table:table-cell table:formula="of:=[.$D$3]-[.R340]" office:value-type="currency" office:currency="USD" office:value="1439.44299403642">
            <text:p>$1,439.44</text:p>
          </table:table-cell>
          <table:table-cell table:number-columns-repeated="1005"/>
        </table:table-row>
        <table:table-row table:style-name="ro1">
          <table:table-cell table:formula="of:=[.A340]+1" office:value-type="float" office:value="335">
            <text:p>335</text:p>
          </table:table-cell>
          <table:table-cell table:style-name="ce11" table:formula="of:=IF(OR(EXACT([.B340];&quot;&quot;);[.B340]&lt;=0);&quot;&quot;;ROUND([.B340]-[.D341];2))">
            <text:p/>
          </table:table-cell>
          <table:table-cell table:formula="of:=IF(OR(EXACT([.B340];&quot;&quot;);[.B340]&lt;=0);&quot;&quot;;[.B340]*[.$D$1])">
            <text:p/>
          </table:table-cell>
          <table:table-cell table:formula="of:=IF(OR(EXACT([.B340];&quot;&quot;);[.B340]&lt;=0);&quot;&quot;;[.E341]-[.C341])">
            <text:p/>
          </table:table-cell>
          <table:table-cell table:formula="of:=IF(OR(EXACT([.B340];&quot;&quot;);[.B340]&lt;=0);&quot;&quot;;IF([.G341]&gt;0;[.G341];MIN([.B340]+[.C341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40]-[.S341];2)" office:value-type="currency" office:currency="USD" office:value="38160.37">
            <text:p>$38,160.37</text:p>
          </table:table-cell>
          <table:table-cell table:formula="of:=[.Q340]*[.$D$1]" office:value-type="currency" office:currency="USD" office:value="165.024208333333">
            <text:p>$165.02</text:p>
          </table:table-cell>
          <table:table-cell table:formula="of:=[.$D$3]-[.R341]" office:value-type="currency" office:currency="USD" office:value="1445.44066070309">
            <text:p>$1,445.44</text:p>
          </table:table-cell>
          <table:table-cell table:number-columns-repeated="1005"/>
        </table:table-row>
        <table:table-row table:style-name="ro1">
          <table:table-cell table:style-name="ce5" table:formula="of:=[.A341]+1" office:value-type="float" office:value="336">
            <text:p>336</text:p>
          </table:table-cell>
          <table:table-cell table:style-name="ce12" table:formula="of:=IF(OR(EXACT([.B341];&quot;&quot;);[.B341]&lt;=0);&quot;&quot;;ROUND([.B341]-[.D342];2))">
            <text:p/>
          </table:table-cell>
          <table:table-cell table:style-name="ce12" table:formula="of:=IF(OR(EXACT([.B341];&quot;&quot;);[.B341]&lt;=0);&quot;&quot;;[.B341]*[.$D$1])">
            <text:p/>
          </table:table-cell>
          <table:table-cell table:style-name="ce12" table:formula="of:=IF(OR(EXACT([.B341];&quot;&quot;);[.B341]&lt;=0);&quot;&quot;;[.E342]-[.C342])">
            <text:p/>
          </table:table-cell>
          <table:table-cell table:style-name="ce12" table:formula="of:=IF(OR(EXACT([.B341];&quot;&quot;);[.B341]&lt;=0);&quot;&quot;;IF([.G342]&gt;0;[.G342];MIN([.B341]+[.C342];IF([.$J$5]&gt;0;[.$J$5];[.$D$3]))))">
            <text:p/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8">
            <text:p>28</text:p>
          </table:table-cell>
          <table:table-cell table:number-columns-repeated="5"/>
          <table:table-cell table:formula="of:=ROUND([.Q341]-[.S342];2)" office:value-type="currency" office:currency="USD" office:value="36708.91">
            <text:p>$36,708.91</text:p>
          </table:table-cell>
          <table:table-cell table:formula="of:=[.Q341]*[.$D$1]" office:value-type="currency" office:currency="USD" office:value="159.001541666667">
            <text:p>$159.00</text:p>
          </table:table-cell>
          <table:table-cell table:formula="of:=[.$D$3]-[.R342]" office:value-type="currency" office:currency="USD" office:value="1451.46332736975">
            <text:p>$1,451.46</text:p>
          </table:table-cell>
          <table:table-cell table:number-columns-repeated="1005"/>
        </table:table-row>
        <table:table-row table:style-name="ro1">
          <table:table-cell table:formula="of:=[.A342]+1" office:value-type="float" office:value="337">
            <text:p>337</text:p>
          </table:table-cell>
          <table:table-cell table:style-name="ce11" table:formula="of:=IF(OR(EXACT([.B342];&quot;&quot;);[.B342]&lt;=0);&quot;&quot;;ROUND([.B342]-[.D343];2))">
            <text:p/>
          </table:table-cell>
          <table:table-cell table:formula="of:=IF(OR(EXACT([.B342];&quot;&quot;);[.B342]&lt;=0);&quot;&quot;;[.B342]*[.$D$1])">
            <text:p/>
          </table:table-cell>
          <table:table-cell table:formula="of:=IF(OR(EXACT([.B342];&quot;&quot;);[.B342]&lt;=0);&quot;&quot;;[.E343]-[.C343])">
            <text:p/>
          </table:table-cell>
          <table:table-cell table:formula="of:=IF(OR(EXACT([.B342];&quot;&quot;);[.B342]&lt;=0);&quot;&quot;;IF([.G343]&gt;0;[.G343];MIN([.B342]+[.C343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42]-[.S343];2)" office:value-type="currency" office:currency="USD" office:value="35251.4">
            <text:p>$35,251.40</text:p>
          </table:table-cell>
          <table:table-cell table:formula="of:=[.Q342]*[.$D$1]" office:value-type="currency" office:currency="USD" office:value="152.953791666667">
            <text:p>$152.95</text:p>
          </table:table-cell>
          <table:table-cell table:formula="of:=[.$D$3]-[.R343]" office:value-type="currency" office:currency="USD" office:value="1457.51107736975">
            <text:p>$1,457.51</text:p>
          </table:table-cell>
          <table:table-cell table:number-columns-repeated="1005"/>
        </table:table-row>
        <table:table-row table:style-name="ro1">
          <table:table-cell table:formula="of:=[.A343]+1" office:value-type="float" office:value="338">
            <text:p>338</text:p>
          </table:table-cell>
          <table:table-cell table:style-name="ce11" table:formula="of:=IF(OR(EXACT([.B343];&quot;&quot;);[.B343]&lt;=0);&quot;&quot;;ROUND([.B343]-[.D344];2))">
            <text:p/>
          </table:table-cell>
          <table:table-cell table:formula="of:=IF(OR(EXACT([.B343];&quot;&quot;);[.B343]&lt;=0);&quot;&quot;;[.B343]*[.$D$1])">
            <text:p/>
          </table:table-cell>
          <table:table-cell table:formula="of:=IF(OR(EXACT([.B343];&quot;&quot;);[.B343]&lt;=0);&quot;&quot;;[.E344]-[.C344])">
            <text:p/>
          </table:table-cell>
          <table:table-cell table:formula="of:=IF(OR(EXACT([.B343];&quot;&quot;);[.B343]&lt;=0);&quot;&quot;;IF([.G344]&gt;0;[.G344];MIN([.B343]+[.C344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43]-[.S344];2)" office:value-type="currency" office:currency="USD" office:value="33787.82">
            <text:p>$33,787.82</text:p>
          </table:table-cell>
          <table:table-cell table:formula="of:=[.Q343]*[.$D$1]" office:value-type="currency" office:currency="USD" office:value="146.880833333333">
            <text:p>$146.88</text:p>
          </table:table-cell>
          <table:table-cell table:formula="of:=[.$D$3]-[.R344]" office:value-type="currency" office:currency="USD" office:value="1463.58403570309">
            <text:p>$1,463.58</text:p>
          </table:table-cell>
          <table:table-cell table:number-columns-repeated="1005"/>
        </table:table-row>
        <table:table-row table:style-name="ro1">
          <table:table-cell table:formula="of:=[.A344]+1" office:value-type="float" office:value="339">
            <text:p>339</text:p>
          </table:table-cell>
          <table:table-cell table:style-name="ce11" table:formula="of:=IF(OR(EXACT([.B344];&quot;&quot;);[.B344]&lt;=0);&quot;&quot;;ROUND([.B344]-[.D345];2))">
            <text:p/>
          </table:table-cell>
          <table:table-cell table:formula="of:=IF(OR(EXACT([.B344];&quot;&quot;);[.B344]&lt;=0);&quot;&quot;;[.B344]*[.$D$1])">
            <text:p/>
          </table:table-cell>
          <table:table-cell table:formula="of:=IF(OR(EXACT([.B344];&quot;&quot;);[.B344]&lt;=0);&quot;&quot;;[.E345]-[.C345])">
            <text:p/>
          </table:table-cell>
          <table:table-cell table:formula="of:=IF(OR(EXACT([.B344];&quot;&quot;);[.B344]&lt;=0);&quot;&quot;;IF([.G345]&gt;0;[.G345];MIN([.B344]+[.C345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44]-[.S345];2)" office:value-type="currency" office:currency="USD" office:value="32318.14">
            <text:p>$32,318.14</text:p>
          </table:table-cell>
          <table:table-cell table:formula="of:=[.Q344]*[.$D$1]" office:value-type="currency" office:currency="USD" office:value="140.782583333333">
            <text:p>$140.78</text:p>
          </table:table-cell>
          <table:table-cell table:formula="of:=[.$D$3]-[.R345]" office:value-type="currency" office:currency="USD" office:value="1469.68228570309">
            <text:p>$1,469.68</text:p>
          </table:table-cell>
          <table:table-cell table:number-columns-repeated="1005"/>
        </table:table-row>
        <table:table-row table:style-name="ro1">
          <table:table-cell table:formula="of:=[.A345]+1" office:value-type="float" office:value="340">
            <text:p>340</text:p>
          </table:table-cell>
          <table:table-cell table:style-name="ce11" table:formula="of:=IF(OR(EXACT([.B345];&quot;&quot;);[.B345]&lt;=0);&quot;&quot;;ROUND([.B345]-[.D346];2))">
            <text:p/>
          </table:table-cell>
          <table:table-cell table:formula="of:=IF(OR(EXACT([.B345];&quot;&quot;);[.B345]&lt;=0);&quot;&quot;;[.B345]*[.$D$1])">
            <text:p/>
          </table:table-cell>
          <table:table-cell table:formula="of:=IF(OR(EXACT([.B345];&quot;&quot;);[.B345]&lt;=0);&quot;&quot;;[.E346]-[.C346])">
            <text:p/>
          </table:table-cell>
          <table:table-cell table:formula="of:=IF(OR(EXACT([.B345];&quot;&quot;);[.B345]&lt;=0);&quot;&quot;;IF([.G346]&gt;0;[.G346];MIN([.B345]+[.C346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45]-[.S346];2)" office:value-type="currency" office:currency="USD" office:value="30842.33">
            <text:p>$30,842.33</text:p>
          </table:table-cell>
          <table:table-cell table:formula="of:=[.Q345]*[.$D$1]" office:value-type="currency" office:currency="USD" office:value="134.658916666667">
            <text:p>$134.66</text:p>
          </table:table-cell>
          <table:table-cell table:formula="of:=[.$D$3]-[.R346]" office:value-type="currency" office:currency="USD" office:value="1475.80595236975">
            <text:p>$1,475.81</text:p>
          </table:table-cell>
          <table:table-cell table:number-columns-repeated="1005"/>
        </table:table-row>
        <table:table-row table:style-name="ro1">
          <table:table-cell table:formula="of:=[.A346]+1" office:value-type="float" office:value="341">
            <text:p>341</text:p>
          </table:table-cell>
          <table:table-cell table:style-name="ce11" table:formula="of:=IF(OR(EXACT([.B346];&quot;&quot;);[.B346]&lt;=0);&quot;&quot;;ROUND([.B346]-[.D347];2))">
            <text:p/>
          </table:table-cell>
          <table:table-cell table:formula="of:=IF(OR(EXACT([.B346];&quot;&quot;);[.B346]&lt;=0);&quot;&quot;;[.B346]*[.$D$1])">
            <text:p/>
          </table:table-cell>
          <table:table-cell table:formula="of:=IF(OR(EXACT([.B346];&quot;&quot;);[.B346]&lt;=0);&quot;&quot;;[.E347]-[.C347])">
            <text:p/>
          </table:table-cell>
          <table:table-cell table:formula="of:=IF(OR(EXACT([.B346];&quot;&quot;);[.B346]&lt;=0);&quot;&quot;;IF([.G347]&gt;0;[.G347];MIN([.B346]+[.C347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46]-[.S347];2)" office:value-type="currency" office:currency="USD" office:value="29360.37">
            <text:p>$29,360.37</text:p>
          </table:table-cell>
          <table:table-cell table:formula="of:=[.Q346]*[.$D$1]" office:value-type="currency" office:currency="USD" office:value="128.509708333333">
            <text:p>$128.51</text:p>
          </table:table-cell>
          <table:table-cell table:formula="of:=[.$D$3]-[.R347]" office:value-type="currency" office:currency="USD" office:value="1481.95516070309">
            <text:p>$1,481.96</text:p>
          </table:table-cell>
          <table:table-cell table:number-columns-repeated="1005"/>
        </table:table-row>
        <table:table-row table:style-name="ro1">
          <table:table-cell table:formula="of:=[.A347]+1" office:value-type="float" office:value="342">
            <text:p>342</text:p>
          </table:table-cell>
          <table:table-cell table:style-name="ce11" table:formula="of:=IF(OR(EXACT([.B347];&quot;&quot;);[.B347]&lt;=0);&quot;&quot;;ROUND([.B347]-[.D348];2))">
            <text:p/>
          </table:table-cell>
          <table:table-cell table:formula="of:=IF(OR(EXACT([.B347];&quot;&quot;);[.B347]&lt;=0);&quot;&quot;;[.B347]*[.$D$1])">
            <text:p/>
          </table:table-cell>
          <table:table-cell table:formula="of:=IF(OR(EXACT([.B347];&quot;&quot;);[.B347]&lt;=0);&quot;&quot;;[.E348]-[.C348])">
            <text:p/>
          </table:table-cell>
          <table:table-cell table:formula="of:=IF(OR(EXACT([.B347];&quot;&quot;);[.B347]&lt;=0);&quot;&quot;;IF([.G348]&gt;0;[.G348];MIN([.B347]+[.C348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47]-[.S348];2)" office:value-type="currency" office:currency="USD" office:value="27872.24">
            <text:p>$27,872.24</text:p>
          </table:table-cell>
          <table:table-cell table:formula="of:=[.Q347]*[.$D$1]" office:value-type="currency" office:currency="USD" office:value="122.334875">
            <text:p>$122.33</text:p>
          </table:table-cell>
          <table:table-cell table:formula="of:=[.$D$3]-[.R348]" office:value-type="currency" office:currency="USD" office:value="1488.12999403642">
            <text:p>$1,488.13</text:p>
          </table:table-cell>
          <table:table-cell table:number-columns-repeated="1005"/>
        </table:table-row>
        <table:table-row table:style-name="ro1">
          <table:table-cell table:formula="of:=[.A348]+1" office:value-type="float" office:value="343">
            <text:p>343</text:p>
          </table:table-cell>
          <table:table-cell table:style-name="ce11" table:formula="of:=IF(OR(EXACT([.B348];&quot;&quot;);[.B348]&lt;=0);&quot;&quot;;ROUND([.B348]-[.D349];2))">
            <text:p/>
          </table:table-cell>
          <table:table-cell table:formula="of:=IF(OR(EXACT([.B348];&quot;&quot;);[.B348]&lt;=0);&quot;&quot;;[.B348]*[.$D$1])">
            <text:p/>
          </table:table-cell>
          <table:table-cell table:formula="of:=IF(OR(EXACT([.B348];&quot;&quot;);[.B348]&lt;=0);&quot;&quot;;[.E349]-[.C349])">
            <text:p/>
          </table:table-cell>
          <table:table-cell table:formula="of:=IF(OR(EXACT([.B348];&quot;&quot;);[.B348]&lt;=0);&quot;&quot;;IF([.G349]&gt;0;[.G349];MIN([.B348]+[.C349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48]-[.S349];2)" office:value-type="currency" office:currency="USD" office:value="26377.91">
            <text:p>$26,377.91</text:p>
          </table:table-cell>
          <table:table-cell table:formula="of:=[.Q348]*[.$D$1]" office:value-type="currency" office:currency="USD" office:value="116.134333333333">
            <text:p>$116.13</text:p>
          </table:table-cell>
          <table:table-cell table:formula="of:=[.$D$3]-[.R349]" office:value-type="currency" office:currency="USD" office:value="1494.33053570309">
            <text:p>$1,494.33</text:p>
          </table:table-cell>
          <table:table-cell table:number-columns-repeated="1005"/>
        </table:table-row>
        <table:table-row table:style-name="ro1">
          <table:table-cell table:formula="of:=[.A349]+1" office:value-type="float" office:value="344">
            <text:p>344</text:p>
          </table:table-cell>
          <table:table-cell table:style-name="ce11" table:formula="of:=IF(OR(EXACT([.B349];&quot;&quot;);[.B349]&lt;=0);&quot;&quot;;ROUND([.B349]-[.D350];2))">
            <text:p/>
          </table:table-cell>
          <table:table-cell table:formula="of:=IF(OR(EXACT([.B349];&quot;&quot;);[.B349]&lt;=0);&quot;&quot;;[.B349]*[.$D$1])">
            <text:p/>
          </table:table-cell>
          <table:table-cell table:formula="of:=IF(OR(EXACT([.B349];&quot;&quot;);[.B349]&lt;=0);&quot;&quot;;[.E350]-[.C350])">
            <text:p/>
          </table:table-cell>
          <table:table-cell table:formula="of:=IF(OR(EXACT([.B349];&quot;&quot;);[.B349]&lt;=0);&quot;&quot;;IF([.G350]&gt;0;[.G350];MIN([.B349]+[.C350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49]-[.S350];2)" office:value-type="currency" office:currency="USD" office:value="24877.35">
            <text:p>$24,877.35</text:p>
          </table:table-cell>
          <table:table-cell table:formula="of:=[.Q349]*[.$D$1]" office:value-type="currency" office:currency="USD" office:value="109.907958333333">
            <text:p>$109.91</text:p>
          </table:table-cell>
          <table:table-cell table:formula="of:=[.$D$3]-[.R350]" office:value-type="currency" office:currency="USD" office:value="1500.55691070309">
            <text:p>$1,500.56</text:p>
          </table:table-cell>
          <table:table-cell table:number-columns-repeated="1005"/>
        </table:table-row>
        <table:table-row table:style-name="ro1">
          <table:table-cell table:formula="of:=[.A350]+1" office:value-type="float" office:value="345">
            <text:p>345</text:p>
          </table:table-cell>
          <table:table-cell table:style-name="ce11" table:formula="of:=IF(OR(EXACT([.B350];&quot;&quot;);[.B350]&lt;=0);&quot;&quot;;ROUND([.B350]-[.D351];2))">
            <text:p/>
          </table:table-cell>
          <table:table-cell table:formula="of:=IF(OR(EXACT([.B350];&quot;&quot;);[.B350]&lt;=0);&quot;&quot;;[.B350]*[.$D$1])">
            <text:p/>
          </table:table-cell>
          <table:table-cell table:formula="of:=IF(OR(EXACT([.B350];&quot;&quot;);[.B350]&lt;=0);&quot;&quot;;[.E351]-[.C351])">
            <text:p/>
          </table:table-cell>
          <table:table-cell table:formula="of:=IF(OR(EXACT([.B350];&quot;&quot;);[.B350]&lt;=0);&quot;&quot;;IF([.G351]&gt;0;[.G351];MIN([.B350]+[.C351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50]-[.S351];2)" office:value-type="currency" office:currency="USD" office:value="23370.54">
            <text:p>$23,370.54</text:p>
          </table:table-cell>
          <table:table-cell table:formula="of:=[.Q350]*[.$D$1]" office:value-type="currency" office:currency="USD" office:value="103.655625">
            <text:p>$103.66</text:p>
          </table:table-cell>
          <table:table-cell table:formula="of:=[.$D$3]-[.R351]" office:value-type="currency" office:currency="USD" office:value="1506.80924403642">
            <text:p>$1,506.81</text:p>
          </table:table-cell>
          <table:table-cell table:number-columns-repeated="1005"/>
        </table:table-row>
        <table:table-row table:style-name="ro1">
          <table:table-cell table:formula="of:=[.A351]+1" office:value-type="float" office:value="346">
            <text:p>346</text:p>
          </table:table-cell>
          <table:table-cell table:style-name="ce11" table:formula="of:=IF(OR(EXACT([.B351];&quot;&quot;);[.B351]&lt;=0);&quot;&quot;;ROUND([.B351]-[.D352];2))">
            <text:p/>
          </table:table-cell>
          <table:table-cell table:formula="of:=IF(OR(EXACT([.B351];&quot;&quot;);[.B351]&lt;=0);&quot;&quot;;[.B351]*[.$D$1])">
            <text:p/>
          </table:table-cell>
          <table:table-cell table:formula="of:=IF(OR(EXACT([.B351];&quot;&quot;);[.B351]&lt;=0);&quot;&quot;;[.E352]-[.C352])">
            <text:p/>
          </table:table-cell>
          <table:table-cell table:formula="of:=IF(OR(EXACT([.B351];&quot;&quot;);[.B351]&lt;=0);&quot;&quot;;IF([.G352]&gt;0;[.G352];MIN([.B351]+[.C352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51]-[.S352];2)" office:value-type="currency" office:currency="USD" office:value="21857.45">
            <text:p>$21,857.45</text:p>
          </table:table-cell>
          <table:table-cell table:formula="of:=[.Q351]*[.$D$1]" office:value-type="currency" office:currency="USD" office:value="97.37725">
            <text:p>$97.38</text:p>
          </table:table-cell>
          <table:table-cell table:formula="of:=[.$D$3]-[.R352]" office:value-type="currency" office:currency="USD" office:value="1513.08761903642">
            <text:p>$1,513.09</text:p>
          </table:table-cell>
          <table:table-cell table:number-columns-repeated="1005"/>
        </table:table-row>
        <table:table-row table:style-name="ro1">
          <table:table-cell table:formula="of:=[.A352]+1" office:value-type="float" office:value="347">
            <text:p>347</text:p>
          </table:table-cell>
          <table:table-cell table:style-name="ce11" table:formula="of:=IF(OR(EXACT([.B352];&quot;&quot;);[.B352]&lt;=0);&quot;&quot;;ROUND([.B352]-[.D353];2))">
            <text:p/>
          </table:table-cell>
          <table:table-cell table:formula="of:=IF(OR(EXACT([.B352];&quot;&quot;);[.B352]&lt;=0);&quot;&quot;;[.B352]*[.$D$1])">
            <text:p/>
          </table:table-cell>
          <table:table-cell table:formula="of:=IF(OR(EXACT([.B352];&quot;&quot;);[.B352]&lt;=0);&quot;&quot;;[.E353]-[.C353])">
            <text:p/>
          </table:table-cell>
          <table:table-cell table:formula="of:=IF(OR(EXACT([.B352];&quot;&quot;);[.B352]&lt;=0);&quot;&quot;;IF([.G353]&gt;0;[.G353];MIN([.B352]+[.C353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52]-[.S353];2)" office:value-type="currency" office:currency="USD" office:value="20338.06">
            <text:p>$20,338.06</text:p>
          </table:table-cell>
          <table:table-cell table:formula="of:=[.Q352]*[.$D$1]" office:value-type="currency" office:currency="USD" office:value="91.0727083333333">
            <text:p>$91.07</text:p>
          </table:table-cell>
          <table:table-cell table:formula="of:=[.$D$3]-[.R353]" office:value-type="currency" office:currency="USD" office:value="1519.39216070309">
            <text:p>$1,519.39</text:p>
          </table:table-cell>
          <table:table-cell table:number-columns-repeated="1005"/>
        </table:table-row>
        <table:table-row table:style-name="ro1">
          <table:table-cell table:style-name="ce5" table:formula="of:=[.A353]+1" office:value-type="float" office:value="348">
            <text:p>348</text:p>
          </table:table-cell>
          <table:table-cell table:style-name="ce12" table:formula="of:=IF(OR(EXACT([.B353];&quot;&quot;);[.B353]&lt;=0);&quot;&quot;;ROUND([.B353]-[.D354];2))">
            <text:p/>
          </table:table-cell>
          <table:table-cell table:style-name="ce12" table:formula="of:=IF(OR(EXACT([.B353];&quot;&quot;);[.B353]&lt;=0);&quot;&quot;;[.B353]*[.$D$1])">
            <text:p/>
          </table:table-cell>
          <table:table-cell table:style-name="ce12" table:formula="of:=IF(OR(EXACT([.B353];&quot;&quot;);[.B353]&lt;=0);&quot;&quot;;[.E354]-[.C354])">
            <text:p/>
          </table:table-cell>
          <table:table-cell table:style-name="ce12" table:formula="of:=IF(OR(EXACT([.B353];&quot;&quot;);[.B353]&lt;=0);&quot;&quot;;IF([.G354]&gt;0;[.G354];MIN([.B353]+[.C354];IF([.$J$5]&gt;0;[.$J$5];[.$D$3]))))">
            <text:p/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29">
            <text:p>29</text:p>
          </table:table-cell>
          <table:table-cell table:number-columns-repeated="5"/>
          <table:table-cell table:formula="of:=ROUND([.Q353]-[.S354];2)" office:value-type="currency" office:currency="USD" office:value="18812.34">
            <text:p>$18,812.34</text:p>
          </table:table-cell>
          <table:table-cell table:formula="of:=[.Q353]*[.$D$1]" office:value-type="currency" office:currency="USD" office:value="84.7419166666667">
            <text:p>$84.74</text:p>
          </table:table-cell>
          <table:table-cell table:formula="of:=[.$D$3]-[.R354]" office:value-type="currency" office:currency="USD" office:value="1525.72295236975">
            <text:p>$1,525.72</text:p>
          </table:table-cell>
          <table:table-cell table:number-columns-repeated="1005"/>
        </table:table-row>
        <table:table-row table:style-name="ro1">
          <table:table-cell table:formula="of:=[.A354]+1" office:value-type="float" office:value="349">
            <text:p>349</text:p>
          </table:table-cell>
          <table:table-cell table:style-name="ce11" table:formula="of:=IF(OR(EXACT([.B354];&quot;&quot;);[.B354]&lt;=0);&quot;&quot;;ROUND([.B354]-[.D355];2))">
            <text:p/>
          </table:table-cell>
          <table:table-cell table:formula="of:=IF(OR(EXACT([.B354];&quot;&quot;);[.B354]&lt;=0);&quot;&quot;;[.B354]*[.$D$1])">
            <text:p/>
          </table:table-cell>
          <table:table-cell table:formula="of:=IF(OR(EXACT([.B354];&quot;&quot;);[.B354]&lt;=0);&quot;&quot;;[.E355]-[.C355])">
            <text:p/>
          </table:table-cell>
          <table:table-cell table:formula="of:=IF(OR(EXACT([.B354];&quot;&quot;);[.B354]&lt;=0);&quot;&quot;;IF([.G355]&gt;0;[.G355];MIN([.B354]+[.C355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54]-[.S355];2)" office:value-type="currency" office:currency="USD" office:value="17280.26">
            <text:p>$17,280.26</text:p>
          </table:table-cell>
          <table:table-cell table:formula="of:=[.Q354]*[.$D$1]" office:value-type="currency" office:currency="USD" office:value="78.38475">
            <text:p>$78.38</text:p>
          </table:table-cell>
          <table:table-cell table:formula="of:=[.$D$3]-[.R355]" office:value-type="currency" office:currency="USD" office:value="1532.08011903642">
            <text:p>$1,532.08</text:p>
          </table:table-cell>
          <table:table-cell table:number-columns-repeated="1005"/>
        </table:table-row>
        <table:table-row table:style-name="ro1">
          <table:table-cell table:formula="of:=[.A355]+1" office:value-type="float" office:value="350">
            <text:p>350</text:p>
          </table:table-cell>
          <table:table-cell table:style-name="ce11" table:formula="of:=IF(OR(EXACT([.B355];&quot;&quot;);[.B355]&lt;=0);&quot;&quot;;ROUND([.B355]-[.D356];2))">
            <text:p/>
          </table:table-cell>
          <table:table-cell table:formula="of:=IF(OR(EXACT([.B355];&quot;&quot;);[.B355]&lt;=0);&quot;&quot;;[.B355]*[.$D$1])">
            <text:p/>
          </table:table-cell>
          <table:table-cell table:formula="of:=IF(OR(EXACT([.B355];&quot;&quot;);[.B355]&lt;=0);&quot;&quot;;[.E356]-[.C356])">
            <text:p/>
          </table:table-cell>
          <table:table-cell table:formula="of:=IF(OR(EXACT([.B355];&quot;&quot;);[.B355]&lt;=0);&quot;&quot;;IF([.G356]&gt;0;[.G356];MIN([.B355]+[.C356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55]-[.S356];2)" office:value-type="currency" office:currency="USD" office:value="15741.8">
            <text:p>$15,741.80</text:p>
          </table:table-cell>
          <table:table-cell table:formula="of:=[.Q355]*[.$D$1]" office:value-type="currency" office:currency="USD" office:value="72.0010833333333">
            <text:p>$72.00</text:p>
          </table:table-cell>
          <table:table-cell table:formula="of:=[.$D$3]-[.R356]" office:value-type="currency" office:currency="USD" office:value="1538.46378570309">
            <text:p>$1,538.46</text:p>
          </table:table-cell>
          <table:table-cell table:number-columns-repeated="1005"/>
        </table:table-row>
        <table:table-row table:style-name="ro1">
          <table:table-cell table:formula="of:=[.A356]+1" office:value-type="float" office:value="351">
            <text:p>351</text:p>
          </table:table-cell>
          <table:table-cell table:style-name="ce11" table:formula="of:=IF(OR(EXACT([.B356];&quot;&quot;);[.B356]&lt;=0);&quot;&quot;;ROUND([.B356]-[.D357];2))">
            <text:p/>
          </table:table-cell>
          <table:table-cell table:formula="of:=IF(OR(EXACT([.B356];&quot;&quot;);[.B356]&lt;=0);&quot;&quot;;[.B356]*[.$D$1])">
            <text:p/>
          </table:table-cell>
          <table:table-cell table:formula="of:=IF(OR(EXACT([.B356];&quot;&quot;);[.B356]&lt;=0);&quot;&quot;;[.E357]-[.C357])">
            <text:p/>
          </table:table-cell>
          <table:table-cell table:formula="of:=IF(OR(EXACT([.B356];&quot;&quot;);[.B356]&lt;=0);&quot;&quot;;IF([.G357]&gt;0;[.G357];MIN([.B356]+[.C357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56]-[.S357];2)" office:value-type="currency" office:currency="USD" office:value="14196.93">
            <text:p>$14,196.93</text:p>
          </table:table-cell>
          <table:table-cell table:formula="of:=[.Q356]*[.$D$1]" office:value-type="currency" office:currency="USD" office:value="65.5908333333333">
            <text:p>$65.59</text:p>
          </table:table-cell>
          <table:table-cell table:formula="of:=[.$D$3]-[.R357]" office:value-type="currency" office:currency="USD" office:value="1544.87403570309">
            <text:p>$1,544.87</text:p>
          </table:table-cell>
          <table:table-cell table:number-columns-repeated="1005"/>
        </table:table-row>
        <table:table-row table:style-name="ro1">
          <table:table-cell table:formula="of:=[.A357]+1" office:value-type="float" office:value="352">
            <text:p>352</text:p>
          </table:table-cell>
          <table:table-cell table:style-name="ce11" table:formula="of:=IF(OR(EXACT([.B357];&quot;&quot;);[.B357]&lt;=0);&quot;&quot;;ROUND([.B357]-[.D358];2))">
            <text:p/>
          </table:table-cell>
          <table:table-cell table:formula="of:=IF(OR(EXACT([.B357];&quot;&quot;);[.B357]&lt;=0);&quot;&quot;;[.B357]*[.$D$1])">
            <text:p/>
          </table:table-cell>
          <table:table-cell table:formula="of:=IF(OR(EXACT([.B357];&quot;&quot;);[.B357]&lt;=0);&quot;&quot;;[.E358]-[.C358])">
            <text:p/>
          </table:table-cell>
          <table:table-cell table:formula="of:=IF(OR(EXACT([.B357];&quot;&quot;);[.B357]&lt;=0);&quot;&quot;;IF([.G358]&gt;0;[.G358];MIN([.B357]+[.C358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57]-[.S358];2)" office:value-type="currency" office:currency="USD" office:value="12645.62">
            <text:p>$12,645.62</text:p>
          </table:table-cell>
          <table:table-cell table:formula="of:=[.Q357]*[.$D$1]" office:value-type="currency" office:currency="USD" office:value="59.153875">
            <text:p>$59.15</text:p>
          </table:table-cell>
          <table:table-cell table:formula="of:=[.$D$3]-[.R358]" office:value-type="currency" office:currency="USD" office:value="1551.31099403642">
            <text:p>$1,551.31</text:p>
          </table:table-cell>
          <table:table-cell table:number-columns-repeated="1005"/>
        </table:table-row>
        <table:table-row table:style-name="ro1">
          <table:table-cell table:formula="of:=[.A358]+1" office:value-type="float" office:value="353">
            <text:p>353</text:p>
          </table:table-cell>
          <table:table-cell table:style-name="ce11" table:formula="of:=IF(OR(EXACT([.B358];&quot;&quot;);[.B358]&lt;=0);&quot;&quot;;ROUND([.B358]-[.D359];2))">
            <text:p/>
          </table:table-cell>
          <table:table-cell table:formula="of:=IF(OR(EXACT([.B358];&quot;&quot;);[.B358]&lt;=0);&quot;&quot;;[.B358]*[.$D$1])">
            <text:p/>
          </table:table-cell>
          <table:table-cell table:formula="of:=IF(OR(EXACT([.B358];&quot;&quot;);[.B358]&lt;=0);&quot;&quot;;[.E359]-[.C359])">
            <text:p/>
          </table:table-cell>
          <table:table-cell table:formula="of:=IF(OR(EXACT([.B358];&quot;&quot;);[.B358]&lt;=0);&quot;&quot;;IF([.G359]&gt;0;[.G359];MIN([.B358]+[.C359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58]-[.S359];2)" office:value-type="currency" office:currency="USD" office:value="11087.85">
            <text:p>$11,087.85</text:p>
          </table:table-cell>
          <table:table-cell table:formula="of:=[.Q358]*[.$D$1]" office:value-type="currency" office:currency="USD" office:value="52.6900833333333">
            <text:p>$52.69</text:p>
          </table:table-cell>
          <table:table-cell table:formula="of:=[.$D$3]-[.R359]" office:value-type="currency" office:currency="USD" office:value="1557.77478570309">
            <text:p>$1,557.77</text:p>
          </table:table-cell>
          <table:table-cell table:number-columns-repeated="1005"/>
        </table:table-row>
        <table:table-row table:style-name="ro1">
          <table:table-cell table:formula="of:=[.A359]+1" office:value-type="float" office:value="354">
            <text:p>354</text:p>
          </table:table-cell>
          <table:table-cell table:style-name="ce11" table:formula="of:=IF(OR(EXACT([.B359];&quot;&quot;);[.B359]&lt;=0);&quot;&quot;;ROUND([.B359]-[.D360];2))">
            <text:p/>
          </table:table-cell>
          <table:table-cell table:formula="of:=IF(OR(EXACT([.B359];&quot;&quot;);[.B359]&lt;=0);&quot;&quot;;[.B359]*[.$D$1])">
            <text:p/>
          </table:table-cell>
          <table:table-cell table:formula="of:=IF(OR(EXACT([.B359];&quot;&quot;);[.B359]&lt;=0);&quot;&quot;;[.E360]-[.C360])">
            <text:p/>
          </table:table-cell>
          <table:table-cell table:formula="of:=IF(OR(EXACT([.B359];&quot;&quot;);[.B359]&lt;=0);&quot;&quot;;IF([.G360]&gt;0;[.G360];MIN([.B359]+[.C360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59]-[.S360];2)" office:value-type="currency" office:currency="USD" office:value="9523.58">
            <text:p>$9,523.58</text:p>
          </table:table-cell>
          <table:table-cell table:formula="of:=[.Q359]*[.$D$1]" office:value-type="currency" office:currency="USD" office:value="46.199375">
            <text:p>$46.20</text:p>
          </table:table-cell>
          <table:table-cell table:formula="of:=[.$D$3]-[.R360]" office:value-type="currency" office:currency="USD" office:value="1564.26549403642">
            <text:p>$1,564.27</text:p>
          </table:table-cell>
          <table:table-cell table:number-columns-repeated="1005"/>
        </table:table-row>
        <table:table-row table:style-name="ro1">
          <table:table-cell table:formula="of:=[.A360]+1" office:value-type="float" office:value="355">
            <text:p>355</text:p>
          </table:table-cell>
          <table:table-cell table:style-name="ce11" table:formula="of:=IF(OR(EXACT([.B360];&quot;&quot;);[.B360]&lt;=0);&quot;&quot;;ROUND([.B360]-[.D361];2))">
            <text:p/>
          </table:table-cell>
          <table:table-cell table:formula="of:=IF(OR(EXACT([.B360];&quot;&quot;);[.B360]&lt;=0);&quot;&quot;;[.B360]*[.$D$1])">
            <text:p/>
          </table:table-cell>
          <table:table-cell table:formula="of:=IF(OR(EXACT([.B360];&quot;&quot;);[.B360]&lt;=0);&quot;&quot;;[.E361]-[.C361])">
            <text:p/>
          </table:table-cell>
          <table:table-cell table:formula="of:=IF(OR(EXACT([.B360];&quot;&quot;);[.B360]&lt;=0);&quot;&quot;;IF([.G361]&gt;0;[.G361];MIN([.B360]+[.C361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60]-[.S361];2)" office:value-type="currency" office:currency="USD" office:value="7952.8">
            <text:p>$7,952.80</text:p>
          </table:table-cell>
          <table:table-cell table:formula="of:=[.Q360]*[.$D$1]" office:value-type="currency" office:currency="USD" office:value="39.6815833333333">
            <text:p>$39.68</text:p>
          </table:table-cell>
          <table:table-cell table:formula="of:=[.$D$3]-[.R361]" office:value-type="currency" office:currency="USD" office:value="1570.78328570309">
            <text:p>$1,570.78</text:p>
          </table:table-cell>
          <table:table-cell table:number-columns-repeated="1005"/>
        </table:table-row>
        <table:table-row table:style-name="ro1">
          <table:table-cell table:formula="of:=[.A361]+1" office:value-type="float" office:value="356">
            <text:p>356</text:p>
          </table:table-cell>
          <table:table-cell table:style-name="ce11" table:formula="of:=IF(OR(EXACT([.B361];&quot;&quot;);[.B361]&lt;=0);&quot;&quot;;ROUND([.B361]-[.D362];2))">
            <text:p/>
          </table:table-cell>
          <table:table-cell table:formula="of:=IF(OR(EXACT([.B361];&quot;&quot;);[.B361]&lt;=0);&quot;&quot;;[.B361]*[.$D$1])">
            <text:p/>
          </table:table-cell>
          <table:table-cell table:formula="of:=IF(OR(EXACT([.B361];&quot;&quot;);[.B361]&lt;=0);&quot;&quot;;[.E362]-[.C362])">
            <text:p/>
          </table:table-cell>
          <table:table-cell table:formula="of:=IF(OR(EXACT([.B361];&quot;&quot;);[.B361]&lt;=0);&quot;&quot;;IF([.G362]&gt;0;[.G362];MIN([.B361]+[.C362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61]-[.S362];2)" office:value-type="currency" office:currency="USD" office:value="6375.47">
            <text:p>$6,375.47</text:p>
          </table:table-cell>
          <table:table-cell table:formula="of:=[.Q361]*[.$D$1]" office:value-type="currency" office:currency="USD" office:value="33.1366666666667">
            <text:p>$33.14</text:p>
          </table:table-cell>
          <table:table-cell table:formula="of:=[.$D$3]-[.R362]" office:value-type="currency" office:currency="USD" office:value="1577.32820236975">
            <text:p>$1,577.33</text:p>
          </table:table-cell>
          <table:table-cell table:number-columns-repeated="1005"/>
        </table:table-row>
        <table:table-row table:style-name="ro1">
          <table:table-cell table:formula="of:=[.A362]+1" office:value-type="float" office:value="357">
            <text:p>357</text:p>
          </table:table-cell>
          <table:table-cell table:style-name="ce11" table:formula="of:=IF(OR(EXACT([.B362];&quot;&quot;);[.B362]&lt;=0);&quot;&quot;;ROUND([.B362]-[.D363];2))">
            <text:p/>
          </table:table-cell>
          <table:table-cell table:formula="of:=IF(OR(EXACT([.B362];&quot;&quot;);[.B362]&lt;=0);&quot;&quot;;[.B362]*[.$D$1])">
            <text:p/>
          </table:table-cell>
          <table:table-cell table:formula="of:=IF(OR(EXACT([.B362];&quot;&quot;);[.B362]&lt;=0);&quot;&quot;;[.E363]-[.C363])">
            <text:p/>
          </table:table-cell>
          <table:table-cell table:formula="of:=IF(OR(EXACT([.B362];&quot;&quot;);[.B362]&lt;=0);&quot;&quot;;IF([.G363]&gt;0;[.G363];MIN([.B362]+[.C363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62]-[.S363];2)" office:value-type="currency" office:currency="USD" office:value="4791.57">
            <text:p>$4,791.57</text:p>
          </table:table-cell>
          <table:table-cell table:formula="of:=[.Q362]*[.$D$1]" office:value-type="currency" office:currency="USD" office:value="26.5644583333333">
            <text:p>$26.56</text:p>
          </table:table-cell>
          <table:table-cell table:formula="of:=[.$D$3]-[.R363]" office:value-type="currency" office:currency="USD" office:value="1583.90041070309">
            <text:p>$1,583.90</text:p>
          </table:table-cell>
          <table:table-cell table:number-columns-repeated="1005"/>
        </table:table-row>
        <table:table-row table:style-name="ro1">
          <table:table-cell table:formula="of:=[.A363]+1" office:value-type="float" office:value="358">
            <text:p>358</text:p>
          </table:table-cell>
          <table:table-cell table:style-name="ce11" table:formula="of:=IF(OR(EXACT([.B363];&quot;&quot;);[.B363]&lt;=0);&quot;&quot;;ROUND([.B363]-[.D364];2))">
            <text:p/>
          </table:table-cell>
          <table:table-cell table:formula="of:=IF(OR(EXACT([.B363];&quot;&quot;);[.B363]&lt;=0);&quot;&quot;;[.B363]*[.$D$1])">
            <text:p/>
          </table:table-cell>
          <table:table-cell table:formula="of:=IF(OR(EXACT([.B363];&quot;&quot;);[.B363]&lt;=0);&quot;&quot;;[.E364]-[.C364])">
            <text:p/>
          </table:table-cell>
          <table:table-cell table:formula="of:=IF(OR(EXACT([.B363];&quot;&quot;);[.B363]&lt;=0);&quot;&quot;;IF([.G364]&gt;0;[.G364];MIN([.B363]+[.C364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63]-[.S364];2)" office:value-type="currency" office:currency="USD" office:value="3201.07">
            <text:p>$3,201.07</text:p>
          </table:table-cell>
          <table:table-cell table:formula="of:=[.Q363]*[.$D$1]" office:value-type="currency" office:currency="USD" office:value="19.964875">
            <text:p>$19.96</text:p>
          </table:table-cell>
          <table:table-cell table:formula="of:=[.$D$3]-[.R364]" office:value-type="currency" office:currency="USD" office:value="1590.49999403642">
            <text:p>$1,590.50</text:p>
          </table:table-cell>
          <table:table-cell table:number-columns-repeated="1005"/>
        </table:table-row>
        <table:table-row table:style-name="ro1">
          <table:table-cell table:formula="of:=[.A364]+1" office:value-type="float" office:value="359">
            <text:p>359</text:p>
          </table:table-cell>
          <table:table-cell table:style-name="ce11" table:formula="of:=IF(OR(EXACT([.B364];&quot;&quot;);[.B364]&lt;=0);&quot;&quot;;ROUND([.B364]-[.D365];2))">
            <text:p/>
          </table:table-cell>
          <table:table-cell table:formula="of:=IF(OR(EXACT([.B364];&quot;&quot;);[.B364]&lt;=0);&quot;&quot;;[.B364]*[.$D$1])">
            <text:p/>
          </table:table-cell>
          <table:table-cell table:formula="of:=IF(OR(EXACT([.B364];&quot;&quot;);[.B364]&lt;=0);&quot;&quot;;[.E365]-[.C365])">
            <text:p/>
          </table:table-cell>
          <table:table-cell table:formula="of:=IF(OR(EXACT([.B364];&quot;&quot;);[.B364]&lt;=0);&quot;&quot;;IF([.G365]&gt;0;[.G365];MIN([.B364]+[.C365];IF([.$J$5]&gt;0;[.$J$5];[.$D$3]))))">
            <text:p/>
          </table:table-cell>
          <table:table-cell table:style-name="ce25"/>
          <table:table-cell table:style-name="ce31"/>
          <table:table-cell table:style-name="ce35"/>
          <table:table-cell table:number-columns-repeated="8"/>
          <table:table-cell table:formula="of:=ROUND([.Q364]-[.S365];2)" office:value-type="currency" office:currency="USD" office:value="1603.94">
            <text:p>$1,603.94</text:p>
          </table:table-cell>
          <table:table-cell table:formula="of:=[.Q364]*[.$D$1]" office:value-type="currency" office:currency="USD" office:value="13.3377916666667">
            <text:p>$13.34</text:p>
          </table:table-cell>
          <table:table-cell table:formula="of:=[.$D$3]-[.R365]" office:value-type="currency" office:currency="USD" office:value="1597.12707736975">
            <text:p>$1,597.13</text:p>
          </table:table-cell>
          <table:table-cell table:number-columns-repeated="1005"/>
        </table:table-row>
        <table:table-row table:style-name="ro1">
          <table:table-cell table:style-name="ce5" table:formula="of:=[.A365]+1" office:value-type="float" office:value="360">
            <text:p>360</text:p>
          </table:table-cell>
          <table:table-cell table:style-name="ce12" table:formula="of:=IF(OR(EXACT([.B365];&quot;&quot;);[.B365]&lt;=0);&quot;&quot;;ROUND([.B365]-[.D366];2))">
            <text:p/>
          </table:table-cell>
          <table:table-cell table:style-name="ce12" table:formula="of:=IF(OR(EXACT([.B365];&quot;&quot;);[.B365]&lt;=0);&quot;&quot;;[.B365]*[.$D$1])">
            <text:p/>
          </table:table-cell>
          <table:table-cell table:style-name="ce12" table:formula="of:=IF(OR(EXACT([.B365];&quot;&quot;);[.B365]&lt;=0);&quot;&quot;;[.E366]-[.C366])">
            <text:p/>
          </table:table-cell>
          <table:table-cell table:style-name="ce12" table:formula="of:=IF(OR(EXACT([.B365];&quot;&quot;);[.B365]&lt;=0);&quot;&quot;;IF([.G366]&gt;0;[.G366];MIN([.B365]+[.C366];IF([.$J$5]&gt;0;[.$J$5];[.$D$3]))))">
            <text:p/>
          </table:table-cell>
          <table:table-cell table:style-name="ce24"/>
          <table:table-cell table:style-name="ce32"/>
          <table:table-cell table:style-name="ce36"/>
          <table:table-cell table:style-name="ce41" table:number-columns-repeated="2"/>
          <table:table-cell table:style-name="ce46" office:value-type="float" office:value="30">
            <text:p>30</text:p>
          </table:table-cell>
          <table:table-cell table:number-columns-repeated="5"/>
          <table:table-cell table:formula="of:=ROUND([.Q365]-[.S366];2)" office:value-type="currency" office:currency="USD" office:value="0.16">
            <text:p>$0.16</text:p>
          </table:table-cell>
          <table:table-cell table:formula="of:=[.Q365]*[.$D$1]" office:value-type="currency" office:currency="USD" office:value="6.68308333333333">
            <text:p>$6.68</text:p>
          </table:table-cell>
          <table:table-cell table:formula="of:=[.$D$3]-[.R366]" office:value-type="currency" office:currency="USD" office:value="1603.78178570309">
            <text:p>$1,603.78</text:p>
          </table:table-cell>
          <table:table-cell table:number-columns-repeated="1005"/>
        </table:table-row>
        <table:table-row table:style-name="ro1" table:number-rows-repeated="651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Geneva" svg:font-family="Genev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4">
      <number:number number:decimal-places="4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Geneva" fo:font-size="9pt" style:font-size-asian="9pt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efault_20_2" style:display-name="Default 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Default_20_SS" style:display-name="Default SS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Default_20_TB" style:display-name="Default TB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Header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Body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Footer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2in" fo:margin-bottom="0.4992in" fo:margin-left="0.4992in" fo:margin-right="0.4992in" style:scale-to="100%" style:writing-mode="lr-tb" style:print="charts drawings grid headers objects zero-values"/>
      <style:header-style>
        <style:header-footer-properties fo:min-height="0.2957in" fo:margin-left="0.2484in" fo:margin-right="0.2484in" fo:margin-bottom="0in"/>
      </style:header-style>
      <style:footer-style>
        <style:header-footer-properties fo:min-height="0.2957in" fo:margin-left="0.2484in" fo:margin-right="0.2484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6">11/06/2009</text:date>, <text:time>20:08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06T20:08:13</dc:date>
    <meta:editing-cycles>21</meta:editing-cycles>
    <meta:editing-duration>PT05H06M11S</meta:editing-duration>
    <meta:generator>OpenOffice.org/3.1$Unix OpenOffice.org_project/310m19$Build-9420</meta:generator>
    <dc:description>This spreadsheet is used to compute, evaluate, and monitor fixed-rate mortgages (such as home mortgages).

It is free for non-commercial use and distribution.

Copyright 2004 Stewart Stremler</dc:description>
    <meta:keyword>Mortgage Fixed</meta:keyword>
    <dc:subject>Mortgage Tracking Spreadsheet</dc:subject>
    <dc:title>Mortgage</dc:title>
    <meta:document-statistic meta:table-count="1" meta:cell-count="33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false" chart:tick-marks-major-inner="false" chart:tick-marks-major-outer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02">
      <style:chart-properties chart:display-label="true" chart:logarithmic="false" chart:minimum="0" chart:origin="0" chart:interval-minor-divisor="10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329cm" svg:height="10.92cm" chart:class="chart:line" chart:style-name="ch1">
        <chart:title svg:x="6.196cm" svg:y="0.415cm" chart:style-name="ch2">
          <text:p>Balance</text:p>
        </chart:title>
        <chart:subtitle svg:x="5.704cm" svg:y="1.183cm" chart:style-name="ch3">
          <text:p>Actual vs Original</text:p>
        </chart:subtitle>
        <chart:plot-area chart:style-name="ch4" table:cell-range-address="Sheet1.B6:Sheet1.B366 Sheet1.Q6:Sheet1.Q366" svg:x="0.306cm" svg:y="1.612cm" svg:width="14.717cm" svg:height="9.0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6:Sheet1.B366" chart:class="chart:line">
            <chart:data-point chart:repeated="361"/>
          </chart:series>
          <chart:series chart:style-name="ch9" chart:values-cell-range-address="Sheet1.Q6:Sheet1.Q366" chart:class="chart:line">
            <chart:data-point chart:repeated="3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000">
                <text:p text:id="Sheet1.B6:Sheet1.B366">300000</text:p>
              </table:table-cell>
              <table:table-cell office:value-type="float" office:value="300000">
                <text:p text:id="Sheet1.Q6:Sheet1.Q366">3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450">
                <text:p>299450</text:p>
              </table:table-cell>
              <table:table-cell office:value-type="float" office:value="299639.54">
                <text:p>299639.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8897.71">
                <text:p>298897.71</text:p>
              </table:table-cell>
              <table:table-cell office:value-type="float" office:value="299277.57">
                <text:p>299277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343.12">
                <text:p>298343.12</text:p>
              </table:table-cell>
              <table:table-cell office:value-type="float" office:value="298914.1">
                <text:p>298914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7786.22">
                <text:p>297786.22</text:p>
              </table:table-cell>
              <table:table-cell office:value-type="float" office:value="298549.11">
                <text:p>298549.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227">
                <text:p>297227</text:p>
              </table:table-cell>
              <table:table-cell office:value-type="float" office:value="298182.6">
                <text:p>29818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6665.45">
                <text:p>296665.45</text:p>
              </table:table-cell>
              <table:table-cell office:value-type="float" office:value="297814.56">
                <text:p>297814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6101.56">
                <text:p>296101.56</text:p>
              </table:table-cell>
              <table:table-cell office:value-type="float" office:value="297444.99">
                <text:p>297444.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5535.32">
                <text:p>295535.32</text:p>
              </table:table-cell>
              <table:table-cell office:value-type="float" office:value="297073.88">
                <text:p>297073.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4966.72">
                <text:p>294966.72</text:p>
              </table:table-cell>
              <table:table-cell office:value-type="float" office:value="296701.22">
                <text:p>296701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4395.75">
                <text:p>294395.75</text:p>
              </table:table-cell>
              <table:table-cell office:value-type="float" office:value="296327.01">
                <text:p>296327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3822.4">
                <text:p>293822.4</text:p>
              </table:table-cell>
              <table:table-cell office:value-type="float" office:value="295951.24">
                <text:p>295951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246.66">
                <text:p>293246.66</text:p>
              </table:table-cell>
              <table:table-cell office:value-type="float" office:value="295573.91">
                <text:p>295573.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2668.52">
                <text:p>292668.52</text:p>
              </table:table-cell>
              <table:table-cell office:value-type="float" office:value="295195">
                <text:p>2951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2087.97">
                <text:p>292087.97</text:p>
              </table:table-cell>
              <table:table-cell office:value-type="float" office:value="294814.51">
                <text:p>294814.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1505">
                <text:p>291505</text:p>
              </table:table-cell>
              <table:table-cell office:value-type="float" office:value="294432.44">
                <text:p>294432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0919.6">
                <text:p>290919.6</text:p>
              </table:table-cell>
              <table:table-cell office:value-type="float" office:value="294048.78">
                <text:p>294048.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0331.77">
                <text:p>290331.77</text:p>
              </table:table-cell>
              <table:table-cell office:value-type="float" office:value="293663.52">
                <text:p>293663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741.49">
                <text:p>289741.49</text:p>
              </table:table-cell>
              <table:table-cell office:value-type="float" office:value="293276.65">
                <text:p>293276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9148.75">
                <text:p>289148.75</text:p>
              </table:table-cell>
              <table:table-cell office:value-type="float" office:value="292888.17">
                <text:p>292888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8553.54">
                <text:p>288553.54</text:p>
              </table:table-cell>
              <table:table-cell office:value-type="float" office:value="292498.07">
                <text:p>292498.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7955.85">
                <text:p>287955.85</text:p>
              </table:table-cell>
              <table:table-cell office:value-type="float" office:value="292106.35">
                <text:p>292106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7355.67">
                <text:p>287355.67</text:p>
              </table:table-cell>
              <table:table-cell office:value-type="float" office:value="291712.99">
                <text:p>291712.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6752.99">
                <text:p>286752.99</text:p>
              </table:table-cell>
              <table:table-cell office:value-type="float" office:value="291318">
                <text:p>2913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6147.79">
                <text:p>286147.79</text:p>
              </table:table-cell>
              <table:table-cell office:value-type="float" office:value="290921.36">
                <text:p>290921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5540.07">
                <text:p>285540.07</text:p>
              </table:table-cell>
              <table:table-cell office:value-type="float" office:value="290523.07">
                <text:p>290523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4929.82">
                <text:p>284929.82</text:p>
              </table:table-cell>
              <table:table-cell office:value-type="float" office:value="290123.12">
                <text:p>290123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4317.03">
                <text:p>284317.03</text:p>
              </table:table-cell>
              <table:table-cell office:value-type="float" office:value="289721.5">
                <text:p>28972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3701.68">
                <text:p>283701.68</text:p>
              </table:table-cell>
              <table:table-cell office:value-type="float" office:value="289318.21">
                <text:p>289318.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3083.77">
                <text:p>283083.77</text:p>
              </table:table-cell>
              <table:table-cell office:value-type="float" office:value="288913.24">
                <text:p>288913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2463.29">
                <text:p>282463.29</text:p>
              </table:table-cell>
              <table:table-cell office:value-type="float" office:value="288506.58">
                <text:p>288506.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1840.22">
                <text:p>281840.22</text:p>
              </table:table-cell>
              <table:table-cell office:value-type="float" office:value="288098.23">
                <text:p>288098.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1214.55">
                <text:p>281214.55</text:p>
              </table:table-cell>
              <table:table-cell office:value-type="float" office:value="287688.17">
                <text:p>287688.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0586.28">
                <text:p>280586.28</text:p>
              </table:table-cell>
              <table:table-cell office:value-type="float" office:value="287276.41">
                <text:p>287276.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9955.39">
                <text:p>279955.39</text:p>
              </table:table-cell>
              <table:table-cell office:value-type="float" office:value="286862.93">
                <text:p>286862.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9321.87">
                <text:p>279321.87</text:p>
              </table:table-cell>
              <table:table-cell office:value-type="float" office:value="286447.73">
                <text:p>286447.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8685.71">
                <text:p>278685.71</text:p>
              </table:table-cell>
              <table:table-cell office:value-type="float" office:value="286030.8">
                <text:p>286030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78046.9">
                <text:p>278046.9</text:p>
              </table:table-cell>
              <table:table-cell office:value-type="float" office:value="285612.13">
                <text:p>285612.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7405.43">
                <text:p>277405.43</text:p>
              </table:table-cell>
              <table:table-cell office:value-type="float" office:value="285191.72">
                <text:p>285191.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761.29">
                <text:p>276761.29</text:p>
              </table:table-cell>
              <table:table-cell office:value-type="float" office:value="284769.55">
                <text:p>284769.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6114.46">
                <text:p>276114.46</text:p>
              </table:table-cell>
              <table:table-cell office:value-type="float" office:value="284345.62">
                <text:p>284345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5464.94">
                <text:p>275464.94</text:p>
              </table:table-cell>
              <table:table-cell office:value-type="float" office:value="283919.93">
                <text:p>283919.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4812.71">
                <text:p>274812.71</text:p>
              </table:table-cell>
              <table:table-cell office:value-type="float" office:value="283492.46">
                <text:p>283492.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4157.76">
                <text:p>274157.76</text:p>
              </table:table-cell>
              <table:table-cell office:value-type="float" office:value="283063.21">
                <text:p>283063.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3500.08">
                <text:p>273500.08</text:p>
              </table:table-cell>
              <table:table-cell office:value-type="float" office:value="282632.18">
                <text:p>282632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2839.66">
                <text:p>272839.66</text:p>
              </table:table-cell>
              <table:table-cell office:value-type="float" office:value="282199.35">
                <text:p>282199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176.49">
                <text:p>272176.49</text:p>
              </table:table-cell>
              <table:table-cell office:value-type="float" office:value="281764.72">
                <text:p>281764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1510.56">
                <text:p>271510.56</text:p>
              </table:table-cell>
              <table:table-cell office:value-type="float" office:value="281328.27">
                <text:p>281328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0841.85">
                <text:p>270841.85</text:p>
              </table:table-cell>
              <table:table-cell office:value-type="float" office:value="280890.01">
                <text:p>280890.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0170.36">
                <text:p>270170.36</text:p>
              </table:table-cell>
              <table:table-cell office:value-type="float" office:value="280449.92">
                <text:p>280449.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9496.07">
                <text:p>269496.07</text:p>
              </table:table-cell>
              <table:table-cell office:value-type="float" office:value="280008">
                <text:p>2800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8818.97">
                <text:p>268818.97</text:p>
              </table:table-cell>
              <table:table-cell office:value-type="float" office:value="279564.24">
                <text:p>279564.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8139.05">
                <text:p>268139.05</text:p>
              </table:table-cell>
              <table:table-cell office:value-type="float" office:value="279118.63">
                <text:p>279118.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7456.3">
                <text:p>267456.3</text:p>
              </table:table-cell>
              <table:table-cell office:value-type="float" office:value="278671.16">
                <text:p>278671.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66770.7">
                <text:p>266770.7</text:p>
              </table:table-cell>
              <table:table-cell office:value-type="float" office:value="278221.82">
                <text:p>278221.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66082.24">
                <text:p>266082.24</text:p>
              </table:table-cell>
              <table:table-cell office:value-type="float" office:value="277770.61">
                <text:p>277770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5390.92">
                <text:p>265390.92</text:p>
              </table:table-cell>
              <table:table-cell office:value-type="float" office:value="277317.52">
                <text:p>277317.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4696.72">
                <text:p>264696.72</text:p>
              </table:table-cell>
              <table:table-cell office:value-type="float" office:value="276862.54">
                <text:p>276862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3999.62">
                <text:p>263999.62</text:p>
              </table:table-cell>
              <table:table-cell office:value-type="float" office:value="276405.67">
                <text:p>276405.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3299.62">
                <text:p>263299.62</text:p>
              </table:table-cell>
              <table:table-cell office:value-type="float" office:value="275946.9">
                <text:p>275946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2596.7">
                <text:p>262596.7</text:p>
              </table:table-cell>
              <table:table-cell office:value-type="float" office:value="275486.21">
                <text:p>275486.2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1890.85">
                <text:p>261890.85</text:p>
              </table:table-cell>
              <table:table-cell office:value-type="float" office:value="275023.6">
                <text:p>275023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61182.06">
                <text:p>261182.06</text:p>
              </table:table-cell>
              <table:table-cell office:value-type="float" office:value="274559.07">
                <text:p>274559.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0470.32">
                <text:p>260470.32</text:p>
              </table:table-cell>
              <table:table-cell office:value-type="float" office:value="274092.6">
                <text:p>274092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9755.61">
                <text:p>259755.61</text:p>
              </table:table-cell>
              <table:table-cell office:value-type="float" office:value="273624.19">
                <text:p>273624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9037.93">
                <text:p>259037.93</text:p>
              </table:table-cell>
              <table:table-cell office:value-type="float" office:value="273153.83">
                <text:p>273153.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8317.25">
                <text:p>258317.25</text:p>
              </table:table-cell>
              <table:table-cell office:value-type="float" office:value="272681.51">
                <text:p>272681.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7593.57">
                <text:p>257593.57</text:p>
              </table:table-cell>
              <table:table-cell office:value-type="float" office:value="272207.22">
                <text:p>272207.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6866.88">
                <text:p>256866.88</text:p>
              </table:table-cell>
              <table:table-cell office:value-type="float" office:value="271730.95">
                <text:p>271730.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56137.16">
                <text:p>256137.16</text:p>
              </table:table-cell>
              <table:table-cell office:value-type="float" office:value="271252.7">
                <text:p>271252.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5404.4">
                <text:p>255404.4</text:p>
              </table:table-cell>
              <table:table-cell office:value-type="float" office:value="270772.45">
                <text:p>270772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54668.59">
                <text:p>254668.59</text:p>
              </table:table-cell>
              <table:table-cell office:value-type="float" office:value="270290.2">
                <text:p>27029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3929.71">
                <text:p>253929.71</text:p>
              </table:table-cell>
              <table:table-cell office:value-type="float" office:value="269805.94">
                <text:p>269805.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3187.75">
                <text:p>253187.75</text:p>
              </table:table-cell>
              <table:table-cell office:value-type="float" office:value="269319.67">
                <text:p>269319.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2442.7">
                <text:p>252442.7</text:p>
              </table:table-cell>
              <table:table-cell office:value-type="float" office:value="268831.37">
                <text:p>268831.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1694.54">
                <text:p>251694.54</text:p>
              </table:table-cell>
              <table:table-cell office:value-type="float" office:value="268341.04">
                <text:p>268341.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50943.27">
                <text:p>250943.27</text:p>
              </table:table-cell>
              <table:table-cell office:value-type="float" office:value="267848.66">
                <text:p>267848.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0188.87">
                <text:p>250188.87</text:p>
              </table:table-cell>
              <table:table-cell office:value-type="float" office:value="267354.23">
                <text:p>267354.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9431.32">
                <text:p>249431.32</text:p>
              </table:table-cell>
              <table:table-cell office:value-type="float" office:value="266857.74">
                <text:p>266857.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8670.62">
                <text:p>248670.62</text:p>
              </table:table-cell>
              <table:table-cell office:value-type="float" office:value="266359.18">
                <text:p>266359.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7906.75">
                <text:p>247906.75</text:p>
              </table:table-cell>
              <table:table-cell office:value-type="float" office:value="265858.55">
                <text:p>265858.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7139.69">
                <text:p>247139.69</text:p>
              </table:table-cell>
              <table:table-cell office:value-type="float" office:value="265355.83">
                <text:p>265355.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46369.44">
                <text:p>246369.44</text:p>
              </table:table-cell>
              <table:table-cell office:value-type="float" office:value="264851.01">
                <text:p>264851.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5595.98">
                <text:p>245595.98</text:p>
              </table:table-cell>
              <table:table-cell office:value-type="float" office:value="264344.09">
                <text:p>264344.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4819.3">
                <text:p>244819.3</text:p>
              </table:table-cell>
              <table:table-cell office:value-type="float" office:value="263835.06">
                <text:p>263835.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44039.38">
                <text:p>244039.38</text:p>
              </table:table-cell>
              <table:table-cell office:value-type="float" office:value="263323.91">
                <text:p>263323.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43256.21">
                <text:p>243256.21</text:p>
              </table:table-cell>
              <table:table-cell office:value-type="float" office:value="262810.63">
                <text:p>262810.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2469.78">
                <text:p>242469.78</text:p>
              </table:table-cell>
              <table:table-cell office:value-type="float" office:value="262295.21">
                <text:p>262295.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1680.07">
                <text:p>241680.07</text:p>
              </table:table-cell>
              <table:table-cell office:value-type="float" office:value="261777.64">
                <text:p>261777.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0887.07">
                <text:p>240887.07</text:p>
              </table:table-cell>
              <table:table-cell office:value-type="float" office:value="261257.92">
                <text:p>261257.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0090.77">
                <text:p>240090.77</text:p>
              </table:table-cell>
              <table:table-cell office:value-type="float" office:value="260736.03">
                <text:p>260736.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291.15">
                <text:p>239291.15</text:p>
              </table:table-cell>
              <table:table-cell office:value-type="float" office:value="260211.97">
                <text:p>260211.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8488.2">
                <text:p>238488.2</text:p>
              </table:table-cell>
              <table:table-cell office:value-type="float" office:value="259685.72">
                <text:p>259685.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7681.9">
                <text:p>237681.9</text:p>
              </table:table-cell>
              <table:table-cell office:value-type="float" office:value="259157.28">
                <text:p>259157.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872.24">
                <text:p>236872.24</text:p>
              </table:table-cell>
              <table:table-cell office:value-type="float" office:value="258626.64">
                <text:p>258626.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059.21">
                <text:p>236059.21</text:p>
              </table:table-cell>
              <table:table-cell office:value-type="float" office:value="258093.79">
                <text:p>258093.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5242.79">
                <text:p>235242.79</text:p>
              </table:table-cell>
              <table:table-cell office:value-type="float" office:value="257558.72">
                <text:p>257558.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4422.97">
                <text:p>234422.97</text:p>
              </table:table-cell>
              <table:table-cell office:value-type="float" office:value="257021.42">
                <text:p>257021.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3599.73">
                <text:p>233599.73</text:p>
              </table:table-cell>
              <table:table-cell office:value-type="float" office:value="256481.88">
                <text:p>256481.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2773.06">
                <text:p>232773.06</text:p>
              </table:table-cell>
              <table:table-cell office:value-type="float" office:value="255940.09">
                <text:p>255940.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1942.95">
                <text:p>231942.95</text:p>
              </table:table-cell>
              <table:table-cell office:value-type="float" office:value="255396.04">
                <text:p>255396.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31109.38">
                <text:p>231109.38</text:p>
              </table:table-cell>
              <table:table-cell office:value-type="float" office:value="254849.73">
                <text:p>254849.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0272.34">
                <text:p>230272.34</text:p>
              </table:table-cell>
              <table:table-cell office:value-type="float" office:value="254301.14">
                <text:p>254301.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9431.81">
                <text:p>229431.81</text:p>
              </table:table-cell>
              <table:table-cell office:value-type="float" office:value="253750.26">
                <text:p>253750.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28587.78">
                <text:p>228587.78</text:p>
              </table:table-cell>
              <table:table-cell office:value-type="float" office:value="253197.09">
                <text:p>253197.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7740.23">
                <text:p>227740.23</text:p>
              </table:table-cell>
              <table:table-cell office:value-type="float" office:value="252641.61">
                <text:p>252641.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6889.15">
                <text:p>226889.15</text:p>
              </table:table-cell>
              <table:table-cell office:value-type="float" office:value="252083.82">
                <text:p>252083.8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26034.52">
                <text:p>226034.52</text:p>
              </table:table-cell>
              <table:table-cell office:value-type="float" office:value="251523.7">
                <text:p>251523.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5176.33">
                <text:p>225176.33</text:p>
              </table:table-cell>
              <table:table-cell office:value-type="float" office:value="250961.25">
                <text:p>250961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4314.56">
                <text:p>224314.56</text:p>
              </table:table-cell>
              <table:table-cell office:value-type="float" office:value="250396.46">
                <text:p>250396.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3449.2">
                <text:p>223449.2</text:p>
              </table:table-cell>
              <table:table-cell office:value-type="float" office:value="249829.31">
                <text:p>249829.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2580.24">
                <text:p>222580.24</text:p>
              </table:table-cell>
              <table:table-cell office:value-type="float" office:value="249259.8">
                <text:p>249259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1707.66">
                <text:p>221707.66</text:p>
              </table:table-cell>
              <table:table-cell office:value-type="float" office:value="248687.92">
                <text:p>248687.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0831.44">
                <text:p>220831.44</text:p>
              </table:table-cell>
              <table:table-cell office:value-type="float" office:value="248113.65">
                <text:p>248113.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9951.57">
                <text:p>219951.57</text:p>
              </table:table-cell>
              <table:table-cell office:value-type="float" office:value="247536.99">
                <text:p>247536.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9068.03">
                <text:p>219068.03</text:p>
              </table:table-cell>
              <table:table-cell office:value-type="float" office:value="246957.93">
                <text:p>246957.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8180.81">
                <text:p>218180.81</text:p>
              </table:table-cell>
              <table:table-cell office:value-type="float" office:value="246376.46">
                <text:p>246376.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7289.9">
                <text:p>217289.9</text:p>
              </table:table-cell>
              <table:table-cell office:value-type="float" office:value="245792.56">
                <text:p>245792.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6395.27">
                <text:p>216395.27</text:p>
              </table:table-cell>
              <table:table-cell office:value-type="float" office:value="245206.23">
                <text:p>245206.2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5496.92">
                <text:p>215496.92</text:p>
              </table:table-cell>
              <table:table-cell office:value-type="float" office:value="244617.46">
                <text:p>244617.4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4594.82">
                <text:p>214594.82</text:p>
              </table:table-cell>
              <table:table-cell office:value-type="float" office:value="244026.23">
                <text:p>244026.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3688.97">
                <text:p>213688.97</text:p>
              </table:table-cell>
              <table:table-cell office:value-type="float" office:value="243432.54">
                <text:p>243432.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2779.34">
                <text:p>212779.34</text:p>
              </table:table-cell>
              <table:table-cell office:value-type="float" office:value="242836.38">
                <text:p>242836.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1865.92">
                <text:p>211865.92</text:p>
              </table:table-cell>
              <table:table-cell office:value-type="float" office:value="242237.73">
                <text:p>242237.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0948.69">
                <text:p>210948.69</text:p>
              </table:table-cell>
              <table:table-cell office:value-type="float" office:value="241636.59">
                <text:p>241636.5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0027.64">
                <text:p>210027.64</text:p>
              </table:table-cell>
              <table:table-cell office:value-type="float" office:value="241032.94">
                <text:p>241032.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9102.76">
                <text:p>209102.76</text:p>
              </table:table-cell>
              <table:table-cell office:value-type="float" office:value="240426.78">
                <text:p>240426.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8174.02">
                <text:p>208174.02</text:p>
              </table:table-cell>
              <table:table-cell office:value-type="float" office:value="239818.09">
                <text:p>239818.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7241.41">
                <text:p>207241.41</text:p>
              </table:table-cell>
              <table:table-cell office:value-type="float" office:value="239206.87">
                <text:p>239206.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6304.92">
                <text:p>206304.92</text:p>
              </table:table-cell>
              <table:table-cell office:value-type="float" office:value="238593.1">
                <text:p>238593.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5364.52">
                <text:p>205364.52</text:p>
              </table:table-cell>
              <table:table-cell office:value-type="float" office:value="237976.77">
                <text:p>237976.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4420.21">
                <text:p>204420.21</text:p>
              </table:table-cell>
              <table:table-cell office:value-type="float" office:value="237357.88">
                <text:p>237357.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3471.96">
                <text:p>203471.96</text:p>
              </table:table-cell>
              <table:table-cell office:value-type="float" office:value="236736.41">
                <text:p>236736.4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2519.76">
                <text:p>202519.76</text:p>
              </table:table-cell>
              <table:table-cell office:value-type="float" office:value="236112.35">
                <text:p>236112.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563.59">
                <text:p>201563.59</text:p>
              </table:table-cell>
              <table:table-cell office:value-type="float" office:value="235485.69">
                <text:p>235485.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603.44">
                <text:p>200603.44</text:p>
              </table:table-cell>
              <table:table-cell office:value-type="float" office:value="234856.42">
                <text:p>234856.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9639.29">
                <text:p>199639.29</text:p>
              </table:table-cell>
              <table:table-cell office:value-type="float" office:value="234224.52">
                <text:p>234224.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8671.12">
                <text:p>198671.12</text:p>
              </table:table-cell>
              <table:table-cell office:value-type="float" office:value="233589.99">
                <text:p>233589.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7698.92">
                <text:p>197698.92</text:p>
              </table:table-cell>
              <table:table-cell office:value-type="float" office:value="232952.82">
                <text:p>232952.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6722.67">
                <text:p>196722.67</text:p>
              </table:table-cell>
              <table:table-cell office:value-type="float" office:value="232312.99">
                <text:p>232312.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5742.35">
                <text:p>195742.35</text:p>
              </table:table-cell>
              <table:table-cell office:value-type="float" office:value="231670.5">
                <text:p>231670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4757.94">
                <text:p>194757.94</text:p>
              </table:table-cell>
              <table:table-cell office:value-type="float" office:value="231025.33">
                <text:p>231025.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3769.43">
                <text:p>193769.43</text:p>
              </table:table-cell>
              <table:table-cell office:value-type="float" office:value="230377.47">
                <text:p>230377.4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92776.8">
                <text:p>192776.8</text:p>
              </table:table-cell>
              <table:table-cell office:value-type="float" office:value="229726.91">
                <text:p>229726.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1780.04">
                <text:p>191780.04</text:p>
              </table:table-cell>
              <table:table-cell office:value-type="float" office:value="229073.64">
                <text:p>229073.6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0779.12">
                <text:p>190779.12</text:p>
              </table:table-cell>
              <table:table-cell office:value-type="float" office:value="228417.65">
                <text:p>228417.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9774.03">
                <text:p>189774.03</text:p>
              </table:table-cell>
              <table:table-cell office:value-type="float" office:value="227758.93">
                <text:p>227758.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8764.76">
                <text:p>188764.76</text:p>
              </table:table-cell>
              <table:table-cell office:value-type="float" office:value="227097.46">
                <text:p>227097.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7751.28">
                <text:p>187751.28</text:p>
              </table:table-cell>
              <table:table-cell office:value-type="float" office:value="226433.23">
                <text:p>226433.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6733.58">
                <text:p>186733.58</text:p>
              </table:table-cell>
              <table:table-cell office:value-type="float" office:value="225766.24">
                <text:p>225766.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5711.64">
                <text:p>185711.64</text:p>
              </table:table-cell>
              <table:table-cell office:value-type="float" office:value="225096.47">
                <text:p>225096.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4685.44">
                <text:p>184685.44</text:p>
              </table:table-cell>
              <table:table-cell office:value-type="float" office:value="224423.91">
                <text:p>224423.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3654.96">
                <text:p>183654.96</text:p>
              </table:table-cell>
              <table:table-cell office:value-type="float" office:value="223748.54">
                <text:p>223748.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2620.19">
                <text:p>182620.19</text:p>
              </table:table-cell>
              <table:table-cell office:value-type="float" office:value="223070.36">
                <text:p>223070.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1581.11">
                <text:p>181581.11</text:p>
              </table:table-cell>
              <table:table-cell office:value-type="float" office:value="222389.35">
                <text:p>222389.3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0537.7">
                <text:p>180537.7</text:p>
              </table:table-cell>
              <table:table-cell office:value-type="float" office:value="221705.51">
                <text:p>221705.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9489.94">
                <text:p>179489.94</text:p>
              </table:table-cell>
              <table:table-cell office:value-type="float" office:value="221018.82">
                <text:p>221018.8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8437.81">
                <text:p>178437.81</text:p>
              </table:table-cell>
              <table:table-cell office:value-type="float" office:value="220329.27">
                <text:p>220329.2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7381.3">
                <text:p>177381.3</text:p>
              </table:table-cell>
              <table:table-cell office:value-type="float" office:value="219636.84">
                <text:p>219636.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6320.39">
                <text:p>176320.39</text:p>
              </table:table-cell>
              <table:table-cell office:value-type="float" office:value="218941.53">
                <text:p>218941.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255.06">
                <text:p>175255.06</text:p>
              </table:table-cell>
              <table:table-cell office:value-type="float" office:value="218243.32">
                <text:p>218243.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4185.29">
                <text:p>174185.29</text:p>
              </table:table-cell>
              <table:table-cell office:value-type="float" office:value="217542.2">
                <text:p>217542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3111.06">
                <text:p>173111.06</text:p>
              </table:table-cell>
              <table:table-cell office:value-type="float" office:value="216838.16">
                <text:p>216838.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032.36">
                <text:p>172032.36</text:p>
              </table:table-cell>
              <table:table-cell office:value-type="float" office:value="216131.19">
                <text:p>216131.1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0949.16">
                <text:p>170949.16</text:p>
              </table:table-cell>
              <table:table-cell office:value-type="float" office:value="215421.27">
                <text:p>215421.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9861.45">
                <text:p>169861.45</text:p>
              </table:table-cell>
              <table:table-cell office:value-type="float" office:value="214708.39">
                <text:p>214708.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769.21">
                <text:p>168769.21</text:p>
              </table:table-cell>
              <table:table-cell office:value-type="float" office:value="213992.54">
                <text:p>213992.5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672.42">
                <text:p>167672.42</text:p>
              </table:table-cell>
              <table:table-cell office:value-type="float" office:value="213273.71">
                <text:p>213273.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6571.06">
                <text:p>166571.06</text:p>
              </table:table-cell>
              <table:table-cell office:value-type="float" office:value="212551.89">
                <text:p>212551.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5465.11">
                <text:p>165465.11</text:p>
              </table:table-cell>
              <table:table-cell office:value-type="float" office:value="211827.06">
                <text:p>211827.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354.55">
                <text:p>164354.55</text:p>
              </table:table-cell>
              <table:table-cell office:value-type="float" office:value="211099.21">
                <text:p>211099.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3239.36">
                <text:p>163239.36</text:p>
              </table:table-cell>
              <table:table-cell office:value-type="float" office:value="210368.33">
                <text:p>210368.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2119.52">
                <text:p>162119.52</text:p>
              </table:table-cell>
              <table:table-cell office:value-type="float" office:value="209634.4">
                <text:p>209634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0995.02">
                <text:p>160995.02</text:p>
              </table:table-cell>
              <table:table-cell office:value-type="float" office:value="208897.41">
                <text:p>208897.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9865.83">
                <text:p>159865.83</text:p>
              </table:table-cell>
              <table:table-cell office:value-type="float" office:value="208157.35">
                <text:p>208157.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8731.94">
                <text:p>158731.94</text:p>
              </table:table-cell>
              <table:table-cell office:value-type="float" office:value="207414.21">
                <text:p>207414.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593.32">
                <text:p>157593.32</text:p>
              </table:table-cell>
              <table:table-cell office:value-type="float" office:value="206667.97">
                <text:p>206667.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6449.96">
                <text:p>156449.96</text:p>
              </table:table-cell>
              <table:table-cell office:value-type="float" office:value="205918.62">
                <text:p>205918.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5301.83">
                <text:p>155301.83</text:p>
              </table:table-cell>
              <table:table-cell office:value-type="float" office:value="205166.15">
                <text:p>205166.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4148.92">
                <text:p>154148.92</text:p>
              </table:table-cell>
              <table:table-cell office:value-type="float" office:value="204410.54">
                <text:p>204410.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2991.21">
                <text:p>152991.21</text:p>
              </table:table-cell>
              <table:table-cell office:value-type="float" office:value="203651.79">
                <text:p>203651.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1828.67">
                <text:p>151828.67</text:p>
              </table:table-cell>
              <table:table-cell office:value-type="float" office:value="202889.87">
                <text:p>202889.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0661.29">
                <text:p>150661.29</text:p>
              </table:table-cell>
              <table:table-cell office:value-type="float" office:value="202124.78">
                <text:p>202124.7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49489.05">
                <text:p>149489.05</text:p>
              </table:table-cell>
              <table:table-cell office:value-type="float" office:value="201356.5">
                <text:p>201356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8311.92">
                <text:p>148311.92</text:p>
              </table:table-cell>
              <table:table-cell office:value-type="float" office:value="200585.02">
                <text:p>200585.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7129.89">
                <text:p>147129.89</text:p>
              </table:table-cell>
              <table:table-cell office:value-type="float" office:value="199810.33">
                <text:p>199810.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5942.93">
                <text:p>145942.93</text:p>
              </table:table-cell>
              <table:table-cell office:value-type="float" office:value="199032.41">
                <text:p>199032.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4751.03">
                <text:p>144751.03</text:p>
              </table:table-cell>
              <table:table-cell office:value-type="float" office:value="198251.25">
                <text:p>198251.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3554.16">
                <text:p>143554.16</text:p>
              </table:table-cell>
              <table:table-cell office:value-type="float" office:value="197466.83">
                <text:p>197466.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2352.3">
                <text:p>142352.3</text:p>
              </table:table-cell>
              <table:table-cell office:value-type="float" office:value="196679.14">
                <text:p>196679.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1145.43">
                <text:p>141145.43</text:p>
              </table:table-cell>
              <table:table-cell office:value-type="float" office:value="195888.17">
                <text:p>195888.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9933.54">
                <text:p>139933.54</text:p>
              </table:table-cell>
              <table:table-cell office:value-type="float" office:value="195093.91">
                <text:p>195093.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8716.6">
                <text:p>138716.6</text:p>
              </table:table-cell>
              <table:table-cell office:value-type="float" office:value="194296.34">
                <text:p>194296.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7494.59">
                <text:p>137494.59</text:p>
              </table:table-cell>
              <table:table-cell office:value-type="float" office:value="193495.44">
                <text:p>193495.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6267.48">
                <text:p>136267.48</text:p>
              </table:table-cell>
              <table:table-cell office:value-type="float" office:value="192691.21">
                <text:p>192691.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5035.26">
                <text:p>135035.26</text:p>
              </table:table-cell>
              <table:table-cell office:value-type="float" office:value="191883.63">
                <text:p>191883.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3797.91">
                <text:p>133797.91</text:p>
              </table:table-cell>
              <table:table-cell office:value-type="float" office:value="191072.68">
                <text:p>191072.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2555.4">
                <text:p>132555.4</text:p>
              </table:table-cell>
              <table:table-cell office:value-type="float" office:value="190258.35">
                <text:p>190258.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1307.71">
                <text:p>131307.71</text:p>
              </table:table-cell>
              <table:table-cell office:value-type="float" office:value="189440.63">
                <text:p>189440.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0054.83">
                <text:p>130054.83</text:p>
              </table:table-cell>
              <table:table-cell office:value-type="float" office:value="188619.5">
                <text:p>188619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28796.73">
                <text:p>128796.73</text:p>
              </table:table-cell>
              <table:table-cell office:value-type="float" office:value="187794.95">
                <text:p>187794.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27533.38">
                <text:p>127533.38</text:p>
              </table:table-cell>
              <table:table-cell office:value-type="float" office:value="186966.96">
                <text:p>186966.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6264.77">
                <text:p>126264.77</text:p>
              </table:table-cell>
              <table:table-cell office:value-type="float" office:value="186135.52">
                <text:p>186135.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4990.87">
                <text:p>124990.87</text:p>
              </table:table-cell>
              <table:table-cell office:value-type="float" office:value="185300.62">
                <text:p>185300.6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3711.67">
                <text:p>123711.67</text:p>
              </table:table-cell>
              <table:table-cell office:value-type="float" office:value="184462.24">
                <text:p>184462.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2427.14">
                <text:p>122427.14</text:p>
              </table:table-cell>
              <table:table-cell office:value-type="float" office:value="183620.37">
                <text:p>183620.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1137.25">
                <text:p>121137.25</text:p>
              </table:table-cell>
              <table:table-cell office:value-type="float" office:value="182774.99">
                <text:p>182774.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9841.99">
                <text:p>119841.99</text:p>
              </table:table-cell>
              <table:table-cell office:value-type="float" office:value="181926.09">
                <text:p>181926.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8541.33">
                <text:p>118541.33</text:p>
              </table:table-cell>
              <table:table-cell office:value-type="float" office:value="181073.65">
                <text:p>181073.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7235.25">
                <text:p>117235.25</text:p>
              </table:table-cell>
              <table:table-cell office:value-type="float" office:value="180217.66">
                <text:p>180217.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5923.73">
                <text:p>115923.73</text:p>
              </table:table-cell>
              <table:table-cell office:value-type="float" office:value="179358.1">
                <text:p>179358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4606.75">
                <text:p>114606.75</text:p>
              </table:table-cell>
              <table:table-cell office:value-type="float" office:value="178494.96">
                <text:p>178494.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3284.28">
                <text:p>113284.28</text:p>
              </table:table-cell>
              <table:table-cell office:value-type="float" office:value="177628.22">
                <text:p>177628.2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1956.3">
                <text:p>111956.3</text:p>
              </table:table-cell>
              <table:table-cell office:value-type="float" office:value="176757.87">
                <text:p>176757.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0622.78">
                <text:p>110622.78</text:p>
              </table:table-cell>
              <table:table-cell office:value-type="float" office:value="175883.9">
                <text:p>175883.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9283.71">
                <text:p>109283.71</text:p>
              </table:table-cell>
              <table:table-cell office:value-type="float" office:value="175006.28">
                <text:p>175006.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939.06">
                <text:p>107939.06</text:p>
              </table:table-cell>
              <table:table-cell office:value-type="float" office:value="174125.01">
                <text:p>174125.0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588.81">
                <text:p>106588.81</text:p>
              </table:table-cell>
              <table:table-cell office:value-type="float" office:value="173240.07">
                <text:p>173240.0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5232.93">
                <text:p>105232.93</text:p>
              </table:table-cell>
              <table:table-cell office:value-type="float" office:value="172351.44">
                <text:p>172351.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871.4">
                <text:p>103871.4</text:p>
              </table:table-cell>
              <table:table-cell office:value-type="float" office:value="171459.11">
                <text:p>171459.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2504.2">
                <text:p>102504.2</text:p>
              </table:table-cell>
              <table:table-cell office:value-type="float" office:value="170563.06">
                <text:p>170563.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1131.3">
                <text:p>101131.3</text:p>
              </table:table-cell>
              <table:table-cell office:value-type="float" office:value="169663.27">
                <text:p>169663.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752.68">
                <text:p>99752.68</text:p>
              </table:table-cell>
              <table:table-cell office:value-type="float" office:value="168759.74">
                <text:p>168759.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8368.32">
                <text:p>98368.32</text:p>
              </table:table-cell>
              <table:table-cell office:value-type="float" office:value="167852.44">
                <text:p>167852.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6978.19">
                <text:p>96978.19</text:p>
              </table:table-cell>
              <table:table-cell office:value-type="float" office:value="166941.36">
                <text:p>166941.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5582.27">
                <text:p>95582.27</text:p>
              </table:table-cell>
              <table:table-cell office:value-type="float" office:value="166026.48">
                <text:p>166026.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4180.53">
                <text:p>94180.53</text:p>
              </table:table-cell>
              <table:table-cell office:value-type="float" office:value="165107.79">
                <text:p>165107.7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2772.95">
                <text:p>92772.95</text:p>
              </table:table-cell>
              <table:table-cell office:value-type="float" office:value="164185.27">
                <text:p>164185.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1359.5">
                <text:p>91359.5</text:p>
              </table:table-cell>
              <table:table-cell office:value-type="float" office:value="163258.91">
                <text:p>163258.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940.16">
                <text:p>89940.16</text:p>
              </table:table-cell>
              <table:table-cell office:value-type="float" office:value="162328.69">
                <text:p>162328.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8514.91">
                <text:p>88514.91</text:p>
              </table:table-cell>
              <table:table-cell office:value-type="float" office:value="161394.59">
                <text:p>161394.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083.72">
                <text:p>87083.72</text:p>
              </table:table-cell>
              <table:table-cell office:value-type="float" office:value="160456.6">
                <text:p>160456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5646.57">
                <text:p>85646.57</text:p>
              </table:table-cell>
              <table:table-cell office:value-type="float" office:value="159514.7">
                <text:p>159514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4203.43">
                <text:p>84203.43</text:p>
              </table:table-cell>
              <table:table-cell office:value-type="float" office:value="158568.88">
                <text:p>158568.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2754.28">
                <text:p>82754.28</text:p>
              </table:table-cell>
              <table:table-cell office:value-type="float" office:value="157619.12">
                <text:p>157619.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299.09">
                <text:p>81299.09</text:p>
              </table:table-cell>
              <table:table-cell office:value-type="float" office:value="156665.4">
                <text:p>156665.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9837.84">
                <text:p>79837.84</text:p>
              </table:table-cell>
              <table:table-cell office:value-type="float" office:value="155707.71">
                <text:p>155707.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8370.5">
                <text:p>78370.5</text:p>
              </table:table-cell>
              <table:table-cell office:value-type="float" office:value="154746.03">
                <text:p>154746.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6897.04">
                <text:p>76897.04</text:p>
              </table:table-cell>
              <table:table-cell office:value-type="float" office:value="153780.34">
                <text:p>153780.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5417.44">
                <text:p>75417.44</text:p>
              </table:table-cell>
              <table:table-cell office:value-type="float" office:value="152810.63">
                <text:p>152810.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3931.68">
                <text:p>73931.68</text:p>
              </table:table-cell>
              <table:table-cell office:value-type="float" office:value="151836.88">
                <text:p>151836.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2439.73">
                <text:p>72439.73</text:p>
              </table:table-cell>
              <table:table-cell office:value-type="float" office:value="150859.07">
                <text:p>150859.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0941.56">
                <text:p>70941.56</text:p>
              </table:table-cell>
              <table:table-cell office:value-type="float" office:value="149877.18">
                <text:p>149877.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9437.15">
                <text:p>69437.15</text:p>
              </table:table-cell>
              <table:table-cell office:value-type="float" office:value="148891.2">
                <text:p>148891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7926.47">
                <text:p>67926.47</text:p>
              </table:table-cell>
              <table:table-cell office:value-type="float" office:value="147901.12">
                <text:p>147901.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6409.5">
                <text:p>66409.5</text:p>
              </table:table-cell>
              <table:table-cell office:value-type="float" office:value="146906.91">
                <text:p>146906.9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886.21">
                <text:p>64886.21</text:p>
              </table:table-cell>
              <table:table-cell office:value-type="float" office:value="145908.56">
                <text:p>145908.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356.57">
                <text:p>63356.57</text:p>
              </table:table-cell>
              <table:table-cell office:value-type="float" office:value="144906.05">
                <text:p>144906.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1820.56">
                <text:p>61820.56</text:p>
              </table:table-cell>
              <table:table-cell office:value-type="float" office:value="143899.36">
                <text:p>143899.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0278.15">
                <text:p>60278.15</text:p>
              </table:table-cell>
              <table:table-cell office:value-type="float" office:value="142888.48">
                <text:p>142888.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8729.31">
                <text:p>58729.31</text:p>
              </table:table-cell>
              <table:table-cell office:value-type="float" office:value="141873.38">
                <text:p>141873.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7174.02">
                <text:p>57174.02</text:p>
              </table:table-cell>
              <table:table-cell office:value-type="float" office:value="140854.05">
                <text:p>140854.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5612.25">
                <text:p>55612.25</text:p>
              </table:table-cell>
              <table:table-cell office:value-type="float" office:value="139830.48">
                <text:p>139830.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4043.97">
                <text:p>54043.97</text:p>
              </table:table-cell>
              <table:table-cell office:value-type="float" office:value="138802.64">
                <text:p>138802.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2469.15">
                <text:p>52469.15</text:p>
              </table:table-cell>
              <table:table-cell office:value-type="float" office:value="137770.52">
                <text:p>137770.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0887.77">
                <text:p>50887.77</text:p>
              </table:table-cell>
              <table:table-cell office:value-type="float" office:value="136734.1">
                <text:p>136734.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9299.8">
                <text:p>49299.8</text:p>
              </table:table-cell>
              <table:table-cell office:value-type="float" office:value="135693.36">
                <text:p>135693.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7705.22">
                <text:p>47705.22</text:p>
              </table:table-cell>
              <table:table-cell office:value-type="float" office:value="134648.28">
                <text:p>134648.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103.99">
                <text:p>46103.99</text:p>
              </table:table-cell>
              <table:table-cell office:value-type="float" office:value="133598.85">
                <text:p>133598.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4496.09">
                <text:p>44496.09</text:p>
              </table:table-cell>
              <table:table-cell office:value-type="float" office:value="132545.05">
                <text:p>132545.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2881.49">
                <text:p>42881.49</text:p>
              </table:table-cell>
              <table:table-cell office:value-type="float" office:value="131486.86">
                <text:p>131486.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1260.16">
                <text:p>41260.16</text:p>
              </table:table-cell>
              <table:table-cell office:value-type="float" office:value="130424.26">
                <text:p>130424.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9632.08">
                <text:p>39632.08</text:p>
              </table:table-cell>
              <table:table-cell office:value-type="float" office:value="129357.23">
                <text:p>129357.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7997.21">
                <text:p>37997.21</text:p>
              </table:table-cell>
              <table:table-cell office:value-type="float" office:value="128285.75">
                <text:p>128285.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355.53">
                <text:p>36355.53</text:p>
              </table:table-cell>
              <table:table-cell office:value-type="float" office:value="127209.81">
                <text:p>127209.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707.01">
                <text:p>34707.01</text:p>
              </table:table-cell>
              <table:table-cell office:value-type="float" office:value="126129.39">
                <text:p>126129.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3051.62">
                <text:p>33051.62</text:p>
              </table:table-cell>
              <table:table-cell office:value-type="float" office:value="125044.46">
                <text:p>125044.4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1389.34">
                <text:p>31389.34</text:p>
              </table:table-cell>
              <table:table-cell office:value-type="float" office:value="123955.01">
                <text:p>123955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720.13">
                <text:p>29720.13</text:p>
              </table:table-cell>
              <table:table-cell office:value-type="float" office:value="122861.02">
                <text:p>122861.0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043.96">
                <text:p>28043.96</text:p>
              </table:table-cell>
              <table:table-cell office:value-type="float" office:value="121762.48">
                <text:p>121762.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360.81">
                <text:p>26360.81</text:p>
              </table:table-cell>
              <table:table-cell office:value-type="float" office:value="120659.36">
                <text:p>120659.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4670.65">
                <text:p>24670.65</text:p>
              </table:table-cell>
              <table:table-cell office:value-type="float" office:value="119551.64">
                <text:p>119551.6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2973.44">
                <text:p>22973.44</text:p>
              </table:table-cell>
              <table:table-cell office:value-type="float" office:value="118439.31">
                <text:p>118439.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269.16">
                <text:p>21269.16</text:p>
              </table:table-cell>
              <table:table-cell office:value-type="float" office:value="117322.34">
                <text:p>117322.3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557.78">
                <text:p>19557.78</text:p>
              </table:table-cell>
              <table:table-cell office:value-type="float" office:value="116200.72">
                <text:p>116200.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839.27">
                <text:p>17839.27</text:p>
              </table:table-cell>
              <table:table-cell office:value-type="float" office:value="115074.42">
                <text:p>115074.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113.6">
                <text:p>16113.6</text:p>
              </table:table-cell>
              <table:table-cell office:value-type="float" office:value="113943.43">
                <text:p>113943.4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380.74">
                <text:p>14380.74</text:p>
              </table:table-cell>
              <table:table-cell office:value-type="float" office:value="112807.73">
                <text:p>112807.7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640.66">
                <text:p>12640.66</text:p>
              </table:table-cell>
              <table:table-cell office:value-type="float" office:value="111667.3">
                <text:p>111667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893.33">
                <text:p>10893.33</text:p>
              </table:table-cell>
              <table:table-cell office:value-type="float" office:value="110522.12">
                <text:p>110522.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38.72">
                <text:p>9138.72</text:p>
              </table:table-cell>
              <table:table-cell office:value-type="float" office:value="109372.16">
                <text:p>109372.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376.8">
                <text:p>7376.8</text:p>
              </table:table-cell>
              <table:table-cell office:value-type="float" office:value="108217.41">
                <text:p>108217.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07.54">
                <text:p>5607.54</text:p>
              </table:table-cell>
              <table:table-cell office:value-type="float" office:value="107057.85">
                <text:p>107057.8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830.9">
                <text:p>3830.9</text:p>
              </table:table-cell>
              <table:table-cell office:value-type="float" office:value="105893.46">
                <text:p>105893.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46.86">
                <text:p>2046.86</text:p>
              </table:table-cell>
              <table:table-cell office:value-type="float" office:value="104724.22">
                <text:p>104724.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55.39">
                <text:p>255.39</text:p>
              </table:table-cell>
              <table:table-cell office:value-type="float" office:value="103550.11">
                <text:p>103550.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102371.1">
                <text:p>102371.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101187.18">
                <text:p>101187.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99998.33">
                <text:p>99998.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98804.52">
                <text:p>98804.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97605.74">
                <text:p>97605.7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96401.97">
                <text:p>96401.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95193.18">
                <text:p>95193.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93979.35">
                <text:p>93979.3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92760.47">
                <text:p>92760.4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91536.51">
                <text:p>91536.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90307.45">
                <text:p>90307.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#NAN">
                <text:p>1.#NAN</text:p>
              </table:table-cell>
              <table:table-cell office:value-type="float" office:value="89073.27">
                <text:p>89073.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#NAN">
                <text:p>1.#NAN</text:p>
              </table:table-cell>
              <table:table-cell office:value-type="float" office:value="87833.94">
                <text:p>87833.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#NAN">
                <text:p>1.#NAN</text:p>
              </table:table-cell>
              <table:table-cell office:value-type="float" office:value="86589.45">
                <text:p>86589.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#NAN">
                <text:p>1.#NAN</text:p>
              </table:table-cell>
              <table:table-cell office:value-type="float" office:value="85339.77">
                <text:p>85339.7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#NAN">
                <text:p>1.#NAN</text:p>
              </table:table-cell>
              <table:table-cell office:value-type="float" office:value="84084.89">
                <text:p>84084.8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#NAN">
                <text:p>1.#NAN</text:p>
              </table:table-cell>
              <table:table-cell office:value-type="float" office:value="82824.78">
                <text:p>82824.7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#NAN">
                <text:p>1.#NAN</text:p>
              </table:table-cell>
              <table:table-cell office:value-type="float" office:value="81559.42">
                <text:p>81559.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#NAN">
                <text:p>1.#NAN</text:p>
              </table:table-cell>
              <table:table-cell office:value-type="float" office:value="80288.79">
                <text:p>80288.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#NAN">
                <text:p>1.#NAN</text:p>
              </table:table-cell>
              <table:table-cell office:value-type="float" office:value="79012.86">
                <text:p>79012.8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#NAN">
                <text:p>1.#NAN</text:p>
              </table:table-cell>
              <table:table-cell office:value-type="float" office:value="77731.62">
                <text:p>77731.6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#NAN">
                <text:p>1.#NAN</text:p>
              </table:table-cell>
              <table:table-cell office:value-type="float" office:value="76445.04">
                <text:p>76445.0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#NAN">
                <text:p>1.#NAN</text:p>
              </table:table-cell>
              <table:table-cell office:value-type="float" office:value="75153.1">
                <text:p>75153.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#NAN">
                <text:p>1.#NAN</text:p>
              </table:table-cell>
              <table:table-cell office:value-type="float" office:value="73855.77">
                <text:p>73855.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#NAN">
                <text:p>1.#NAN</text:p>
              </table:table-cell>
              <table:table-cell office:value-type="float" office:value="72553.04">
                <text:p>72553.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#NAN">
                <text:p>1.#NAN</text:p>
              </table:table-cell>
              <table:table-cell office:value-type="float" office:value="71244.88">
                <text:p>71244.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#NAN">
                <text:p>1.#NAN</text:p>
              </table:table-cell>
              <table:table-cell office:value-type="float" office:value="69931.27">
                <text:p>69931.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#NAN">
                <text:p>1.#NAN</text:p>
              </table:table-cell>
              <table:table-cell office:value-type="float" office:value="68612.19">
                <text:p>68612.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#NAN">
                <text:p>1.#NAN</text:p>
              </table:table-cell>
              <table:table-cell office:value-type="float" office:value="67287.61">
                <text:p>67287.6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#NAN">
                <text:p>1.#NAN</text:p>
              </table:table-cell>
              <table:table-cell office:value-type="float" office:value="65957.51">
                <text:p>65957.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#NAN">
                <text:p>1.#NAN</text:p>
              </table:table-cell>
              <table:table-cell office:value-type="float" office:value="64621.87">
                <text:p>64621.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#NAN">
                <text:p>1.#NAN</text:p>
              </table:table-cell>
              <table:table-cell office:value-type="float" office:value="63280.66">
                <text:p>63280.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#NAN">
                <text:p>1.#NAN</text:p>
              </table:table-cell>
              <table:table-cell office:value-type="float" office:value="61933.86">
                <text:p>61933.8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#NAN">
                <text:p>1.#NAN</text:p>
              </table:table-cell>
              <table:table-cell office:value-type="float" office:value="60581.45">
                <text:p>60581.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#NAN">
                <text:p>1.#NAN</text:p>
              </table:table-cell>
              <table:table-cell office:value-type="float" office:value="59223.41">
                <text:p>59223.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#NAN">
                <text:p>1.#NAN</text:p>
              </table:table-cell>
              <table:table-cell office:value-type="float" office:value="57859.71">
                <text:p>57859.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#NAN">
                <text:p>1.#NAN</text:p>
              </table:table-cell>
              <table:table-cell office:value-type="float" office:value="56490.33">
                <text:p>56490.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#NAN">
                <text:p>1.#NAN</text:p>
              </table:table-cell>
              <table:table-cell office:value-type="float" office:value="55115.24">
                <text:p>55115.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#NAN">
                <text:p>1.#NAN</text:p>
              </table:table-cell>
              <table:table-cell office:value-type="float" office:value="53734.42">
                <text:p>53734.4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#NAN">
                <text:p>1.#NAN</text:p>
              </table:table-cell>
              <table:table-cell office:value-type="float" office:value="52347.85">
                <text:p>52347.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#NAN">
                <text:p>1.#NAN</text:p>
              </table:table-cell>
              <table:table-cell office:value-type="float" office:value="50955.5">
                <text:p>50955.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#NAN">
                <text:p>1.#NAN</text:p>
              </table:table-cell>
              <table:table-cell office:value-type="float" office:value="49557.35">
                <text:p>49557.3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#NAN">
                <text:p>1.#NAN</text:p>
              </table:table-cell>
              <table:table-cell office:value-type="float" office:value="48153.37">
                <text:p>48153.3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#NAN">
                <text:p>1.#NAN</text:p>
              </table:table-cell>
              <table:table-cell office:value-type="float" office:value="46743.54">
                <text:p>46743.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#NAN">
                <text:p>1.#NAN</text:p>
              </table:table-cell>
              <table:table-cell office:value-type="float" office:value="45327.84">
                <text:p>45327.8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#NAN">
                <text:p>1.#NAN</text:p>
              </table:table-cell>
              <table:table-cell office:value-type="float" office:value="43906.24">
                <text:p>43906.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#NAN">
                <text:p>1.#NAN</text:p>
              </table:table-cell>
              <table:table-cell office:value-type="float" office:value="42478.72">
                <text:p>42478.7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41045.25">
                <text:p>41045.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#NAN">
                <text:p>1.#NAN</text:p>
              </table:table-cell>
              <table:table-cell office:value-type="float" office:value="39605.81">
                <text:p>39605.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#NAN">
                <text:p>1.#NAN</text:p>
              </table:table-cell>
              <table:table-cell office:value-type="float" office:value="38160.37">
                <text:p>38160.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#NAN">
                <text:p>1.#NAN</text:p>
              </table:table-cell>
              <table:table-cell office:value-type="float" office:value="36708.91">
                <text:p>36708.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#NAN">
                <text:p>1.#NAN</text:p>
              </table:table-cell>
              <table:table-cell office:value-type="float" office:value="35251.4">
                <text:p>35251.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#NAN">
                <text:p>1.#NAN</text:p>
              </table:table-cell>
              <table:table-cell office:value-type="float" office:value="33787.82">
                <text:p>33787.8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#NAN">
                <text:p>1.#NAN</text:p>
              </table:table-cell>
              <table:table-cell office:value-type="float" office:value="32318.14">
                <text:p>32318.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#NAN">
                <text:p>1.#NAN</text:p>
              </table:table-cell>
              <table:table-cell office:value-type="float" office:value="30842.33">
                <text:p>30842.3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#NAN">
                <text:p>1.#NAN</text:p>
              </table:table-cell>
              <table:table-cell office:value-type="float" office:value="29360.37">
                <text:p>29360.3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#NAN">
                <text:p>1.#NAN</text:p>
              </table:table-cell>
              <table:table-cell office:value-type="float" office:value="27872.24">
                <text:p>27872.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26377.91">
                <text:p>26377.9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24877.35">
                <text:p>24877.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#NAN">
                <text:p>1.#NAN</text:p>
              </table:table-cell>
              <table:table-cell office:value-type="float" office:value="23370.54">
                <text:p>23370.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#NAN">
                <text:p>1.#NAN</text:p>
              </table:table-cell>
              <table:table-cell office:value-type="float" office:value="21857.45">
                <text:p>21857.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#NAN">
                <text:p>1.#NAN</text:p>
              </table:table-cell>
              <table:table-cell office:value-type="float" office:value="20338.06">
                <text:p>20338.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#NAN">
                <text:p>1.#NAN</text:p>
              </table:table-cell>
              <table:table-cell office:value-type="float" office:value="18812.34">
                <text:p>18812.3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#NAN">
                <text:p>1.#NAN</text:p>
              </table:table-cell>
              <table:table-cell office:value-type="float" office:value="17280.26">
                <text:p>17280.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#NAN">
                <text:p>1.#NAN</text:p>
              </table:table-cell>
              <table:table-cell office:value-type="float" office:value="15741.8">
                <text:p>15741.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#NAN">
                <text:p>1.#NAN</text:p>
              </table:table-cell>
              <table:table-cell office:value-type="float" office:value="14196.93">
                <text:p>14196.9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#NAN">
                <text:p>1.#NAN</text:p>
              </table:table-cell>
              <table:table-cell office:value-type="float" office:value="12645.62">
                <text:p>12645.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1087.85">
                <text:p>11087.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#NAN">
                <text:p>1.#NAN</text:p>
              </table:table-cell>
              <table:table-cell office:value-type="float" office:value="9523.58">
                <text:p>9523.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#NAN">
                <text:p>1.#NAN</text:p>
              </table:table-cell>
              <table:table-cell office:value-type="float" office:value="7952.8">
                <text:p>7952.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#NAN">
                <text:p>1.#NAN</text:p>
              </table:table-cell>
              <table:table-cell office:value-type="float" office:value="6375.47">
                <text:p>6375.4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#NAN">
                <text:p>1.#NAN</text:p>
              </table:table-cell>
              <table:table-cell office:value-type="float" office:value="4791.57">
                <text:p>4791.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#NAN">
                <text:p>1.#NAN</text:p>
              </table:table-cell>
              <table:table-cell office:value-type="float" office:value="3201.07">
                <text:p>3201.0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#NAN">
                <text:p>1.#NAN</text:p>
              </table:table-cell>
              <table:table-cell office:value-type="float" office:value="1603.94">
                <text:p>1603.9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0.16">
                <text:p>0.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false" chart:logarithmic="false" chart:reverse-direction="false" text:line-break="true" chart:label-arrangement="stagger-odd" chart:visible="true" chart:axis-position="start"/>
      <style:graphic-properties svg:stroke-color="#b3b3b3"/>
      <style:text-properties fo:font-size="8pt" style:font-size-asian="8pt" style:font-size-complex="8pt"/>
    </style:style>
    <style:style style:name="ch6" style:family="chart" style:data-style-name="N102">
      <style:chart-properties chart:display-label="true" chart:logarithmic="false" chart:minimum="0" chart:origin="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8.412cm" svg:height="11.881cm" chart:class="chart:line" chart:style-name="ch1">
        <chart:title svg:x="6.759cm" svg:y="0.238cm" chart:style-name="ch2">
          <text:p>Principal versus Interest</text:p>
        </chart:title>
        <chart:legend chart:legend-position="end" svg:x="15.949cm" svg:y="5.08cm" chart:style-name="ch3"/>
        <chart:plot-area chart:style-name="ch4" table:cell-range-address="Sheet1.C5:Sheet1.D366 Sheet1.R5:Sheet1.S366" chart:data-source-has-labels="row" svg:x="0.368cm" svg:y="0.988cm" svg:width="15.214cm" svg:height="10.419cm"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6:Sheet1.C366" chart:label-cell-address="Sheet1.C5:Sheet1.C5" chart:class="chart:line">
            <chart:data-point chart:repeated="361"/>
          </chart:series>
          <chart:series chart:style-name="ch9" chart:values-cell-range-address="Sheet1.D6:Sheet1.D366" chart:label-cell-address="Sheet1.D5:Sheet1.D5" chart:class="chart:line">
            <chart:data-point chart:repeated="361"/>
          </chart:series>
          <chart:series chart:style-name="ch10" chart:values-cell-range-address="Sheet1.R6:Sheet1.R366" chart:label-cell-address="Sheet1.R5:Sheet1.R5" chart:class="chart:line">
            <chart:data-point chart:repeated="361"/>
          </chart:series>
          <chart:series chart:style-name="ch11" chart:values-cell-range-address="Sheet1.S6:Sheet1.S366" chart:label-cell-address="Sheet1.S5:Sheet1.S5" chart:class="chart:line">
            <chart:data-point chart:repeated="3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5:Sheet1.C5">interest</text:p>
              </table:table-cell>
              <table:table-cell office:value-type="string">
                <text:p text:id="Sheet1.D5:Sheet1.D5">principal</text:p>
              </table:table-cell>
              <table:table-cell office:value-type="string">
                <text:p text:id="Sheet1.R5:Sheet1.R5">ref interest</text:p>
              </table:table-cell>
              <table:table-cell office:value-type="string">
                <text:p text:id="Sheet1.S5:Sheet1.S5">ref princip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C6:Sheet1.C366">1.#NAN</text:p>
              </table:table-cell>
              <table:table-cell office:value-type="float" office:value="1.#NAN">
                <text:p text:id="Sheet1.D6:Sheet1.D366">1.#NAN</text:p>
              </table:table-cell>
              <table:table-cell office:value-type="float" office:value="1.#NAN">
                <text:p text:id="Sheet1.R6:Sheet1.R366">1.#NAN</text:p>
              </table:table-cell>
              <table:table-cell office:value-type="float" office:value="1.#NAN">
                <text:p text:id="Sheet1.S6:Sheet1.S366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0">
                <text:p>1250</text:p>
              </table:table-cell>
              <table:table-cell office:value-type="float" office:value="550">
                <text:p>550</text:p>
              </table:table-cell>
              <table:table-cell office:value-type="float" office:value="1250">
                <text:p>1250</text:p>
              </table:table-cell>
              <table:table-cell office:value-type="float" office:value="360.464869036419">
                <text:p>360.464869036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7.70833333333">
                <text:p>1247.70833333333</text:p>
              </table:table-cell>
              <table:table-cell office:value-type="float" office:value="552.291666666667">
                <text:p>552.291666666667</text:p>
              </table:table-cell>
              <table:table-cell office:value-type="float" office:value="1248.49808333333">
                <text:p>1248.49808333333</text:p>
              </table:table-cell>
              <table:table-cell office:value-type="float" office:value="361.966785703086">
                <text:p>361.966785703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5.407125">
                <text:p>1245.407125</text:p>
              </table:table-cell>
              <table:table-cell office:value-type="float" office:value="554.592875">
                <text:p>554.592875</text:p>
              </table:table-cell>
              <table:table-cell office:value-type="float" office:value="1246.989875">
                <text:p>1246.989875</text:p>
              </table:table-cell>
              <table:table-cell office:value-type="float" office:value="363.47499403642">
                <text:p>363.47499403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3.09633333333">
                <text:p>1243.09633333333</text:p>
              </table:table-cell>
              <table:table-cell office:value-type="float" office:value="556.903666666667">
                <text:p>556.903666666667</text:p>
              </table:table-cell>
              <table:table-cell office:value-type="float" office:value="1245.47541666667">
                <text:p>1245.47541666667</text:p>
              </table:table-cell>
              <table:table-cell office:value-type="float" office:value="364.989452369753">
                <text:p>364.9894523697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40.77591666667">
                <text:p>1240.77591666667</text:p>
              </table:table-cell>
              <table:table-cell office:value-type="float" office:value="559.224083333334">
                <text:p>559.224083333334</text:p>
              </table:table-cell>
              <table:table-cell office:value-type="float" office:value="1243.954625">
                <text:p>1243.954625</text:p>
              </table:table-cell>
              <table:table-cell office:value-type="float" office:value="366.51024403642">
                <text:p>366.510244036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8.44583333333">
                <text:p>1238.44583333333</text:p>
              </table:table-cell>
              <table:table-cell office:value-type="float" office:value="561.554166666667">
                <text:p>561.554166666667</text:p>
              </table:table-cell>
              <table:table-cell office:value-type="float" office:value="1242.4275">
                <text:p>1242.4275</text:p>
              </table:table-cell>
              <table:table-cell office:value-type="float" office:value="368.03736903642">
                <text:p>368.03736903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6.10604166667">
                <text:p>1236.10604166667</text:p>
              </table:table-cell>
              <table:table-cell office:value-type="float" office:value="563.893958333333">
                <text:p>563.893958333333</text:p>
              </table:table-cell>
              <table:table-cell office:value-type="float" office:value="1240.894">
                <text:p>1240.894</text:p>
              </table:table-cell>
              <table:table-cell office:value-type="float" office:value="369.570869036419">
                <text:p>369.5708690364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3.7565">
                <text:p>1233.7565</text:p>
              </table:table-cell>
              <table:table-cell office:value-type="float" office:value="566.2435">
                <text:p>566.2435</text:p>
              </table:table-cell>
              <table:table-cell office:value-type="float" office:value="1239.354125">
                <text:p>1239.354125</text:p>
              </table:table-cell>
              <table:table-cell office:value-type="float" office:value="371.11074403642">
                <text:p>371.11074403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31.39716666667">
                <text:p>1231.39716666667</text:p>
              </table:table-cell>
              <table:table-cell office:value-type="float" office:value="568.602833333333">
                <text:p>568.602833333333</text:p>
              </table:table-cell>
              <table:table-cell office:value-type="float" office:value="1237.80783333333">
                <text:p>1237.80783333333</text:p>
              </table:table-cell>
              <table:table-cell office:value-type="float" office:value="372.657035703086">
                <text:p>372.6570357030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9.028">
                <text:p>1229.028</text:p>
              </table:table-cell>
              <table:table-cell office:value-type="float" office:value="570.972">
                <text:p>570.972</text:p>
              </table:table-cell>
              <table:table-cell office:value-type="float" office:value="1236.25508333333">
                <text:p>1236.25508333333</text:p>
              </table:table-cell>
              <table:table-cell office:value-type="float" office:value="374.209785703086">
                <text:p>374.209785703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26.64895833333">
                <text:p>1226.64895833333</text:p>
              </table:table-cell>
              <table:table-cell office:value-type="float" office:value="573.351041666667">
                <text:p>573.351041666667</text:p>
              </table:table-cell>
              <table:table-cell office:value-type="float" office:value="1234.695875">
                <text:p>1234.695875</text:p>
              </table:table-cell>
              <table:table-cell office:value-type="float" office:value="375.768994036419">
                <text:p>375.768994036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4.26">
                <text:p>1224.26</text:p>
              </table:table-cell>
              <table:table-cell office:value-type="float" office:value="575.74">
                <text:p>575.74</text:p>
              </table:table-cell>
              <table:table-cell office:value-type="float" office:value="1233.13016666667">
                <text:p>1233.13016666667</text:p>
              </table:table-cell>
              <table:table-cell office:value-type="float" office:value="377.334702369753">
                <text:p>377.3347023697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21.86108333333">
                <text:p>1221.86108333333</text:p>
              </table:table-cell>
              <table:table-cell office:value-type="float" office:value="578.138916666667">
                <text:p>578.138916666667</text:p>
              </table:table-cell>
              <table:table-cell office:value-type="float" office:value="1231.55795833333">
                <text:p>1231.55795833333</text:p>
              </table:table-cell>
              <table:table-cell office:value-type="float" office:value="378.906910703086">
                <text:p>378.9069107030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9.45216666667">
                <text:p>1219.45216666667</text:p>
              </table:table-cell>
              <table:table-cell office:value-type="float" office:value="580.547833333333">
                <text:p>580.547833333333</text:p>
              </table:table-cell>
              <table:table-cell office:value-type="float" office:value="1229.97916666667">
                <text:p>1229.97916666667</text:p>
              </table:table-cell>
              <table:table-cell office:value-type="float" office:value="380.485702369753">
                <text:p>380.4857023697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17.03320833333">
                <text:p>1217.03320833333</text:p>
              </table:table-cell>
              <table:table-cell office:value-type="float" office:value="582.966791666667">
                <text:p>582.966791666667</text:p>
              </table:table-cell>
              <table:table-cell office:value-type="float" office:value="1228.39379166667">
                <text:p>1228.39379166667</text:p>
              </table:table-cell>
              <table:table-cell office:value-type="float" office:value="382.071077369753">
                <text:p>382.071077369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4.60416666667">
                <text:p>1214.60416666667</text:p>
              </table:table-cell>
              <table:table-cell office:value-type="float" office:value="585.395833333333">
                <text:p>585.395833333333</text:p>
              </table:table-cell>
              <table:table-cell office:value-type="float" office:value="1226.80183333333">
                <text:p>1226.80183333333</text:p>
              </table:table-cell>
              <table:table-cell office:value-type="float" office:value="383.663035703086">
                <text:p>383.663035703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12.165">
                <text:p>1212.165</text:p>
              </table:table-cell>
              <table:table-cell office:value-type="float" office:value="587.835">
                <text:p>587.835</text:p>
              </table:table-cell>
              <table:table-cell office:value-type="float" office:value="1225.20325">
                <text:p>1225.20325</text:p>
              </table:table-cell>
              <table:table-cell office:value-type="float" office:value="385.261619036419">
                <text:p>385.261619036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09.71570833333">
                <text:p>1209.71570833333</text:p>
              </table:table-cell>
              <table:table-cell office:value-type="float" office:value="590.284291666667">
                <text:p>590.284291666667</text:p>
              </table:table-cell>
              <table:table-cell office:value-type="float" office:value="1223.598">
                <text:p>1223.598</text:p>
              </table:table-cell>
              <table:table-cell office:value-type="float" office:value="386.86686903642">
                <text:p>386.866869036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7.25620833333">
                <text:p>1207.25620833333</text:p>
              </table:table-cell>
              <table:table-cell office:value-type="float" office:value="592.743791666667">
                <text:p>592.743791666667</text:p>
              </table:table-cell>
              <table:table-cell office:value-type="float" office:value="1221.98604166667">
                <text:p>1221.98604166667</text:p>
              </table:table-cell>
              <table:table-cell office:value-type="float" office:value="388.478827369753">
                <text:p>388.4788273697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04.78645833333">
                <text:p>1204.78645833333</text:p>
              </table:table-cell>
              <table:table-cell office:value-type="float" office:value="595.213541666667">
                <text:p>595.213541666667</text:p>
              </table:table-cell>
              <table:table-cell office:value-type="float" office:value="1220.367375">
                <text:p>1220.367375</text:p>
              </table:table-cell>
              <table:table-cell office:value-type="float" office:value="390.09749403642">
                <text:p>390.097494036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02.30641666667">
                <text:p>1202.30641666667</text:p>
              </table:table-cell>
              <table:table-cell office:value-type="float" office:value="597.693583333333">
                <text:p>597.693583333333</text:p>
              </table:table-cell>
              <table:table-cell office:value-type="float" office:value="1218.74195833333">
                <text:p>1218.74195833333</text:p>
              </table:table-cell>
              <table:table-cell office:value-type="float" office:value="391.722910703086">
                <text:p>391.722910703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99.81604166667">
                <text:p>1199.81604166667</text:p>
              </table:table-cell>
              <table:table-cell office:value-type="float" office:value="600.183958333334">
                <text:p>600.183958333334</text:p>
              </table:table-cell>
              <table:table-cell office:value-type="float" office:value="1217.10979166667">
                <text:p>1217.10979166667</text:p>
              </table:table-cell>
              <table:table-cell office:value-type="float" office:value="393.355077369753">
                <text:p>393.3550773697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7.31529166667">
                <text:p>1197.31529166667</text:p>
              </table:table-cell>
              <table:table-cell office:value-type="float" office:value="602.684708333333">
                <text:p>602.684708333333</text:p>
              </table:table-cell>
              <table:table-cell office:value-type="float" office:value="1215.47079166667">
                <text:p>1215.47079166667</text:p>
              </table:table-cell>
              <table:table-cell office:value-type="float" office:value="394.994077369753">
                <text:p>394.9940773697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94.804125">
                <text:p>1194.804125</text:p>
              </table:table-cell>
              <table:table-cell office:value-type="float" office:value="605.195875">
                <text:p>605.195875</text:p>
              </table:table-cell>
              <table:table-cell office:value-type="float" office:value="1213.825">
                <text:p>1213.825</text:p>
              </table:table-cell>
              <table:table-cell office:value-type="float" office:value="396.639869036419">
                <text:p>396.6398690364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2.28245833333">
                <text:p>1192.28245833333</text:p>
              </table:table-cell>
              <table:table-cell office:value-type="float" office:value="607.717541666667">
                <text:p>607.717541666667</text:p>
              </table:table-cell>
              <table:table-cell office:value-type="float" office:value="1212.17233333333">
                <text:p>1212.17233333333</text:p>
              </table:table-cell>
              <table:table-cell office:value-type="float" office:value="398.292535703086">
                <text:p>398.292535703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9.75029166667">
                <text:p>1189.75029166667</text:p>
              </table:table-cell>
              <table:table-cell office:value-type="float" office:value="610.249708333333">
                <text:p>610.249708333333</text:p>
              </table:table-cell>
              <table:table-cell office:value-type="float" office:value="1210.51279166667">
                <text:p>1210.51279166667</text:p>
              </table:table-cell>
              <table:table-cell office:value-type="float" office:value="399.952077369753">
                <text:p>399.952077369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7.20758333333">
                <text:p>1187.20758333333</text:p>
              </table:table-cell>
              <table:table-cell office:value-type="float" office:value="612.792416666667">
                <text:p>612.792416666667</text:p>
              </table:table-cell>
              <table:table-cell office:value-type="float" office:value="1208.84633333333">
                <text:p>1208.84633333333</text:p>
              </table:table-cell>
              <table:table-cell office:value-type="float" office:value="401.618535703086">
                <text:p>401.6185357030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4.65429166667">
                <text:p>1184.65429166667</text:p>
              </table:table-cell>
              <table:table-cell office:value-type="float" office:value="615.345708333333">
                <text:p>615.345708333333</text:p>
              </table:table-cell>
              <table:table-cell office:value-type="float" office:value="1207.17291666667">
                <text:p>1207.17291666667</text:p>
              </table:table-cell>
              <table:table-cell office:value-type="float" office:value="403.291952369753">
                <text:p>403.2919523697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82.09033333333">
                <text:p>1182.09033333333</text:p>
              </table:table-cell>
              <table:table-cell office:value-type="float" office:value="617.909666666667">
                <text:p>617.909666666667</text:p>
              </table:table-cell>
              <table:table-cell office:value-type="float" office:value="1205.49254166667">
                <text:p>1205.49254166667</text:p>
              </table:table-cell>
              <table:table-cell office:value-type="float" office:value="404.972327369753">
                <text:p>404.9723273697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9.51570833333">
                <text:p>1179.51570833333</text:p>
              </table:table-cell>
              <table:table-cell office:value-type="float" office:value="620.484291666667">
                <text:p>620.484291666667</text:p>
              </table:table-cell>
              <table:table-cell office:value-type="float" office:value="1203.80516666667">
                <text:p>1203.80516666667</text:p>
              </table:table-cell>
              <table:table-cell office:value-type="float" office:value="406.659702369753">
                <text:p>406.6597023697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76.930375">
                <text:p>1176.930375</text:p>
              </table:table-cell>
              <table:table-cell office:value-type="float" office:value="623.069625">
                <text:p>623.069625</text:p>
              </table:table-cell>
              <table:table-cell office:value-type="float" office:value="1202.11075">
                <text:p>1202.11075</text:p>
              </table:table-cell>
              <table:table-cell office:value-type="float" office:value="408.354119036419">
                <text:p>408.3541190364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74.33425">
                <text:p>1174.33425</text:p>
              </table:table-cell>
              <table:table-cell office:value-type="float" office:value="625.66575">
                <text:p>625.66575</text:p>
              </table:table-cell>
              <table:table-cell office:value-type="float" office:value="1200.40929166667">
                <text:p>1200.40929166667</text:p>
              </table:table-cell>
              <table:table-cell office:value-type="float" office:value="410.055577369753">
                <text:p>410.0555773697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71.72729166667">
                <text:p>1171.72729166667</text:p>
              </table:table-cell>
              <table:table-cell office:value-type="float" office:value="628.272708333333">
                <text:p>628.272708333333</text:p>
              </table:table-cell>
              <table:table-cell office:value-type="float" office:value="1198.70070833333">
                <text:p>1198.70070833333</text:p>
              </table:table-cell>
              <table:table-cell office:value-type="float" office:value="411.764160703086">
                <text:p>411.764160703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69.1095">
                <text:p>1169.1095</text:p>
              </table:table-cell>
              <table:table-cell office:value-type="float" office:value="630.8905">
                <text:p>630.8905</text:p>
              </table:table-cell>
              <table:table-cell office:value-type="float" office:value="1196.98504166667">
                <text:p>1196.98504166667</text:p>
              </table:table-cell>
              <table:table-cell office:value-type="float" office:value="413.479827369753">
                <text:p>413.4798273697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6.48079166667">
                <text:p>1166.48079166667</text:p>
              </table:table-cell>
              <table:table-cell office:value-type="float" office:value="633.519208333333">
                <text:p>633.519208333333</text:p>
              </table:table-cell>
              <table:table-cell office:value-type="float" office:value="1195.26220833333">
                <text:p>1195.26220833333</text:p>
              </table:table-cell>
              <table:table-cell office:value-type="float" office:value="415.202660703086">
                <text:p>415.2026607030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63.841125">
                <text:p>1163.841125</text:p>
              </table:table-cell>
              <table:table-cell office:value-type="float" office:value="636.158875">
                <text:p>636.158875</text:p>
              </table:table-cell>
              <table:table-cell office:value-type="float" office:value="1193.53220833333">
                <text:p>1193.53220833333</text:p>
              </table:table-cell>
              <table:table-cell office:value-type="float" office:value="416.932660703086">
                <text:p>416.932660703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1.19045833333">
                <text:p>1161.19045833333</text:p>
              </table:table-cell>
              <table:table-cell office:value-type="float" office:value="638.809541666667">
                <text:p>638.809541666667</text:p>
              </table:table-cell>
              <table:table-cell office:value-type="float" office:value="1191.795">
                <text:p>1191.795</text:p>
              </table:table-cell>
              <table:table-cell office:value-type="float" office:value="418.66986903642">
                <text:p>418.66986903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8.52875">
                <text:p>1158.52875</text:p>
              </table:table-cell>
              <table:table-cell office:value-type="float" office:value="641.47125">
                <text:p>641.47125</text:p>
              </table:table-cell>
              <table:table-cell office:value-type="float" office:value="1190.05054166667">
                <text:p>1190.05054166667</text:p>
              </table:table-cell>
              <table:table-cell office:value-type="float" office:value="420.414327369753">
                <text:p>420.4143273697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55.85595833333">
                <text:p>1155.85595833333</text:p>
              </table:table-cell>
              <table:table-cell office:value-type="float" office:value="644.144041666667">
                <text:p>644.144041666667</text:p>
              </table:table-cell>
              <table:table-cell office:value-type="float" office:value="1188.29883333333">
                <text:p>1188.29883333333</text:p>
              </table:table-cell>
              <table:table-cell office:value-type="float" office:value="422.166035703086">
                <text:p>422.166035703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53.17204166667">
                <text:p>1153.17204166667</text:p>
              </table:table-cell>
              <table:table-cell office:value-type="float" office:value="646.827958333334">
                <text:p>646.827958333334</text:p>
              </table:table-cell>
              <table:table-cell office:value-type="float" office:value="1186.53979166667">
                <text:p>1186.53979166667</text:p>
              </table:table-cell>
              <table:table-cell office:value-type="float" office:value="423.925077369753">
                <text:p>423.9250773697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0.47691666667">
                <text:p>1150.47691666667</text:p>
              </table:table-cell>
              <table:table-cell office:value-type="float" office:value="649.523083333333">
                <text:p>649.523083333333</text:p>
              </table:table-cell>
              <table:table-cell office:value-type="float" office:value="1184.77341666667">
                <text:p>1184.77341666667</text:p>
              </table:table-cell>
              <table:table-cell office:value-type="float" office:value="425.691452369753">
                <text:p>425.6914523697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47.77058333333">
                <text:p>1147.77058333333</text:p>
              </table:table-cell>
              <table:table-cell office:value-type="float" office:value="652.229416666667">
                <text:p>652.229416666667</text:p>
              </table:table-cell>
              <table:table-cell office:value-type="float" office:value="1182.99970833333">
                <text:p>1182.99970833333</text:p>
              </table:table-cell>
              <table:table-cell office:value-type="float" office:value="427.465160703086">
                <text:p>427.4651607030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5.05295833333">
                <text:p>1145.05295833333</text:p>
              </table:table-cell>
              <table:table-cell office:value-type="float" office:value="654.947041666667">
                <text:p>654.947041666667</text:p>
              </table:table-cell>
              <table:table-cell office:value-type="float" office:value="1181.21858333333">
                <text:p>1181.21858333333</text:p>
              </table:table-cell>
              <table:table-cell office:value-type="float" office:value="429.246285703086">
                <text:p>429.2462857030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42.324">
                <text:p>1142.324</text:p>
              </table:table-cell>
              <table:table-cell office:value-type="float" office:value="657.676">
                <text:p>657.676</text:p>
              </table:table-cell>
              <table:table-cell office:value-type="float" office:value="1179.43004166667">
                <text:p>1179.43004166667</text:p>
              </table:table-cell>
              <table:table-cell office:value-type="float" office:value="431.034827369753">
                <text:p>431.034827369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39.58366666667">
                <text:p>1139.58366666667</text:p>
              </table:table-cell>
              <table:table-cell office:value-type="float" office:value="660.416333333333">
                <text:p>660.416333333333</text:p>
              </table:table-cell>
              <table:table-cell office:value-type="float" office:value="1177.63408333333">
                <text:p>1177.63408333333</text:p>
              </table:table-cell>
              <table:table-cell office:value-type="float" office:value="432.830785703086">
                <text:p>432.8307857030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36.83191666667">
                <text:p>1136.83191666667</text:p>
              </table:table-cell>
              <table:table-cell office:value-type="float" office:value="663.168083333334">
                <text:p>663.168083333334</text:p>
              </table:table-cell>
              <table:table-cell office:value-type="float" office:value="1175.830625">
                <text:p>1175.830625</text:p>
              </table:table-cell>
              <table:table-cell office:value-type="float" office:value="434.63424403642">
                <text:p>434.634244036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34.06870833333">
                <text:p>1134.06870833333</text:p>
              </table:table-cell>
              <table:table-cell office:value-type="float" office:value="665.931291666667">
                <text:p>665.931291666667</text:p>
              </table:table-cell>
              <table:table-cell office:value-type="float" office:value="1174.01966666667">
                <text:p>1174.01966666667</text:p>
              </table:table-cell>
              <table:table-cell office:value-type="float" office:value="436.445202369753">
                <text:p>436.4452023697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31.294">
                <text:p>1131.294</text:p>
              </table:table-cell>
              <table:table-cell office:value-type="float" office:value="668.706">
                <text:p>668.706</text:p>
              </table:table-cell>
              <table:table-cell office:value-type="float" office:value="1172.201125">
                <text:p>1172.201125</text:p>
              </table:table-cell>
              <table:table-cell office:value-type="float" office:value="438.26374403642">
                <text:p>438.263744036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28.50770833333">
                <text:p>1128.50770833333</text:p>
              </table:table-cell>
              <table:table-cell office:value-type="float" office:value="671.492291666667">
                <text:p>671.492291666667</text:p>
              </table:table-cell>
              <table:table-cell office:value-type="float" office:value="1170.37504166667">
                <text:p>1170.37504166667</text:p>
              </table:table-cell>
              <table:table-cell office:value-type="float" office:value="440.089827369753">
                <text:p>440.0898273697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5.70983333333">
                <text:p>1125.70983333333</text:p>
              </table:table-cell>
              <table:table-cell office:value-type="float" office:value="674.290166666667">
                <text:p>674.290166666667</text:p>
              </table:table-cell>
              <table:table-cell office:value-type="float" office:value="1168.54133333333">
                <text:p>1168.54133333333</text:p>
              </table:table-cell>
              <table:table-cell office:value-type="float" office:value="441.923535703086">
                <text:p>441.9235357030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22.90029166667">
                <text:p>1122.90029166667</text:p>
              </table:table-cell>
              <table:table-cell office:value-type="float" office:value="677.099708333333">
                <text:p>677.099708333333</text:p>
              </table:table-cell>
              <table:table-cell office:value-type="float" office:value="1166.7">
                <text:p>1166.7</text:p>
              </table:table-cell>
              <table:table-cell office:value-type="float" office:value="443.764869036419">
                <text:p>443.7648690364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20.07904166667">
                <text:p>1120.07904166667</text:p>
              </table:table-cell>
              <table:table-cell office:value-type="float" office:value="679.920958333333">
                <text:p>679.920958333333</text:p>
              </table:table-cell>
              <table:table-cell office:value-type="float" office:value="1164.851">
                <text:p>1164.851</text:p>
              </table:table-cell>
              <table:table-cell office:value-type="float" office:value="445.61386903642">
                <text:p>445.613869036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7.24604166667">
                <text:p>1117.24604166667</text:p>
              </table:table-cell>
              <table:table-cell office:value-type="float" office:value="682.753958333333">
                <text:p>682.753958333333</text:p>
              </table:table-cell>
              <table:table-cell office:value-type="float" office:value="1162.99429166667">
                <text:p>1162.99429166667</text:p>
              </table:table-cell>
              <table:table-cell office:value-type="float" office:value="447.470577369753">
                <text:p>447.4705773697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4.40125">
                <text:p>1114.40125</text:p>
              </table:table-cell>
              <table:table-cell office:value-type="float" office:value="685.59875">
                <text:p>685.59875</text:p>
              </table:table-cell>
              <table:table-cell office:value-type="float" office:value="1161.12983333333">
                <text:p>1161.12983333333</text:p>
              </table:table-cell>
              <table:table-cell office:value-type="float" office:value="449.335035703086">
                <text:p>449.335035703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1.54458333333">
                <text:p>1111.54458333333</text:p>
              </table:table-cell>
              <table:table-cell office:value-type="float" office:value="688.455416666667">
                <text:p>688.455416666667</text:p>
              </table:table-cell>
              <table:table-cell office:value-type="float" office:value="1159.25758333333">
                <text:p>1159.25758333333</text:p>
              </table:table-cell>
              <table:table-cell office:value-type="float" office:value="451.207285703086">
                <text:p>451.2072857030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08.676">
                <text:p>1108.676</text:p>
              </table:table-cell>
              <table:table-cell office:value-type="float" office:value="691.324">
                <text:p>691.324</text:p>
              </table:table-cell>
              <table:table-cell office:value-type="float" office:value="1157.37754166667">
                <text:p>1157.37754166667</text:p>
              </table:table-cell>
              <table:table-cell office:value-type="float" office:value="453.087327369753">
                <text:p>453.0873273697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05.7955">
                <text:p>1105.7955</text:p>
              </table:table-cell>
              <table:table-cell office:value-type="float" office:value="694.2045">
                <text:p>694.2045</text:p>
              </table:table-cell>
              <table:table-cell office:value-type="float" office:value="1155.48966666667">
                <text:p>1155.48966666667</text:p>
              </table:table-cell>
              <table:table-cell office:value-type="float" office:value="454.975202369753">
                <text:p>454.9752023697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02.903">
                <text:p>1102.903</text:p>
              </table:table-cell>
              <table:table-cell office:value-type="float" office:value="697.097">
                <text:p>697.097</text:p>
              </table:table-cell>
              <table:table-cell office:value-type="float" office:value="1153.59391666667">
                <text:p>1153.59391666667</text:p>
              </table:table-cell>
              <table:table-cell office:value-type="float" office:value="456.870952369753">
                <text:p>456.8709523697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99.99841666667">
                <text:p>1099.99841666667</text:p>
              </table:table-cell>
              <table:table-cell office:value-type="float" office:value="700.001583333333">
                <text:p>700.001583333333</text:p>
              </table:table-cell>
              <table:table-cell office:value-type="float" office:value="1151.69029166667">
                <text:p>1151.69029166667</text:p>
              </table:table-cell>
              <table:table-cell office:value-type="float" office:value="458.774577369753">
                <text:p>458.774577369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97.08175">
                <text:p>1097.08175</text:p>
              </table:table-cell>
              <table:table-cell office:value-type="float" office:value="702.91825">
                <text:p>702.91825</text:p>
              </table:table-cell>
              <table:table-cell office:value-type="float" office:value="1149.77875">
                <text:p>1149.77875</text:p>
              </table:table-cell>
              <table:table-cell office:value-type="float" office:value="460.686119036419">
                <text:p>460.6861190364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94.15291666667">
                <text:p>1094.15291666667</text:p>
              </table:table-cell>
              <table:table-cell office:value-type="float" office:value="705.847083333333">
                <text:p>705.847083333333</text:p>
              </table:table-cell>
              <table:table-cell office:value-type="float" office:value="1147.85920833333">
                <text:p>1147.85920833333</text:p>
              </table:table-cell>
              <table:table-cell office:value-type="float" office:value="462.605660703086">
                <text:p>462.6056607030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91.211875">
                <text:p>1091.211875</text:p>
              </table:table-cell>
              <table:table-cell office:value-type="float" office:value="708.788125">
                <text:p>708.788125</text:p>
              </table:table-cell>
              <table:table-cell office:value-type="float" office:value="1145.93166666667">
                <text:p>1145.93166666667</text:p>
              </table:table-cell>
              <table:table-cell office:value-type="float" office:value="464.533202369753">
                <text:p>464.5332023697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88.25858333333">
                <text:p>1088.25858333333</text:p>
              </table:table-cell>
              <table:table-cell office:value-type="float" office:value="711.741416666667">
                <text:p>711.741416666667</text:p>
              </table:table-cell>
              <table:table-cell office:value-type="float" office:value="1143.996125">
                <text:p>1143.996125</text:p>
              </table:table-cell>
              <table:table-cell office:value-type="float" office:value="466.468744036419">
                <text:p>466.4687440364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85.293">
                <text:p>1085.293</text:p>
              </table:table-cell>
              <table:table-cell office:value-type="float" office:value="714.707">
                <text:p>714.707</text:p>
              </table:table-cell>
              <table:table-cell office:value-type="float" office:value="1142.0525">
                <text:p>1142.0525</text:p>
              </table:table-cell>
              <table:table-cell office:value-type="float" office:value="468.41236903642">
                <text:p>468.412369036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82.31504166667">
                <text:p>1082.31504166667</text:p>
              </table:table-cell>
              <table:table-cell office:value-type="float" office:value="717.684958333334">
                <text:p>717.684958333334</text:p>
              </table:table-cell>
              <table:table-cell office:value-type="float" office:value="1140.10079166667">
                <text:p>1140.10079166667</text:p>
              </table:table-cell>
              <table:table-cell office:value-type="float" office:value="470.364077369753">
                <text:p>470.3640773697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9.32470833333">
                <text:p>1079.32470833333</text:p>
              </table:table-cell>
              <table:table-cell office:value-type="float" office:value="720.675291666667">
                <text:p>720.675291666667</text:p>
              </table:table-cell>
              <table:table-cell office:value-type="float" office:value="1138.14095833333">
                <text:p>1138.14095833333</text:p>
              </table:table-cell>
              <table:table-cell office:value-type="float" office:value="472.323910703086">
                <text:p>472.3239107030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76.321875">
                <text:p>1076.321875</text:p>
              </table:table-cell>
              <table:table-cell office:value-type="float" office:value="723.678125">
                <text:p>723.678125</text:p>
              </table:table-cell>
              <table:table-cell office:value-type="float" office:value="1136.17295833333">
                <text:p>1136.17295833333</text:p>
              </table:table-cell>
              <table:table-cell office:value-type="float" office:value="474.291910703086">
                <text:p>474.29191070308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73.30654166667">
                <text:p>1073.30654166667</text:p>
              </table:table-cell>
              <table:table-cell office:value-type="float" office:value="726.693458333333">
                <text:p>726.693458333333</text:p>
              </table:table-cell>
              <table:table-cell office:value-type="float" office:value="1134.19675">
                <text:p>1134.19675</text:p>
              </table:table-cell>
              <table:table-cell office:value-type="float" office:value="476.26811903642">
                <text:p>476.268119036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0.27866666667">
                <text:p>1070.27866666667</text:p>
              </table:table-cell>
              <table:table-cell office:value-type="float" office:value="729.721333333333">
                <text:p>729.721333333333</text:p>
              </table:table-cell>
              <table:table-cell office:value-type="float" office:value="1132.21229166667">
                <text:p>1132.21229166667</text:p>
              </table:table-cell>
              <table:table-cell office:value-type="float" office:value="478.252577369753">
                <text:p>478.252577369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67.23816666667">
                <text:p>1067.23816666667</text:p>
              </table:table-cell>
              <table:table-cell office:value-type="float" office:value="732.761833333333">
                <text:p>732.761833333333</text:p>
              </table:table-cell>
              <table:table-cell office:value-type="float" office:value="1130.21958333333">
                <text:p>1130.21958333333</text:p>
              </table:table-cell>
              <table:table-cell office:value-type="float" office:value="480.245285703086">
                <text:p>480.2452857030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64.185">
                <text:p>1064.185</text:p>
              </table:table-cell>
              <table:table-cell office:value-type="float" office:value="735.815">
                <text:p>735.815</text:p>
              </table:table-cell>
              <table:table-cell office:value-type="float" office:value="1128.21854166667">
                <text:p>1128.21854166667</text:p>
              </table:table-cell>
              <table:table-cell office:value-type="float" office:value="482.246327369753">
                <text:p>482.2463273697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61.119125">
                <text:p>1061.119125</text:p>
              </table:table-cell>
              <table:table-cell office:value-type="float" office:value="738.880875">
                <text:p>738.880875</text:p>
              </table:table-cell>
              <table:table-cell office:value-type="float" office:value="1126.20916666667">
                <text:p>1126.20916666667</text:p>
              </table:table-cell>
              <table:table-cell office:value-type="float" office:value="484.255702369753">
                <text:p>484.2557023697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8.04045833333">
                <text:p>1058.04045833333</text:p>
              </table:table-cell>
              <table:table-cell office:value-type="float" office:value="741.959541666667">
                <text:p>741.959541666667</text:p>
              </table:table-cell>
              <table:table-cell office:value-type="float" office:value="1124.19141666667">
                <text:p>1124.19141666667</text:p>
              </table:table-cell>
              <table:table-cell office:value-type="float" office:value="486.273452369753">
                <text:p>486.2734523697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54.94895833333">
                <text:p>1054.94895833333</text:p>
              </table:table-cell>
              <table:table-cell office:value-type="float" office:value="745.051041666667">
                <text:p>745.051041666667</text:p>
              </table:table-cell>
              <table:table-cell office:value-type="float" office:value="1122.16529166667">
                <text:p>1122.16529166667</text:p>
              </table:table-cell>
              <table:table-cell office:value-type="float" office:value="488.299577369753">
                <text:p>488.2995773697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1.84458333333">
                <text:p>1051.84458333333</text:p>
              </table:table-cell>
              <table:table-cell office:value-type="float" office:value="748.155416666667">
                <text:p>748.155416666667</text:p>
              </table:table-cell>
              <table:table-cell office:value-type="float" office:value="1120.13070833333">
                <text:p>1120.13070833333</text:p>
              </table:table-cell>
              <table:table-cell office:value-type="float" office:value="490.334160703086">
                <text:p>490.3341607030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48.72725">
                <text:p>1048.72725</text:p>
              </table:table-cell>
              <table:table-cell office:value-type="float" office:value="751.27275">
                <text:p>751.27275</text:p>
              </table:table-cell>
              <table:table-cell office:value-type="float" office:value="1118.08766666667">
                <text:p>1118.08766666667</text:p>
              </table:table-cell>
              <table:table-cell office:value-type="float" office:value="492.377202369753">
                <text:p>492.3772023697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45.59695833333">
                <text:p>1045.59695833333</text:p>
              </table:table-cell>
              <table:table-cell office:value-type="float" office:value="754.403041666667">
                <text:p>754.403041666667</text:p>
              </table:table-cell>
              <table:table-cell office:value-type="float" office:value="1116.03608333333">
                <text:p>1116.03608333333</text:p>
              </table:table-cell>
              <table:table-cell office:value-type="float" office:value="494.428785703086">
                <text:p>494.4287857030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42.453625">
                <text:p>1042.453625</text:p>
              </table:table-cell>
              <table:table-cell office:value-type="float" office:value="757.546375">
                <text:p>757.546375</text:p>
              </table:table-cell>
              <table:table-cell office:value-type="float" office:value="1113.97595833333">
                <text:p>1113.97595833333</text:p>
              </table:table-cell>
              <table:table-cell office:value-type="float" office:value="496.488910703086">
                <text:p>496.4889107030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9.29716666667">
                <text:p>1039.29716666667</text:p>
              </table:table-cell>
              <table:table-cell office:value-type="float" office:value="760.702833333333">
                <text:p>760.702833333333</text:p>
              </table:table-cell>
              <table:table-cell office:value-type="float" office:value="1111.90725">
                <text:p>1111.90725</text:p>
              </table:table-cell>
              <table:table-cell office:value-type="float" office:value="498.55761903642">
                <text:p>498.55761903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6.12758333333">
                <text:p>1036.12758333333</text:p>
              </table:table-cell>
              <table:table-cell office:value-type="float" office:value="763.872416666667">
                <text:p>763.872416666667</text:p>
              </table:table-cell>
              <table:table-cell office:value-type="float" office:value="1109.82991666667">
                <text:p>1109.82991666667</text:p>
              </table:table-cell>
              <table:table-cell office:value-type="float" office:value="500.634952369753">
                <text:p>500.6349523697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32.94479166667">
                <text:p>1032.94479166667</text:p>
              </table:table-cell>
              <table:table-cell office:value-type="float" office:value="767.055208333334">
                <text:p>767.055208333334</text:p>
              </table:table-cell>
              <table:table-cell office:value-type="float" office:value="1107.74395833333">
                <text:p>1107.74395833333</text:p>
              </table:table-cell>
              <table:table-cell office:value-type="float" office:value="502.720910703086">
                <text:p>502.7209107030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9.74870833333">
                <text:p>1029.74870833333</text:p>
              </table:table-cell>
              <table:table-cell office:value-type="float" office:value="770.251291666667">
                <text:p>770.251291666667</text:p>
              </table:table-cell>
              <table:table-cell office:value-type="float" office:value="1105.64929166667">
                <text:p>1105.64929166667</text:p>
              </table:table-cell>
              <table:table-cell office:value-type="float" office:value="504.815577369753">
                <text:p>504.8155773697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6.53933333333">
                <text:p>1026.53933333333</text:p>
              </table:table-cell>
              <table:table-cell office:value-type="float" office:value="773.460666666667">
                <text:p>773.460666666667</text:p>
              </table:table-cell>
              <table:table-cell office:value-type="float" office:value="1103.545875">
                <text:p>1103.545875</text:p>
              </table:table-cell>
              <table:table-cell office:value-type="float" office:value="506.918994036419">
                <text:p>506.9189940364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3.31658333333">
                <text:p>1023.31658333333</text:p>
              </table:table-cell>
              <table:table-cell office:value-type="float" office:value="776.683416666667">
                <text:p>776.683416666667</text:p>
              </table:table-cell>
              <table:table-cell office:value-type="float" office:value="1101.43370833333">
                <text:p>1101.43370833333</text:p>
              </table:table-cell>
              <table:table-cell office:value-type="float" office:value="509.031160703086">
                <text:p>509.031160703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0.08041666667">
                <text:p>1020.08041666667</text:p>
              </table:table-cell>
              <table:table-cell office:value-type="float" office:value="779.919583333333">
                <text:p>779.919583333333</text:p>
              </table:table-cell>
              <table:table-cell office:value-type="float" office:value="1099.31275">
                <text:p>1099.31275</text:p>
              </table:table-cell>
              <table:table-cell office:value-type="float" office:value="511.152119036419">
                <text:p>511.152119036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6.83075">
                <text:p>1016.83075</text:p>
              </table:table-cell>
              <table:table-cell office:value-type="float" office:value="783.16925">
                <text:p>783.16925</text:p>
              </table:table-cell>
              <table:table-cell office:value-type="float" office:value="1097.18295833333">
                <text:p>1097.18295833333</text:p>
              </table:table-cell>
              <table:table-cell office:value-type="float" office:value="513.281910703086">
                <text:p>513.2819107030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13.56754166667">
                <text:p>1013.56754166667</text:p>
              </table:table-cell>
              <table:table-cell office:value-type="float" office:value="786.432458333333">
                <text:p>786.432458333333</text:p>
              </table:table-cell>
              <table:table-cell office:value-type="float" office:value="1095.04429166667">
                <text:p>1095.04429166667</text:p>
              </table:table-cell>
              <table:table-cell office:value-type="float" office:value="515.420577369753">
                <text:p>515.4205773697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10.29075">
                <text:p>1010.29075</text:p>
              </table:table-cell>
              <table:table-cell office:value-type="float" office:value="789.70925">
                <text:p>789.70925</text:p>
              </table:table-cell>
              <table:table-cell office:value-type="float" office:value="1092.89670833333">
                <text:p>1092.89670833333</text:p>
              </table:table-cell>
              <table:table-cell office:value-type="float" office:value="517.568160703086">
                <text:p>517.568160703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7.00029166667">
                <text:p>1007.00029166667</text:p>
              </table:table-cell>
              <table:table-cell office:value-type="float" office:value="792.999708333333">
                <text:p>792.999708333333</text:p>
              </table:table-cell>
              <table:table-cell office:value-type="float" office:value="1090.74016666667">
                <text:p>1090.74016666667</text:p>
              </table:table-cell>
              <table:table-cell office:value-type="float" office:value="519.724702369753">
                <text:p>519.724702369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3.696125">
                <text:p>1003.696125</text:p>
              </table:table-cell>
              <table:table-cell office:value-type="float" office:value="796.303875">
                <text:p>796.303875</text:p>
              </table:table-cell>
              <table:table-cell office:value-type="float" office:value="1088.57466666667">
                <text:p>1088.57466666667</text:p>
              </table:table-cell>
              <table:table-cell office:value-type="float" office:value="521.890202369753">
                <text:p>521.8902023697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0.37820833333">
                <text:p>1000.37820833333</text:p>
              </table:table-cell>
              <table:table-cell office:value-type="float" office:value="799.621791666667">
                <text:p>799.621791666667</text:p>
              </table:table-cell>
              <table:table-cell office:value-type="float" office:value="1086.400125">
                <text:p>1086.400125</text:p>
              </table:table-cell>
              <table:table-cell office:value-type="float" office:value="524.06474403642">
                <text:p>524.064744036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7.046458333333">
                <text:p>997.046458333333</text:p>
              </table:table-cell>
              <table:table-cell office:value-type="float" office:value="802.953541666667">
                <text:p>802.953541666667</text:p>
              </table:table-cell>
              <table:table-cell office:value-type="float" office:value="1084.21654166667">
                <text:p>1084.21654166667</text:p>
              </table:table-cell>
              <table:table-cell office:value-type="float" office:value="526.248327369753">
                <text:p>526.2483273697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3.700833333333">
                <text:p>993.700833333333</text:p>
              </table:table-cell>
              <table:table-cell office:value-type="float" office:value="806.299166666667">
                <text:p>806.299166666667</text:p>
              </table:table-cell>
              <table:table-cell office:value-type="float" office:value="1082.02383333333">
                <text:p>1082.02383333333</text:p>
              </table:table-cell>
              <table:table-cell office:value-type="float" office:value="528.441035703086">
                <text:p>528.4410357030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90.34125">
                <text:p>990.34125</text:p>
              </table:table-cell>
              <table:table-cell office:value-type="float" office:value="809.65875">
                <text:p>809.65875</text:p>
              </table:table-cell>
              <table:table-cell office:value-type="float" office:value="1079.822">
                <text:p>1079.822</text:p>
              </table:table-cell>
              <table:table-cell office:value-type="float" office:value="530.64286903642">
                <text:p>530.64286903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86.967666666667">
                <text:p>986.967666666667</text:p>
              </table:table-cell>
              <table:table-cell office:value-type="float" office:value="813.032333333334">
                <text:p>813.032333333334</text:p>
              </table:table-cell>
              <table:table-cell office:value-type="float" office:value="1077.611">
                <text:p>1077.611</text:p>
              </table:table-cell>
              <table:table-cell office:value-type="float" office:value="532.853869036419">
                <text:p>532.853869036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83.580041666667">
                <text:p>983.580041666667</text:p>
              </table:table-cell>
              <table:table-cell office:value-type="float" office:value="816.419958333333">
                <text:p>816.419958333333</text:p>
              </table:table-cell>
              <table:table-cell office:value-type="float" office:value="1075.39079166667">
                <text:p>1075.39079166667</text:p>
              </table:table-cell>
              <table:table-cell office:value-type="float" office:value="535.074077369753">
                <text:p>535.0740773697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.178291666667">
                <text:p>980.178291666667</text:p>
              </table:table-cell>
              <table:table-cell office:value-type="float" office:value="819.821708333333">
                <text:p>819.821708333333</text:p>
              </table:table-cell>
              <table:table-cell office:value-type="float" office:value="1073.16133333333">
                <text:p>1073.16133333333</text:p>
              </table:table-cell>
              <table:table-cell office:value-type="float" office:value="537.303535703086">
                <text:p>537.3035357030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6.762375">
                <text:p>976.762375</text:p>
              </table:table-cell>
              <table:table-cell office:value-type="float" office:value="823.237625">
                <text:p>823.237625</text:p>
              </table:table-cell>
              <table:table-cell office:value-type="float" office:value="1070.92258333333">
                <text:p>1070.92258333333</text:p>
              </table:table-cell>
              <table:table-cell office:value-type="float" office:value="539.542285703086">
                <text:p>539.5422857030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73.332208333333">
                <text:p>973.332208333333</text:p>
              </table:table-cell>
              <table:table-cell office:value-type="float" office:value="826.667791666667">
                <text:p>826.667791666667</text:p>
              </table:table-cell>
              <table:table-cell office:value-type="float" office:value="1068.6745">
                <text:p>1068.6745</text:p>
              </table:table-cell>
              <table:table-cell office:value-type="float" office:value="541.790369036419">
                <text:p>541.7903690364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69.88775">
                <text:p>969.88775</text:p>
              </table:table-cell>
              <table:table-cell office:value-type="float" office:value="830.11225">
                <text:p>830.11225</text:p>
              </table:table-cell>
              <table:table-cell office:value-type="float" office:value="1066.41704166667">
                <text:p>1066.41704166667</text:p>
              </table:table-cell>
              <table:table-cell office:value-type="float" office:value="544.047827369753">
                <text:p>544.0478273697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6.428958333333">
                <text:p>966.428958333333</text:p>
              </table:table-cell>
              <table:table-cell office:value-type="float" office:value="833.571041666667">
                <text:p>833.571041666667</text:p>
              </table:table-cell>
              <table:table-cell office:value-type="float" office:value="1064.15016666667">
                <text:p>1064.15016666667</text:p>
              </table:table-cell>
              <table:table-cell office:value-type="float" office:value="546.314702369753">
                <text:p>546.3147023697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2.95575">
                <text:p>962.95575</text:p>
              </table:table-cell>
              <table:table-cell office:value-type="float" office:value="837.04425">
                <text:p>837.04425</text:p>
              </table:table-cell>
              <table:table-cell office:value-type="float" office:value="1061.873875">
                <text:p>1061.873875</text:p>
              </table:table-cell>
              <table:table-cell office:value-type="float" office:value="548.59099403642">
                <text:p>548.5909940364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9.468083333333">
                <text:p>959.468083333333</text:p>
              </table:table-cell>
              <table:table-cell office:value-type="float" office:value="840.531916666667">
                <text:p>840.531916666667</text:p>
              </table:table-cell>
              <table:table-cell office:value-type="float" office:value="1059.58808333333">
                <text:p>1059.58808333333</text:p>
              </table:table-cell>
              <table:table-cell office:value-type="float" office:value="550.876785703086">
                <text:p>550.8767857030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5.965875">
                <text:p>955.965875</text:p>
              </table:table-cell>
              <table:table-cell office:value-type="float" office:value="844.034125">
                <text:p>844.034125</text:p>
              </table:table-cell>
              <table:table-cell office:value-type="float" office:value="1057.29275">
                <text:p>1057.29275</text:p>
              </table:table-cell>
              <table:table-cell office:value-type="float" office:value="553.172119036419">
                <text:p>553.1721190364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2.449083333333">
                <text:p>952.449083333333</text:p>
              </table:table-cell>
              <table:table-cell office:value-type="float" office:value="847.550916666667">
                <text:p>847.550916666667</text:p>
              </table:table-cell>
              <table:table-cell office:value-type="float" office:value="1054.987875">
                <text:p>1054.987875</text:p>
              </table:table-cell>
              <table:table-cell office:value-type="float" office:value="555.47699403642">
                <text:p>555.476994036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8.917625">
                <text:p>948.917625</text:p>
              </table:table-cell>
              <table:table-cell office:value-type="float" office:value="851.082375">
                <text:p>851.082375</text:p>
              </table:table-cell>
              <table:table-cell office:value-type="float" office:value="1052.673375">
                <text:p>1052.673375</text:p>
              </table:table-cell>
              <table:table-cell office:value-type="float" office:value="557.79149403642">
                <text:p>557.791494036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45.371458333333">
                <text:p>945.371458333333</text:p>
              </table:table-cell>
              <table:table-cell office:value-type="float" office:value="854.628541666667">
                <text:p>854.628541666667</text:p>
              </table:table-cell>
              <table:table-cell office:value-type="float" office:value="1050.34925">
                <text:p>1050.34925</text:p>
              </table:table-cell>
              <table:table-cell office:value-type="float" office:value="560.11561903642">
                <text:p>560.115619036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41.8105">
                <text:p>941.8105</text:p>
              </table:table-cell>
              <table:table-cell office:value-type="float" office:value="858.1895">
                <text:p>858.1895</text:p>
              </table:table-cell>
              <table:table-cell office:value-type="float" office:value="1048.01541666667">
                <text:p>1048.01541666667</text:p>
              </table:table-cell>
              <table:table-cell office:value-type="float" office:value="562.449452369753">
                <text:p>562.4494523697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38.234708333333">
                <text:p>938.234708333333</text:p>
              </table:table-cell>
              <table:table-cell office:value-type="float" office:value="861.765291666667">
                <text:p>861.765291666667</text:p>
              </table:table-cell>
              <table:table-cell office:value-type="float" office:value="1045.671875">
                <text:p>1045.671875</text:p>
              </table:table-cell>
              <table:table-cell office:value-type="float" office:value="564.79299403642">
                <text:p>564.792994036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34.644">
                <text:p>934.644</text:p>
              </table:table-cell>
              <table:table-cell office:value-type="float" office:value="865.356">
                <text:p>865.356</text:p>
              </table:table-cell>
              <table:table-cell office:value-type="float" office:value="1043.31858333333">
                <text:p>1043.31858333333</text:p>
              </table:table-cell>
              <table:table-cell office:value-type="float" office:value="567.146285703086">
                <text:p>567.1462857030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31.038333333333">
                <text:p>931.038333333333</text:p>
              </table:table-cell>
              <table:table-cell office:value-type="float" office:value="868.961666666667">
                <text:p>868.961666666667</text:p>
              </table:table-cell>
              <table:table-cell office:value-type="float" office:value="1040.95545833333">
                <text:p>1040.95545833333</text:p>
              </table:table-cell>
              <table:table-cell office:value-type="float" office:value="569.509410703086">
                <text:p>569.5094107030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27.417666666667">
                <text:p>927.417666666667</text:p>
              </table:table-cell>
              <table:table-cell office:value-type="float" office:value="872.582333333333">
                <text:p>872.582333333333</text:p>
              </table:table-cell>
              <table:table-cell office:value-type="float" office:value="1038.5825">
                <text:p>1038.5825</text:p>
              </table:table-cell>
              <table:table-cell office:value-type="float" office:value="571.88236903642">
                <text:p>571.882369036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23.781916666667">
                <text:p>923.781916666667</text:p>
              </table:table-cell>
              <table:table-cell office:value-type="float" office:value="876.218083333333">
                <text:p>876.218083333333</text:p>
              </table:table-cell>
              <table:table-cell office:value-type="float" office:value="1036.19966666667">
                <text:p>1036.19966666667</text:p>
              </table:table-cell>
              <table:table-cell office:value-type="float" office:value="574.265202369753">
                <text:p>574.2652023697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20.131">
                <text:p>920.131</text:p>
              </table:table-cell>
              <table:table-cell office:value-type="float" office:value="879.869">
                <text:p>879.869</text:p>
              </table:table-cell>
              <table:table-cell office:value-type="float" office:value="1033.806875">
                <text:p>1033.806875</text:p>
              </table:table-cell>
              <table:table-cell office:value-type="float" office:value="576.657994036419">
                <text:p>576.6579940364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16.464875">
                <text:p>916.464875</text:p>
              </table:table-cell>
              <table:table-cell office:value-type="float" office:value="883.535125">
                <text:p>883.535125</text:p>
              </table:table-cell>
              <table:table-cell office:value-type="float" office:value="1031.404125">
                <text:p>1031.404125</text:p>
              </table:table-cell>
              <table:table-cell office:value-type="float" office:value="579.060744036419">
                <text:p>579.06074403641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12.783458333333">
                <text:p>912.783458333333</text:p>
              </table:table-cell>
              <table:table-cell office:value-type="float" office:value="887.216541666667">
                <text:p>887.216541666667</text:p>
              </table:table-cell>
              <table:table-cell office:value-type="float" office:value="1028.991375">
                <text:p>1028.991375</text:p>
              </table:table-cell>
              <table:table-cell office:value-type="float" office:value="581.473494036419">
                <text:p>581.4734940364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09.086708333333">
                <text:p>909.086708333333</text:p>
              </table:table-cell>
              <table:table-cell office:value-type="float" office:value="890.913291666667">
                <text:p>890.913291666667</text:p>
              </table:table-cell>
              <table:table-cell office:value-type="float" office:value="1026.56858333333">
                <text:p>1026.56858333333</text:p>
              </table:table-cell>
              <table:table-cell office:value-type="float" office:value="583.896285703086">
                <text:p>583.8962857030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05.374583333333">
                <text:p>905.374583333333</text:p>
              </table:table-cell>
              <table:table-cell office:value-type="float" office:value="894.625416666667">
                <text:p>894.625416666667</text:p>
              </table:table-cell>
              <table:table-cell office:value-type="float" office:value="1024.13566666667">
                <text:p>1024.13566666667</text:p>
              </table:table-cell>
              <table:table-cell office:value-type="float" office:value="586.329202369753">
                <text:p>586.3292023697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01.646958333333">
                <text:p>901.646958333333</text:p>
              </table:table-cell>
              <table:table-cell office:value-type="float" office:value="898.353041666667">
                <text:p>898.353041666667</text:p>
              </table:table-cell>
              <table:table-cell office:value-type="float" office:value="1021.692625">
                <text:p>1021.692625</text:p>
              </table:table-cell>
              <table:table-cell office:value-type="float" office:value="588.77224403642">
                <text:p>588.772244036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97.903833333333">
                <text:p>897.903833333333</text:p>
              </table:table-cell>
              <table:table-cell office:value-type="float" office:value="902.096166666667">
                <text:p>902.096166666667</text:p>
              </table:table-cell>
              <table:table-cell office:value-type="float" office:value="1019.23941666667">
                <text:p>1019.23941666667</text:p>
              </table:table-cell>
              <table:table-cell office:value-type="float" office:value="591.225452369753">
                <text:p>591.22545236975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4.145083333333">
                <text:p>894.145083333333</text:p>
              </table:table-cell>
              <table:table-cell office:value-type="float" office:value="905.854916666667">
                <text:p>905.854916666667</text:p>
              </table:table-cell>
              <table:table-cell office:value-type="float" office:value="1016.77595833333">
                <text:p>1016.77595833333</text:p>
              </table:table-cell>
              <table:table-cell office:value-type="float" office:value="593.688910703086">
                <text:p>593.6889107030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0.370708333333">
                <text:p>890.370708333333</text:p>
              </table:table-cell>
              <table:table-cell office:value-type="float" office:value="909.629291666667">
                <text:p>909.629291666667</text:p>
              </table:table-cell>
              <table:table-cell office:value-type="float" office:value="1014.30225">
                <text:p>1014.30225</text:p>
              </table:table-cell>
              <table:table-cell office:value-type="float" office:value="596.162619036419">
                <text:p>596.1626190364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6.580583333333">
                <text:p>886.580583333333</text:p>
              </table:table-cell>
              <table:table-cell office:value-type="float" office:value="913.419416666667">
                <text:p>913.419416666667</text:p>
              </table:table-cell>
              <table:table-cell office:value-type="float" office:value="1011.81825">
                <text:p>1011.81825</text:p>
              </table:table-cell>
              <table:table-cell office:value-type="float" office:value="598.64661903642">
                <text:p>598.646619036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82.774666666667">
                <text:p>882.774666666667</text:p>
              </table:table-cell>
              <table:table-cell office:value-type="float" office:value="917.225333333333">
                <text:p>917.225333333333</text:p>
              </table:table-cell>
              <table:table-cell office:value-type="float" office:value="1009.323875">
                <text:p>1009.323875</text:p>
              </table:table-cell>
              <table:table-cell office:value-type="float" office:value="601.140994036419">
                <text:p>601.1409940364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8.952875">
                <text:p>878.952875</text:p>
              </table:table-cell>
              <table:table-cell office:value-type="float" office:value="921.047125">
                <text:p>921.047125</text:p>
              </table:table-cell>
              <table:table-cell office:value-type="float" office:value="1006.819125">
                <text:p>1006.819125</text:p>
              </table:table-cell>
              <table:table-cell office:value-type="float" office:value="603.64574403642">
                <text:p>603.645744036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5.115166666667">
                <text:p>875.115166666667</text:p>
              </table:table-cell>
              <table:table-cell office:value-type="float" office:value="924.884833333333">
                <text:p>924.884833333333</text:p>
              </table:table-cell>
              <table:table-cell office:value-type="float" office:value="1004.30391666667">
                <text:p>1004.30391666667</text:p>
              </table:table-cell>
              <table:table-cell office:value-type="float" office:value="606.160952369753">
                <text:p>606.1609523697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71.2615">
                <text:p>871.2615</text:p>
              </table:table-cell>
              <table:table-cell office:value-type="float" office:value="928.7385">
                <text:p>928.7385</text:p>
              </table:table-cell>
              <table:table-cell office:value-type="float" office:value="1001.77825">
                <text:p>1001.77825</text:p>
              </table:table-cell>
              <table:table-cell office:value-type="float" office:value="608.68661903642">
                <text:p>608.6866190364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67.39175">
                <text:p>867.39175</text:p>
              </table:table-cell>
              <table:table-cell office:value-type="float" office:value="932.60825">
                <text:p>932.60825</text:p>
              </table:table-cell>
              <table:table-cell office:value-type="float" office:value="999.242041666667">
                <text:p>999.242041666667</text:p>
              </table:table-cell>
              <table:table-cell office:value-type="float" office:value="611.222827369753">
                <text:p>611.2228273697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63.505875">
                <text:p>863.505875</text:p>
              </table:table-cell>
              <table:table-cell office:value-type="float" office:value="936.494125">
                <text:p>936.494125</text:p>
              </table:table-cell>
              <table:table-cell office:value-type="float" office:value="996.695291666667">
                <text:p>996.695291666667</text:p>
              </table:table-cell>
              <table:table-cell office:value-type="float" office:value="613.769577369753">
                <text:p>613.7695773697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59.603833333333">
                <text:p>859.603833333333</text:p>
              </table:table-cell>
              <table:table-cell office:value-type="float" office:value="940.396166666667">
                <text:p>940.396166666667</text:p>
              </table:table-cell>
              <table:table-cell office:value-type="float" office:value="994.137916666667">
                <text:p>994.137916666667</text:p>
              </table:table-cell>
              <table:table-cell office:value-type="float" office:value="616.326952369753">
                <text:p>616.3269523697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55.6855">
                <text:p>855.6855</text:p>
              </table:table-cell>
              <table:table-cell office:value-type="float" office:value="944.3145">
                <text:p>944.3145</text:p>
              </table:table-cell>
              <table:table-cell office:value-type="float" office:value="991.569875">
                <text:p>991.569875</text:p>
              </table:table-cell>
              <table:table-cell office:value-type="float" office:value="618.89499403642">
                <text:p>618.8949940364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51.750875">
                <text:p>851.750875</text:p>
              </table:table-cell>
              <table:table-cell office:value-type="float" office:value="948.249125">
                <text:p>948.249125</text:p>
              </table:table-cell>
              <table:table-cell office:value-type="float" office:value="988.991166666667">
                <text:p>988.991166666667</text:p>
              </table:table-cell>
              <table:table-cell office:value-type="float" office:value="621.473702369753">
                <text:p>621.4737023697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47.799833333333">
                <text:p>847.799833333333</text:p>
              </table:table-cell>
              <table:table-cell office:value-type="float" office:value="952.200166666667">
                <text:p>952.200166666667</text:p>
              </table:table-cell>
              <table:table-cell office:value-type="float" office:value="986.401708333333">
                <text:p>986.401708333333</text:p>
              </table:table-cell>
              <table:table-cell office:value-type="float" office:value="624.063160703086">
                <text:p>624.063160703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43.832333333334">
                <text:p>843.832333333334</text:p>
              </table:table-cell>
              <table:table-cell office:value-type="float" office:value="956.167666666667">
                <text:p>956.167666666667</text:p>
              </table:table-cell>
              <table:table-cell office:value-type="float" office:value="983.801458333333">
                <text:p>983.801458333333</text:p>
              </table:table-cell>
              <table:table-cell office:value-type="float" office:value="626.663410703086">
                <text:p>626.6634107030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9.848291666667">
                <text:p>839.848291666667</text:p>
              </table:table-cell>
              <table:table-cell office:value-type="float" office:value="960.151708333333">
                <text:p>960.151708333333</text:p>
              </table:table-cell>
              <table:table-cell office:value-type="float" office:value="981.190375">
                <text:p>981.190375</text:p>
              </table:table-cell>
              <table:table-cell office:value-type="float" office:value="629.274494036419">
                <text:p>629.27449403641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35.847666666667">
                <text:p>835.847666666667</text:p>
              </table:table-cell>
              <table:table-cell office:value-type="float" office:value="964.152333333333">
                <text:p>964.152333333333</text:p>
              </table:table-cell>
              <table:table-cell office:value-type="float" office:value="978.568416666667">
                <text:p>978.568416666667</text:p>
              </table:table-cell>
              <table:table-cell office:value-type="float" office:value="631.896452369753">
                <text:p>631.8964523697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31.830375">
                <text:p>831.830375</text:p>
              </table:table-cell>
              <table:table-cell office:value-type="float" office:value="968.169625">
                <text:p>968.169625</text:p>
              </table:table-cell>
              <table:table-cell office:value-type="float" office:value="975.9355">
                <text:p>975.9355</text:p>
              </table:table-cell>
              <table:table-cell office:value-type="float" office:value="634.52936903642">
                <text:p>634.529369036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27.796333333333">
                <text:p>827.796333333333</text:p>
              </table:table-cell>
              <table:table-cell office:value-type="float" office:value="972.203666666667">
                <text:p>972.203666666667</text:p>
              </table:table-cell>
              <table:table-cell office:value-type="float" office:value="973.291625">
                <text:p>973.291625</text:p>
              </table:table-cell>
              <table:table-cell office:value-type="float" office:value="637.17324403642">
                <text:p>637.173244036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23.7455">
                <text:p>823.7455</text:p>
              </table:table-cell>
              <table:table-cell office:value-type="float" office:value="976.2545">
                <text:p>976.2545</text:p>
              </table:table-cell>
              <table:table-cell office:value-type="float" office:value="970.63675">
                <text:p>970.63675</text:p>
              </table:table-cell>
              <table:table-cell office:value-type="float" office:value="639.828119036419">
                <text:p>639.82811903641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9.677791666667">
                <text:p>819.677791666667</text:p>
              </table:table-cell>
              <table:table-cell office:value-type="float" office:value="980.322208333333">
                <text:p>980.322208333333</text:p>
              </table:table-cell>
              <table:table-cell office:value-type="float" office:value="967.970791666667">
                <text:p>967.970791666667</text:p>
              </table:table-cell>
              <table:table-cell office:value-type="float" office:value="642.494077369753">
                <text:p>642.4940773697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5.593125">
                <text:p>815.593125</text:p>
              </table:table-cell>
              <table:table-cell office:value-type="float" office:value="984.406875">
                <text:p>984.406875</text:p>
              </table:table-cell>
              <table:table-cell office:value-type="float" office:value="965.29375">
                <text:p>965.29375</text:p>
              </table:table-cell>
              <table:table-cell office:value-type="float" office:value="645.17111903642">
                <text:p>645.171119036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1.491416666667">
                <text:p>811.491416666667</text:p>
              </table:table-cell>
              <table:table-cell office:value-type="float" office:value="988.508583333333">
                <text:p>988.508583333333</text:p>
              </table:table-cell>
              <table:table-cell office:value-type="float" office:value="962.605541666667">
                <text:p>962.605541666667</text:p>
              </table:table-cell>
              <table:table-cell office:value-type="float" office:value="647.859327369753">
                <text:p>647.859327369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07.372625">
                <text:p>807.372625</text:p>
              </table:table-cell>
              <table:table-cell office:value-type="float" office:value="992.627375">
                <text:p>992.627375</text:p>
              </table:table-cell>
              <table:table-cell office:value-type="float" office:value="959.906125">
                <text:p>959.906125</text:p>
              </table:table-cell>
              <table:table-cell office:value-type="float" office:value="650.55874403642">
                <text:p>650.558744036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03.236666666667">
                <text:p>803.236666666667</text:p>
              </table:table-cell>
              <table:table-cell office:value-type="float" office:value="996.763333333333">
                <text:p>996.763333333333</text:p>
              </table:table-cell>
              <table:table-cell office:value-type="float" office:value="957.195458333333">
                <text:p>957.195458333333</text:p>
              </table:table-cell>
              <table:table-cell office:value-type="float" office:value="653.269410703086">
                <text:p>653.2694107030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99.0835">
                <text:p>799.0835</text:p>
              </table:table-cell>
              <table:table-cell office:value-type="float" office:value="1000.9165">
                <text:p>1000.9165</text:p>
              </table:table-cell>
              <table:table-cell office:value-type="float" office:value="954.4735">
                <text:p>954.4735</text:p>
              </table:table-cell>
              <table:table-cell office:value-type="float" office:value="655.991369036419">
                <text:p>655.9913690364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94.913">
                <text:p>794.913</text:p>
              </table:table-cell>
              <table:table-cell office:value-type="float" office:value="1005.087">
                <text:p>1005.087</text:p>
              </table:table-cell>
              <table:table-cell office:value-type="float" office:value="951.740208333333">
                <text:p>951.740208333333</text:p>
              </table:table-cell>
              <table:table-cell office:value-type="float" office:value="658.724660703086">
                <text:p>658.7246607030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0.725125">
                <text:p>790.725125</text:p>
              </table:table-cell>
              <table:table-cell office:value-type="float" office:value="1009.274875">
                <text:p>1009.274875</text:p>
              </table:table-cell>
              <table:table-cell office:value-type="float" office:value="948.995541666667">
                <text:p>948.995541666667</text:p>
              </table:table-cell>
              <table:table-cell office:value-type="float" office:value="661.469327369753">
                <text:p>661.4693273697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86.519833333333">
                <text:p>786.519833333333</text:p>
              </table:table-cell>
              <table:table-cell office:value-type="float" office:value="1013.48016666667">
                <text:p>1013.48016666667</text:p>
              </table:table-cell>
              <table:table-cell office:value-type="float" office:value="946.239416666667">
                <text:p>946.239416666667</text:p>
              </table:table-cell>
              <table:table-cell office:value-type="float" office:value="664.225452369753">
                <text:p>664.2254523697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2.297">
                <text:p>782.297</text:p>
              </table:table-cell>
              <table:table-cell office:value-type="float" office:value="1017.703">
                <text:p>1017.703</text:p>
              </table:table-cell>
              <table:table-cell office:value-type="float" office:value="943.471791666667">
                <text:p>943.471791666667</text:p>
              </table:table-cell>
              <table:table-cell office:value-type="float" office:value="666.993077369753">
                <text:p>666.9930773697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8.056583333333">
                <text:p>778.056583333333</text:p>
              </table:table-cell>
              <table:table-cell office:value-type="float" office:value="1021.94341666667">
                <text:p>1021.94341666667</text:p>
              </table:table-cell>
              <table:table-cell office:value-type="float" office:value="940.692666666667">
                <text:p>940.692666666667</text:p>
              </table:table-cell>
              <table:table-cell office:value-type="float" office:value="669.772202369753">
                <text:p>669.7722023697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3.7985">
                <text:p>773.7985</text:p>
              </table:table-cell>
              <table:table-cell office:value-type="float" office:value="1026.2015">
                <text:p>1026.2015</text:p>
              </table:table-cell>
              <table:table-cell office:value-type="float" office:value="937.901958333333">
                <text:p>937.901958333333</text:p>
              </table:table-cell>
              <table:table-cell office:value-type="float" office:value="672.562910703086">
                <text:p>672.5629107030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9.522666666667">
                <text:p>769.522666666667</text:p>
              </table:table-cell>
              <table:table-cell office:value-type="float" office:value="1030.47733333333">
                <text:p>1030.47733333333</text:p>
              </table:table-cell>
              <table:table-cell office:value-type="float" office:value="935.099625">
                <text:p>935.099625</text:p>
              </table:table-cell>
              <table:table-cell office:value-type="float" office:value="675.36524403642">
                <text:p>675.365244036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5.229">
                <text:p>765.229</text:p>
              </table:table-cell>
              <table:table-cell office:value-type="float" office:value="1034.771">
                <text:p>1034.771</text:p>
              </table:table-cell>
              <table:table-cell office:value-type="float" office:value="932.285583333333">
                <text:p>932.285583333333</text:p>
              </table:table-cell>
              <table:table-cell office:value-type="float" office:value="678.179285703086">
                <text:p>678.1792857030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60.917458333333">
                <text:p>760.917458333333</text:p>
              </table:table-cell>
              <table:table-cell office:value-type="float" office:value="1039.08254166667">
                <text:p>1039.08254166667</text:p>
              </table:table-cell>
              <table:table-cell office:value-type="float" office:value="929.459833333333">
                <text:p>929.459833333333</text:p>
              </table:table-cell>
              <table:table-cell office:value-type="float" office:value="681.005035703086">
                <text:p>681.0050357030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56.587958333333">
                <text:p>756.587958333333</text:p>
              </table:table-cell>
              <table:table-cell office:value-type="float" office:value="1043.41204166667">
                <text:p>1043.41204166667</text:p>
              </table:table-cell>
              <table:table-cell office:value-type="float" office:value="926.622291666667">
                <text:p>926.622291666667</text:p>
              </table:table-cell>
              <table:table-cell office:value-type="float" office:value="683.842577369753">
                <text:p>683.8425773697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52.240416666667">
                <text:p>752.240416666667</text:p>
              </table:table-cell>
              <table:table-cell office:value-type="float" office:value="1047.75958333333">
                <text:p>1047.75958333333</text:p>
              </table:table-cell>
              <table:table-cell office:value-type="float" office:value="923.772958333333">
                <text:p>923.772958333333</text:p>
              </table:table-cell>
              <table:table-cell office:value-type="float" office:value="686.691910703086">
                <text:p>686.6919107030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47.87475">
                <text:p>747.87475</text:p>
              </table:table-cell>
              <table:table-cell office:value-type="float" office:value="1052.12525">
                <text:p>1052.12525</text:p>
              </table:table-cell>
              <table:table-cell office:value-type="float" office:value="920.91175">
                <text:p>920.91175</text:p>
              </table:table-cell>
              <table:table-cell office:value-type="float" office:value="689.55311903642">
                <text:p>689.553119036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43.490875">
                <text:p>743.490875</text:p>
              </table:table-cell>
              <table:table-cell office:value-type="float" office:value="1056.509125">
                <text:p>1056.509125</text:p>
              </table:table-cell>
              <table:table-cell office:value-type="float" office:value="918.038625">
                <text:p>918.038625</text:p>
              </table:table-cell>
              <table:table-cell office:value-type="float" office:value="692.42624403642">
                <text:p>692.426244036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39.08875">
                <text:p>739.08875</text:p>
              </table:table-cell>
              <table:table-cell office:value-type="float" office:value="1060.91125">
                <text:p>1060.91125</text:p>
              </table:table-cell>
              <table:table-cell office:value-type="float" office:value="915.1535">
                <text:p>915.1535</text:p>
              </table:table-cell>
              <table:table-cell office:value-type="float" office:value="695.311369036419">
                <text:p>695.3113690364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34.668291666667">
                <text:p>734.668291666667</text:p>
              </table:table-cell>
              <table:table-cell office:value-type="float" office:value="1065.33170833333">
                <text:p>1065.33170833333</text:p>
              </table:table-cell>
              <table:table-cell office:value-type="float" office:value="912.256375">
                <text:p>912.256375</text:p>
              </table:table-cell>
              <table:table-cell office:value-type="float" office:value="698.20849403642">
                <text:p>698.208494036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30.229416666667">
                <text:p>730.229416666667</text:p>
              </table:table-cell>
              <table:table-cell office:value-type="float" office:value="1069.77058333333">
                <text:p>1069.77058333333</text:p>
              </table:table-cell>
              <table:table-cell office:value-type="float" office:value="909.347166666667">
                <text:p>909.347166666667</text:p>
              </table:table-cell>
              <table:table-cell office:value-type="float" office:value="701.117702369753">
                <text:p>701.1177023697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25.772041666667">
                <text:p>725.772041666667</text:p>
              </table:table-cell>
              <table:table-cell office:value-type="float" office:value="1074.22795833333">
                <text:p>1074.22795833333</text:p>
              </table:table-cell>
              <table:table-cell office:value-type="float" office:value="906.425833333333">
                <text:p>906.425833333333</text:p>
              </table:table-cell>
              <table:table-cell office:value-type="float" office:value="704.039035703086">
                <text:p>704.039035703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21.296083333333">
                <text:p>721.296083333333</text:p>
              </table:table-cell>
              <table:table-cell office:value-type="float" office:value="1078.70391666667">
                <text:p>1078.70391666667</text:p>
              </table:table-cell>
              <table:table-cell office:value-type="float" office:value="903.492333333333">
                <text:p>903.492333333333</text:p>
              </table:table-cell>
              <table:table-cell office:value-type="float" office:value="706.972535703086">
                <text:p>706.9725357030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16.8015">
                <text:p>716.8015</text:p>
              </table:table-cell>
              <table:table-cell office:value-type="float" office:value="1083.1985">
                <text:p>1083.1985</text:p>
              </table:table-cell>
              <table:table-cell office:value-type="float" office:value="900.546625">
                <text:p>900.546625</text:p>
              </table:table-cell>
              <table:table-cell office:value-type="float" office:value="709.91824403642">
                <text:p>709.918244036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12.288166666667">
                <text:p>712.288166666667</text:p>
              </table:table-cell>
              <table:table-cell office:value-type="float" office:value="1087.71183333333">
                <text:p>1087.71183333333</text:p>
              </table:table-cell>
              <table:table-cell office:value-type="float" office:value="897.588625">
                <text:p>897.588625</text:p>
              </table:table-cell>
              <table:table-cell office:value-type="float" office:value="712.87624403642">
                <text:p>712.876244036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7.756041666667">
                <text:p>707.756041666667</text:p>
              </table:table-cell>
              <table:table-cell office:value-type="float" office:value="1092.24395833333">
                <text:p>1092.24395833333</text:p>
              </table:table-cell>
              <table:table-cell office:value-type="float" office:value="894.618291666667">
                <text:p>894.618291666667</text:p>
              </table:table-cell>
              <table:table-cell office:value-type="float" office:value="715.846577369753">
                <text:p>715.8465773697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3.205041666667">
                <text:p>703.205041666667</text:p>
              </table:table-cell>
              <table:table-cell office:value-type="float" office:value="1096.79495833333">
                <text:p>1096.79495833333</text:p>
              </table:table-cell>
              <table:table-cell office:value-type="float" office:value="891.635583333333">
                <text:p>891.635583333333</text:p>
              </table:table-cell>
              <table:table-cell office:value-type="float" office:value="718.829285703086">
                <text:p>718.8292857030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98.635083333333">
                <text:p>698.635083333333</text:p>
              </table:table-cell>
              <table:table-cell office:value-type="float" office:value="1101.36491666667">
                <text:p>1101.36491666667</text:p>
              </table:table-cell>
              <table:table-cell office:value-type="float" office:value="888.640458333333">
                <text:p>888.640458333333</text:p>
              </table:table-cell>
              <table:table-cell office:value-type="float" office:value="721.824410703086">
                <text:p>721.8244107030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4.046083333333">
                <text:p>694.046083333333</text:p>
              </table:table-cell>
              <table:table-cell office:value-type="float" office:value="1105.95391666667">
                <text:p>1105.95391666667</text:p>
              </table:table-cell>
              <table:table-cell office:value-type="float" office:value="885.632875">
                <text:p>885.632875</text:p>
              </table:table-cell>
              <table:table-cell office:value-type="float" office:value="724.83199403642">
                <text:p>724.831994036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89.437958333333">
                <text:p>689.437958333333</text:p>
              </table:table-cell>
              <table:table-cell office:value-type="float" office:value="1110.56204166667">
                <text:p>1110.56204166667</text:p>
              </table:table-cell>
              <table:table-cell office:value-type="float" office:value="882.61275">
                <text:p>882.61275</text:p>
              </table:table-cell>
              <table:table-cell office:value-type="float" office:value="727.85211903642">
                <text:p>727.852119036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84.810625">
                <text:p>684.810625</text:p>
              </table:table-cell>
              <table:table-cell office:value-type="float" office:value="1115.189375">
                <text:p>1115.189375</text:p>
              </table:table-cell>
              <table:table-cell office:value-type="float" office:value="879.580041666667">
                <text:p>879.580041666667</text:p>
              </table:table-cell>
              <table:table-cell office:value-type="float" office:value="730.884827369753">
                <text:p>730.8848273697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80.164">
                <text:p>680.164</text:p>
              </table:table-cell>
              <table:table-cell office:value-type="float" office:value="1119.836">
                <text:p>1119.836</text:p>
              </table:table-cell>
              <table:table-cell office:value-type="float" office:value="876.534708333333">
                <text:p>876.534708333333</text:p>
              </table:table-cell>
              <table:table-cell office:value-type="float" office:value="733.930160703086">
                <text:p>733.9301607030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5.498">
                <text:p>675.498</text:p>
              </table:table-cell>
              <table:table-cell office:value-type="float" office:value="1124.502">
                <text:p>1124.502</text:p>
              </table:table-cell>
              <table:table-cell office:value-type="float" office:value="873.476666666667">
                <text:p>873.476666666667</text:p>
              </table:table-cell>
              <table:table-cell office:value-type="float" office:value="736.988202369753">
                <text:p>736.9882023697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70.812583333333">
                <text:p>670.812583333333</text:p>
              </table:table-cell>
              <table:table-cell office:value-type="float" office:value="1129.18741666667">
                <text:p>1129.18741666667</text:p>
              </table:table-cell>
              <table:table-cell office:value-type="float" office:value="870.405875">
                <text:p>870.405875</text:p>
              </table:table-cell>
              <table:table-cell office:value-type="float" office:value="740.058994036419">
                <text:p>740.0589940364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66.107625">
                <text:p>666.107625</text:p>
              </table:table-cell>
              <table:table-cell office:value-type="float" office:value="1133.892375">
                <text:p>1133.892375</text:p>
              </table:table-cell>
              <table:table-cell office:value-type="float" office:value="867.322291666667">
                <text:p>867.322291666667</text:p>
              </table:table-cell>
              <table:table-cell office:value-type="float" office:value="743.142577369753">
                <text:p>743.1425773697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61.383083333333">
                <text:p>661.383083333333</text:p>
              </table:table-cell>
              <table:table-cell office:value-type="float" office:value="1138.61691666667">
                <text:p>1138.61691666667</text:p>
              </table:table-cell>
              <table:table-cell office:value-type="float" office:value="864.225875">
                <text:p>864.225875</text:p>
              </table:table-cell>
              <table:table-cell office:value-type="float" office:value="746.23899403642">
                <text:p>746.238994036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56.638833333333">
                <text:p>656.638833333333</text:p>
              </table:table-cell>
              <table:table-cell office:value-type="float" office:value="1143.36116666667">
                <text:p>1143.36116666667</text:p>
              </table:table-cell>
              <table:table-cell office:value-type="float" office:value="861.116541666667">
                <text:p>861.116541666667</text:p>
              </table:table-cell>
              <table:table-cell office:value-type="float" office:value="749.348327369753">
                <text:p>749.3483273697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1.874833333333">
                <text:p>651.874833333333</text:p>
              </table:table-cell>
              <table:table-cell office:value-type="float" office:value="1148.12516666667">
                <text:p>1148.12516666667</text:p>
              </table:table-cell>
              <table:table-cell office:value-type="float" office:value="857.99425">
                <text:p>857.99425</text:p>
              </table:table-cell>
              <table:table-cell office:value-type="float" office:value="752.47061903642">
                <text:p>752.470619036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47.090958333333">
                <text:p>647.090958333333</text:p>
              </table:table-cell>
              <table:table-cell office:value-type="float" office:value="1152.90904166667">
                <text:p>1152.90904166667</text:p>
              </table:table-cell>
              <table:table-cell office:value-type="float" office:value="854.858958333333">
                <text:p>854.858958333333</text:p>
              </table:table-cell>
              <table:table-cell office:value-type="float" office:value="755.605910703086">
                <text:p>755.605910703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42.287166666667">
                <text:p>642.287166666667</text:p>
              </table:table-cell>
              <table:table-cell office:value-type="float" office:value="1157.71283333333">
                <text:p>1157.71283333333</text:p>
              </table:table-cell>
              <table:table-cell office:value-type="float" office:value="851.710583333333">
                <text:p>851.710583333333</text:p>
              </table:table-cell>
              <table:table-cell office:value-type="float" office:value="758.754285703086">
                <text:p>758.75428570308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37.463375">
                <text:p>637.463375</text:p>
              </table:table-cell>
              <table:table-cell office:value-type="float" office:value="1162.536625">
                <text:p>1162.536625</text:p>
              </table:table-cell>
              <table:table-cell office:value-type="float" office:value="848.549125">
                <text:p>848.549125</text:p>
              </table:table-cell>
              <table:table-cell office:value-type="float" office:value="761.915744036419">
                <text:p>761.9157440364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32.619458333333">
                <text:p>632.619458333333</text:p>
              </table:table-cell>
              <table:table-cell office:value-type="float" office:value="1167.38054166667">
                <text:p>1167.38054166667</text:p>
              </table:table-cell>
              <table:table-cell office:value-type="float" office:value="845.374458333333">
                <text:p>845.374458333333</text:p>
              </table:table-cell>
              <table:table-cell office:value-type="float" office:value="765.090410703086">
                <text:p>765.0904107030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27.755375">
                <text:p>627.755375</text:p>
              </table:table-cell>
              <table:table-cell office:value-type="float" office:value="1172.244625">
                <text:p>1172.244625</text:p>
              </table:table-cell>
              <table:table-cell office:value-type="float" office:value="842.186583333333">
                <text:p>842.186583333333</text:p>
              </table:table-cell>
              <table:table-cell office:value-type="float" office:value="768.278285703086">
                <text:p>768.2782857030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22.871041666667">
                <text:p>622.871041666667</text:p>
              </table:table-cell>
              <table:table-cell office:value-type="float" office:value="1177.12895833333">
                <text:p>1177.12895833333</text:p>
              </table:table-cell>
              <table:table-cell office:value-type="float" office:value="838.985416666667">
                <text:p>838.985416666667</text:p>
              </table:table-cell>
              <table:table-cell office:value-type="float" office:value="771.479452369753">
                <text:p>771.4794523697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17.966333333333">
                <text:p>617.966333333333</text:p>
              </table:table-cell>
              <table:table-cell office:value-type="float" office:value="1182.03366666667">
                <text:p>1182.03366666667</text:p>
              </table:table-cell>
              <table:table-cell office:value-type="float" office:value="835.770916666667">
                <text:p>835.770916666667</text:p>
              </table:table-cell>
              <table:table-cell office:value-type="float" office:value="774.693952369753">
                <text:p>774.6939523697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3.041208333333">
                <text:p>613.041208333333</text:p>
              </table:table-cell>
              <table:table-cell office:value-type="float" office:value="1186.95879166667">
                <text:p>1186.95879166667</text:p>
              </table:table-cell>
              <table:table-cell office:value-type="float" office:value="832.543041666667">
                <text:p>832.543041666667</text:p>
              </table:table-cell>
              <table:table-cell office:value-type="float" office:value="777.921827369753">
                <text:p>777.9218273697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08.095541666667">
                <text:p>608.095541666667</text:p>
              </table:table-cell>
              <table:table-cell office:value-type="float" office:value="1191.90445833333">
                <text:p>1191.90445833333</text:p>
              </table:table-cell>
              <table:table-cell office:value-type="float" office:value="829.301708333333">
                <text:p>829.301708333333</text:p>
              </table:table-cell>
              <table:table-cell office:value-type="float" office:value="781.163160703086">
                <text:p>781.163160703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03.129291666667">
                <text:p>603.129291666667</text:p>
              </table:table-cell>
              <table:table-cell office:value-type="float" office:value="1196.87070833333">
                <text:p>1196.87070833333</text:p>
              </table:table-cell>
              <table:table-cell office:value-type="float" office:value="826.046875">
                <text:p>826.046875</text:p>
              </table:table-cell>
              <table:table-cell office:value-type="float" office:value="784.41799403642">
                <text:p>784.417994036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8.142333333333">
                <text:p>598.142333333333</text:p>
              </table:table-cell>
              <table:table-cell office:value-type="float" office:value="1201.85766666667">
                <text:p>1201.85766666667</text:p>
              </table:table-cell>
              <table:table-cell office:value-type="float" office:value="822.778458333333">
                <text:p>822.778458333333</text:p>
              </table:table-cell>
              <table:table-cell office:value-type="float" office:value="787.686410703086">
                <text:p>787.6864107030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3.134583333333">
                <text:p>593.134583333333</text:p>
              </table:table-cell>
              <table:table-cell office:value-type="float" office:value="1206.86541666667">
                <text:p>1206.86541666667</text:p>
              </table:table-cell>
              <table:table-cell office:value-type="float" office:value="819.496416666667">
                <text:p>819.496416666667</text:p>
              </table:table-cell>
              <table:table-cell office:value-type="float" office:value="790.968452369753">
                <text:p>790.9684523697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88.105958333333">
                <text:p>588.105958333333</text:p>
              </table:table-cell>
              <table:table-cell office:value-type="float" office:value="1211.89404166667">
                <text:p>1211.89404166667</text:p>
              </table:table-cell>
              <table:table-cell office:value-type="float" office:value="816.200708333333">
                <text:p>816.200708333333</text:p>
              </table:table-cell>
              <table:table-cell office:value-type="float" office:value="794.264160703086">
                <text:p>794.2641607030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83.056416666667">
                <text:p>583.056416666667</text:p>
              </table:table-cell>
              <table:table-cell office:value-type="float" office:value="1216.94358333333">
                <text:p>1216.94358333333</text:p>
              </table:table-cell>
              <table:table-cell office:value-type="float" office:value="812.891291666667">
                <text:p>812.891291666667</text:p>
              </table:table-cell>
              <table:table-cell office:value-type="float" office:value="797.573577369753">
                <text:p>797.5735773697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77.985833333333">
                <text:p>577.985833333333</text:p>
              </table:table-cell>
              <table:table-cell office:value-type="float" office:value="1222.01416666667">
                <text:p>1222.01416666667</text:p>
              </table:table-cell>
              <table:table-cell office:value-type="float" office:value="809.568083333333">
                <text:p>809.568083333333</text:p>
              </table:table-cell>
              <table:table-cell office:value-type="float" office:value="800.896785703086">
                <text:p>800.8967857030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72.894125">
                <text:p>572.894125</text:p>
              </table:table-cell>
              <table:table-cell office:value-type="float" office:value="1227.105875">
                <text:p>1227.105875</text:p>
              </table:table-cell>
              <table:table-cell office:value-type="float" office:value="806.231">
                <text:p>806.231</text:p>
              </table:table-cell>
              <table:table-cell office:value-type="float" office:value="804.23386903642">
                <text:p>804.233869036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67.781166666667">
                <text:p>567.781166666667</text:p>
              </table:table-cell>
              <table:table-cell office:value-type="float" office:value="1232.21883333333">
                <text:p>1232.21883333333</text:p>
              </table:table-cell>
              <table:table-cell office:value-type="float" office:value="802.880041666667">
                <text:p>802.880041666667</text:p>
              </table:table-cell>
              <table:table-cell office:value-type="float" office:value="807.584827369753">
                <text:p>807.5848273697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62.646916666667">
                <text:p>562.646916666667</text:p>
              </table:table-cell>
              <table:table-cell office:value-type="float" office:value="1237.35308333333">
                <text:p>1237.35308333333</text:p>
              </table:table-cell>
              <table:table-cell office:value-type="float" office:value="799.515125">
                <text:p>799.515125</text:p>
              </table:table-cell>
              <table:table-cell office:value-type="float" office:value="810.949744036419">
                <text:p>810.94974403641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57.491291666667">
                <text:p>557.491291666667</text:p>
              </table:table-cell>
              <table:table-cell office:value-type="float" office:value="1242.50870833333">
                <text:p>1242.50870833333</text:p>
              </table:table-cell>
              <table:table-cell office:value-type="float" office:value="796.136166666667">
                <text:p>796.136166666667</text:p>
              </table:table-cell>
              <table:table-cell office:value-type="float" office:value="814.328702369753">
                <text:p>814.3287023697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2.314166666667">
                <text:p>552.314166666667</text:p>
              </table:table-cell>
              <table:table-cell office:value-type="float" office:value="1247.68583333333">
                <text:p>1247.68583333333</text:p>
              </table:table-cell>
              <table:table-cell office:value-type="float" office:value="792.743125">
                <text:p>792.743125</text:p>
              </table:table-cell>
              <table:table-cell office:value-type="float" office:value="817.72174403642">
                <text:p>817.7217440364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7.115458333333">
                <text:p>547.115458333333</text:p>
              </table:table-cell>
              <table:table-cell office:value-type="float" office:value="1252.88454166667">
                <text:p>1252.88454166667</text:p>
              </table:table-cell>
              <table:table-cell office:value-type="float" office:value="789.335958333333">
                <text:p>789.335958333333</text:p>
              </table:table-cell>
              <table:table-cell office:value-type="float" office:value="821.128910703086">
                <text:p>821.1289107030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41.895125">
                <text:p>541.895125</text:p>
              </table:table-cell>
              <table:table-cell office:value-type="float" office:value="1258.104875">
                <text:p>1258.104875</text:p>
              </table:table-cell>
              <table:table-cell office:value-type="float" office:value="785.914583333333">
                <text:p>785.914583333333</text:p>
              </table:table-cell>
              <table:table-cell office:value-type="float" office:value="824.550285703086">
                <text:p>824.55028570308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6.653041666667">
                <text:p>536.653041666667</text:p>
              </table:table-cell>
              <table:table-cell office:value-type="float" office:value="1263.34695833333">
                <text:p>1263.34695833333</text:p>
              </table:table-cell>
              <table:table-cell office:value-type="float" office:value="782.478958333333">
                <text:p>782.478958333333</text:p>
              </table:table-cell>
              <table:table-cell office:value-type="float" office:value="827.985910703086">
                <text:p>827.9859107030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1.389083333333">
                <text:p>531.389083333333</text:p>
              </table:table-cell>
              <table:table-cell office:value-type="float" office:value="1268.61091666667">
                <text:p>1268.61091666667</text:p>
              </table:table-cell>
              <table:table-cell office:value-type="float" office:value="779.029">
                <text:p>779.029</text:p>
              </table:table-cell>
              <table:table-cell office:value-type="float" office:value="831.435869036419">
                <text:p>831.43586903641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.103208333333">
                <text:p>526.103208333333</text:p>
              </table:table-cell>
              <table:table-cell office:value-type="float" office:value="1273.89679166667">
                <text:p>1273.89679166667</text:p>
              </table:table-cell>
              <table:table-cell office:value-type="float" office:value="775.564666666667">
                <text:p>775.564666666667</text:p>
              </table:table-cell>
              <table:table-cell office:value-type="float" office:value="834.900202369753">
                <text:p>834.90020236975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0.795291666667">
                <text:p>520.795291666667</text:p>
              </table:table-cell>
              <table:table-cell office:value-type="float" office:value="1279.20470833333">
                <text:p>1279.20470833333</text:p>
              </table:table-cell>
              <table:table-cell office:value-type="float" office:value="772.085916666667">
                <text:p>772.085916666667</text:p>
              </table:table-cell>
              <table:table-cell office:value-type="float" office:value="838.378952369753">
                <text:p>838.3789523697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15.465291666667">
                <text:p>515.465291666667</text:p>
              </table:table-cell>
              <table:table-cell office:value-type="float" office:value="1284.53470833333">
                <text:p>1284.53470833333</text:p>
              </table:table-cell>
              <table:table-cell office:value-type="float" office:value="768.592666666667">
                <text:p>768.592666666667</text:p>
              </table:table-cell>
              <table:table-cell office:value-type="float" office:value="841.872202369753">
                <text:p>841.8722023697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10.113083333333">
                <text:p>510.113083333333</text:p>
              </table:table-cell>
              <table:table-cell office:value-type="float" office:value="1289.88691666667">
                <text:p>1289.88691666667</text:p>
              </table:table-cell>
              <table:table-cell office:value-type="float" office:value="765.084875">
                <text:p>765.084875</text:p>
              </table:table-cell>
              <table:table-cell office:value-type="float" office:value="845.37999403642">
                <text:p>845.3799940364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4.738541666667">
                <text:p>504.738541666667</text:p>
              </table:table-cell>
              <table:table-cell office:value-type="float" office:value="1295.26145833333">
                <text:p>1295.26145833333</text:p>
              </table:table-cell>
              <table:table-cell office:value-type="float" office:value="761.562458333333">
                <text:p>761.562458333333</text:p>
              </table:table-cell>
              <table:table-cell office:value-type="float" office:value="848.902410703086">
                <text:p>848.90241070308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99.341625">
                <text:p>499.341625</text:p>
              </table:table-cell>
              <table:table-cell office:value-type="float" office:value="1300.658375">
                <text:p>1300.658375</text:p>
              </table:table-cell>
              <table:table-cell office:value-type="float" office:value="758.025375">
                <text:p>758.025375</text:p>
              </table:table-cell>
              <table:table-cell office:value-type="float" office:value="852.43949403642">
                <text:p>852.4394940364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93.922208333333">
                <text:p>493.922208333333</text:p>
              </table:table-cell>
              <table:table-cell office:value-type="float" office:value="1306.07779166667">
                <text:p>1306.07779166667</text:p>
              </table:table-cell>
              <table:table-cell office:value-type="float" office:value="754.473541666667">
                <text:p>754.473541666667</text:p>
              </table:table-cell>
              <table:table-cell office:value-type="float" office:value="855.991327369753">
                <text:p>855.9913273697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88.480208333333">
                <text:p>488.480208333333</text:p>
              </table:table-cell>
              <table:table-cell office:value-type="float" office:value="1311.51979166667">
                <text:p>1311.51979166667</text:p>
              </table:table-cell>
              <table:table-cell office:value-type="float" office:value="750.906916666667">
                <text:p>750.906916666667</text:p>
              </table:table-cell>
              <table:table-cell office:value-type="float" office:value="859.557952369753">
                <text:p>859.5579523697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83.015541666667">
                <text:p>483.015541666667</text:p>
              </table:table-cell>
              <table:table-cell office:value-type="float" office:value="1316.98445833333">
                <text:p>1316.98445833333</text:p>
              </table:table-cell>
              <table:table-cell office:value-type="float" office:value="747.325416666667">
                <text:p>747.325416666667</text:p>
              </table:table-cell>
              <table:table-cell office:value-type="float" office:value="863.139452369753">
                <text:p>863.1394523697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77.528125">
                <text:p>477.528125</text:p>
              </table:table-cell>
              <table:table-cell office:value-type="float" office:value="1322.471875">
                <text:p>1322.471875</text:p>
              </table:table-cell>
              <table:table-cell office:value-type="float" office:value="743.729">
                <text:p>743.729</text:p>
              </table:table-cell>
              <table:table-cell office:value-type="float" office:value="866.73586903642">
                <text:p>866.735869036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72.017833333333">
                <text:p>472.017833333333</text:p>
              </table:table-cell>
              <table:table-cell office:value-type="float" office:value="1327.98216666667">
                <text:p>1327.98216666667</text:p>
              </table:table-cell>
              <table:table-cell office:value-type="float" office:value="740.117583333333">
                <text:p>740.117583333333</text:p>
              </table:table-cell>
              <table:table-cell office:value-type="float" office:value="870.347285703086">
                <text:p>870.3472857030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66.484583333333">
                <text:p>466.484583333333</text:p>
              </table:table-cell>
              <table:table-cell office:value-type="float" office:value="1333.51541666667">
                <text:p>1333.51541666667</text:p>
              </table:table-cell>
              <table:table-cell office:value-type="float" office:value="736.491125">
                <text:p>736.491125</text:p>
              </table:table-cell>
              <table:table-cell office:value-type="float" office:value="873.97374403642">
                <text:p>873.9737440364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0.92825">
                <text:p>460.92825</text:p>
              </table:table-cell>
              <table:table-cell office:value-type="float" office:value="1339.07175">
                <text:p>1339.07175</text:p>
              </table:table-cell>
              <table:table-cell office:value-type="float" office:value="732.849583333333">
                <text:p>732.849583333333</text:p>
              </table:table-cell>
              <table:table-cell office:value-type="float" office:value="877.615285703086">
                <text:p>877.6152857030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5.348791666667">
                <text:p>455.348791666667</text:p>
              </table:table-cell>
              <table:table-cell office:value-type="float" office:value="1344.65120833333">
                <text:p>1344.65120833333</text:p>
              </table:table-cell>
              <table:table-cell office:value-type="float" office:value="729.192833333333">
                <text:p>729.192833333333</text:p>
              </table:table-cell>
              <table:table-cell office:value-type="float" office:value="881.272035703086">
                <text:p>881.2720357030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9.746083333333">
                <text:p>449.746083333333</text:p>
              </table:table-cell>
              <table:table-cell office:value-type="float" office:value="1350.25391666667">
                <text:p>1350.25391666667</text:p>
              </table:table-cell>
              <table:table-cell office:value-type="float" office:value="725.520875">
                <text:p>725.520875</text:p>
              </table:table-cell>
              <table:table-cell office:value-type="float" office:value="884.943994036419">
                <text:p>884.9439940364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4.120041666667">
                <text:p>444.120041666667</text:p>
              </table:table-cell>
              <table:table-cell office:value-type="float" office:value="1355.87995833333">
                <text:p>1355.87995833333</text:p>
              </table:table-cell>
              <table:table-cell office:value-type="float" office:value="721.833625">
                <text:p>721.833625</text:p>
              </table:table-cell>
              <table:table-cell office:value-type="float" office:value="888.63124403642">
                <text:p>888.631244036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8.470541666667">
                <text:p>438.470541666667</text:p>
              </table:table-cell>
              <table:table-cell office:value-type="float" office:value="1361.52945833333">
                <text:p>1361.52945833333</text:p>
              </table:table-cell>
              <table:table-cell office:value-type="float" office:value="718.131">
                <text:p>718.131</text:p>
              </table:table-cell>
              <table:table-cell office:value-type="float" office:value="892.33386903642">
                <text:p>892.333869036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2.7975">
                <text:p>432.7975</text:p>
              </table:table-cell>
              <table:table-cell office:value-type="float" office:value="1367.2025">
                <text:p>1367.2025</text:p>
              </table:table-cell>
              <table:table-cell office:value-type="float" office:value="714.412958333333">
                <text:p>714.412958333333</text:p>
              </table:table-cell>
              <table:table-cell office:value-type="float" office:value="896.051910703086">
                <text:p>896.0519107030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27.100833333333">
                <text:p>427.100833333333</text:p>
              </table:table-cell>
              <table:table-cell office:value-type="float" office:value="1372.89916666667">
                <text:p>1372.89916666667</text:p>
              </table:table-cell>
              <table:table-cell office:value-type="float" office:value="710.679416666667">
                <text:p>710.679416666667</text:p>
              </table:table-cell>
              <table:table-cell office:value-type="float" office:value="899.785452369753">
                <text:p>899.7854523697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21.380416666667">
                <text:p>421.380416666667</text:p>
              </table:table-cell>
              <table:table-cell office:value-type="float" office:value="1378.61958333333">
                <text:p>1378.61958333333</text:p>
              </table:table-cell>
              <table:table-cell office:value-type="float" office:value="706.930291666667">
                <text:p>706.930291666667</text:p>
              </table:table-cell>
              <table:table-cell office:value-type="float" office:value="903.534577369753">
                <text:p>903.5345773697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15.636166666667">
                <text:p>415.636166666667</text:p>
              </table:table-cell>
              <table:table-cell office:value-type="float" office:value="1384.36383333333">
                <text:p>1384.36383333333</text:p>
              </table:table-cell>
              <table:table-cell office:value-type="float" office:value="703.165583333333">
                <text:p>703.165583333333</text:p>
              </table:table-cell>
              <table:table-cell office:value-type="float" office:value="907.299285703086">
                <text:p>907.29928570308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09.868">
                <text:p>409.868</text:p>
              </table:table-cell>
              <table:table-cell office:value-type="float" office:value="1390.132">
                <text:p>1390.132</text:p>
              </table:table-cell>
              <table:table-cell office:value-type="float" office:value="699.385166666667">
                <text:p>699.385166666667</text:p>
              </table:table-cell>
              <table:table-cell office:value-type="float" office:value="911.079702369753">
                <text:p>911.0797023697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04.075791666667">
                <text:p>404.075791666667</text:p>
              </table:table-cell>
              <table:table-cell office:value-type="float" office:value="1395.92420833333">
                <text:p>1395.92420833333</text:p>
              </table:table-cell>
              <table:table-cell office:value-type="float" office:value="695.589">
                <text:p>695.589</text:p>
              </table:table-cell>
              <table:table-cell office:value-type="float" office:value="914.87586903642">
                <text:p>914.8758690364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8.259458333333">
                <text:p>398.259458333333</text:p>
              </table:table-cell>
              <table:table-cell office:value-type="float" office:value="1401.74054166667">
                <text:p>1401.74054166667</text:p>
              </table:table-cell>
              <table:table-cell office:value-type="float" office:value="691.777">
                <text:p>691.777</text:p>
              </table:table-cell>
              <table:table-cell office:value-type="float" office:value="918.687869036419">
                <text:p>918.6878690364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2.418875">
                <text:p>392.418875</text:p>
              </table:table-cell>
              <table:table-cell office:value-type="float" office:value="1407.581125">
                <text:p>1407.581125</text:p>
              </table:table-cell>
              <table:table-cell office:value-type="float" office:value="687.949125">
                <text:p>687.949125</text:p>
              </table:table-cell>
              <table:table-cell office:value-type="float" office:value="922.515744036419">
                <text:p>922.5157440364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86.553958333333">
                <text:p>386.553958333333</text:p>
              </table:table-cell>
              <table:table-cell office:value-type="float" office:value="1413.44604166667">
                <text:p>1413.44604166667</text:p>
              </table:table-cell>
              <table:table-cell office:value-type="float" office:value="684.105291666667">
                <text:p>684.105291666667</text:p>
              </table:table-cell>
              <table:table-cell office:value-type="float" office:value="926.359577369753">
                <text:p>926.3595773697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0.664583333333">
                <text:p>380.664583333333</text:p>
              </table:table-cell>
              <table:table-cell office:value-type="float" office:value="1419.33541666667">
                <text:p>1419.33541666667</text:p>
              </table:table-cell>
              <table:table-cell office:value-type="float" office:value="680.245458333333">
                <text:p>680.245458333333</text:p>
              </table:table-cell>
              <table:table-cell office:value-type="float" office:value="930.219410703086">
                <text:p>930.21941070308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4.750666666667">
                <text:p>374.750666666667</text:p>
              </table:table-cell>
              <table:table-cell office:value-type="float" office:value="1425.24933333333">
                <text:p>1425.24933333333</text:p>
              </table:table-cell>
              <table:table-cell office:value-type="float" office:value="676.369541666667">
                <text:p>676.369541666667</text:p>
              </table:table-cell>
              <table:table-cell office:value-type="float" office:value="934.095327369753">
                <text:p>934.0953273697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8.812125">
                <text:p>368.812125</text:p>
              </table:table-cell>
              <table:table-cell office:value-type="float" office:value="1431.187875">
                <text:p>1431.187875</text:p>
              </table:table-cell>
              <table:table-cell office:value-type="float" office:value="672.477458333333">
                <text:p>672.477458333333</text:p>
              </table:table-cell>
              <table:table-cell office:value-type="float" office:value="937.987410703086">
                <text:p>937.9874107030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2.848833333333">
                <text:p>362.848833333333</text:p>
              </table:table-cell>
              <table:table-cell office:value-type="float" office:value="1437.15116666667">
                <text:p>1437.15116666667</text:p>
              </table:table-cell>
              <table:table-cell office:value-type="float" office:value="668.569166666667">
                <text:p>668.569166666667</text:p>
              </table:table-cell>
              <table:table-cell office:value-type="float" office:value="941.895702369753">
                <text:p>941.8957023697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6.860708333333">
                <text:p>356.860708333333</text:p>
              </table:table-cell>
              <table:table-cell office:value-type="float" office:value="1443.13929166667">
                <text:p>1443.13929166667</text:p>
              </table:table-cell>
              <table:table-cell office:value-type="float" office:value="664.644583333333">
                <text:p>664.644583333333</text:p>
              </table:table-cell>
              <table:table-cell office:value-type="float" office:value="945.820285703086">
                <text:p>945.8202857030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0.847625">
                <text:p>350.847625</text:p>
              </table:table-cell>
              <table:table-cell office:value-type="float" office:value="1449.152375">
                <text:p>1449.152375</text:p>
              </table:table-cell>
              <table:table-cell office:value-type="float" office:value="660.703666666667">
                <text:p>660.703666666667</text:p>
              </table:table-cell>
              <table:table-cell office:value-type="float" office:value="949.761202369753">
                <text:p>949.7612023697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4.8095">
                <text:p>344.8095</text:p>
              </table:table-cell>
              <table:table-cell office:value-type="float" office:value="1455.1905">
                <text:p>1455.1905</text:p>
              </table:table-cell>
              <table:table-cell office:value-type="float" office:value="656.746333333333">
                <text:p>656.746333333333</text:p>
              </table:table-cell>
              <table:table-cell office:value-type="float" office:value="953.718535703086">
                <text:p>953.7185357030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8.746208333333">
                <text:p>338.746208333333</text:p>
              </table:table-cell>
              <table:table-cell office:value-type="float" office:value="1461.25379166667">
                <text:p>1461.25379166667</text:p>
              </table:table-cell>
              <table:table-cell office:value-type="float" office:value="652.7725">
                <text:p>652.7725</text:p>
              </table:table-cell>
              <table:table-cell office:value-type="float" office:value="957.69236903642">
                <text:p>957.692369036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2.657666666667">
                <text:p>332.657666666667</text:p>
              </table:table-cell>
              <table:table-cell office:value-type="float" office:value="1467.34233333333">
                <text:p>1467.34233333333</text:p>
              </table:table-cell>
              <table:table-cell office:value-type="float" office:value="648.782125">
                <text:p>648.782125</text:p>
              </table:table-cell>
              <table:table-cell office:value-type="float" office:value="961.68274403642">
                <text:p>961.682744036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26.54375">
                <text:p>326.54375</text:p>
              </table:table-cell>
              <table:table-cell office:value-type="float" office:value="1473.45625">
                <text:p>1473.45625</text:p>
              </table:table-cell>
              <table:table-cell office:value-type="float" office:value="644.775125">
                <text:p>644.775125</text:p>
              </table:table-cell>
              <table:table-cell office:value-type="float" office:value="965.68974403642">
                <text:p>965.6897440364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20.404333333333">
                <text:p>320.404333333333</text:p>
              </table:table-cell>
              <table:table-cell office:value-type="float" office:value="1479.59566666667">
                <text:p>1479.59566666667</text:p>
              </table:table-cell>
              <table:table-cell office:value-type="float" office:value="640.751416666667">
                <text:p>640.751416666667</text:p>
              </table:table-cell>
              <table:table-cell office:value-type="float" office:value="969.713452369753">
                <text:p>969.71345236975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14.239333333333">
                <text:p>314.239333333333</text:p>
              </table:table-cell>
              <table:table-cell office:value-type="float" office:value="1485.76066666667">
                <text:p>1485.76066666667</text:p>
              </table:table-cell>
              <table:table-cell office:value-type="float" office:value="636.710958333333">
                <text:p>636.710958333333</text:p>
              </table:table-cell>
              <table:table-cell office:value-type="float" office:value="973.753910703086">
                <text:p>973.7539107030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8.048666666667">
                <text:p>308.048666666667</text:p>
              </table:table-cell>
              <table:table-cell office:value-type="float" office:value="1491.95133333333">
                <text:p>1491.95133333333</text:p>
              </table:table-cell>
              <table:table-cell office:value-type="float" office:value="632.653666666667">
                <text:p>632.653666666667</text:p>
              </table:table-cell>
              <table:table-cell office:value-type="float" office:value="977.811202369753">
                <text:p>977.8112023697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01.832208333333">
                <text:p>301.832208333333</text:p>
              </table:table-cell>
              <table:table-cell office:value-type="float" office:value="1498.16779166667">
                <text:p>1498.16779166667</text:p>
              </table:table-cell>
              <table:table-cell office:value-type="float" office:value="628.579458333333">
                <text:p>628.579458333333</text:p>
              </table:table-cell>
              <table:table-cell office:value-type="float" office:value="981.885410703086">
                <text:p>981.8854107030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5.589833333333">
                <text:p>295.589833333333</text:p>
              </table:table-cell>
              <table:table-cell office:value-type="float" office:value="1504.41016666667">
                <text:p>1504.41016666667</text:p>
              </table:table-cell>
              <table:table-cell office:value-type="float" office:value="624.48825">
                <text:p>624.48825</text:p>
              </table:table-cell>
              <table:table-cell office:value-type="float" office:value="985.976619036419">
                <text:p>985.9766190364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9.321458333333">
                <text:p>289.321458333333</text:p>
              </table:table-cell>
              <table:table-cell office:value-type="float" office:value="1510.67854166667">
                <text:p>1510.67854166667</text:p>
              </table:table-cell>
              <table:table-cell office:value-type="float" office:value="620.38">
                <text:p>620.38</text:p>
              </table:table-cell>
              <table:table-cell office:value-type="float" office:value="990.084869036419">
                <text:p>990.08486903641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83.026958333333">
                <text:p>283.026958333333</text:p>
              </table:table-cell>
              <table:table-cell office:value-type="float" office:value="1516.97304166667">
                <text:p>1516.97304166667</text:p>
              </table:table-cell>
              <table:table-cell office:value-type="float" office:value="616.254666666667">
                <text:p>616.254666666667</text:p>
              </table:table-cell>
              <table:table-cell office:value-type="float" office:value="994.210202369753">
                <text:p>994.2102023697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6.70625">
                <text:p>276.70625</text:p>
              </table:table-cell>
              <table:table-cell office:value-type="float" office:value="1523.29375">
                <text:p>1523.29375</text:p>
              </table:table-cell>
              <table:table-cell office:value-type="float" office:value="612.112125">
                <text:p>612.112125</text:p>
              </table:table-cell>
              <table:table-cell office:value-type="float" office:value="998.35274403642">
                <text:p>998.352744036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0.359208333333">
                <text:p>270.359208333333</text:p>
              </table:table-cell>
              <table:table-cell office:value-type="float" office:value="1529.64079166667">
                <text:p>1529.64079166667</text:p>
              </table:table-cell>
              <table:table-cell office:value-type="float" office:value="607.952333333333">
                <text:p>607.952333333333</text:p>
              </table:table-cell>
              <table:table-cell office:value-type="float" office:value="1002.51253570309">
                <text:p>1002.512535703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63.985708333333">
                <text:p>263.985708333333</text:p>
              </table:table-cell>
              <table:table-cell office:value-type="float" office:value="1536.01429166667">
                <text:p>1536.01429166667</text:p>
              </table:table-cell>
              <table:table-cell office:value-type="float" office:value="603.775208333333">
                <text:p>603.775208333333</text:p>
              </table:table-cell>
              <table:table-cell office:value-type="float" office:value="1006.68966070309">
                <text:p>1006.689660703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7.585666666667">
                <text:p>257.585666666667</text:p>
              </table:table-cell>
              <table:table-cell office:value-type="float" office:value="1542.41433333333">
                <text:p>1542.41433333333</text:p>
              </table:table-cell>
              <table:table-cell office:value-type="float" office:value="599.580666666667">
                <text:p>599.580666666667</text:p>
              </table:table-cell>
              <table:table-cell office:value-type="float" office:value="1010.88420236975">
                <text:p>1010.884202369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.158958333333">
                <text:p>251.158958333333</text:p>
              </table:table-cell>
              <table:table-cell office:value-type="float" office:value="1548.84104166667">
                <text:p>1548.84104166667</text:p>
              </table:table-cell>
              <table:table-cell office:value-type="float" office:value="595.368666666667">
                <text:p>595.368666666667</text:p>
              </table:table-cell>
              <table:table-cell office:value-type="float" office:value="1015.09620236975">
                <text:p>1015.096202369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44.705458333333">
                <text:p>244.705458333333</text:p>
              </table:table-cell>
              <table:table-cell office:value-type="float" office:value="1555.29454166667">
                <text:p>1555.29454166667</text:p>
              </table:table-cell>
              <table:table-cell office:value-type="float" office:value="591.139083333333">
                <text:p>591.139083333333</text:p>
              </table:table-cell>
              <table:table-cell office:value-type="float" office:value="1019.32578570309">
                <text:p>1019.325785703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8.225083333333">
                <text:p>238.225083333333</text:p>
              </table:table-cell>
              <table:table-cell office:value-type="float" office:value="1561.77491666667">
                <text:p>1561.77491666667</text:p>
              </table:table-cell>
              <table:table-cell office:value-type="float" office:value="586.891875">
                <text:p>586.891875</text:p>
              </table:table-cell>
              <table:table-cell office:value-type="float" office:value="1023.57299403642">
                <text:p>1023.572994036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1.717708333333">
                <text:p>231.717708333333</text:p>
              </table:table-cell>
              <table:table-cell office:value-type="float" office:value="1568.28229166667">
                <text:p>1568.28229166667</text:p>
              </table:table-cell>
              <table:table-cell office:value-type="float" office:value="582.627">
                <text:p>582.627</text:p>
              </table:table-cell>
              <table:table-cell office:value-type="float" office:value="1027.83786903642">
                <text:p>1027.837869036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5.183208333333">
                <text:p>225.183208333333</text:p>
              </table:table-cell>
              <table:table-cell office:value-type="float" office:value="1574.81679166667">
                <text:p>1574.81679166667</text:p>
              </table:table-cell>
              <table:table-cell office:value-type="float" office:value="578.344333333333">
                <text:p>578.344333333333</text:p>
              </table:table-cell>
              <table:table-cell office:value-type="float" office:value="1032.12053570309">
                <text:p>1032.120535703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8.621458333333">
                <text:p>218.621458333333</text:p>
              </table:table-cell>
              <table:table-cell office:value-type="float" office:value="1581.37854166667">
                <text:p>1581.37854166667</text:p>
              </table:table-cell>
              <table:table-cell office:value-type="float" office:value="574.043833333333">
                <text:p>574.043833333333</text:p>
              </table:table-cell>
              <table:table-cell office:value-type="float" office:value="1036.42103570309">
                <text:p>1036.421035703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2.032375">
                <text:p>212.032375</text:p>
              </table:table-cell>
              <table:table-cell office:value-type="float" office:value="1587.967625">
                <text:p>1587.967625</text:p>
              </table:table-cell>
              <table:table-cell office:value-type="float" office:value="569.725416666667">
                <text:p>569.725416666667</text:p>
              </table:table-cell>
              <table:table-cell office:value-type="float" office:value="1040.73945236975">
                <text:p>1040.739452369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5.415833333333">
                <text:p>205.415833333333</text:p>
              </table:table-cell>
              <table:table-cell office:value-type="float" office:value="1594.58416666667">
                <text:p>1594.58416666667</text:p>
              </table:table-cell>
              <table:table-cell office:value-type="float" office:value="565.389">
                <text:p>565.389</text:p>
              </table:table-cell>
              <table:table-cell office:value-type="float" office:value="1045.07586903642">
                <text:p>1045.075869036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8.77175">
                <text:p>198.77175</text:p>
              </table:table-cell>
              <table:table-cell office:value-type="float" office:value="1601.22825">
                <text:p>1601.22825</text:p>
              </table:table-cell>
              <table:table-cell office:value-type="float" office:value="561.0345">
                <text:p>561.0345</text:p>
              </table:table-cell>
              <table:table-cell office:value-type="float" office:value="1049.43036903642">
                <text:p>1049.430369036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2.099958333333">
                <text:p>192.099958333333</text:p>
              </table:table-cell>
              <table:table-cell office:value-type="float" office:value="1607.90004166667">
                <text:p>1607.90004166667</text:p>
              </table:table-cell>
              <table:table-cell office:value-type="float" office:value="556.661875">
                <text:p>556.661875</text:p>
              </table:table-cell>
              <table:table-cell office:value-type="float" office:value="1053.80299403642">
                <text:p>1053.802994036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5.400375">
                <text:p>185.400375</text:p>
              </table:table-cell>
              <table:table-cell office:value-type="float" office:value="1614.599625">
                <text:p>1614.599625</text:p>
              </table:table-cell>
              <table:table-cell office:value-type="float" office:value="552.271041666667">
                <text:p>552.271041666667</text:p>
              </table:table-cell>
              <table:table-cell office:value-type="float" office:value="1058.19382736975">
                <text:p>1058.193827369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78.672875">
                <text:p>178.672875</text:p>
              </table:table-cell>
              <table:table-cell office:value-type="float" office:value="1621.327125">
                <text:p>1621.327125</text:p>
              </table:table-cell>
              <table:table-cell office:value-type="float" office:value="547.861916666667">
                <text:p>547.861916666667</text:p>
              </table:table-cell>
              <table:table-cell office:value-type="float" office:value="1062.60295236975">
                <text:p>1062.602952369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71.917333333333">
                <text:p>171.917333333333</text:p>
              </table:table-cell>
              <table:table-cell office:value-type="float" office:value="1628.08266666667">
                <text:p>1628.08266666667</text:p>
              </table:table-cell>
              <table:table-cell office:value-type="float" office:value="543.434416666667">
                <text:p>543.434416666667</text:p>
              </table:table-cell>
              <table:table-cell office:value-type="float" office:value="1067.03045236975">
                <text:p>1067.030452369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5.133666666667">
                <text:p>165.133666666667</text:p>
              </table:table-cell>
              <table:table-cell office:value-type="float" office:value="1634.86633333333">
                <text:p>1634.86633333333</text:p>
              </table:table-cell>
              <table:table-cell office:value-type="float" office:value="538.988458333333">
                <text:p>538.988458333333</text:p>
              </table:table-cell>
              <table:table-cell office:value-type="float" office:value="1071.47641070309">
                <text:p>1071.476410703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8.321708333333">
                <text:p>158.321708333333</text:p>
              </table:table-cell>
              <table:table-cell office:value-type="float" office:value="1641.67829166667">
                <text:p>1641.67829166667</text:p>
              </table:table-cell>
              <table:table-cell office:value-type="float" office:value="534.523958333333">
                <text:p>534.523958333333</text:p>
              </table:table-cell>
              <table:table-cell office:value-type="float" office:value="1075.94091070309">
                <text:p>1075.9409107030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1.481375">
                <text:p>151.481375</text:p>
              </table:table-cell>
              <table:table-cell office:value-type="float" office:value="1648.518625">
                <text:p>1648.518625</text:p>
              </table:table-cell>
              <table:table-cell office:value-type="float" office:value="530.040875">
                <text:p>530.040875</text:p>
              </table:table-cell>
              <table:table-cell office:value-type="float" office:value="1080.42399403642">
                <text:p>1080.423994036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4.612541666667">
                <text:p>144.612541666667</text:p>
              </table:table-cell>
              <table:table-cell office:value-type="float" office:value="1655.38745833333">
                <text:p>1655.38745833333</text:p>
              </table:table-cell>
              <table:table-cell office:value-type="float" office:value="525.539125">
                <text:p>525.539125</text:p>
              </table:table-cell>
              <table:table-cell office:value-type="float" office:value="1084.92574403642">
                <text:p>1084.92574403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7.715083333333">
                <text:p>137.715083333333</text:p>
              </table:table-cell>
              <table:table-cell office:value-type="float" office:value="1662.28491666667">
                <text:p>1662.28491666667</text:p>
              </table:table-cell>
              <table:table-cell office:value-type="float" office:value="521.018583333333">
                <text:p>521.018583333333</text:p>
              </table:table-cell>
              <table:table-cell office:value-type="float" office:value="1089.44628570309">
                <text:p>1089.446285703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0.788916666667">
                <text:p>130.788916666667</text:p>
              </table:table-cell>
              <table:table-cell office:value-type="float" office:value="1669.21108333333">
                <text:p>1669.21108333333</text:p>
              </table:table-cell>
              <table:table-cell office:value-type="float" office:value="516.479208333333">
                <text:p>516.479208333333</text:p>
              </table:table-cell>
              <table:table-cell office:value-type="float" office:value="1093.98566070309">
                <text:p>1093.9856607030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23.833875">
                <text:p>123.833875</text:p>
              </table:table-cell>
              <table:table-cell office:value-type="float" office:value="1676.166125">
                <text:p>1676.166125</text:p>
              </table:table-cell>
              <table:table-cell office:value-type="float" office:value="511.920916666667">
                <text:p>511.920916666667</text:p>
              </table:table-cell>
              <table:table-cell office:value-type="float" office:value="1098.54395236975">
                <text:p>1098.543952369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16.849833333333">
                <text:p>116.849833333333</text:p>
              </table:table-cell>
              <table:table-cell office:value-type="float" office:value="1683.15016666667">
                <text:p>1683.15016666667</text:p>
              </table:table-cell>
              <table:table-cell office:value-type="float" office:value="507.343666666667">
                <text:p>507.343666666667</text:p>
              </table:table-cell>
              <table:table-cell office:value-type="float" office:value="1103.12120236975">
                <text:p>1103.121202369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9.836708333333">
                <text:p>109.836708333333</text:p>
              </table:table-cell>
              <table:table-cell office:value-type="float" office:value="1690.16329166667">
                <text:p>1690.16329166667</text:p>
              </table:table-cell>
              <table:table-cell office:value-type="float" office:value="502.747333333333">
                <text:p>502.747333333333</text:p>
              </table:table-cell>
              <table:table-cell office:value-type="float" office:value="1107.71753570309">
                <text:p>1107.717535703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2.794375">
                <text:p>102.794375</text:p>
              </table:table-cell>
              <table:table-cell office:value-type="float" office:value="1697.205625">
                <text:p>1697.205625</text:p>
              </table:table-cell>
              <table:table-cell office:value-type="float" office:value="498.131833333333">
                <text:p>498.131833333333</text:p>
              </table:table-cell>
              <table:table-cell office:value-type="float" office:value="1112.33303570309">
                <text:p>1112.333035703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5.7226666666667">
                <text:p>95.7226666666667</text:p>
              </table:table-cell>
              <table:table-cell office:value-type="float" office:value="1704.27733333333">
                <text:p>1704.27733333333</text:p>
              </table:table-cell>
              <table:table-cell office:value-type="float" office:value="493.497125">
                <text:p>493.497125</text:p>
              </table:table-cell>
              <table:table-cell office:value-type="float" office:value="1116.96774403642">
                <text:p>1116.9677440364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8.6215">
                <text:p>88.6215</text:p>
              </table:table-cell>
              <table:table-cell office:value-type="float" office:value="1711.3785">
                <text:p>1711.3785</text:p>
              </table:table-cell>
              <table:table-cell office:value-type="float" office:value="488.843083333333">
                <text:p>488.843083333333</text:p>
              </table:table-cell>
              <table:table-cell office:value-type="float" office:value="1121.62178570309">
                <text:p>1121.621785703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1.49075">
                <text:p>81.49075</text:p>
              </table:table-cell>
              <table:table-cell office:value-type="float" office:value="1718.50925">
                <text:p>1718.50925</text:p>
              </table:table-cell>
              <table:table-cell office:value-type="float" office:value="484.169666666667">
                <text:p>484.169666666667</text:p>
              </table:table-cell>
              <table:table-cell office:value-type="float" office:value="1126.29520236975">
                <text:p>1126.295202369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4.3302916666667">
                <text:p>74.3302916666667</text:p>
              </table:table-cell>
              <table:table-cell office:value-type="float" office:value="1725.66970833333">
                <text:p>1725.66970833333</text:p>
              </table:table-cell>
              <table:table-cell office:value-type="float" office:value="479.47675">
                <text:p>479.47675</text:p>
              </table:table-cell>
              <table:table-cell office:value-type="float" office:value="1130.98811903642">
                <text:p>1130.988119036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.14">
                <text:p>67.14</text:p>
              </table:table-cell>
              <table:table-cell office:value-type="float" office:value="1732.86">
                <text:p>1732.86</text:p>
              </table:table-cell>
              <table:table-cell office:value-type="float" office:value="474.764291666667">
                <text:p>474.764291666667</text:p>
              </table:table-cell>
              <table:table-cell office:value-type="float" office:value="1135.70057736975">
                <text:p>1135.700577369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9.91975">
                <text:p>59.91975</text:p>
              </table:table-cell>
              <table:table-cell office:value-type="float" office:value="1740.08025">
                <text:p>1740.08025</text:p>
              </table:table-cell>
              <table:table-cell office:value-type="float" office:value="470.032208333333">
                <text:p>470.032208333333</text:p>
              </table:table-cell>
              <table:table-cell office:value-type="float" office:value="1140.43266070309">
                <text:p>1140.432660703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2.6694166666667">
                <text:p>52.6694166666667</text:p>
              </table:table-cell>
              <table:table-cell office:value-type="float" office:value="1747.33058333333">
                <text:p>1747.33058333333</text:p>
              </table:table-cell>
              <table:table-cell office:value-type="float" office:value="465.280416666667">
                <text:p>465.280416666667</text:p>
              </table:table-cell>
              <table:table-cell office:value-type="float" office:value="1145.18445236975">
                <text:p>1145.184452369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5.388875">
                <text:p>45.388875</text:p>
              </table:table-cell>
              <table:table-cell office:value-type="float" office:value="1754.611125">
                <text:p>1754.611125</text:p>
              </table:table-cell>
              <table:table-cell office:value-type="float" office:value="460.508833333333">
                <text:p>460.508833333333</text:p>
              </table:table-cell>
              <table:table-cell office:value-type="float" office:value="1149.95603570309">
                <text:p>1149.956035703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8.078">
                <text:p>38.078</text:p>
              </table:table-cell>
              <table:table-cell office:value-type="float" office:value="1761.922">
                <text:p>1761.922</text:p>
              </table:table-cell>
              <table:table-cell office:value-type="float" office:value="455.717333333333">
                <text:p>455.717333333333</text:p>
              </table:table-cell>
              <table:table-cell office:value-type="float" office:value="1154.74753570309">
                <text:p>1154.747535703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.7366666666667">
                <text:p>30.7366666666667</text:p>
              </table:table-cell>
              <table:table-cell office:value-type="float" office:value="1769.26333333333">
                <text:p>1769.26333333333</text:p>
              </table:table-cell>
              <table:table-cell office:value-type="float" office:value="450.905875">
                <text:p>450.905875</text:p>
              </table:table-cell>
              <table:table-cell office:value-type="float" office:value="1159.55899403642">
                <text:p>1159.558994036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.36475">
                <text:p>23.36475</text:p>
              </table:table-cell>
              <table:table-cell office:value-type="float" office:value="1776.63525">
                <text:p>1776.63525</text:p>
              </table:table-cell>
              <table:table-cell office:value-type="float" office:value="446.074375">
                <text:p>446.074375</text:p>
              </table:table-cell>
              <table:table-cell office:value-type="float" office:value="1164.39049403642">
                <text:p>1164.390494036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.9620833333333">
                <text:p>15.9620833333333</text:p>
              </table:table-cell>
              <table:table-cell office:value-type="float" office:value="1784.03791666667">
                <text:p>1784.03791666667</text:p>
              </table:table-cell>
              <table:table-cell office:value-type="float" office:value="441.22275">
                <text:p>441.22275</text:p>
              </table:table-cell>
              <table:table-cell office:value-type="float" office:value="1169.24211903642">
                <text:p>1169.242119036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52858333333333">
                <text:p>8.52858333333333</text:p>
              </table:table-cell>
              <table:table-cell office:value-type="float" office:value="1791.47141666667">
                <text:p>1791.47141666667</text:p>
              </table:table-cell>
              <table:table-cell office:value-type="float" office:value="436.350916666667">
                <text:p>436.350916666667</text:p>
              </table:table-cell>
              <table:table-cell office:value-type="float" office:value="1174.11395236975">
                <text:p>1174.1139523697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064125">
                <text:p>1.064125</text:p>
              </table:table-cell>
              <table:table-cell office:value-type="float" office:value="255.39">
                <text:p>255.39</text:p>
              </table:table-cell>
              <table:table-cell office:value-type="float" office:value="431.458791666667">
                <text:p>431.458791666667</text:p>
              </table:table-cell>
              <table:table-cell office:value-type="float" office:value="1179.00607736975">
                <text:p>1179.006077369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26.54625">
                <text:p>426.54625</text:p>
              </table:table-cell>
              <table:table-cell office:value-type="float" office:value="1183.91861903642">
                <text:p>1183.918619036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21.61325">
                <text:p>421.61325</text:p>
              </table:table-cell>
              <table:table-cell office:value-type="float" office:value="1188.85161903642">
                <text:p>1188.851619036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16.659708333333">
                <text:p>416.659708333333</text:p>
              </table:table-cell>
              <table:table-cell office:value-type="float" office:value="1193.80516070309">
                <text:p>1193.8051607030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11.6855">
                <text:p>411.6855</text:p>
              </table:table-cell>
              <table:table-cell office:value-type="float" office:value="1198.77936903642">
                <text:p>1198.7793690364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6.690583333333">
                <text:p>406.690583333333</text:p>
              </table:table-cell>
              <table:table-cell office:value-type="float" office:value="1203.77428570309">
                <text:p>1203.774285703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1.674875">
                <text:p>401.674875</text:p>
              </table:table-cell>
              <table:table-cell office:value-type="float" office:value="1208.78999403642">
                <text:p>1208.789994036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96.63825">
                <text:p>396.63825</text:p>
              </table:table-cell>
              <table:table-cell office:value-type="float" office:value="1213.82661903642">
                <text:p>1213.8266190364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91.580625">
                <text:p>391.580625</text:p>
              </table:table-cell>
              <table:table-cell office:value-type="float" office:value="1218.88424403642">
                <text:p>1218.8842440364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6.501958333333">
                <text:p>386.501958333333</text:p>
              </table:table-cell>
              <table:table-cell office:value-type="float" office:value="1223.96291070309">
                <text:p>1223.962910703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1.402125">
                <text:p>381.402125</text:p>
              </table:table-cell>
              <table:table-cell office:value-type="float" office:value="1229.06274403642">
                <text:p>1229.062744036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6.281041666667">
                <text:p>376.281041666667</text:p>
              </table:table-cell>
              <table:table-cell office:value-type="float" office:value="1234.18382736975">
                <text:p>1234.183827369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1.138625">
                <text:p>371.138625</text:p>
              </table:table-cell>
              <table:table-cell office:value-type="float" office:value="1239.32624403642">
                <text:p>1239.3262440364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5.97475">
                <text:p>365.97475</text:p>
              </table:table-cell>
              <table:table-cell office:value-type="float" office:value="1244.49011903642">
                <text:p>1244.490119036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0.789375">
                <text:p>360.789375</text:p>
              </table:table-cell>
              <table:table-cell office:value-type="float" office:value="1249.67549403642">
                <text:p>1249.675494036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5.582375">
                <text:p>355.582375</text:p>
              </table:table-cell>
              <table:table-cell office:value-type="float" office:value="1254.88249403642">
                <text:p>1254.882494036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0.353708333333">
                <text:p>350.353708333333</text:p>
              </table:table-cell>
              <table:table-cell office:value-type="float" office:value="1260.11116070309">
                <text:p>1260.111160703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45.10325">
                <text:p>345.10325</text:p>
              </table:table-cell>
              <table:table-cell office:value-type="float" office:value="1265.36161903642">
                <text:p>1265.361619036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9.830916666667">
                <text:p>339.830916666667</text:p>
              </table:table-cell>
              <table:table-cell office:value-type="float" office:value="1270.63395236975">
                <text:p>1270.633952369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4.536625">
                <text:p>334.536625</text:p>
              </table:table-cell>
              <table:table-cell office:value-type="float" office:value="1275.92824403642">
                <text:p>1275.928244036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9.22025">
                <text:p>329.22025</text:p>
              </table:table-cell>
              <table:table-cell office:value-type="float" office:value="1281.24461903642">
                <text:p>1281.2446190364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3.88175">
                <text:p>323.88175</text:p>
              </table:table-cell>
              <table:table-cell office:value-type="float" office:value="1286.58311903642">
                <text:p>1286.5831190364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18.521">
                <text:p>318.521</text:p>
              </table:table-cell>
              <table:table-cell office:value-type="float" office:value="1291.94386903642">
                <text:p>1291.943869036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13.137916666667">
                <text:p>313.137916666667</text:p>
              </table:table-cell>
              <table:table-cell office:value-type="float" office:value="1297.32695236975">
                <text:p>1297.326952369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7.732375">
                <text:p>307.732375</text:p>
              </table:table-cell>
              <table:table-cell office:value-type="float" office:value="1302.73249403642">
                <text:p>1302.732494036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2.304333333333">
                <text:p>302.304333333333</text:p>
              </table:table-cell>
              <table:table-cell office:value-type="float" office:value="1308.16053570309">
                <text:p>1308.160535703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6.853666666667">
                <text:p>296.853666666667</text:p>
              </table:table-cell>
              <table:table-cell office:value-type="float" office:value="1313.61120236975">
                <text:p>1313.6112023697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91.380291666667">
                <text:p>291.380291666667</text:p>
              </table:table-cell>
              <table:table-cell office:value-type="float" office:value="1319.08457736975">
                <text:p>1319.0845773697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5.884125">
                <text:p>285.884125</text:p>
              </table:table-cell>
              <table:table-cell office:value-type="float" office:value="1324.58074403642">
                <text:p>1324.5807440364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80.365041666667">
                <text:p>280.365041666667</text:p>
              </table:table-cell>
              <table:table-cell office:value-type="float" office:value="1330.09982736975">
                <text:p>1330.099827369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74.822958333333">
                <text:p>274.822958333333</text:p>
              </table:table-cell>
              <table:table-cell office:value-type="float" office:value="1335.64191070309">
                <text:p>1335.641910703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9.257791666667">
                <text:p>269.257791666667</text:p>
              </table:table-cell>
              <table:table-cell office:value-type="float" office:value="1341.20707736975">
                <text:p>1341.2070773697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3.669416666667">
                <text:p>263.669416666667</text:p>
              </table:table-cell>
              <table:table-cell office:value-type="float" office:value="1346.79545236975">
                <text:p>1346.795452369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8.05775">
                <text:p>258.05775</text:p>
              </table:table-cell>
              <table:table-cell office:value-type="float" office:value="1352.40711903642">
                <text:p>1352.407119036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52.422708333333">
                <text:p>252.422708333333</text:p>
              </table:table-cell>
              <table:table-cell office:value-type="float" office:value="1358.04216070309">
                <text:p>1358.042160703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6.764208333333">
                <text:p>246.764208333333</text:p>
              </table:table-cell>
              <table:table-cell office:value-type="float" office:value="1363.70066070309">
                <text:p>1363.7006607030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1.082125">
                <text:p>241.082125</text:p>
              </table:table-cell>
              <table:table-cell office:value-type="float" office:value="1369.38274403642">
                <text:p>1369.382744036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35.376375">
                <text:p>235.376375</text:p>
              </table:table-cell>
              <table:table-cell office:value-type="float" office:value="1375.08849403642">
                <text:p>1375.088494036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9.646833333333">
                <text:p>229.646833333333</text:p>
              </table:table-cell>
              <table:table-cell office:value-type="float" office:value="1380.81803570309">
                <text:p>1380.818035703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23.893416666667">
                <text:p>223.893416666667</text:p>
              </table:table-cell>
              <table:table-cell office:value-type="float" office:value="1386.57145236975">
                <text:p>1386.571452369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8.116041666667">
                <text:p>218.116041666667</text:p>
              </table:table-cell>
              <table:table-cell office:value-type="float" office:value="1392.34882736975">
                <text:p>1392.348827369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12.314583333333">
                <text:p>212.314583333333</text:p>
              </table:table-cell>
              <table:table-cell office:value-type="float" office:value="1398.15028570309">
                <text:p>1398.150285703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6.488958333333">
                <text:p>206.488958333333</text:p>
              </table:table-cell>
              <table:table-cell office:value-type="float" office:value="1403.97591070309">
                <text:p>1403.975910703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00.639041666667">
                <text:p>200.639041666667</text:p>
              </table:table-cell>
              <table:table-cell office:value-type="float" office:value="1409.82582736975">
                <text:p>1409.8258273697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4.76475">
                <text:p>194.76475</text:p>
              </table:table-cell>
              <table:table-cell office:value-type="float" office:value="1415.70011903642">
                <text:p>1415.700119036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8.866">
                <text:p>188.866</text:p>
              </table:table-cell>
              <table:table-cell office:value-type="float" office:value="1421.59886903642">
                <text:p>1421.5988690364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2.942666666667">
                <text:p>182.942666666667</text:p>
              </table:table-cell>
              <table:table-cell office:value-type="float" office:value="1427.52220236975">
                <text:p>1427.522202369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6.994666666667">
                <text:p>176.994666666667</text:p>
              </table:table-cell>
              <table:table-cell office:value-type="float" office:value="1433.47020236975">
                <text:p>1433.4702023697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71.021875">
                <text:p>171.021875</text:p>
              </table:table-cell>
              <table:table-cell office:value-type="float" office:value="1439.44299403642">
                <text:p>1439.442994036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65.024208333333">
                <text:p>165.024208333333</text:p>
              </table:table-cell>
              <table:table-cell office:value-type="float" office:value="1445.44066070309">
                <text:p>1445.440660703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9.001541666667">
                <text:p>159.001541666667</text:p>
              </table:table-cell>
              <table:table-cell office:value-type="float" office:value="1451.46332736975">
                <text:p>1451.4633273697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52.953791666667">
                <text:p>152.953791666667</text:p>
              </table:table-cell>
              <table:table-cell office:value-type="float" office:value="1457.51107736975">
                <text:p>1457.511077369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6.880833333333">
                <text:p>146.880833333333</text:p>
              </table:table-cell>
              <table:table-cell office:value-type="float" office:value="1463.58403570309">
                <text:p>1463.5840357030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40.782583333333">
                <text:p>140.782583333333</text:p>
              </table:table-cell>
              <table:table-cell office:value-type="float" office:value="1469.68228570309">
                <text:p>1469.682285703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4.658916666667">
                <text:p>134.658916666667</text:p>
              </table:table-cell>
              <table:table-cell office:value-type="float" office:value="1475.80595236975">
                <text:p>1475.805952369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8.509708333333">
                <text:p>128.509708333333</text:p>
              </table:table-cell>
              <table:table-cell office:value-type="float" office:value="1481.95516070309">
                <text:p>1481.9551607030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2.334875">
                <text:p>122.334875</text:p>
              </table:table-cell>
              <table:table-cell office:value-type="float" office:value="1488.12999403642">
                <text:p>1488.129994036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6.134333333333">
                <text:p>116.134333333333</text:p>
              </table:table-cell>
              <table:table-cell office:value-type="float" office:value="1494.33053570309">
                <text:p>1494.330535703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9.907958333333">
                <text:p>109.907958333333</text:p>
              </table:table-cell>
              <table:table-cell office:value-type="float" office:value="1500.55691070309">
                <text:p>1500.556910703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3.655625">
                <text:p>103.655625</text:p>
              </table:table-cell>
              <table:table-cell office:value-type="float" office:value="1506.80924403642">
                <text:p>1506.809244036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7.37725">
                <text:p>97.37725</text:p>
              </table:table-cell>
              <table:table-cell office:value-type="float" office:value="1513.08761903642">
                <text:p>1513.0876190364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91.0727083333333">
                <text:p>91.0727083333333</text:p>
              </table:table-cell>
              <table:table-cell office:value-type="float" office:value="1519.39216070309">
                <text:p>1519.3921607030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4.7419166666667">
                <text:p>84.7419166666667</text:p>
              </table:table-cell>
              <table:table-cell office:value-type="float" office:value="1525.72295236975">
                <text:p>1525.7229523697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8.38475">
                <text:p>78.38475</text:p>
              </table:table-cell>
              <table:table-cell office:value-type="float" office:value="1532.08011903642">
                <text:p>1532.080119036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2.0010833333333">
                <text:p>72.0010833333333</text:p>
              </table:table-cell>
              <table:table-cell office:value-type="float" office:value="1538.46378570309">
                <text:p>1538.463785703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5.5908333333333">
                <text:p>65.5908333333333</text:p>
              </table:table-cell>
              <table:table-cell office:value-type="float" office:value="1544.87403570309">
                <text:p>1544.874035703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9.153875">
                <text:p>59.153875</text:p>
              </table:table-cell>
              <table:table-cell office:value-type="float" office:value="1551.31099403642">
                <text:p>1551.310994036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52.6900833333333">
                <text:p>52.6900833333333</text:p>
              </table:table-cell>
              <table:table-cell office:value-type="float" office:value="1557.77478570309">
                <text:p>1557.774785703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6.199375">
                <text:p>46.199375</text:p>
              </table:table-cell>
              <table:table-cell office:value-type="float" office:value="1564.26549403642">
                <text:p>1564.265494036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9.6815833333333">
                <text:p>39.6815833333333</text:p>
              </table:table-cell>
              <table:table-cell office:value-type="float" office:value="1570.78328570309">
                <text:p>1570.7832857030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.1366666666667">
                <text:p>33.1366666666667</text:p>
              </table:table-cell>
              <table:table-cell office:value-type="float" office:value="1577.32820236975">
                <text:p>1577.328202369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6.5644583333333">
                <text:p>26.5644583333333</text:p>
              </table:table-cell>
              <table:table-cell office:value-type="float" office:value="1583.90041070309">
                <text:p>1583.9004107030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9.964875">
                <text:p>19.964875</text:p>
              </table:table-cell>
              <table:table-cell office:value-type="float" office:value="1590.49999403642">
                <text:p>1590.499994036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3.3377916666667">
                <text:p>13.3377916666667</text:p>
              </table:table-cell>
              <table:table-cell office:value-type="float" office:value="1597.12707736975">
                <text:p>1597.127077369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6.68308333333333">
                <text:p>6.68308333333333</text:p>
              </table:table-cell>
              <table:table-cell office:value-type="float" office:value="1603.78178570309">
                <text:p>1603.78178570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